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break-before="auto" fo:break-after="auto" style:writing-mode="rl-tb"/>
    </style:style>
    <style:style style:name="P2" style:family="paragraph" style:parent-style-name="Standard">
      <style:paragraph-properties fo:text-align="justify" style:justify-single-word="false" fo:break-before="auto" fo:break-after="auto" style:writing-mode="rl-tb"/>
      <style:text-properties fo:font-size="18pt" style:font-size-asian="18pt" style:font-size-complex="18pt"/>
    </style:style>
    <style:style style:name="P3" style:family="paragraph" style:parent-style-name="Standard">
      <style:paragraph-properties fo:text-align="end" style:justify-single-word="false" fo:break-before="auto" fo:break-after="auto" style:writing-mode="rl-tb"/>
    </style:style>
    <style:style style:name="P4" style:family="paragraph" style:parent-style-name="Standard">
      <style:paragraph-properties fo:text-align="justify" style:justify-single-word="false" fo:break-before="auto" fo:break-after="auto" style:writing-mode="rl-tb"/>
      <style:text-properties fo:color="#000099" style:text-underline-style="solid" style:text-underline-width="auto" style:text-underline-color="font-color"/>
    </style:style>
    <style:style style:name="P5" style:family="paragraph" style:parent-style-name="Standard">
      <style:paragraph-properties fo:margin-left="1.27cm" fo:margin-right="0cm" fo:text-align="justify" style:justify-single-word="false" fo:text-indent="0cm" style:auto-text-indent="false" fo:break-before="auto" fo:break-after="auto" style:writing-mode="rl-tb"/>
    </style:style>
    <style:style style:name="P6" style:family="paragraph" style:parent-style-name="Standard">
      <style:paragraph-properties fo:margin-left="1.27cm" fo:margin-right="0cm" fo:text-align="end" style:justify-single-word="false" fo:text-indent="0cm" style:auto-text-indent="false" fo:break-before="auto" fo:break-after="auto" style:writing-mode="rl-tb"/>
    </style:style>
    <style:style style:name="P7" style:family="paragraph" style:parent-style-name="Standard">
      <style:paragraph-properties fo:margin-left="1.27cm" fo:margin-right="0cm" fo:margin-top="0cm" fo:margin-bottom="0cm" fo:line-height="115%" fo:text-align="justify" style:justify-single-word="false" fo:text-indent="0cm" style:auto-text-indent="false" fo:break-before="auto" fo:break-after="auto" style:writing-mode="rl-tb"/>
    </style:style>
    <style:style style:name="P8" style:family="paragraph" style:parent-style-name="Standard">
      <style:paragraph-properties fo:margin-left="1.27cm" fo:margin-right="0cm" fo:margin-top="0cm" fo:margin-bottom="0cm" fo:line-height="115%" fo:text-align="end" style:justify-single-word="false" fo:text-indent="0cm" style:auto-text-indent="false" fo:break-before="auto" fo:break-after="auto" style:writing-mode="rl-tb"/>
    </style:style>
    <style:style style:name="P9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rl-tb"/>
    </style:style>
    <style:style style:name="P10" style:family="paragraph" style:parent-style-name="Standard">
      <style:paragraph-properties fo:margin-left="0cm" fo:margin-right="0cm" fo:margin-top="0cm" fo:margin-bottom="0cm" fo:line-height="115%" fo:text-align="end" style:justify-single-word="false" fo:text-indent="0cm" style:auto-text-indent="false" fo:break-before="auto" fo:break-after="auto" style:writing-mode="rl-tb"/>
    </style:style>
    <style:style style:name="P11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rl-tb"/>
      <style:text-properties fo:font-size="14pt" style:font-size-asian="14pt" style:font-size-complex="14pt"/>
    </style:style>
    <style:style style:name="P12" style:family="paragraph" style:parent-style-name="Standard">
      <style:paragraph-properties fo:margin-left="0cm" fo:margin-right="0cm" fo:margin-top="0cm" fo:margin-bottom="0cm" fo:line-height="115%" fo:text-align="justify" style:justify-single-word="false" fo:text-indent="0cm" style:auto-text-indent="false" fo:break-before="auto" fo:break-after="auto" style:writing-mode="rl-tb"/>
      <style:text-properties fo:font-size="18pt" style:font-size-asian="18pt" style:font-size-complex="18pt"/>
    </style:style>
    <style:style style:name="P13" style:family="paragraph" style:parent-style-name="Standard">
      <style:paragraph-properties fo:margin-left="0cm" fo:margin-right="0cm" fo:margin-top="0cm" fo:margin-bottom="0.353cm" fo:line-height="115%" fo:text-align="start" style:justify-single-word="false" fo:text-indent="0cm" style:auto-text-indent="false" fo:break-before="auto" fo:break-after="auto"/>
    </style:style>
    <style:style style:name="P14" style:family="paragraph" style:parent-style-name="Standard">
      <style:paragraph-properties fo:margin-left="0cm" fo:margin-right="0cm" fo:margin-top="0cm" fo:margin-bottom="0.353cm" fo:line-height="115%" fo:text-align="end" style:justify-single-word="false" fo:text-indent="0cm" style:auto-text-indent="false" fo:break-before="auto" fo:break-after="auto" style:writing-mode="rl-tb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 fo:break-before="auto" fo:break-after="auto" style:writing-mode="rl-tb"/>
    </style:style>
    <style:style style:name="P16" style:family="paragraph" style:parent-style-name="Standard" style:list-style-name="LS1">
      <style:paragraph-properties fo:margin-left="1.27cm" fo:margin-right="0cm" fo:margin-top="0cm" fo:margin-bottom="0cm" fo:text-align="end" style:justify-single-word="false" fo:text-indent="0cm" style:auto-text-indent="false" fo:break-before="auto" fo:break-after="auto" style:writing-mode="rl-tb"/>
    </style:style>
    <style:style style:name="P17" style:family="paragraph" style:parent-style-name="Standard" style:list-style-name="LS6">
      <style:paragraph-properties fo:margin-left="1.27cm" fo:margin-right="0cm" fo:margin-top="0cm" fo:margin-bottom="0cm" fo:text-align="end" style:justify-single-word="false" fo:text-indent="0cm" style:auto-text-indent="false" fo:break-before="auto" fo:break-after="auto" style:writing-mode="rl-tb"/>
    </style:style>
    <style:style style:name="P18" style:family="paragraph" style:parent-style-name="Standard" style:list-style-name="LS2">
      <style:paragraph-properties fo:margin-left="1.27cm" fo:margin-right="0cm" fo:margin-top="0cm" fo:margin-bottom="0cm" fo:line-height="115%" fo:text-align="justify" style:justify-single-word="false" fo:text-indent="0cm" style:auto-text-indent="false" fo:break-before="auto" fo:break-after="auto" style:writing-mode="rl-tb"/>
    </style:style>
    <style:style style:name="P19" style:family="paragraph" style:parent-style-name="Standard" style:list-style-name="LS3">
      <style:paragraph-properties fo:margin-left="1.27cm" fo:margin-right="0cm" fo:margin-top="0cm" fo:margin-bottom="0cm" fo:line-height="115%" fo:text-align="justify" style:justify-single-word="false" fo:text-indent="0cm" style:auto-text-indent="false" fo:break-before="auto" fo:break-after="auto" style:writing-mode="rl-tb"/>
    </style:style>
    <style:style style:name="P20" style:family="paragraph" style:parent-style-name="Standard" style:list-style-name="LS4">
      <style:paragraph-properties fo:margin-left="1.27cm" fo:margin-right="0cm" fo:margin-top="0cm" fo:margin-bottom="0cm" fo:line-height="115%" fo:text-align="justify" style:justify-single-word="false" fo:text-indent="0cm" style:auto-text-indent="false" fo:break-before="auto" fo:break-after="auto" style:writing-mode="rl-tb"/>
    </style:style>
    <style:style style:name="P21" style:family="paragraph" style:parent-style-name="Standard" style:list-style-name="LS5">
      <style:paragraph-properties fo:margin-left="1.27cm" fo:margin-right="0cm" fo:margin-top="0cm" fo:margin-bottom="0cm" fo:line-height="115%" fo:text-align="justify" style:justify-single-word="false" fo:text-indent="0cm" style:auto-text-indent="false" fo:break-before="auto" fo:break-after="auto" style:writing-mode="rl-tb"/>
    </style:style>
    <style:style style:name="P22" style:family="paragraph" style:parent-style-name="Standard" style:list-style-name="LS6">
      <style:paragraph-properties fo:margin-left="1.27cm" fo:margin-right="0cm" fo:margin-top="0cm" fo:margin-bottom="0cm" fo:line-height="115%" fo:text-align="end" style:justify-single-word="false" fo:text-indent="0cm" style:auto-text-indent="false" fo:break-before="auto" fo:break-after="auto" style:writing-mode="rl-tb"/>
    </style:style>
    <style:style style:name="P23" style:family="paragraph" style:parent-style-name="Standard" style:list-style-name="LS7">
      <style:paragraph-properties fo:margin-left="1.27cm" fo:margin-right="0cm" fo:margin-top="0cm" fo:margin-bottom="0cm" fo:line-height="115%" fo:text-align="end" style:justify-single-word="false" fo:text-indent="0cm" style:auto-text-indent="false" fo:break-before="auto" fo:break-after="auto" style:writing-mode="rl-tb"/>
    </style:style>
    <style:style style:name="P24" style:family="paragraph" style:parent-style-name="Standard" style:list-style-name="LS8">
      <style:paragraph-properties fo:margin-left="1.27cm" fo:margin-right="0cm" fo:margin-top="0cm" fo:margin-bottom="0cm" fo:line-height="115%" fo:text-align="end" style:justify-single-word="false" fo:text-indent="0cm" style:auto-text-indent="false" fo:break-before="auto" fo:break-after="auto" style:writing-mode="rl-tb"/>
    </style:style>
    <style:style style:name="P25" style:family="paragraph" style:parent-style-name="Standard">
      <style:paragraph-properties fo:margin-left="0cm" fo:margin-right="0cm" fo:margin-top="0cm" fo:margin-bottom="0.353cm" fo:line-height="115%" fo:text-align="end" style:justify-single-word="false" fo:text-indent="0cm" style:auto-text-indent="false" fo:break-before="auto" fo:break-after="auto" style:writing-mode="rl-t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7pt" style:font-size-asian="7pt" style:font-size-complex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pan text:style-name="Default_20_Paragraph_20_Font"><text:span text:style-name="T1">פרק</text:span></text:span><text:span text:style-name="Default_20_Paragraph_20_Font"><text:span text:style-name="T1"> </text:span></text:span><text:span text:style-name="Default_20_Paragraph_20_Font"><text:span text:style-name="T1">יח</text:span></text:span></text:p>
      <text:p text:style-name="P1"><text:span text:style-name="Default_20_Paragraph_20_Font"><text:span text:style-name="T2">פסוק</text:span></text:span><text:span text:style-name="Default_20_Paragraph_20_Font"><text:span text:style-name="T2"> </text:span></text:span><text:span text:style-name="Default_20_Paragraph_20_Font"><text:span text:style-name="T2">א</text:span></text:span></text:p>
      <text:p text:style-name="P5"><text:span text:style-name="Default_20_Paragraph_20_Font">ל</text:span><text:span text:style-name="Default_20_Paragraph_20_Font">ְ</text:span><text:span text:style-name="Default_20_Paragraph_20_Font">ת</text:span><text:span text:style-name="Default_20_Paragraph_20_Font">ַ</text:span><text:span text:style-name="Default_20_Paragraph_20_Font">א</text:span><text:span text:style-name="Default_20_Paragraph_20_Font">ֲ</text:span><text:span text:style-name="Default_20_Paragraph_20_Font">ו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י</text:span><text:span text:style-name="Default_20_Paragraph_20_Font">ְ</text:span><text:span text:style-name="Default_20_Paragraph_20_Font">ב</text:span><text:span text:style-name="Default_20_Paragraph_20_Font">ַ</text:span><text:span text:style-name="Default_20_Paragraph_20_Font">ק</text:span><text:span text:style-name="Default_20_Paragraph_20_Font">ֵּ</text:span><text:span text:style-name="Default_20_Paragraph_20_Font">ש</text:span><text:span text:style-name="Default_20_Paragraph_20_Font">ׁ </text:span><text:span text:style-name="Default_20_Paragraph_20_Font">נ</text:span><text:span text:style-name="Default_20_Paragraph_20_Font">ִ</text:span><text:span text:style-name="Default_20_Paragraph_20_Font">פ</text:span><text:span text:style-name="Default_20_Paragraph_20_Font">ְ</text:span><text:span text:style-name="Default_20_Paragraph_20_Font">ר</text:span><text:span text:style-name="Default_20_Paragraph_20_Font">ָ</text:span><text:span text:style-name="Default_20_Paragraph_20_Font">ד</text:span><text:span text:style-name="Default_20_Paragraph_20_Font">, </text:span><text:span text:style-name="Default_20_Paragraph_20_Font">ב</text:span><text:span text:style-name="Default_20_Paragraph_20_Font">ְּ</text:span><text:span text:style-name="Default_20_Paragraph_20_Font">כ</text:span><text:span text:style-name="Default_20_Paragraph_20_Font">ָ</text:span><text:span text:style-name="Default_20_Paragraph_20_Font">ל</text:span><text:span text:style-name="Default_20_Paragraph_20_Font"> </text:span><text:span text:style-name="Default_20_Paragraph_20_Font">ת</text:span><text:span text:style-name="Default_20_Paragraph_20_Font">ּ</text:span><text:span text:style-name="Default_20_Paragraph_20_Font">ו</text:span><text:span text:style-name="Default_20_Paragraph_20_Font">ּ</text:span><text:span text:style-name="Default_20_Paragraph_20_Font">ש</text:span><text:span text:style-name="Default_20_Paragraph_20_Font">ִׁ</text:span><text:span text:style-name="Default_20_Paragraph_20_Font">י</text:span><text:span text:style-name="Default_20_Paragraph_20_Font">ָּ</text:span><text:span text:style-name="Default_20_Paragraph_20_Font">ה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ת</text:span><text:span text:style-name="Default_20_Paragraph_20_Font">ְ</text:span><text:span text:style-name="Default_20_Paragraph_20_Font">ג</text:span><text:span text:style-name="Default_20_Paragraph_20_Font">ַּ</text:span><text:span text:style-name="Default_20_Paragraph_20_Font">ל</text:span><text:span text:style-name="Default_20_Paragraph_20_Font">ָּ</text:span><text:span text:style-name="Default_20_Paragraph_20_Font">ע</text:span><text:span text:style-name="Default_20_Paragraph_20_Font"> <text:s text:c="6"/>(</text:span><text:span text:style-name="Default_20_Paragraph_20_Font">משלי</text:span><text:span text:style-name="Default_20_Paragraph_20_Font"> </text:span><text:span text:style-name="Default_20_Paragraph_20_Font">י</text:span><text:span text:style-name="Default_20_Paragraph_20_Font">"</text:span><text:span text:style-name="Default_20_Paragraph_20_Font">ח</text:span><text:span text:style-name="Default_20_Paragraph_20_Font">, </text:span><text:span text:style-name="Default_20_Paragraph_20_Font">א</text:span><text:span text:style-name="Default_20_Paragraph_20_Font">).</text:span></text:p>
      <text:p text:style-name="P1"/>
      <text:p text:style-name="P1"><text:span text:style-name="Default_20_Paragraph_20_Font">הפסוק</text:span><text:span text:style-name="Default_20_Paragraph_20_Font"> </text:span><text:span text:style-name="Default_20_Paragraph_20_Font">קשה</text:span><text:span text:style-name="Default_20_Paragraph_20_Font">, </text:span><text:span text:style-name="Default_20_Paragraph_20_Font">והמפרשים</text:span><text:span text:style-name="Default_20_Paragraph_20_Font"> </text:span><text:span text:style-name="Default_20_Paragraph_20_Font">הציעו</text:span><text:span text:style-name="Default_20_Paragraph_20_Font"> </text:span><text:span text:style-name="Default_20_Paragraph_20_Font">פירושים</text:span><text:span text:style-name="Default_20_Paragraph_20_Font"> </text:span><text:span text:style-name="Default_20_Paragraph_20_Font">שונים</text:span><text:span text:style-name="Default_20_Paragraph_20_Font"> </text:span><text:span text:style-name="Default_20_Paragraph_20_Font">כמעט</text:span><text:span text:style-name="Default_20_Paragraph_20_Font"> </text:span><text:span text:style-name="Default_20_Paragraph_20_Font">לכל</text:span><text:span text:style-name="Default_20_Paragraph_20_Font"> </text:span><text:span text:style-name="Default_20_Paragraph_20_Font">מילה</text:span><text:span text:style-name="Default_20_Paragraph_20_Font"> </text:span><text:span text:style-name="Default_20_Paragraph_20_Font">בפסוק</text:span><text:span text:style-name="Default_20_Paragraph_20_Font">.</text:span></text:p>
      <text:p text:style-name="P1"><text:span text:style-name="Default_20_Paragraph_20_Font">חכמי</text:span><text:span text:style-name="Default_20_Paragraph_20_Font"> </text:span><text:span text:style-name="Default_20_Paragraph_20_Font">התלמוד</text:span><text:span text:style-name="Default_20_Paragraph_20_Font"> </text:span><text:span text:style-name="Default_20_Paragraph_20_Font">פירשו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פסוק</text:span><text:span text:style-name="Default_20_Paragraph_20_Font"> </text:span><text:span text:style-name="Default_20_Paragraph_20_Font">בעזרת</text:span><text:span text:style-name="Default_20_Paragraph_20_Font"> </text:span><text:span text:style-name="Default_20_Paragraph_20_Font">הקבלה</text:span><text:span text:style-name="Default_20_Paragraph_20_Font"> </text:span><text:span text:style-name="Default_20_Paragraph_20_Font">לסיפור</text:span><text:span text:style-name="Default_20_Paragraph_20_Font"> </text:span><text:span text:style-name="Default_20_Paragraph_20_Font">אחר</text:span><text:span text:style-name="Default_20_Paragraph_20_Font"> </text:span><text:span text:style-name="Default_20_Paragraph_20_Font">שבו</text:span><text:span text:style-name="Default_20_Paragraph_20_Font"> </text:span><text:span text:style-name="Default_20_Paragraph_20_Font">אדם</text:span><text:span text:style-name="Default_20_Paragraph_20_Font"> </text:span><text:span text:style-name="Default_20_Paragraph_20_Font">נפרד</text:span><text:span text:style-name="Default_20_Paragraph_20_Font"> </text:span><text:span text:style-name="Default_20_Paragraph_20_Font">מרעהו</text:span><text:span text:style-name="Default_20_Paragraph_20_Font"> </text:span><text:span text:style-name="Default_20_Paragraph_20_Font">מתוך</text:span><text:span text:style-name="Default_20_Paragraph_20_Font"> </text:span><text:span text:style-name="Default_20_Paragraph_20_Font">תאווה</text:span><text:span text:style-name="Default_20_Paragraph_20_Font">:</text:span></text:p>
      <text:p text:style-name="P5"><text:span text:style-name="Default_20_Paragraph_20_Font">ו</text:span><text:span text:style-name="Default_20_Paragraph_20_Font">ַ</text:span><text:span text:style-name="Default_20_Paragraph_20_Font">י</text:span><text:span text:style-name="Default_20_Paragraph_20_Font">ִּ</text:span><text:span text:style-name="Default_20_Paragraph_20_Font">ש</text:span><text:span text:style-name="Default_20_Paragraph_20_Font">ָּׂ</text:span><text:span text:style-name="Default_20_Paragraph_20_Font">א</text:span><text:span text:style-name="Default_20_Paragraph_20_Font"> </text:span><text:span text:style-name="Default_20_Paragraph_20_Font">לו</text:span><text:span text:style-name="Default_20_Paragraph_20_Font">ֹ</text:span><text:span text:style-name="Default_20_Paragraph_20_Font">ט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ע</text:span><text:span text:style-name="Default_20_Paragraph_20_Font">ֵ</text:span><text:span text:style-name="Default_20_Paragraph_20_Font">ינ</text:span><text:span text:style-name="Default_20_Paragraph_20_Font">ָ</text:span><text:span text:style-name="Default_20_Paragraph_20_Font">יו</text:span><text:span text:style-name="Default_20_Paragraph_20_Font">,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ַּ</text:span><text:span text:style-name="Default_20_Paragraph_20_Font">ר</text:span><text:span text:style-name="Default_20_Paragraph_20_Font">ְ</text:span><text:span text:style-name="Default_20_Paragraph_20_Font">א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כ</text:span><text:span text:style-name="Default_20_Paragraph_20_Font">ָּ</text:span><text:span text:style-name="Default_20_Paragraph_20_Font">ל</text:span><text:span text:style-name="Default_20_Paragraph_20_Font"> </text:span><text:span text:style-name="Default_20_Paragraph_20_Font">כ</text:span><text:span text:style-name="Default_20_Paragraph_20_Font">ִּ</text:span><text:span text:style-name="Default_20_Paragraph_20_Font">כ</text:span><text:span text:style-name="Default_20_Paragraph_20_Font">ַּ</text:span><text:span text:style-name="Default_20_Paragraph_20_Font">ר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י</text:span><text:span text:style-name="Default_20_Paragraph_20_Font">ַּ</text:span><text:span text:style-name="Default_20_Paragraph_20_Font">ר</text:span><text:span text:style-name="Default_20_Paragraph_20_Font">ְ</text:span><text:span text:style-name="Default_20_Paragraph_20_Font">ד</text:span><text:span text:style-name="Default_20_Paragraph_20_Font">ֵּ</text:span><text:span text:style-name="Default_20_Paragraph_20_Font">ן</text:span><text:span text:style-name="Default_20_Paragraph_20_Font"> </text:span><text:span text:style-name="Default_20_Paragraph_20_Font">כ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כ</text:span><text:span text:style-name="Default_20_Paragraph_20_Font">ֻ</text:span><text:span text:style-name="Default_20_Paragraph_20_Font">ל</text:span><text:span text:style-name="Default_20_Paragraph_20_Font">ָּ</text:span><text:span text:style-name="Default_20_Paragraph_20_Font">ה</text:span><text:span text:style-name="Default_20_Paragraph_20_Font">ּ </text:span><text:span text:style-name="Default_20_Paragraph_20_Font">מ</text:span><text:span text:style-name="Default_20_Paragraph_20_Font">ַ</text:span><text:span text:style-name="Default_20_Paragraph_20_Font">ש</text:span><text:span text:style-name="Default_20_Paragraph_20_Font">ְׁ</text:span><text:span text:style-name="Default_20_Paragraph_20_Font">ק</text:span><text:span text:style-name="Default_20_Paragraph_20_Font">ֶ</text:span><text:span text:style-name="Default_20_Paragraph_20_Font">ה</text:span><text:span text:style-name="Default_20_Paragraph_20_Font"> </text:span><text:span text:style-name="Default_20_Paragraph_20_Font">ל</text:span><text:span text:style-name="Default_20_Paragraph_20_Font">ִ</text:span><text:span text:style-name="Default_20_Paragraph_20_Font">פ</text:span><text:span text:style-name="Default_20_Paragraph_20_Font">ְ</text:span><text:span text:style-name="Default_20_Paragraph_20_Font">נ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ש</text:span><text:span text:style-name="Default_20_Paragraph_20_Font">ַׁ</text:span><text:span text:style-name="Default_20_Paragraph_20_Font">ח</text:span><text:span text:style-name="Default_20_Paragraph_20_Font">ֵ</text:span><text:span text:style-name="Default_20_Paragraph_20_Font">ת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ס</text:span><text:span text:style-name="Default_20_Paragraph_20_Font">ְ</text:span><text:span text:style-name="Default_20_Paragraph_20_Font">ד</text:span><text:span text:style-name="Default_20_Paragraph_20_Font">ֹ</text:span><text:span text:style-name="Default_20_Paragraph_20_Font">ם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ע</text:span><text:span text:style-name="Default_20_Paragraph_20_Font">ֲ</text:span><text:span text:style-name="Default_20_Paragraph_20_Font">מ</text:span><text:span text:style-name="Default_20_Paragraph_20_Font">ֹ</text:span><text:span text:style-name="Default_20_Paragraph_20_Font">ר</text:span><text:span text:style-name="Default_20_Paragraph_20_Font">ָ</text:span><text:span text:style-name="Default_20_Paragraph_20_Font">ה</text:span><text:span text:style-name="Default_20_Paragraph_20_Font">, </text:span><text:span text:style-name="Default_20_Paragraph_20_Font">כ</text:span><text:span text:style-name="Default_20_Paragraph_20_Font">ְּ</text:span><text:span text:style-name="Default_20_Paragraph_20_Font">ג</text:span><text:span text:style-name="Default_20_Paragraph_20_Font">ַ</text:span><text:span text:style-name="Default_20_Paragraph_20_Font">ן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כ</text:span><text:span text:style-name="Default_20_Paragraph_20_Font">ְּ</text:span><text:span text:style-name="Default_20_Paragraph_20_Font">א</text:span><text:span text:style-name="Default_20_Paragraph_20_Font">ֶ</text:span><text:span text:style-name="Default_20_Paragraph_20_Font">ר</text:span><text:span text:style-name="Default_20_Paragraph_20_Font">ֶ</text:span><text:span text:style-name="Default_20_Paragraph_20_Font">ץ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צ</text:span><text:span text:style-name="Default_20_Paragraph_20_Font">ְ</text:span><text:span text:style-name="Default_20_Paragraph_20_Font">ר</text:span><text:span text:style-name="Default_20_Paragraph_20_Font">ַ</text:span><text:span text:style-name="Default_20_Paragraph_20_Font">י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ב</text:span><text:span text:style-name="Default_20_Paragraph_20_Font">ֹּ</text:span><text:span text:style-name="Default_20_Paragraph_20_Font">א</text:span><text:span text:style-name="Default_20_Paragraph_20_Font">ֲ</text:span><text:span text:style-name="Default_20_Paragraph_20_Font">כ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צ</text:span><text:span text:style-name="Default_20_Paragraph_20_Font">ֹ</text:span><text:span text:style-name="Default_20_Paragraph_20_Font">ע</text:span><text:span text:style-name="Default_20_Paragraph_20_Font">ַ</text:span><text:span text:style-name="Default_20_Paragraph_20_Font">ר</text:span><text:span text:style-name="Default_20_Paragraph_20_Font">.</text:span><text:a xlink:type="simple" xlink:href="http://he.wikisource.org/wiki/קטגוריה:בראשית_יג_יא"><text:span text:style-name="Default_20_Paragraph_20_Font"><text:span text:style-name="Default_20_Paragraph_20_Font"> </text:span></text:span></text:a><text:span text:style-name="Default_20_Paragraph_20_Font">ו</text:span><text:span text:style-name="Default_20_Paragraph_20_Font">ַ</text:span><text:span text:style-name="Default_20_Paragraph_20_Font">י</text:span><text:span text:style-name="Default_20_Paragraph_20_Font">ִּ</text:span><text:span text:style-name="Default_20_Paragraph_20_Font">ב</text:span><text:span text:style-name="Default_20_Paragraph_20_Font">ְ</text:span><text:span text:style-name="Default_20_Paragraph_20_Font">ח</text:span><text:span text:style-name="Default_20_Paragraph_20_Font">ַ</text:span><text:span text:style-name="Default_20_Paragraph_20_Font">ר</text:span><text:span text:style-name="Default_20_Paragraph_20_Font"> </text:span><text:span text:style-name="Default_20_Paragraph_20_Font">לו</text:span><text:span text:style-name="Default_20_Paragraph_20_Font">ֹ </text:span><text:span text:style-name="Default_20_Paragraph_20_Font">לו</text:span><text:span text:style-name="Default_20_Paragraph_20_Font">ֹ</text:span><text:span text:style-name="Default_20_Paragraph_20_Font">ט</text:span><text:span text:style-name="Default_20_Paragraph_20_Font"> </text:span><text:span text:style-name="Default_20_Paragraph_20_Font">א</text:span><text:span text:style-name="Default_20_Paragraph_20_Font">ֵ</text:span><text:span text:style-name="Default_20_Paragraph_20_Font">ת</text:span><text:span text:style-name="Default_20_Paragraph_20_Font"> </text:span><text:span text:style-name="Default_20_Paragraph_20_Font">כ</text:span><text:span text:style-name="Default_20_Paragraph_20_Font">ָּ</text:span><text:span text:style-name="Default_20_Paragraph_20_Font">ל</text:span><text:span text:style-name="Default_20_Paragraph_20_Font"> </text:span><text:span text:style-name="Default_20_Paragraph_20_Font">כ</text:span><text:span text:style-name="Default_20_Paragraph_20_Font">ִּ</text:span><text:span text:style-name="Default_20_Paragraph_20_Font">כ</text:span><text:span text:style-name="Default_20_Paragraph_20_Font">ַּ</text:span><text:span text:style-name="Default_20_Paragraph_20_Font">ר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י</text:span><text:span text:style-name="Default_20_Paragraph_20_Font">ַּ</text:span><text:span text:style-name="Default_20_Paragraph_20_Font">ר</text:span><text:span text:style-name="Default_20_Paragraph_20_Font">ְ</text:span><text:span text:style-name="Default_20_Paragraph_20_Font">ד</text:span><text:span text:style-name="Default_20_Paragraph_20_Font">ֵּ</text:span><text:span text:style-name="Default_20_Paragraph_20_Font">ן</text:span><text:span text:style-name="Default_20_Paragraph_20_Font">,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ִּ</text:span><text:span text:style-name="Default_20_Paragraph_20_Font">ס</text:span><text:span text:style-name="Default_20_Paragraph_20_Font">ַּ</text:span><text:span text:style-name="Default_20_Paragraph_20_Font">ע</text:span><text:span text:style-name="Default_20_Paragraph_20_Font"> </text:span><text:span text:style-name="Default_20_Paragraph_20_Font">לו</text:span><text:span text:style-name="Default_20_Paragraph_20_Font">ֹ</text:span><text:span text:style-name="Default_20_Paragraph_20_Font">ט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ק</text:span><text:span text:style-name="Default_20_Paragraph_20_Font">ֶּ</text:span><text:span text:style-name="Default_20_Paragraph_20_Font">ד</text:span><text:span text:style-name="Default_20_Paragraph_20_Font">ֶ</text:span><text:span text:style-name="Default_20_Paragraph_20_Font">ם</text:span><text:span text:style-name="Default_20_Paragraph_20_Font"> </text:span><text:span text:style-name="Default_20_Paragraph_20_Font"><text:span text:style-name="T3">ו</text:span></text:span><text:span text:style-name="Default_20_Paragraph_20_Font"><text:span text:style-name="T3">ַ</text:span></text:span><text:span text:style-name="Default_20_Paragraph_20_Font"><text:span text:style-name="T3">י</text:span></text:span><text:span text:style-name="Default_20_Paragraph_20_Font"><text:span text:style-name="T3">ִּ</text:span></text:span><text:span text:style-name="Default_20_Paragraph_20_Font"><text:span text:style-name="T3">פ</text:span></text:span><text:span text:style-name="Default_20_Paragraph_20_Font"><text:span text:style-name="T3">ָּ</text:span></text:span><text:span text:style-name="Default_20_Paragraph_20_Font"><text:span text:style-name="T3">ר</text:span></text:span><text:span text:style-name="Default_20_Paragraph_20_Font"><text:span text:style-name="T3">ְ</text:span></text:span><text:span text:style-name="Default_20_Paragraph_20_Font"><text:span text:style-name="T3">דו</text:span></text:span><text:span text:style-name="Default_20_Paragraph_20_Font"><text:span text:style-name="T3">ּ</text:span></text:span><text:span text:style-name="Default_20_Paragraph_20_Font"> </text:span><text:span text:style-name="Default_20_Paragraph_20_Font">א</text:span><text:span text:style-name="Default_20_Paragraph_20_Font">ִ</text:span><text:span text:style-name="Default_20_Paragraph_20_Font">יש</text:span><text:span text:style-name="Default_20_Paragraph_20_Font">ׁ </text:span><text:span text:style-name="Default_20_Paragraph_20_Font">מ</text:span><text:span text:style-name="Default_20_Paragraph_20_Font">ֵ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א</text:span><text:span text:style-name="Default_20_Paragraph_20_Font">ָ</text:span><text:span text:style-name="Default_20_Paragraph_20_Font">ח</text:span><text:span text:style-name="Default_20_Paragraph_20_Font">ִ</text:span><text:span text:style-name="Default_20_Paragraph_20_Font">יו</text:span><text:span text:style-name="Default_20_Paragraph_20_Font"> <text:s text:c="7"/>(</text:span><text:span text:style-name="Default_20_Paragraph_20_Font">בראשית</text:span><text:span text:style-name="Default_20_Paragraph_20_Font"> </text:span><text:span text:style-name="Default_20_Paragraph_20_Font">י</text:span><text:span text:style-name="Default_20_Paragraph_20_Font">"</text:span><text:span text:style-name="Default_20_Paragraph_20_Font">ג</text:span><text:span text:style-name="Default_20_Paragraph_20_Font">, </text:span><text:span text:style-name="Default_20_Paragraph_20_Font">י</text:span><text:span text:style-name="Default_20_Paragraph_20_Font">-</text:span><text:span text:style-name="Default_20_Paragraph_20_Font">יא</text:span><text:span text:style-name="Default_20_Paragraph_20_Font">).</text:span></text:p>
      <text:p text:style-name="P1"/>
      <text:p text:style-name="P9"><text:span text:style-name="Default_20_Paragraph_20_Font">פסוק</text:span><text:span text:style-name="Default_20_Paragraph_20_Font"> </text:span><text:span text:style-name="Default_20_Paragraph_20_Font">י</text:span><text:span text:style-name="Default_20_Paragraph_20_Font">, </text:span><text:span text:style-name="Default_20_Paragraph_20_Font">המתאר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סיבות</text:span><text:span text:style-name="Default_20_Paragraph_20_Font"> </text:span><text:span text:style-name="Default_20_Paragraph_20_Font">לבחירת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לוט</text:span><text:span text:style-name="Default_20_Paragraph_20_Font">, </text:span><text:span text:style-name="Default_20_Paragraph_20_Font">כולל</text:span><text:span text:style-name="Default_20_Paragraph_20_Font"> </text:span><text:span text:style-name="Default_20_Paragraph_20_Font">ביטויים</text:span><text:span text:style-name="Default_20_Paragraph_20_Font"> </text:span><text:span text:style-name="Default_20_Paragraph_20_Font">רבים</text:span><text:span text:style-name="Default_20_Paragraph_20_Font"> </text:span><text:span text:style-name="Default_20_Paragraph_20_Font">הרומזים</text:span><text:span text:style-name="Default_20_Paragraph_20_Font"> </text:span><text:span text:style-name="Default_20_Paragraph_20_Font">לתאווה</text:span><text:span text:style-name="Default_20_Paragraph_20_Font">: </text:span><text:span text:style-name="Default_20_Paragraph_20_Font">נשיאת</text:span><text:span text:style-name="Default_20_Paragraph_20_Font"> </text:span><text:span text:style-name="Default_20_Paragraph_20_Font">עיניים</text:span><text:span text:style-name="Default_20_Paragraph_20_Font">, </text:span><text:span text:style-name="Default_20_Paragraph_20_Font">ראיה</text:span><text:span text:style-name="Default_20_Paragraph_20_Font">, </text:span><text:span text:style-name="Default_20_Paragraph_20_Font">משקה</text:span><text:span text:style-name="Default_20_Paragraph_20_Font">, </text:span><text:span text:style-name="Default_20_Paragraph_20_Font">וגם</text:span><text:span text:style-name="Default_20_Paragraph_20_Font"> </text:span><text:span text:style-name="Default_20_Paragraph_20_Font">ארץ</text:span><text:span text:style-name="Default_20_Paragraph_20_Font"> </text:span><text:span text:style-name="Default_20_Paragraph_20_Font">מצרים</text:span><text:span text:style-name="Default_20_Paragraph_20_Font"> </text:span><text:span text:style-name="Default_20_Paragraph_20_Font">שהיא</text:span><text:span text:style-name="Default_20_Paragraph_20_Font"> </text:span><text:span text:style-name="Default_20_Paragraph_20_Font">ערש</text:span><text:span text:style-name="Default_20_Paragraph_20_Font"> </text:span><text:span text:style-name="Default_20_Paragraph_20_Font">תרבות</text:span><text:span text:style-name="Default_20_Paragraph_20_Font"> </text:span><text:span text:style-name="Default_20_Paragraph_20_Font">הזנות</text:span><text:span text:style-name="Default_20_Paragraph_20_Font"> (</text:span><text:span text:style-name="Default_20_Paragraph_20_Font">ראו</text:span><text:span text:style-name="Default_20_Paragraph_20_Font"> </text:span><text:span text:style-name="Default_20_Paragraph_20_Font">למעלה</text:span><text:span text:style-name="Default_20_Paragraph_20_Font"> </text:span><text:span text:style-name="Default_20_Paragraph_20_Font">בפירושנו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פרק</text:span><text:span text:style-name="Default_20_Paragraph_20_Font"> </text:span><text:span text:style-name="Default_20_Paragraph_20_Font">ז</text:span><text:span text:style-name="Default_20_Paragraph_20_Font">). </text:span><text:span text:style-name="Default_20_Paragraph_20_Font">לוט</text:span><text:span text:style-name="Default_20_Paragraph_20_Font"> </text:span><text:span text:style-name="Default_20_Paragraph_20_Font">ביקש</text:span><text:span text:style-name="Default_20_Paragraph_20_Font"> </text:span><text:span text:style-name="Default_20_Paragraph_20_Font">לממש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תאוותיו</text:span><text:span text:style-name="Default_20_Paragraph_20_Font">, </text:span><text:span text:style-name="Default_20_Paragraph_20_Font">ולכן</text:span><text:span text:style-name="Default_20_Paragraph_20_Font"> </text:span><text:span text:style-name="Default_20_Paragraph_20_Font">נפרד</text:span><text:span text:style-name="Default_20_Paragraph_20_Font"> </text:span><text:span text:style-name="Default_20_Paragraph_20_Font">מאברהם</text:span><text:span text:style-name="Default_20_Paragraph_20_Font">: </text:span></text:p>
      <text:p text:style-name="P7"><text:span text:style-name="Default_20_Paragraph_20_Font">אמר</text:span><text:span text:style-name="Default_20_Paragraph_20_Font"> </text:span><text:span text:style-name="Default_20_Paragraph_20_Font">רבי</text:span><text:span text:style-name="Default_20_Paragraph_20_Font"> </text:span><text:span text:style-name="Default_20_Paragraph_20_Font">יוחנן</text:span><text:span text:style-name="Default_20_Paragraph_20_Font">: </text:span><text:span text:style-name="Default_20_Paragraph_20_Font">כל</text:span><text:span text:style-name="Default_20_Paragraph_20_Font"> </text:span><text:span text:style-name="Default_20_Paragraph_20_Font">הפסוק</text:span><text:span text:style-name="Default_20_Paragraph_20_Font"> </text:span><text:span text:style-name="Default_20_Paragraph_20_Font">הזה</text:span><text:span text:style-name="Default_20_Paragraph_20_Font"> - </text:span><text:span text:style-name="Default_20_Paragraph_20_Font">לשם</text:span><text:span text:style-name="Default_20_Paragraph_20_Font"> </text:span><text:span text:style-name="Default_20_Paragraph_20_Font">עבירה</text:span><text:span text:style-name="Default_20_Paragraph_20_Font"> </text:span><text:span text:style-name="Default_20_Paragraph_20_Font">נאמר</text:span><text:span text:style-name="Default_20_Paragraph_20_Font">: '</text:span><text:span text:style-name="Default_20_Paragraph_20_Font">וישא</text:span><text:span text:style-name="Default_20_Paragraph_20_Font"> </text:span><text:span text:style-name="Default_20_Paragraph_20_Font">לוט</text:span><text:span text:style-name="Default_20_Paragraph_20_Font">' - '</text:span><text:span text:style-name="Default_20_Paragraph_20_Font">ותשא</text:span><text:span text:style-name="Default_20_Paragraph_20_Font"> </text:span><text:span text:style-name="Default_20_Paragraph_20_Font">אשת</text:span><text:span text:style-name="Default_20_Paragraph_20_Font"> </text:span><text:span text:style-name="Default_20_Paragraph_20_Font">אדניו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עיניה</text:span><text:span text:style-name="Default_20_Paragraph_20_Font">'. '</text:span><text:span text:style-name="Default_20_Paragraph_20_Font">את</text:span><text:span text:style-name="Default_20_Paragraph_20_Font"> </text:span><text:span text:style-name="Default_20_Paragraph_20_Font">עיניו</text:span><text:span text:style-name="Default_20_Paragraph_20_Font">' - '</text:span><text:span text:style-name="Default_20_Paragraph_20_Font">ויאמר</text:span><text:span text:style-name="Default_20_Paragraph_20_Font"> </text:span><text:span text:style-name="Default_20_Paragraph_20_Font">שמשון</text:span><text:span text:style-name="Default_20_Paragraph_20_Font"> </text:span><text:span text:style-name="Default_20_Paragraph_20_Font">אותה</text:span><text:span text:style-name="Default_20_Paragraph_20_Font"> </text:span><text:span text:style-name="Default_20_Paragraph_20_Font">קח</text:span><text:span text:style-name="Default_20_Paragraph_20_Font"> </text:span><text:span text:style-name="Default_20_Paragraph_20_Font">לי</text:span><text:span text:style-name="Default_20_Paragraph_20_Font"> </text:span><text:span text:style-name="Default_20_Paragraph_20_Font">כי</text:span><text:span text:style-name="Default_20_Paragraph_20_Font"> </text:span><text:span text:style-name="Default_20_Paragraph_20_Font">היא</text:span><text:span text:style-name="Default_20_Paragraph_20_Font"> </text:span><text:span text:style-name="Default_20_Paragraph_20_Font">ישרה</text:span><text:span text:style-name="Default_20_Paragraph_20_Font"> </text:span><text:span text:style-name="Default_20_Paragraph_20_Font">בעיני</text:span><text:span text:style-name="Default_20_Paragraph_20_Font">'. '</text:span><text:span text:style-name="Default_20_Paragraph_20_Font">וירא</text:span><text:span text:style-name="Default_20_Paragraph_20_Font"> - '</text:span><text:span text:style-name="Default_20_Paragraph_20_Font">וירא</text:span><text:span text:style-name="Default_20_Paragraph_20_Font"> </text:span><text:span text:style-name="Default_20_Paragraph_20_Font">אותה</text:span><text:span text:style-name="Default_20_Paragraph_20_Font"> </text:span><text:span text:style-name="Default_20_Paragraph_20_Font">שכם</text:span><text:span text:style-name="Default_20_Paragraph_20_Font"> </text:span><text:span text:style-name="Default_20_Paragraph_20_Font">בן</text:span><text:span text:style-name="Default_20_Paragraph_20_Font"> </text:span><text:span text:style-name="Default_20_Paragraph_20_Font">חמור</text:span><text:span text:style-name="Default_20_Paragraph_20_Font">'. '</text:span><text:span text:style-name="Default_20_Paragraph_20_Font">את</text:span><text:span text:style-name="Default_20_Paragraph_20_Font"> </text:span><text:span text:style-name="Default_20_Paragraph_20_Font">כל</text:span><text:span text:style-name="Default_20_Paragraph_20_Font"> </text:span><text:span text:style-name="Default_20_Paragraph_20_Font">ככר</text:span><text:span text:style-name="Default_20_Paragraph_20_Font"> </text:span><text:span text:style-name="Default_20_Paragraph_20_Font">הירדן</text:span><text:span text:style-name="Default_20_Paragraph_20_Font">' - '</text:span><text:span text:style-name="Default_20_Paragraph_20_Font">כי</text:span><text:span text:style-name="Default_20_Paragraph_20_Font"> </text:span><text:span text:style-name="Default_20_Paragraph_20_Font">בעד</text:span><text:span text:style-name="Default_20_Paragraph_20_Font"> </text:span><text:span text:style-name="Default_20_Paragraph_20_Font">אשה</text:span><text:span text:style-name="Default_20_Paragraph_20_Font"> </text:span><text:span text:style-name="Default_20_Paragraph_20_Font">זונה</text:span><text:span text:style-name="Default_20_Paragraph_20_Font"> </text:span><text:span text:style-name="Default_20_Paragraph_20_Font">עד</text:span><text:span text:style-name="Default_20_Paragraph_20_Font"> </text:span><text:span text:style-name="Default_20_Paragraph_20_Font">ככר</text:span><text:span text:style-name="Default_20_Paragraph_20_Font"> </text:span><text:span text:style-name="Default_20_Paragraph_20_Font">לחם</text:span><text:span text:style-name="Default_20_Paragraph_20_Font">'. </text:span><text:span text:style-name="Default_20_Paragraph_20_Font">כי</text:span><text:span text:style-name="Default_20_Paragraph_20_Font"> </text:span><text:span text:style-name="Default_20_Paragraph_20_Font">כלה</text:span><text:span text:style-name="Default_20_Paragraph_20_Font"> </text:span><text:span text:style-name="Default_20_Paragraph_20_Font">משקה</text:span><text:span text:style-name="Default_20_Paragraph_20_Font"> - '</text:span><text:span text:style-name="Default_20_Paragraph_20_Font">אלכה</text:span><text:span text:style-name="Default_20_Paragraph_20_Font"> </text:span><text:span text:style-name="Default_20_Paragraph_20_Font">אחרי</text:span><text:span text:style-name="Default_20_Paragraph_20_Font"> </text:span><text:span text:style-name="Default_20_Paragraph_20_Font">מאהבי</text:span><text:span text:style-name="Default_20_Paragraph_20_Font"> </text:span><text:span text:style-name="Default_20_Paragraph_20_Font">נותני</text:span><text:span text:style-name="Default_20_Paragraph_20_Font"> </text:span><text:span text:style-name="Default_20_Paragraph_20_Font">לחמי</text:span><text:span text:style-name="Default_20_Paragraph_20_Font"> </text:span><text:span text:style-name="Default_20_Paragraph_20_Font">ומימי</text:span><text:span text:style-name="Default_20_Paragraph_20_Font"> </text:span><text:span text:style-name="Default_20_Paragraph_20_Font">צמרי</text:span><text:span text:style-name="Default_20_Paragraph_20_Font"> </text:span><text:span text:style-name="Default_20_Paragraph_20_Font">ופשתי</text:span><text:span text:style-name="Default_20_Paragraph_20_Font"> </text:span><text:span text:style-name="Default_20_Paragraph_20_Font">שמני</text:span><text:span text:style-name="Default_20_Paragraph_20_Font"> </text:span><text:span text:style-name="Default_20_Paragraph_20_Font">ושקויי</text:span><text:span text:style-name="Default_20_Paragraph_20_Font">'.<text:line-break/>…</text:span></text:p>
      <text:p text:style-name="P7"><text:span text:style-name="Default_20_Paragraph_20_Font">דרש</text:span><text:span text:style-name="Default_20_Paragraph_20_Font"> </text:span><text:span text:style-name="Default_20_Paragraph_20_Font">רבא</text:span><text:span text:style-name="Default_20_Paragraph_20_Font">, </text:span><text:span text:style-name="Default_20_Paragraph_20_Font">ואיתימא</text:span><text:span text:style-name="Default_20_Paragraph_20_Font"> </text:span><text:span text:style-name="Default_20_Paragraph_20_Font">רבי</text:span><text:span text:style-name="Default_20_Paragraph_20_Font"> </text:span><text:span text:style-name="Default_20_Paragraph_20_Font">יצחק</text:span><text:span text:style-name="Default_20_Paragraph_20_Font">: </text:span><text:span text:style-name="Default_20_Paragraph_20_Font">מאי</text:span><text:span text:style-name="Default_20_Paragraph_20_Font"> </text:span><text:span text:style-name="Default_20_Paragraph_20_Font">דכתיב</text:span><text:span text:style-name="Default_20_Paragraph_20_Font"> '</text:span><text:span text:style-name="Default_20_Paragraph_20_Font">לתאוה</text:span><text:span text:style-name="Default_20_Paragraph_20_Font"> </text:span><text:span text:style-name="Default_20_Paragraph_20_Font">יבקש</text:span><text:span text:style-name="Default_20_Paragraph_20_Font"> </text:span><text:span text:style-name="Default_20_Paragraph_20_Font">נפרד</text:span><text:span text:style-name="Default_20_Paragraph_20_Font"> </text:span><text:span text:style-name="Default_20_Paragraph_20_Font">בכל</text:span><text:span text:style-name="Default_20_Paragraph_20_Font"> </text:span><text:span text:style-name="Default_20_Paragraph_20_Font">תושיה</text:span><text:span text:style-name="Default_20_Paragraph_20_Font"> </text:span><text:span text:style-name="Default_20_Paragraph_20_Font">יתגלע</text:span><text:span text:style-name="Default_20_Paragraph_20_Font">'? '</text:span><text:span text:style-name="Default_20_Paragraph_20_Font">לתאוה</text:span><text:span text:style-name="Default_20_Paragraph_20_Font"> </text:span><text:span text:style-name="Default_20_Paragraph_20_Font">יבקש</text:span><text:span text:style-name="Default_20_Paragraph_20_Font"> </text:span><text:span text:style-name="Default_20_Paragraph_20_Font">נפרד</text:span><text:span text:style-name="Default_20_Paragraph_20_Font">' -</text:span><text:a xlink:type="simple" xlink:href="http://he.wikisource.org/wiki/ביאור:בבלי_הוריות_דף_י#cite_note-53"><text:span text:style-name="Default_20_Paragraph_20_Font"><text:span text:style-name="Default_20_Paragraph_20_Font"> </text:span></text:span></text:a><text:span text:style-name="Default_20_Paragraph_20_Font">זה</text:span><text:span text:style-name="Default_20_Paragraph_20_Font"> </text:span><text:span text:style-name="Default_20_Paragraph_20_Font">לוט</text:span><text:span text:style-name="Default_20_Paragraph_20_Font">, </text:span><text:span text:style-name="Default_20_Paragraph_20_Font">שנפרד</text:span><text:span text:style-name="Default_20_Paragraph_20_Font"> </text:span><text:span text:style-name="Default_20_Paragraph_20_Font">מאברהם</text:span><text:span text:style-name="Default_20_Paragraph_20_Font">. '</text:span><text:span text:style-name="Default_20_Paragraph_20_Font">בכל</text:span><text:span text:style-name="Default_20_Paragraph_20_Font"> </text:span><text:span text:style-name="Default_20_Paragraph_20_Font">תושיה</text:span><text:span text:style-name="Default_20_Paragraph_20_Font"> </text:span><text:span text:style-name="Default_20_Paragraph_20_Font">יתגלע</text:span><text:span text:style-name="Default_20_Paragraph_20_Font">' -</text:span><text:a xlink:type="simple" xlink:href="http://he.wikisource.org/wiki/ביאור:בבלי_הוריות_דף_י#cite_note-55"><text:span text:style-name="Default_20_Paragraph_20_Font"><text:span text:style-name="Default_20_Paragraph_20_Font"> </text:span></text:span></text:a><text:span text:style-name="Default_20_Paragraph_20_Font">שנתגלה</text:span><text:span text:style-name="Default_20_Paragraph_20_Font"> </text:span><text:span text:style-name="Default_20_Paragraph_20_Font">קלונו</text:span><text:span text:style-name="Default_20_Paragraph_20_Font"> </text:span><text:span text:style-name="Default_20_Paragraph_20_Font">בבתי</text:span><text:span text:style-name="Default_20_Paragraph_20_Font"> </text:span><text:span text:style-name="Default_20_Paragraph_20_Font">כנסיות</text:span><text:span text:style-name="Default_20_Paragraph_20_Font"> </text:span><text:span text:style-name="Default_20_Paragraph_20_Font">ובבתי</text:span><text:span text:style-name="Default_20_Paragraph_20_Font"> </text:span><text:span text:style-name="Default_20_Paragraph_20_Font">מדרשות</text:span><text:span text:style-name="Default_20_Paragraph_20_Font">, </text:span><text:span text:style-name="Default_20_Paragraph_20_Font">דתנן</text:span><text:span text:style-name="Default_20_Paragraph_20_Font">: </text:span><text:span text:style-name="Default_20_Paragraph_20_Font">עמוני</text:span><text:span text:style-name="Default_20_Paragraph_20_Font"> </text:span><text:span text:style-name="Default_20_Paragraph_20_Font">ומואבי</text:span><text:span text:style-name="Default_20_Paragraph_20_Font"> </text:span><text:span text:style-name="Default_20_Paragraph_20_Font">אסורין</text:span><text:span text:style-name="Default_20_Paragraph_20_Font"> </text:span><text:span text:style-name="Default_20_Paragraph_20_Font">איסור</text:span><text:span text:style-name="Default_20_Paragraph_20_Font"> </text:span><text:span text:style-name="Default_20_Paragraph_20_Font">עולם</text:span><text:span text:style-name="Default_20_Paragraph_20_Font"> <text:s text:c="9"/>(</text:span><text:span text:style-name="Default_20_Paragraph_20_Font">הוריות</text:span><text:span text:style-name="Default_20_Paragraph_20_Font"> </text:span><text:span text:style-name="Default_20_Paragraph_20_Font">י</text:span><text:span text:style-name="Default_20_Paragraph_20_Font"> </text:span><text:span text:style-name="Default_20_Paragraph_20_Font">ע</text:span><text:span text:style-name="Default_20_Paragraph_20_Font">"</text:span><text:span text:style-name="Default_20_Paragraph_20_Font">ב</text:span><text:span text:style-name="Default_20_Paragraph_20_Font">, </text:span><text:span text:style-name="Default_20_Paragraph_20_Font">נזיר</text:span><text:span text:style-name="Default_20_Paragraph_20_Font"> </text:span><text:span text:style-name="Default_20_Paragraph_20_Font">כג</text:span><text:span text:style-name="Default_20_Paragraph_20_Font"> </text:span><text:span text:style-name="Default_20_Paragraph_20_Font">ע</text:span><text:span text:style-name="Default_20_Paragraph_20_Font">"</text:span><text:span text:style-name="Default_20_Paragraph_20_Font">ב</text:span><text:span text:style-name="Default_20_Paragraph_20_Font">).</text:span></text:p>
      <text:p text:style-name="P1"/>
      <text:p text:style-name="P1"><text:span text:style-name="Default_20_Paragraph_20_Font">כך</text:span><text:span text:style-name="Default_20_Paragraph_20_Font">, </text:span><text:span text:style-name="Default_20_Paragraph_20_Font">קובע</text:span><text:span text:style-name="Default_20_Paragraph_20_Font"> </text:span><text:span text:style-name="Default_20_Paragraph_20_Font">הפסוק</text:span><text:span text:style-name="Default_20_Paragraph_20_Font"> </text:span><text:span text:style-name="Default_20_Paragraph_20_Font">במשלי</text:span><text:span text:style-name="Default_20_Paragraph_20_Font">, </text:span><text:span text:style-name="Default_20_Paragraph_20_Font">כל</text:span><text:span text:style-name="Default_20_Paragraph_20_Font"> </text:span><text:span text:style-name="Default_20_Paragraph_20_Font">אדם</text:span><text:span text:style-name="Default_20_Paragraph_20_Font"> </text:span><text:span text:style-name="Default_20_Paragraph_20_Font">אשר</text:span><text:span text:style-name="Default_20_Paragraph_20_Font"> </text:span><text:span text:style-name="Default_20_Paragraph_20_Font"><text:span text:style-name="T3">לתאווה</text:span></text:span><text:span text:style-name="Default_20_Paragraph_20_Font"><text:span text:style-name="T3"> </text:span></text:span><text:span text:style-name="Default_20_Paragraph_20_Font"><text:span text:style-name="T3">יבקש</text:span></text:span><text:span text:style-name="Default_20_Paragraph_20_Font"> - </text:span><text:span text:style-name="Default_20_Paragraph_20_Font">רוצה</text:span><text:span text:style-name="Default_20_Paragraph_20_Font"> </text:span><text:span text:style-name="Default_20_Paragraph_20_Font">לחיות</text:span><text:span text:style-name="Default_20_Paragraph_20_Font"> </text:span><text:span text:style-name="Default_20_Paragraph_20_Font">רק</text:span><text:span text:style-name="Default_20_Paragraph_20_Font"> </text:span><text:span text:style-name="Default_20_Paragraph_20_Font">לפי</text:span><text:span text:style-name="Default_20_Paragraph_20_Font"> </text:span><text:span text:style-name="Default_20_Paragraph_20_Font">תאוות</text:span><text:span text:style-name="Default_20_Paragraph_20_Font"> </text:span><text:span text:style-name="Default_20_Paragraph_20_Font">ליבו</text:span><text:span text:style-name="Default_20_Paragraph_20_Font"> - </text:span><text:span text:style-name="Default_20_Paragraph_20_Font">סופו</text:span><text:span text:style-name="Default_20_Paragraph_20_Font"> </text:span><text:span text:style-name="Default_20_Paragraph_20_Font">שיהיה</text:span><text:span text:style-name="Default_20_Paragraph_20_Font"> </text:span><text:span text:style-name="Default_20_Paragraph_20_Font"><text:span text:style-name="T3">נפרד</text:span></text:span><text:span text:style-name="Default_20_Paragraph_20_Font"> - </text:span><text:span text:style-name="Default_20_Paragraph_20_Font">ייפרד</text:span><text:span text:style-name="Default_20_Paragraph_20_Font"> </text:span><text:span text:style-name="Default_20_Paragraph_20_Font">מקרוביו</text:span><text:span text:style-name="Default_20_Paragraph_20_Font"> </text:span><text:span text:style-name="Default_20_Paragraph_20_Font">ומשפחתו</text:span><text:span text:style-name="Default_20_Paragraph_20_Font"> </text:span><text:span text:style-name="Default_20_Paragraph_20_Font">ויביא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עצמו</text:span><text:span text:style-name="Default_20_Paragraph_20_Font"> </text:span><text:span text:style-name="Default_20_Paragraph_20_Font">קלון</text:span><text:span text:style-name="Default_20_Paragraph_20_Font">.</text:span></text:p>
      <text:p text:style-name="P1"/>
      <text:p text:style-name="P1"><text:span text:style-name="Default_20_Paragraph_20_Font"><text:span text:style-name="T2">פסוק</text:span></text:span><text:span text:style-name="Default_20_Paragraph_20_Font"><text:span text:style-name="T2"> </text:span></text:span><text:span text:style-name="Default_20_Paragraph_20_Font"><text:span text:style-name="T2">ה</text:span></text:span></text:p>
      <text:p text:style-name="P5"><text:span text:style-name="Default_20_Paragraph_20_Font">ש</text:span><text:span text:style-name="Default_20_Paragraph_20_Font">ְׂ</text:span><text:span text:style-name="Default_20_Paragraph_20_Font">א</text:span><text:span text:style-name="Default_20_Paragraph_20_Font">ֵ</text:span><text:span text:style-name="Default_20_Paragraph_20_Font">ת</text:span><text:span text:style-name="Default_20_Paragraph_20_Font"> </text:span><text:span text:style-name="Default_20_Paragraph_20_Font">פ</text:span><text:span text:style-name="Default_20_Paragraph_20_Font">ְּ</text:span><text:span text:style-name="Default_20_Paragraph_20_Font">נ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ר</text:span><text:span text:style-name="Default_20_Paragraph_20_Font">ָ</text:span><text:span text:style-name="Default_20_Paragraph_20_Font">ש</text:span><text:span text:style-name="Default_20_Paragraph_20_Font">ָׁ</text:span><text:span text:style-name="Default_20_Paragraph_20_Font">ע</text:span><text:span text:style-name="Default_20_Paragraph_20_Font"> 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טו</text:span><text:span text:style-name="Default_20_Paragraph_20_Font">ֹ</text:span><text:span text:style-name="Default_20_Paragraph_20_Font">ב</text:span><text:span text:style-name="Default_20_Paragraph_20_Font">, </text:span><text:span text:style-name="Default_20_Paragraph_20_Font">ל</text:span><text:span text:style-name="Default_20_Paragraph_20_Font">ְ</text:span><text:span text:style-name="Default_20_Paragraph_20_Font">ה</text:span><text:span text:style-name="Default_20_Paragraph_20_Font">ַ</text:span><text:span text:style-name="Default_20_Paragraph_20_Font">ט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ת</text:span><text:span text:style-name="Default_20_Paragraph_20_Font"> </text:span><text:span text:style-name="Default_20_Paragraph_20_Font">צ</text:span><text:span text:style-name="Default_20_Paragraph_20_Font">ַ</text:span><text:span text:style-name="Default_20_Paragraph_20_Font">ד</text:span><text:span text:style-name="Default_20_Paragraph_20_Font">ִּ</text:span><text:span text:style-name="Default_20_Paragraph_20_Font">יק</text:span><text:span text:style-name="Default_20_Paragraph_20_Font"> </text:span><text:span text:style-name="Default_20_Paragraph_20_Font">ב</text:span><text:span text:style-name="Default_20_Paragraph_20_Font">ַּ</text:span><text:span text:style-name="Default_20_Paragraph_20_Font">מ</text:span><text:span text:style-name="Default_20_Paragraph_20_Font">ִּ</text:span><text:span text:style-name="Default_20_Paragraph_20_Font">ש</text:span><text:span text:style-name="Default_20_Paragraph_20_Font">ְׁ</text:span><text:span text:style-name="Default_20_Paragraph_20_Font">פ</text:span><text:span text:style-name="Default_20_Paragraph_20_Font">ָּ</text:span><text:span text:style-name="Default_20_Paragraph_20_Font">ט</text:span><text:span text:style-name="Default_20_Paragraph_20_Font"> <text:s/>(</text:span><text:span text:style-name="Default_20_Paragraph_20_Font">משלי</text:span><text:span text:style-name="Default_20_Paragraph_20_Font"> </text:span><text:span text:style-name="Default_20_Paragraph_20_Font">י</text:span><text:span text:style-name="Default_20_Paragraph_20_Font">"</text:span><text:span text:style-name="Default_20_Paragraph_20_Font">ח</text:span><text:span text:style-name="Default_20_Paragraph_20_Font">, </text:span><text:span text:style-name="Default_20_Paragraph_20_Font">ה</text:span><text:span text:style-name="Default_20_Paragraph_20_Font">).</text:span></text:p>
      <text:p text:style-name="P1"/>
      <text:p text:style-name="P1"><text:span text:style-name="Default_20_Paragraph_20_Font">האיסור</text:span><text:span text:style-name="Default_20_Paragraph_20_Font"> </text:span><text:span text:style-name="Default_20_Paragraph_20_Font"><text:span text:style-name="T3">לשאת</text:span></text:span><text:span text:style-name="Default_20_Paragraph_20_Font"><text:span text:style-name="T3"> </text:span></text:span><text:span text:style-name="Default_20_Paragraph_20_Font"><text:span text:style-name="T3">פנים</text:span></text:span><text:span text:style-name="Default_20_Paragraph_20_Font"> </text:span><text:span text:style-name="Default_20_Paragraph_20_Font">במשפט</text:span><text:span text:style-name="Default_20_Paragraph_20_Font"> - </text:span><text:span text:style-name="Default_20_Paragraph_20_Font">לחלוק</text:span><text:span text:style-name="Default_20_Paragraph_20_Font"> </text:span><text:span text:style-name="Default_20_Paragraph_20_Font">כבוד</text:span><text:span text:style-name="Default_20_Paragraph_20_Font"> </text:span><text:span text:style-name="Default_20_Paragraph_20_Font">עודף</text:span><text:span text:style-name="Default_20_Paragraph_20_Font"> </text:span><text:span text:style-name="Default_20_Paragraph_20_Font">לאחד</text:span><text:span text:style-name="Default_20_Paragraph_20_Font"> </text:span><text:span text:style-name="Default_20_Paragraph_20_Font">משני</text:span><text:span text:style-name="Default_20_Paragraph_20_Font"> </text:span><text:span text:style-name="Default_20_Paragraph_20_Font">הצדדים</text:span><text:span text:style-name="Default_20_Paragraph_20_Font"> - </text:span><text:span text:style-name="Default_20_Paragraph_20_Font">נזכר</text:span><text:span text:style-name="Default_20_Paragraph_20_Font"> </text:span><text:span text:style-name="Default_20_Paragraph_20_Font">כבר</text:span><text:span text:style-name="Default_20_Paragraph_20_Font"> </text:span><text:span text:style-name="Default_20_Paragraph_20_Font">בתורה</text:span><text:span text:style-name="Default_20_Paragraph_20_Font">, </text:span><text:span text:style-name="Default_20_Paragraph_20_Font">לא</text:span><text:span text:style-name="Default_20_Paragraph_20_Font"> </text:span><text:span text:style-name="Default_20_Paragraph_20_Font">רק</text:span><text:span text:style-name="Default_20_Paragraph_20_Font"> </text:span><text:span text:style-name="Default_20_Paragraph_20_Font">ביחס</text:span><text:span text:style-name="Default_20_Paragraph_20_Font"> </text:span><text:span text:style-name="Default_20_Paragraph_20_Font">לרשע</text:span><text:span text:style-name="Default_20_Paragraph_20_Font"> </text:span><text:span text:style-name="Default_20_Paragraph_20_Font">אלא</text:span><text:span text:style-name="Default_20_Paragraph_20_Font"> </text:span><text:span text:style-name="Default_20_Paragraph_20_Font">ביחס</text:span><text:span text:style-name="Default_20_Paragraph_20_Font"> </text:span><text:span text:style-name="Default_20_Paragraph_20_Font">לכל</text:span><text:span text:style-name="Default_20_Paragraph_20_Font"> </text:span><text:span text:style-name="Default_20_Paragraph_20_Font">אדם</text:span><text:span text:style-name="Default_20_Paragraph_20_Font">:</text:span></text:p>
      <text:p text:style-name="P5"><text:soft-page-break/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ת</text:span><text:span text:style-name="Default_20_Paragraph_20_Font">ַ</text:span><text:span text:style-name="Default_20_Paragraph_20_Font">ע</text:span><text:span text:style-name="Default_20_Paragraph_20_Font">ֲ</text:span><text:span text:style-name="Default_20_Paragraph_20_Font">ש</text:span><text:span text:style-name="Default_20_Paragraph_20_Font">ׂ</text:span><text:span text:style-name="Default_20_Paragraph_20_Font">ו</text:span><text:span text:style-name="Default_20_Paragraph_20_Font">ּ </text:span><text:span text:style-name="Default_20_Paragraph_20_Font">ע</text:span><text:span text:style-name="Default_20_Paragraph_20_Font">ָ</text:span><text:span text:style-name="Default_20_Paragraph_20_Font">ו</text:span><text:span text:style-name="Default_20_Paragraph_20_Font">ֶ</text:span><text:span text:style-name="Default_20_Paragraph_20_Font">ל</text:span><text:span text:style-name="Default_20_Paragraph_20_Font"> </text:span><text:span text:style-name="Default_20_Paragraph_20_Font">ב</text:span><text:span text:style-name="Default_20_Paragraph_20_Font">ַּ</text:span><text:span text:style-name="Default_20_Paragraph_20_Font">מ</text:span><text:span text:style-name="Default_20_Paragraph_20_Font">ִּ</text:span><text:span text:style-name="Default_20_Paragraph_20_Font">ש</text:span><text:span text:style-name="Default_20_Paragraph_20_Font">ְׁ</text:span><text:span text:style-name="Default_20_Paragraph_20_Font">פ</text:span><text:span text:style-name="Default_20_Paragraph_20_Font">ָּ</text:span><text:span text:style-name="Default_20_Paragraph_20_Font">ט</text:span><text:span text:style-name="Default_20_Paragraph_20_Font">, </text:span><text:span text:style-name="Default_20_Paragraph_20_Font"><text:span text:style-name="T3">ל</text:span></text:span><text:span text:style-name="Default_20_Paragraph_20_Font"><text:span text:style-name="T3">ֹ</text:span></text:span><text:span text:style-name="Default_20_Paragraph_20_Font"><text:span text:style-name="T3">א</text:span></text:span><text:span text:style-name="Default_20_Paragraph_20_Font"><text:span text:style-name="T3"> </text:span></text:span><text:span text:style-name="Default_20_Paragraph_20_Font"><text:span text:style-name="T3">ת</text:span></text:span><text:span text:style-name="Default_20_Paragraph_20_Font"><text:span text:style-name="T3">ִ</text:span></text:span><text:span text:style-name="Default_20_Paragraph_20_Font"><text:span text:style-name="T3">ש</text:span></text:span><text:span text:style-name="Default_20_Paragraph_20_Font"><text:span text:style-name="T3">ָּׂ</text:span></text:span><text:span text:style-name="Default_20_Paragraph_20_Font"><text:span text:style-name="T3">א</text:span></text:span><text:span text:style-name="Default_20_Paragraph_20_Font"><text:span text:style-name="T3"> </text:span></text:span><text:span text:style-name="Default_20_Paragraph_20_Font"><text:span text:style-name="T3">פ</text:span></text:span><text:span text:style-name="Default_20_Paragraph_20_Font"><text:span text:style-name="T3">ְ</text:span></text:span><text:span text:style-name="Default_20_Paragraph_20_Font"><text:span text:style-name="T3">נ</text:span></text:span><text:span text:style-name="Default_20_Paragraph_20_Font"><text:span text:style-name="T3">ֵ</text:span></text:span><text:span text:style-name="Default_20_Paragraph_20_Font"><text:span text:style-name="T3">י</text:span></text:span><text:span text:style-name="Default_20_Paragraph_20_Font"><text:span text:style-name="T3"> </text:span></text:span><text:span text:style-name="Default_20_Paragraph_20_Font"><text:span text:style-name="T3">ד</text:span></text:span><text:span text:style-name="Default_20_Paragraph_20_Font"><text:span text:style-name="T3">ָ</text:span></text:span><text:span text:style-name="Default_20_Paragraph_20_Font"><text:span text:style-name="T3">ל</text:span>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ת</text:span><text:span text:style-name="Default_20_Paragraph_20_Font">ֶ</text:span><text:span text:style-name="Default_20_Paragraph_20_Font">ה</text:span><text:span text:style-name="Default_20_Paragraph_20_Font">ְ</text:span><text:span text:style-name="Default_20_Paragraph_20_Font">ד</text:span><text:span text:style-name="Default_20_Paragraph_20_Font">ַּ</text:span><text:span text:style-name="Default_20_Paragraph_20_Font">ר</text:span><text:span text:style-name="Default_20_Paragraph_20_Font"> </text:span><text:span text:style-name="Default_20_Paragraph_20_Font">פ</text:span><text:span text:style-name="Default_20_Paragraph_20_Font">ְּ</text:span><text:span text:style-name="Default_20_Paragraph_20_Font">נ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ג</text:span><text:span text:style-name="Default_20_Paragraph_20_Font">ָ</text:span><text:span text:style-name="Default_20_Paragraph_20_Font">דו</text:span><text:span text:style-name="Default_20_Paragraph_20_Font">ֹ</text:span><text:span text:style-name="Default_20_Paragraph_20_Font">ל</text:span><text:span text:style-name="Default_20_Paragraph_20_Font">, </text:span><text:span text:style-name="Default_20_Paragraph_20_Font">ב</text:span><text:span text:style-name="Default_20_Paragraph_20_Font">ְּ</text:span><text:span text:style-name="Default_20_Paragraph_20_Font">צ</text:span><text:span text:style-name="Default_20_Paragraph_20_Font">ֶ</text:span><text:span text:style-name="Default_20_Paragraph_20_Font">ד</text:span><text:span text:style-name="Default_20_Paragraph_20_Font">ֶ</text:span><text:span text:style-name="Default_20_Paragraph_20_Font">ק</text:span><text:span text:style-name="Default_20_Paragraph_20_Font"> </text:span><text:span text:style-name="Default_20_Paragraph_20_Font">ת</text:span><text:span text:style-name="Default_20_Paragraph_20_Font">ִּ</text:span><text:span text:style-name="Default_20_Paragraph_20_Font">ש</text:span><text:span text:style-name="Default_20_Paragraph_20_Font">ְׁ</text:span><text:span text:style-name="Default_20_Paragraph_20_Font">פ</text:span><text:span text:style-name="Default_20_Paragraph_20_Font">ֹּ</text:span><text:span text:style-name="Default_20_Paragraph_20_Font">ט</text:span><text:span text:style-name="Default_20_Paragraph_20_Font"> </text:span><text:span text:style-name="Default_20_Paragraph_20_Font">ע</text:span><text:span text:style-name="Default_20_Paragraph_20_Font">ֲ</text:span><text:span text:style-name="Default_20_Paragraph_20_Font">מ</text:span><text:span text:style-name="Default_20_Paragraph_20_Font">ִ</text:span><text:span text:style-name="Default_20_Paragraph_20_Font">ית</text:span><text:span text:style-name="Default_20_Paragraph_20_Font">ֶ</text:span><text:span text:style-name="Default_20_Paragraph_20_Font">ך</text:span><text:span text:style-name="Default_20_Paragraph_20_Font">ָ <text:s text:c="8"/>(</text:span><text:span text:style-name="Default_20_Paragraph_20_Font">ויקרא</text:span><text:span text:style-name="Default_20_Paragraph_20_Font"> </text:span><text:span text:style-name="Default_20_Paragraph_20_Font">י</text:span><text:span text:style-name="Default_20_Paragraph_20_Font">"</text:span><text:span text:style-name="Default_20_Paragraph_20_Font">ט</text:span><text:span text:style-name="Default_20_Paragraph_20_Font">, </text:span><text:span text:style-name="Default_20_Paragraph_20_Font">טו</text:span><text:span text:style-name="Default_20_Paragraph_20_Font">).</text:span></text:p>
      <text:p text:style-name="P1"/>
      <text:p text:style-name="P1"><text:span text:style-name="Default_20_Paragraph_20_Font">אם</text:span><text:span text:style-name="Default_20_Paragraph_20_Font"> </text:span><text:span text:style-name="Default_20_Paragraph_20_Font">כך</text:span><text:span text:style-name="Default_20_Paragraph_20_Font">, </text:span><text:span text:style-name="Default_20_Paragraph_20_Font">מה</text:span><text:span text:style-name="Default_20_Paragraph_20_Font"> </text:span><text:span text:style-name="Default_20_Paragraph_20_Font">מחדש</text:span><text:span text:style-name="Default_20_Paragraph_20_Font"> </text:span><text:span text:style-name="Default_20_Paragraph_20_Font">הפסוק</text:span><text:span text:style-name="Default_20_Paragraph_20_Font"> </text:span><text:span text:style-name="Default_20_Paragraph_20_Font">במשלי</text:span><text:span text:style-name="Default_20_Paragraph_20_Font">? </text:span><text:span text:style-name="Default_20_Paragraph_20_Font">ומה</text:span><text:span text:style-name="Default_20_Paragraph_20_Font"> </text:span><text:span text:style-name="Default_20_Paragraph_20_Font">פשר</text:span><text:span text:style-name="Default_20_Paragraph_20_Font"> </text:span><text:span text:style-name="Default_20_Paragraph_20_Font">הביטוי</text:span><text:span text:style-name="Default_20_Paragraph_20_Font"> </text:span><text:span text:style-name="Default_20_Paragraph_20_Font">העדין</text:span><text:span text:style-name="Default_20_Paragraph_20_Font"> "</text:span><text:span text:style-name="Default_20_Paragraph_20_Font">לא</text:span><text:span text:style-name="Default_20_Paragraph_20_Font"> </text:span><text:span text:style-name="Default_20_Paragraph_20_Font">טוב</text:span><text:span text:style-name="Default_20_Paragraph_20_Font">" - </text:span><text:span text:style-name="Default_20_Paragraph_20_Font">הרי</text:span><text:span text:style-name="Default_20_Paragraph_20_Font"> </text:span><text:span text:style-name="Default_20_Paragraph_20_Font">לשאת</text:span><text:span text:style-name="Default_20_Paragraph_20_Font"> </text:span><text:span text:style-name="Default_20_Paragraph_20_Font">פנים</text:span><text:span text:style-name="Default_20_Paragraph_20_Font"> </text:span><text:span text:style-name="Default_20_Paragraph_20_Font">זה</text:span><text:span text:style-name="Default_20_Paragraph_20_Font"> </text:span><text:span text:style-name="Default_20_Paragraph_20_Font">איסור</text:span><text:span text:style-name="Default_20_Paragraph_20_Font"> </text:span><text:span text:style-name="Default_20_Paragraph_20_Font">חמור</text:span><text:span text:style-name="Default_20_Paragraph_20_Font">, </text:span><text:span text:style-name="Default_20_Paragraph_20_Font">קל</text:span><text:span text:style-name="Default_20_Paragraph_20_Font"> </text:span><text:span text:style-name="Default_20_Paragraph_20_Font">וחומר</text:span><text:span text:style-name="Default_20_Paragraph_20_Font"> </text:span><text:span text:style-name="Default_20_Paragraph_20_Font">כאשר</text:span><text:span text:style-name="Default_20_Paragraph_20_Font"> </text:span><text:span text:style-name="Default_20_Paragraph_20_Font">נושאים</text:span><text:span text:style-name="Default_20_Paragraph_20_Font"> </text:span><text:span text:style-name="Default_20_Paragraph_20_Font">פנים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רשע</text:span><text:span text:style-name="Default_20_Paragraph_20_Font">?!</text:span></text:p>
      <text:p text:style-name="P1"/>
      <text:p text:style-name="P1"><text:span text:style-name="Default_20_Paragraph_20_Font">חכמי</text:span><text:span text:style-name="Default_20_Paragraph_20_Font"> </text:span><text:span text:style-name="Default_20_Paragraph_20_Font">התלמוד</text:span><text:span text:style-name="Default_20_Paragraph_20_Font"> </text:span><text:span text:style-name="Default_20_Paragraph_20_Font">קישרו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פסוק</text:span><text:span text:style-name="Default_20_Paragraph_20_Font"> </text:span><text:span text:style-name="Default_20_Paragraph_20_Font">לדברי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אלישע</text:span><text:span text:style-name="Default_20_Paragraph_20_Font"> </text:span><text:span text:style-name="Default_20_Paragraph_20_Font">הנביא</text:span><text:span text:style-name="Default_20_Paragraph_20_Font">, </text:span><text:span text:style-name="Default_20_Paragraph_20_Font">שהיה</text:span><text:span text:style-name="Default_20_Paragraph_20_Font"> </text:span><text:span text:style-name="Default_20_Paragraph_20_Font">חייל</text:span><text:span text:style-name="Default_20_Paragraph_20_Font"> </text:span><text:span text:style-name="Default_20_Paragraph_20_Font">בצבא</text:span><text:span text:style-name="Default_20_Paragraph_20_Font"> </text:span><text:span text:style-name="Default_20_Paragraph_20_Font">מלך</text:span><text:span text:style-name="Default_20_Paragraph_20_Font"> </text:span><text:span text:style-name="Default_20_Paragraph_20_Font">ישראל</text:span><text:span text:style-name="Default_20_Paragraph_20_Font"> </text:span><text:span text:style-name="Default_20_Paragraph_20_Font">כשיצא</text:span><text:span text:style-name="Default_20_Paragraph_20_Font"> </text:span><text:span text:style-name="Default_20_Paragraph_20_Font">למלחמה</text:span><text:span text:style-name="Default_20_Paragraph_20_Font"> </text:span><text:span text:style-name="Default_20_Paragraph_20_Font">במואב</text:span><text:span text:style-name="Default_20_Paragraph_20_Font">:</text:span></text:p>
      <text:p text:style-name="P5"><text:span text:style-name="Default_20_Paragraph_20_Font">ו</text:span><text:span text:style-name="Default_20_Paragraph_20_Font">ַ</text:span><text:span text:style-name="Default_20_Paragraph_20_Font">י</text:span><text:span text:style-name="Default_20_Paragraph_20_Font">ֹּ</text:span><text:span text:style-name="Default_20_Paragraph_20_Font">אמ</text:span><text:span text:style-name="Default_20_Paragraph_20_Font">ֶ</text:span><text:span text:style-name="Default_20_Paragraph_20_Font">ר</text:span><text:span text:style-name="Default_20_Paragraph_20_Font"> </text:span><text:span text:style-name="Default_20_Paragraph_20_Font">א</text:span><text:span text:style-name="Default_20_Paragraph_20_Font">ֱ</text:span><text:span text:style-name="Default_20_Paragraph_20_Font">ל</text:span><text:span text:style-name="Default_20_Paragraph_20_Font">ִ</text:span><text:span text:style-name="Default_20_Paragraph_20_Font">יש</text:span><text:span text:style-name="Default_20_Paragraph_20_Font">ָׁ</text:span><text:span text:style-name="Default_20_Paragraph_20_Font">ע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ל</text:span><text:span text:style-name="Default_20_Paragraph_20_Font"> </text:span><text:span text:style-name="Default_20_Paragraph_20_Font">מ</text:span><text:span text:style-name="Default_20_Paragraph_20_Font">ֶ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ְ </text:span><text:span text:style-name="Default_20_Paragraph_20_Font">י</text:span><text:span text:style-name="Default_20_Paragraph_20_Font">ִ</text:span><text:span text:style-name="Default_20_Paragraph_20_Font">ש</text:span><text:span text:style-name="Default_20_Paragraph_20_Font">ְׂ</text:span><text:span text:style-name="Default_20_Paragraph_20_Font">ר</text:span><text:span text:style-name="Default_20_Paragraph_20_Font">ָ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 '</text:span><text:span text:style-name="Default_20_Paragraph_20_Font">מ</text:span><text:span text:style-name="Default_20_Paragraph_20_Font">ַ</text:span><text:span text:style-name="Default_20_Paragraph_20_Font">ה</text:span><text:span text:style-name="Default_20_Paragraph_20_Font"> </text:span><text:span text:style-name="Default_20_Paragraph_20_Font">ל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ו</text:span><text:span text:style-name="Default_20_Paragraph_20_Font">ָ</text:span><text:span text:style-name="Default_20_Paragraph_20_Font">ל</text:span><text:span text:style-name="Default_20_Paragraph_20_Font">ָ</text:span><text:span text:style-name="Default_20_Paragraph_20_Font">ך</text:span><text:span text:style-name="Default_20_Paragraph_20_Font">ְ?! </text:span><text:span text:style-name="Default_20_Paragraph_20_Font">ל</text:span><text:span text:style-name="Default_20_Paragraph_20_Font">ֵ</text:span><text:span text:style-name="Default_20_Paragraph_20_Font">ך</text:span><text:span text:style-name="Default_20_Paragraph_20_Font">ְ </text:span><text:span text:style-name="Default_20_Paragraph_20_Font">א</text:span><text:span text:style-name="Default_20_Paragraph_20_Font">ֶ</text:span><text:span text:style-name="Default_20_Paragraph_20_Font">ל</text:span><text:span text:style-name="Default_20_Paragraph_20_Font"> </text:span><text:span text:style-name="Default_20_Paragraph_20_Font">נ</text:span><text:span text:style-name="Default_20_Paragraph_20_Font">ְ</text:span><text:span text:style-name="Default_20_Paragraph_20_Font">ב</text:span><text:span text:style-name="Default_20_Paragraph_20_Font">ִ</text:span><text:span text:style-name="Default_20_Paragraph_20_Font">יא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א</text:span><text:span text:style-name="Default_20_Paragraph_20_Font">ָ</text:span><text:span text:style-name="Default_20_Paragraph_20_Font">ב</text:span><text:span text:style-name="Default_20_Paragraph_20_Font">ִ</text:span><text:span text:style-name="Default_20_Paragraph_20_Font">יך</text:span><text:span text:style-name="Default_20_Paragraph_20_Font">ָ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ֶ</text:span><text:span text:style-name="Default_20_Paragraph_20_Font">ל</text:span><text:span text:style-name="Default_20_Paragraph_20_Font"> </text:span><text:span text:style-name="Default_20_Paragraph_20_Font">נ</text:span><text:span text:style-name="Default_20_Paragraph_20_Font">ְ</text:span><text:span text:style-name="Default_20_Paragraph_20_Font">ב</text:span><text:span text:style-name="Default_20_Paragraph_20_Font">ִ</text:span><text:span text:style-name="Default_20_Paragraph_20_Font">יא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א</text:span><text:span text:style-name="Default_20_Paragraph_20_Font">ִ</text:span><text:span text:style-name="Default_20_Paragraph_20_Font">מ</text:span><text:span text:style-name="Default_20_Paragraph_20_Font">ֶּ</text:span><text:span text:style-name="Default_20_Paragraph_20_Font">ך</text:span><text:span text:style-name="Default_20_Paragraph_20_Font">ָ!'.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ֹּ</text:span><text:span text:style-name="Default_20_Paragraph_20_Font">אמ</text:span><text:span text:style-name="Default_20_Paragraph_20_Font">ֶ</text:span><text:span text:style-name="Default_20_Paragraph_20_Font">ר</text:span><text:span text:style-name="Default_20_Paragraph_20_Font"> </text:span><text:span text:style-name="Default_20_Paragraph_20_Font">לו</text:span><text:span text:style-name="Default_20_Paragraph_20_Font">ֹ </text:span><text:span text:style-name="Default_20_Paragraph_20_Font">מ</text:span><text:span text:style-name="Default_20_Paragraph_20_Font">ֶ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ְ </text:span><text:span text:style-name="Default_20_Paragraph_20_Font">י</text:span><text:span text:style-name="Default_20_Paragraph_20_Font">ִ</text:span><text:span text:style-name="Default_20_Paragraph_20_Font">ש</text:span><text:span text:style-name="Default_20_Paragraph_20_Font">ְׂ</text:span><text:span text:style-name="Default_20_Paragraph_20_Font">ר</text:span><text:span text:style-name="Default_20_Paragraph_20_Font">ָ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 '</text:span><text:span text:style-name="Default_20_Paragraph_20_Font">א</text:span><text:span text:style-name="Default_20_Paragraph_20_Font">ַ</text:span><text:span text:style-name="Default_20_Paragraph_20_Font">ל</text:span><text:span text:style-name="Default_20_Paragraph_20_Font">, </text:span><text:span text:style-name="Default_20_Paragraph_20_Font">כ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ק</text:span><text:span text:style-name="Default_20_Paragraph_20_Font">ָ</text:span><text:span text:style-name="Default_20_Paragraph_20_Font">ר</text:span><text:span text:style-name="Default_20_Paragraph_20_Font">ָ</text:span><text:span text:style-name="Default_20_Paragraph_20_Font">א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ל</text:span><text:span text:style-name="Default_20_Paragraph_20_Font">ִ</text:span><text:span text:style-name="Default_20_Paragraph_20_Font">ש</text:span><text:span text:style-name="Default_20_Paragraph_20_Font">ְׁ</text:span><text:span text:style-name="Default_20_Paragraph_20_Font">ל</text:span><text:span text:style-name="Default_20_Paragraph_20_Font">ֹ</text:span><text:span text:style-name="Default_20_Paragraph_20_Font">ש</text:span><text:span text:style-name="Default_20_Paragraph_20_Font">ֶׁ</text:span><text:span text:style-name="Default_20_Paragraph_20_Font">ת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מ</text:span><text:span text:style-name="Default_20_Paragraph_20_Font">ְּ</text:span><text:span text:style-name="Default_20_Paragraph_20_Font">ל</text:span><text:span text:style-name="Default_20_Paragraph_20_Font">ָ</text:span><text:span text:style-name="Default_20_Paragraph_20_Font">כ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ֶּ</text:span><text:span text:style-name="Default_20_Paragraph_20_Font">ה</text:span><text:span text:style-name="Default_20_Paragraph_20_Font"> </text:span><text:span text:style-name="Default_20_Paragraph_20_Font">ל</text:span><text:span text:style-name="Default_20_Paragraph_20_Font">ָ</text:span><text:span text:style-name="Default_20_Paragraph_20_Font">ת</text:span><text:span text:style-name="Default_20_Paragraph_20_Font">ֵ</text:span><text:span text:style-name="Default_20_Paragraph_20_Font">ת</text:span><text:span text:style-name="Default_20_Paragraph_20_Font"> </text:span><text:span text:style-name="Default_20_Paragraph_20_Font">או</text:span><text:span text:style-name="Default_20_Paragraph_20_Font">ֹ</text:span><text:span text:style-name="Default_20_Paragraph_20_Font">ת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ב</text:span><text:span text:style-name="Default_20_Paragraph_20_Font">ְּ</text:span><text:span text:style-name="Default_20_Paragraph_20_Font">י</text:span><text:span text:style-name="Default_20_Paragraph_20_Font">ַ</text:span><text:span text:style-name="Default_20_Paragraph_20_Font">ד</text:span><text:span text:style-name="Default_20_Paragraph_20_Font"> </text:span><text:span text:style-name="Default_20_Paragraph_20_Font">מו</text:span><text:span text:style-name="Default_20_Paragraph_20_Font">ֹ</text:span><text:span text:style-name="Default_20_Paragraph_20_Font">א</text:span><text:span text:style-name="Default_20_Paragraph_20_Font">ָ</text:span><text:span text:style-name="Default_20_Paragraph_20_Font">ב</text:span><text:span text:style-name="Default_20_Paragraph_20_Font">!'.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ֹּ</text:span><text:span text:style-name="Default_20_Paragraph_20_Font">אמ</text:span><text:span text:style-name="Default_20_Paragraph_20_Font">ֶ</text:span><text:span text:style-name="Default_20_Paragraph_20_Font">ר</text:span><text:span text:style-name="Default_20_Paragraph_20_Font"> </text:span><text:span text:style-name="Default_20_Paragraph_20_Font">א</text:span><text:span text:style-name="Default_20_Paragraph_20_Font">ֱ</text:span><text:span text:style-name="Default_20_Paragraph_20_Font">ל</text:span><text:span text:style-name="Default_20_Paragraph_20_Font">ִ</text:span><text:span text:style-name="Default_20_Paragraph_20_Font">יש</text:span><text:span text:style-name="Default_20_Paragraph_20_Font">ָׁ</text:span><text:span text:style-name="Default_20_Paragraph_20_Font">ע</text:span><text:span text:style-name="Default_20_Paragraph_20_Font"> '</text:span><text:span text:style-name="Default_20_Paragraph_20_Font">ח</text:span><text:span text:style-name="Default_20_Paragraph_20_Font">ַ</text:span><text:span text:style-name="Default_20_Paragraph_20_Font">י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צ</text:span><text:span text:style-name="Default_20_Paragraph_20_Font">ְ</text:span><text:span text:style-name="Default_20_Paragraph_20_Font">ב</text:span><text:span text:style-name="Default_20_Paragraph_20_Font">ָ</text:span><text:span text:style-name="Default_20_Paragraph_20_Font">או</text:span><text:span text:style-name="Default_20_Paragraph_20_Font">ֹ</text:span><text:span text:style-name="Default_20_Paragraph_20_Font">ת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ֶׁ</text:span><text:span text:style-name="Default_20_Paragraph_20_Font">ר</text:span><text:span text:style-name="Default_20_Paragraph_20_Font"> </text:span><text:span text:style-name="Default_20_Paragraph_20_Font">ע</text:span><text:span text:style-name="Default_20_Paragraph_20_Font">ָ</text:span><text:span text:style-name="Default_20_Paragraph_20_Font">מ</text:span><text:span text:style-name="Default_20_Paragraph_20_Font">ַ</text:span><text:span text:style-name="Default_20_Paragraph_20_Font">ד</text:span><text:span text:style-name="Default_20_Paragraph_20_Font">ְ</text:span><text:span text:style-name="Default_20_Paragraph_20_Font">ת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פ</text:span><text:span text:style-name="Default_20_Paragraph_20_Font">ָ</text:span><text:span text:style-name="Default_20_Paragraph_20_Font">נ</text:span><text:span text:style-name="Default_20_Paragraph_20_Font">ָ</text:span><text:span text:style-name="Default_20_Paragraph_20_Font">יו</text:span><text:span text:style-name="Default_20_Paragraph_20_Font">, </text:span><text:span text:style-name="Default_20_Paragraph_20_Font">כ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לו</text:span><text:span text:style-name="Default_20_Paragraph_20_Font">ּ</text:span><text:span text:style-name="Default_20_Paragraph_20_Font">ל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<text:span text:style-name="T3">פ</text:span></text:span><text:span text:style-name="Default_20_Paragraph_20_Font"><text:span text:style-name="T3">ְּ</text:span></text:span><text:span text:style-name="Default_20_Paragraph_20_Font"><text:span text:style-name="T3">נ</text:span></text:span><text:span text:style-name="Default_20_Paragraph_20_Font"><text:span text:style-name="T3">ֵ</text:span></text:span><text:span text:style-name="Default_20_Paragraph_20_Font"><text:span text:style-name="T3">י</text:span></text:span><text:span text:style-name="Default_20_Paragraph_20_Font"><text:span text:style-name="T3"> </text:span></text:span><text:span text:style-name="Default_20_Paragraph_20_Font"><text:span text:style-name="T3">י</text:span></text:span><text:span text:style-name="Default_20_Paragraph_20_Font"><text:span text:style-name="T3">ְ</text:span></text:span><text:span text:style-name="Default_20_Paragraph_20_Font"><text:span text:style-name="T3">הו</text:span></text:span><text:span text:style-name="Default_20_Paragraph_20_Font"><text:span text:style-name="T3">ֹ</text:span></text:span><text:span text:style-name="Default_20_Paragraph_20_Font"><text:span text:style-name="T3">ש</text:span></text:span><text:span text:style-name="Default_20_Paragraph_20_Font"><text:span text:style-name="T3">ָׁ</text:span></text:span><text:span text:style-name="Default_20_Paragraph_20_Font"><text:span text:style-name="T3">פ</text:span></text:span><text:span text:style-name="Default_20_Paragraph_20_Font"><text:span text:style-name="T3">ָ</text:span></text:span><text:span text:style-name="Default_20_Paragraph_20_Font"><text:span text:style-name="T3">ט</text:span></text:span><text:span text:style-name="Default_20_Paragraph_20_Font"><text:span text:style-name="T3"> </text:span></text:span><text:span text:style-name="Default_20_Paragraph_20_Font"><text:span text:style-name="T3">מ</text:span></text:span><text:span text:style-name="Default_20_Paragraph_20_Font"><text:span text:style-name="T3">ֶ</text:span></text:span><text:span text:style-name="Default_20_Paragraph_20_Font"><text:span text:style-name="T3">ל</text:span></text:span><text:span text:style-name="Default_20_Paragraph_20_Font"><text:span text:style-name="T3">ֶ</text:span></text:span><text:span text:style-name="Default_20_Paragraph_20_Font"><text:span text:style-name="T3">ך</text:span></text:span><text:span text:style-name="Default_20_Paragraph_20_Font"><text:span text:style-name="T3">ְ </text:span></text:span><text:span text:style-name="Default_20_Paragraph_20_Font"><text:span text:style-name="T3">י</text:span></text:span><text:span text:style-name="Default_20_Paragraph_20_Font"><text:span text:style-name="T3">ְ</text:span></text:span><text:span text:style-name="Default_20_Paragraph_20_Font"><text:span text:style-name="T3">הו</text:span></text:span><text:span text:style-name="Default_20_Paragraph_20_Font"><text:span text:style-name="T3">ּ</text:span></text:span><text:span text:style-name="Default_20_Paragraph_20_Font"><text:span text:style-name="T3">ד</text:span></text:span><text:span text:style-name="Default_20_Paragraph_20_Font"><text:span text:style-name="T3">ָ</text:span></text:span><text:span text:style-name="Default_20_Paragraph_20_Font"><text:span text:style-name="T3">ה</text:span></text:span><text:span text:style-name="Default_20_Paragraph_20_Font"><text:span text:style-name="T3"> </text:span></text:span><text:span text:style-name="Default_20_Paragraph_20_Font"><text:span text:style-name="T3">א</text:span></text:span><text:span text:style-name="Default_20_Paragraph_20_Font"><text:span text:style-name="T3">ֲ</text:span></text:span><text:span text:style-name="Default_20_Paragraph_20_Font"><text:span text:style-name="T3">נ</text:span></text:span><text:span text:style-name="Default_20_Paragraph_20_Font"><text:span text:style-name="T3">ִ</text:span></text:span><text:span text:style-name="Default_20_Paragraph_20_Font"><text:span text:style-name="T3">י</text:span></text:span><text:span text:style-name="Default_20_Paragraph_20_Font"><text:span text:style-name="T3"> </text:span></text:span><text:span text:style-name="Default_20_Paragraph_20_Font"><text:span text:style-name="T3">נ</text:span></text:span><text:span text:style-name="Default_20_Paragraph_20_Font"><text:span text:style-name="T3">ֹ</text:span></text:span><text:span text:style-name="Default_20_Paragraph_20_Font"><text:span text:style-name="T3">ש</text:span></text:span><text:span text:style-name="Default_20_Paragraph_20_Font"><text:span text:style-name="T3">ֵׂ</text:span></text:span><text:span text:style-name="Default_20_Paragraph_20_Font"><text:span text:style-name="T3">א</text:span></text:span><text:span text:style-name="Default_20_Paragraph_20_Font">, </text:span><text:span text:style-name="Default_20_Paragraph_20_Font">א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ב</text:span><text:span text:style-name="Default_20_Paragraph_20_Font">ִּ</text:span><text:span text:style-name="Default_20_Paragraph_20_Font">יט</text:span><text:span text:style-name="Default_20_Paragraph_20_Font"> 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ֶ</text:span><text:span text:style-name="Default_20_Paragraph_20_Font">יך</text:span><text:span text:style-name="Default_20_Paragraph_20_Font">ָ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ר</text:span><text:span text:style-name="Default_20_Paragraph_20_Font">ְ</text:span><text:span text:style-name="Default_20_Paragraph_20_Font">א</text:span><text:span text:style-name="Default_20_Paragraph_20_Font">ֶ</text:span><text:span text:style-name="Default_20_Paragraph_20_Font">ך</text:span><text:span text:style-name="Default_20_Paragraph_20_Font">ָּ!' <text:s text:c="7"/>(</text:span><text:span text:style-name="Default_20_Paragraph_20_Font">מלכים</text:span><text:span text:style-name="Default_20_Paragraph_20_Font"> </text:span><text:span text:style-name="Default_20_Paragraph_20_Font">ב</text:span><text:span text:style-name="Default_20_Paragraph_20_Font"> </text:span><text:span text:style-name="Default_20_Paragraph_20_Font">ג</text:span><text:span text:style-name="Default_20_Paragraph_20_Font">', </text:span><text:span text:style-name="Default_20_Paragraph_20_Font">יג</text:span><text:span text:style-name="Default_20_Paragraph_20_Font">-</text:span><text:span text:style-name="Default_20_Paragraph_20_Font">יד</text:span><text:span text:style-name="Default_20_Paragraph_20_Font">).</text:span></text:p>
      <text:p text:style-name="P1"/>
      <text:p text:style-name="P1"><text:span text:style-name="Default_20_Paragraph_20_Font">אלישע</text:span><text:span text:style-name="Default_20_Paragraph_20_Font"> </text:span><text:span text:style-name="Default_20_Paragraph_20_Font">נושא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פני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יהושפט</text:span><text:span text:style-name="Default_20_Paragraph_20_Font">, </text:span><text:span text:style-name="Default_20_Paragraph_20_Font">מלך</text:span><text:span text:style-name="Default_20_Paragraph_20_Font"> </text:span><text:span text:style-name="Default_20_Paragraph_20_Font">יהודה</text:span><text:span text:style-name="Default_20_Paragraph_20_Font"> </text:span><text:span text:style-name="Default_20_Paragraph_20_Font">הצדיק</text:span><text:span text:style-name="Default_20_Paragraph_20_Font">, </text:span><text:span text:style-name="Default_20_Paragraph_20_Font">כלומר</text:span><text:span text:style-name="Default_20_Paragraph_20_Font"> </text:span><text:span text:style-name="Default_20_Paragraph_20_Font">חולק</text:span><text:span text:style-name="Default_20_Paragraph_20_Font"> </text:span><text:span text:style-name="Default_20_Paragraph_20_Font">לו</text:span><text:span text:style-name="Default_20_Paragraph_20_Font"> </text:span><text:span text:style-name="Default_20_Paragraph_20_Font">כבוד</text:span><text:span text:style-name="Default_20_Paragraph_20_Font">. </text:span><text:span text:style-name="Default_20_Paragraph_20_Font">לעומת</text:span><text:span text:style-name="Default_20_Paragraph_20_Font"> </text:span><text:span text:style-name="Default_20_Paragraph_20_Font">זאת</text:span><text:span text:style-name="Default_20_Paragraph_20_Font">, </text:span><text:span text:style-name="Default_20_Paragraph_20_Font">הוא</text:span><text:span text:style-name="Default_20_Paragraph_20_Font"> </text:span><text:span text:style-name="Default_20_Paragraph_20_Font">לא</text:span><text:span text:style-name="Default_20_Paragraph_20_Font"> </text:span><text:span text:style-name="Default_20_Paragraph_20_Font">נושא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פני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מלך</text:span><text:span text:style-name="Default_20_Paragraph_20_Font"> </text:span><text:span text:style-name="Default_20_Paragraph_20_Font">ישראל</text:span><text:span text:style-name="Default_20_Paragraph_20_Font"> </text:span><text:span text:style-name="Default_20_Paragraph_20_Font">הרשע</text:span><text:span text:style-name="Default_20_Paragraph_20_Font">, </text:span><text:span text:style-name="Default_20_Paragraph_20_Font">וטוען</text:span><text:span text:style-name="Default_20_Paragraph_20_Font"> </text:span><text:span text:style-name="Default_20_Paragraph_20_Font">שלולא</text:span><text:span text:style-name="Default_20_Paragraph_20_Font"> </text:span><text:span text:style-name="Default_20_Paragraph_20_Font">היה</text:span><text:span text:style-name="Default_20_Paragraph_20_Font"> </text:span><text:span text:style-name="Default_20_Paragraph_20_Font">מכבד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יהושפט</text:span><text:span text:style-name="Default_20_Paragraph_20_Font">, </text:span><text:span text:style-name="Default_20_Paragraph_20_Font">אף</text:span><text:span text:style-name="Default_20_Paragraph_20_Font"> </text:span><text:span text:style-name="Default_20_Paragraph_20_Font">לא</text:span><text:span text:style-name="Default_20_Paragraph_20_Font"> </text:span><text:span text:style-name="Default_20_Paragraph_20_Font">היה</text:span><text:span text:style-name="Default_20_Paragraph_20_Font"> </text:span><text:span text:style-name="Default_20_Paragraph_20_Font">מביט</text:span><text:span text:style-name="Default_20_Paragraph_20_Font"> </text:span><text:span text:style-name="Default_20_Paragraph_20_Font">אליו</text:span><text:span text:style-name="Default_20_Paragraph_20_Font">. </text:span><text:span text:style-name="Default_20_Paragraph_20_Font">מכאן</text:span><text:span text:style-name="Default_20_Paragraph_20_Font">:</text:span></text:p>
      <text:p text:style-name="P5"><text:span text:style-name="Default_20_Paragraph_20_Font">שאל</text:span><text:span text:style-name="Default_20_Paragraph_20_Font"> </text:span><text:span text:style-name="Default_20_Paragraph_20_Font">רבי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רבי</text:span><text:span text:style-name="Default_20_Paragraph_20_Font"> </text:span><text:span text:style-name="Default_20_Paragraph_20_Font">יהושע</text:span><text:span text:style-name="Default_20_Paragraph_20_Font"> </text:span><text:span text:style-name="Default_20_Paragraph_20_Font">בן</text:span><text:span text:style-name="Default_20_Paragraph_20_Font"> </text:span><text:span text:style-name="Default_20_Paragraph_20_Font">קרחה</text:span><text:span text:style-name="Default_20_Paragraph_20_Font">: '</text:span><text:span text:style-name="Default_20_Paragraph_20_Font">במה</text:span><text:span text:style-name="Default_20_Paragraph_20_Font"> </text:span><text:span text:style-name="Default_20_Paragraph_20_Font">הארכת</text:span><text:span text:style-name="Default_20_Paragraph_20_Font"> </text:span><text:span text:style-name="Default_20_Paragraph_20_Font">ימים</text:span><text:span text:style-name="Default_20_Paragraph_20_Font">?'... </text:span><text:span text:style-name="Default_20_Paragraph_20_Font">אמר</text:span><text:span text:style-name="Default_20_Paragraph_20_Font"> </text:span><text:span text:style-name="Default_20_Paragraph_20_Font">ליה</text:span><text:span text:style-name="Default_20_Paragraph_20_Font">: '</text:span><text:span text:style-name="Default_20_Paragraph_20_Font">מימי</text:span><text:span text:style-name="Default_20_Paragraph_20_Font"> </text:span><text:span text:style-name="Default_20_Paragraph_20_Font">לא</text:span><text:span text:style-name="Default_20_Paragraph_20_Font"> </text:span><text:span text:style-name="Default_20_Paragraph_20_Font">נסתכלתי</text:span><text:span text:style-name="Default_20_Paragraph_20_Font"> </text:span><text:span text:style-name="Default_20_Paragraph_20_Font">בדמות</text:span><text:span text:style-name="Default_20_Paragraph_20_Font"> </text:span><text:span text:style-name="Default_20_Paragraph_20_Font">אדם</text:span><text:span text:style-name="Default_20_Paragraph_20_Font"> </text:span><text:span text:style-name="Default_20_Paragraph_20_Font">רשע</text:span><text:span text:style-name="Default_20_Paragraph_20_Font">', </text:span><text:span text:style-name="Default_20_Paragraph_20_Font">דאמר</text:span><text:span text:style-name="Default_20_Paragraph_20_Font"> </text:span><text:span text:style-name="Default_20_Paragraph_20_Font">רבי</text:span><text:span text:style-name="Default_20_Paragraph_20_Font"> </text:span><text:span text:style-name="Default_20_Paragraph_20_Font">יוחנן</text:span><text:span text:style-name="Default_20_Paragraph_20_Font">: </text:span><text:span text:style-name="Default_20_Paragraph_20_Font">אסור</text:span><text:span text:style-name="Default_20_Paragraph_20_Font"> </text:span><text:span text:style-name="Default_20_Paragraph_20_Font">לאדם</text:span><text:span text:style-name="Default_20_Paragraph_20_Font"> </text:span><text:span text:style-name="Default_20_Paragraph_20_Font">להסתכל</text:span><text:span text:style-name="Default_20_Paragraph_20_Font"> </text:span><text:span text:style-name="Default_20_Paragraph_20_Font">בצלם</text:span><text:span text:style-name="Default_20_Paragraph_20_Font"> </text:span><text:span text:style-name="Default_20_Paragraph_20_Font">דמות</text:span><text:span text:style-name="Default_20_Paragraph_20_Font"> </text:span><text:span text:style-name="Default_20_Paragraph_20_Font">אדם</text:span><text:span text:style-name="Default_20_Paragraph_20_Font"> </text:span><text:span text:style-name="Default_20_Paragraph_20_Font">רשע</text:span><text:span text:style-name="Default_20_Paragraph_20_Font">, </text:span><text:span text:style-name="Default_20_Paragraph_20_Font">שנאמר</text:span><text:span text:style-name="Default_20_Paragraph_20_Font"> </text:span><text:span text:style-name="Default_20_Paragraph_20_Font">לו</text:span><text:span text:style-name="Default_20_Paragraph_20_Font">ּ</text:span><text:span text:style-name="Default_20_Paragraph_20_Font">ל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פ</text:span><text:span text:style-name="Default_20_Paragraph_20_Font">ְּ</text:span><text:span text:style-name="Default_20_Paragraph_20_Font">נ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י</text:span><text:span text:style-name="Default_20_Paragraph_20_Font">ְ</text:span><text:span text:style-name="Default_20_Paragraph_20_Font">הו</text:span><text:span text:style-name="Default_20_Paragraph_20_Font">ֹ</text:span><text:span text:style-name="Default_20_Paragraph_20_Font">ש</text:span><text:span text:style-name="Default_20_Paragraph_20_Font">ָׁ</text:span><text:span text:style-name="Default_20_Paragraph_20_Font">פ</text:span><text:span text:style-name="Default_20_Paragraph_20_Font">ָ</text:span><text:span text:style-name="Default_20_Paragraph_20_Font">ט</text:span><text:span text:style-name="Default_20_Paragraph_20_Font"> </text:span><text:span text:style-name="Default_20_Paragraph_20_Font">מ</text:span><text:span text:style-name="Default_20_Paragraph_20_Font">ֶ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ְ </text:span><text:span text:style-name="Default_20_Paragraph_20_Font">י</text:span><text:span text:style-name="Default_20_Paragraph_20_Font">ְ</text:span><text:span text:style-name="Default_20_Paragraph_20_Font">הו</text:span><text:span text:style-name="Default_20_Paragraph_20_Font">ּ</text:span><text:span text:style-name="Default_20_Paragraph_20_Font">ד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נ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נ</text:span><text:span text:style-name="Default_20_Paragraph_20_Font">ֹ</text:span><text:span text:style-name="Default_20_Paragraph_20_Font">ש</text:span><text:span text:style-name="Default_20_Paragraph_20_Font">ֵׂ</text:span><text:span text:style-name="Default_20_Paragraph_20_Font">א</text:span><text:span text:style-name="Default_20_Paragraph_20_Font"> </text:span><text:span text:style-name="Default_20_Paragraph_20_Font">א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ב</text:span><text:span text:style-name="Default_20_Paragraph_20_Font">ִּ</text:span><text:span text:style-name="Default_20_Paragraph_20_Font">יט</text:span><text:span text:style-name="Default_20_Paragraph_20_Font"> 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ֶ</text:span><text:span text:style-name="Default_20_Paragraph_20_Font">יך</text:span><text:span text:style-name="Default_20_Paragraph_20_Font">ָ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ר</text:span><text:span text:style-name="Default_20_Paragraph_20_Font">ְ</text:span><text:span text:style-name="Default_20_Paragraph_20_Font">א</text:span><text:span text:style-name="Default_20_Paragraph_20_Font">ֶ</text:span><text:span text:style-name="Default_20_Paragraph_20_Font">ך</text:span><text:span text:style-name="Default_20_Paragraph_20_Font">ָּ... </text:span><text:span text:style-name="Default_20_Paragraph_20_Font">רבא</text:span><text:span text:style-name="Default_20_Paragraph_20_Font"> </text:span><text:span text:style-name="Default_20_Paragraph_20_Font">אמר</text:span><text:span text:style-name="Default_20_Paragraph_20_Font"> </text:span><text:span text:style-name="Default_20_Paragraph_20_Font">מהכא</text:span><text:span text:style-name="Default_20_Paragraph_20_Font">: </text:span><text:span text:style-name="Default_20_Paragraph_20_Font">ש</text:span><text:span text:style-name="Default_20_Paragraph_20_Font">ְׂ</text:span><text:span text:style-name="Default_20_Paragraph_20_Font">א</text:span><text:span text:style-name="Default_20_Paragraph_20_Font">ֵ</text:span><text:span text:style-name="Default_20_Paragraph_20_Font">ת</text:span><text:span text:style-name="Default_20_Paragraph_20_Font"> </text:span><text:span text:style-name="Default_20_Paragraph_20_Font">פ</text:span><text:span text:style-name="Default_20_Paragraph_20_Font">ְּ</text:span><text:span text:style-name="Default_20_Paragraph_20_Font">נ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ר</text:span><text:span text:style-name="Default_20_Paragraph_20_Font">ָ</text:span><text:span text:style-name="Default_20_Paragraph_20_Font">ש</text:span><text:span text:style-name="Default_20_Paragraph_20_Font">ָׁ</text:span><text:span text:style-name="Default_20_Paragraph_20_Font">ע</text:span><text:span text:style-name="Default_20_Paragraph_20_Font"> 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טו</text:span><text:span text:style-name="Default_20_Paragraph_20_Font">ֹ</text:span><text:span text:style-name="Default_20_Paragraph_20_Font">ב</text:span><text:span text:style-name="Default_20_Paragraph_20_Font">" <text:s text:c="3"/>(</text:span><text:span text:style-name="Default_20_Paragraph_20_Font">מגילה</text:span><text:span text:style-name="Default_20_Paragraph_20_Font"> </text:span><text:span text:style-name="Default_20_Paragraph_20_Font">כח</text:span><text:span text:style-name="Default_20_Paragraph_20_Font"> </text:span><text:span text:style-name="Default_20_Paragraph_20_Font">ע</text:span><text:span text:style-name="Default_20_Paragraph_20_Font">"</text:span><text:span text:style-name="Default_20_Paragraph_20_Font">א</text:span><text:span text:style-name="Default_20_Paragraph_20_Font">).</text:span></text:p>
      <text:p text:style-name="P5"/>
      <text:p text:style-name="P1"><text:span text:style-name="Default_20_Paragraph_20_Font">גם</text:span><text:span text:style-name="Default_20_Paragraph_20_Font"> </text:span><text:span text:style-name="Default_20_Paragraph_20_Font">בלשון</text:span><text:span text:style-name="Default_20_Paragraph_20_Font"> </text:span><text:span text:style-name="Default_20_Paragraph_20_Font">העממית</text:span><text:span text:style-name="Default_20_Paragraph_20_Font"> </text:span><text:span text:style-name="Default_20_Paragraph_20_Font">בימינו</text:span><text:span text:style-name="Default_20_Paragraph_20_Font"> </text:span><text:span text:style-name="Default_20_Paragraph_20_Font">משתמשים</text:span><text:span text:style-name="Default_20_Paragraph_20_Font"> </text:span><text:span text:style-name="Default_20_Paragraph_20_Font">בביטויים</text:span><text:span text:style-name="Default_20_Paragraph_20_Font"> </text:span><text:span text:style-name="Default_20_Paragraph_20_Font">הקשורים</text:span><text:span text:style-name="Default_20_Paragraph_20_Font"> </text:span><text:span text:style-name="Default_20_Paragraph_20_Font">לראיה</text:span><text:span text:style-name="Default_20_Paragraph_20_Font"> </text:span><text:span text:style-name="Default_20_Paragraph_20_Font">במשמעות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כבוד</text:span><text:span text:style-name="Default_20_Paragraph_20_Font"> </text:span><text:span text:style-name="Default_20_Paragraph_20_Font">או</text:span><text:span text:style-name="Default_20_Paragraph_20_Font"> </text:span><text:span text:style-name="Default_20_Paragraph_20_Font">חוסר</text:span><text:span text:style-name="Default_20_Paragraph_20_Font">-</text:span><text:span text:style-name="Default_20_Paragraph_20_Font">כבוד</text:span><text:span text:style-name="Default_20_Paragraph_20_Font">: "</text:span><text:span text:style-name="Default_20_Paragraph_20_Font">לא</text:span><text:span text:style-name="Default_20_Paragraph_20_Font"> </text:span><text:span text:style-name="Default_20_Paragraph_20_Font">רואה</text:span><text:span text:style-name="Default_20_Paragraph_20_Font"> </text:span><text:span text:style-name="Default_20_Paragraph_20_Font">אותו</text:span><text:span text:style-name="Default_20_Paragraph_20_Font"> </text:span><text:span text:style-name="Default_20_Paragraph_20_Font">ממטר</text:span><text:span text:style-name="Default_20_Paragraph_20_Font">", "</text:span><text:span text:style-name="Default_20_Paragraph_20_Font">לא</text:span><text:span text:style-name="Default_20_Paragraph_20_Font"> </text:span><text:span text:style-name="Default_20_Paragraph_20_Font">מסתכל</text:span><text:span text:style-name="Default_20_Paragraph_20_Font"> </text:span><text:span text:style-name="Default_20_Paragraph_20_Font">לכיוון</text:span><text:span text:style-name="Default_20_Paragraph_20_Font"> </text:span><text:span text:style-name="Default_20_Paragraph_20_Font">שלו</text:span><text:span text:style-name="Default_20_Paragraph_20_Font">". </text:span></text:p>
      <text:p text:style-name="P1"/>
      <text:p text:style-name="P9"><text:span text:style-name="Default_20_Paragraph_20_Font">הפסוק</text:span><text:span text:style-name="Default_20_Paragraph_20_Font"> </text:span><text:span text:style-name="Default_20_Paragraph_20_Font">שלנו</text:span><text:span text:style-name="Default_20_Paragraph_20_Font"> </text:span><text:span text:style-name="Default_20_Paragraph_20_Font">בספר</text:span><text:span text:style-name="Default_20_Paragraph_20_Font"> </text:span><text:span text:style-name="Default_20_Paragraph_20_Font">משלי</text:span><text:span text:style-name="Default_20_Paragraph_20_Font"> </text:span><text:span text:style-name="Default_20_Paragraph_20_Font">מטיל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אחריות</text:span><text:span text:style-name="Default_20_Paragraph_20_Font"> </text:span><text:span text:style-name="Default_20_Paragraph_20_Font">למנוע</text:span><text:span text:style-name="Default_20_Paragraph_20_Font"> </text:span><text:span text:style-name="Default_20_Paragraph_20_Font">הטיית</text:span><text:span text:style-name="Default_20_Paragraph_20_Font"> </text:span><text:span text:style-name="Default_20_Paragraph_20_Font">משפט</text:span><text:span text:style-name="Default_20_Paragraph_20_Font">, </text:span><text:span text:style-name="Default_20_Paragraph_20_Font">לא</text:span><text:span text:style-name="Default_20_Paragraph_20_Font"> </text:span><text:span text:style-name="Default_20_Paragraph_20_Font">רק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שופט</text:span><text:span text:style-name="Default_20_Paragraph_20_Font"> </text:span><text:span text:style-name="Default_20_Paragraph_20_Font">אלא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כל</text:span><text:span text:style-name="Default_20_Paragraph_20_Font"> </text:span><text:span text:style-name="Default_20_Paragraph_20_Font">אדם</text:span><text:span text:style-name="Default_20_Paragraph_20_Font">: </text:span><text:span text:style-name="Default_20_Paragraph_20_Font">כל</text:span><text:span text:style-name="Default_20_Paragraph_20_Font"> </text:span><text:span text:style-name="Default_20_Paragraph_20_Font">אדם</text:span><text:span text:style-name="Default_20_Paragraph_20_Font"> </text:span><text:span text:style-name="Default_20_Paragraph_20_Font">הנזהר</text:span><text:span text:style-name="Default_20_Paragraph_20_Font"> </text:span><text:span text:style-name="Default_20_Paragraph_20_Font">שלא</text:span><text:span text:style-name="Default_20_Paragraph_20_Font"> </text:span><text:span text:style-name="Default_20_Paragraph_20_Font">להסתכל</text:span><text:span text:style-name="Default_20_Paragraph_20_Font"> </text:span><text:span text:style-name="Default_20_Paragraph_20_Font">לכיוון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הרשע</text:span><text:span text:style-name="Default_20_Paragraph_20_Font"> </text:span><text:span text:style-name="Default_20_Paragraph_20_Font">ולא</text:span><text:span text:style-name="Default_20_Paragraph_20_Font"> </text:span><text:span text:style-name="Default_20_Paragraph_20_Font">לחלוק</text:span><text:span text:style-name="Default_20_Paragraph_20_Font"> </text:span><text:span text:style-name="Default_20_Paragraph_20_Font">לו</text:span><text:span text:style-name="Default_20_Paragraph_20_Font"> </text:span><text:span text:style-name="Default_20_Paragraph_20_Font">כבוד</text:span><text:span text:style-name="Default_20_Paragraph_20_Font">, </text:span><text:span text:style-name="Default_20_Paragraph_20_Font">תורם</text:span><text:span text:style-name="Default_20_Paragraph_20_Font"> </text:span><text:span text:style-name="Default_20_Paragraph_20_Font">ליצירת</text:span><text:span text:style-name="Default_20_Paragraph_20_Font"> </text:span><text:span text:style-name="Default_20_Paragraph_20_Font">אוירה</text:span><text:span text:style-name="Default_20_Paragraph_20_Font"> </text:span><text:span text:style-name="Default_20_Paragraph_20_Font">ציבורית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דחיה</text:span><text:span text:style-name="Default_20_Paragraph_20_Font"> </text:span><text:span text:style-name="Default_20_Paragraph_20_Font">ונידוי</text:span><text:span text:style-name="Default_20_Paragraph_20_Font">, </text:span><text:span text:style-name="Default_20_Paragraph_20_Font">וכך</text:span><text:span text:style-name="Default_20_Paragraph_20_Font"> </text:span><text:span text:style-name="Default_20_Paragraph_20_Font">תורם</text:span><text:span text:style-name="Default_20_Paragraph_20_Font"> </text:span><text:span text:style-name="Default_20_Paragraph_20_Font">לכך</text:span><text:span text:style-name="Default_20_Paragraph_20_Font"> </text:span><text:span text:style-name="Default_20_Paragraph_20_Font">שהרשע</text:span><text:span text:style-name="Default_20_Paragraph_20_Font"> </text:span><text:span text:style-name="Default_20_Paragraph_20_Font">יקבל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עונשו</text:span><text:span text:style-name="Default_20_Paragraph_20_Font">.</text:span></text:p>
      <text:p text:style-name="P2"/>
      <text:p text:style-name="P1"><text:span text:style-name="Default_20_Paragraph_20_Font"><text:span text:style-name="T2">פסוק</text:span></text:span><text:span text:style-name="Default_20_Paragraph_20_Font"><text:span text:style-name="T2"> </text:span></text:span><text:span text:style-name="Default_20_Paragraph_20_Font"><text:span text:style-name="T2">ט</text:span></text:span></text:p>
      <text:p text:style-name="P7"><text:span text:style-name="Default_20_Paragraph_20_Font">ג</text:span><text:span text:style-name="Default_20_Paragraph_20_Font">ַּ</text:span><text:span text:style-name="Default_20_Paragraph_20_Font">ם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ת</text:span><text:span text:style-name="Default_20_Paragraph_20_Font">ְ</text:span><text:span text:style-name="Default_20_Paragraph_20_Font">ר</text:span><text:span text:style-name="Default_20_Paragraph_20_Font">ַ</text:span><text:span text:style-name="Default_20_Paragraph_20_Font">פ</text:span><text:span text:style-name="Default_20_Paragraph_20_Font">ֶּ</text:span><text:span text:style-name="Default_20_Paragraph_20_Font">ה</text:span><text:span text:style-name="Default_20_Paragraph_20_Font"> </text:span><text:span text:style-name="Default_20_Paragraph_20_Font">ב</text:span><text:span text:style-name="Default_20_Paragraph_20_Font">ִ</text:span><text:span text:style-name="Default_20_Paragraph_20_Font">מ</text:span><text:span text:style-name="Default_20_Paragraph_20_Font">ְ</text:span><text:span text:style-name="Default_20_Paragraph_20_Font">ל</text:span><text:span text:style-name="Default_20_Paragraph_20_Font">ַ</text:span><text:span text:style-name="Default_20_Paragraph_20_Font">אכ</text:span><text:span text:style-name="Default_20_Paragraph_20_Font">ְ</text:span><text:span text:style-name="Default_20_Paragraph_20_Font">ת</text:span><text:span text:style-name="Default_20_Paragraph_20_Font">ּ</text:span><text:span text:style-name="Default_20_Paragraph_20_Font">ו</text:span><text:span text:style-name="Default_20_Paragraph_20_Font">ֹ - </text:span><text:span text:style-name="Default_20_Paragraph_20_Font">א</text:span><text:span text:style-name="Default_20_Paragraph_20_Font">ָ</text:span><text:span text:style-name="Default_20_Paragraph_20_Font">ח</text:span><text:span text:style-name="Default_20_Paragraph_20_Font"> </text:span><text:span text:style-name="Default_20_Paragraph_20_Font">הו</text:span><text:span text:style-name="Default_20_Paragraph_20_Font">ּ</text:span><text:span text:style-name="Default_20_Paragraph_20_Font">א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ב</text:span><text:span text:style-name="Default_20_Paragraph_20_Font">ַ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מ</text:span><text:span text:style-name="Default_20_Paragraph_20_Font">ַ</text:span><text:span text:style-name="Default_20_Paragraph_20_Font">ש</text:span><text:span text:style-name="Default_20_Paragraph_20_Font">ְׁ</text:span><text:span text:style-name="Default_20_Paragraph_20_Font">ח</text:span><text:span text:style-name="Default_20_Paragraph_20_Font">ִ</text:span><text:span text:style-name="Default_20_Paragraph_20_Font">ית</text:span><text:span text:style-name="Default_20_Paragraph_20_Font"> <text:s text:c="8"/>(</text:span><text:span text:style-name="Default_20_Paragraph_20_Font">משלי</text:span><text:span text:style-name="Default_20_Paragraph_20_Font"> </text:span><text:span text:style-name="Default_20_Paragraph_20_Font">י</text:span><text:span text:style-name="Default_20_Paragraph_20_Font">"</text:span><text:span text:style-name="Default_20_Paragraph_20_Font">ח</text:span><text:span text:style-name="Default_20_Paragraph_20_Font">, </text:span><text:span text:style-name="Default_20_Paragraph_20_Font">ט</text:span><text:span text:style-name="Default_20_Paragraph_20_Font">).</text:span></text:p>
      <text:p text:style-name="P9"/>
      <text:p text:style-name="P9"><text:span text:style-name="Default_20_Paragraph_20_Font">הפסוק</text:span><text:span text:style-name="Default_20_Paragraph_20_Font"> </text:span><text:span text:style-name="Default_20_Paragraph_20_Font">מגנה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אדם</text:span><text:span text:style-name="Default_20_Paragraph_20_Font"> </text:span><text:span text:style-name="Default_20_Paragraph_20_Font">העובד</text:span><text:span text:style-name="Default_20_Paragraph_20_Font"> </text:span><text:span text:style-name="Default_20_Paragraph_20_Font">ברפיון</text:span><text:span text:style-name="Default_20_Paragraph_20_Font">, </text:span><text:span text:style-name="Default_20_Paragraph_20_Font">באיטיות</text:span><text:span text:style-name="Default_20_Paragraph_20_Font"> </text:span><text:span text:style-name="Default_20_Paragraph_20_Font">וללא</text:span><text:span text:style-name="Default_20_Paragraph_20_Font"> </text:span><text:span text:style-name="Default_20_Paragraph_20_Font">ריכוז</text:span><text:span text:style-name="Default_20_Paragraph_20_Font"> </text:span><text:span text:style-name="Default_20_Paragraph_20_Font">מלא</text:span><text:span text:style-name="Default_20_Paragraph_20_Font">, </text:span><text:span text:style-name="Default_20_Paragraph_20_Font">וטוען</text:span><text:span text:style-name="Default_20_Paragraph_20_Font"> </text:span><text:span text:style-name="Default_20_Paragraph_20_Font">שהוא</text:span><text:span text:style-name="Default_20_Paragraph_20_Font"> "</text:span><text:span text:style-name="Default_20_Paragraph_20_Font">אח</text:span><text:span text:style-name="Default_20_Paragraph_20_Font"> </text:span><text:span text:style-name="Default_20_Paragraph_20_Font">לבעל</text:span><text:span text:style-name="Default_20_Paragraph_20_Font"> </text:span><text:span text:style-name="Default_20_Paragraph_20_Font">משחית</text:span><text:span text:style-name="Default_20_Paragraph_20_Font">". </text:span><text:span text:style-name="Default_20_Paragraph_20_Font">מיהו</text:span><text:span text:style-name="Default_20_Paragraph_20_Font"> </text:span><text:span text:style-name="Default_20_Paragraph_20_Font">אותו</text:span><text:span text:style-name="Default_20_Paragraph_20_Font"> </text:span><text:span text:style-name="Default_20_Paragraph_20_Font">בעל</text:span><text:span text:style-name="Default_20_Paragraph_20_Font"> </text:span><text:span text:style-name="Default_20_Paragraph_20_Font">משחית</text:span><text:span text:style-name="Default_20_Paragraph_20_Font">?</text:span></text:p>
      <text:p text:style-name="P9"/>
      <text:p text:style-name="P9"><text:soft-page-break/><text:span text:style-name="Default_20_Paragraph_20_Font">1. </text:span><text:span text:style-name="Default_20_Paragraph_20_Font">רוב</text:span><text:span text:style-name="Default_20_Paragraph_20_Font"> </text:span><text:span text:style-name="Default_20_Paragraph_20_Font">המפרשים</text:span><text:span text:style-name="Default_20_Paragraph_20_Font"> </text:span><text:span text:style-name="Default_20_Paragraph_20_Font">הבינו</text:span><text:span text:style-name="Default_20_Paragraph_20_Font">, </text:span><text:span text:style-name="Default_20_Paragraph_20_Font">כנראה</text:span><text:span text:style-name="Default_20_Paragraph_20_Font">, </text:span><text:span text:style-name="Default_20_Paragraph_20_Font">שהביטוי</text:span><text:span text:style-name="Default_20_Paragraph_20_Font"> "</text:span><text:span text:style-name="Default_20_Paragraph_20_Font">בעל</text:span><text:span text:style-name="Default_20_Paragraph_20_Font"> </text:span><text:span text:style-name="Default_20_Paragraph_20_Font">משחית</text:span><text:span text:style-name="Default_20_Paragraph_20_Font">" </text:span><text:span text:style-name="Default_20_Paragraph_20_Font">משמעו</text:span><text:span text:style-name="Default_20_Paragraph_20_Font"> </text:span><text:span text:style-name="Default_20_Paragraph_20_Font">כמו</text:span><text:span text:style-name="Default_20_Paragraph_20_Font"> "</text:span><text:span text:style-name="Default_20_Paragraph_20_Font">איש</text:span><text:span text:style-name="Default_20_Paragraph_20_Font"> </text:span><text:span text:style-name="Default_20_Paragraph_20_Font">משחית</text:span><text:span text:style-name="Default_20_Paragraph_20_Font">", </text:span><text:span text:style-name="Default_20_Paragraph_20_Font">כמו</text:span><text:span text:style-name="Default_20_Paragraph_20_Font"> </text:span><text:span text:style-name="Default_20_Paragraph_20_Font">בפסוק</text:span><text:span text:style-name="Default_20_Paragraph_20_Font">: "</text:span><text:span text:style-name="Default_20_Paragraph_20_Font"><text:span text:style-name="T3">א</text:span></text:span><text:span text:style-name="Default_20_Paragraph_20_Font"><text:span text:style-name="T3">ִ</text:span></text:span><text:span text:style-name="Default_20_Paragraph_20_Font"><text:span text:style-name="T3">יש</text:span></text:span><text:span text:style-name="Default_20_Paragraph_20_Font"><text:span text:style-name="T3">ׁ</text:span>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ף</text:span><text:span text:style-name="Default_20_Paragraph_20_Font"> </text:span><text:span text:style-name="Default_20_Paragraph_20_Font">י</text:span><text:span text:style-name="Default_20_Paragraph_20_Font">ְ</text:span><text:span text:style-name="Default_20_Paragraph_20_Font">ג</text:span><text:span text:style-name="Default_20_Paragraph_20_Font">ָ</text:span><text:span text:style-name="Default_20_Paragraph_20_Font">ר</text:span><text:span text:style-name="Default_20_Paragraph_20_Font">ֶ</text:span><text:span text:style-name="Default_20_Paragraph_20_Font">ה</text:span><text:span text:style-name="Default_20_Paragraph_20_Font"> </text:span><text:span text:style-name="Default_20_Paragraph_20_Font">מ</text:span><text:span text:style-name="Default_20_Paragraph_20_Font">ָ</text:span><text:span text:style-name="Default_20_Paragraph_20_Font">דו</text:span><text:span text:style-name="Default_20_Paragraph_20_Font">ֹ</text:span><text:span text:style-name="Default_20_Paragraph_20_Font">ן</text:span><text:span text:style-name="Default_20_Paragraph_20_Font">, </text:span><text:span text:style-name="Default_20_Paragraph_20_Font"><text:span text:style-name="T3">ו</text:span></text:span><text:span text:style-name="Default_20_Paragraph_20_Font"><text:span text:style-name="T3">ּ</text:span></text:span><text:span text:style-name="Default_20_Paragraph_20_Font"><text:span text:style-name="T3">ב</text:span></text:span><text:span text:style-name="Default_20_Paragraph_20_Font"><text:span text:style-name="T3">ַ</text:span></text:span><text:span text:style-name="Default_20_Paragraph_20_Font"><text:span text:style-name="T3">ע</text:span></text:span><text:span text:style-name="Default_20_Paragraph_20_Font"><text:span text:style-name="T3">ַ</text:span></text:span><text:span text:style-name="Default_20_Paragraph_20_Font"><text:span text:style-name="T3">ל</text:span></text:span><text:span text:style-name="Default_20_Paragraph_20_Font"> </text:span><text:span text:style-name="Default_20_Paragraph_20_Font">ח</text:span><text:span text:style-name="Default_20_Paragraph_20_Font">ֵ</text:span><text:span text:style-name="Default_20_Paragraph_20_Font">מ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ר</text:span><text:span text:style-name="Default_20_Paragraph_20_Font">ַ</text:span><text:span text:style-name="Default_20_Paragraph_20_Font">ב</text:span><text:span text:style-name="Default_20_Paragraph_20_Font"> </text:span><text:span text:style-name="Default_20_Paragraph_20_Font">פ</text:span><text:span text:style-name="Default_20_Paragraph_20_Font">ָּ</text:span><text:span text:style-name="Default_20_Paragraph_20_Font">ש</text:span><text:span text:style-name="Default_20_Paragraph_20_Font">ַׁ</text:span><text:span text:style-name="Default_20_Paragraph_20_Font">ע</text:span><text:span text:style-name="Default_20_Paragraph_20_Font">" (</text:span><text:span text:style-name="Default_20_Paragraph_20_Font">משלי</text:span><text:span text:style-name="Default_20_Paragraph_20_Font"> </text:span><text:span text:style-name="Default_20_Paragraph_20_Font">כ</text:span><text:span text:style-name="Default_20_Paragraph_20_Font">"</text:span><text:span text:style-name="Default_20_Paragraph_20_Font">ט</text:span><text:span text:style-name="Default_20_Paragraph_20_Font">, </text:span><text:span text:style-name="Default_20_Paragraph_20_Font">כב</text:span><text:span text:style-name="Default_20_Paragraph_20_Font">). </text:span><text:span text:style-name="Default_20_Paragraph_20_Font">יש</text:span><text:span text:style-name="Default_20_Paragraph_20_Font"> </text:span><text:span text:style-name="Default_20_Paragraph_20_Font">שפירשו</text:span><text:span text:style-name="Default_20_Paragraph_20_Font"> </text:span><text:span text:style-name="Default_20_Paragraph_20_Font">שהמשחית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העצל</text:span><text:span text:style-name="Default_20_Paragraph_20_Font">, </text:span><text:span text:style-name="Default_20_Paragraph_20_Font">שאינו</text:span><text:span text:style-name="Default_20_Paragraph_20_Font"> </text:span><text:span text:style-name="Default_20_Paragraph_20_Font">עושה</text:span><text:span text:style-name="Default_20_Paragraph_20_Font"> </text:span><text:span text:style-name="Default_20_Paragraph_20_Font">מלאכה</text:span><text:span text:style-name="Default_20_Paragraph_20_Font"> </text:span><text:span text:style-name="Default_20_Paragraph_20_Font">כלל</text:span><text:span text:style-name="Default_20_Paragraph_20_Font">:</text:span></text:p>
      <text:p text:style-name="P7"><text:span text:style-name="Default_20_Paragraph_20_Font">העצל</text:span><text:span text:style-name="Default_20_Paragraph_20_Font"> </text:span><text:span text:style-name="Default_20_Paragraph_20_Font">אינו</text:span><text:span text:style-name="Default_20_Paragraph_20_Font"> </text:span><text:span text:style-name="Default_20_Paragraph_20_Font">רוצה</text:span><text:span text:style-name="Default_20_Paragraph_20_Font"> </text:span><text:span text:style-name="Default_20_Paragraph_20_Font">לעבוד</text:span><text:span text:style-name="Default_20_Paragraph_20_Font"> </text:span><text:span text:style-name="Default_20_Paragraph_20_Font">לגמרי</text:span><text:span text:style-name="Default_20_Paragraph_20_Font">, </text:span><text:span text:style-name="Default_20_Paragraph_20_Font">והוא</text:span><text:span text:style-name="Default_20_Paragraph_20_Font"> </text:span><text:span text:style-name="Default_20_Paragraph_20_Font">הבעל</text:span><text:span text:style-name="Default_20_Paragraph_20_Font"> </text:span><text:span text:style-name="Default_20_Paragraph_20_Font">משחית</text:span><text:span text:style-name="Default_20_Paragraph_20_Font">; </text:span><text:span text:style-name="Default_20_Paragraph_20_Font">והמתרפה</text:span><text:span text:style-name="Default_20_Paragraph_20_Font"> </text:span><text:span text:style-name="Default_20_Paragraph_20_Font">עושה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בשעה</text:span><text:span text:style-name="Default_20_Paragraph_20_Font"> </text:span><text:span text:style-name="Default_20_Paragraph_20_Font">שבאה</text:span><text:span text:style-name="Default_20_Paragraph_20_Font"> </text:span><text:span text:style-name="Default_20_Paragraph_20_Font">דבר</text:span><text:span text:style-name="Default_20_Paragraph_20_Font"> </text:span><text:span text:style-name="Default_20_Paragraph_20_Font">עשיה</text:span><text:span text:style-name="Default_20_Paragraph_20_Font"> </text:span><text:span text:style-name="Default_20_Paragraph_20_Font">לפניו</text:span><text:span text:style-name="Default_20_Paragraph_20_Font">, </text:span><text:span text:style-name="Default_20_Paragraph_20_Font">אבל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בעצמו</text:span><text:span text:style-name="Default_20_Paragraph_20_Font"> </text:span><text:span text:style-name="Default_20_Paragraph_20_Font">אינו</text:span><text:span text:style-name="Default_20_Paragraph_20_Font"> </text:span><text:span text:style-name="Default_20_Paragraph_20_Font">איש</text:span><text:span text:style-name="Default_20_Paragraph_20_Font"> </text:span><text:span text:style-name="Default_20_Paragraph_20_Font">עובד</text:span><text:span text:style-name="Default_20_Paragraph_20_Font">, </text:span><text:span text:style-name="Default_20_Paragraph_20_Font">נרדם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בעבודתו</text:span><text:span text:style-name="Default_20_Paragraph_20_Font">, </text:span><text:span text:style-name="Default_20_Paragraph_20_Font">מאריך</text:span><text:span text:style-name="Default_20_Paragraph_20_Font"> </text:span><text:span text:style-name="Default_20_Paragraph_20_Font">בה</text:span><text:span text:style-name="Default_20_Paragraph_20_Font"> </text:span><text:span text:style-name="Default_20_Paragraph_20_Font">ללא</text:span><text:span text:style-name="Default_20_Paragraph_20_Font"> </text:span><text:span text:style-name="Default_20_Paragraph_20_Font">צורך</text:span><text:span text:style-name="Default_20_Paragraph_20_Font"> </text:span><text:span text:style-name="Default_20_Paragraph_20_Font">ורוצה</text:span><text:span text:style-name="Default_20_Paragraph_20_Font"> </text:span><text:span text:style-name="Default_20_Paragraph_20_Font">רק</text:span><text:span text:style-name="Default_20_Paragraph_20_Font"> </text:span><text:span text:style-name="Default_20_Paragraph_20_Font">בשטחיות</text:span><text:span text:style-name="Default_20_Paragraph_20_Font">, </text:span><text:span text:style-name="Default_20_Paragraph_20_Font">לא</text:span><text:span text:style-name="Default_20_Paragraph_20_Font"> </text:span><text:span text:style-name="Default_20_Paragraph_20_Font">יתאמץ</text:span><text:span text:style-name="Default_20_Paragraph_20_Font"> </text:span><text:span text:style-name="Default_20_Paragraph_20_Font">ולא</text:span><text:span text:style-name="Default_20_Paragraph_20_Font"> </text:span><text:span text:style-name="Default_20_Paragraph_20_Font">יתעמק</text:span><text:note text:id="ftn1" text:note-class="footnote"><text:note-citation>1</text:note-citation><text:note-body><text:p text:style-name="P13"><text:a xlink:type="simple" xlink:href="http://tora.us.fm/tnk1/admin/tableeditor.php?table=qjr_tnk1_tnk1&amp;Limit=100&amp;RowOffset=0&amp;Search=%60av%60+LIKE+%27%25פסוקים+מקבילים+לפסוקי+משלי%25%27&amp;OrderBy=av+ASC%2Cbn+ASC"><text:span text:style-name="Default_20_Paragraph_20_Font"><text:span text:style-name="Default_20_Paragraph_20_Font">האדמו</text:span></text:span></text:a><text:a xlink:type="simple" xlink:href="http://tora.us.fm/tnk1/admin/tableeditor.php?table=qjr_tnk1_tnk1&amp;Limit=100&amp;RowOffset=0&amp;Search=%60av%60+LIKE+%27%25פסוקים+מקבילים+לפסוקי+משלי%25%27&amp;OrderBy=av+ASC%2Cbn+ASC"><text:span text:style-name="Default_20_Paragraph_20_Font"><text:span text:style-name="Default_20_Paragraph_20_Font">"</text:span></text:span></text:a><text:a xlink:type="simple" xlink:href="http://tora.us.fm/tnk1/admin/tableeditor.php?table=qjr_tnk1_tnk1&amp;Limit=100&amp;RowOffset=0&amp;Search=%60av%60+LIKE+%27%25פסוקים+מקבילים+לפסוקי+משלי%25%27&amp;OrderBy=av+ASC%2Cbn+ASC"><text:span text:style-name="Default_20_Paragraph_20_Font"><text:span text:style-name="Default_20_Paragraph_20_Font">ר</text:span></text:span></text:a><text:a xlink:type="simple" xlink:href="http://tora.us.fm/tnk1/admin/tableeditor.php?table=qjr_tnk1_tnk1&amp;Limit=100&amp;RowOffset=0&amp;Search=%60av%60+LIKE+%27%25פסוקים+מקבילים+לפסוקי+משלי%25%27&amp;OrderBy=av+ASC%2Cbn+ASC"><text:span text:style-name="Default_20_Paragraph_20_Font"><text:span text:style-name="Default_20_Paragraph_20_Font"> </text:span></text:span></text:a><text:a xlink:type="simple" xlink:href="http://tora.us.fm/tnk1/admin/tableeditor.php?table=qjr_tnk1_tnk1&amp;Limit=100&amp;RowOffset=0&amp;Search=%60av%60+LIKE+%27%25פסוקים+מקבילים+לפסוקי+משלי%25%27&amp;OrderBy=av+ASC%2Cbn+ASC"><text:span text:style-name="Default_20_Paragraph_20_Font"><text:span text:style-name="Default_20_Paragraph_20_Font">מפיאסצ</text:span></text:span></text:a><text:a xlink:type="simple" xlink:href="http://tora.us.fm/tnk1/admin/tableeditor.php?table=qjr_tnk1_tnk1&amp;Limit=100&amp;RowOffset=0&amp;Search=%60av%60+LIKE+%27%25פסוקים+מקבילים+לפסוקי+משלי%25%27&amp;OrderBy=av+ASC%2Cbn+ASC"><text:span text:style-name="Default_20_Paragraph_20_Font"><text:span text:style-name="Default_20_Paragraph_20_Font">'</text:span></text:span></text:a><text:a xlink:type="simple" xlink:href="http://tora.us.fm/tnk1/admin/tableeditor.php?table=qjr_tnk1_tnk1&amp;Limit=100&amp;RowOffset=0&amp;Search=%60av%60+LIKE+%27%25פסוקים+מקבילים+לפסוקי+משלי%25%27&amp;OrderBy=av+ASC%2Cbn+ASC"><text:span text:style-name="Default_20_Paragraph_20_Font"><text:span text:style-name="Default_20_Paragraph_20_Font">נה</text:span></text:span></text:a><text:span text:style-name="Default_20_Paragraph_20_Font">, "</text:span><text:span text:style-name="Default_20_Paragraph_20_Font">חובת</text:span><text:span text:style-name="Default_20_Paragraph_20_Font"> </text:span><text:span text:style-name="Default_20_Paragraph_20_Font">התלמידים</text:span><text:span text:style-name="Default_20_Paragraph_20_Font">", </text:span><text:span text:style-name="Default_20_Paragraph_20_Font">פרק</text:span><text:span text:style-name="Default_20_Paragraph_20_Font"> </text:span><text:span text:style-name="Default_20_Paragraph_20_Font">רביעי</text:span><text:span text:style-name="Default_20_Paragraph_20_Font">, "</text:span><text:span text:style-name="Default_20_Paragraph_20_Font">מחלת</text:span><text:span text:style-name="Default_20_Paragraph_20_Font"> </text:span><text:span text:style-name="Default_20_Paragraph_20_Font">העצלות</text:span><text:span text:style-name="Default_20_Paragraph_20_Font"> </text:span><text:span text:style-name="Default_20_Paragraph_20_Font">וההתרפות</text:span><text:span text:style-name="Default_20_Paragraph_20_Font"> </text:span><text:span text:style-name="Default_20_Paragraph_20_Font">ותרופתן</text:span><text:span text:style-name="Default_20_Paragraph_20_Font">".</text:span></text:p></text:note-body></text:note><text:span text:style-name="Default_20_Paragraph_20_Font">. </text:span></text:p>
      <text:p text:style-name="P9"><text:span text:style-name="Default_20_Paragraph_20_Font">ויש</text:span><text:span text:style-name="Default_20_Paragraph_20_Font"> </text:span><text:span text:style-name="Default_20_Paragraph_20_Font">שפירשו</text:span><text:span text:style-name="Default_20_Paragraph_20_Font"> </text:span><text:span text:style-name="Default_20_Paragraph_20_Font">שהמשחית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המתרפה</text:span><text:span text:style-name="Default_20_Paragraph_20_Font"> </text:span><text:span text:style-name="Default_20_Paragraph_20_Font">במלאכת</text:span><text:span text:style-name="Default_20_Paragraph_20_Font"> </text:span><text:span text:style-name="Default_20_Paragraph_20_Font">הזולת</text:span><text:span text:style-name="Default_20_Paragraph_20_Font">:</text:span></text:p>
      <text:p text:style-name="P7"><text:span text:style-name="Default_20_Paragraph_20_Font">בא</text:span><text:span text:style-name="Default_20_Paragraph_20_Font"> </text:span><text:span text:style-name="Default_20_Paragraph_20_Font">להוכיח</text:span><text:span text:style-name="Default_20_Paragraph_20_Font"> </text:span><text:span text:style-name="Default_20_Paragraph_20_Font">העצל</text:span><text:span text:style-name="Default_20_Paragraph_20_Font"> </text:span><text:span text:style-name="Default_20_Paragraph_20_Font">המתרפה</text:span><text:span text:style-name="Default_20_Paragraph_20_Font"> </text:span><text:span text:style-name="Default_20_Paragraph_20_Font">במלאכתו</text:span><text:span text:style-name="Default_20_Paragraph_20_Font">, </text:span><text:span text:style-name="Default_20_Paragraph_20_Font">שלא</text:span><text:span text:style-name="Default_20_Paragraph_20_Font"> </text:span><text:span text:style-name="Default_20_Paragraph_20_Font">יאמר</text:span><text:span text:style-name="Default_20_Paragraph_20_Font"> </text:span><text:span text:style-name="Default_20_Paragraph_20_Font">כי</text:span><text:span text:style-name="Default_20_Paragraph_20_Font"> </text:span><text:span text:style-name="Default_20_Paragraph_20_Font">אין</text:span><text:span text:style-name="Default_20_Paragraph_20_Font"> </text:span><text:span text:style-name="Default_20_Paragraph_20_Font">עונש</text:span><text:span text:style-name="Default_20_Paragraph_20_Font"> </text:span><text:span text:style-name="Default_20_Paragraph_20_Font">רק</text:span><text:span text:style-name="Default_20_Paragraph_20_Font"> </text:span><text:span text:style-name="Default_20_Paragraph_20_Font">במתרפה</text:span><text:span text:style-name="Default_20_Paragraph_20_Font"> </text:span><text:span text:style-name="Default_20_Paragraph_20_Font">במלאכת</text:span><text:span text:style-name="Default_20_Paragraph_20_Font"> </text:span><text:span text:style-name="Default_20_Paragraph_20_Font">אחרים</text:span><text:span text:style-name="Default_20_Paragraph_20_Font">... </text:span><text:span text:style-name="Default_20_Paragraph_20_Font">כי</text:span><text:span text:style-name="Default_20_Paragraph_20_Font"> </text:span><text:span text:style-name="Default_20_Paragraph_20_Font">יחשב</text:span><text:span text:style-name="Default_20_Paragraph_20_Font"> </text:span><text:span text:style-name="Default_20_Paragraph_20_Font">כמשחית</text:span><text:span text:style-name="Default_20_Paragraph_20_Font"> </text:span><text:span text:style-name="Default_20_Paragraph_20_Font">ממון</text:span><text:span text:style-name="Default_20_Paragraph_20_Font"> </text:span><text:span text:style-name="Default_20_Paragraph_20_Font">עצמו</text:span><text:span text:style-name="Default_20_Paragraph_20_Font">... </text:span><text:span text:style-name="Default_20_Paragraph_20_Font">והמשחית</text:span><text:span text:style-name="Default_20_Paragraph_20_Font"> </text:span><text:span text:style-name="Default_20_Paragraph_20_Font">ממון</text:span><text:span text:style-name="Default_20_Paragraph_20_Font"> </text:span><text:span text:style-name="Default_20_Paragraph_20_Font">עצמו</text:span><text:span text:style-name="Default_20_Paragraph_20_Font"> </text:span><text:span text:style-name="Default_20_Paragraph_20_Font">חוטא</text:span><text:span text:style-name="Default_20_Paragraph_20_Font"> <text:s text:c="23"/>(</text:span><text:span text:style-name="Default_20_Paragraph_20_Font">ר</text:span><text:span text:style-name="Default_20_Paragraph_20_Font">' </text:span><text:span text:style-name="Default_20_Paragraph_20_Font">יונה</text:span><text:span text:style-name="Default_20_Paragraph_20_Font"> </text:span><text:span text:style-name="Default_20_Paragraph_20_Font">גירונדי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פסוק</text:span><text:span text:style-name="Default_20_Paragraph_20_Font">).</text:span></text:p>
      <text:p text:style-name="P9"><text:span text:style-name="Default_20_Paragraph_20_Font">ויש</text:span><text:span text:style-name="Default_20_Paragraph_20_Font"> </text:span><text:span text:style-name="Default_20_Paragraph_20_Font">שפירשו</text:span><text:span text:style-name="Default_20_Paragraph_20_Font"> </text:span><text:span text:style-name="Default_20_Paragraph_20_Font">שהמשחית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ההורס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מלאכה</text:span><text:span text:style-name="Default_20_Paragraph_20_Font"> </text:span><text:span text:style-name="Default_20_Paragraph_20_Font">שעשה</text:span><text:span text:style-name="Default_20_Paragraph_20_Font">:</text:span></text:p>
      <text:p text:style-name="P7"><text:span text:style-name="Default_20_Paragraph_20_Font">מי</text:span><text:span text:style-name="Default_20_Paragraph_20_Font"> </text:span><text:span text:style-name="Default_20_Paragraph_20_Font">שהוטל</text:span><text:span text:style-name="Default_20_Paragraph_20_Font"> </text:span><text:span text:style-name="Default_20_Paragraph_20_Font">עליו</text:span><text:span text:style-name="Default_20_Paragraph_20_Font"> </text:span><text:span text:style-name="Default_20_Paragraph_20_Font">לעשות</text:span><text:span text:style-name="Default_20_Paragraph_20_Font"> </text:span><text:span text:style-name="Default_20_Paragraph_20_Font">מלאכה</text:span><text:span text:style-name="Default_20_Paragraph_20_Font"> </text:span><text:span text:style-name="Default_20_Paragraph_20_Font">למלכות</text:span><text:span text:style-name="Default_20_Paragraph_20_Font">, </text:span><text:span text:style-name="Default_20_Paragraph_20_Font">ואחד</text:span><text:span text:style-name="Default_20_Paragraph_20_Font"> </text:span><text:span text:style-name="Default_20_Paragraph_20_Font">בנה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בנין</text:span><text:span text:style-name="Default_20_Paragraph_20_Font"> </text:span><text:span text:style-name="Default_20_Paragraph_20_Font">והשחיתו</text:span><text:span text:style-name="Default_20_Paragraph_20_Font">, </text:span><text:span text:style-name="Default_20_Paragraph_20_Font">ואחד</text:span><text:span text:style-name="Default_20_Paragraph_20_Font"> </text:span><text:span text:style-name="Default_20_Paragraph_20_Font">ישב</text:span><text:span text:style-name="Default_20_Paragraph_20_Font"> </text:span><text:span text:style-name="Default_20_Paragraph_20_Font">ולא</text:span><text:span text:style-name="Default_20_Paragraph_20_Font"> </text:span><text:span text:style-name="Default_20_Paragraph_20_Font">בנה</text:span><text:span text:style-name="Default_20_Paragraph_20_Font"> </text:span><text:span text:style-name="Default_20_Paragraph_20_Font">כלל</text:span><text:span text:style-name="Default_20_Paragraph_20_Font">, </text:span><text:span text:style-name="Default_20_Paragraph_20_Font">עונש</text:span><text:span text:style-name="Default_20_Paragraph_20_Font"> </text:span><text:span text:style-name="Default_20_Paragraph_20_Font">שניהם</text:span><text:span text:style-name="Default_20_Paragraph_20_Font"> </text:span><text:span text:style-name="Default_20_Paragraph_20_Font">שוה</text:span><text:span text:style-name="Default_20_Paragraph_20_Font">, </text:span><text:span text:style-name="Default_20_Paragraph_20_Font">כי</text:span><text:span text:style-name="Default_20_Paragraph_20_Font"> </text:span><text:span text:style-name="Default_20_Paragraph_20_Font">בין</text:span><text:span text:style-name="Default_20_Paragraph_20_Font"> </text:span><text:span text:style-name="Default_20_Paragraph_20_Font">כך</text:span><text:span text:style-name="Default_20_Paragraph_20_Font"> </text:span><text:span text:style-name="Default_20_Paragraph_20_Font">וכך</text:span><text:span text:style-name="Default_20_Paragraph_20_Font"> </text:span><text:span text:style-name="Default_20_Paragraph_20_Font">לא</text:span><text:span text:style-name="Default_20_Paragraph_20_Font"> </text:span><text:span text:style-name="Default_20_Paragraph_20_Font">בנו</text:span><text:span text:style-name="Default_20_Paragraph_20_Font"> </text:span><text:span text:style-name="Default_20_Paragraph_20_Font">הבנין</text:span><text:span text:style-name="Default_20_Paragraph_20_Font"> </text:span><text:span text:style-name="Default_20_Paragraph_20_Font">המוטל</text:span><text:span text:style-name="Default_20_Paragraph_20_Font"> </text:span><text:span text:style-name="Default_20_Paragraph_20_Font">עליהם</text:span><text:span text:style-name="Default_20_Paragraph_20_Font"> <text:s text:c="18"/>(</text:span><text:span text:style-name="Default_20_Paragraph_20_Font">מלבי</text:span><text:span text:style-name="Default_20_Paragraph_20_Font">"</text:span><text:span text:style-name="Default_20_Paragraph_20_Font">ם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פסוק</text:span><text:span text:style-name="Default_20_Paragraph_20_Font">).</text:span></text:p>
      <text:p text:style-name="P1"/>
      <text:p text:style-name="P1"><text:span text:style-name="Default_20_Paragraph_20_Font">2. </text:span><text:span text:style-name="Default_20_Paragraph_20_Font">יש</text:span><text:span text:style-name="Default_20_Paragraph_20_Font"> </text:span><text:span text:style-name="Default_20_Paragraph_20_Font">שפירשו</text:span><text:span text:style-name="Default_20_Paragraph_20_Font">, </text:span><text:span text:style-name="Default_20_Paragraph_20_Font">שהביטוי</text:span><text:span text:style-name="Default_20_Paragraph_20_Font"> "</text:span><text:span text:style-name="Default_20_Paragraph_20_Font">בעל</text:span><text:span text:style-name="Default_20_Paragraph_20_Font"> </text:span><text:span text:style-name="Default_20_Paragraph_20_Font">משחית</text:span><text:span text:style-name="Default_20_Paragraph_20_Font">" </text:span><text:span text:style-name="Default_20_Paragraph_20_Font">משמעו</text:span><text:span text:style-name="Default_20_Paragraph_20_Font"> "</text:span><text:span text:style-name="Default_20_Paragraph_20_Font">בעל</text:span><text:span text:style-name="Default_20_Paragraph_20_Font"> </text:span><text:span text:style-name="Default_20_Paragraph_20_Font">כלי</text:span><text:span text:style-name="Default_20_Paragraph_20_Font"> </text:span><text:span text:style-name="Default_20_Paragraph_20_Font">משחית</text:span><text:span text:style-name="Default_20_Paragraph_20_Font">":</text:span></text:p>
      <text:p text:style-name="P5"><text:span text:style-name="Default_20_Paragraph_20_Font">גם</text:span><text:span text:style-name="Default_20_Paragraph_20_Font"> </text:span><text:span text:style-name="Default_20_Paragraph_20_Font">מי</text:span><text:span text:style-name="Default_20_Paragraph_20_Font"> </text:span><text:span text:style-name="Default_20_Paragraph_20_Font">שהוא</text:span><text:span text:style-name="Default_20_Paragraph_20_Font"> </text:span><text:span text:style-name="Default_20_Paragraph_20_Font">מתעצל</text:span><text:span text:style-name="Default_20_Paragraph_20_Font"> </text:span><text:span text:style-name="Default_20_Paragraph_20_Font">במלאכתו</text:span><text:span text:style-name="Default_20_Paragraph_20_Font">, </text:span><text:span text:style-name="Default_20_Paragraph_20_Font">באי</text:span><text:span text:style-name="Default_20_Paragraph_20_Font"> </text:span><text:span text:style-name="Default_20_Paragraph_20_Font">זו</text:span><text:span text:style-name="Default_20_Paragraph_20_Font"> </text:span><text:span text:style-name="Default_20_Paragraph_20_Font">מלאכה</text:span><text:span text:style-name="Default_20_Paragraph_20_Font"> </text:span><text:span text:style-name="Default_20_Paragraph_20_Font">שיתעסק</text:span><text:span text:style-name="Default_20_Paragraph_20_Font"> </text:span><text:span text:style-name="Default_20_Paragraph_20_Font">בה</text:span><text:span text:style-name="Default_20_Paragraph_20_Font">, </text:span><text:span text:style-name="Default_20_Paragraph_20_Font">הנה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חבר</text:span><text:span text:style-name="Default_20_Paragraph_20_Font"> </text:span><text:span text:style-name="Default_20_Paragraph_20_Font">לבעל</text:span><text:span text:style-name="Default_20_Paragraph_20_Font"> </text:span><text:span text:style-name="Default_20_Paragraph_20_Font">הפח</text:span><text:span text:style-name="Default_20_Paragraph_20_Font">, </text:span><text:span text:style-name="Default_20_Paragraph_20_Font">שיציב</text:span><text:span text:style-name="Default_20_Paragraph_20_Font"> </text:span><text:span text:style-name="Default_20_Paragraph_20_Font">משחית</text:span><text:span text:style-name="Default_20_Paragraph_20_Font"> </text:span><text:span text:style-name="Default_20_Paragraph_20_Font">ללכוד</text:span><text:span text:style-name="Default_20_Paragraph_20_Font"> </text:span><text:span text:style-name="Default_20_Paragraph_20_Font">האנשים</text:span><text:span text:style-name="Default_20_Paragraph_20_Font"> <text:s/>(</text:span><text:span text:style-name="Default_20_Paragraph_20_Font">רלב</text:span><text:span text:style-name="Default_20_Paragraph_20_Font">"</text:span><text:span text:style-name="Default_20_Paragraph_20_Font">ג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פסוק</text:span><text:span text:style-name="Default_20_Paragraph_20_Font">).</text:span></text:p>
      <text:p text:style-name="P15"/>
      <text:p text:style-name="P9"><text:span text:style-name="Default_20_Paragraph_20_Font">3. </text:span><text:span text:style-name="Default_20_Paragraph_20_Font">וייתכן</text:span><text:span text:style-name="Default_20_Paragraph_20_Font"> </text:span><text:span text:style-name="Default_20_Paragraph_20_Font">שהכוונה</text:span><text:span text:style-name="Default_20_Paragraph_20_Font"> </text:span><text:span text:style-name="Default_20_Paragraph_20_Font">לבעל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אישה</text:span><text:span text:style-name="Default_20_Paragraph_20_Font">, </text:span><text:span text:style-name="Default_20_Paragraph_20_Font">כמו</text:span><text:span text:style-name="Default_20_Paragraph_20_Font"> </text:span><text:span text:style-name="Default_20_Paragraph_20_Font">בנו</text:span><text:span text:style-name="Default_20_Paragraph_20_Font"> </text:span><text:span text:style-name="Default_20_Paragraph_20_Font">השני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יהודה</text:span><text:span text:style-name="Default_20_Paragraph_20_Font">:</text:span></text:p>
      <text:p text:style-name="P7"><text:span text:style-name="Default_20_Paragraph_20_Font">ו</text:span><text:span text:style-name="Default_20_Paragraph_20_Font">ַ</text:span><text:span text:style-name="Default_20_Paragraph_20_Font">י</text:span><text:span text:style-name="Default_20_Paragraph_20_Font">ֵּ</text:span><text:span text:style-name="Default_20_Paragraph_20_Font">ד</text:span><text:span text:style-name="Default_20_Paragraph_20_Font">ַ</text:span><text:span text:style-name="Default_20_Paragraph_20_Font">ע</text:span><text:span text:style-name="Default_20_Paragraph_20_Font"> </text:span><text:span text:style-name="Default_20_Paragraph_20_Font">או</text:span><text:span text:style-name="Default_20_Paragraph_20_Font">ֹ</text:span><text:span text:style-name="Default_20_Paragraph_20_Font">נ</text:span><text:span text:style-name="Default_20_Paragraph_20_Font">ָ</text:span><text:span text:style-name="Default_20_Paragraph_20_Font">ן</text:span><text:span text:style-name="Default_20_Paragraph_20_Font"> </text:span><text:span text:style-name="Default_20_Paragraph_20_Font">כ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ל</text:span><text:span text:style-name="Default_20_Paragraph_20_Font">ֹּ</text:span><text:span text:style-name="Default_20_Paragraph_20_Font">א</text:span><text:span text:style-name="Default_20_Paragraph_20_Font"> </text:span><text:span text:style-name="Default_20_Paragraph_20_Font">לו</text:span><text:span text:style-name="Default_20_Paragraph_20_Font">ֹֹ </text:span><text:span text:style-name="Default_20_Paragraph_20_Font">י</text:span><text:span text:style-name="Default_20_Paragraph_20_Font">ִ</text:span><text:span text:style-name="Default_20_Paragraph_20_Font">ה</text:span><text:span text:style-name="Default_20_Paragraph_20_Font">ְ</text:span><text:span text:style-name="Default_20_Paragraph_20_Font">י</text:span><text:span text:style-name="Default_20_Paragraph_20_Font">ֶ</text:span><text:span text:style-name="Default_20_Paragraph_20_Font">ה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ז</text:span><text:span text:style-name="Default_20_Paragraph_20_Font">ָּ</text:span><text:span text:style-name="Default_20_Paragraph_20_Font">ר</text:span><text:span text:style-name="Default_20_Paragraph_20_Font">ַ</text:span><text:span text:style-name="Default_20_Paragraph_20_Font">ע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ה</text:span><text:span text:style-name="Default_20_Paragraph_20_Font">ָ</text:span><text:span text:style-name="Default_20_Paragraph_20_Font">י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א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ב</text:span><text:span text:style-name="Default_20_Paragraph_20_Font">ָּ</text:span><text:span text:style-name="Default_20_Paragraph_20_Font">א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ל</text:span><text:span text:style-name="Default_20_Paragraph_20_Font"> </text:span><text:span text:style-name="Default_20_Paragraph_20_Font">א</text:span><text:span text:style-name="Default_20_Paragraph_20_Font">ֵ</text:span><text:span text:style-name="Default_20_Paragraph_20_Font">ש</text:span><text:span text:style-name="Default_20_Paragraph_20_Font">ֶׁ</text:span><text:span text:style-name="Default_20_Paragraph_20_Font">ת</text:span><text:span text:style-name="Default_20_Paragraph_20_Font"> </text:span><text:span text:style-name="Default_20_Paragraph_20_Font">א</text:span><text:span text:style-name="Default_20_Paragraph_20_Font">ָ</text:span><text:span text:style-name="Default_20_Paragraph_20_Font">ח</text:span><text:span text:style-name="Default_20_Paragraph_20_Font">ִ</text:span><text:span text:style-name="Default_20_Paragraph_20_Font">יו</text:span><text:span text:style-name="Default_20_Paragraph_20_Font"> - </text:span><text:span text:style-name="Default_20_Paragraph_20_Font"><text:span text:style-name="T3">ו</text:span></text:span><text:span text:style-name="Default_20_Paragraph_20_Font"><text:span text:style-name="T3">ְ</text:span></text:span><text:span text:style-name="Default_20_Paragraph_20_Font"><text:span text:style-name="T3">ש</text:span></text:span><text:span text:style-name="Default_20_Paragraph_20_Font"><text:span text:style-name="T3">ִׁ</text:span></text:span><text:span text:style-name="Default_20_Paragraph_20_Font"><text:span text:style-name="T3">ח</text:span></text:span><text:span text:style-name="Default_20_Paragraph_20_Font"><text:span text:style-name="T3">ֵ</text:span></text:span><text:span text:style-name="Default_20_Paragraph_20_Font"><text:span text:style-name="T3">ת</text:span>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ר</text:span><text:span text:style-name="Default_20_Paragraph_20_Font">ְ</text:span><text:span text:style-name="Default_20_Paragraph_20_Font">צ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ב</text:span><text:span text:style-name="Default_20_Paragraph_20_Font">ִ</text:span><text:span text:style-name="Default_20_Paragraph_20_Font">ל</text:span><text:span text:style-name="Default_20_Paragraph_20_Font">ְ</text:span><text:span text:style-name="Default_20_Paragraph_20_Font">ת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נ</text:span><text:span text:style-name="Default_20_Paragraph_20_Font">ְ</text:span><text:span text:style-name="Default_20_Paragraph_20_Font">ת</text:span><text:span text:style-name="Default_20_Paragraph_20_Font">ָ</text:span><text:span text:style-name="Default_20_Paragraph_20_Font">ן</text:span><text:span text:style-name="Default_20_Paragraph_20_Font"> </text:span><text:span text:style-name="Default_20_Paragraph_20_Font">ז</text:span><text:span text:style-name="Default_20_Paragraph_20_Font">ֶ</text:span><text:span text:style-name="Default_20_Paragraph_20_Font">ר</text:span><text:span text:style-name="Default_20_Paragraph_20_Font">ַ</text:span><text:span text:style-name="Default_20_Paragraph_20_Font">ע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א</text:span><text:span text:style-name="Default_20_Paragraph_20_Font">ָ</text:span><text:span text:style-name="Default_20_Paragraph_20_Font">ח</text:span><text:span text:style-name="Default_20_Paragraph_20_Font">ִ</text:span><text:span text:style-name="Default_20_Paragraph_20_Font">יו</text:span><text:span text:style-name="Default_20_Paragraph_20_Font"> <text:s text:c="8"/>(</text:span><text:span text:style-name="Default_20_Paragraph_20_Font">בראשית</text:span><text:span text:style-name="Default_20_Paragraph_20_Font"> </text:span><text:span text:style-name="Default_20_Paragraph_20_Font">ל</text:span><text:span text:style-name="Default_20_Paragraph_20_Font">"</text:span><text:span text:style-name="Default_20_Paragraph_20_Font">ח</text:span><text:span text:style-name="Default_20_Paragraph_20_Font">, </text:span><text:span text:style-name="Default_20_Paragraph_20_Font">ט</text:span><text:span text:style-name="Default_20_Paragraph_20_Font">).</text:span></text:p>
      <text:p text:style-name="P9"><text:span text:style-name="Default_20_Paragraph_20_Font">אדם</text:span><text:span text:style-name="Default_20_Paragraph_20_Font"> </text:span><text:span text:style-name="Default_20_Paragraph_20_Font">המתרפה</text:span><text:span text:style-name="Default_20_Paragraph_20_Font"> </text:span><text:span text:style-name="Default_20_Paragraph_20_Font">במלאכתו</text:span><text:span text:style-name="Default_20_Paragraph_20_Font"> </text:span><text:span text:style-name="Default_20_Paragraph_20_Font">גורם</text:span><text:span text:style-name="Default_20_Paragraph_20_Font"> </text:span><text:span text:style-name="Default_20_Paragraph_20_Font">נזק</text:span><text:span text:style-name="Default_20_Paragraph_20_Font"> </text:span><text:span text:style-name="Default_20_Paragraph_20_Font">למשפחתו</text:span><text:span text:style-name="Default_20_Paragraph_20_Font"> </text:span><text:span text:style-name="Default_20_Paragraph_20_Font">כמו</text:span><text:span text:style-name="Default_20_Paragraph_20_Font"> </text:span><text:span text:style-name="Default_20_Paragraph_20_Font">בעל</text:span><text:span text:style-name="Default_20_Paragraph_20_Font"> </text:span><text:span text:style-name="Default_20_Paragraph_20_Font">המשחית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זרעו</text:span><text:span text:style-name="Default_20_Paragraph_20_Font">.</text:span></text:p>
      <text:p text:style-name="P9"/>
      <text:p text:style-name="P9"><text:span text:style-name="Default_20_Paragraph_20_Font">שני</text:span><text:span text:style-name="Default_20_Paragraph_20_Font"> </text:span><text:span text:style-name="Default_20_Paragraph_20_Font">פסוקים</text:span><text:span text:style-name="Default_20_Paragraph_20_Font"> </text:span><text:span text:style-name="Default_20_Paragraph_20_Font">קודם</text:span><text:span text:style-name="Default_20_Paragraph_20_Font"> </text:span><text:span text:style-name="Default_20_Paragraph_20_Font">לכן</text:span><text:span text:style-name="Default_20_Paragraph_20_Font">, </text:span><text:span text:style-name="Default_20_Paragraph_20_Font">מספרת</text:span><text:span text:style-name="Default_20_Paragraph_20_Font"> </text:span><text:span text:style-name="Default_20_Paragraph_20_Font">התורה</text:span><text:span text:style-name="Default_20_Paragraph_20_Font"> </text:span><text:span text:style-name="Default_20_Paragraph_20_Font">שה</text:span><text:span text:style-name="Default_20_Paragraph_20_Font">' </text:span><text:span text:style-name="Default_20_Paragraph_20_Font">המית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ער</text:span><text:span text:style-name="Default_20_Paragraph_20_Font">, </text:span><text:span text:style-name="Default_20_Paragraph_20_Font">בנו</text:span><text:span text:style-name="Default_20_Paragraph_20_Font"> </text:span><text:span text:style-name="Default_20_Paragraph_20_Font">הבכור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יהודה</text:span><text:span text:style-name="Default_20_Paragraph_20_Font">, </text:span><text:span text:style-name="Default_20_Paragraph_20_Font">כי</text:span><text:span text:style-name="Default_20_Paragraph_20_Font"> </text:span><text:span text:style-name="Default_20_Paragraph_20_Font">היה</text:span><text:span text:style-name="Default_20_Paragraph_20_Font"> </text:span><text:span text:style-name="Default_20_Paragraph_20_Font">רע</text:span><text:span text:style-name="Default_20_Paragraph_20_Font"> </text:span><text:span text:style-name="Default_20_Paragraph_20_Font">בעיניו</text:span><text:span text:style-name="Default_20_Paragraph_20_Font">, </text:span><text:span text:style-name="Default_20_Paragraph_20_Font">אבל</text:span><text:span text:style-name="Default_20_Paragraph_20_Font"> </text:span><text:span text:style-name="Default_20_Paragraph_20_Font">לא</text:span><text:span text:style-name="Default_20_Paragraph_20_Font"> </text:span><text:span text:style-name="Default_20_Paragraph_20_Font">מסבירה</text:span><text:span text:style-name="Default_20_Paragraph_20_Font"> </text:span><text:span text:style-name="Default_20_Paragraph_20_Font">מה</text:span><text:span text:style-name="Default_20_Paragraph_20_Font"> </text:span><text:span text:style-name="Default_20_Paragraph_20_Font">בדיוק</text:span><text:span text:style-name="Default_20_Paragraph_20_Font"> </text:span><text:span text:style-name="Default_20_Paragraph_20_Font">היה</text:span><text:span text:style-name="Default_20_Paragraph_20_Font"> </text:span><text:span text:style-name="Default_20_Paragraph_20_Font">רע</text:span><text:span text:style-name="Default_20_Paragraph_20_Font"> </text:span><text:span text:style-name="Default_20_Paragraph_20_Font">אצלו</text:span><text:span text:style-name="Default_20_Paragraph_20_Font">:</text:span></text:p>
      <text:p text:style-name="P7"><text:span text:style-name="Default_20_Paragraph_20_Font">ו</text:span><text:span text:style-name="Default_20_Paragraph_20_Font">ַ</text:span><text:span text:style-name="Default_20_Paragraph_20_Font">י</text:span><text:span text:style-name="Default_20_Paragraph_20_Font">ְ</text:span><text:span text:style-name="Default_20_Paragraph_20_Font">ה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ע</text:span><text:span text:style-name="Default_20_Paragraph_20_Font">ֵ</text:span><text:span text:style-name="Default_20_Paragraph_20_Font">ר</text:span><text:span text:style-name="Default_20_Paragraph_20_Font"> </text:span><text:span text:style-name="Default_20_Paragraph_20_Font">ב</text:span><text:span text:style-name="Default_20_Paragraph_20_Font">ְּ</text:span><text:span text:style-name="Default_20_Paragraph_20_Font">כו</text:span><text:span text:style-name="Default_20_Paragraph_20_Font">ֹ</text:span><text:span text:style-name="Default_20_Paragraph_20_Font">ר</text:span><text:span text:style-name="Default_20_Paragraph_20_Font"> </text:span><text:span text:style-name="Default_20_Paragraph_20_Font">י</text:span><text:span text:style-name="Default_20_Paragraph_20_Font">ְ</text:span><text:span text:style-name="Default_20_Paragraph_20_Font">הו</text:span><text:span text:style-name="Default_20_Paragraph_20_Font">ּ</text:span><text:span text:style-name="Default_20_Paragraph_20_Font">ד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ר</text:span><text:span text:style-name="Default_20_Paragraph_20_Font">ַ</text:span><text:span text:style-name="Default_20_Paragraph_20_Font">ע</text:span><text:span text:style-name="Default_20_Paragraph_20_Font"> </text:span><text:span text:style-name="Default_20_Paragraph_20_Font">ב</text:span><text:span text:style-name="Default_20_Paragraph_20_Font">ְּ</text:span><text:span text:style-name="Default_20_Paragraph_20_Font">ע</text:span><text:span text:style-name="Default_20_Paragraph_20_Font">ֵ</text:span><text:span text:style-name="Default_20_Paragraph_20_Font">ינ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ה</text:span><text:span text:style-name="Default_20_Paragraph_20_Font">',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ְ</text:span><text:span text:style-name="Default_20_Paragraph_20_Font">מ</text:span><text:span text:style-name="Default_20_Paragraph_20_Font">ִ</text:span><text:span text:style-name="Default_20_Paragraph_20_Font">ית</text:span><text:span text:style-name="Default_20_Paragraph_20_Font">ֵ</text:span><text:span text:style-name="Default_20_Paragraph_20_Font">הו</text:span><text:span text:style-name="Default_20_Paragraph_20_Font">ּ </text:span><text:span text:style-name="Default_20_Paragraph_20_Font">ה</text:span><text:span text:style-name="Default_20_Paragraph_20_Font">' (</text:span><text:span text:style-name="Default_20_Paragraph_20_Font">בראשית</text:span><text:span text:style-name="Default_20_Paragraph_20_Font"> </text:span><text:span text:style-name="Default_20_Paragraph_20_Font">ל</text:span><text:span text:style-name="Default_20_Paragraph_20_Font">"</text:span><text:span text:style-name="Default_20_Paragraph_20_Font">ח</text:span><text:span text:style-name="Default_20_Paragraph_20_Font">, </text:span><text:span text:style-name="Default_20_Paragraph_20_Font">ז</text:span><text:span text:style-name="Default_20_Paragraph_20_Font">).</text:span></text:p>
      <text:p text:style-name="P9"><text:span text:style-name="Default_20_Paragraph_20_Font">ייתכן</text:span><text:span text:style-name="Default_20_Paragraph_20_Font"> </text:span><text:span text:style-name="Default_20_Paragraph_20_Font">שאפשר</text:span><text:span text:style-name="Default_20_Paragraph_20_Font"> </text:span><text:span text:style-name="Default_20_Paragraph_20_Font">לפתור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חידה</text:span><text:span text:style-name="Default_20_Paragraph_20_Font"> </text:span><text:span text:style-name="Default_20_Paragraph_20_Font">בעזרת</text:span><text:span text:style-name="Default_20_Paragraph_20_Font"> </text:span><text:span text:style-name="Default_20_Paragraph_20_Font">הפסוק</text:span><text:span text:style-name="Default_20_Paragraph_20_Font"> </text:span><text:span text:style-name="Default_20_Paragraph_20_Font">שלנו</text:span><text:span text:style-name="Default_20_Paragraph_20_Font">. </text:span><text:span text:style-name="Default_20_Paragraph_20_Font">אם</text:span><text:span text:style-name="Default_20_Paragraph_20_Font"> </text:span><text:span text:style-name="Default_20_Paragraph_20_Font">אונן</text:span><text:span text:style-name="Default_20_Paragraph_20_Font"> </text:span><text:span text:style-name="Default_20_Paragraph_20_Font">היה</text:span><text:span text:style-name="Default_20_Paragraph_20_Font"> "</text:span><text:span text:style-name="Default_20_Paragraph_20_Font">בעל</text:span><text:span text:style-name="Default_20_Paragraph_20_Font"> </text:span><text:span text:style-name="Default_20_Paragraph_20_Font">משחית</text:span><text:span text:style-name="Default_20_Paragraph_20_Font">", </text:span><text:span text:style-name="Default_20_Paragraph_20_Font">אז</text:span><text:span text:style-name="Default_20_Paragraph_20_Font"> </text:span><text:span text:style-name="Default_20_Paragraph_20_Font">ער</text:span><text:span text:style-name="Default_20_Paragraph_20_Font"> </text:span><text:span text:style-name="Default_20_Paragraph_20_Font">היה</text:span><text:span text:style-name="Default_20_Paragraph_20_Font"> "</text:span><text:span text:style-name="Default_20_Paragraph_20_Font">אח</text:span><text:span text:style-name="Default_20_Paragraph_20_Font"> </text:span><text:span text:style-name="Default_20_Paragraph_20_Font">לבעל</text:span><text:span text:style-name="Default_20_Paragraph_20_Font"> </text:span><text:span text:style-name="Default_20_Paragraph_20_Font">משחית</text:span><text:span text:style-name="Default_20_Paragraph_20_Font">". </text:span><text:span text:style-name="Default_20_Paragraph_20_Font">אם</text:span><text:span text:style-name="Default_20_Paragraph_20_Font"> </text:span><text:span text:style-name="Default_20_Paragraph_20_Font">כך</text:span><text:span text:style-name="Default_20_Paragraph_20_Font">, </text:span><text:span text:style-name="Default_20_Paragraph_20_Font">ייתכן</text:span><text:span text:style-name="Default_20_Paragraph_20_Font"> </text:span><text:span text:style-name="Default_20_Paragraph_20_Font">שהיה</text:span><text:span text:style-name="Default_20_Paragraph_20_Font"> </text:span><text:span text:style-name="Default_20_Paragraph_20_Font">רע</text:span><text:span text:style-name="Default_20_Paragraph_20_Font"> </text:span><text:span text:style-name="Default_20_Paragraph_20_Font">בעיני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כי</text:span><text:span text:style-name="Default_20_Paragraph_20_Font"> </text:span><text:span text:style-name="Default_20_Paragraph_20_Font">היה</text:span><text:span text:style-name="Default_20_Paragraph_20_Font"> "</text:span><text:span text:style-name="Default_20_Paragraph_20_Font">מתרפה</text:span><text:span text:style-name="Default_20_Paragraph_20_Font"> </text:span><text:span text:style-name="Default_20_Paragraph_20_Font">במלאכתו</text:span><text:span text:style-name="Default_20_Paragraph_20_Font">". </text:span></text:p>
      <text:p text:style-name="P9"/>
      <text:p text:style-name="P9"><text:span text:style-name="Default_20_Paragraph_20_Font"><text:span text:style-name="T2">פסוק</text:span></text:span><text:span text:style-name="Default_20_Paragraph_20_Font"><text:span text:style-name="T2"> </text:span></text:span><text:span text:style-name="Default_20_Paragraph_20_Font"><text:span text:style-name="T2">י</text:span></text:span></text:p>
      <text:p text:style-name="P7"><text:span text:style-name="Default_20_Paragraph_20_Font">מ</text:span><text:span text:style-name="Default_20_Paragraph_20_Font">ִ</text:span><text:span text:style-name="Default_20_Paragraph_20_Font">ג</text:span><text:span text:style-name="Default_20_Paragraph_20_Font">ְ</text:span><text:span text:style-name="Default_20_Paragraph_20_Font">ד</text:span><text:span text:style-name="Default_20_Paragraph_20_Font">ַּ</text:span><text:span text:style-name="Default_20_Paragraph_20_Font">ל</text:span><text:span text:style-name="Default_20_Paragraph_20_Font"> </text:span><text:span text:style-name="Default_20_Paragraph_20_Font">ע</text:span><text:span text:style-name="Default_20_Paragraph_20_Font">ֹ</text:span><text:span text:style-name="Default_20_Paragraph_20_Font">ז</text:span><text:span text:style-name="Default_20_Paragraph_20_Font"> </text:span><text:span text:style-name="Default_20_Paragraph_20_Font">ש</text:span><text:span text:style-name="Default_20_Paragraph_20_Font">ֵׁ</text:span><text:span text:style-name="Default_20_Paragraph_20_Font">ם</text:span><text:span text:style-name="Default_20_Paragraph_20_Font"> </text:span><text:span text:style-name="Default_20_Paragraph_20_Font">ה</text:span><text:span text:style-name="Default_20_Paragraph_20_Font">', </text:span><text:span text:style-name="Default_20_Paragraph_20_Font">ב</text:span><text:span text:style-name="Default_20_Paragraph_20_Font">ּ</text:span><text:span text:style-name="Default_20_Paragraph_20_Font">ו</text:span><text:span text:style-name="Default_20_Paragraph_20_Font">ֹ </text:span><text:span text:style-name="Default_20_Paragraph_20_Font">י</text:span><text:span text:style-name="Default_20_Paragraph_20_Font">ָ</text:span><text:span text:style-name="Default_20_Paragraph_20_Font">רו</text:span><text:span text:style-name="Default_20_Paragraph_20_Font">ּ</text:span><text:span text:style-name="Default_20_Paragraph_20_Font">ץ</text:span><text:span text:style-name="Default_20_Paragraph_20_Font"> </text:span><text:span text:style-name="Default_20_Paragraph_20_Font">צ</text:span><text:span text:style-name="Default_20_Paragraph_20_Font">ַ</text:span><text:span text:style-name="Default_20_Paragraph_20_Font">ד</text:span><text:span text:style-name="Default_20_Paragraph_20_Font">ִּ</text:span><text:span text:style-name="Default_20_Paragraph_20_Font">יק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נ</text:span><text:span text:style-name="Default_20_Paragraph_20_Font">ִ</text:span><text:span text:style-name="Default_20_Paragraph_20_Font">ש</text:span><text:span text:style-name="Default_20_Paragraph_20_Font">ְׂ</text:span><text:span text:style-name="Default_20_Paragraph_20_Font">ג</text:span><text:span text:style-name="Default_20_Paragraph_20_Font">ָּ</text:span><text:span text:style-name="Default_20_Paragraph_20_Font">ב</text:span><text:span text:style-name="Default_20_Paragraph_20_Font"> <text:s text:c="2"/>(</text:span><text:span text:style-name="Default_20_Paragraph_20_Font">משלי</text:span><text:span text:style-name="Default_20_Paragraph_20_Font"> </text:span><text:span text:style-name="Default_20_Paragraph_20_Font">י</text:span><text:span text:style-name="Default_20_Paragraph_20_Font">"</text:span><text:span text:style-name="Default_20_Paragraph_20_Font">ח</text:span><text:span text:style-name="Default_20_Paragraph_20_Font">, </text:span><text:span text:style-name="Default_20_Paragraph_20_Font">י</text:span><text:span text:style-name="Default_20_Paragraph_20_Font">).</text:span></text:p>
      <text:p text:style-name="P9"/>
      <text:p text:style-name="P9"><text:soft-page-break/><text:span text:style-name="Default_20_Paragraph_20_Font">מה</text:span><text:span text:style-name="Default_20_Paragraph_20_Font"> </text:span><text:span text:style-name="Default_20_Paragraph_20_Font">המשמעות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<text:span text:style-name="T3">שם</text:span></text:span><text:span text:style-name="Default_20_Paragraph_20_Font"><text:span text:style-name="T3"> </text:span></text:span><text:span text:style-name="Default_20_Paragraph_20_Font"><text:span text:style-name="T3">ה</text:span></text:span><text:span text:style-name="Default_20_Paragraph_20_Font"><text:span text:style-name="T3">'</text:span></text:span><text:span text:style-name="Default_20_Paragraph_20_Font"> </text:span><text:span text:style-name="Default_20_Paragraph_20_Font">בפסוק</text:span><text:span text:style-name="Default_20_Paragraph_20_Font"> </text:span><text:span text:style-name="Default_20_Paragraph_20_Font">זה</text:span><text:span text:style-name="Default_20_Paragraph_20_Font">, </text:span><text:span text:style-name="Default_20_Paragraph_20_Font">ואיך</text:span><text:span text:style-name="Default_20_Paragraph_20_Font"> </text:span><text:span text:style-name="Default_20_Paragraph_20_Font">אפשר</text:span><text:span text:style-name="Default_20_Paragraph_20_Font"> </text:span><text:span text:style-name="Default_20_Paragraph_20_Font"><text:span text:style-name="T3">לרוץ</text:span></text:span><text:span text:style-name="Default_20_Paragraph_20_Font"> </text:span><text:span text:style-name="Default_20_Paragraph_20_Font">בו</text:span><text:span text:style-name="Default_20_Paragraph_20_Font">? </text:span></text:p>
      <text:p text:style-name="P9"/>
      <text:p text:style-name="P9"><text:span text:style-name="Default_20_Paragraph_20_Font">אפשר</text:span><text:span text:style-name="Default_20_Paragraph_20_Font"> </text:span><text:span text:style-name="Default_20_Paragraph_20_Font">לפרש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פסוק</text:span><text:span text:style-name="Default_20_Paragraph_20_Font"> </text:span><text:span text:style-name="Default_20_Paragraph_20_Font">בעזרת</text:span><text:span text:style-name="Default_20_Paragraph_20_Font"> </text:span><text:span text:style-name="Default_20_Paragraph_20_Font">הקבלה</text:span><text:span text:style-name="Default_20_Paragraph_20_Font"> </text:span><text:span text:style-name="Default_20_Paragraph_20_Font">לסיפור</text:span><text:span text:style-name="Default_20_Paragraph_20_Font"> </text:span><text:span text:style-name="Default_20_Paragraph_20_Font">אחר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אדם</text:span><text:span text:style-name="Default_20_Paragraph_20_Font"> </text:span><text:span text:style-name="Default_20_Paragraph_20_Font">שרץ</text:span><text:span text:style-name="Default_20_Paragraph_20_Font"> </text:span><text:span text:style-name="Default_20_Paragraph_20_Font">בשם</text:span><text:span text:style-name="Default_20_Paragraph_20_Font"> </text:span><text:span text:style-name="Default_20_Paragraph_20_Font">ה</text:span><text:span text:style-name="Default_20_Paragraph_20_Font">'</text:span><text:note text:id="ftn2" text:note-class="footnote"><text:note-citation>1</text:note-citation><text:note-body><text:p text:style-name="P3"><text:span text:style-name="Default_20_Paragraph_20_Font">המקור</text:span><text:span text:style-name="Default_20_Paragraph_20_Font"> </text:span><text:span text:style-name="Default_20_Paragraph_20_Font">להקבלה</text:span><text:span text:style-name="Default_20_Paragraph_20_Font"> - </text:span><text:span text:style-name="Default_20_Paragraph_20_Font">בפירוש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יהודה</text:span><text:span text:style-name="Default_20_Paragraph_20_Font"> </text:span><text:span text:style-name="Default_20_Paragraph_20_Font">קיל</text:span><text:span text:style-name="Default_20_Paragraph_20_Font">, "</text:span><text:span text:style-name="Default_20_Paragraph_20_Font">דעת</text:span><text:span text:style-name="Default_20_Paragraph_20_Font"> </text:span><text:span text:style-name="Default_20_Paragraph_20_Font">מקרא</text:span><text:span text:style-name="Default_20_Paragraph_20_Font">" </text:span><text:span text:style-name="Default_20_Paragraph_20_Font">על</text:span><text:span text:style-name="Default_20_Paragraph_20_Font"> </text:span><text:span text:style-name="Default_20_Paragraph_20_Font">הפסוק</text:span><text:span text:style-name="Default_20_Paragraph_20_Font">.</text:span></text:p></text:note-body></text:note><text:span text:style-name="Default_20_Paragraph_20_Font">:</text:span></text:p>
      <text:p text:style-name="P8"><text:span text:style-name="Default_20_Paragraph_20_Font">ו</text:span><text:span text:style-name="Default_20_Paragraph_20_Font">ַ</text:span><text:span text:style-name="Default_20_Paragraph_20_Font">י</text:span><text:span text:style-name="Default_20_Paragraph_20_Font">ִּ</text:span><text:span text:style-name="Default_20_Paragraph_20_Font">ט</text:span><text:span text:style-name="Default_20_Paragraph_20_Font">ֹּ</text:span><text:span text:style-name="Default_20_Paragraph_20_Font">ש</text:span><text:span text:style-name="Default_20_Paragraph_20_Font">ׁ </text:span><text:span text:style-name="Default_20_Paragraph_20_Font">ד</text:span><text:span text:style-name="Default_20_Paragraph_20_Font">ָּ</text:span><text:span text:style-name="Default_20_Paragraph_20_Font">ו</text:span><text:span text:style-name="Default_20_Paragraph_20_Font">ִ</text:span><text:span text:style-name="Default_20_Paragraph_20_Font">ד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כ</text:span><text:span text:style-name="Default_20_Paragraph_20_Font">ֵּ</text:span><text:span text:style-name="Default_20_Paragraph_20_Font">ל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מ</text:span><text:span text:style-name="Default_20_Paragraph_20_Font">ֵ</text:span><text:span text:style-name="Default_20_Paragraph_20_Font">ע</text:span><text:span text:style-name="Default_20_Paragraph_20_Font">ָ</text:span><text:span text:style-name="Default_20_Paragraph_20_Font">ל</text:span><text:span text:style-name="Default_20_Paragraph_20_Font">ָ</text:span><text:span text:style-name="Default_20_Paragraph_20_Font">יו</text:span><text:span text:style-name="Default_20_Paragraph_20_Font"> 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י</text:span><text:span text:style-name="Default_20_Paragraph_20_Font">ַ</text:span><text:span text:style-name="Default_20_Paragraph_20_Font">ד</text:span><text:span text:style-name="Default_20_Paragraph_20_Font"> </text:span><text:span text:style-name="Default_20_Paragraph_20_Font">ש</text:span><text:span text:style-name="Default_20_Paragraph_20_Font">ׁ</text:span><text:span text:style-name="Default_20_Paragraph_20_Font">ו</text:span><text:span text:style-name="Default_20_Paragraph_20_Font">ֹ</text:span><text:span text:style-name="Default_20_Paragraph_20_Font">מ</text:span><text:span text:style-name="Default_20_Paragraph_20_Font">ֵ</text:span><text:span text:style-name="Default_20_Paragraph_20_Font">ר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כ</text:span><text:span text:style-name="Default_20_Paragraph_20_Font">ֵּ</text:span><text:span text:style-name="Default_20_Paragraph_20_Font">ל</text:span><text:span text:style-name="Default_20_Paragraph_20_Font">ִ</text:span><text:span text:style-name="Default_20_Paragraph_20_Font">ים</text:span><text:span text:style-name="Default_20_Paragraph_20_Font">, </text:span><text:span text:style-name="Default_20_Paragraph_20_Font"><text:span text:style-name="T3">ו</text:span></text:span><text:span text:style-name="Default_20_Paragraph_20_Font"><text:span text:style-name="T3">ַ</text:span></text:span><text:span text:style-name="Default_20_Paragraph_20_Font"><text:span text:style-name="T3">י</text:span></text:span><text:span text:style-name="Default_20_Paragraph_20_Font"><text:span text:style-name="T3">ָּ</text:span></text:span><text:span text:style-name="Default_20_Paragraph_20_Font"><text:span text:style-name="T3">ר</text:span></text:span><text:span text:style-name="Default_20_Paragraph_20_Font"><text:span text:style-name="T3">ָ</text:span></text:span><text:span text:style-name="Default_20_Paragraph_20_Font"><text:span text:style-name="T3">ץ</text:span>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מ</text:span><text:span text:style-name="Default_20_Paragraph_20_Font">ַּ</text:span><text:span text:style-name="Default_20_Paragraph_20_Font">ע</text:span><text:span text:style-name="Default_20_Paragraph_20_Font">ֲ</text:span><text:span text:style-name="Default_20_Paragraph_20_Font">ר</text:span><text:span text:style-name="Default_20_Paragraph_20_Font">ָ</text:span><text:span text:style-name="Default_20_Paragraph_20_Font">כ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ָ</text:span><text:span text:style-name="Default_20_Paragraph_20_Font">ב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ִ</text:span><text:span text:style-name="Default_20_Paragraph_20_Font">ש</text:span><text:span text:style-name="Default_20_Paragraph_20_Font">ְׁ</text:span><text:span text:style-name="Default_20_Paragraph_20_Font">א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א</text:span><text:span text:style-name="Default_20_Paragraph_20_Font">ֶ</text:span><text:span text:style-name="Default_20_Paragraph_20_Font">ח</text:span><text:span text:style-name="Default_20_Paragraph_20_Font">ָ</text:span><text:span text:style-name="Default_20_Paragraph_20_Font">יו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ש</text:span><text:span text:style-name="Default_20_Paragraph_20_Font">ָׁ</text:span><text:span text:style-name="Default_20_Paragraph_20_Font">לו</text:span><text:span text:style-name="Default_20_Paragraph_20_Font">ֹ</text:span><text:span text:style-name="Default_20_Paragraph_20_Font">ם</text:span><text:span text:style-name="Default_20_Paragraph_20_Font">...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ֹ</text:span><text:span text:style-name="Default_20_Paragraph_20_Font">אמ</text:span><text:span text:style-name="Default_20_Paragraph_20_Font">ֶ</text:span><text:span text:style-name="Default_20_Paragraph_20_Font">ר</text:span><text:span text:style-name="Default_20_Paragraph_20_Font"> </text:span><text:span text:style-name="Default_20_Paragraph_20_Font">ד</text:span><text:span text:style-name="Default_20_Paragraph_20_Font">ָּ</text:span><text:span text:style-name="Default_20_Paragraph_20_Font">ו</text:span><text:span text:style-name="Default_20_Paragraph_20_Font">ִ</text:span><text:span text:style-name="Default_20_Paragraph_20_Font">ד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ל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פ</text:span><text:span text:style-name="Default_20_Paragraph_20_Font">ְּ</text:span><text:span text:style-name="Default_20_Paragraph_20_Font">ל</text:span><text:span text:style-name="Default_20_Paragraph_20_Font">ִ</text:span><text:span text:style-name="Default_20_Paragraph_20_Font">ש</text:span><text:span text:style-name="Default_20_Paragraph_20_Font">ְׁ</text:span><text:span text:style-name="Default_20_Paragraph_20_Font">ת</text:span><text:span text:style-name="Default_20_Paragraph_20_Font">ִּ</text:span><text:span text:style-name="Default_20_Paragraph_20_Font">י</text:span><text:span text:style-name="Default_20_Paragraph_20_Font"> '</text:span><text:span text:style-name="Default_20_Paragraph_20_Font">א</text:span><text:span text:style-name="Default_20_Paragraph_20_Font">ַ</text:span><text:span text:style-name="Default_20_Paragraph_20_Font">ת</text:span><text:span text:style-name="Default_20_Paragraph_20_Font">ָּ</text:span><text:span text:style-name="Default_20_Paragraph_20_Font">ה</text:span><text:span text:style-name="Default_20_Paragraph_20_Font"> </text:span><text:span text:style-name="Default_20_Paragraph_20_Font">ב</text:span><text:span text:style-name="Default_20_Paragraph_20_Font">ָּ</text:span><text:span text:style-name="Default_20_Paragraph_20_Font">א</text:span><text:span text:style-name="Default_20_Paragraph_20_Font"> 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ַ</text:span><text:span text:style-name="Default_20_Paragraph_20_Font">י</text:span><text:span text:style-name="Default_20_Paragraph_20_Font"> </text:span><text:span text:style-name="Default_20_Paragraph_20_Font">ב</text:span><text:span text:style-name="Default_20_Paragraph_20_Font">ְּ</text:span><text:span text:style-name="Default_20_Paragraph_20_Font">ח</text:span><text:span text:style-name="Default_20_Paragraph_20_Font">ֶ</text:span><text:span text:style-name="Default_20_Paragraph_20_Font">ר</text:span><text:span text:style-name="Default_20_Paragraph_20_Font">ֶ</text:span><text:span text:style-name="Default_20_Paragraph_20_Font">ב</text:span><text:span text:style-name="Default_20_Paragraph_20_Font"> </text:span><text:span text:style-name="Default_20_Paragraph_20_Font">ו</text:span><text:span text:style-name="Default_20_Paragraph_20_Font">ּ</text:span><text:span text:style-name="Default_20_Paragraph_20_Font">ב</text:span><text:span text:style-name="Default_20_Paragraph_20_Font">ַ</text:span><text:span text:style-name="Default_20_Paragraph_20_Font">ח</text:span><text:span text:style-name="Default_20_Paragraph_20_Font">ֲ</text:span><text:span text:style-name="Default_20_Paragraph_20_Font">נ</text:span><text:span text:style-name="Default_20_Paragraph_20_Font">ִ</text:span><text:span text:style-name="Default_20_Paragraph_20_Font">ית</text:span><text:span text:style-name="Default_20_Paragraph_20_Font"> </text:span><text:span text:style-name="Default_20_Paragraph_20_Font">ו</text:span><text:span text:style-name="Default_20_Paragraph_20_Font">ּ</text:span><text:span text:style-name="Default_20_Paragraph_20_Font">ב</text:span><text:span text:style-name="Default_20_Paragraph_20_Font">ְ</text:span><text:span text:style-name="Default_20_Paragraph_20_Font">כ</text:span><text:span text:style-name="Default_20_Paragraph_20_Font">ִ</text:span><text:span text:style-name="Default_20_Paragraph_20_Font">ידו</text:span><text:span text:style-name="Default_20_Paragraph_20_Font">ֹ</text:span><text:span text:style-name="Default_20_Paragraph_20_Font">ן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ָ</text:span><text:span text:style-name="Default_20_Paragraph_20_Font">נ</text:span><text:span text:style-name="Default_20_Paragraph_20_Font">ֹ</text:span><text:span text:style-name="Default_20_Paragraph_20_Font">כ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ב</text:span><text:span text:style-name="Default_20_Paragraph_20_Font">ָ</text:span><text:span text:style-name="Default_20_Paragraph_20_Font">א</text:span><text:span text:style-name="Default_20_Paragraph_20_Font"> 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ֶ</text:span><text:span text:style-name="Default_20_Paragraph_20_Font">יך</text:span><text:span text:style-name="Default_20_Paragraph_20_Font">ָ </text:span><text:span text:style-name="Default_20_Paragraph_20_Font"><text:span text:style-name="T3">ב</text:span></text:span><text:span text:style-name="Default_20_Paragraph_20_Font"><text:span text:style-name="T3">ְּ</text:span></text:span><text:span text:style-name="Default_20_Paragraph_20_Font"><text:span text:style-name="T3">ש</text:span></text:span><text:span text:style-name="Default_20_Paragraph_20_Font"><text:span text:style-name="T3">ֵׁ</text:span></text:span><text:span text:style-name="Default_20_Paragraph_20_Font"><text:span text:style-name="T3">ם</text:span></text:span><text:span text:style-name="Default_20_Paragraph_20_Font"><text:span text:style-name="T3"> </text:span></text:span><text:span text:style-name="Default_20_Paragraph_20_Font"><text:span text:style-name="T3">ה</text:span></text:span><text:span text:style-name="Default_20_Paragraph_20_Font"><text:span text:style-name="T3">'</text:span></text:span><text:span text:style-name="Default_20_Paragraph_20_Font"> </text:span><text:span text:style-name="Default_20_Paragraph_20_Font">צ</text:span><text:span text:style-name="Default_20_Paragraph_20_Font">ְ</text:span><text:span text:style-name="Default_20_Paragraph_20_Font">ב</text:span><text:span text:style-name="Default_20_Paragraph_20_Font">ָ</text:span><text:span text:style-name="Default_20_Paragraph_20_Font">או</text:span><text:span text:style-name="Default_20_Paragraph_20_Font">ֹ</text:span><text:span text:style-name="Default_20_Paragraph_20_Font">ת</text:span><text:span text:style-name="Default_20_Paragraph_20_Font">, </text:span><text:span text:style-name="Default_20_Paragraph_20_Font">א</text:span><text:span text:style-name="Default_20_Paragraph_20_Font">ֱ</text:span><text:span text:style-name="Default_20_Paragraph_20_Font">ל</text:span><text:span text:style-name="Default_20_Paragraph_20_Font">ֹ</text:span><text:span text:style-name="Default_20_Paragraph_20_Font">ה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מ</text:span><text:span text:style-name="Default_20_Paragraph_20_Font">ַ</text:span><text:span text:style-name="Default_20_Paragraph_20_Font">ע</text:span><text:span text:style-name="Default_20_Paragraph_20_Font">ַ</text:span><text:span text:style-name="Default_20_Paragraph_20_Font">ר</text:span><text:span text:style-name="Default_20_Paragraph_20_Font">ְ</text:span><text:span text:style-name="Default_20_Paragraph_20_Font">כו</text:span><text:span text:style-name="Default_20_Paragraph_20_Font">ֹ</text:span><text:span text:style-name="Default_20_Paragraph_20_Font">ת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ש</text:span><text:span text:style-name="Default_20_Paragraph_20_Font">ְׂ</text:span><text:span text:style-name="Default_20_Paragraph_20_Font">ר</text:span><text:span text:style-name="Default_20_Paragraph_20_Font">ָ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ֶׁ</text:span><text:span text:style-name="Default_20_Paragraph_20_Font">ר</text:span><text:span text:style-name="Default_20_Paragraph_20_Font"> </text:span><text:span text:style-name="Default_20_Paragraph_20_Font">ח</text:span><text:span text:style-name="Default_20_Paragraph_20_Font">ֵ</text:span><text:span text:style-name="Default_20_Paragraph_20_Font">ר</text:span><text:span text:style-name="Default_20_Paragraph_20_Font">ַ</text:span><text:span text:style-name="Default_20_Paragraph_20_Font">פ</text:span><text:span text:style-name="Default_20_Paragraph_20_Font">ְ</text:span><text:span text:style-name="Default_20_Paragraph_20_Font">ת</text:span><text:span text:style-name="Default_20_Paragraph_20_Font">ָּ'...</text:span><text:span text:style-name="Default_20_Paragraph_20_Font">ו</text:span><text:span text:style-name="Default_20_Paragraph_20_Font">ְ</text:span><text:span text:style-name="Default_20_Paragraph_20_Font">ה</text:span><text:span text:style-name="Default_20_Paragraph_20_Font">ָ</text:span><text:span text:style-name="Default_20_Paragraph_20_Font">י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כ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ק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פ</text:span><text:span text:style-name="Default_20_Paragraph_20_Font">ְּ</text:span><text:span text:style-name="Default_20_Paragraph_20_Font">ל</text:span><text:span text:style-name="Default_20_Paragraph_20_Font">ִ</text:span><text:span text:style-name="Default_20_Paragraph_20_Font">ש</text:span><text:span text:style-name="Default_20_Paragraph_20_Font">ְׁ</text:span><text:span text:style-name="Default_20_Paragraph_20_Font">ת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ֵ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ְ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ִ</text:span><text:span text:style-name="Default_20_Paragraph_20_Font">ק</text:span><text:span text:style-name="Default_20_Paragraph_20_Font">ְ</text:span><text:span text:style-name="Default_20_Paragraph_20_Font">ר</text:span><text:span text:style-name="Default_20_Paragraph_20_Font">ַ</text:span><text:span text:style-name="Default_20_Paragraph_20_Font">ב</text:span><text:span text:style-name="Default_20_Paragraph_20_Font"> </text:span><text:span text:style-name="Default_20_Paragraph_20_Font">ל</text:span><text:span text:style-name="Default_20_Paragraph_20_Font">ִ</text:span><text:span text:style-name="Default_20_Paragraph_20_Font">ק</text:span><text:span text:style-name="Default_20_Paragraph_20_Font">ְ</text:span><text:span text:style-name="Default_20_Paragraph_20_Font">ר</text:span><text:span text:style-name="Default_20_Paragraph_20_Font">ַ</text:span><text:span text:style-name="Default_20_Paragraph_20_Font">את</text:span><text:span text:style-name="Default_20_Paragraph_20_Font"> </text:span><text:span text:style-name="Default_20_Paragraph_20_Font">ד</text:span><text:span text:style-name="Default_20_Paragraph_20_Font">ָּ</text:span><text:span text:style-name="Default_20_Paragraph_20_Font">ו</text:span><text:span text:style-name="Default_20_Paragraph_20_Font">ִ</text:span><text:span text:style-name="Default_20_Paragraph_20_Font">ד</text:span><text:span text:style-name="Default_20_Paragraph_20_Font">,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ְ</text:span><text:span text:style-name="Default_20_Paragraph_20_Font">מ</text:span><text:span text:style-name="Default_20_Paragraph_20_Font">ַ</text:span><text:span text:style-name="Default_20_Paragraph_20_Font">ה</text:span><text:span text:style-name="Default_20_Paragraph_20_Font">ֵ</text:span><text:span text:style-name="Default_20_Paragraph_20_Font">ר</text:span><text:span text:style-name="Default_20_Paragraph_20_Font"> </text:span><text:span text:style-name="Default_20_Paragraph_20_Font">ד</text:span><text:span text:style-name="Default_20_Paragraph_20_Font">ָּ</text:span><text:span text:style-name="Default_20_Paragraph_20_Font">ו</text:span><text:span text:style-name="Default_20_Paragraph_20_Font">ִ</text:span><text:span text:style-name="Default_20_Paragraph_20_Font">ד</text:span><text:span text:style-name="Default_20_Paragraph_20_Font"> </text:span><text:span text:style-name="Default_20_Paragraph_20_Font"><text:span text:style-name="T3">ו</text:span></text:span><text:span text:style-name="Default_20_Paragraph_20_Font"><text:span text:style-name="T3">ַ</text:span></text:span><text:span text:style-name="Default_20_Paragraph_20_Font"><text:span text:style-name="T3">י</text:span></text:span><text:span text:style-name="Default_20_Paragraph_20_Font"><text:span text:style-name="T3">ָּ</text:span></text:span><text:span text:style-name="Default_20_Paragraph_20_Font"><text:span text:style-name="T3">ר</text:span></text:span><text:span text:style-name="Default_20_Paragraph_20_Font"><text:span text:style-name="T3">ָ</text:span></text:span><text:span text:style-name="Default_20_Paragraph_20_Font"><text:span text:style-name="T3">ץ</text:span>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מ</text:span><text:span text:style-name="Default_20_Paragraph_20_Font">ַּ</text:span><text:span text:style-name="Default_20_Paragraph_20_Font">ע</text:span><text:span text:style-name="Default_20_Paragraph_20_Font">ֲ</text:span><text:span text:style-name="Default_20_Paragraph_20_Font">ר</text:span><text:span text:style-name="Default_20_Paragraph_20_Font">ָ</text:span><text:span text:style-name="Default_20_Paragraph_20_Font">כ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ל</text:span><text:span text:style-name="Default_20_Paragraph_20_Font">ִ</text:span><text:span text:style-name="Default_20_Paragraph_20_Font">ק</text:span><text:span text:style-name="Default_20_Paragraph_20_Font">ְ</text:span><text:span text:style-name="Default_20_Paragraph_20_Font">ר</text:span><text:span text:style-name="Default_20_Paragraph_20_Font">ַ</text:span><text:span text:style-name="Default_20_Paragraph_20_Font">את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פ</text:span><text:span text:style-name="Default_20_Paragraph_20_Font">ְּ</text:span><text:span text:style-name="Default_20_Paragraph_20_Font">ל</text:span><text:span text:style-name="Default_20_Paragraph_20_Font">ִ</text:span><text:span text:style-name="Default_20_Paragraph_20_Font">ש</text:span><text:span text:style-name="Default_20_Paragraph_20_Font">ְׁ</text:span><text:span text:style-name="Default_20_Paragraph_20_Font">ת</text:span><text:span text:style-name="Default_20_Paragraph_20_Font">ִּ</text:span><text:span text:style-name="Default_20_Paragraph_20_Font">י</text:span><text:span text:style-name="Default_20_Paragraph_20_Font">...</text:span><text:span text:style-name="Default_20_Paragraph_20_Font"><text:span text:style-name="T3">ו</text:span></text:span><text:span text:style-name="Default_20_Paragraph_20_Font"><text:span text:style-name="T3">ַ</text:span></text:span><text:span text:style-name="Default_20_Paragraph_20_Font"><text:span text:style-name="T3">י</text:span></text:span><text:span text:style-name="Default_20_Paragraph_20_Font"><text:span text:style-name="T3">ָּ</text:span></text:span><text:span text:style-name="Default_20_Paragraph_20_Font"><text:span text:style-name="T3">ר</text:span></text:span><text:span text:style-name="Default_20_Paragraph_20_Font"><text:span text:style-name="T3">ָ</text:span></text:span><text:span text:style-name="Default_20_Paragraph_20_Font"><text:span text:style-name="T3">ץ</text:span></text:span><text:span text:style-name="Default_20_Paragraph_20_Font"> </text:span><text:span text:style-name="Default_20_Paragraph_20_Font">ד</text:span><text:span text:style-name="Default_20_Paragraph_20_Font">ָּ</text:span><text:span text:style-name="Default_20_Paragraph_20_Font">ו</text:span><text:span text:style-name="Default_20_Paragraph_20_Font">ִ</text:span><text:span text:style-name="Default_20_Paragraph_20_Font">ד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ַ</text:span><text:span text:style-name="Default_20_Paragraph_20_Font">ע</text:span><text:span text:style-name="Default_20_Paragraph_20_Font">ֲ</text:span><text:span text:style-name="Default_20_Paragraph_20_Font">מ</text:span><text:span text:style-name="Default_20_Paragraph_20_Font">ֹ</text:span><text:span text:style-name="Default_20_Paragraph_20_Font">ד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ל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פ</text:span><text:span text:style-name="Default_20_Paragraph_20_Font">ְּ</text:span><text:span text:style-name="Default_20_Paragraph_20_Font">ל</text:span><text:span text:style-name="Default_20_Paragraph_20_Font">ִ</text:span><text:span text:style-name="Default_20_Paragraph_20_Font">ש</text:span><text:span text:style-name="Default_20_Paragraph_20_Font">ְׁ</text:span><text:span text:style-name="Default_20_Paragraph_20_Font">ת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ִ</text:span><text:span text:style-name="Default_20_Paragraph_20_Font">ק</text:span><text:span text:style-name="Default_20_Paragraph_20_Font">ַּ</text:span><text:span text:style-name="Default_20_Paragraph_20_Font">ח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ח</text:span><text:span text:style-name="Default_20_Paragraph_20_Font">ַ</text:span><text:span text:style-name="Default_20_Paragraph_20_Font">ר</text:span><text:span text:style-name="Default_20_Paragraph_20_Font">ְ</text:span><text:span text:style-name="Default_20_Paragraph_20_Font">ב</text:span><text:span text:style-name="Default_20_Paragraph_20_Font">ּ</text:span><text:span text:style-name="Default_20_Paragraph_20_Font">ו</text:span><text:span text:style-name="Default_20_Paragraph_20_Font">ֹ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ִ</text:span><text:span text:style-name="Default_20_Paragraph_20_Font">ש</text:span><text:span text:style-name="Default_20_Paragraph_20_Font">ְׁ</text:span><text:span text:style-name="Default_20_Paragraph_20_Font">ל</text:span><text:span text:style-name="Default_20_Paragraph_20_Font">ְ</text:span><text:span text:style-name="Default_20_Paragraph_20_Font">פ</text:span><text:span text:style-name="Default_20_Paragraph_20_Font">ָ</text:span><text:span text:style-name="Default_20_Paragraph_20_Font">ה</text:span><text:span text:style-name="Default_20_Paragraph_20_Font">ּ </text:span><text:span text:style-name="Default_20_Paragraph_20_Font">מ</text:span><text:span text:style-name="Default_20_Paragraph_20_Font">ִ</text:span><text:span text:style-name="Default_20_Paragraph_20_Font">ת</text:span><text:span text:style-name="Default_20_Paragraph_20_Font">ַּ</text:span><text:span text:style-name="Default_20_Paragraph_20_Font">ע</text:span><text:span text:style-name="Default_20_Paragraph_20_Font">ְ</text:span><text:span text:style-name="Default_20_Paragraph_20_Font">ר</text:span><text:span text:style-name="Default_20_Paragraph_20_Font">ָ</text:span><text:span text:style-name="Default_20_Paragraph_20_Font">ה</text:span><text:span text:style-name="Default_20_Paragraph_20_Font">ּ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ְ</text:span><text:span text:style-name="Default_20_Paragraph_20_Font">מ</text:span><text:span text:style-name="Default_20_Paragraph_20_Font">ֹ</text:span><text:span text:style-name="Default_20_Paragraph_20_Font">ת</text:span><text:span text:style-name="Default_20_Paragraph_20_Font">ְ</text:span><text:span text:style-name="Default_20_Paragraph_20_Font">ת</text:span><text:span text:style-name="Default_20_Paragraph_20_Font">ֵ</text:span><text:span text:style-name="Default_20_Paragraph_20_Font">הו</text:span><text:span text:style-name="Default_20_Paragraph_20_Font">ּ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ִ</text:span><text:span text:style-name="Default_20_Paragraph_20_Font">כ</text:span><text:span text:style-name="Default_20_Paragraph_20_Font">ְ</text:span><text:span text:style-name="Default_20_Paragraph_20_Font">ר</text:span><text:span text:style-name="Default_20_Paragraph_20_Font">ָ</text:span><text:span text:style-name="Default_20_Paragraph_20_Font">ת</text:span><text:span text:style-name="Default_20_Paragraph_20_Font"> </text:span><text:span text:style-name="Default_20_Paragraph_20_Font">ב</text:span><text:span text:style-name="Default_20_Paragraph_20_Font">ָּ</text:span><text:span text:style-name="Default_20_Paragraph_20_Font">ה</text:span><text:span text:style-name="Default_20_Paragraph_20_Font">ּ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ר</text:span><text:span text:style-name="Default_20_Paragraph_20_Font">ֹ</text:span><text:span text:style-name="Default_20_Paragraph_20_Font">אש</text:span><text:span text:style-name="Default_20_Paragraph_20_Font">ׁ</text:span><text:span text:style-name="Default_20_Paragraph_20_Font">ו</text:span><text:span text:style-name="Default_20_Paragraph_20_Font">ֹ (</text:span><text:span text:style-name="Default_20_Paragraph_20_Font">שמואל</text:span><text:span text:style-name="Default_20_Paragraph_20_Font"> </text:span><text:span text:style-name="Default_20_Paragraph_20_Font">א</text:span><text:span text:style-name="Default_20_Paragraph_20_Font"> </text:span><text:span text:style-name="Default_20_Paragraph_20_Font">י</text:span><text:span text:style-name="Default_20_Paragraph_20_Font">"</text:span><text:span text:style-name="Default_20_Paragraph_20_Font">ז</text:span><text:span text:style-name="Default_20_Paragraph_20_Font">, </text:span><text:span text:style-name="Default_20_Paragraph_20_Font">כב</text:span><text:span text:style-name="Default_20_Paragraph_20_Font">-</text:span><text:span text:style-name="Default_20_Paragraph_20_Font">נא</text:span><text:span text:style-name="Default_20_Paragraph_20_Font">).</text:span></text:p>
      <text:p text:style-name="P9"/>
      <text:p text:style-name="P9"><text:span text:style-name="Default_20_Paragraph_20_Font">דוד</text:span><text:span text:style-name="Default_20_Paragraph_20_Font"> </text:span><text:span text:style-name="Default_20_Paragraph_20_Font">מדגיש</text:span><text:span text:style-name="Default_20_Paragraph_20_Font"> </text:span><text:span text:style-name="Default_20_Paragraph_20_Font">שהוא</text:span><text:span text:style-name="Default_20_Paragraph_20_Font"> </text:span><text:span text:style-name="Default_20_Paragraph_20_Font">נלחם</text:span><text:span text:style-name="Default_20_Paragraph_20_Font"> </text:span><text:span text:style-name="Default_20_Paragraph_20_Font">בשם</text:span><text:span text:style-name="Default_20_Paragraph_20_Font"> </text:span><text:span text:style-name="Default_20_Paragraph_20_Font">ה</text:span><text:span text:style-name="Default_20_Paragraph_20_Font">'</text:span><text:span text:style-name="Default_20_Paragraph_20_Font">: </text:span><text:span text:style-name="Default_20_Paragraph_20_Font">זו</text:span><text:span text:style-name="Default_20_Paragraph_20_Font"> </text:span><text:span text:style-name="Default_20_Paragraph_20_Font">אינה</text:span><text:span text:style-name="Default_20_Paragraph_20_Font"> </text:span><text:span text:style-name="Default_20_Paragraph_20_Font">מלחמה</text:span><text:span text:style-name="Default_20_Paragraph_20_Font"> </text:span><text:span text:style-name="Default_20_Paragraph_20_Font">פרטית</text:span><text:span text:style-name="Default_20_Paragraph_20_Font"> </text:span><text:span text:style-name="Default_20_Paragraph_20_Font">או</text:span><text:span text:style-name="Default_20_Paragraph_20_Font"> </text:span><text:span text:style-name="Default_20_Paragraph_20_Font">לאומית</text:span><text:span text:style-name="Default_20_Paragraph_20_Font">, </text:span><text:span text:style-name="Default_20_Paragraph_20_Font">אלא</text:span><text:span text:style-name="Default_20_Paragraph_20_Font"> </text:span><text:span text:style-name="Default_20_Paragraph_20_Font">מלחמה</text:span><text:span text:style-name="Default_20_Paragraph_20_Font"> </text:span><text:span text:style-name="Default_20_Paragraph_20_Font">לכבוד</text:span><text:span text:style-name="Default_20_Paragraph_20_Font"> </text:span><text:span text:style-name="Default_20_Paragraph_20_Font">ה</text:span><text:span text:style-name="Default_20_Paragraph_20_Font">', </text:span><text:span text:style-name="Default_20_Paragraph_20_Font">נגד</text:span><text:span text:style-name="Default_20_Paragraph_20_Font"> </text:span><text:span text:style-name="Default_20_Paragraph_20_Font">גוליית</text:span><text:span text:style-name="Default_20_Paragraph_20_Font"> </text:span><text:span text:style-name="Default_20_Paragraph_20_Font">שחירף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</text:span><text:span text:style-name="Default_20_Paragraph_20_Font">'. </text:span><text:span text:style-name="Default_20_Paragraph_20_Font">אותה</text:span><text:span text:style-name="Default_20_Paragraph_20_Font"> </text:span><text:span text:style-name="Default_20_Paragraph_20_Font">רוח</text:span><text:span text:style-name="Default_20_Paragraph_20_Font"> </text:span><text:span text:style-name="Default_20_Paragraph_20_Font">לחימה</text:span><text:span text:style-name="Default_20_Paragraph_20_Font"> </text:span><text:span text:style-name="Default_20_Paragraph_20_Font"><text:span text:style-name="T3">בשם</text:span></text:span><text:span text:style-name="Default_20_Paragraph_20_Font"><text:span text:style-name="T3"> </text:span></text:span><text:span text:style-name="Default_20_Paragraph_20_Font"><text:span text:style-name="T3">ה</text:span></text:span><text:span text:style-name="Default_20_Paragraph_20_Font"><text:span text:style-name="T3">'</text:span></text:span><text:span text:style-name="Default_20_Paragraph_20_Font"> </text:span><text:span text:style-name="Default_20_Paragraph_20_Font">הייתה</text:span><text:span text:style-name="Default_20_Paragraph_20_Font"> </text:span><text:span text:style-name="Default_20_Paragraph_20_Font">עבורו</text:span><text:span text:style-name="Default_20_Paragraph_20_Font"> </text:span><text:span text:style-name="Default_20_Paragraph_20_Font">כמו</text:span><text:span text:style-name="Default_20_Paragraph_20_Font"> </text:span><text:span text:style-name="Default_20_Paragraph_20_Font"><text:span text:style-name="T3">מגדל</text:span></text:span><text:span text:style-name="Default_20_Paragraph_20_Font"><text:span text:style-name="T3"> </text:span></text:span><text:span text:style-name="Default_20_Paragraph_20_Font"><text:span text:style-name="T3">עוז</text:span></text:span><text:span text:style-name="Default_20_Paragraph_20_Font">: </text:span><text:span text:style-name="Default_20_Paragraph_20_Font">היא</text:span><text:span text:style-name="Default_20_Paragraph_20_Font"> </text:span><text:span text:style-name="Default_20_Paragraph_20_Font">נתנה</text:span><text:span text:style-name="Default_20_Paragraph_20_Font"> </text:span><text:span text:style-name="Default_20_Paragraph_20_Font">לו</text:span><text:span text:style-name="Default_20_Paragraph_20_Font"> </text:span><text:span text:style-name="Default_20_Paragraph_20_Font">כוח</text:span><text:span text:style-name="Default_20_Paragraph_20_Font"> </text:span><text:span text:style-name="Default_20_Paragraph_20_Font">להתמודד</text:span><text:span text:style-name="Default_20_Paragraph_20_Font"> </text:span><text:span text:style-name="Default_20_Paragraph_20_Font">עם</text:span><text:span text:style-name="Default_20_Paragraph_20_Font"> </text:span><text:span text:style-name="Default_20_Paragraph_20_Font">גוליית</text:span><text:span text:style-name="Default_20_Paragraph_20_Font"> </text:span><text:span text:style-name="Default_20_Paragraph_20_Font">הגבוה</text:span><text:span text:style-name="Default_20_Paragraph_20_Font"> </text:span><text:span text:style-name="Default_20_Paragraph_20_Font">כמו</text:span><text:span text:style-name="Default_20_Paragraph_20_Font"> </text:span><text:span text:style-name="Default_20_Paragraph_20_Font">מגדל</text:span><text:span text:style-name="Default_20_Paragraph_20_Font">. </text:span><text:span text:style-name="Default_20_Paragraph_20_Font">אותה</text:span><text:span text:style-name="Default_20_Paragraph_20_Font"> </text:span><text:span text:style-name="Default_20_Paragraph_20_Font">רוח</text:span><text:span text:style-name="Default_20_Paragraph_20_Font"> </text:span><text:span text:style-name="Default_20_Paragraph_20_Font">לחימה</text:span><text:span text:style-name="Default_20_Paragraph_20_Font"> </text:span><text:span text:style-name="Default_20_Paragraph_20_Font">נתנה</text:span><text:span text:style-name="Default_20_Paragraph_20_Font"> </text:span><text:span text:style-name="Default_20_Paragraph_20_Font">לו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כוח</text:span><text:span text:style-name="Default_20_Paragraph_20_Font"> </text:span><text:span text:style-name="Default_20_Paragraph_20_Font"><text:span text:style-name="T3">לרוץ</text:span></text:span><text:span text:style-name="Default_20_Paragraph_20_Font"> </text:span><text:span text:style-name="Default_20_Paragraph_20_Font">שלוש</text:span><text:span text:style-name="Default_20_Paragraph_20_Font"> </text:span><text:span text:style-name="Default_20_Paragraph_20_Font">פעמים</text:span><text:span text:style-name="Default_20_Paragraph_20_Font">, </text:span><text:span text:style-name="Default_20_Paragraph_20_Font">מתחילת</text:span><text:span text:style-name="Default_20_Paragraph_20_Font"> </text:span><text:span text:style-name="Default_20_Paragraph_20_Font">הסיפור</text:span><text:span text:style-name="Default_20_Paragraph_20_Font"> </text:span><text:span text:style-name="Default_20_Paragraph_20_Font">ועד</text:span><text:span text:style-name="Default_20_Paragraph_20_Font"> </text:span><text:span text:style-name="Default_20_Paragraph_20_Font">סופו</text:span><text:span text:style-name="Default_20_Paragraph_20_Font">; </text:span><text:span text:style-name="Default_20_Paragraph_20_Font">ובסופ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דבר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גם</text:span><text:span text:style-name="Default_20_Paragraph_20_Font"> </text:span><text:span text:style-name="Default_20_Paragraph_20_Font"><text:span text:style-name="T3">נשגב</text:span></text:span><text:span text:style-name="Default_20_Paragraph_20_Font"> - </text:span><text:span text:style-name="Default_20_Paragraph_20_Font">התחזק</text:span><text:span text:style-name="Default_20_Paragraph_20_Font"> </text:span><text:span text:style-name="Default_20_Paragraph_20_Font">והתגבר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אויבו</text:span><text:span text:style-name="Default_20_Paragraph_20_Font">.</text:span></text:p>
      <text:p text:style-name="P9"/>
      <text:p text:style-name="P9"><text:span text:style-name="Default_20_Paragraph_20_Font">לפי</text:span><text:span text:style-name="Default_20_Paragraph_20_Font"> </text:span><text:span text:style-name="Default_20_Paragraph_20_Font">זה</text:span><text:span text:style-name="Default_20_Paragraph_20_Font">, </text:span><text:span text:style-name="Default_20_Paragraph_20_Font">משמעות</text:span><text:span text:style-name="Default_20_Paragraph_20_Font"> </text:span><text:span text:style-name="Default_20_Paragraph_20_Font">הפסוק</text:span><text:span text:style-name="Default_20_Paragraph_20_Font"> </text:span><text:span text:style-name="Default_20_Paragraph_20_Font">במשלי</text:span><text:span text:style-name="Default_20_Paragraph_20_Font"> </text:span><text:span text:style-name="Default_20_Paragraph_20_Font">היא</text:span><text:span text:style-name="Default_20_Paragraph_20_Font">: </text:span><text:span text:style-name="Default_20_Paragraph_20_Font">כאשר</text:span><text:span text:style-name="Default_20_Paragraph_20_Font"> </text:span><text:span text:style-name="Default_20_Paragraph_20_Font">אדם</text:span><text:span text:style-name="Default_20_Paragraph_20_Font"> </text:span><text:span text:style-name="Default_20_Paragraph_20_Font">פועל</text:span><text:span text:style-name="Default_20_Paragraph_20_Font"> </text:span><text:span text:style-name="Default_20_Paragraph_20_Font">בשם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ולכבוד</text:span><text:span text:style-name="Default_20_Paragraph_20_Font"> </text:span><text:span text:style-name="Default_20_Paragraph_20_Font">ה</text:span><text:span text:style-name="Default_20_Paragraph_20_Font">', </text:span><text:span text:style-name="Default_20_Paragraph_20_Font">הוא</text:span><text:span text:style-name="Default_20_Paragraph_20_Font"> </text:span><text:span text:style-name="Default_20_Paragraph_20_Font">מקבל</text:span><text:span text:style-name="Default_20_Paragraph_20_Font"> </text:span><text:span text:style-name="Default_20_Paragraph_20_Font">כוח</text:span><text:span text:style-name="Default_20_Paragraph_20_Font"> </text:span><text:span text:style-name="Default_20_Paragraph_20_Font">וגבורה</text:span><text:span text:style-name="Default_20_Paragraph_20_Font"> </text:span><text:span text:style-name="Default_20_Paragraph_20_Font">כמו</text:span><text:span text:style-name="Default_20_Paragraph_20_Font"> </text:span><text:span text:style-name="Default_20_Paragraph_20_Font">מגדל</text:span><text:span text:style-name="Default_20_Paragraph_20_Font"> </text:span><text:span text:style-name="Default_20_Paragraph_20_Font">חזק</text:span><text:span text:style-name="Default_20_Paragraph_20_Font"> </text:span><text:span text:style-name="Default_20_Paragraph_20_Font">ומבוצר</text:span><text:span text:style-name="Default_20_Paragraph_20_Font">, </text:span><text:span text:style-name="Default_20_Paragraph_20_Font">ובעזרתו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יכול</text:span><text:span text:style-name="Default_20_Paragraph_20_Font"> </text:span><text:span text:style-name="Default_20_Paragraph_20_Font">לפעול</text:span><text:span text:style-name="Default_20_Paragraph_20_Font"> </text:span><text:span text:style-name="Default_20_Paragraph_20_Font">במהירות</text:span><text:span text:style-name="Default_20_Paragraph_20_Font"> </text:span><text:span text:style-name="Default_20_Paragraph_20_Font">ולהתגבר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אויביו</text:span><text:span text:style-name="Default_20_Paragraph_20_Font">.</text:span></text:p>
      <text:p text:style-name="P9"/>
      <text:p text:style-name="P9"><text:span text:style-name="Default_20_Paragraph_20_Font"><text:span text:style-name="T2">פסוק</text:span></text:span><text:span text:style-name="Default_20_Paragraph_20_Font"><text:span text:style-name="T2"> </text:span></text:span><text:span text:style-name="Default_20_Paragraph_20_Font"><text:span text:style-name="T2">יא</text:span></text:span></text:p>
      <text:p text:style-name="P7"><text:span text:style-name="Default_20_Paragraph_20_Font">הו</text:span><text:span text:style-name="Default_20_Paragraph_20_Font">ֹ</text:span><text:span text:style-name="Default_20_Paragraph_20_Font">ן</text:span><text:span text:style-name="Default_20_Paragraph_20_Font"> </text:span><text:span text:style-name="Default_20_Paragraph_20_Font">ע</text:span><text:span text:style-name="Default_20_Paragraph_20_Font">ָ</text:span><text:span text:style-name="Default_20_Paragraph_20_Font">ש</text:span><text:span text:style-name="Default_20_Paragraph_20_Font">ִׁ</text:span><text:span text:style-name="Default_20_Paragraph_20_Font">יר</text:span><text:span text:style-name="Default_20_Paragraph_20_Font"> </text:span><text:span text:style-name="Default_20_Paragraph_20_Font">ק</text:span><text:span text:style-name="Default_20_Paragraph_20_Font">ִ</text:span><text:span text:style-name="Default_20_Paragraph_20_Font">ר</text:span><text:span text:style-name="Default_20_Paragraph_20_Font">ְ</text:span><text:span text:style-name="Default_20_Paragraph_20_Font">י</text:span><text:span text:style-name="Default_20_Paragraph_20_Font">ַ</text:span><text:span text:style-name="Default_20_Paragraph_20_Font">ת</text:span><text:span text:style-name="Default_20_Paragraph_20_Font"> </text:span><text:span text:style-name="Default_20_Paragraph_20_Font">ע</text:span><text:span text:style-name="Default_20_Paragraph_20_Font">ֻ</text:span><text:span text:style-name="Default_20_Paragraph_20_Font">ז</text:span><text:span text:style-name="Default_20_Paragraph_20_Font">ּ</text:span><text:span text:style-name="Default_20_Paragraph_20_Font">ו</text:span><text:span text:style-name="Default_20_Paragraph_20_Font">ֹ, </text:span><text:span text:style-name="Default_20_Paragraph_20_Font">ו</text:span><text:span text:style-name="Default_20_Paragraph_20_Font">ּ</text:span><text:span text:style-name="Default_20_Paragraph_20_Font">כ</text:span><text:span text:style-name="Default_20_Paragraph_20_Font">ְ</text:span><text:span text:style-name="Default_20_Paragraph_20_Font">חו</text:span><text:span text:style-name="Default_20_Paragraph_20_Font">ֹ</text:span><text:span text:style-name="Default_20_Paragraph_20_Font">מ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נ</text:span><text:span text:style-name="Default_20_Paragraph_20_Font">ִ</text:span><text:span text:style-name="Default_20_Paragraph_20_Font">ש</text:span><text:span text:style-name="Default_20_Paragraph_20_Font">ְׂ</text:span><text:span text:style-name="Default_20_Paragraph_20_Font">ג</text:span><text:span text:style-name="Default_20_Paragraph_20_Font">ָּ</text:span><text:span text:style-name="Default_20_Paragraph_20_Font">ב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ב</text:span><text:span text:style-name="Default_20_Paragraph_20_Font">ְּ</text:span><text:span text:style-name="Default_20_Paragraph_20_Font">מ</text:span><text:span text:style-name="Default_20_Paragraph_20_Font">ַ</text:span><text:span text:style-name="Default_20_Paragraph_20_Font">ש</text:span><text:span text:style-name="Default_20_Paragraph_20_Font">ְׂ</text:span><text:span text:style-name="Default_20_Paragraph_20_Font">כ</text:span><text:span text:style-name="Default_20_Paragraph_20_Font">ִּ</text:span><text:span text:style-name="Default_20_Paragraph_20_Font">יתו</text:span><text:span text:style-name="Default_20_Paragraph_20_Font">ֹ <text:s text:c="4"/>(</text:span><text:span text:style-name="Default_20_Paragraph_20_Font">משלי</text:span><text:span text:style-name="Default_20_Paragraph_20_Font"> </text:span><text:span text:style-name="Default_20_Paragraph_20_Font">י</text:span><text:span text:style-name="Default_20_Paragraph_20_Font">"</text:span><text:span text:style-name="Default_20_Paragraph_20_Font">ח</text:span><text:span text:style-name="Default_20_Paragraph_20_Font">, </text:span><text:span text:style-name="Default_20_Paragraph_20_Font">יא</text:span><text:span text:style-name="Default_20_Paragraph_20_Font">).</text:span></text:p>
      <text:p text:style-name="P9"/>
      <text:p text:style-name="P9"><text:span text:style-name="Default_20_Paragraph_20_Font">1. </text:span><text:span text:style-name="Default_20_Paragraph_20_Font">יש</text:span><text:span text:style-name="Default_20_Paragraph_20_Font"> </text:span><text:span text:style-name="Default_20_Paragraph_20_Font">שפירשו</text:span><text:span text:style-name="Default_20_Paragraph_20_Font">, </text:span><text:span text:style-name="Default_20_Paragraph_20_Font">שהפסוק</text:span><text:span text:style-name="Default_20_Paragraph_20_Font"> </text:span><text:span text:style-name="Default_20_Paragraph_20_Font">מדבר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תועלת</text:span><text:span text:style-name="Default_20_Paragraph_20_Font"> </text:span><text:span text:style-name="Default_20_Paragraph_20_Font">שבעושר</text:span><text:span text:style-name="Default_20_Paragraph_20_Font">:</text:span></text:p>
      <text:p text:style-name="P7"><text:span text:style-name="Default_20_Paragraph_20_Font"><text:span text:style-name="T4">הון</text:span></text:span><text:span text:style-name="Default_20_Paragraph_20_Font"><text:span text:style-name="T3"> </text:span></text:span><text:span text:style-name="Default_20_Paragraph_20_Font"><text:span text:style-name="T3">העשיר</text:span>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לו</text:span><text:span text:style-name="Default_20_Paragraph_20_Font"> </text:span><text:span text:style-name="Default_20_Paragraph_20_Font"><text:span text:style-name="T3">לקרית</text:span></text:span><text:span text:style-name="Default_20_Paragraph_20_Font"><text:span text:style-name="T3"> </text:span></text:span><text:span text:style-name="Default_20_Paragraph_20_Font"><text:span text:style-name="T3">עוז</text:span></text:span><text:span text:style-name="Default_20_Paragraph_20_Font">, </text:span><text:span text:style-name="Default_20_Paragraph_20_Font">כי</text:span><text:span text:style-name="Default_20_Paragraph_20_Font"> </text:span><text:span text:style-name="Default_20_Paragraph_20_Font">לפעמים</text:span><text:span text:style-name="Default_20_Paragraph_20_Font"> </text:span><text:span text:style-name="Default_20_Paragraph_20_Font">יתחזק</text:span><text:span text:style-name="Default_20_Paragraph_20_Font"> </text:span><text:span text:style-name="Default_20_Paragraph_20_Font">בו</text:span><text:span text:style-name="Default_20_Paragraph_20_Font"> </text:span><text:span text:style-name="Default_20_Paragraph_20_Font">לפדות</text:span><text:span text:style-name="Default_20_Paragraph_20_Font"> </text:span><text:span text:style-name="Default_20_Paragraph_20_Font">נפשו</text:span><text:span text:style-name="Default_20_Paragraph_20_Font"> </text:span><text:span text:style-name="Default_20_Paragraph_20_Font">ממות</text:span><text:span text:style-name="Default_20_Paragraph_20_Font">... </text:span><text:span text:style-name="Default_20_Paragraph_20_Font">האוצר</text:span><text:span text:style-name="Default_20_Paragraph_20_Font"> </text:span><text:span text:style-name="Default_20_Paragraph_20_Font">אשר</text:span><text:span text:style-name="Default_20_Paragraph_20_Font"> </text:span><text:span text:style-name="Default_20_Paragraph_20_Font">בחדרי</text:span><text:span text:style-name="Default_20_Paragraph_20_Font"> </text:span><text:span text:style-name="Default_20_Paragraph_20_Font"><text:span text:style-name="T3">משכיתו</text:span></text:span><text:span text:style-name="Default_20_Paragraph_20_Font"> </text:span><text:span text:style-name="Default_20_Paragraph_20_Font">היא</text:span><text:span text:style-name="Default_20_Paragraph_20_Font"> </text:span><text:span text:style-name="Default_20_Paragraph_20_Font">לו</text:span><text:span text:style-name="Default_20_Paragraph_20_Font"> </text:span><text:span text:style-name="Default_20_Paragraph_20_Font"><text:span text:style-name="T3">כחומה</text:span></text:span><text:span text:style-name="Default_20_Paragraph_20_Font"><text:span text:style-name="T3"> </text:span></text:span><text:span text:style-name="Default_20_Paragraph_20_Font"><text:span text:style-name="T3">חזקה</text:span></text:span><text:span text:style-name="Default_20_Paragraph_20_Font"> <text:s/>(</text:span><text:span text:style-name="Default_20_Paragraph_20_Font">מצודת</text:span><text:span text:style-name="Default_20_Paragraph_20_Font"> </text:span><text:span text:style-name="Default_20_Paragraph_20_Font">דוד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פסוק</text:span><text:span text:style-name="Default_20_Paragraph_20_Font">).</text:span></text:p>
      <text:p text:style-name="P9"/>
      <text:p text:style-name="P9"><text:span text:style-name="Default_20_Paragraph_20_Font">2. </text:span><text:span text:style-name="Default_20_Paragraph_20_Font">אולם</text:span><text:span text:style-name="Default_20_Paragraph_20_Font"> </text:span><text:span text:style-name="Default_20_Paragraph_20_Font">יש</text:span><text:span text:style-name="Default_20_Paragraph_20_Font"> </text:span><text:span text:style-name="Default_20_Paragraph_20_Font">שפירשו</text:span><text:span text:style-name="Default_20_Paragraph_20_Font">, </text:span><text:span text:style-name="Default_20_Paragraph_20_Font">שהפסוק</text:span><text:span text:style-name="Default_20_Paragraph_20_Font"> </text:span><text:span text:style-name="Default_20_Paragraph_20_Font">דווקא</text:span><text:span text:style-name="Default_20_Paragraph_20_Font"> </text:span><text:span text:style-name="Default_20_Paragraph_20_Font">יוצא</text:span><text:span text:style-name="Default_20_Paragraph_20_Font"> </text:span><text:span text:style-name="Default_20_Paragraph_20_Font">נגד</text:span><text:span text:style-name="Default_20_Paragraph_20_Font"> </text:span><text:span text:style-name="Default_20_Paragraph_20_Font">האנשים</text:span><text:span text:style-name="Default_20_Paragraph_20_Font"> </text:span><text:span text:style-name="Default_20_Paragraph_20_Font">הבוטחים</text:span><text:span text:style-name="Default_20_Paragraph_20_Font"> </text:span><text:span text:style-name="Default_20_Paragraph_20_Font">בעושרם</text:span><text:span text:style-name="Default_20_Paragraph_20_Font">, </text:span><text:span text:style-name="Default_20_Paragraph_20_Font">ומסביר</text:span><text:span text:style-name="Default_20_Paragraph_20_Font"> </text:span><text:span text:style-name="Default_20_Paragraph_20_Font">שהביטחון</text:span><text:span text:style-name="Default_20_Paragraph_20_Font"> </text:span><text:span text:style-name="Default_20_Paragraph_20_Font">בעושר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דמיון</text:span><text:span text:style-name="Default_20_Paragraph_20_Font"> </text:span><text:span text:style-name="Default_20_Paragraph_20_Font">בלבד</text:span><text:span text:style-name="Default_20_Paragraph_20_Font">:</text:span></text:p>
      <text:p text:style-name="P7"><text:span text:style-name="Default_20_Paragraph_20_Font">הנה</text:span><text:span text:style-name="Default_20_Paragraph_20_Font">, </text:span><text:span text:style-name="Default_20_Paragraph_20_Font"><text:span text:style-name="T3">ההון</text:span>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<text:span text:style-name="T3">לעשיר</text:span></text:span><text:span text:style-name="Default_20_Paragraph_20_Font"> </text:span><text:span text:style-name="Default_20_Paragraph_20_Font">כמו</text:span><text:span text:style-name="Default_20_Paragraph_20_Font"> </text:span><text:span text:style-name="Default_20_Paragraph_20_Font"><text:span text:style-name="T3">קרית</text:span></text:span><text:span text:style-name="Default_20_Paragraph_20_Font"><text:span text:style-name="T3"> </text:span></text:span><text:span text:style-name="Default_20_Paragraph_20_Font"><text:span text:style-name="T3">עוז</text:span></text:span><text:span text:style-name="Default_20_Paragraph_20_Font"><text:span text:style-name="T3">, </text:span></text:span><text:span text:style-name="Default_20_Paragraph_20_Font">כי</text:span><text:span text:style-name="Default_20_Paragraph_20_Font"> </text:span><text:span text:style-name="Default_20_Paragraph_20_Font">יבטח</text:span><text:span text:style-name="Default_20_Paragraph_20_Font"> </text:span><text:span text:style-name="Default_20_Paragraph_20_Font">שיהיה</text:span><text:span text:style-name="Default_20_Paragraph_20_Font"> </text:span><text:span text:style-name="Default_20_Paragraph_20_Font">לו</text:span><text:span text:style-name="Default_20_Paragraph_20_Font"> </text:span><text:span text:style-name="Default_20_Paragraph_20_Font">לעוז</text:span><text:span text:style-name="Default_20_Paragraph_20_Font"> </text:span><text:span text:style-name="Default_20_Paragraph_20_Font">לפי</text:span><text:span text:style-name="Default_20_Paragraph_20_Font"> </text:span><text:span text:style-name="Default_20_Paragraph_20_Font">מחשבתו</text:span><text:span text:style-name="Default_20_Paragraph_20_Font">. </text:span><text:span text:style-name="Default_20_Paragraph_20_Font">ולפי</text:span><text:span text:style-name="Default_20_Paragraph_20_Font"> </text:span><text:span text:style-name="Default_20_Paragraph_20_Font"><text:span text:style-name="T3">ראותו</text:span></text:span><text:span text:style-name="Default_20_Paragraph_20_Font">, </text:span><text:span text:style-name="Default_20_Paragraph_20_Font">הנה</text:span><text:span text:style-name="Default_20_Paragraph_20_Font"> </text:span><text:span text:style-name="Default_20_Paragraph_20_Font">ההון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לו</text:span><text:span text:style-name="Default_20_Paragraph_20_Font"> </text:span><text:span text:style-name="Default_20_Paragraph_20_Font"><text:span text:style-name="T3">כחומה</text:span></text:span><text:span text:style-name="Default_20_Paragraph_20_Font"><text:span text:style-name="T3"> </text:span></text:span><text:span text:style-name="Default_20_Paragraph_20_Font"><text:span text:style-name="T3">נשגבה</text:span></text:span><text:span text:style-name="Default_20_Paragraph_20_Font">, </text:span><text:span text:style-name="Default_20_Paragraph_20_Font">כי</text:span><text:span text:style-name="Default_20_Paragraph_20_Font"> </text:span><text:span text:style-name="Default_20_Paragraph_20_Font">בהונו</text:span><text:span text:style-name="Default_20_Paragraph_20_Font"> </text:span><text:span text:style-name="Default_20_Paragraph_20_Font">ירצה</text:span><text:span text:style-name="Default_20_Paragraph_20_Font"> </text:span><text:span text:style-name="Default_20_Paragraph_20_Font">הבאים</text:span><text:span text:style-name="Default_20_Paragraph_20_Font"> </text:span><text:span text:style-name="Default_20_Paragraph_20_Font">להזיק</text:span><text:span text:style-name="Default_20_Paragraph_20_Font"> </text:span><text:span text:style-name="Default_20_Paragraph_20_Font">לו</text:span><text:span text:style-name="Default_20_Paragraph_20_Font">. </text:span><text:span text:style-name="Default_20_Paragraph_20_Font">והנה</text:span><text:span text:style-name="Default_20_Paragraph_20_Font">, </text:span><text:span text:style-name="Default_20_Paragraph_20_Font">ההבדל</text:span><text:span text:style-name="Default_20_Paragraph_20_Font"> </text:span><text:span text:style-name="Default_20_Paragraph_20_Font">בין</text:span><text:span text:style-name="Default_20_Paragraph_20_Font"> </text:span><text:span text:style-name="Default_20_Paragraph_20_Font">זה</text:span><text:span text:style-name="Default_20_Paragraph_20_Font"> </text:span><text:span text:style-name="Default_20_Paragraph_20_Font">העוז</text:span><text:span text:style-name="Default_20_Paragraph_20_Font"> </text:span><text:span text:style-name="Default_20_Paragraph_20_Font">והעוז</text:span><text:span text:style-name="Default_20_Paragraph_20_Font"> </text:span><text:span text:style-name="Default_20_Paragraph_20_Font">הקודם</text:span><text:span text:style-name="Default_20_Paragraph_20_Font">* </text:span><text:span text:style-name="Default_20_Paragraph_20_Font">הוא</text:span><text:span text:style-name="Default_20_Paragraph_20_Font"> </text:span><text:span text:style-name="Default_20_Paragraph_20_Font">מבואר</text:span><text:span text:style-name="Default_20_Paragraph_20_Font">, </text:span><text:span text:style-name="Default_20_Paragraph_20_Font">כי</text:span><text:span text:style-name="Default_20_Paragraph_20_Font"> </text:span><text:span text:style-name="Default_20_Paragraph_20_Font">העוז</text:span><text:span text:style-name="Default_20_Paragraph_20_Font"> </text:span><text:span text:style-name="Default_20_Paragraph_20_Font">הקודם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עוז</text:span><text:span text:style-name="Default_20_Paragraph_20_Font"> </text:span><text:span text:style-name="Default_20_Paragraph_20_Font">במוחלט</text:span><text:span text:style-name="Default_20_Paragraph_20_Font">, </text:span><text:span text:style-name="Default_20_Paragraph_20_Font">וזה</text:span><text:span text:style-name="Default_20_Paragraph_20_Font"> </text:span><text:span text:style-name="Default_20_Paragraph_20_Font">העוז</text:span><text:span text:style-name="Default_20_Paragraph_20_Font"> </text:span><text:span text:style-name="Default_20_Paragraph_20_Font">איננו</text:span><text:span text:style-name="Default_20_Paragraph_20_Font"> </text:span><text:span text:style-name="Default_20_Paragraph_20_Font">עוז</text:span><text:span text:style-name="Default_20_Paragraph_20_Font"> </text:span><text:span text:style-name="Default_20_Paragraph_20_Font">כי</text:span><text:span text:style-name="Default_20_Paragraph_20_Font"> </text:span><text:span text:style-name="Default_20_Paragraph_20_Font">אם</text:span><text:span text:style-name="Default_20_Paragraph_20_Font"> </text:span><text:soft-page-break/><text:span text:style-name="Default_20_Paragraph_20_Font">בדברים</text:span><text:span text:style-name="Default_20_Paragraph_20_Font"> </text:span><text:span text:style-name="Default_20_Paragraph_20_Font">מה</text:span><text:span text:style-name="Default_20_Paragraph_20_Font">?.. </text:span><text:span text:style-name="Default_20_Paragraph_20_Font">ולזה</text:span><text:span text:style-name="Default_20_Paragraph_20_Font"> </text:span><text:span text:style-name="Default_20_Paragraph_20_Font">לא</text:span><text:span text:style-name="Default_20_Paragraph_20_Font"> </text:span><text:span text:style-name="Default_20_Paragraph_20_Font">יהיה</text:span><text:span text:style-name="Default_20_Paragraph_20_Font"> </text:span><text:span text:style-name="Default_20_Paragraph_20_Font">ההון</text:span><text:span text:style-name="Default_20_Paragraph_20_Font"> </text:span><text:span text:style-name="Default_20_Paragraph_20_Font">עוז</text:span><text:span text:style-name="Default_20_Paragraph_20_Font"> </text:span><text:span text:style-name="Default_20_Paragraph_20_Font">כי</text:span><text:span text:style-name="Default_20_Paragraph_20_Font"> </text:span><text:span text:style-name="Default_20_Paragraph_20_Font">אם</text:span><text:span text:style-name="Default_20_Paragraph_20_Font"> </text:span><text:span text:style-name="Default_20_Paragraph_20_Font">למחשבת</text:span><text:span text:style-name="Default_20_Paragraph_20_Font"> </text:span><text:span text:style-name="Default_20_Paragraph_20_Font">בעל</text:span><text:span text:style-name="Default_20_Paragraph_20_Font"> </text:span><text:span text:style-name="Default_20_Paragraph_20_Font">ההון</text:span><text:span text:style-name="Default_20_Paragraph_20_Font">, </text:span><text:span text:style-name="Default_20_Paragraph_20_Font">לא</text:span><text:span text:style-name="Default_20_Paragraph_20_Font"> </text:span><text:span text:style-name="Default_20_Paragraph_20_Font">לפי</text:span><text:span text:style-name="Default_20_Paragraph_20_Font"> </text:span><text:span text:style-name="Default_20_Paragraph_20_Font">העניין</text:span><text:span text:style-name="Default_20_Paragraph_20_Font"> </text:span><text:span text:style-name="Default_20_Paragraph_20_Font">בעצמו</text:span><text:span text:style-name="Default_20_Paragraph_20_Font"> <text:s/>(</text:span><text:span text:style-name="Default_20_Paragraph_20_Font">רלב</text:span><text:span text:style-name="Default_20_Paragraph_20_Font">"</text:span><text:span text:style-name="Default_20_Paragraph_20_Font">ג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פסוק</text:span><text:span text:style-name="Default_20_Paragraph_20_Font">).</text:span></text:p>
      <text:p text:style-name="P9"><text:span text:style-name="Default_20_Paragraph_20_Font">* "</text:span><text:span text:style-name="Default_20_Paragraph_20_Font">העוז</text:span><text:span text:style-name="Default_20_Paragraph_20_Font"> </text:span><text:span text:style-name="Default_20_Paragraph_20_Font">הקודם</text:span><text:span text:style-name="Default_20_Paragraph_20_Font">" </text:span><text:span text:style-name="Default_20_Paragraph_20_Font">מתייחס</text:span><text:span text:style-name="Default_20_Paragraph_20_Font"> </text:span><text:span text:style-name="Default_20_Paragraph_20_Font">לפסוק</text:span><text:span text:style-name="Default_20_Paragraph_20_Font"> </text:span><text:span text:style-name="Default_20_Paragraph_20_Font">הקודם</text:span><text:span text:style-name="Default_20_Paragraph_20_Font"> (</text:span><text:span text:style-name="Default_20_Paragraph_20_Font">פסוק</text:span><text:span text:style-name="Default_20_Paragraph_20_Font"> </text:span><text:span text:style-name="Default_20_Paragraph_20_Font">י</text:span><text:span text:style-name="Default_20_Paragraph_20_Font">), </text:span><text:span text:style-name="Default_20_Paragraph_20_Font">הכולל</text:span><text:span text:style-name="Default_20_Paragraph_20_Font"> </text:span><text:span text:style-name="Default_20_Paragraph_20_Font">ביטויים</text:span><text:span text:style-name="Default_20_Paragraph_20_Font"> </text:span><text:span text:style-name="Default_20_Paragraph_20_Font">דומים</text:span><text:span text:style-name="Default_20_Paragraph_20_Font"> </text:span><text:span text:style-name="Default_20_Paragraph_20_Font">לפסוק</text:span><text:span text:style-name="Default_20_Paragraph_20_Font"> </text:span><text:span text:style-name="Default_20_Paragraph_20_Font">שלנו</text:span><text:span text:style-name="Default_20_Paragraph_20_Font">: </text:span><text:span text:style-name="Default_20_Paragraph_20_Font">בפסוק</text:span><text:span text:style-name="Default_20_Paragraph_20_Font"> </text:span><text:span text:style-name="Default_20_Paragraph_20_Font">הקודם</text:span><text:span text:style-name="Default_20_Paragraph_20_Font"> </text:span><text:span text:style-name="Default_20_Paragraph_20_Font">למדנו</text:span><text:span text:style-name="Default_20_Paragraph_20_Font">, </text:span><text:span text:style-name="Default_20_Paragraph_20_Font">ששם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הוא</text:span><text:span text:style-name="Default_20_Paragraph_20_Font"> </text:span><text:span text:style-name="Default_20_Paragraph_20_Font"><text:span text:style-name="T3">מגדל</text:span></text:span><text:span text:style-name="Default_20_Paragraph_20_Font"><text:span text:style-name="T3"> </text:span></text:span><text:span text:style-name="Default_20_Paragraph_20_Font"><text:span text:style-name="T3">עוז</text:span></text:span><text:span text:style-name="Default_20_Paragraph_20_Font"><text:span text:style-name="T3"> </text:span></text:span><text:span text:style-name="Default_20_Paragraph_20_Font"><text:span text:style-name="T3">נשגב</text:span></text:span><text:span text:style-name="Default_20_Paragraph_20_Font"> </text:span><text:span text:style-name="Default_20_Paragraph_20_Font">עבור</text:span><text:span text:style-name="Default_20_Paragraph_20_Font"> </text:span><text:span text:style-name="Default_20_Paragraph_20_Font">הצדיק</text:span><text:span text:style-name="Default_20_Paragraph_20_Font">; </text:span><text:span text:style-name="Default_20_Paragraph_20_Font">בפסוק</text:span><text:span text:style-name="Default_20_Paragraph_20_Font"> </text:span><text:span text:style-name="Default_20_Paragraph_20_Font">הזה</text:span><text:span text:style-name="Default_20_Paragraph_20_Font"> </text:span><text:span text:style-name="Default_20_Paragraph_20_Font">נאמר</text:span><text:span text:style-name="Default_20_Paragraph_20_Font">, </text:span><text:span text:style-name="Default_20_Paragraph_20_Font">שההון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<text:span text:style-name="T3">קריית</text:span></text:span><text:span text:style-name="Default_20_Paragraph_20_Font"><text:span text:style-name="T3"> </text:span></text:span><text:span text:style-name="Default_20_Paragraph_20_Font"><text:span text:style-name="T3">עוז</text:span></text:span><text:span text:style-name="Default_20_Paragraph_20_Font"><text:span text:style-name="T3"> </text:span></text:span><text:span text:style-name="Default_20_Paragraph_20_Font"><text:span text:style-name="T3">וחומה</text:span></text:span><text:span text:style-name="Default_20_Paragraph_20_Font"><text:span text:style-name="T3"> </text:span></text:span><text:span text:style-name="Default_20_Paragraph_20_Font"><text:span text:style-name="T3">נשגבה</text:span></text:span><text:span text:style-name="Default_20_Paragraph_20_Font"> </text:span><text:span text:style-name="Default_20_Paragraph_20_Font">לעשיר</text:span><text:span text:style-name="Default_20_Paragraph_20_Font">, </text:span><text:span text:style-name="Default_20_Paragraph_20_Font">אבל</text:span><text:span text:style-name="Default_20_Paragraph_20_Font"> </text:span><text:span text:style-name="Default_20_Paragraph_20_Font">רק</text:span><text:span text:style-name="Default_20_Paragraph_20_Font"> </text:span><text:span text:style-name="Default_20_Paragraph_20_Font">במשכיתו</text:span><text:span text:style-name="Default_20_Paragraph_20_Font"> - </text:span><text:span text:style-name="Default_20_Paragraph_20_Font">במחשבתו</text:span><text:span text:style-name="Default_20_Paragraph_20_Font"> </text:span><text:span text:style-name="Default_20_Paragraph_20_Font">ודמיונו</text:span><text:span text:style-name="Default_20_Paragraph_20_Font">.</text:span></text:p>
      <text:p text:style-name="P9"/>
      <text:p text:style-name="P9"><text:span text:style-name="Default_20_Paragraph_20_Font">הקבלה</text:span><text:span text:style-name="Default_20_Paragraph_20_Font"> </text:span><text:span text:style-name="Default_20_Paragraph_20_Font">לנבואה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ישעיהו</text:span><text:span text:style-name="Default_20_Paragraph_20_Font"> </text:span><text:span text:style-name="Default_20_Paragraph_20_Font">מחזקת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פירוש</text:span><text:span text:style-name="Default_20_Paragraph_20_Font"> </text:span><text:span text:style-name="Default_20_Paragraph_20_Font">השני</text:span><text:note text:id="ftn3" text:note-class="footnote"><text:note-citation>1</text:note-citation><text:note-body><text:p text:style-name="P13"><text:span text:style-name="Default_20_Paragraph_20_Font">ע</text:span><text:span text:style-name="Default_20_Paragraph_20_Font">"</text:span><text:span text:style-name="Default_20_Paragraph_20_Font">פ</text:span><text:span text:style-name="Default_20_Paragraph_20_Font"> </text:span><text:span text:style-name="Default_20_Paragraph_20_Font">שיעור</text:span><text:span text:style-name="Default_20_Paragraph_20_Font"> </text:span><text:span text:style-name="Default_20_Paragraph_20_Font">הרב</text:span><text:span text:style-name="Default_20_Paragraph_20_Font"> </text:span><text:span text:style-name="Default_20_Paragraph_20_Font">דוד</text:span><text:span text:style-name="Default_20_Paragraph_20_Font"> </text:span><text:span text:style-name="Default_20_Paragraph_20_Font">קליר</text:span><text:span text:style-name="Default_20_Paragraph_20_Font">, </text:span><text:span text:style-name="Default_20_Paragraph_20_Font">שנמסר</text:span><text:span text:style-name="Default_20_Paragraph_20_Font"> </text:span><text:span text:style-name="Default_20_Paragraph_20_Font">בתאריך</text:span><text:span text:style-name="Default_20_Paragraph_20_Font"> </text:span><text:span text:style-name="Default_20_Paragraph_20_Font">ב</text:span><text:span text:style-name="Default_20_Paragraph_20_Font">' </text:span><text:span text:style-name="Default_20_Paragraph_20_Font">סיון</text:span><text:span text:style-name="Default_20_Paragraph_20_Font"> </text:span><text:span text:style-name="Default_20_Paragraph_20_Font">ה</text:span><text:span text:style-name="Default_20_Paragraph_20_Font">'</text:span><text:span text:style-name="Default_20_Paragraph_20_Font">תשס</text:span><text:span text:style-name="Default_20_Paragraph_20_Font">"</text:span><text:span text:style-name="Default_20_Paragraph_20_Font">ו</text:span><text:span text:style-name="Default_20_Paragraph_20_Font"> </text:span><text:span text:style-name="Default_20_Paragraph_20_Font">בבית</text:span><text:span text:style-name="Default_20_Paragraph_20_Font">-</text:span><text:span text:style-name="Default_20_Paragraph_20_Font">כנסת</text:span><text:span text:style-name="Default_20_Paragraph_20_Font"> "</text:span><text:span text:style-name="Default_20_Paragraph_20_Font">אחוה</text:span><text:span text:style-name="Default_20_Paragraph_20_Font">" </text:span><text:span text:style-name="Default_20_Paragraph_20_Font">בקרית</text:span><text:span text:style-name="Default_20_Paragraph_20_Font"> </text:span><text:span text:style-name="Default_20_Paragraph_20_Font">מוצקין</text:span><text:span text:style-name="Default_20_Paragraph_20_Font">.</text:span></text:p></text:note-body></text:note><text:span text:style-name="Default_20_Paragraph_20_Font">:</text:span></text:p>
      <text:p text:style-name="P7"><text:span text:style-name="Default_20_Paragraph_20_Font">ב</text:span><text:span text:style-name="Default_20_Paragraph_20_Font">ֵּ</text:span><text:span text:style-name="Default_20_Paragraph_20_Font">ית</text:span><text:span text:style-name="Default_20_Paragraph_20_Font"> <text:s/></text:span><text:span text:style-name="Default_20_Paragraph_20_Font">י</text:span><text:span text:style-name="Default_20_Paragraph_20_Font">ַ</text:span><text:span text:style-name="Default_20_Paragraph_20_Font">ע</text:span><text:span text:style-name="Default_20_Paragraph_20_Font">ֲ</text:span><text:span text:style-name="Default_20_Paragraph_20_Font">ק</text:span><text:span text:style-name="Default_20_Paragraph_20_Font">ֹ</text:span><text:span text:style-name="Default_20_Paragraph_20_Font">ב</text:span><text:span text:style-name="Default_20_Paragraph_20_Font">! </text:span><text:span text:style-name="Default_20_Paragraph_20_Font">ל</text:span><text:span text:style-name="Default_20_Paragraph_20_Font">ְ</text:span><text:span text:style-name="Default_20_Paragraph_20_Font">כו</text:span><text:span text:style-name="Default_20_Paragraph_20_Font">ּ </text:span><text:span text:style-name="Default_20_Paragraph_20_Font">ו</text:span><text:span text:style-name="Default_20_Paragraph_20_Font">ְ</text:span><text:span text:style-name="Default_20_Paragraph_20_Font">נ</text:span><text:span text:style-name="Default_20_Paragraph_20_Font">ֵ</text:span><text:span text:style-name="Default_20_Paragraph_20_Font">ל</text:span><text:span text:style-name="Default_20_Paragraph_20_Font">ְ</text:span><text:span text:style-name="Default_20_Paragraph_20_Font">כ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<text:span text:style-name="T3">ב</text:span></text:span><text:span text:style-name="Default_20_Paragraph_20_Font"><text:span text:style-name="T3">ְּ</text:span></text:span><text:span text:style-name="Default_20_Paragraph_20_Font"><text:span text:style-name="T3">או</text:span></text:span><text:span text:style-name="Default_20_Paragraph_20_Font"><text:span text:style-name="T3">ֹ</text:span></text:span><text:span text:style-name="Default_20_Paragraph_20_Font"><text:span text:style-name="T3">ר</text:span></text:span><text:span text:style-name="Default_20_Paragraph_20_Font"><text:span text:style-name="T3"> </text:span></text:span><text:span text:style-name="Default_20_Paragraph_20_Font"><text:span text:style-name="T3">ה</text:span></text:span><text:span text:style-name="Default_20_Paragraph_20_Font"><text:span text:style-name="T3">'</text:span></text:span><text:span text:style-name="Default_20_Paragraph_20_Font">... </text:span><text:span text:style-name="Default_20_Paragraph_20_Font">ו</text:span><text:span text:style-name="Default_20_Paragraph_20_Font">ַ</text:span><text:span text:style-name="Default_20_Paragraph_20_Font">ת</text:span><text:span text:style-name="Default_20_Paragraph_20_Font">ִּ</text:span><text:span text:style-name="Default_20_Paragraph_20_Font">מ</text:span><text:span text:style-name="Default_20_Paragraph_20_Font">ָּ</text:span><text:span text:style-name="Default_20_Paragraph_20_Font">ל</text:span><text:span text:style-name="Default_20_Paragraph_20_Font">ֵ</text:span><text:span text:style-name="Default_20_Paragraph_20_Font">א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ר</text:span><text:span text:style-name="Default_20_Paragraph_20_Font">ְ</text:span><text:span text:style-name="Default_20_Paragraph_20_Font">צו</text:span><text:span text:style-name="Default_20_Paragraph_20_Font">ֹ </text:span><text:span text:style-name="Default_20_Paragraph_20_Font"><text:span text:style-name="T3">כ</text:span></text:span><text:span text:style-name="Default_20_Paragraph_20_Font"><text:span text:style-name="T3">ֶּ</text:span></text:span><text:span text:style-name="Default_20_Paragraph_20_Font"><text:span text:style-name="T3">ס</text:span></text:span><text:span text:style-name="Default_20_Paragraph_20_Font"><text:span text:style-name="T3">ֶ</text:span></text:span><text:span text:style-name="Default_20_Paragraph_20_Font"><text:span text:style-name="T3">ף</text:span></text:span><text:span text:style-name="Default_20_Paragraph_20_Font"><text:span text:style-name="T3"> </text:span></text:span><text:span text:style-name="Default_20_Paragraph_20_Font"><text:span text:style-name="T3">ו</text:span></text:span><text:span text:style-name="Default_20_Paragraph_20_Font"><text:span text:style-name="T3">ְ</text:span></text:span><text:span text:style-name="Default_20_Paragraph_20_Font"><text:span text:style-name="T3">ז</text:span></text:span><text:span text:style-name="Default_20_Paragraph_20_Font"><text:span text:style-name="T3">ָ</text:span></text:span><text:span text:style-name="Default_20_Paragraph_20_Font"><text:span text:style-name="T3">ה</text:span></text:span><text:span text:style-name="Default_20_Paragraph_20_Font"><text:span text:style-name="T3">ָ</text:span></text:span><text:span text:style-name="Default_20_Paragraph_20_Font"><text:span text:style-name="T3">ב</text:span>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ֵ</text:span><text:span text:style-name="Default_20_Paragraph_20_Font">ין</text:span><text:span text:style-name="Default_20_Paragraph_20_Font"> </text:span><text:span text:style-name="Default_20_Paragraph_20_Font">ק</text:span><text:span text:style-name="Default_20_Paragraph_20_Font">ֵ</text:span><text:span text:style-name="Default_20_Paragraph_20_Font">צ</text:span><text:span text:style-name="Default_20_Paragraph_20_Font">ֶ</text:span><text:span text:style-name="Default_20_Paragraph_20_Font">ה</text:span><text:span text:style-name="Default_20_Paragraph_20_Font"> </text:span><text:span text:style-name="Default_20_Paragraph_20_Font"><text:span text:style-name="T3">ל</text:span></text:span><text:span text:style-name="Default_20_Paragraph_20_Font"><text:span text:style-name="T3">ְ</text:span></text:span><text:span text:style-name="Default_20_Paragraph_20_Font"><text:span text:style-name="T3">א</text:span></text:span><text:span text:style-name="Default_20_Paragraph_20_Font"><text:span text:style-name="T3">ֹ</text:span></text:span><text:span text:style-name="Default_20_Paragraph_20_Font"><text:span text:style-name="T3">צ</text:span></text:span><text:span text:style-name="Default_20_Paragraph_20_Font"><text:span text:style-name="T3">ְ</text:span></text:span><text:span text:style-name="Default_20_Paragraph_20_Font"><text:span text:style-name="T3">ר</text:span></text:span><text:span text:style-name="Default_20_Paragraph_20_Font"><text:span text:style-name="T3">ֹ</text:span></text:span><text:span text:style-name="Default_20_Paragraph_20_Font"><text:span text:style-name="T3">ת</text:span></text:span><text:span text:style-name="Default_20_Paragraph_20_Font"><text:span text:style-name="T3">ָ</text:span></text:span><text:span text:style-name="Default_20_Paragraph_20_Font"><text:span text:style-name="T3">יו</text:span></text:span><text:span text:style-name="Default_20_Paragraph_20_Font">... <text:s/></text:span><text:span text:style-name="Default_20_Paragraph_20_Font">ע</text:span><text:span text:style-name="Default_20_Paragraph_20_Font">ֵ</text:span><text:span text:style-name="Default_20_Paragraph_20_Font">ינ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ג</text:span><text:span text:style-name="Default_20_Paragraph_20_Font">ַּ</text:span><text:span text:style-name="Default_20_Paragraph_20_Font">ב</text:span><text:span text:style-name="Default_20_Paragraph_20_Font">ְ</text:span><text:span text:style-name="Default_20_Paragraph_20_Font">הו</text:span><text:span text:style-name="Default_20_Paragraph_20_Font">ּ</text:span><text:span text:style-name="Default_20_Paragraph_20_Font">ת</text:span><text:span text:style-name="Default_20_Paragraph_20_Font"> </text:span><text:span text:style-name="Default_20_Paragraph_20_Font">א</text:span><text:span text:style-name="Default_20_Paragraph_20_Font">ָ</text:span><text:span text:style-name="Default_20_Paragraph_20_Font">ד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ש</text:span><text:span text:style-name="Default_20_Paragraph_20_Font">ָׁ</text:span><text:span text:style-name="Default_20_Paragraph_20_Font">פ</text:span><text:span text:style-name="Default_20_Paragraph_20_Font">ֵ</text:span><text:span text:style-name="Default_20_Paragraph_20_Font">ל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ש</text:span><text:span text:style-name="Default_20_Paragraph_20_Font">ַׁ</text:span><text:span text:style-name="Default_20_Paragraph_20_Font">ח</text:span><text:span text:style-name="Default_20_Paragraph_20_Font"> </text:span><text:span text:style-name="Default_20_Paragraph_20_Font">רו</text:span><text:span text:style-name="Default_20_Paragraph_20_Font">ּ</text:span><text:span text:style-name="Default_20_Paragraph_20_Font">ם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נ</text:span><text:span text:style-name="Default_20_Paragraph_20_Font">ָ</text:span><text:span text:style-name="Default_20_Paragraph_20_Font">ש</text:span><text:span text:style-name="Default_20_Paragraph_20_Font">ִׁ</text:span><text:span text:style-name="Default_20_Paragraph_20_Font">ים</text:span><text:span text:style-name="Default_20_Paragraph_20_Font">; </text:span><text:span text:style-name="Default_20_Paragraph_20_Font"><text:span text:style-name="T3">ו</text:span></text:span><text:span text:style-name="Default_20_Paragraph_20_Font"><text:span text:style-name="T3">ְ</text:span></text:span><text:span text:style-name="Default_20_Paragraph_20_Font"><text:span text:style-name="T3">נ</text:span></text:span><text:span text:style-name="Default_20_Paragraph_20_Font"><text:span text:style-name="T3">ִ</text:span></text:span><text:span text:style-name="Default_20_Paragraph_20_Font"><text:span text:style-name="T3">ש</text:span></text:span><text:span text:style-name="Default_20_Paragraph_20_Font"><text:span text:style-name="T3">ְׂ</text:span></text:span><text:span text:style-name="Default_20_Paragraph_20_Font"><text:span text:style-name="T3">ג</text:span></text:span><text:span text:style-name="Default_20_Paragraph_20_Font"><text:span text:style-name="T3">ַּ</text:span></text:span><text:span text:style-name="Default_20_Paragraph_20_Font"><text:span text:style-name="T3">ב</text:span>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ל</text:span><text:span text:style-name="Default_20_Paragraph_20_Font">ְ</text:span><text:span text:style-name="Default_20_Paragraph_20_Font">ב</text:span><text:span text:style-name="Default_20_Paragraph_20_Font">ַ</text:span><text:span text:style-name="Default_20_Paragraph_20_Font">ד</text:span><text:span text:style-name="Default_20_Paragraph_20_Font">ּ</text:span><text:span text:style-name="Default_20_Paragraph_20_Font">ו</text:span><text:span text:style-name="Default_20_Paragraph_20_Font">ֹ </text:span><text:span text:style-name="Default_20_Paragraph_20_Font">ב</text:span><text:span text:style-name="Default_20_Paragraph_20_Font">ַּ</text:span><text:span text:style-name="Default_20_Paragraph_20_Font">י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ם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הו</text:span><text:span text:style-name="Default_20_Paragraph_20_Font">ּ</text:span><text:span text:style-name="Default_20_Paragraph_20_Font">א</text:span><text:span text:style-name="Default_20_Paragraph_20_Font">... </text:span><text:span text:style-name="Default_20_Paragraph_20_Font">כ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יו</text:span><text:span text:style-name="Default_20_Paragraph_20_Font">ֹ</text:span><text:span text:style-name="Default_20_Paragraph_20_Font">ם</text:span><text:span text:style-name="Default_20_Paragraph_20_Font"> </text:span><text:span text:style-name="Default_20_Paragraph_20_Font">לה</text:span><text:span text:style-name="Default_20_Paragraph_20_Font">' </text:span><text:span text:style-name="Default_20_Paragraph_20_Font">צ</text:span><text:span text:style-name="Default_20_Paragraph_20_Font">ְ</text:span><text:span text:style-name="Default_20_Paragraph_20_Font">ב</text:span><text:span text:style-name="Default_20_Paragraph_20_Font">ָ</text:span><text:span text:style-name="Default_20_Paragraph_20_Font">או</text:span><text:span text:style-name="Default_20_Paragraph_20_Font">ֹ</text:span><text:span text:style-name="Default_20_Paragraph_20_Font">ת</text:span><text:span text:style-name="Default_20_Paragraph_20_Font">... </text:span><text:span text:style-name="Default_20_Paragraph_20_Font">ו</text:span><text:span text:style-name="Default_20_Paragraph_20_Font">ְ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כ</text:span><text:span text:style-name="Default_20_Paragraph_20_Font">ָּ</text:span><text:span text:style-name="Default_20_Paragraph_20_Font">ל</text:span><text:span text:style-name="Default_20_Paragraph_20_Font"> </text:span><text:span text:style-name="Default_20_Paragraph_20_Font"><text:span text:style-name="T3">מ</text:span></text:span><text:span text:style-name="Default_20_Paragraph_20_Font"><text:span text:style-name="T3">ִ</text:span></text:span><text:span text:style-name="Default_20_Paragraph_20_Font"><text:span text:style-name="T3">ג</text:span></text:span><text:span text:style-name="Default_20_Paragraph_20_Font"><text:span text:style-name="T3">ְ</text:span></text:span><text:span text:style-name="Default_20_Paragraph_20_Font"><text:span text:style-name="T3">ד</text:span></text:span><text:span text:style-name="Default_20_Paragraph_20_Font"><text:span text:style-name="T3">ָּ</text:span></text:span><text:span text:style-name="Default_20_Paragraph_20_Font"><text:span text:style-name="T3">ל</text:span></text:span><text:span text:style-name="Default_20_Paragraph_20_Font"> </text:span><text:span text:style-name="Default_20_Paragraph_20_Font">ג</text:span><text:span text:style-name="Default_20_Paragraph_20_Font">ָּ</text:span><text:span text:style-name="Default_20_Paragraph_20_Font">ב</text:span><text:span text:style-name="Default_20_Paragraph_20_Font">ֹ</text:span><text:span text:style-name="Default_20_Paragraph_20_Font">ה</text:span><text:span text:style-name="Default_20_Paragraph_20_Font">ַּ, </text:span><text:span text:style-name="Default_20_Paragraph_20_Font">ו</text:span><text:span text:style-name="Default_20_Paragraph_20_Font">ְ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כ</text:span><text:span text:style-name="Default_20_Paragraph_20_Font">ָּ</text:span><text:span text:style-name="Default_20_Paragraph_20_Font">ל</text:span><text:span text:style-name="Default_20_Paragraph_20_Font"> </text:span><text:span text:style-name="Default_20_Paragraph_20_Font"><text:span text:style-name="T3">חו</text:span></text:span><text:span text:style-name="Default_20_Paragraph_20_Font"><text:span text:style-name="T3">ֹ</text:span></text:span><text:span text:style-name="Default_20_Paragraph_20_Font"><text:span text:style-name="T3">מ</text:span></text:span><text:span text:style-name="Default_20_Paragraph_20_Font"><text:span text:style-name="T3">ָ</text:span></text:span><text:span text:style-name="Default_20_Paragraph_20_Font"><text:span text:style-name="T3">ה</text:span></text:span><text:span text:style-name="Default_20_Paragraph_20_Font"> </text:span><text:span text:style-name="Default_20_Paragraph_20_Font">ב</text:span><text:span text:style-name="Default_20_Paragraph_20_Font">ְ</text:span><text:span text:style-name="Default_20_Paragraph_20_Font">צו</text:span><text:span text:style-name="Default_20_Paragraph_20_Font">ּ</text:span><text:span text:style-name="Default_20_Paragraph_20_Font">ר</text:span><text:span text:style-name="Default_20_Paragraph_20_Font">ָ</text:span><text:span text:style-name="Default_20_Paragraph_20_Font">ה</text:span><text:span text:style-name="Default_20_Paragraph_20_Font">... </text:span><text:span text:style-name="Default_20_Paragraph_20_Font"><text:span text:style-name="T3">ו</text:span></text:span><text:span text:style-name="Default_20_Paragraph_20_Font"><text:span text:style-name="T3">ְ</text:span></text:span><text:span text:style-name="Default_20_Paragraph_20_Font"><text:span text:style-name="T3">נ</text:span></text:span><text:span text:style-name="Default_20_Paragraph_20_Font"><text:span text:style-name="T3">ִ</text:span></text:span><text:span text:style-name="Default_20_Paragraph_20_Font"><text:span text:style-name="T3">ש</text:span></text:span><text:span text:style-name="Default_20_Paragraph_20_Font"><text:span text:style-name="T3">ְׂ</text:span></text:span><text:span text:style-name="Default_20_Paragraph_20_Font"><text:span text:style-name="T3">ג</text:span></text:span><text:span text:style-name="Default_20_Paragraph_20_Font"><text:span text:style-name="T3">ַּ</text:span></text:span><text:span text:style-name="Default_20_Paragraph_20_Font"><text:span text:style-name="T3">ב</text:span>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ל</text:span><text:span text:style-name="Default_20_Paragraph_20_Font">ְ</text:span><text:span text:style-name="Default_20_Paragraph_20_Font">ב</text:span><text:span text:style-name="Default_20_Paragraph_20_Font">ַ</text:span><text:span text:style-name="Default_20_Paragraph_20_Font">ד</text:span><text:span text:style-name="Default_20_Paragraph_20_Font">ּ</text:span><text:span text:style-name="Default_20_Paragraph_20_Font">ו</text:span><text:span text:style-name="Default_20_Paragraph_20_Font">ֹ </text:span><text:span text:style-name="Default_20_Paragraph_20_Font">ב</text:span><text:span text:style-name="Default_20_Paragraph_20_Font">ַּ</text:span><text:span text:style-name="Default_20_Paragraph_20_Font">י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ם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הו</text:span><text:span text:style-name="Default_20_Paragraph_20_Font">ּ</text:span><text:span text:style-name="Default_20_Paragraph_20_Font">א</text:span><text:span text:style-name="Default_20_Paragraph_20_Font"> <text:s text:c="3"/>(</text:span><text:span text:style-name="Default_20_Paragraph_20_Font">ישעיהו</text:span><text:span text:style-name="Default_20_Paragraph_20_Font"> </text:span><text:span text:style-name="Default_20_Paragraph_20_Font">ב</text:span><text:span text:style-name="Default_20_Paragraph_20_Font">', </text:span><text:span text:style-name="Default_20_Paragraph_20_Font">ה</text:span><text:span text:style-name="Default_20_Paragraph_20_Font">-</text:span><text:span text:style-name="Default_20_Paragraph_20_Font">טו</text:span><text:span text:style-name="Default_20_Paragraph_20_Font">).</text:span></text:p>
      <text:p text:style-name="P9"/>
      <text:p text:style-name="P9"><text:span text:style-name="Default_20_Paragraph_20_Font">ישעיהו</text:span><text:span text:style-name="Default_20_Paragraph_20_Font"> </text:span><text:span text:style-name="Default_20_Paragraph_20_Font">מוכיח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אנשים</text:span><text:span text:style-name="Default_20_Paragraph_20_Font"> </text:span><text:span text:style-name="Default_20_Paragraph_20_Font">הבוטחים</text:span><text:span text:style-name="Default_20_Paragraph_20_Font"> </text:span><text:span text:style-name="Default_20_Paragraph_20_Font">בהונם</text:span><text:span text:style-name="Default_20_Paragraph_20_Font"> - </text:span><text:span text:style-name="Default_20_Paragraph_20_Font">כסף</text:span><text:span text:style-name="Default_20_Paragraph_20_Font"> </text:span><text:span text:style-name="Default_20_Paragraph_20_Font">זהב</text:span><text:span text:style-name="Default_20_Paragraph_20_Font"> </text:span><text:span text:style-name="Default_20_Paragraph_20_Font">ואוצרות</text:span><text:span text:style-name="Default_20_Paragraph_20_Font">. </text:span><text:span text:style-name="Default_20_Paragraph_20_Font">הוא</text:span><text:span text:style-name="Default_20_Paragraph_20_Font"> </text:span><text:span text:style-name="Default_20_Paragraph_20_Font">מוכיח</text:span><text:span text:style-name="Default_20_Paragraph_20_Font"> </text:span><text:span text:style-name="Default_20_Paragraph_20_Font">גם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אנשים</text:span><text:span text:style-name="Default_20_Paragraph_20_Font"> </text:span><text:span text:style-name="Default_20_Paragraph_20_Font">הבוטחים</text:span><text:span text:style-name="Default_20_Paragraph_20_Font"> </text:span><text:span text:style-name="Default_20_Paragraph_20_Font">במגדלים</text:span><text:span text:style-name="Default_20_Paragraph_20_Font"> </text:span><text:span text:style-name="Default_20_Paragraph_20_Font">ובחומות</text:span><text:span text:style-name="Default_20_Paragraph_20_Font"> </text:span><text:span text:style-name="Default_20_Paragraph_20_Font">נשגבות</text:span><text:span text:style-name="Default_20_Paragraph_20_Font">. </text:span><text:span text:style-name="Default_20_Paragraph_20_Font">הוא</text:span><text:span text:style-name="Default_20_Paragraph_20_Font"> </text:span><text:span text:style-name="Default_20_Paragraph_20_Font">טוען</text:span><text:span text:style-name="Default_20_Paragraph_20_Font">, </text:span><text:span text:style-name="Default_20_Paragraph_20_Font">שכל</text:span><text:span text:style-name="Default_20_Paragraph_20_Font"> </text:span><text:span text:style-name="Default_20_Paragraph_20_Font">ההון</text:span><text:span text:style-name="Default_20_Paragraph_20_Font"> </text:span><text:span text:style-name="Default_20_Paragraph_20_Font">והביצורים</text:span><text:span text:style-name="Default_20_Paragraph_20_Font"> </text:span><text:span text:style-name="Default_20_Paragraph_20_Font">לא</text:span><text:span text:style-name="Default_20_Paragraph_20_Font"> </text:span><text:span text:style-name="Default_20_Paragraph_20_Font">יועילו</text:span><text:span text:style-name="Default_20_Paragraph_20_Font"> </text:span><text:span text:style-name="Default_20_Paragraph_20_Font">להם</text:span><text:span text:style-name="Default_20_Paragraph_20_Font"> </text:span><text:span text:style-name="Default_20_Paragraph_20_Font">ביום</text:span><text:span text:style-name="Default_20_Paragraph_20_Font"> </text:span><text:span text:style-name="Default_20_Paragraph_20_Font">ה</text:span><text:span text:style-name="Default_20_Paragraph_20_Font">', </text:span><text:span text:style-name="Default_20_Paragraph_20_Font">וביטחון</text:span><text:span text:style-name="Default_20_Paragraph_20_Font"> </text:span><text:span text:style-name="Default_20_Paragraph_20_Font">אמיתי</text:span><text:span text:style-name="Default_20_Paragraph_20_Font"> </text:span><text:span text:style-name="Default_20_Paragraph_20_Font">יהיה</text:span><text:span text:style-name="Default_20_Paragraph_20_Font"> </text:span><text:span text:style-name="Default_20_Paragraph_20_Font">רק</text:span><text:span text:style-name="Default_20_Paragraph_20_Font"> </text:span><text:span text:style-name="Default_20_Paragraph_20_Font">למי</text:span><text:span text:style-name="Default_20_Paragraph_20_Font"> </text:span><text:span text:style-name="Default_20_Paragraph_20_Font">שילך</text:span><text:span text:style-name="Default_20_Paragraph_20_Font"> </text:span><text:span text:style-name="Default_20_Paragraph_20_Font">באור</text:span><text:span text:style-name="Default_20_Paragraph_20_Font"> </text:span><text:span text:style-name="Default_20_Paragraph_20_Font">ה</text:span><text:span text:style-name="Default_20_Paragraph_20_Font">', </text:span><text:span text:style-name="Default_20_Paragraph_20_Font">כמו</text:span><text:span text:style-name="Default_20_Paragraph_20_Font"> </text:span><text:span text:style-name="Default_20_Paragraph_20_Font">שנאמר</text:span><text:span text:style-name="Default_20_Paragraph_20_Font"> </text:span><text:span text:style-name="Default_20_Paragraph_20_Font">בפסוק</text:span><text:span text:style-name="Default_20_Paragraph_20_Font"> </text:span><text:span text:style-name="Default_20_Paragraph_20_Font">הקודם</text:span><text:span text:style-name="Default_20_Paragraph_20_Font"> "</text:span><text:span text:style-name="Default_20_Paragraph_20_Font">בו</text:span><text:span text:style-name="Default_20_Paragraph_20_Font"> </text:span><text:span text:style-name="Default_20_Paragraph_20_Font">ירוץ</text:span><text:span text:style-name="Default_20_Paragraph_20_Font"> </text:span><text:span text:style-name="Default_20_Paragraph_20_Font">צדיק</text:span><text:span text:style-name="Default_20_Paragraph_20_Font"> </text:span><text:span text:style-name="Default_20_Paragraph_20_Font">ונשגב</text:span><text:span text:style-name="Default_20_Paragraph_20_Font">".</text:span></text:p>
      <text:p text:style-name="P9"/>
      <text:p text:style-name="P9"><text:span text:style-name="Default_20_Paragraph_20_Font">פסוקים</text:span><text:span text:style-name="Default_20_Paragraph_20_Font"> </text:span><text:span text:style-name="Default_20_Paragraph_20_Font">רבים</text:span><text:span text:style-name="Default_20_Paragraph_20_Font"> </text:span><text:span text:style-name="Default_20_Paragraph_20_Font">נוספים</text:span><text:span text:style-name="Default_20_Paragraph_20_Font"> </text:span><text:span text:style-name="Default_20_Paragraph_20_Font">מביעים</text:span><text:span text:style-name="Default_20_Paragraph_20_Font"> </text:span><text:span text:style-name="Default_20_Paragraph_20_Font">רעיון</text:span><text:span text:style-name="Default_20_Paragraph_20_Font"> </text:span><text:span text:style-name="Default_20_Paragraph_20_Font">דומה</text:span><text:span text:style-name="Default_20_Paragraph_20_Font">, </text:span><text:span text:style-name="Default_20_Paragraph_20_Font">בספר</text:span><text:span text:style-name="Default_20_Paragraph_20_Font"> </text:span><text:span text:style-name="Default_20_Paragraph_20_Font">משלי</text:span><text:span text:style-name="Default_20_Paragraph_20_Font"> </text:span><text:span text:style-name="Default_20_Paragraph_20_Font">ובספרים</text:span><text:span text:style-name="Default_20_Paragraph_20_Font"> </text:span><text:span text:style-name="Default_20_Paragraph_20_Font">אחרים</text:span><text:span text:style-name="Default_20_Paragraph_20_Font">:</text:span></text:p>
      <text:list xml:id="list1610965170" text:style-name="LS1">
        <text:list-item>
          <text:p text:style-name="P16"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יו</text:span><text:span text:style-name="Default_20_Paragraph_20_Font">ֹ</text:span><text:span text:style-name="Default_20_Paragraph_20_Font">ע</text:span><text:span text:style-name="Default_20_Paragraph_20_Font">ִ</text:span><text:span text:style-name="Default_20_Paragraph_20_Font">יל</text:span><text:span text:style-name="Default_20_Paragraph_20_Font"> </text:span><text:span text:style-name="Default_20_Paragraph_20_Font">הו</text:span><text:span text:style-name="Default_20_Paragraph_20_Font">ֹ</text:span><text:span text:style-name="Default_20_Paragraph_20_Font">ן</text:span><text:span text:style-name="Default_20_Paragraph_20_Font"> </text:span><text:span text:style-name="Default_20_Paragraph_20_Font">ב</text:span><text:span text:style-name="Default_20_Paragraph_20_Font">ְּ</text:span><text:span text:style-name="Default_20_Paragraph_20_Font">יו</text:span><text:span text:style-name="Default_20_Paragraph_20_Font">ֹ</text:span><text:span text:style-name="Default_20_Paragraph_20_Font">ם</text:span><text:span text:style-name="Default_20_Paragraph_20_Font"> </text:span><text:span text:style-name="Default_20_Paragraph_20_Font">ע</text:span><text:span text:style-name="Default_20_Paragraph_20_Font">ֶ</text:span><text:span text:style-name="Default_20_Paragraph_20_Font">ב</text:span><text:span text:style-name="Default_20_Paragraph_20_Font">ְ</text:span><text:span text:style-name="Default_20_Paragraph_20_Font">ר</text:span><text:span text:style-name="Default_20_Paragraph_20_Font">ָ</text:span><text:span text:style-name="Default_20_Paragraph_20_Font">ה</text:span><text:span text:style-name="Default_20_Paragraph_20_Font">, </text:span><text:span text:style-name="Default_20_Paragraph_20_Font">ו</text:span><text:span text:style-name="Default_20_Paragraph_20_Font">ּ</text:span><text:span text:style-name="Default_20_Paragraph_20_Font">צ</text:span><text:span text:style-name="Default_20_Paragraph_20_Font">ְ</text:span><text:span text:style-name="Default_20_Paragraph_20_Font">ד</text:span><text:span text:style-name="Default_20_Paragraph_20_Font">ָ</text:span><text:span text:style-name="Default_20_Paragraph_20_Font">ק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ת</text:span><text:span text:style-name="Default_20_Paragraph_20_Font">ַּ</text:span><text:span text:style-name="Default_20_Paragraph_20_Font">צ</text:span><text:span text:style-name="Default_20_Paragraph_20_Font">ִּ</text:span><text:span text:style-name="Default_20_Paragraph_20_Font">יל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מ</text:span><text:span text:style-name="Default_20_Paragraph_20_Font">ָּ</text:span><text:span text:style-name="Default_20_Paragraph_20_Font">ו</text:span><text:span text:style-name="Default_20_Paragraph_20_Font">ֶ</text:span><text:span text:style-name="Default_20_Paragraph_20_Font">ת</text:span><text:span text:style-name="Default_20_Paragraph_20_Font"> <text:s/>(</text:span><text:span text:style-name="Default_20_Paragraph_20_Font">משלי</text:span><text:span text:style-name="Default_20_Paragraph_20_Font"> </text:span><text:span text:style-name="Default_20_Paragraph_20_Font">י</text:span><text:span text:style-name="Default_20_Paragraph_20_Font">"</text:span><text:span text:style-name="Default_20_Paragraph_20_Font">א</text:span><text:span text:style-name="Default_20_Paragraph_20_Font">, </text:span><text:span text:style-name="Default_20_Paragraph_20_Font">ד</text:span><text:span text:style-name="Default_20_Paragraph_20_Font">).</text:span></text:p>
        </text:list-item>
        <text:list-item>
          <text:p text:style-name="P16"><text:span text:style-name="Default_20_Paragraph_20_Font">ב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ט</text:span><text:span text:style-name="Default_20_Paragraph_20_Font">ֵ</text:span><text:span text:style-name="Default_20_Paragraph_20_Font">ח</text:span><text:span text:style-name="Default_20_Paragraph_20_Font">ַ </text:span><text:span text:style-name="Default_20_Paragraph_20_Font">ב</text:span><text:span text:style-name="Default_20_Paragraph_20_Font">ְּ</text:span><text:span text:style-name="Default_20_Paragraph_20_Font">ע</text:span><text:span text:style-name="Default_20_Paragraph_20_Font">ָ</text:span><text:span text:style-name="Default_20_Paragraph_20_Font">ש</text:span><text:span text:style-name="Default_20_Paragraph_20_Font">ְׁ</text:span><text:span text:style-name="Default_20_Paragraph_20_Font">רו</text:span><text:span text:style-name="Default_20_Paragraph_20_Font">ֹ</text:span><text:span text:style-name="Default_20_Paragraph_20_Font"> </text:span><text:span text:style-name="Default_20_Paragraph_20_Font">הו</text:span><text:span text:style-name="Default_20_Paragraph_20_Font">ּ</text:span><text:span text:style-name="Default_20_Paragraph_20_Font">א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פ</text:span><text:span text:style-name="Default_20_Paragraph_20_Font">ֹּ</text:span><text:span text:style-name="Default_20_Paragraph_20_Font">ל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כ</text:span><text:span text:style-name="Default_20_Paragraph_20_Font">ֶ</text:span><text:span text:style-name="Default_20_Paragraph_20_Font">ע</text:span><text:span text:style-name="Default_20_Paragraph_20_Font">ָ</text:span><text:span text:style-name="Default_20_Paragraph_20_Font">ל</text:span><text:span text:style-name="Default_20_Paragraph_20_Font">ֶ</text:span><text:span text:style-name="Default_20_Paragraph_20_Font">ה</text:span><text:span text:style-name="Default_20_Paragraph_20_Font"> </text:span><text:span text:style-name="Default_20_Paragraph_20_Font">צ</text:span><text:span text:style-name="Default_20_Paragraph_20_Font">ַ</text:span><text:span text:style-name="Default_20_Paragraph_20_Font">ד</text:span><text:span text:style-name="Default_20_Paragraph_20_Font">ִּ</text:span><text:span text:style-name="Default_20_Paragraph_20_Font">יק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פ</text:span><text:span text:style-name="Default_20_Paragraph_20_Font">ְ</text:span><text:span text:style-name="Default_20_Paragraph_20_Font">ר</text:span><text:span text:style-name="Default_20_Paragraph_20_Font">ָ</text:span><text:span text:style-name="Default_20_Paragraph_20_Font">חו</text:span><text:span text:style-name="Default_20_Paragraph_20_Font">ּ (</text:span><text:span text:style-name="Default_20_Paragraph_20_Font">משלי</text:span><text:span text:style-name="Default_20_Paragraph_20_Font"> </text:span><text:span text:style-name="Default_20_Paragraph_20_Font">י</text:span><text:span text:style-name="Default_20_Paragraph_20_Font">"</text:span><text:span text:style-name="Default_20_Paragraph_20_Font">א</text:span><text:span text:style-name="Default_20_Paragraph_20_Font">, </text:span><text:span text:style-name="Default_20_Paragraph_20_Font">כח</text:span><text:span text:style-name="Default_20_Paragraph_20_Font">).</text:span></text:p>
        </text:list-item>
        <text:list-item>
          <text:p text:style-name="P16"><text:span text:style-name="Default_20_Paragraph_20_Font">ה</text:span><text:span text:style-name="Default_20_Paragraph_20_Font">ַ</text:span><text:span text:style-name="Default_20_Paragraph_20_Font">ב</text:span><text:span text:style-name="Default_20_Paragraph_20_Font">ֹּ</text:span><text:span text:style-name="Default_20_Paragraph_20_Font">ט</text:span><text:span text:style-name="Default_20_Paragraph_20_Font">ְ</text:span><text:span text:style-name="Default_20_Paragraph_20_Font">ח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ח</text:span><text:span text:style-name="Default_20_Paragraph_20_Font">ֵ</text:span><text:span text:style-name="Default_20_Paragraph_20_Font">יל</text:span><text:span text:style-name="Default_20_Paragraph_20_Font">ָ</text:span><text:span text:style-name="Default_20_Paragraph_20_Font">ם</text:span><text:span text:style-name="Default_20_Paragraph_20_Font">, </text:span><text:span text:style-name="Default_20_Paragraph_20_Font">ו</text:span><text:span text:style-name="Default_20_Paragraph_20_Font">ּ</text:span><text:span text:style-name="Default_20_Paragraph_20_Font">ב</text:span><text:span text:style-name="Default_20_Paragraph_20_Font">ְ</text:span><text:span text:style-name="Default_20_Paragraph_20_Font">ר</text:span><text:span text:style-name="Default_20_Paragraph_20_Font">ֹ</text:span><text:span text:style-name="Default_20_Paragraph_20_Font">ב</text:span><text:span text:style-name="Default_20_Paragraph_20_Font"> </text:span><text:span text:style-name="Default_20_Paragraph_20_Font">ע</text:span><text:span text:style-name="Default_20_Paragraph_20_Font">ָ</text:span><text:span text:style-name="Default_20_Paragraph_20_Font">ש</text:span><text:span text:style-name="Default_20_Paragraph_20_Font">ְׁ</text:span><text:span text:style-name="Default_20_Paragraph_20_Font">ר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ת</text:span><text:span text:style-name="Default_20_Paragraph_20_Font">ְ</text:span><text:span text:style-name="Default_20_Paragraph_20_Font">ה</text:span><text:span text:style-name="Default_20_Paragraph_20_Font">ַ</text:span><text:span text:style-name="Default_20_Paragraph_20_Font">ל</text:span><text:span text:style-name="Default_20_Paragraph_20_Font">ָּ</text:span><text:span text:style-name="Default_20_Paragraph_20_Font">ל</text:span><text:span text:style-name="Default_20_Paragraph_20_Font">ֹ</text:span><text:span text:style-name="Default_20_Paragraph_20_Font">ו</text:span><text:span text:style-name="Default_20_Paragraph_20_Font">ּ.. <text:s/></text:span><text:span text:style-name="Default_20_Paragraph_20_Font">א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ת</text:span><text:span text:style-name="Default_20_Paragraph_20_Font">ִּ</text:span><text:span text:style-name="Default_20_Paragraph_20_Font">יר</text:span><text:span text:style-name="Default_20_Paragraph_20_Font">ָ</text:span><text:span text:style-name="Default_20_Paragraph_20_Font">א</text:span><text:span text:style-name="Default_20_Paragraph_20_Font"> </text:span><text:span text:style-name="Default_20_Paragraph_20_Font">כ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י</text:span><text:span text:style-name="Default_20_Paragraph_20_Font">ַ</text:span><text:span text:style-name="Default_20_Paragraph_20_Font">ע</text:span><text:span text:style-name="Default_20_Paragraph_20_Font">ֲ</text:span><text:span text:style-name="Default_20_Paragraph_20_Font">ש</text:span><text:span text:style-name="Default_20_Paragraph_20_Font">ִׁ</text:span><text:span text:style-name="Default_20_Paragraph_20_Font">ר</text:span><text:span text:style-name="Default_20_Paragraph_20_Font"> </text:span><text:span text:style-name="Default_20_Paragraph_20_Font">א</text:span><text:span text:style-name="Default_20_Paragraph_20_Font">ִ</text:span><text:span text:style-name="Default_20_Paragraph_20_Font">יש</text:span><text:span text:style-name="Default_20_Paragraph_20_Font">ׁ </text:span><text:span text:style-name="Default_20_Paragraph_20_Font">כ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ר</text:span><text:span text:style-name="Default_20_Paragraph_20_Font">ְ</text:span><text:span text:style-name="Default_20_Paragraph_20_Font">ב</text:span><text:span text:style-name="Default_20_Paragraph_20_Font">ֶּ</text:span><text:span text:style-name="Default_20_Paragraph_20_Font">ה</text:span><text:span text:style-name="Default_20_Paragraph_20_Font"> </text:span><text:span text:style-name="Default_20_Paragraph_20_Font">כ</text:span><text:span text:style-name="Default_20_Paragraph_20_Font">ְּ</text:span><text:span text:style-name="Default_20_Paragraph_20_Font">בו</text:span><text:span text:style-name="Default_20_Paragraph_20_Font">ֹ</text:span><text:span text:style-name="Default_20_Paragraph_20_Font">ד</text:span><text:span text:style-name="Default_20_Paragraph_20_Font"> </text:span><text:span text:style-name="Default_20_Paragraph_20_Font">ב</text:span><text:span text:style-name="Default_20_Paragraph_20_Font">ֵּ</text:span><text:span text:style-name="Default_20_Paragraph_20_Font">יתו</text:span><text:span text:style-name="Default_20_Paragraph_20_Font">ֹ (</text:span><text:span text:style-name="Default_20_Paragraph_20_Font">תהלים</text:span><text:span text:style-name="Default_20_Paragraph_20_Font"> </text:span><text:span text:style-name="Default_20_Paragraph_20_Font">מ</text:span><text:span text:style-name="Default_20_Paragraph_20_Font">"</text:span><text:span text:style-name="Default_20_Paragraph_20_Font">ט</text:span><text:span text:style-name="Default_20_Paragraph_20_Font">, </text:span><text:span text:style-name="Default_20_Paragraph_20_Font">ז</text:span><text:span text:style-name="Default_20_Paragraph_20_Font">-</text:span><text:span text:style-name="Default_20_Paragraph_20_Font">יז</text:span><text:span text:style-name="Default_20_Paragraph_20_Font">).</text:span></text:p>
        </text:list-item>
        <text:list-item>
          <text:p text:style-name="P16"><text:span text:style-name="Default_20_Paragraph_20_Font">ה</text:span><text:span text:style-name="Default_20_Paragraph_20_Font">ִ</text:span><text:span text:style-name="Default_20_Paragraph_20_Font">נ</text:span><text:span text:style-name="Default_20_Paragraph_20_Font">ֵּ</text:span><text:span text:style-name="Default_20_Paragraph_20_Font">ה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ג</text:span><text:span text:style-name="Default_20_Paragraph_20_Font">ֶּ</text:span><text:span text:style-name="Default_20_Paragraph_20_Font">ב</text:span><text:span text:style-name="Default_20_Paragraph_20_Font">ֶ</text:span><text:span text:style-name="Default_20_Paragraph_20_Font">ר</text:span><text:span text:style-name="Default_20_Paragraph_20_Font"> 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י</text:span><text:span text:style-name="Default_20_Paragraph_20_Font">ָ</text:span><text:span text:style-name="Default_20_Paragraph_20_Font">ש</text:span><text:span text:style-name="Default_20_Paragraph_20_Font">ִׂ</text:span><text:span text:style-name="Default_20_Paragraph_20_Font">ים</text:span><text:span text:style-name="Default_20_Paragraph_20_Font"> </text:span><text:span text:style-name="Default_20_Paragraph_20_Font">א</text:span><text:span text:style-name="Default_20_Paragraph_20_Font">ֱ</text:span><text:span text:style-name="Default_20_Paragraph_20_Font">ל</text:span><text:span text:style-name="Default_20_Paragraph_20_Font">ֹ</text:span><text:span text:style-name="Default_20_Paragraph_20_Font">ה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מ</text:span><text:span text:style-name="Default_20_Paragraph_20_Font">ָ</text:span><text:span text:style-name="Default_20_Paragraph_20_Font">עו</text:span><text:span text:style-name="Default_20_Paragraph_20_Font">ּ</text:span><text:span text:style-name="Default_20_Paragraph_20_Font">ז</text:span><text:span text:style-name="Default_20_Paragraph_20_Font">ּ</text:span><text:span text:style-name="Default_20_Paragraph_20_Font">ו</text:span><text:span text:style-name="Default_20_Paragraph_20_Font">ֹ,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ִ</text:span><text:span text:style-name="Default_20_Paragraph_20_Font">ב</text:span><text:span text:style-name="Default_20_Paragraph_20_Font">ְ</text:span><text:span text:style-name="Default_20_Paragraph_20_Font">ט</text:span><text:span text:style-name="Default_20_Paragraph_20_Font">ַ</text:span><text:span text:style-name="Default_20_Paragraph_20_Font">ח</text:span><text:span text:style-name="Default_20_Paragraph_20_Font"> </text:span><text:span text:style-name="Default_20_Paragraph_20_Font">ב</text:span><text:span text:style-name="Default_20_Paragraph_20_Font">ְּ</text:span><text:span text:style-name="Default_20_Paragraph_20_Font">ר</text:span><text:span text:style-name="Default_20_Paragraph_20_Font">ֹ</text:span><text:span text:style-name="Default_20_Paragraph_20_Font">ב</text:span><text:span text:style-name="Default_20_Paragraph_20_Font"> </text:span><text:span text:style-name="Default_20_Paragraph_20_Font">ע</text:span><text:span text:style-name="Default_20_Paragraph_20_Font">ָ</text:span><text:span text:style-name="Default_20_Paragraph_20_Font">ש</text:span><text:span text:style-name="Default_20_Paragraph_20_Font">ְׁ</text:span><text:span text:style-name="Default_20_Paragraph_20_Font">רו</text:span><text:span text:style-name="Default_20_Paragraph_20_Font">ֹ - </text:span><text:span text:style-name="Default_20_Paragraph_20_Font">י</text:span><text:span text:style-name="Default_20_Paragraph_20_Font">ָ</text:span><text:span text:style-name="Default_20_Paragraph_20_Font">ע</text:span><text:span text:style-name="Default_20_Paragraph_20_Font">ֹ</text:span><text:span text:style-name="Default_20_Paragraph_20_Font">ז</text:span><text:span text:style-name="Default_20_Paragraph_20_Font"> </text:span><text:span text:style-name="Default_20_Paragraph_20_Font">ב</text:span><text:span text:style-name="Default_20_Paragraph_20_Font">ְּ</text:span><text:span text:style-name="Default_20_Paragraph_20_Font">ה</text:span><text:span text:style-name="Default_20_Paragraph_20_Font">ַ</text:span><text:span text:style-name="Default_20_Paragraph_20_Font">ו</text:span><text:span text:style-name="Default_20_Paragraph_20_Font">ָּ</text:span><text:span text:style-name="Default_20_Paragraph_20_Font">תו</text:span><text:span text:style-name="Default_20_Paragraph_20_Font">ֹ (</text:span><text:span text:style-name="Default_20_Paragraph_20_Font">תהלים</text:span><text:span text:style-name="Default_20_Paragraph_20_Font"> </text:span><text:span text:style-name="Default_20_Paragraph_20_Font">נ</text:span><text:span text:style-name="Default_20_Paragraph_20_Font">"</text:span><text:span text:style-name="Default_20_Paragraph_20_Font">ב</text:span><text:span text:style-name="Default_20_Paragraph_20_Font">, </text:span><text:span text:style-name="Default_20_Paragraph_20_Font">ט</text:span><text:span text:style-name="Default_20_Paragraph_20_Font">).</text:span></text:p>
        </text:list-item>
        <text:list-item>
          <text:p text:style-name="P16"><text:span text:style-name="Default_20_Paragraph_20_Font">ג</text:span><text:span text:style-name="Default_20_Paragraph_20_Font">ַּ</text:span><text:span text:style-name="Default_20_Paragraph_20_Font">ם</text:span><text:span text:style-name="Default_20_Paragraph_20_Font"> </text:span><text:span text:style-name="Default_20_Paragraph_20_Font">כ</text:span><text:span text:style-name="Default_20_Paragraph_20_Font">ַּ</text:span><text:span text:style-name="Default_20_Paragraph_20_Font">ס</text:span><text:span text:style-name="Default_20_Paragraph_20_Font">ְ</text:span><text:span text:style-name="Default_20_Paragraph_20_Font">פ</text:span><text:span text:style-name="Default_20_Paragraph_20_Font">ָּ</text:span><text:span text:style-name="Default_20_Paragraph_20_Font">ם</text:span><text:span text:style-name="Default_20_Paragraph_20_Font"> </text:span><text:span text:style-name="Default_20_Paragraph_20_Font">ג</text:span><text:span text:style-name="Default_20_Paragraph_20_Font">ַּ</text:span><text:span text:style-name="Default_20_Paragraph_20_Font">ם</text:span><text:span text:style-name="Default_20_Paragraph_20_Font"> </text:span><text:span text:style-name="Default_20_Paragraph_20_Font">ז</text:span><text:span text:style-name="Default_20_Paragraph_20_Font">ְ</text:span><text:span text:style-name="Default_20_Paragraph_20_Font">ה</text:span><text:span text:style-name="Default_20_Paragraph_20_Font">ָ</text:span><text:span text:style-name="Default_20_Paragraph_20_Font">ב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יו</text:span><text:span text:style-name="Default_20_Paragraph_20_Font">ּ</text:span><text:span text:style-name="Default_20_Paragraph_20_Font">כ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ה</text:span><text:span text:style-name="Default_20_Paragraph_20_Font">ַ</text:span><text:span text:style-name="Default_20_Paragraph_20_Font">צ</text:span><text:span text:style-name="Default_20_Paragraph_20_Font">ִּ</text:span><text:span text:style-name="Default_20_Paragraph_20_Font">יל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ב</text:span><text:span text:style-name="Default_20_Paragraph_20_Font">ְּ</text:span><text:span text:style-name="Default_20_Paragraph_20_Font">יו</text:span><text:span text:style-name="Default_20_Paragraph_20_Font">ֹ</text:span><text:span text:style-name="Default_20_Paragraph_20_Font">ם</text:span><text:span text:style-name="Default_20_Paragraph_20_Font"> </text:span><text:span text:style-name="Default_20_Paragraph_20_Font">ע</text:span><text:span text:style-name="Default_20_Paragraph_20_Font">ֶ</text:span><text:span text:style-name="Default_20_Paragraph_20_Font">ב</text:span><text:span text:style-name="Default_20_Paragraph_20_Font">ְ</text:span><text:span text:style-name="Default_20_Paragraph_20_Font">ר</text:span><text:span text:style-name="Default_20_Paragraph_20_Font">ַ</text:span><text:span text:style-name="Default_20_Paragraph_20_Font">ת</text:span><text:span text:style-name="Default_20_Paragraph_20_Font"> </text:span><text:span text:style-name="Default_20_Paragraph_20_Font">ה</text:span><text:span text:style-name="Default_20_Paragraph_20_Font">', </text:span><text:span text:style-name="Default_20_Paragraph_20_Font">ו</text:span><text:span text:style-name="Default_20_Paragraph_20_Font">ּ</text:span><text:span text:style-name="Default_20_Paragraph_20_Font">ב</text:span><text:span text:style-name="Default_20_Paragraph_20_Font">ְ</text:span><text:span text:style-name="Default_20_Paragraph_20_Font">א</text:span><text:span text:style-name="Default_20_Paragraph_20_Font">ֵ</text:span><text:span text:style-name="Default_20_Paragraph_20_Font">ש</text:span><text:span text:style-name="Default_20_Paragraph_20_Font">ׁ </text:span><text:span text:style-name="Default_20_Paragraph_20_Font">ק</text:span><text:span text:style-name="Default_20_Paragraph_20_Font">ִ</text:span><text:span text:style-name="Default_20_Paragraph_20_Font">נ</text:span><text:span text:style-name="Default_20_Paragraph_20_Font">ְ</text:span><text:span text:style-name="Default_20_Paragraph_20_Font">א</text:span><text:span text:style-name="Default_20_Paragraph_20_Font">ָ</text:span><text:span text:style-name="Default_20_Paragraph_20_Font">תו</text:span><text:span text:style-name="Default_20_Paragraph_20_Font">ֹ </text:span><text:span text:style-name="Default_20_Paragraph_20_Font">ת</text:span><text:span text:style-name="Default_20_Paragraph_20_Font">ֵּ</text:span><text:span text:style-name="Default_20_Paragraph_20_Font">א</text:span><text:span text:style-name="Default_20_Paragraph_20_Font">ָ</text:span><text:span text:style-name="Default_20_Paragraph_20_Font">כ</text:span><text:span text:style-name="Default_20_Paragraph_20_Font">ֵ</text:span><text:span text:style-name="Default_20_Paragraph_20_Font">ל</text:span><text:span text:style-name="Default_20_Paragraph_20_Font"> </text:span><text:span text:style-name="Default_20_Paragraph_20_Font">כ</text:span><text:span text:style-name="Default_20_Paragraph_20_Font">ָּ</text:span><text:span text:style-name="Default_20_Paragraph_20_Font">ל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א</text:span><text:span text:style-name="Default_20_Paragraph_20_Font">ָ</text:span><text:span text:style-name="Default_20_Paragraph_20_Font">ר</text:span><text:span text:style-name="Default_20_Paragraph_20_Font">ֶ</text:span><text:span text:style-name="Default_20_Paragraph_20_Font">ץ</text:span><text:span text:style-name="Default_20_Paragraph_20_Font">... <text:s/>(</text:span><text:span text:style-name="Default_20_Paragraph_20_Font">צפניה</text:span><text:span text:style-name="Default_20_Paragraph_20_Font"> </text:span><text:span text:style-name="Default_20_Paragraph_20_Font">א</text:span><text:span text:style-name="Default_20_Paragraph_20_Font">', </text:span><text:span text:style-name="Default_20_Paragraph_20_Font">יח</text:span><text:span text:style-name="Default_20_Paragraph_20_Font">)</text:span></text:p>
        </text:list-item>
      </text:list>
      <text:p text:style-name="P9"/>
      <text:p text:style-name="P2"/>
      <text:p text:style-name="P1"><text:span text:style-name="Default_20_Paragraph_20_Font"><text:span text:style-name="T1">פרק</text:span></text:span><text:span text:style-name="Default_20_Paragraph_20_Font"><text:span text:style-name="T1"> </text:span></text:span><text:span text:style-name="Default_20_Paragraph_20_Font"><text:span text:style-name="T1">יט</text:span></text:span></text:p>
      <text:p text:style-name="P1"><text:span text:style-name="Default_20_Paragraph_20_Font"><text:span text:style-name="T2">פסוק</text:span></text:span><text:span text:style-name="Default_20_Paragraph_20_Font"><text:span text:style-name="T2"> </text:span></text:span><text:span text:style-name="Default_20_Paragraph_20_Font"><text:span text:style-name="T2">ג</text:span></text:span></text:p>
      <text:p text:style-name="P5"><text:span text:style-name="Default_20_Paragraph_20_Font">א</text:span><text:span text:style-name="Default_20_Paragraph_20_Font">ִ</text:span><text:span text:style-name="Default_20_Paragraph_20_Font">ו</text:span><text:span text:style-name="Default_20_Paragraph_20_Font">ֶּ</text:span><text:span text:style-name="Default_20_Paragraph_20_Font">ל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א</text:span><text:span text:style-name="Default_20_Paragraph_20_Font">ָ</text:span><text:span text:style-name="Default_20_Paragraph_20_Font">ד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ת</text:span><text:span text:style-name="Default_20_Paragraph_20_Font">ְּ</text:span><text:span text:style-name="Default_20_Paragraph_20_Font">ס</text:span><text:span text:style-name="Default_20_Paragraph_20_Font">ַ</text:span><text:span text:style-name="Default_20_Paragraph_20_Font">ל</text:span><text:span text:style-name="Default_20_Paragraph_20_Font">ֵּ</text:span><text:span text:style-name="Default_20_Paragraph_20_Font">ף</text:span><text:span text:style-name="Default_20_Paragraph_20_Font"> </text:span><text:span text:style-name="Default_20_Paragraph_20_Font">ד</text:span><text:span text:style-name="Default_20_Paragraph_20_Font">ַּ</text:span><text:span text:style-name="Default_20_Paragraph_20_Font">ר</text:span><text:span text:style-name="Default_20_Paragraph_20_Font">ְ</text:span><text:span text:style-name="Default_20_Paragraph_20_Font">כ</text:span><text:span text:style-name="Default_20_Paragraph_20_Font">ּ</text:span><text:span text:style-name="Default_20_Paragraph_20_Font">ו</text:span><text:span text:style-name="Default_20_Paragraph_20_Font">ֹ, </text:span><text:span text:style-name="Default_20_Paragraph_20_Font">ו</text:span><text:span text:style-name="Default_20_Paragraph_20_Font">ְ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י</text:span><text:span text:style-name="Default_20_Paragraph_20_Font">ִ</text:span><text:span text:style-name="Default_20_Paragraph_20_Font">ז</text:span><text:span text:style-name="Default_20_Paragraph_20_Font">ְ</text:span><text:span text:style-name="Default_20_Paragraph_20_Font">ע</text:span><text:span text:style-name="Default_20_Paragraph_20_Font">ַ</text:span><text:span text:style-name="Default_20_Paragraph_20_Font">ף</text:span><text:span text:style-name="Default_20_Paragraph_20_Font"> </text:span><text:span text:style-name="Default_20_Paragraph_20_Font">ל</text:span><text:span text:style-name="Default_20_Paragraph_20_Font">ִ</text:span><text:span text:style-name="Default_20_Paragraph_20_Font">ב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 <text:s text:c="6"/>(</text:span><text:span text:style-name="Default_20_Paragraph_20_Font">משלי</text:span><text:span text:style-name="Default_20_Paragraph_20_Font"> </text:span><text:span text:style-name="Default_20_Paragraph_20_Font">י</text:span><text:span text:style-name="Default_20_Paragraph_20_Font">"</text:span><text:span text:style-name="Default_20_Paragraph_20_Font">ט</text:span><text:span text:style-name="Default_20_Paragraph_20_Font">, </text:span><text:span text:style-name="Default_20_Paragraph_20_Font">ג</text:span><text:span text:style-name="Default_20_Paragraph_20_Font">).</text:span></text:p>
      <text:p text:style-name="P9"/>
      <text:p text:style-name="P9"><text:span text:style-name="Default_20_Paragraph_20_Font">שתי</text:span><text:span text:style-name="Default_20_Paragraph_20_Font"> </text:span><text:span text:style-name="Default_20_Paragraph_20_Font">השקפות</text:span><text:span text:style-name="Default_20_Paragraph_20_Font"> </text:span><text:span text:style-name="Default_20_Paragraph_20_Font">עולם</text:span><text:span text:style-name="Default_20_Paragraph_20_Font"> </text:span><text:span text:style-name="Default_20_Paragraph_20_Font">שונות</text:span><text:span text:style-name="Default_20_Paragraph_20_Font"> </text:span><text:span text:style-name="Default_20_Paragraph_20_Font">מתבטאות</text:span><text:span text:style-name="Default_20_Paragraph_20_Font"> </text:span><text:span text:style-name="Default_20_Paragraph_20_Font">בפירושים</text:span><text:span text:style-name="Default_20_Paragraph_20_Font"> </text:span><text:span text:style-name="Default_20_Paragraph_20_Font">שונים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פסוק</text:span><text:span text:style-name="Default_20_Paragraph_20_Font"> </text:span><text:span text:style-name="Default_20_Paragraph_20_Font">זה</text:span><text:span text:style-name="Default_20_Paragraph_20_Font">.</text:span></text:p>
      <text:p text:style-name="P9"><text:soft-page-break/></text:p>
      <text:p text:style-name="P9"><text:span text:style-name="Default_20_Paragraph_20_Font">1. </text:span><text:span text:style-name="Default_20_Paragraph_20_Font">לפי</text:span><text:span text:style-name="Default_20_Paragraph_20_Font"> </text:span><text:span text:style-name="Default_20_Paragraph_20_Font">ההשקפה</text:span><text:span text:style-name="Default_20_Paragraph_20_Font"> </text:span><text:span text:style-name="Default_20_Paragraph_20_Font">האחת</text:span><text:span text:style-name="Default_20_Paragraph_20_Font">, </text:span><text:span text:style-name="Default_20_Paragraph_20_Font">כשבאה</text:span><text:span text:style-name="Default_20_Paragraph_20_Font"> </text:span><text:span text:style-name="Default_20_Paragraph_20_Font">צרה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אדם</text:span><text:span text:style-name="Default_20_Paragraph_20_Font">, </text:span><text:span text:style-name="Default_20_Paragraph_20_Font">הוא</text:span><text:span text:style-name="Default_20_Paragraph_20_Font"> </text:span><text:span text:style-name="Default_20_Paragraph_20_Font">צריך</text:span><text:span text:style-name="Default_20_Paragraph_20_Font"> </text:span><text:span text:style-name="Default_20_Paragraph_20_Font">קודם</text:span><text:span text:style-name="Default_20_Paragraph_20_Font">-</text:span><text:span text:style-name="Default_20_Paragraph_20_Font">כל</text:span><text:span text:style-name="Default_20_Paragraph_20_Font"> </text:span><text:span text:style-name="Default_20_Paragraph_20_Font">לחפש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סיבה</text:span><text:span text:style-name="Default_20_Paragraph_20_Font"> </text:span><text:span text:style-name="Default_20_Paragraph_20_Font">לכך</text:span><text:span text:style-name="Default_20_Paragraph_20_Font"> </text:span><text:span text:style-name="Default_20_Paragraph_20_Font">במעשה</text:span><text:span text:style-name="Default_20_Paragraph_20_Font">-</text:span><text:span text:style-name="Default_20_Paragraph_20_Font">שטות</text:span><text:span text:style-name="Default_20_Paragraph_20_Font"> </text:span><text:span text:style-name="Default_20_Paragraph_20_Font">שעשה</text:span><text:span text:style-name="Default_20_Paragraph_20_Font">, </text:span><text:span text:style-name="Default_20_Paragraph_20_Font">שגרם</text:span><text:span text:style-name="Default_20_Paragraph_20_Font"> </text:span><text:span text:style-name="Default_20_Paragraph_20_Font">לצרה</text:span><text:span text:style-name="Default_20_Paragraph_20_Font"> </text:span><text:span text:style-name="Default_20_Paragraph_20_Font">בדרך</text:span><text:span text:style-name="Default_20_Paragraph_20_Font"> </text:span><text:span text:style-name="Default_20_Paragraph_20_Font">הטבע</text:span><text:span text:style-name="Default_20_Paragraph_20_Font">: "</text:span><text:span text:style-name="Default_20_Paragraph_20_Font">המין</text:span><text:span text:style-name="Default_20_Paragraph_20_Font"> </text:span><text:span text:style-name="Default_20_Paragraph_20_Font">השלישי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הרעות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מה</text:span><text:span text:style-name="Default_20_Paragraph_20_Font"> </text:span><text:span text:style-name="Default_20_Paragraph_20_Font">שפוגע</text:span><text:span text:style-name="Default_20_Paragraph_20_Font"> </text:span><text:span text:style-name="Default_20_Paragraph_20_Font">באדם</text:span><text:span text:style-name="Default_20_Paragraph_20_Font"> </text:span><text:span text:style-name="Default_20_Paragraph_20_Font">מבינינו</text:span><text:span text:style-name="Default_20_Paragraph_20_Font"> </text:span><text:span text:style-name="Default_20_Paragraph_20_Font">בשל</text:span><text:span text:style-name="Default_20_Paragraph_20_Font"> </text:span><text:span text:style-name="Default_20_Paragraph_20_Font">מעש</text:span><text:span text:style-name="Default_20_Paragraph_20_Font">ׂ</text:span><text:span text:style-name="Default_20_Paragraph_20_Font">ה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עצמו</text:span><text:span text:style-name="Default_20_Paragraph_20_Font">. </text:span><text:span text:style-name="Default_20_Paragraph_20_Font">זה</text:span><text:span text:style-name="Default_20_Paragraph_20_Font"> </text:span><text:span text:style-name="Default_20_Paragraph_20_Font">הרוב</text:span><text:span text:style-name="Default_20_Paragraph_20_Font">... </text:span><text:span text:style-name="Default_20_Paragraph_20_Font">בשל</text:span><text:span text:style-name="Default_20_Paragraph_20_Font"> </text:span><text:span text:style-name="Default_20_Paragraph_20_Font">הרעות</text:span><text:span text:style-name="Default_20_Paragraph_20_Font"> </text:span><text:span text:style-name="Default_20_Paragraph_20_Font">ממין</text:span><text:span text:style-name="Default_20_Paragraph_20_Font"> </text:span><text:span text:style-name="Default_20_Paragraph_20_Font">זה</text:span><text:span text:style-name="Default_20_Paragraph_20_Font"> </text:span><text:span text:style-name="Default_20_Paragraph_20_Font">משוועים</text:span><text:span text:style-name="Default_20_Paragraph_20_Font"> </text:span><text:span text:style-name="Default_20_Paragraph_20_Font">בני</text:span><text:span text:style-name="Default_20_Paragraph_20_Font">-</text:span><text:span text:style-name="Default_20_Paragraph_20_Font">האדם</text:span><text:span text:style-name="Default_20_Paragraph_20_Font"> </text:span><text:span text:style-name="Default_20_Paragraph_20_Font">כולם</text:span><text:span text:style-name="Default_20_Paragraph_20_Font">. </text:span><text:span text:style-name="Default_20_Paragraph_20_Font">זהו</text:span><text:span text:style-name="Default_20_Paragraph_20_Font"> </text:span><text:span text:style-name="Default_20_Paragraph_20_Font">מה</text:span><text:span text:style-name="Default_20_Paragraph_20_Font"> </text:span><text:span text:style-name="Default_20_Paragraph_20_Font">שאין</text:span><text:span text:style-name="Default_20_Paragraph_20_Font"> </text:span><text:span text:style-name="Default_20_Paragraph_20_Font">אתה</text:span><text:span text:style-name="Default_20_Paragraph_20_Font"> </text:span><text:span text:style-name="Default_20_Paragraph_20_Font">מוצא</text:span><text:span text:style-name="Default_20_Paragraph_20_Font"> </text:span><text:span text:style-name="Default_20_Paragraph_20_Font">מי</text:span><text:span text:style-name="Default_20_Paragraph_20_Font"> </text:span><text:span text:style-name="Default_20_Paragraph_20_Font">שאינו</text:span><text:span text:style-name="Default_20_Paragraph_20_Font"> </text:span><text:span text:style-name="Default_20_Paragraph_20_Font">פושע</text:span><text:span text:style-name="Default_20_Paragraph_20_Font"> </text:span><text:span text:style-name="Default_20_Paragraph_20_Font">בו</text:span><text:span text:style-name="Default_20_Paragraph_20_Font"> </text:span><text:span text:style-name="Default_20_Paragraph_20_Font">כלפי</text:span><text:span text:style-name="Default_20_Paragraph_20_Font"> </text:span><text:span text:style-name="Default_20_Paragraph_20_Font">עצמו</text:span><text:span text:style-name="Default_20_Paragraph_20_Font">, </text:span><text:span text:style-name="Default_20_Paragraph_20_Font">להוציא</text:span><text:span text:style-name="Default_20_Paragraph_20_Font"> </text:span><text:span text:style-name="Default_20_Paragraph_20_Font">מעטים</text:span><text:span text:style-name="Default_20_Paragraph_20_Font">. </text:span><text:span text:style-name="Default_20_Paragraph_20_Font">זהו</text:span><text:span text:style-name="Default_20_Paragraph_20_Font"> </text:span><text:span text:style-name="Default_20_Paragraph_20_Font">מה</text:span><text:span text:style-name="Default_20_Paragraph_20_Font"> </text:span><text:span text:style-name="Default_20_Paragraph_20_Font">שבאמת</text:span><text:span text:style-name="Default_20_Paragraph_20_Font"> </text:span><text:span text:style-name="Default_20_Paragraph_20_Font">יש</text:span><text:span text:style-name="Default_20_Paragraph_20_Font"> </text:span><text:span text:style-name="Default_20_Paragraph_20_Font">לגנות</text:span><text:span text:style-name="Default_20_Paragraph_20_Font"> </text:span><text:span text:style-name="Default_20_Paragraph_20_Font">בגללו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נפגע</text:span><text:span text:style-name="Default_20_Paragraph_20_Font">... </text:span><text:span text:style-name="Default_20_Paragraph_20_Font">מין</text:span><text:span text:style-name="Default_20_Paragraph_20_Font"> </text:span><text:span text:style-name="Default_20_Paragraph_20_Font">זה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רעות</text:span><text:span text:style-name="Default_20_Paragraph_20_Font"> </text:span><text:span text:style-name="Default_20_Paragraph_20_Font">אמר</text:span><text:span text:style-name="Default_20_Paragraph_20_Font"> </text:span><text:span text:style-name="Default_20_Paragraph_20_Font">שלמה</text:span><text:span text:style-name="Default_20_Paragraph_20_Font">: '</text:span><text:span text:style-name="Default_20_Paragraph_20_Font"><text:span text:style-name="T3">א</text:span></text:span><text:span text:style-name="Default_20_Paragraph_20_Font"><text:span text:style-name="T3">ִ</text:span></text:span><text:span text:style-name="Default_20_Paragraph_20_Font"><text:span text:style-name="T3">ו</text:span></text:span><text:span text:style-name="Default_20_Paragraph_20_Font"><text:span text:style-name="T3">ֶּ</text:span></text:span><text:span text:style-name="Default_20_Paragraph_20_Font"><text:span text:style-name="T3">לת</text:span></text:span><text:span text:style-name="Default_20_Paragraph_20_Font"><text:span text:style-name="T3"> </text:span></text:span><text:span text:style-name="Default_20_Paragraph_20_Font"><text:span text:style-name="T3">אדם</text:span></text:span><text:span text:style-name="Default_20_Paragraph_20_Font"><text:span text:style-name="T3"> </text:span></text:span><text:span text:style-name="Default_20_Paragraph_20_Font"><text:span text:style-name="T3">תסלף</text:span></text:span><text:span text:style-name="Default_20_Paragraph_20_Font"><text:span text:style-name="T3"> </text:span></text:span><text:span text:style-name="Default_20_Paragraph_20_Font"><text:span text:style-name="T3">דרכו</text:span></text:span><text:span text:style-name="Default_20_Paragraph_20_Font"><text:span text:style-name="T3">'</text:span></text:span><text:span text:style-name="Default_20_Paragraph_20_Font">. </text:span><text:span text:style-name="Default_20_Paragraph_20_Font">הוא</text:span><text:span text:style-name="Default_20_Paragraph_20_Font"> </text:span><text:span text:style-name="Default_20_Paragraph_20_Font">גם</text:span><text:span text:style-name="Default_20_Paragraph_20_Font"> </text:span><text:span text:style-name="Default_20_Paragraph_20_Font">הסביר</text:span><text:span text:style-name="Default_20_Paragraph_20_Font"> </text:span><text:span text:style-name="Default_20_Paragraph_20_Font">באשר</text:span><text:span text:style-name="Default_20_Paragraph_20_Font"> </text:span><text:span text:style-name="Default_20_Paragraph_20_Font">למין</text:span><text:span text:style-name="Default_20_Paragraph_20_Font"> </text:span><text:span text:style-name="Default_20_Paragraph_20_Font">זה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רעות</text:span><text:span text:style-name="Default_20_Paragraph_20_Font">, </text:span><text:span text:style-name="Default_20_Paragraph_20_Font">שהוא</text:span><text:span text:style-name="Default_20_Paragraph_20_Font"> </text:span><text:span text:style-name="Default_20_Paragraph_20_Font">מעש</text:span><text:span text:style-name="Default_20_Paragraph_20_Font">ׂ</text:span><text:span text:style-name="Default_20_Paragraph_20_Font">ה</text:span><text:span text:style-name="Default_20_Paragraph_20_Font"> </text:span><text:span text:style-name="Default_20_Paragraph_20_Font">האדם</text:span><text:span text:style-name="Default_20_Paragraph_20_Font"> </text:span><text:span text:style-name="Default_20_Paragraph_20_Font">עצמו</text:span><text:span text:style-name="Default_20_Paragraph_20_Font">..."</text:span><text:note text:id="ftn4" text:note-class="footnote"><text:note-citation>1</text:note-citation><text:note-body><text:p text:style-name="P1"><text:span text:style-name="Default_20_Paragraph_20_Font">הרמב</text:span><text:span text:style-name="Default_20_Paragraph_20_Font">"</text:span><text:span text:style-name="Default_20_Paragraph_20_Font">ם</text:span><text:span text:style-name="Default_20_Paragraph_20_Font">, </text:span><text:span text:style-name="Default_20_Paragraph_20_Font">מורה</text:span><text:span text:style-name="Default_20_Paragraph_20_Font"> </text:span><text:span text:style-name="Default_20_Paragraph_20_Font">נבוכים</text:span><text:span text:style-name="Default_20_Paragraph_20_Font"> </text:span><text:span text:style-name="Default_20_Paragraph_20_Font">ח</text:span><text:span text:style-name="Default_20_Paragraph_20_Font">"</text:span><text:span text:style-name="Default_20_Paragraph_20_Font">ג</text:span><text:span text:style-name="Default_20_Paragraph_20_Font"> </text:span><text:span text:style-name="Default_20_Paragraph_20_Font">פ</text:span><text:span text:style-name="Default_20_Paragraph_20_Font">"</text:span><text:span text:style-name="Default_20_Paragraph_20_Font">יב</text:span><text:span text:style-name="Default_20_Paragraph_20_Font">, </text:span><text:span text:style-name="Default_20_Paragraph_20_Font">גם</text:span><text:span text:style-name="Default_20_Paragraph_20_Font"> </text:span><text:span text:style-name="Default_20_Paragraph_20_Font">הרמב</text:span><text:span text:style-name="Default_20_Paragraph_20_Font">"</text:span><text:span text:style-name="Default_20_Paragraph_20_Font">ן</text:span><text:span text:style-name="Default_20_Paragraph_20_Font"> </text:span><text:span text:style-name="Default_20_Paragraph_20_Font">הביא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דברי</text:span><text:span text:style-name="Default_20_Paragraph_20_Font"> </text:span><text:span text:style-name="Default_20_Paragraph_20_Font">הרמב</text:span><text:span text:style-name="Default_20_Paragraph_20_Font">"</text:span><text:span text:style-name="Default_20_Paragraph_20_Font">ם</text:span><text:span text:style-name="Default_20_Paragraph_20_Font"> </text:span><text:span text:style-name="Default_20_Paragraph_20_Font">בספרו</text:span><text:span text:style-name="Default_20_Paragraph_20_Font"> </text:span><text:span text:style-name="Default_20_Paragraph_20_Font">שער</text:span><text:span text:style-name="Default_20_Paragraph_20_Font"> </text:span><text:span text:style-name="Default_20_Paragraph_20_Font">הגמול</text:span><text:span text:style-name="Default_20_Paragraph_20_Font">, </text:span><text:span text:style-name="Default_20_Paragraph_20_Font">ושיבח</text:span><text:span text:style-name="Default_20_Paragraph_20_Font"> </text:span><text:span text:style-name="Default_20_Paragraph_20_Font">אותם</text:span><text:span text:style-name="Default_20_Paragraph_20_Font">. </text:span><text:span text:style-name="Default_20_Paragraph_20_Font">וכן</text:span><text:span text:style-name="Default_20_Paragraph_20_Font"> </text:span><text:span text:style-name="Default_20_Paragraph_20_Font">כתבו</text:span><text:span text:style-name="Default_20_Paragraph_20_Font"> </text:span><text:span text:style-name="Default_20_Paragraph_20_Font">רלב</text:span><text:span text:style-name="Default_20_Paragraph_20_Font">"</text:span><text:span text:style-name="Default_20_Paragraph_20_Font">ג</text:span><text:span text:style-name="Default_20_Paragraph_20_Font"> </text:span><text:span text:style-name="Default_20_Paragraph_20_Font">ומצודת</text:span><text:span text:style-name="Default_20_Paragraph_20_Font"> </text:span><text:span text:style-name="Default_20_Paragraph_20_Font">דוד</text:span><text:span text:style-name="Default_20_Paragraph_20_Font"> </text:span><text:span text:style-name="Default_20_Paragraph_20_Font">בפירושם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פסוק</text:span><text:span text:style-name="Default_20_Paragraph_20_Font">. </text:span><text:span text:style-name="Default_20_Paragraph_20_Font">פירוש</text:span><text:span text:style-name="Default_20_Paragraph_20_Font"> </text:span><text:span text:style-name="Default_20_Paragraph_20_Font">דומה</text:span><text:span text:style-name="Default_20_Paragraph_20_Font"> </text:span><text:span text:style-name="Default_20_Paragraph_20_Font">נמצא</text:span><text:span text:style-name="Default_20_Paragraph_20_Font"> </text:span><text:span text:style-name="Default_20_Paragraph_20_Font">בשיחות</text:span><text:span text:style-name="Default_20_Paragraph_20_Font"> </text:span><text:span text:style-name="Default_20_Paragraph_20_Font">החפץ</text:span><text:span text:style-name="Default_20_Paragraph_20_Font"> </text:span><text:span text:style-name="Default_20_Paragraph_20_Font">חיים</text:span><text:span text:style-name="Default_20_Paragraph_20_Font">, </text:span><text:span text:style-name="Default_20_Paragraph_20_Font">מכתבי</text:span><text:span text:style-name="Default_20_Paragraph_20_Font"> </text:span><text:span text:style-name="Default_20_Paragraph_20_Font">הרב</text:span><text:span text:style-name="Default_20_Paragraph_20_Font"> </text:span><text:span text:style-name="Default_20_Paragraph_20_Font">מנחם</text:span><text:span text:style-name="Default_20_Paragraph_20_Font"> </text:span><text:span text:style-name="Default_20_Paragraph_20_Font">מענדיל</text:span><text:span text:style-name="Default_20_Paragraph_20_Font"> </text:span><text:span text:style-name="Default_20_Paragraph_20_Font">וואלקניקער</text:span><text:span text:style-name="Default_20_Paragraph_20_Font"> (</text:span><text:span text:style-name="Default_20_Paragraph_20_Font">ראיתי</text:span><text:span text:style-name="Default_20_Paragraph_20_Font"> </text:span><text:span text:style-name="Default_20_Paragraph_20_Font">בספר</text:span><text:span text:style-name="Default_20_Paragraph_20_Font"> "</text:span><text:span text:style-name="Default_20_Paragraph_20_Font">משלי</text:span><text:span text:style-name="Default_20_Paragraph_20_Font"> </text:span><text:span text:style-name="Default_20_Paragraph_20_Font">עם</text:span><text:span text:style-name="Default_20_Paragraph_20_Font"> </text:span><text:span text:style-name="Default_20_Paragraph_20_Font">ביאורי</text:span><text:span text:style-name="Default_20_Paragraph_20_Font"> </text:span><text:span text:style-name="Default_20_Paragraph_20_Font">החפץ</text:span><text:span text:style-name="Default_20_Paragraph_20_Font"> </text:span><text:span text:style-name="Default_20_Paragraph_20_Font">חיים</text:span><text:span text:style-name="Default_20_Paragraph_20_Font">", </text:span><text:span text:style-name="Default_20_Paragraph_20_Font">בהוצאת</text:span><text:span text:style-name="Default_20_Paragraph_20_Font"> </text:span><text:span text:style-name="Default_20_Paragraph_20_Font">ישראל</text:span><text:span text:style-name="Default_20_Paragraph_20_Font"> </text:span><text:span text:style-name="Default_20_Paragraph_20_Font">יוסף</text:span><text:span text:style-name="Default_20_Paragraph_20_Font"> </text:span><text:span text:style-name="Default_20_Paragraph_20_Font">ברונשטיין</text:span><text:span text:style-name="Default_20_Paragraph_20_Font">, </text:span><text:span text:style-name="Default_20_Paragraph_20_Font">ירושלים</text:span><text:span text:style-name="Default_20_Paragraph_20_Font"> </text:span><text:span text:style-name="Default_20_Paragraph_20_Font">ה</text:span><text:span text:style-name="Default_20_Paragraph_20_Font">'</text:span><text:span text:style-name="Default_20_Paragraph_20_Font">תשס</text:span><text:span text:style-name="Default_20_Paragraph_20_Font">"</text:span><text:span text:style-name="Default_20_Paragraph_20_Font">ה</text:span><text:span text:style-name="Default_20_Paragraph_20_Font">).</text:span></text:p><text:p text:style-name="P10"/></text:note-body></text:note><text:span text:style-name="Default_20_Paragraph_20_Font">.</text:span></text:p>
      <text:p text:style-name="P9"/>
      <text:p text:style-name="P9"><text:span text:style-name="Default_20_Paragraph_20_Font">2. </text:span><text:span text:style-name="Default_20_Paragraph_20_Font">לפי</text:span><text:span text:style-name="Default_20_Paragraph_20_Font"> </text:span><text:span text:style-name="Default_20_Paragraph_20_Font">ההשקפה</text:span><text:span text:style-name="Default_20_Paragraph_20_Font"> </text:span><text:span text:style-name="Default_20_Paragraph_20_Font">השניה</text:span><text:span text:style-name="Default_20_Paragraph_20_Font">, </text:span><text:span text:style-name="Default_20_Paragraph_20_Font">כשבאה</text:span><text:span text:style-name="Default_20_Paragraph_20_Font"> </text:span><text:span text:style-name="Default_20_Paragraph_20_Font">צרה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אדם</text:span><text:span text:style-name="Default_20_Paragraph_20_Font">, </text:span><text:span text:style-name="Default_20_Paragraph_20_Font">הוא</text:span><text:span text:style-name="Default_20_Paragraph_20_Font"> </text:span><text:span text:style-name="Default_20_Paragraph_20_Font">צריך</text:span><text:span text:style-name="Default_20_Paragraph_20_Font"> </text:span><text:span text:style-name="Default_20_Paragraph_20_Font">לחפש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סיבה</text:span><text:span text:style-name="Default_20_Paragraph_20_Font"> </text:span><text:span text:style-name="Default_20_Paragraph_20_Font">לכך</text:span><text:span text:style-name="Default_20_Paragraph_20_Font"> </text:span><text:span text:style-name="Default_20_Paragraph_20_Font">בחטאים</text:span><text:span text:style-name="Default_20_Paragraph_20_Font"> </text:span><text:span text:style-name="Default_20_Paragraph_20_Font">שעשה</text:span><text:span text:style-name="Default_20_Paragraph_20_Font">, </text:span><text:span text:style-name="Default_20_Paragraph_20_Font">שבגללם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הביא</text:span><text:span text:style-name="Default_20_Paragraph_20_Font"> </text:span><text:span text:style-name="Default_20_Paragraph_20_Font">עליו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צרה</text:span><text:span text:style-name="Default_20_Paragraph_20_Font">: " </text:span><text:span text:style-name="Default_20_Paragraph_20_Font"><text:span text:style-name="T3">אולת</text:span></text:span><text:span text:style-name="Default_20_Paragraph_20_Font"><text:span text:style-name="T3"> </text:span></text:span><text:span text:style-name="Default_20_Paragraph_20_Font"><text:span text:style-name="T3">אדם</text:span></text:span><text:span text:style-name="Default_20_Paragraph_20_Font"><text:span text:style-name="T3"> </text:span></text:span><text:span text:style-name="Default_20_Paragraph_20_Font"><text:span text:style-name="T3">תסלף</text:span></text:span><text:span text:style-name="Default_20_Paragraph_20_Font"><text:span text:style-name="T3"> </text:span></text:span><text:span text:style-name="Default_20_Paragraph_20_Font"><text:span text:style-name="T3">דרכו</text:span></text:span><text:span text:style-name="Default_20_Paragraph_20_Font"> - </text:span><text:span text:style-name="Default_20_Paragraph_20_Font">בעונו</text:span><text:span text:style-name="Default_20_Paragraph_20_Font"> </text:span><text:span text:style-name="Default_20_Paragraph_20_Font">בא</text:span><text:span text:style-name="Default_20_Paragraph_20_Font"> </text:span><text:span text:style-name="Default_20_Paragraph_20_Font">לו</text:span><text:span text:style-name="Default_20_Paragraph_20_Font"> </text:span><text:span text:style-name="Default_20_Paragraph_20_Font">הרע</text:span><text:span text:style-name="Default_20_Paragraph_20_Font">, </text:span><text:span text:style-name="Default_20_Paragraph_20_Font">כי</text:span><text:span text:style-name="Default_20_Paragraph_20_Font"> </text:span><text:span text:style-name="Default_20_Paragraph_20_Font">באולתו</text:span><text:span text:style-name="Default_20_Paragraph_20_Font"> </text:span><text:span text:style-name="Default_20_Paragraph_20_Font">תסלף</text:span><text:span text:style-name="Default_20_Paragraph_20_Font"> </text:span><text:span text:style-name="Default_20_Paragraph_20_Font">דרכו</text:span><text:span text:style-name="Default_20_Paragraph_20_Font"> </text:span><text:span text:style-name="Default_20_Paragraph_20_Font">ועבר</text:span><text:span text:style-name="Default_20_Paragraph_20_Font"> </text:span><text:span text:style-name="Default_20_Paragraph_20_Font">עבירות</text:span><text:span text:style-name="Default_20_Paragraph_20_Font">, </text:span><text:span text:style-name="Default_20_Paragraph_20_Font">ונפרעין</text:span><text:span text:style-name="Default_20_Paragraph_20_Font"> </text:span><text:span text:style-name="Default_20_Paragraph_20_Font">ממנו</text:span><text:span text:style-name="Default_20_Paragraph_20_Font">; </text:span><text:span text:style-name="Default_20_Paragraph_20_Font">ובבוא</text:span><text:span text:style-name="Default_20_Paragraph_20_Font"> </text:span><text:span text:style-name="Default_20_Paragraph_20_Font">לו</text:span><text:span text:style-name="Default_20_Paragraph_20_Font"> </text:span><text:span text:style-name="Default_20_Paragraph_20_Font">הצרה</text:span><text:span text:style-name="Default_20_Paragraph_20_Font">, </text:span><text:span text:style-name="Default_20_Paragraph_20_Font">זועף</text:span><text:span text:style-name="Default_20_Paragraph_20_Font"> </text:span><text:span text:style-name="Default_20_Paragraph_20_Font">לבו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קב</text:span><text:span text:style-name="Default_20_Paragraph_20_Font">"</text:span><text:span text:style-name="Default_20_Paragraph_20_Font">ה</text:span><text:span text:style-name="Default_20_Paragraph_20_Font">, </text:span><text:span text:style-name="Default_20_Paragraph_20_Font">ומהרהר</text:span><text:span text:style-name="Default_20_Paragraph_20_Font"> </text:span><text:span text:style-name="Default_20_Paragraph_20_Font">אחר</text:span><text:span text:style-name="Default_20_Paragraph_20_Font"> </text:span><text:span text:style-name="Default_20_Paragraph_20_Font">מדת</text:span><text:span text:style-name="Default_20_Paragraph_20_Font"> </text:span><text:span text:style-name="Default_20_Paragraph_20_Font">הדין</text:span><text:span text:style-name="Default_20_Paragraph_20_Font">, </text:span><text:span text:style-name="Default_20_Paragraph_20_Font">כגון</text:span><text:span text:style-name="Default_20_Paragraph_20_Font"> </text:span><text:span text:style-name="Default_20_Paragraph_20_Font">אחי</text:span><text:span text:style-name="Default_20_Paragraph_20_Font"> </text:span><text:span text:style-name="Default_20_Paragraph_20_Font">יוסף</text:span><text:span text:style-name="Default_20_Paragraph_20_Font"> </text:span><text:span text:style-name="Default_20_Paragraph_20_Font">שאמרו</text:span><text:span text:style-name="Default_20_Paragraph_20_Font"> </text:span><text:span text:style-name="Default_20_Paragraph_20_Font"><text:span text:style-name="T3">מה</text:span></text:span><text:span text:style-name="Default_20_Paragraph_20_Font"><text:span text:style-name="T3"> </text:span></text:span><text:span text:style-name="Default_20_Paragraph_20_Font"><text:span text:style-name="T3">זאת</text:span></text:span><text:span text:style-name="Default_20_Paragraph_20_Font"><text:span text:style-name="T3"> </text:span></text:span><text:span text:style-name="Default_20_Paragraph_20_Font"><text:span text:style-name="T3">עשה</text:span></text:span><text:span text:style-name="Default_20_Paragraph_20_Font"><text:span text:style-name="T3"> </text:span></text:span><text:span text:style-name="Default_20_Paragraph_20_Font"><text:span text:style-name="T3">אלהים</text:span></text:span><text:span text:style-name="Default_20_Paragraph_20_Font"><text:span text:style-name="T3"> </text:span></text:span><text:span text:style-name="Default_20_Paragraph_20_Font"><text:span text:style-name="T3">לנו</text:span></text:span><text:span text:style-name="Default_20_Paragraph_20_Font">" (</text:span><text:span text:style-name="Default_20_Paragraph_20_Font">רש</text:span><text:span text:style-name="Default_20_Paragraph_20_Font">"</text:span><text:span text:style-name="Default_20_Paragraph_20_Font">י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פסוק</text:span><text:span text:style-name="Default_20_Paragraph_20_Font">).</text:span></text:p>
      <text:p text:style-name="P9"/>
      <text:p text:style-name="P9"><text:span text:style-name="Default_20_Paragraph_20_Font">רש</text:span><text:span text:style-name="Default_20_Paragraph_20_Font">"</text:span><text:span text:style-name="Default_20_Paragraph_20_Font">י</text:span><text:span text:style-name="Default_20_Paragraph_20_Font"> </text:span><text:span text:style-name="Default_20_Paragraph_20_Font">מסתמך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קבלה</text:span><text:span text:style-name="Default_20_Paragraph_20_Font"> </text:span><text:span text:style-name="Default_20_Paragraph_20_Font">לספר</text:span><text:span text:style-name="Default_20_Paragraph_20_Font"> </text:span><text:span text:style-name="Default_20_Paragraph_20_Font">בראשית</text:span><text:span text:style-name="Default_20_Paragraph_20_Font"> <text:s/>(</text:span><text:span text:style-name="Default_20_Paragraph_20_Font">הקבלה</text:span><text:span text:style-name="Default_20_Paragraph_20_Font"> </text:span><text:span text:style-name="Default_20_Paragraph_20_Font">שנזכרה</text:span><text:span text:style-name="Default_20_Paragraph_20_Font"> </text:span><text:span text:style-name="Default_20_Paragraph_20_Font">כבר</text:span><text:span text:style-name="Default_20_Paragraph_20_Font"> </text:span><text:span text:style-name="Default_20_Paragraph_20_Font">בתלמוד</text:span><text:span text:style-name="Default_20_Paragraph_20_Font">, </text:span><text:span text:style-name="Default_20_Paragraph_20_Font">בדברי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בנו</text:span><text:span text:style-name="Default_20_Paragraph_20_Font"> </text:span><text:span text:style-name="Default_20_Paragraph_20_Font">הקטן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ריש</text:span><text:span text:style-name="Default_20_Paragraph_20_Font"> </text:span><text:span text:style-name="Default_20_Paragraph_20_Font">לקיש</text:span><text:span text:style-name="Default_20_Paragraph_20_Font"> - </text:span><text:span text:style-name="Default_20_Paragraph_20_Font">תענית</text:span><text:span text:style-name="Default_20_Paragraph_20_Font"> </text:span><text:span text:style-name="Default_20_Paragraph_20_Font">ט</text:span><text:span text:style-name="Default_20_Paragraph_20_Font"> </text:span><text:span text:style-name="Default_20_Paragraph_20_Font">ע</text:span><text:span text:style-name="Default_20_Paragraph_20_Font">"</text:span><text:span text:style-name="Default_20_Paragraph_20_Font">א</text:span><text:span text:style-name="Default_20_Paragraph_20_Font">). </text:span><text:span text:style-name="Default_20_Paragraph_20_Font">אולם</text:span><text:span text:style-name="Default_20_Paragraph_20_Font">, </text:span><text:span text:style-name="Default_20_Paragraph_20_Font">הפסוק</text:span><text:span text:style-name="Default_20_Paragraph_20_Font"> </text:span><text:span text:style-name="Default_20_Paragraph_20_Font">שהוא</text:span><text:span text:style-name="Default_20_Paragraph_20_Font"> </text:span><text:span text:style-name="Default_20_Paragraph_20_Font">מביא</text:span><text:span text:style-name="Default_20_Paragraph_20_Font"> </text:span><text:span text:style-name="Default_20_Paragraph_20_Font">רק</text:span><text:span text:style-name="Default_20_Paragraph_20_Font"> </text:span><text:span text:style-name="Default_20_Paragraph_20_Font">ממחיש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חצי</text:span><text:span text:style-name="Default_20_Paragraph_20_Font"> </text:span><text:span text:style-name="Default_20_Paragraph_20_Font">השני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פסוקנו</text:span><text:span text:style-name="Default_20_Paragraph_20_Font"> "</text:span><text:span text:style-name="Default_20_Paragraph_20_Font">ועל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יזעף</text:span><text:span text:style-name="Default_20_Paragraph_20_Font"> </text:span><text:span text:style-name="Default_20_Paragraph_20_Font">ליבו</text:span><text:span text:style-name="Default_20_Paragraph_20_Font">"; </text:span><text:span text:style-name="Default_20_Paragraph_20_Font">הוא</text:span><text:span text:style-name="Default_20_Paragraph_20_Font"> </text:span><text:span text:style-name="Default_20_Paragraph_20_Font">אינו</text:span><text:span text:style-name="Default_20_Paragraph_20_Font"> </text:span><text:span text:style-name="Default_20_Paragraph_20_Font">מסביר</text:span><text:span text:style-name="Default_20_Paragraph_20_Font"> </text:span><text:span text:style-name="Default_20_Paragraph_20_Font">מהי</text:span><text:span text:style-name="Default_20_Paragraph_20_Font"> </text:span><text:span text:style-name="Default_20_Paragraph_20_Font">האיוולת</text:span><text:span text:style-name="Default_20_Paragraph_20_Font"> </text:span><text:span text:style-name="Default_20_Paragraph_20_Font">שסילפה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דרכם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אחי</text:span><text:span text:style-name="Default_20_Paragraph_20_Font"> </text:span><text:span text:style-name="Default_20_Paragraph_20_Font">יוסף</text:span><text:span text:style-name="Default_20_Paragraph_20_Font"> - </text:span><text:span text:style-name="Default_20_Paragraph_20_Font">האם</text:span><text:span text:style-name="Default_20_Paragraph_20_Font"> </text:span><text:span text:style-name="Default_20_Paragraph_20_Font">מדובר</text:span><text:span text:style-name="Default_20_Paragraph_20_Font"> </text:span><text:span text:style-name="Default_20_Paragraph_20_Font">במעשה</text:span><text:span text:style-name="Default_20_Paragraph_20_Font"> </text:span><text:span text:style-name="Default_20_Paragraph_20_Font">שטות</text:span><text:span text:style-name="Default_20_Paragraph_20_Font"> </text:span><text:span text:style-name="Default_20_Paragraph_20_Font">הגורם</text:span><text:span text:style-name="Default_20_Paragraph_20_Font"> </text:span><text:span text:style-name="Default_20_Paragraph_20_Font">לצרות</text:span><text:span text:style-name="Default_20_Paragraph_20_Font"> </text:span><text:span text:style-name="Default_20_Paragraph_20_Font">בדרך</text:span><text:span text:style-name="Default_20_Paragraph_20_Font"> </text:span><text:span text:style-name="Default_20_Paragraph_20_Font">הטבע</text:span><text:span text:style-name="Default_20_Paragraph_20_Font"> (</text:span><text:span text:style-name="Default_20_Paragraph_20_Font">כהשקפה</text:span><text:span text:style-name="Default_20_Paragraph_20_Font"> </text:span><text:span text:style-name="Default_20_Paragraph_20_Font">הראשונה</text:span><text:span text:style-name="Default_20_Paragraph_20_Font">), </text:span><text:span text:style-name="Default_20_Paragraph_20_Font">או</text:span><text:span text:style-name="Default_20_Paragraph_20_Font"> </text:span><text:span text:style-name="Default_20_Paragraph_20_Font">בחטא</text:span><text:span text:style-name="Default_20_Paragraph_20_Font"> </text:span><text:span text:style-name="Default_20_Paragraph_20_Font">הגורם</text:span><text:span text:style-name="Default_20_Paragraph_20_Font"> </text:span><text:span text:style-name="Default_20_Paragraph_20_Font">לעונש</text:span><text:span text:style-name="Default_20_Paragraph_20_Font"> (</text:span><text:span text:style-name="Default_20_Paragraph_20_Font">כהשקפה</text:span><text:span text:style-name="Default_20_Paragraph_20_Font"> </text:span><text:span text:style-name="Default_20_Paragraph_20_Font">השניה</text:span><text:span text:style-name="Default_20_Paragraph_20_Font">)?</text:span></text:p>
      <text:p text:style-name="P9"/>
      <text:p text:style-name="P9"><text:span text:style-name="Default_20_Paragraph_20_Font">כדי</text:span><text:span text:style-name="Default_20_Paragraph_20_Font"> </text:span><text:span text:style-name="Default_20_Paragraph_20_Font">להבין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משמעות</text:span><text:span text:style-name="Default_20_Paragraph_20_Font"> </text:span><text:span text:style-name="Default_20_Paragraph_20_Font">ההקבלה</text:span><text:span text:style-name="Default_20_Paragraph_20_Font"> </text:span><text:span text:style-name="Default_20_Paragraph_20_Font">יש</text:span><text:span text:style-name="Default_20_Paragraph_20_Font"> </text:span><text:span text:style-name="Default_20_Paragraph_20_Font">לקרוא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פסוקים</text:span><text:span text:style-name="Default_20_Paragraph_20_Font"> </text:span><text:span text:style-name="Default_20_Paragraph_20_Font">בהקשרם</text:span><text:span text:style-name="Default_20_Paragraph_20_Font">:</text:span></text:p>
      <text:p text:style-name="P7"><text:span text:style-name="Default_20_Paragraph_20_Font">ו</text:span><text:span text:style-name="Default_20_Paragraph_20_Font">ַ</text:span><text:span text:style-name="Default_20_Paragraph_20_Font">י</text:span><text:span text:style-name="Default_20_Paragraph_20_Font">ֹּ</text:span><text:span text:style-name="Default_20_Paragraph_20_Font">אמ</text:span><text:span text:style-name="Default_20_Paragraph_20_Font">ֶ</text:span><text:span text:style-name="Default_20_Paragraph_20_Font">ר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ל</text:span><text:span text:style-name="Default_20_Paragraph_20_Font">ֵ</text:span><text:span text:style-name="Default_20_Paragraph_20_Font">ה</text:span><text:span text:style-name="Default_20_Paragraph_20_Font">ֶ</text:span><text:span text:style-name="Default_20_Paragraph_20_Font">ם</text:span><text:span text:style-name="Default_20_Paragraph_20_Font"> </text:span><text:span text:style-name="Default_20_Paragraph_20_Font">יו</text:span><text:span text:style-name="Default_20_Paragraph_20_Font">ֹ</text:span><text:span text:style-name="Default_20_Paragraph_20_Font">ס</text:span><text:span text:style-name="Default_20_Paragraph_20_Font">ֵ</text:span><text:span text:style-name="Default_20_Paragraph_20_Font">ף</text:span><text:span text:style-name="Default_20_Paragraph_20_Font"> </text:span><text:span text:style-name="Default_20_Paragraph_20_Font">ב</text:span><text:span text:style-name="Default_20_Paragraph_20_Font">ַּ</text:span><text:span text:style-name="Default_20_Paragraph_20_Font">י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ם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ש</text:span><text:span text:style-name="Default_20_Paragraph_20_Font">ְּׁ</text:span><text:span text:style-name="Default_20_Paragraph_20_Font">ל</text:span><text:span text:style-name="Default_20_Paragraph_20_Font">ִ</text:span><text:span text:style-name="Default_20_Paragraph_20_Font">יש</text:span><text:span text:style-name="Default_20_Paragraph_20_Font">ִׁ</text:span><text:span text:style-name="Default_20_Paragraph_20_Font">י</text:span><text:span text:style-name="Default_20_Paragraph_20_Font"> '</text:span><text:span text:style-name="Default_20_Paragraph_20_Font">ז</text:span><text:span text:style-name="Default_20_Paragraph_20_Font">ֹ</text:span><text:span text:style-name="Default_20_Paragraph_20_Font">את</text:span><text:span text:style-name="Default_20_Paragraph_20_Font"> </text:span><text:span text:style-name="Default_20_Paragraph_20_Font">ע</text:span><text:span text:style-name="Default_20_Paragraph_20_Font">ֲ</text:span><text:span text:style-name="Default_20_Paragraph_20_Font">ש</text:span><text:span text:style-name="Default_20_Paragraph_20_Font">ׂ</text:span><text:span text:style-name="Default_20_Paragraph_20_Font">ו</text:span><text:span text:style-name="Default_20_Paragraph_20_Font">ּ </text:span><text:span text:style-name="Default_20_Paragraph_20_Font">ו</text:span><text:span text:style-name="Default_20_Paragraph_20_Font">ִ</text:span><text:span text:style-name="Default_20_Paragraph_20_Font">ח</text:span><text:span text:style-name="Default_20_Paragraph_20_Font">ְ</text:span><text:span text:style-name="Default_20_Paragraph_20_Font">יו</text:span><text:span text:style-name="Default_20_Paragraph_20_Font">ּ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א</text:span><text:span text:style-name="Default_20_Paragraph_20_Font">ֱ</text:span><text:span text:style-name="Default_20_Paragraph_20_Font">ל</text:span><text:span text:style-name="Default_20_Paragraph_20_Font">ֹ</text:span><text:span text:style-name="Default_20_Paragraph_20_Font">ה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נ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י</text:span><text:span text:style-name="Default_20_Paragraph_20_Font">ָ</text:span><text:span text:style-name="Default_20_Paragraph_20_Font">ר</text:span><text:span text:style-name="Default_20_Paragraph_20_Font">ֵ</text:span><text:span text:style-name="Default_20_Paragraph_20_Font">א</text:span><text:span text:style-name="Default_20_Paragraph_20_Font">.</text:span><text:a xlink:type="simple" xlink:href="http://he.wikisource.org/wiki/קטגוריה:בראשית_מב_יט"><text:span text:style-name="Default_20_Paragraph_20_Font"><text:span text:style-name="Default_20_Paragraph_20_Font"> </text:span></text:span></text:a><text:span text:style-name="Default_20_Paragraph_20_Font">א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כ</text:span><text:span text:style-name="Default_20_Paragraph_20_Font">ֵּ</text:span><text:span text:style-name="Default_20_Paragraph_20_Font">נ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ת</text:span><text:span text:style-name="Default_20_Paragraph_20_Font">ֶּ</text:span><text:span text:style-name="Default_20_Paragraph_20_Font">ם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ח</text:span><text:span text:style-name="Default_20_Paragraph_20_Font">ִ</text:span><text:span text:style-name="Default_20_Paragraph_20_Font">יכ</text:span><text:span text:style-name="Default_20_Paragraph_20_Font">ֶ</text:span><text:span text:style-name="Default_20_Paragraph_20_Font">ם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ח</text:span><text:span text:style-name="Default_20_Paragraph_20_Font">ָ</text:span><text:span text:style-name="Default_20_Paragraph_20_Font">ד</text:span><text:span text:style-name="Default_20_Paragraph_20_Font"> </text:span><text:span text:style-name="Default_20_Paragraph_20_Font">י</text:span><text:span text:style-name="Default_20_Paragraph_20_Font">ֵ</text:span><text:span text:style-name="Default_20_Paragraph_20_Font">א</text:span><text:span text:style-name="Default_20_Paragraph_20_Font">ָ</text:span><text:span text:style-name="Default_20_Paragraph_20_Font">ס</text:span><text:span text:style-name="Default_20_Paragraph_20_Font">ֵ</text:span><text:span text:style-name="Default_20_Paragraph_20_Font">ר</text:span><text:span text:style-name="Default_20_Paragraph_20_Font"> </text:span><text:span text:style-name="Default_20_Paragraph_20_Font">ב</text:span><text:span text:style-name="Default_20_Paragraph_20_Font">ְּ</text:span><text:span text:style-name="Default_20_Paragraph_20_Font">ב</text:span><text:span text:style-name="Default_20_Paragraph_20_Font">ֵ</text:span><text:span text:style-name="Default_20_Paragraph_20_Font">ית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ש</text:span><text:span text:style-name="Default_20_Paragraph_20_Font">ְׁ</text:span><text:span text:style-name="Default_20_Paragraph_20_Font">מ</text:span><text:span text:style-name="Default_20_Paragraph_20_Font">ַ</text:span><text:span text:style-name="Default_20_Paragraph_20_Font">ר</text:span><text:span text:style-name="Default_20_Paragraph_20_Font">ְ</text:span><text:span text:style-name="Default_20_Paragraph_20_Font">כ</text:span><text:span text:style-name="Default_20_Paragraph_20_Font">ֶ</text:span><text:span text:style-name="Default_20_Paragraph_20_Font">ם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ַ</text:span><text:span text:style-name="Default_20_Paragraph_20_Font">ת</text:span><text:span text:style-name="Default_20_Paragraph_20_Font">ֶּ</text:span><text:span text:style-name="Default_20_Paragraph_20_Font">ם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כו</text:span><text:span text:style-name="Default_20_Paragraph_20_Font">ּ </text:span><text:span text:style-name="Default_20_Paragraph_20_Font">ה</text:span><text:span text:style-name="Default_20_Paragraph_20_Font">ָ</text:span><text:span text:style-name="Default_20_Paragraph_20_Font">ב</text:span><text:span text:style-name="Default_20_Paragraph_20_Font">ִ</text:span><text:span text:style-name="Default_20_Paragraph_20_Font">יאו</text:span><text:span text:style-name="Default_20_Paragraph_20_Font">ּ </text:span><text:span text:style-name="Default_20_Paragraph_20_Font">ש</text:span><text:span text:style-name="Default_20_Paragraph_20_Font">ֶׁ</text:span><text:span text:style-name="Default_20_Paragraph_20_Font">ב</text:span><text:span text:style-name="Default_20_Paragraph_20_Font">ֶ</text:span><text:span text:style-name="Default_20_Paragraph_20_Font">ר</text:span><text:span text:style-name="Default_20_Paragraph_20_Font"> </text:span><text:span text:style-name="Default_20_Paragraph_20_Font">ר</text:span><text:span text:style-name="Default_20_Paragraph_20_Font">ַ</text:span><text:span text:style-name="Default_20_Paragraph_20_Font">ע</text:span><text:span text:style-name="Default_20_Paragraph_20_Font">ֲ</text:span><text:span text:style-name="Default_20_Paragraph_20_Font">בו</text:span><text:span text:style-name="Default_20_Paragraph_20_Font">ֹ</text:span><text:span text:style-name="Default_20_Paragraph_20_Font">ן</text:span><text:span text:style-name="Default_20_Paragraph_20_Font"> </text:span><text:span text:style-name="Default_20_Paragraph_20_Font">ב</text:span><text:span text:style-name="Default_20_Paragraph_20_Font">ָּ</text:span><text:span text:style-name="Default_20_Paragraph_20_Font">ת</text:span><text:span text:style-name="Default_20_Paragraph_20_Font">ֵּ</text:span><text:span text:style-name="Default_20_Paragraph_20_Font">יכ</text:span><text:span text:style-name="Default_20_Paragraph_20_Font">ֶ</text:span><text:span text:style-name="Default_20_Paragraph_20_Font">ם</text:span><text:span text:style-name="Default_20_Paragraph_20_Font">.</text:span><text:a xlink:type="simple" xlink:href="http://he.wikisource.org/wiki/קטגוריה:בראשית_מב_כ"><text:span text:style-name="Default_20_Paragraph_20_Font"><text:span text:style-name="Default_20_Paragraph_20_Font"> </text:span></text:span></text:a><text:span text:style-name="Default_20_Paragraph_20_Font">ו</text:span><text:span text:style-name="Default_20_Paragraph_20_Font">ְ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ח</text:span><text:span text:style-name="Default_20_Paragraph_20_Font">ִ</text:span><text:span text:style-name="Default_20_Paragraph_20_Font">יכ</text:span><text:span text:style-name="Default_20_Paragraph_20_Font">ֶ</text:span><text:span text:style-name="Default_20_Paragraph_20_Font">ם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ק</text:span><text:span text:style-name="Default_20_Paragraph_20_Font">ָּ</text:span><text:span text:style-name="Default_20_Paragraph_20_Font">ט</text:span><text:span text:style-name="Default_20_Paragraph_20_Font">ֹ</text:span><text:span text:style-name="Default_20_Paragraph_20_Font">ן</text:span><text:span text:style-name="Default_20_Paragraph_20_Font"> </text:span><text:span text:style-name="Default_20_Paragraph_20_Font">ת</text:span><text:span text:style-name="Default_20_Paragraph_20_Font">ָּ</text:span><text:span text:style-name="Default_20_Paragraph_20_Font">ב</text:span><text:span text:style-name="Default_20_Paragraph_20_Font">ִ</text:span><text:span text:style-name="Default_20_Paragraph_20_Font">יאו</text:span><text:span text:style-name="Default_20_Paragraph_20_Font">ּ 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ַ</text:span><text:span text:style-name="Default_20_Paragraph_20_Font">י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י</text:span><text:span text:style-name="Default_20_Paragraph_20_Font">ֵ</text:span><text:span text:style-name="Default_20_Paragraph_20_Font">א</text:span><text:span text:style-name="Default_20_Paragraph_20_Font">ָ</text:span><text:span text:style-name="Default_20_Paragraph_20_Font">מ</text:span><text:span text:style-name="Default_20_Paragraph_20_Font">ְ</text:span><text:span text:style-name="Default_20_Paragraph_20_Font">נו</text:span><text:span text:style-name="Default_20_Paragraph_20_Font">ּ </text:span><text:span text:style-name="Default_20_Paragraph_20_Font">ד</text:span><text:span text:style-name="Default_20_Paragraph_20_Font">ִ</text:span><text:span text:style-name="Default_20_Paragraph_20_Font">ב</text:span><text:span text:style-name="Default_20_Paragraph_20_Font">ְ</text:span><text:span text:style-name="Default_20_Paragraph_20_Font">ר</text:span><text:span text:style-name="Default_20_Paragraph_20_Font">ֵ</text:span><text:span text:style-name="Default_20_Paragraph_20_Font">יכ</text:span><text:span text:style-name="Default_20_Paragraph_20_Font">ֶ</text:span><text:span text:style-name="Default_20_Paragraph_20_Font">ם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ת</text:span><text:span text:style-name="Default_20_Paragraph_20_Font">ָ</text:span><text:span text:style-name="Default_20_Paragraph_20_Font">מו</text:span><text:span text:style-name="Default_20_Paragraph_20_Font">ּ</text:span><text:span text:style-name="Default_20_Paragraph_20_Font">תו</text:span><text:span text:style-name="Default_20_Paragraph_20_Font">ּ'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ַּ</text:span><text:span text:style-name="Default_20_Paragraph_20_Font">ע</text:span><text:span text:style-name="Default_20_Paragraph_20_Font">ֲ</text:span><text:span text:style-name="Default_20_Paragraph_20_Font">ש</text:span><text:span text:style-name="Default_20_Paragraph_20_Font">ׂ</text:span><text:span text:style-name="Default_20_Paragraph_20_Font">ו</text:span><text:span text:style-name="Default_20_Paragraph_20_Font">ּ </text:span><text:span text:style-name="Default_20_Paragraph_20_Font">כ</text:span><text:span text:style-name="Default_20_Paragraph_20_Font">ֵ</text:span><text:span text:style-name="Default_20_Paragraph_20_Font">ן</text:span><text:span text:style-name="Default_20_Paragraph_20_Font">.</text:span><text:a xlink:type="simple" xlink:href="http://he.wikisource.org/wiki/קטגוריה:בראשית_מב_כא"><text:span text:style-name="Default_20_Paragraph_20_Font"><text:span text:style-name="Default_20_Paragraph_20_Font"> </text:span></text:span></text:a><text:span text:style-name="Default_20_Paragraph_20_Font"><text:span text:style-name="T3">ו</text:span></text:span><text:span text:style-name="Default_20_Paragraph_20_Font"><text:span text:style-name="T3">ַ</text:span></text:span><text:span text:style-name="Default_20_Paragraph_20_Font"><text:span text:style-name="T3">י</text:span></text:span><text:span text:style-name="Default_20_Paragraph_20_Font"><text:span text:style-name="T3">ֹּ</text:span></text:span><text:span text:style-name="Default_20_Paragraph_20_Font"><text:span text:style-name="T3">אמ</text:span></text:span><text:span text:style-name="Default_20_Paragraph_20_Font"><text:span text:style-name="T3">ְ</text:span></text:span><text:span text:style-name="Default_20_Paragraph_20_Font"><text:span text:style-name="T3">רו</text:span></text:span><text:span text:style-name="Default_20_Paragraph_20_Font"><text:span text:style-name="T3">ּ </text:span></text:span><text:span text:style-name="Default_20_Paragraph_20_Font"><text:span text:style-name="T3">א</text:span></text:span><text:span text:style-name="Default_20_Paragraph_20_Font"><text:span text:style-name="T3">ִ</text:span></text:span><text:span text:style-name="Default_20_Paragraph_20_Font"><text:span text:style-name="T3">יש</text:span></text:span><text:span text:style-name="Default_20_Paragraph_20_Font"><text:span text:style-name="T3">ׁ </text:span></text:span><text:span text:style-name="Default_20_Paragraph_20_Font"><text:span text:style-name="T3">א</text:span></text:span><text:span text:style-name="Default_20_Paragraph_20_Font"><text:span text:style-name="T3">ֶ</text:span></text:span><text:span text:style-name="Default_20_Paragraph_20_Font"><text:span text:style-name="T3">ל</text:span></text:span><text:span text:style-name="Default_20_Paragraph_20_Font"><text:span text:style-name="T3"> </text:span></text:span><text:span text:style-name="Default_20_Paragraph_20_Font"><text:span text:style-name="T3">א</text:span></text:span><text:span text:style-name="Default_20_Paragraph_20_Font"><text:span text:style-name="T3">ָ</text:span></text:span><text:span text:style-name="Default_20_Paragraph_20_Font"><text:span text:style-name="T3">ח</text:span></text:span><text:span text:style-name="Default_20_Paragraph_20_Font"><text:span text:style-name="T3">ִ</text:span></text:span><text:span text:style-name="Default_20_Paragraph_20_Font"><text:span text:style-name="T3">יו</text:span></text:span><text:span text:style-name="Default_20_Paragraph_20_Font"><text:span text:style-name="T3"> '</text:span></text:span><text:span text:style-name="Default_20_Paragraph_20_Font"><text:span text:style-name="T3">א</text:span></text:span><text:span text:style-name="Default_20_Paragraph_20_Font"><text:span text:style-name="T3">ֲ</text:span></text:span><text:span text:style-name="Default_20_Paragraph_20_Font"><text:span text:style-name="T3">ב</text:span></text:span><text:span text:style-name="Default_20_Paragraph_20_Font"><text:span text:style-name="T3">ָ</text:span></text:span><text:span text:style-name="Default_20_Paragraph_20_Font"><text:span text:style-name="T3">ל</text:span></text:span><text:span text:style-name="Default_20_Paragraph_20_Font"><text:span text:style-name="T3"> </text:span></text:span><text:span text:style-name="Default_20_Paragraph_20_Font"><text:span text:style-name="T3">א</text:span></text:span><text:span text:style-name="Default_20_Paragraph_20_Font"><text:span text:style-name="T3">ֲ</text:span></text:span><text:span text:style-name="Default_20_Paragraph_20_Font"><text:span text:style-name="T3">ש</text:span></text:span><text:span text:style-name="Default_20_Paragraph_20_Font"><text:span text:style-name="T3">ֵׁ</text:span></text:span><text:span text:style-name="Default_20_Paragraph_20_Font"><text:span text:style-name="T3">מ</text:span></text:span><text:span text:style-name="Default_20_Paragraph_20_Font"><text:span text:style-name="T3">ִ</text:span></text:span><text:span text:style-name="Default_20_Paragraph_20_Font"><text:span text:style-name="T3">ים</text:span></text:span><text:span text:style-name="Default_20_Paragraph_20_Font"><text:span text:style-name="T3"> </text:span></text:span><text:span text:style-name="Default_20_Paragraph_20_Font"><text:span text:style-name="T3">א</text:span></text:span><text:span text:style-name="Default_20_Paragraph_20_Font"><text:span text:style-name="T3">ֲ</text:span></text:span><text:span text:style-name="Default_20_Paragraph_20_Font"><text:span text:style-name="T3">נ</text:span></text:span><text:span text:style-name="Default_20_Paragraph_20_Font"><text:span text:style-name="T3">ַ</text:span></text:span><text:span text:style-name="Default_20_Paragraph_20_Font"><text:span text:style-name="T3">ח</text:span></text:span><text:span text:style-name="Default_20_Paragraph_20_Font"><text:span text:style-name="T3">ְ</text:span></text:span><text:span text:style-name="Default_20_Paragraph_20_Font"><text:span text:style-name="T3">נו</text:span></text:span><text:span text:style-name="Default_20_Paragraph_20_Font"><text:span text:style-name="T3">ּ </text:span></text:span><text:span text:style-name="Default_20_Paragraph_20_Font"><text:span text:style-name="T3">ע</text:span></text:span><text:span text:style-name="Default_20_Paragraph_20_Font"><text:span text:style-name="T3">ַ</text:span></text:span><text:span text:style-name="Default_20_Paragraph_20_Font"><text:span text:style-name="T3">ל</text:span></text:span><text:span text:style-name="Default_20_Paragraph_20_Font"><text:span text:style-name="T3"> </text:span></text:span><text:span text:style-name="Default_20_Paragraph_20_Font"><text:span text:style-name="T3">א</text:span></text:span><text:span text:style-name="Default_20_Paragraph_20_Font"><text:span text:style-name="T3">ָ</text:span></text:span><text:span text:style-name="Default_20_Paragraph_20_Font"><text:span text:style-name="T3">ח</text:span></text:span><text:span text:style-name="Default_20_Paragraph_20_Font"><text:span text:style-name="T3">ִ</text:span></text:span><text:span text:style-name="Default_20_Paragraph_20_Font"><text:span text:style-name="T3">ינו</text:span></text:span><text:span text:style-name="Default_20_Paragraph_20_Font"><text:span text:style-name="T3">ּ </text:span></text:span><text:span text:style-name="Default_20_Paragraph_20_Font"><text:span text:style-name="T3">א</text:span></text:span><text:span text:style-name="Default_20_Paragraph_20_Font"><text:span text:style-name="T3">ֲ</text:span></text:span><text:span text:style-name="Default_20_Paragraph_20_Font"><text:span text:style-name="T3">ש</text:span></text:span><text:span text:style-name="Default_20_Paragraph_20_Font"><text:span text:style-name="T3">ֶׁ</text:span></text:span><text:span text:style-name="Default_20_Paragraph_20_Font"><text:span text:style-name="T3">ר</text:span></text:span><text:span text:style-name="Default_20_Paragraph_20_Font"><text:span text:style-name="T3"> </text:span></text:span><text:span text:style-name="Default_20_Paragraph_20_Font"><text:span text:style-name="T3">ר</text:span></text:span><text:span text:style-name="Default_20_Paragraph_20_Font"><text:span text:style-name="T3">ָ</text:span></text:span><text:span text:style-name="Default_20_Paragraph_20_Font"><text:span text:style-name="T3">א</text:span></text:span><text:span text:style-name="Default_20_Paragraph_20_Font"><text:span text:style-name="T3">ִ</text:span></text:span><text:span text:style-name="Default_20_Paragraph_20_Font"><text:span text:style-name="T3">ינו</text:span></text:span><text:span text:style-name="Default_20_Paragraph_20_Font"><text:span text:style-name="T3">ּ </text:span></text:span><text:span text:style-name="Default_20_Paragraph_20_Font"><text:span text:style-name="T3">צ</text:span></text:span><text:span text:style-name="Default_20_Paragraph_20_Font"><text:span text:style-name="T3">ָ</text:span></text:span><text:span text:style-name="Default_20_Paragraph_20_Font"><text:span text:style-name="T3">ר</text:span></text:span><text:span text:style-name="Default_20_Paragraph_20_Font"><text:span text:style-name="T3">ַ</text:span></text:span><text:span text:style-name="Default_20_Paragraph_20_Font"><text:span text:style-name="T3">ת</text:span></text:span><text:span text:style-name="Default_20_Paragraph_20_Font"><text:span text:style-name="T3"> </text:span></text:span><text:span text:style-name="Default_20_Paragraph_20_Font"><text:span text:style-name="T3">נ</text:span></text:span><text:span text:style-name="Default_20_Paragraph_20_Font"><text:span text:style-name="T3">ַ</text:span></text:span><text:span text:style-name="Default_20_Paragraph_20_Font"><text:span text:style-name="T3">פ</text:span></text:span><text:span text:style-name="Default_20_Paragraph_20_Font"><text:span text:style-name="T3">ְ</text:span></text:span><text:span text:style-name="Default_20_Paragraph_20_Font"><text:span text:style-name="T3">ש</text:span></text:span><text:span text:style-name="Default_20_Paragraph_20_Font"><text:span text:style-name="T3">ׁ</text:span></text:span><text:span text:style-name="Default_20_Paragraph_20_Font"><text:span text:style-name="T3">ו</text:span></text:span><text:span text:style-name="Default_20_Paragraph_20_Font"><text:span text:style-name="T3">ֹ </text:span></text:span><text:span text:style-name="Default_20_Paragraph_20_Font"><text:span text:style-name="T3">ב</text:span></text:span><text:span text:style-name="Default_20_Paragraph_20_Font"><text:span text:style-name="T3">ְּ</text:span></text:span><text:span text:style-name="Default_20_Paragraph_20_Font"><text:span text:style-name="T3">ה</text:span></text:span><text:span text:style-name="Default_20_Paragraph_20_Font"><text:span text:style-name="T3">ִ</text:span></text:span><text:span text:style-name="Default_20_Paragraph_20_Font"><text:span text:style-name="T3">ת</text:span></text:span><text:span text:style-name="Default_20_Paragraph_20_Font"><text:span text:style-name="T3">ְ</text:span></text:span><text:span text:style-name="Default_20_Paragraph_20_Font"><text:span text:style-name="T3">ח</text:span></text:span><text:span text:style-name="Default_20_Paragraph_20_Font"><text:span text:style-name="T3">ַ</text:span></text:span><text:span text:style-name="Default_20_Paragraph_20_Font"><text:span text:style-name="T3">נ</text:span></text:span><text:span text:style-name="Default_20_Paragraph_20_Font"><text:span text:style-name="T3">ְ</text:span></text:span><text:span text:style-name="Default_20_Paragraph_20_Font"><text:span text:style-name="T3">נו</text:span></text:span><text:span text:style-name="Default_20_Paragraph_20_Font"><text:span text:style-name="T3">ֹ </text:span></text:span><text:span text:style-name="Default_20_Paragraph_20_Font"><text:span text:style-name="T3">א</text:span></text:span><text:span text:style-name="Default_20_Paragraph_20_Font"><text:span text:style-name="T3">ֵ</text:span></text:span><text:span text:style-name="Default_20_Paragraph_20_Font"><text:span text:style-name="T3">ל</text:span></text:span><text:span text:style-name="Default_20_Paragraph_20_Font"><text:span text:style-name="T3">ֵ</text:span></text:span><text:span text:style-name="Default_20_Paragraph_20_Font"><text:span text:style-name="T3">ינו</text:span></text:span><text:span text:style-name="Default_20_Paragraph_20_Font"><text:span text:style-name="T3">ּ </text:span></text:span><text:span text:style-name="Default_20_Paragraph_20_Font"><text:span text:style-name="T3">ו</text:span></text:span><text:span text:style-name="Default_20_Paragraph_20_Font"><text:span text:style-name="T3">ְ</text:span></text:span><text:span text:style-name="Default_20_Paragraph_20_Font"><text:span text:style-name="T3">ל</text:span></text:span><text:span text:style-name="Default_20_Paragraph_20_Font"><text:span text:style-name="T3">ֹ</text:span></text:span><text:span text:style-name="Default_20_Paragraph_20_Font"><text:span text:style-name="T3">א</text:span></text:span><text:span text:style-name="Default_20_Paragraph_20_Font"><text:span text:style-name="T3"> </text:span></text:span><text:span text:style-name="Default_20_Paragraph_20_Font"><text:span text:style-name="T3">ש</text:span></text:span><text:span text:style-name="Default_20_Paragraph_20_Font"><text:span text:style-name="T3">ָׁ</text:span></text:span><text:span text:style-name="Default_20_Paragraph_20_Font"><text:span text:style-name="T3">מ</text:span></text:span><text:span text:style-name="Default_20_Paragraph_20_Font"><text:span text:style-name="T3">ָ</text:span></text:span><text:span text:style-name="Default_20_Paragraph_20_Font"><text:span text:style-name="T3">ע</text:span></text:span><text:span text:style-name="Default_20_Paragraph_20_Font"><text:span text:style-name="T3">ְ</text:span></text:span><text:span text:style-name="Default_20_Paragraph_20_Font"><text:span text:style-name="T3">נו</text:span></text:span><text:span text:style-name="Default_20_Paragraph_20_Font"><text:span text:style-name="T3">ּ </text:span></text:span><text:span text:style-name="Default_20_Paragraph_20_Font"><text:span text:style-name="T3">ע</text:span></text:span><text:span text:style-name="Default_20_Paragraph_20_Font"><text:span text:style-name="T3">ַ</text:span></text:span><text:span text:style-name="Default_20_Paragraph_20_Font"><text:span text:style-name="T3">ל</text:span></text:span><text:span text:style-name="Default_20_Paragraph_20_Font"><text:span text:style-name="T3"> </text:span></text:span><text:span text:style-name="Default_20_Paragraph_20_Font"><text:span text:style-name="T3">כ</text:span></text:span><text:span text:style-name="Default_20_Paragraph_20_Font"><text:span text:style-name="T3">ֵּ</text:span></text:span><text:span text:style-name="Default_20_Paragraph_20_Font"><text:span text:style-name="T3">ן</text:span></text:span><text:span text:style-name="Default_20_Paragraph_20_Font"><text:span text:style-name="T3"> </text:span></text:span><text:span text:style-name="Default_20_Paragraph_20_Font"><text:span text:style-name="T3">ב</text:span></text:span><text:span text:style-name="Default_20_Paragraph_20_Font"><text:span text:style-name="T3">ָּ</text:span></text:span><text:span text:style-name="Default_20_Paragraph_20_Font"><text:span text:style-name="T3">א</text:span></text:span><text:span text:style-name="Default_20_Paragraph_20_Font"><text:span text:style-name="T3">ָ</text:span></text:span><text:span text:style-name="Default_20_Paragraph_20_Font"><text:span text:style-name="T3">ה</text:span></text:span><text:span text:style-name="Default_20_Paragraph_20_Font"><text:span text:style-name="T3"> </text:span></text:span><text:span text:style-name="Default_20_Paragraph_20_Font"><text:span text:style-name="T3">א</text:span></text:span><text:span text:style-name="Default_20_Paragraph_20_Font"><text:span text:style-name="T3">ֵ</text:span></text:span><text:span text:style-name="Default_20_Paragraph_20_Font"><text:span text:style-name="T3">ל</text:span></text:span><text:span text:style-name="Default_20_Paragraph_20_Font"><text:span text:style-name="T3">ֵ</text:span></text:span><text:span text:style-name="Default_20_Paragraph_20_Font"><text:span text:style-name="T3">ינו</text:span></text:span><text:span text:style-name="Default_20_Paragraph_20_Font"><text:span text:style-name="T3">ּ </text:span></text:span><text:span text:style-name="Default_20_Paragraph_20_Font"><text:span text:style-name="T3">ה</text:span></text:span><text:span text:style-name="Default_20_Paragraph_20_Font"><text:span text:style-name="T3">ַ</text:span></text:span><text:span text:style-name="Default_20_Paragraph_20_Font"><text:span text:style-name="T3">צ</text:span></text:span><text:span text:style-name="Default_20_Paragraph_20_Font"><text:span text:style-name="T3">ָּ</text:span></text:span><text:span text:style-name="Default_20_Paragraph_20_Font"><text:span text:style-name="T3">ר</text:span></text:span><text:span text:style-name="Default_20_Paragraph_20_Font"><text:span text:style-name="T3">ָ</text:span></text:span><text:span text:style-name="Default_20_Paragraph_20_Font"><text:span text:style-name="T3">ה</text:span></text:span><text:span text:style-name="Default_20_Paragraph_20_Font"><text:span text:style-name="T3"> </text:span></text:span><text:span text:style-name="Default_20_Paragraph_20_Font"><text:span text:style-name="T3">ה</text:span></text:span><text:span text:style-name="Default_20_Paragraph_20_Font"><text:span text:style-name="T3">ַ</text:span></text:span><text:span text:style-name="Default_20_Paragraph_20_Font"><text:span text:style-name="T3">ז</text:span></text:span><text:span text:style-name="Default_20_Paragraph_20_Font"><text:span text:style-name="T3">ֹּ</text:span></text:span><text:span text:style-name="Default_20_Paragraph_20_Font"><text:span text:style-name="T3">את</text:span></text:span><text:span text:style-name="Default_20_Paragraph_20_Font"><text:span text:style-name="T3">'. </text:span>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ַּ</text:span><text:span text:style-name="Default_20_Paragraph_20_Font">ע</text:span><text:span text:style-name="Default_20_Paragraph_20_Font">ַ</text:span><text:span text:style-name="Default_20_Paragraph_20_Font">ן</text:span><text:span text:style-name="Default_20_Paragraph_20_Font"> </text:span><text:span text:style-name="Default_20_Paragraph_20_Font">ר</text:span><text:span text:style-name="Default_20_Paragraph_20_Font">ְ</text:span><text:span text:style-name="Default_20_Paragraph_20_Font">או</text:span><text:span text:style-name="Default_20_Paragraph_20_Font">ּ</text:span><text:span text:style-name="Default_20_Paragraph_20_Font">ב</text:span><text:span text:style-name="Default_20_Paragraph_20_Font">ֵ</text:span><text:span text:style-name="Default_20_Paragraph_20_Font">ן</text:span><text:span text:style-name="Default_20_Paragraph_20_Font"> </text:span><text:span text:style-name="Default_20_Paragraph_20_Font">א</text:span><text:span text:style-name="Default_20_Paragraph_20_Font">ֹ</text:span><text:span text:style-name="Default_20_Paragraph_20_Font">ת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ל</text:span><text:span text:style-name="Default_20_Paragraph_20_Font">ֵ</text:span><text:span text:style-name="Default_20_Paragraph_20_Font">אמ</text:span><text:span text:style-name="Default_20_Paragraph_20_Font">ֹ</text:span><text:span text:style-name="Default_20_Paragraph_20_Font">ר</text:span><text:span text:style-name="Default_20_Paragraph_20_Font"> '</text:span><text:span text:style-name="Default_20_Paragraph_20_Font">ה</text:span><text:span text:style-name="Default_20_Paragraph_20_Font">ֲ</text:span><text:span text:style-name="Default_20_Paragraph_20_Font">לו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א</text:span><text:span text:style-name="Default_20_Paragraph_20_Font">ָ</text:span><text:span text:style-name="Default_20_Paragraph_20_Font">מ</text:span><text:span text:style-name="Default_20_Paragraph_20_Font">ַ</text:span><text:span text:style-name="Default_20_Paragraph_20_Font">ר</text:span><text:span text:style-name="Default_20_Paragraph_20_Font">ְ</text:span><text:span text:style-name="Default_20_Paragraph_20_Font">ת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ל</text:span><text:span text:style-name="Default_20_Paragraph_20_Font">ֵ</text:span><text:span text:style-name="Default_20_Paragraph_20_Font">יכ</text:span><text:span text:style-name="Default_20_Paragraph_20_Font">ֶ</text:span><text:span text:style-name="Default_20_Paragraph_20_Font">ם</text:span><text:span text:style-name="Default_20_Paragraph_20_Font"> </text:span><text:span text:style-name="Default_20_Paragraph_20_Font">ל</text:span><text:span text:style-name="Default_20_Paragraph_20_Font">ֵ</text:span><text:span text:style-name="Default_20_Paragraph_20_Font">אמ</text:span><text:span text:style-name="Default_20_Paragraph_20_Font">ֹ</text:span><text:span text:style-name="Default_20_Paragraph_20_Font">ר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ת</text:span><text:span text:style-name="Default_20_Paragraph_20_Font">ֶּ</text:span><text:span text:style-name="Default_20_Paragraph_20_Font">ח</text:span><text:span text:style-name="Default_20_Paragraph_20_Font">ֶ</text:span><text:span text:style-name="Default_20_Paragraph_20_Font">ט</text:span><text:span text:style-name="Default_20_Paragraph_20_Font">ְ</text:span><text:span text:style-name="Default_20_Paragraph_20_Font">או</text:span><text:span text:style-name="Default_20_Paragraph_20_Font">ּ </text:span><text:span text:style-name="Default_20_Paragraph_20_Font">ב</text:span><text:span text:style-name="Default_20_Paragraph_20_Font">ַ</text:span><text:span text:style-name="Default_20_Paragraph_20_Font">י</text:span><text:span text:style-name="Default_20_Paragraph_20_Font">ֶּ</text:span><text:span text:style-name="Default_20_Paragraph_20_Font">ל</text:span><text:span text:style-name="Default_20_Paragraph_20_Font">ֶ</text:span><text:span text:style-name="Default_20_Paragraph_20_Font">ד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ש</text:span><text:span text:style-name="Default_20_Paragraph_20_Font">ְׁ</text:span><text:span text:style-name="Default_20_Paragraph_20_Font">מ</text:span><text:span text:style-name="Default_20_Paragraph_20_Font">ַ</text:span><text:span text:style-name="Default_20_Paragraph_20_Font">ע</text:span><text:span text:style-name="Default_20_Paragraph_20_Font">ְ</text:span><text:span text:style-name="Default_20_Paragraph_20_Font">ת</text:span><text:span text:style-name="Default_20_Paragraph_20_Font">ֶּ</text:span><text:span text:style-name="Default_20_Paragraph_20_Font">ם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ג</text:span><text:span text:style-name="Default_20_Paragraph_20_Font">ַ</text:span><text:span text:style-name="Default_20_Paragraph_20_Font">ם</text:span><text:span text:style-name="Default_20_Paragraph_20_Font"> </text:span><text:span text:style-name="Default_20_Paragraph_20_Font">ד</text:span><text:span text:style-name="Default_20_Paragraph_20_Font">ָּ</text:span><text:span text:style-name="Default_20_Paragraph_20_Font">מו</text:span><text:span text:style-name="Default_20_Paragraph_20_Font">ֹ </text:span><text:span text:style-name="Default_20_Paragraph_20_Font">ה</text:span><text:span text:style-name="Default_20_Paragraph_20_Font">ִ</text:span><text:span text:style-name="Default_20_Paragraph_20_Font">נ</text:span><text:span text:style-name="Default_20_Paragraph_20_Font">ֵּ</text:span><text:span text:style-name="Default_20_Paragraph_20_Font">ה</text:span><text:span text:style-name="Default_20_Paragraph_20_Font"> </text:span><text:span text:style-name="Default_20_Paragraph_20_Font">נ</text:span><text:span text:style-name="Default_20_Paragraph_20_Font">ִ</text:span><text:span text:style-name="Default_20_Paragraph_20_Font">ד</text:span><text:span text:style-name="Default_20_Paragraph_20_Font">ְ</text:span><text:span text:style-name="Default_20_Paragraph_20_Font">ר</text:span><text:span text:style-name="Default_20_Paragraph_20_Font">ָ</text:span><text:span text:style-name="Default_20_Paragraph_20_Font">ש</text:span><text:span text:style-name="Default_20_Paragraph_20_Font">ׁ'. <text:s/></text:span><text:span text:style-name="Default_20_Paragraph_20_Font">ו</text:span><text:span text:style-name="Default_20_Paragraph_20_Font">ְ</text:span><text:span text:style-name="Default_20_Paragraph_20_Font">ה</text:span><text:span text:style-name="Default_20_Paragraph_20_Font">ֵ</text:span><text:span text:style-name="Default_20_Paragraph_20_Font">ם</text:span><text:span text:style-name="Default_20_Paragraph_20_Font"> 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י</text:span><text:span text:style-name="Default_20_Paragraph_20_Font">ָ</text:span><text:span text:style-name="Default_20_Paragraph_20_Font">ד</text:span><text:span text:style-name="Default_20_Paragraph_20_Font">ְ</text:span><text:span text:style-name="Default_20_Paragraph_20_Font">עו</text:span><text:span text:style-name="Default_20_Paragraph_20_Font">ּ </text:span><text:span text:style-name="Default_20_Paragraph_20_Font">כ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ש</text:span><text:span text:style-name="Default_20_Paragraph_20_Font">ֹׁ</text:span><text:span text:style-name="Default_20_Paragraph_20_Font">מ</text:span><text:span text:style-name="Default_20_Paragraph_20_Font">ֵ</text:span><text:span text:style-name="Default_20_Paragraph_20_Font">ע</text:span><text:span text:style-name="Default_20_Paragraph_20_Font">ַ </text:span><text:span text:style-name="Default_20_Paragraph_20_Font">יו</text:span><text:span text:style-name="Default_20_Paragraph_20_Font">ֹ</text:span><text:span text:style-name="Default_20_Paragraph_20_Font">ס</text:span><text:span text:style-name="Default_20_Paragraph_20_Font">ֵ</text:span><text:span text:style-name="Default_20_Paragraph_20_Font">ף</text:span><text:span text:style-name="Default_20_Paragraph_20_Font"> </text:span><text:span text:style-name="Default_20_Paragraph_20_Font">כ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מ</text:span><text:span text:style-name="Default_20_Paragraph_20_Font">ֵּ</text:span><text:span text:style-name="Default_20_Paragraph_20_Font">ל</text:span><text:span text:style-name="Default_20_Paragraph_20_Font">ִ</text:span><text:span text:style-name="Default_20_Paragraph_20_Font">יץ</text:span><text:span text:style-name="Default_20_Paragraph_20_Font"> </text:span><text:span text:style-name="Default_20_Paragraph_20_Font">ב</text:span><text:span text:style-name="Default_20_Paragraph_20_Font">ֵּ</text:span><text:span text:style-name="Default_20_Paragraph_20_Font">ינ</text:span><text:span text:style-name="Default_20_Paragraph_20_Font">ֹ</text:span><text:span text:style-name="Default_20_Paragraph_20_Font">ת</text:span><text:span text:style-name="Default_20_Paragraph_20_Font">ָ</text:span><text:span text:style-name="Default_20_Paragraph_20_Font">ם</text:span><text:span text:style-name="Default_20_Paragraph_20_Font">.</text:span><text:a xlink:type="simple" xlink:href="http://he.wikisource.org/wiki/קטגוריה:בראשית_מב_כד"><text:span text:style-name="Default_20_Paragraph_20_Font"><text:span text:style-name="Default_20_Paragraph_20_Font"> </text:span></text:span></text:a><text:span text:style-name="Default_20_Paragraph_20_Font">ו</text:span><text:span text:style-name="Default_20_Paragraph_20_Font">ַ</text:span><text:span text:style-name="Default_20_Paragraph_20_Font">י</text:span><text:span text:style-name="Default_20_Paragraph_20_Font">ִּ</text:span><text:span text:style-name="Default_20_Paragraph_20_Font">ס</text:span><text:span text:style-name="Default_20_Paragraph_20_Font">ֹּ</text:span><text:span text:style-name="Default_20_Paragraph_20_Font">ב</text:span><text:span text:style-name="Default_20_Paragraph_20_Font"> </text:span><text:span text:style-name="Default_20_Paragraph_20_Font">מ</text:span><text:span text:style-name="Default_20_Paragraph_20_Font">ֵ</text:span><text:span text:style-name="Default_20_Paragraph_20_Font">ע</text:span><text:span text:style-name="Default_20_Paragraph_20_Font">ֲ</text:span><text:span text:style-name="Default_20_Paragraph_20_Font">ל</text:span><text:span text:style-name="Default_20_Paragraph_20_Font">ֵ</text:span><text:span text:style-name="Default_20_Paragraph_20_Font">יה</text:span><text:span text:style-name="Default_20_Paragraph_20_Font">ֶ</text:span><text:span text:style-name="Default_20_Paragraph_20_Font">ם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ֵּ</text:span><text:span text:style-name="Default_20_Paragraph_20_Font">ב</text:span><text:span text:style-name="Default_20_Paragraph_20_Font">ְ</text:span><text:span text:style-name="Default_20_Paragraph_20_Font">ך</text:span><text:span text:style-name="Default_20_Paragraph_20_Font">ְּ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ָּ</text:span><text:span text:style-name="Default_20_Paragraph_20_Font">ש</text:span><text:span text:style-name="Default_20_Paragraph_20_Font">ָׁ</text:span><text:span text:style-name="Default_20_Paragraph_20_Font">ב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ל</text:span><text:span text:style-name="Default_20_Paragraph_20_Font">ֵ</text:span><text:span text:style-name="Default_20_Paragraph_20_Font">ה</text:span><text:span text:style-name="Default_20_Paragraph_20_Font">ֶ</text:span><text:span text:style-name="Default_20_Paragraph_20_Font">ם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ְ</text:span><text:span text:style-name="Default_20_Paragraph_20_Font">ד</text:span><text:span text:style-name="Default_20_Paragraph_20_Font">ַ</text:span><text:span text:style-name="Default_20_Paragraph_20_Font">ב</text:span><text:span text:style-name="Default_20_Paragraph_20_Font">ֵּ</text:span><text:span text:style-name="Default_20_Paragraph_20_Font">ר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ל</text:span><text:span text:style-name="Default_20_Paragraph_20_Font">ֵ</text:span><text:span text:style-name="Default_20_Paragraph_20_Font">ה</text:span><text:span text:style-name="Default_20_Paragraph_20_Font">ֶ</text:span><text:span text:style-name="Default_20_Paragraph_20_Font">ם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ִּ</text:span><text:span text:style-name="Default_20_Paragraph_20_Font">ק</text:span><text:span text:style-name="Default_20_Paragraph_20_Font">ַּ</text:span><text:span text:style-name="Default_20_Paragraph_20_Font">ח</text:span><text:span text:style-name="Default_20_Paragraph_20_Font"> </text:span><text:span text:style-name="Default_20_Paragraph_20_Font">מ</text:span><text:span text:style-name="Default_20_Paragraph_20_Font">ֵ</text:span><text:span text:style-name="Default_20_Paragraph_20_Font">א</text:span><text:span text:style-name="Default_20_Paragraph_20_Font">ִ</text:span><text:span text:style-name="Default_20_Paragraph_20_Font">ת</text:span><text:span text:style-name="Default_20_Paragraph_20_Font">ָּ</text:span><text:span text:style-name="Default_20_Paragraph_20_Font">ם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ש</text:span><text:span text:style-name="Default_20_Paragraph_20_Font">ִׁ</text:span><text:span text:style-name="Default_20_Paragraph_20_Font">מ</text:span><text:span text:style-name="Default_20_Paragraph_20_Font">ְ</text:span><text:span text:style-name="Default_20_Paragraph_20_Font">עו</text:span><text:span text:style-name="Default_20_Paragraph_20_Font">ֹ</text:span><text:span text:style-name="Default_20_Paragraph_20_Font">ן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ֶּ</text:span><text:span text:style-name="Default_20_Paragraph_20_Font">א</text:span><text:span text:style-name="Default_20_Paragraph_20_Font">ֱ</text:span><text:span text:style-name="Default_20_Paragraph_20_Font">ס</text:span><text:span text:style-name="Default_20_Paragraph_20_Font">ֹ</text:span><text:span text:style-name="Default_20_Paragraph_20_Font">ר</text:span><text:span text:style-name="Default_20_Paragraph_20_Font"> </text:span><text:span text:style-name="Default_20_Paragraph_20_Font">א</text:span><text:span text:style-name="Default_20_Paragraph_20_Font">ֹ</text:span><text:span text:style-name="Default_20_Paragraph_20_Font">תו</text:span><text:span text:style-name="Default_20_Paragraph_20_Font">ֹ </text:span><text:span text:style-name="Default_20_Paragraph_20_Font">ל</text:span><text:span text:style-name="Default_20_Paragraph_20_Font">ְ</text:span><text:span text:style-name="Default_20_Paragraph_20_Font">ע</text:span><text:span text:style-name="Default_20_Paragraph_20_Font">ֵ</text:span><text:span text:style-name="Default_20_Paragraph_20_Font">ינ</text:span><text:span text:style-name="Default_20_Paragraph_20_Font">ֵ</text:span><text:span text:style-name="Default_20_Paragraph_20_Font">יה</text:span><text:span text:style-name="Default_20_Paragraph_20_Font">ֶ</text:span><text:span text:style-name="Default_20_Paragraph_20_Font">ם</text:span><text:span text:style-name="Default_20_Paragraph_20_Font">.</text:span><text:a xlink:type="simple" xlink:href="http://he.wikisource.org/wiki/קטגוריה:בראשית_מב_כה"><text:span text:style-name="Default_20_Paragraph_20_Font"><text:span text:style-name="Default_20_Paragraph_20_Font"> </text:span></text:span></text:a><text:span text:style-name="Default_20_Paragraph_20_Font">ו</text:span><text:span text:style-name="Default_20_Paragraph_20_Font">ַ</text:span><text:span text:style-name="Default_20_Paragraph_20_Font">י</text:span><text:span text:style-name="Default_20_Paragraph_20_Font">ְ</text:span><text:span text:style-name="Default_20_Paragraph_20_Font">צ</text:span><text:span text:style-name="Default_20_Paragraph_20_Font">ַ</text:span><text:span text:style-name="Default_20_Paragraph_20_Font">ו</text:span><text:span text:style-name="Default_20_Paragraph_20_Font"> </text:span><text:span text:style-name="Default_20_Paragraph_20_Font">יו</text:span><text:span text:style-name="Default_20_Paragraph_20_Font">ֹ</text:span><text:span text:style-name="Default_20_Paragraph_20_Font">ס</text:span><text:span text:style-name="Default_20_Paragraph_20_Font">ֵ</text:span><text:span text:style-name="Default_20_Paragraph_20_Font">ף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ְ</text:span><text:span text:style-name="Default_20_Paragraph_20_Font">מ</text:span><text:span text:style-name="Default_20_Paragraph_20_Font">ַ</text:span><text:span text:style-name="Default_20_Paragraph_20_Font">ל</text:span><text:span text:style-name="Default_20_Paragraph_20_Font">ְ</text:span><text:span text:style-name="Default_20_Paragraph_20_Font">או</text:span><text:span text:style-name="Default_20_Paragraph_20_Font">ּ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oft-page-break/><text:span text:style-name="Default_20_Paragraph_20_Font">כ</text:span><text:span text:style-name="Default_20_Paragraph_20_Font">ְּ</text:span><text:span text:style-name="Default_20_Paragraph_20_Font">ל</text:span><text:span text:style-name="Default_20_Paragraph_20_Font">ֵ</text:span><text:span text:style-name="Default_20_Paragraph_20_Font">יה</text:span><text:span text:style-name="Default_20_Paragraph_20_Font">ֶ</text:span><text:span text:style-name="Default_20_Paragraph_20_Font">ם</text:span><text:span text:style-name="Default_20_Paragraph_20_Font"> </text:span><text:span text:style-name="Default_20_Paragraph_20_Font">ב</text:span><text:span text:style-name="Default_20_Paragraph_20_Font">ָּ</text:span><text:span text:style-name="Default_20_Paragraph_20_Font">ר</text:span><text:span text:style-name="Default_20_Paragraph_20_Font"> </text:span><text:span text:style-name="Default_20_Paragraph_20_Font">ו</text:span><text:span text:style-name="Default_20_Paragraph_20_Font">ּ</text:span><text:span text:style-name="Default_20_Paragraph_20_Font">ל</text:span><text:span text:style-name="Default_20_Paragraph_20_Font">ְ</text:span><text:span text:style-name="Default_20_Paragraph_20_Font">ה</text:span><text:span text:style-name="Default_20_Paragraph_20_Font">ָ</text:span><text:span text:style-name="Default_20_Paragraph_20_Font">ש</text:span><text:span text:style-name="Default_20_Paragraph_20_Font">ִׁ</text:span><text:span text:style-name="Default_20_Paragraph_20_Font">יב</text:span><text:span text:style-name="Default_20_Paragraph_20_Font"> </text:span><text:span text:style-name="Default_20_Paragraph_20_Font">כ</text:span><text:span text:style-name="Default_20_Paragraph_20_Font">ַּ</text:span><text:span text:style-name="Default_20_Paragraph_20_Font">ס</text:span><text:span text:style-name="Default_20_Paragraph_20_Font">ְ</text:span><text:span text:style-name="Default_20_Paragraph_20_Font">פ</text:span><text:span text:style-name="Default_20_Paragraph_20_Font">ֵּ</text:span><text:span text:style-name="Default_20_Paragraph_20_Font">יה</text:span><text:span text:style-name="Default_20_Paragraph_20_Font">ֶ</text:span><text:span text:style-name="Default_20_Paragraph_20_Font">ם</text:span><text:span text:style-name="Default_20_Paragraph_20_Font"> </text:span><text:span text:style-name="Default_20_Paragraph_20_Font">א</text:span><text:span text:style-name="Default_20_Paragraph_20_Font">ִ</text:span><text:span text:style-name="Default_20_Paragraph_20_Font">יש</text:span><text:span text:style-name="Default_20_Paragraph_20_Font">ׁ </text:span><text:span text:style-name="Default_20_Paragraph_20_Font">א</text:span><text:span text:style-name="Default_20_Paragraph_20_Font">ֶ</text:span><text:span text:style-name="Default_20_Paragraph_20_Font">ל</text:span><text:span text:style-name="Default_20_Paragraph_20_Font"> </text:span><text:span text:style-name="Default_20_Paragraph_20_Font">ש</text:span><text:span text:style-name="Default_20_Paragraph_20_Font">ַׂ</text:span><text:span text:style-name="Default_20_Paragraph_20_Font">ק</text:span><text:span text:style-name="Default_20_Paragraph_20_Font">ּ</text:span><text:span text:style-name="Default_20_Paragraph_20_Font">ו</text:span><text:span text:style-name="Default_20_Paragraph_20_Font">ֹ </text:span><text:span text:style-name="Default_20_Paragraph_20_Font">ו</text:span><text:span text:style-name="Default_20_Paragraph_20_Font">ְ</text:span><text:span text:style-name="Default_20_Paragraph_20_Font">ל</text:span><text:span text:style-name="Default_20_Paragraph_20_Font">ָ</text:span><text:span text:style-name="Default_20_Paragraph_20_Font">ת</text:span><text:span text:style-name="Default_20_Paragraph_20_Font">ֵ</text:span><text:span text:style-name="Default_20_Paragraph_20_Font">ת</text:span><text:span text:style-name="Default_20_Paragraph_20_Font"> </text:span><text:span text:style-name="Default_20_Paragraph_20_Font">ל</text:span><text:span text:style-name="Default_20_Paragraph_20_Font">ָ</text:span><text:span text:style-name="Default_20_Paragraph_20_Font">ה</text:span><text:span text:style-name="Default_20_Paragraph_20_Font">ֶ</text:span><text:span text:style-name="Default_20_Paragraph_20_Font">ם</text:span><text:span text:style-name="Default_20_Paragraph_20_Font"> </text:span><text:span text:style-name="Default_20_Paragraph_20_Font">צ</text:span><text:span text:style-name="Default_20_Paragraph_20_Font">ֵ</text:span><text:span text:style-name="Default_20_Paragraph_20_Font">ד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ל</text:span><text:span text:style-name="Default_20_Paragraph_20_Font">ַ</text:span><text:span text:style-name="Default_20_Paragraph_20_Font">ד</text:span><text:span text:style-name="Default_20_Paragraph_20_Font">ָּ</text:span><text:span text:style-name="Default_20_Paragraph_20_Font">ר</text:span><text:span text:style-name="Default_20_Paragraph_20_Font">ֶ</text:span><text:span text:style-name="Default_20_Paragraph_20_Font">ך</text:span><text:span text:style-name="Default_20_Paragraph_20_Font">ְ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ַּ</text:span><text:span text:style-name="Default_20_Paragraph_20_Font">ע</text:span><text:span text:style-name="Default_20_Paragraph_20_Font">ַ</text:span><text:span text:style-name="Default_20_Paragraph_20_Font">ש</text:span><text:span text:style-name="Default_20_Paragraph_20_Font">ׂ </text:span><text:span text:style-name="Default_20_Paragraph_20_Font">ל</text:span><text:span text:style-name="Default_20_Paragraph_20_Font">ָ</text:span><text:span text:style-name="Default_20_Paragraph_20_Font">ה</text:span><text:span text:style-name="Default_20_Paragraph_20_Font">ֶ</text:span><text:span text:style-name="Default_20_Paragraph_20_Font">ם</text:span><text:span text:style-name="Default_20_Paragraph_20_Font"> </text:span><text:span text:style-name="Default_20_Paragraph_20_Font">כ</text:span><text:span text:style-name="Default_20_Paragraph_20_Font">ֵּ</text:span><text:span text:style-name="Default_20_Paragraph_20_Font">ן</text:span><text:span text:style-name="Default_20_Paragraph_20_Font">.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ִּ</text:span><text:span text:style-name="Default_20_Paragraph_20_Font">ש</text:span><text:span text:style-name="Default_20_Paragraph_20_Font">ְׂ</text:span><text:span text:style-name="Default_20_Paragraph_20_Font">או</text:span><text:span text:style-name="Default_20_Paragraph_20_Font">ּ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ש</text:span><text:span text:style-name="Default_20_Paragraph_20_Font">ִׁ</text:span><text:span text:style-name="Default_20_Paragraph_20_Font">ב</text:span><text:span text:style-name="Default_20_Paragraph_20_Font">ְ</text:span><text:span text:style-name="Default_20_Paragraph_20_Font">ר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ח</text:span><text:span text:style-name="Default_20_Paragraph_20_Font">ֲ</text:span><text:span text:style-name="Default_20_Paragraph_20_Font">מ</text:span><text:span text:style-name="Default_20_Paragraph_20_Font">ֹ</text:span><text:span text:style-name="Default_20_Paragraph_20_Font">ר</text:span><text:span text:style-name="Default_20_Paragraph_20_Font">ֵ</text:span><text:span text:style-name="Default_20_Paragraph_20_Font">יה</text:span><text:span text:style-name="Default_20_Paragraph_20_Font">ֶ</text:span><text:span text:style-name="Default_20_Paragraph_20_Font">ם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ֵּ</text:span><text:span text:style-name="Default_20_Paragraph_20_Font">ל</text:span><text:span text:style-name="Default_20_Paragraph_20_Font">ְ</text:span><text:span text:style-name="Default_20_Paragraph_20_Font">כו</text:span><text:span text:style-name="Default_20_Paragraph_20_Font">ּ </text:span><text:span text:style-name="Default_20_Paragraph_20_Font">מ</text:span><text:span text:style-name="Default_20_Paragraph_20_Font">ִ</text:span><text:span text:style-name="Default_20_Paragraph_20_Font">ש</text:span><text:span text:style-name="Default_20_Paragraph_20_Font">ָּׁ</text:span><text:span text:style-name="Default_20_Paragraph_20_Font">ם</text:span><text:span text:style-name="Default_20_Paragraph_20_Font"><text:span text:style-name="T5">.</text:span>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ִּ</text:span><text:span text:style-name="Default_20_Paragraph_20_Font">פ</text:span><text:span text:style-name="Default_20_Paragraph_20_Font">ְ</text:span><text:span text:style-name="Default_20_Paragraph_20_Font">ת</text:span><text:span text:style-name="Default_20_Paragraph_20_Font">ַּ</text:span><text:span text:style-name="Default_20_Paragraph_20_Font">ח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א</text:span><text:span text:style-name="Default_20_Paragraph_20_Font">ֶ</text:span><text:span text:style-name="Default_20_Paragraph_20_Font">ח</text:span><text:span text:style-name="Default_20_Paragraph_20_Font">ָ</text:span><text:span text:style-name="Default_20_Paragraph_20_Font">ד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ש</text:span><text:span text:style-name="Default_20_Paragraph_20_Font">ַׂ</text:span><text:span text:style-name="Default_20_Paragraph_20_Font">ק</text:span><text:span text:style-name="Default_20_Paragraph_20_Font">ּ</text:span><text:span text:style-name="Default_20_Paragraph_20_Font">ו</text:span><text:span text:style-name="Default_20_Paragraph_20_Font">ֹ </text:span><text:span text:style-name="Default_20_Paragraph_20_Font">ל</text:span><text:span text:style-name="Default_20_Paragraph_20_Font">ָ</text:span><text:span text:style-name="Default_20_Paragraph_20_Font">ת</text:span><text:span text:style-name="Default_20_Paragraph_20_Font">ֵ</text:span><text:span text:style-name="Default_20_Paragraph_20_Font">ת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ס</text:span><text:span text:style-name="Default_20_Paragraph_20_Font">ְ</text:span><text:span text:style-name="Default_20_Paragraph_20_Font">פ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ל</text:span><text:span text:style-name="Default_20_Paragraph_20_Font">ַ</text:span><text:span text:style-name="Default_20_Paragraph_20_Font">ח</text:span><text:span text:style-name="Default_20_Paragraph_20_Font">ֲ</text:span><text:span text:style-name="Default_20_Paragraph_20_Font">מ</text:span><text:span text:style-name="Default_20_Paragraph_20_Font">ֹ</text:span><text:span text:style-name="Default_20_Paragraph_20_Font">רו</text:span><text:span text:style-name="Default_20_Paragraph_20_Font">ֹ </text:span><text:span text:style-name="Default_20_Paragraph_20_Font">ב</text:span><text:span text:style-name="Default_20_Paragraph_20_Font">ַּ</text:span><text:span text:style-name="Default_20_Paragraph_20_Font">מ</text:span><text:span text:style-name="Default_20_Paragraph_20_Font">ָּ</text:span><text:span text:style-name="Default_20_Paragraph_20_Font">לו</text:span><text:span text:style-name="Default_20_Paragraph_20_Font">ֹ</text:span><text:span text:style-name="Default_20_Paragraph_20_Font">ן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ַּ</text:span><text:span text:style-name="Default_20_Paragraph_20_Font">ר</text:span><text:span text:style-name="Default_20_Paragraph_20_Font">ְ</text:span><text:span text:style-name="Default_20_Paragraph_20_Font">א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כ</text:span><text:span text:style-name="Default_20_Paragraph_20_Font">ַּ</text:span><text:span text:style-name="Default_20_Paragraph_20_Font">ס</text:span><text:span text:style-name="Default_20_Paragraph_20_Font">ְ</text:span><text:span text:style-name="Default_20_Paragraph_20_Font">פ</text:span><text:span text:style-name="Default_20_Paragraph_20_Font">ּ</text:span><text:span text:style-name="Default_20_Paragraph_20_Font">ו</text:span><text:span text:style-name="Default_20_Paragraph_20_Font">ֹ </text:span><text:span text:style-name="Default_20_Paragraph_20_Font">ו</text:span><text:span text:style-name="Default_20_Paragraph_20_Font">ְ</text:span><text:span text:style-name="Default_20_Paragraph_20_Font">ה</text:span><text:span text:style-name="Default_20_Paragraph_20_Font">ִ</text:span><text:span text:style-name="Default_20_Paragraph_20_Font">נ</text:span><text:span text:style-name="Default_20_Paragraph_20_Font">ֵּ</text:span><text:span text:style-name="Default_20_Paragraph_20_Font">ה</text:span><text:span text:style-name="Default_20_Paragraph_20_Font"> </text:span><text:span text:style-name="Default_20_Paragraph_20_Font">הו</text:span><text:span text:style-name="Default_20_Paragraph_20_Font">ּ</text:span><text:span text:style-name="Default_20_Paragraph_20_Font">א</text:span><text:span text:style-name="Default_20_Paragraph_20_Font"> </text:span><text:span text:style-name="Default_20_Paragraph_20_Font">ב</text:span><text:span text:style-name="Default_20_Paragraph_20_Font">ְּ</text:span><text:span text:style-name="Default_20_Paragraph_20_Font">פ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מ</text:span><text:span text:style-name="Default_20_Paragraph_20_Font">ְ</text:span><text:span text:style-name="Default_20_Paragraph_20_Font">ת</text:span><text:span text:style-name="Default_20_Paragraph_20_Font">ַּ</text:span><text:span text:style-name="Default_20_Paragraph_20_Font">ח</text:span><text:span text:style-name="Default_20_Paragraph_20_Font">ְ</text:span><text:span text:style-name="Default_20_Paragraph_20_Font">ת</text:span><text:span text:style-name="Default_20_Paragraph_20_Font">ּ</text:span><text:span text:style-name="Default_20_Paragraph_20_Font">ו</text:span><text:span text:style-name="Default_20_Paragraph_20_Font">ֹ.</text:span><text:a xlink:type="simple" xlink:href="http://he.wikisource.org/wiki/קטגוריה:בראשית_מב_כח"><text:span text:style-name="Default_20_Paragraph_20_Font"><text:span text:style-name="Default_20_Paragraph_20_Font"> </text:span></text:span></text:a><text:span text:style-name="Default_20_Paragraph_20_Font"><text:span text:style-name="T3">ו</text:span></text:span><text:span text:style-name="Default_20_Paragraph_20_Font"><text:span text:style-name="T3">ַ</text:span></text:span><text:span text:style-name="Default_20_Paragraph_20_Font"><text:span text:style-name="T3">י</text:span></text:span><text:span text:style-name="Default_20_Paragraph_20_Font"><text:span text:style-name="T3">ֹּ</text:span></text:span><text:span text:style-name="Default_20_Paragraph_20_Font"><text:span text:style-name="T3">אמ</text:span></text:span><text:span text:style-name="Default_20_Paragraph_20_Font"><text:span text:style-name="T3">ֶ</text:span></text:span><text:span text:style-name="Default_20_Paragraph_20_Font"><text:span text:style-name="T3">ר</text:span></text:span><text:span text:style-name="Default_20_Paragraph_20_Font"><text:span text:style-name="T3"> </text:span></text:span><text:span text:style-name="Default_20_Paragraph_20_Font"><text:span text:style-name="T3">א</text:span></text:span><text:span text:style-name="Default_20_Paragraph_20_Font"><text:span text:style-name="T3">ֶ</text:span></text:span><text:span text:style-name="Default_20_Paragraph_20_Font"><text:span text:style-name="T3">ל</text:span></text:span><text:span text:style-name="Default_20_Paragraph_20_Font"><text:span text:style-name="T3"> </text:span></text:span><text:span text:style-name="Default_20_Paragraph_20_Font"><text:span text:style-name="T3">א</text:span></text:span><text:span text:style-name="Default_20_Paragraph_20_Font"><text:span text:style-name="T3">ֶ</text:span></text:span><text:span text:style-name="Default_20_Paragraph_20_Font"><text:span text:style-name="T3">ח</text:span></text:span><text:span text:style-name="Default_20_Paragraph_20_Font"><text:span text:style-name="T3">ָ</text:span></text:span><text:span text:style-name="Default_20_Paragraph_20_Font"><text:span text:style-name="T3">יו</text:span></text:span><text:span text:style-name="Default_20_Paragraph_20_Font"><text:span text:style-name="T3"> '</text:span></text:span><text:span text:style-name="Default_20_Paragraph_20_Font"><text:span text:style-name="T3">הו</text:span></text:span><text:span text:style-name="Default_20_Paragraph_20_Font"><text:span text:style-name="T3">ּ</text:span></text:span><text:span text:style-name="Default_20_Paragraph_20_Font"><text:span text:style-name="T3">ש</text:span></text:span><text:span text:style-name="Default_20_Paragraph_20_Font"><text:span text:style-name="T3">ַׁ</text:span></text:span><text:span text:style-name="Default_20_Paragraph_20_Font"><text:span text:style-name="T3">ב</text:span></text:span><text:span text:style-name="Default_20_Paragraph_20_Font"><text:span text:style-name="T3"> </text:span></text:span><text:span text:style-name="Default_20_Paragraph_20_Font"><text:span text:style-name="T3">כ</text:span></text:span><text:span text:style-name="Default_20_Paragraph_20_Font"><text:span text:style-name="T3">ַּ</text:span></text:span><text:span text:style-name="Default_20_Paragraph_20_Font"><text:span text:style-name="T3">ס</text:span></text:span><text:span text:style-name="Default_20_Paragraph_20_Font"><text:span text:style-name="T3">ְ</text:span></text:span><text:span text:style-name="Default_20_Paragraph_20_Font"><text:span text:style-name="T3">פ</text:span></text:span><text:span text:style-name="Default_20_Paragraph_20_Font"><text:span text:style-name="T3">ִּ</text:span></text:span><text:span text:style-name="Default_20_Paragraph_20_Font"><text:span text:style-name="T3">י</text:span></text:span><text:span text:style-name="Default_20_Paragraph_20_Font"><text:span text:style-name="T3"> </text:span></text:span><text:span text:style-name="Default_20_Paragraph_20_Font"><text:span text:style-name="T3">ו</text:span></text:span><text:span text:style-name="Default_20_Paragraph_20_Font"><text:span text:style-name="T3">ְ</text:span></text:span><text:span text:style-name="Default_20_Paragraph_20_Font"><text:span text:style-name="T3">ג</text:span></text:span><text:span text:style-name="Default_20_Paragraph_20_Font"><text:span text:style-name="T3">ַ</text:span></text:span><text:span text:style-name="Default_20_Paragraph_20_Font"><text:span text:style-name="T3">ם</text:span></text:span><text:span text:style-name="Default_20_Paragraph_20_Font"><text:span text:style-name="T3"> </text:span></text:span><text:span text:style-name="Default_20_Paragraph_20_Font"><text:span text:style-name="T3">ה</text:span></text:span><text:span text:style-name="Default_20_Paragraph_20_Font"><text:span text:style-name="T3">ִ</text:span></text:span><text:span text:style-name="Default_20_Paragraph_20_Font"><text:span text:style-name="T3">נ</text:span></text:span><text:span text:style-name="Default_20_Paragraph_20_Font"><text:span text:style-name="T3">ֵּ</text:span></text:span><text:span text:style-name="Default_20_Paragraph_20_Font"><text:span text:style-name="T3">ה</text:span></text:span><text:span text:style-name="Default_20_Paragraph_20_Font"><text:span text:style-name="T3"> </text:span></text:span><text:span text:style-name="Default_20_Paragraph_20_Font"><text:span text:style-name="T3">ב</text:span></text:span><text:span text:style-name="Default_20_Paragraph_20_Font"><text:span text:style-name="T3">ְ</text:span></text:span><text:span text:style-name="Default_20_Paragraph_20_Font"><text:span text:style-name="T3">א</text:span></text:span><text:span text:style-name="Default_20_Paragraph_20_Font"><text:span text:style-name="T3">ַ</text:span></text:span><text:span text:style-name="Default_20_Paragraph_20_Font"><text:span text:style-name="T3">מ</text:span></text:span><text:span text:style-name="Default_20_Paragraph_20_Font"><text:span text:style-name="T3">ְ</text:span></text:span><text:span text:style-name="Default_20_Paragraph_20_Font"><text:span text:style-name="T3">ת</text:span></text:span><text:span text:style-name="Default_20_Paragraph_20_Font"><text:span text:style-name="T3">ַּ</text:span></text:span><text:span text:style-name="Default_20_Paragraph_20_Font"><text:span text:style-name="T3">ח</text:span></text:span><text:span text:style-name="Default_20_Paragraph_20_Font"><text:span text:style-name="T3">ְ</text:span></text:span><text:span text:style-name="Default_20_Paragraph_20_Font"><text:span text:style-name="T3">ת</text:span></text:span><text:span text:style-name="Default_20_Paragraph_20_Font"><text:span text:style-name="T3">ִּ</text:span></text:span><text:span text:style-name="Default_20_Paragraph_20_Font"><text:span text:style-name="T3">י</text:span></text:span><text:span text:style-name="Default_20_Paragraph_20_Font"><text:span text:style-name="T3">!' </text:span></text:span><text:span text:style-name="Default_20_Paragraph_20_Font"><text:span text:style-name="T3">ו</text:span></text:span><text:span text:style-name="Default_20_Paragraph_20_Font"><text:span text:style-name="T3">ַ</text:span></text:span><text:span text:style-name="Default_20_Paragraph_20_Font"><text:span text:style-name="T3">י</text:span></text:span><text:span text:style-name="Default_20_Paragraph_20_Font"><text:span text:style-name="T3">ֵּ</text:span></text:span><text:span text:style-name="Default_20_Paragraph_20_Font"><text:span text:style-name="T3">צ</text:span></text:span><text:span text:style-name="Default_20_Paragraph_20_Font"><text:span text:style-name="T3">ֵ</text:span></text:span><text:span text:style-name="Default_20_Paragraph_20_Font"><text:span text:style-name="T3">א</text:span></text:span><text:span text:style-name="Default_20_Paragraph_20_Font"><text:span text:style-name="T3"> </text:span></text:span><text:span text:style-name="Default_20_Paragraph_20_Font"><text:span text:style-name="T3">ל</text:span></text:span><text:span text:style-name="Default_20_Paragraph_20_Font"><text:span text:style-name="T3">ִ</text:span></text:span><text:span text:style-name="Default_20_Paragraph_20_Font"><text:span text:style-name="T3">ב</text:span></text:span><text:span text:style-name="Default_20_Paragraph_20_Font"><text:span text:style-name="T3">ָּ</text:span></text:span><text:span text:style-name="Default_20_Paragraph_20_Font"><text:span text:style-name="T3">ם</text:span></text:span><text:span text:style-name="Default_20_Paragraph_20_Font"><text:span text:style-name="T3"> </text:span></text:span><text:span text:style-name="Default_20_Paragraph_20_Font"><text:span text:style-name="T3">ו</text:span></text:span><text:span text:style-name="Default_20_Paragraph_20_Font"><text:span text:style-name="T3">ַ</text:span></text:span><text:span text:style-name="Default_20_Paragraph_20_Font"><text:span text:style-name="T3">י</text:span></text:span><text:span text:style-name="Default_20_Paragraph_20_Font"><text:span text:style-name="T3">ֶּ</text:span></text:span><text:span text:style-name="Default_20_Paragraph_20_Font"><text:span text:style-name="T3">ח</text:span></text:span><text:span text:style-name="Default_20_Paragraph_20_Font"><text:span text:style-name="T3">ֶ</text:span></text:span><text:span text:style-name="Default_20_Paragraph_20_Font"><text:span text:style-name="T3">ר</text:span></text:span><text:span text:style-name="Default_20_Paragraph_20_Font"><text:span text:style-name="T3">ְ</text:span></text:span><text:span text:style-name="Default_20_Paragraph_20_Font"><text:span text:style-name="T3">דו</text:span></text:span><text:span text:style-name="Default_20_Paragraph_20_Font"><text:span text:style-name="T3">ּ </text:span></text:span><text:span text:style-name="Default_20_Paragraph_20_Font"><text:span text:style-name="T3">א</text:span></text:span><text:span text:style-name="Default_20_Paragraph_20_Font"><text:span text:style-name="T3">ִ</text:span></text:span><text:span text:style-name="Default_20_Paragraph_20_Font"><text:span text:style-name="T3">יש</text:span></text:span><text:span text:style-name="Default_20_Paragraph_20_Font"><text:span text:style-name="T3">ׁ </text:span></text:span><text:span text:style-name="Default_20_Paragraph_20_Font"><text:span text:style-name="T3">א</text:span></text:span><text:span text:style-name="Default_20_Paragraph_20_Font"><text:span text:style-name="T3">ֶ</text:span></text:span><text:span text:style-name="Default_20_Paragraph_20_Font"><text:span text:style-name="T3">ל</text:span></text:span><text:span text:style-name="Default_20_Paragraph_20_Font"><text:span text:style-name="T3"> </text:span></text:span><text:span text:style-name="Default_20_Paragraph_20_Font"><text:span text:style-name="T3">א</text:span></text:span><text:span text:style-name="Default_20_Paragraph_20_Font"><text:span text:style-name="T3">ָ</text:span></text:span><text:span text:style-name="Default_20_Paragraph_20_Font"><text:span text:style-name="T3">ח</text:span></text:span><text:span text:style-name="Default_20_Paragraph_20_Font"><text:span text:style-name="T3">ִ</text:span></text:span><text:span text:style-name="Default_20_Paragraph_20_Font"><text:span text:style-name="T3">יו</text:span></text:span><text:span text:style-name="Default_20_Paragraph_20_Font"><text:span text:style-name="T3"> </text:span></text:span><text:span text:style-name="Default_20_Paragraph_20_Font"><text:span text:style-name="T3">ל</text:span></text:span><text:span text:style-name="Default_20_Paragraph_20_Font"><text:span text:style-name="T3">ֵ</text:span></text:span><text:span text:style-name="Default_20_Paragraph_20_Font"><text:span text:style-name="T3">אמ</text:span></text:span><text:span text:style-name="Default_20_Paragraph_20_Font"><text:span text:style-name="T3">ֹ</text:span></text:span><text:span text:style-name="Default_20_Paragraph_20_Font"><text:span text:style-name="T3">ר</text:span></text:span><text:span text:style-name="Default_20_Paragraph_20_Font"><text:span text:style-name="T3"> '</text:span></text:span><text:span text:style-name="Default_20_Paragraph_20_Font"><text:span text:style-name="T3">מ</text:span></text:span><text:span text:style-name="Default_20_Paragraph_20_Font"><text:span text:style-name="T3">ַ</text:span></text:span><text:span text:style-name="Default_20_Paragraph_20_Font"><text:span text:style-name="T3">ה</text:span></text:span><text:span text:style-name="Default_20_Paragraph_20_Font"><text:span text:style-name="T3"> </text:span></text:span><text:span text:style-name="Default_20_Paragraph_20_Font"><text:span text:style-name="T3">ז</text:span></text:span><text:span text:style-name="Default_20_Paragraph_20_Font"><text:span text:style-name="T3">ֹּ</text:span></text:span><text:span text:style-name="Default_20_Paragraph_20_Font"><text:span text:style-name="T3">את</text:span></text:span><text:span text:style-name="Default_20_Paragraph_20_Font"><text:span text:style-name="T3"> </text:span></text:span><text:span text:style-name="Default_20_Paragraph_20_Font"><text:span text:style-name="T3">ע</text:span></text:span><text:span text:style-name="Default_20_Paragraph_20_Font"><text:span text:style-name="T3">ָ</text:span></text:span><text:span text:style-name="Default_20_Paragraph_20_Font"><text:span text:style-name="T3">ש</text:span></text:span><text:span text:style-name="Default_20_Paragraph_20_Font"><text:span text:style-name="T3">ָׂ</text:span></text:span><text:span text:style-name="Default_20_Paragraph_20_Font"><text:span text:style-name="T3">ה</text:span></text:span><text:span text:style-name="Default_20_Paragraph_20_Font"><text:span text:style-name="T3"> </text:span></text:span><text:span text:style-name="Default_20_Paragraph_20_Font"><text:span text:style-name="T3">א</text:span></text:span><text:span text:style-name="Default_20_Paragraph_20_Font"><text:span text:style-name="T3">ֱ</text:span></text:span><text:span text:style-name="Default_20_Paragraph_20_Font"><text:span text:style-name="T3">ל</text:span></text:span><text:span text:style-name="Default_20_Paragraph_20_Font"><text:span text:style-name="T3">ֹ</text:span></text:span><text:span text:style-name="Default_20_Paragraph_20_Font"><text:span text:style-name="T3">ה</text:span></text:span><text:span text:style-name="Default_20_Paragraph_20_Font"><text:span text:style-name="T3">ִ</text:span></text:span><text:span text:style-name="Default_20_Paragraph_20_Font"><text:span text:style-name="T3">ים</text:span></text:span><text:span text:style-name="Default_20_Paragraph_20_Font"><text:span text:style-name="T3"> </text:span></text:span><text:span text:style-name="Default_20_Paragraph_20_Font"><text:span text:style-name="T3">ל</text:span></text:span><text:span text:style-name="Default_20_Paragraph_20_Font"><text:span text:style-name="T3">ָ</text:span></text:span><text:span text:style-name="Default_20_Paragraph_20_Font"><text:span text:style-name="T3">נו</text:span></text:span><text:span text:style-name="Default_20_Paragraph_20_Font"><text:span text:style-name="T3">ּ?'. </text:span></text:span><text:span text:style-name="Default_20_Paragraph_20_Font">(</text:span><text:span text:style-name="Default_20_Paragraph_20_Font">בראשית</text:span><text:span text:style-name="Default_20_Paragraph_20_Font"> </text:span><text:span text:style-name="Default_20_Paragraph_20_Font">מב</text:span><text:span text:style-name="Default_20_Paragraph_20_Font"> </text:span><text:span text:style-name="Default_20_Paragraph_20_Font">יח</text:span><text:span text:style-name="Default_20_Paragraph_20_Font">-</text:span><text:span text:style-name="Default_20_Paragraph_20_Font">כח</text:span><text:span text:style-name="Default_20_Paragraph_20_Font">).</text:span></text:p>
      <text:p text:style-name="P9"/>
      <text:p text:style-name="P9"><text:span text:style-name="Default_20_Paragraph_20_Font">מתחילת</text:span><text:span text:style-name="Default_20_Paragraph_20_Font"> </text:span><text:span text:style-name="Default_20_Paragraph_20_Font">הפרק</text:span><text:span text:style-name="Default_20_Paragraph_20_Font"> </text:span><text:span text:style-name="Default_20_Paragraph_20_Font">נראה</text:span><text:span text:style-name="Default_20_Paragraph_20_Font"> </text:span><text:span text:style-name="Default_20_Paragraph_20_Font">שהאחים</text:span><text:span text:style-name="Default_20_Paragraph_20_Font"> </text:span><text:span text:style-name="Default_20_Paragraph_20_Font">נהגו</text:span><text:span text:style-name="Default_20_Paragraph_20_Font"> </text:span><text:span text:style-name="Default_20_Paragraph_20_Font">לפי</text:span><text:span text:style-name="Default_20_Paragraph_20_Font"> </text:span><text:span text:style-name="Default_20_Paragraph_20_Font">ההשקפה</text:span><text:span text:style-name="Default_20_Paragraph_20_Font"> </text:span><text:span text:style-name="Default_20_Paragraph_20_Font">השנייה</text:span><text:span text:style-name="Default_20_Paragraph_20_Font">: </text:span><text:span text:style-name="Default_20_Paragraph_20_Font">כשבאה</text:span><text:span text:style-name="Default_20_Paragraph_20_Font"> </text:span><text:span text:style-name="Default_20_Paragraph_20_Font">עליהם</text:span><text:span text:style-name="Default_20_Paragraph_20_Font"> </text:span><text:span text:style-name="Default_20_Paragraph_20_Font">צרה</text:span><text:span text:style-name="Default_20_Paragraph_20_Font">, </text:span><text:span text:style-name="Default_20_Paragraph_20_Font">הם</text:span><text:span text:style-name="Default_20_Paragraph_20_Font"> </text:span><text:span text:style-name="Default_20_Paragraph_20_Font">קודם</text:span><text:span text:style-name="Default_20_Paragraph_20_Font">-</text:span><text:span text:style-name="Default_20_Paragraph_20_Font">כל</text:span><text:span text:style-name="Default_20_Paragraph_20_Font"> </text:span><text:span text:style-name="Default_20_Paragraph_20_Font">חיפשו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סיבה</text:span><text:span text:style-name="Default_20_Paragraph_20_Font"> </text:span><text:span text:style-name="Default_20_Paragraph_20_Font">הרוחנית</text:span><text:span text:style-name="Default_20_Paragraph_20_Font"> </text:span><text:span text:style-name="Default_20_Paragraph_20_Font">לכך</text:span><text:span text:style-name="Default_20_Paragraph_20_Font"> </text:span><text:span text:style-name="Default_20_Paragraph_20_Font">בחטא</text:span><text:span text:style-name="Default_20_Paragraph_20_Font"> </text:span><text:span text:style-name="Default_20_Paragraph_20_Font">שחטאו</text:span><text:span text:style-name="Default_20_Paragraph_20_Font"> </text:span><text:span text:style-name="Default_20_Paragraph_20_Font">לאחיהם</text:span><text:span text:style-name="Default_20_Paragraph_20_Font">. </text:span><text:span text:style-name="Default_20_Paragraph_20_Font">ולמרות</text:span><text:span text:style-name="Default_20_Paragraph_20_Font"> </text:span><text:span text:style-name="Default_20_Paragraph_20_Font">זאת</text:span><text:span text:style-name="Default_20_Paragraph_20_Font">, </text:span><text:span text:style-name="Default_20_Paragraph_20_Font">כשבאה</text:span><text:span text:style-name="Default_20_Paragraph_20_Font"> </text:span><text:span text:style-name="Default_20_Paragraph_20_Font">עליהם</text:span><text:span text:style-name="Default_20_Paragraph_20_Font"> </text:span><text:span text:style-name="Default_20_Paragraph_20_Font">צרה</text:span><text:span text:style-name="Default_20_Paragraph_20_Font"> </text:span><text:span text:style-name="Default_20_Paragraph_20_Font">נוספת</text:span><text:span text:style-name="Default_20_Paragraph_20_Font">, </text:span><text:span text:style-name="Default_20_Paragraph_20_Font">הם</text:span><text:span text:style-name="Default_20_Paragraph_20_Font"> </text:span><text:span text:style-name="Default_20_Paragraph_20_Font">זעפו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</text:span><text:span text:style-name="Default_20_Paragraph_20_Font">'. </text:span><text:span text:style-name="Default_20_Paragraph_20_Font">אם</text:span><text:span text:style-name="Default_20_Paragraph_20_Font"> </text:span><text:span text:style-name="Default_20_Paragraph_20_Font">כך</text:span><text:span text:style-name="Default_20_Paragraph_20_Font">, </text:span><text:span text:style-name="Default_20_Paragraph_20_Font">ייתכן</text:span><text:span text:style-name="Default_20_Paragraph_20_Font"> </text:span><text:span text:style-name="Default_20_Paragraph_20_Font">שההקבלה</text:span><text:span text:style-name="Default_20_Paragraph_20_Font"> </text:span><text:span text:style-name="Default_20_Paragraph_20_Font">מחזקת</text:span><text:span text:style-name="Default_20_Paragraph_20_Font"> </text:span><text:span text:style-name="Default_20_Paragraph_20_Font">דווקא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השקפה</text:span><text:span text:style-name="Default_20_Paragraph_20_Font"> </text:span><text:span text:style-name="Default_20_Paragraph_20_Font">הראשונה</text:span><text:span text:style-name="Default_20_Paragraph_20_Font">. </text:span><text:span text:style-name="Default_20_Paragraph_20_Font">וכך</text:span><text:span text:style-name="Default_20_Paragraph_20_Font"> </text:span><text:span text:style-name="Default_20_Paragraph_20_Font">נראה</text:span><text:span text:style-name="Default_20_Paragraph_20_Font"> </text:span><text:span text:style-name="Default_20_Paragraph_20_Font">מפירוש</text:span><text:span text:style-name="Default_20_Paragraph_20_Font"> </text:span><text:span text:style-name="Default_20_Paragraph_20_Font">הפסיקתא</text:span><text:span text:style-name="Default_20_Paragraph_20_Font"> </text:span><text:span text:style-name="Default_20_Paragraph_20_Font">זוטרתא</text:span><text:span text:style-name="Default_20_Paragraph_20_Font">:</text:span></text:p>
      <text:p text:style-name="P7"><text:span text:style-name="Default_20_Paragraph_20_Font"><text:span text:style-name="T3">מה</text:span></text:span><text:span text:style-name="Default_20_Paragraph_20_Font"><text:span text:style-name="T3"> </text:span></text:span><text:span text:style-name="Default_20_Paragraph_20_Font"><text:span text:style-name="T3">זאת</text:span></text:span><text:span text:style-name="Default_20_Paragraph_20_Font"><text:span text:style-name="T3"> </text:span></text:span><text:span text:style-name="Default_20_Paragraph_20_Font"><text:span text:style-name="T3">עשה</text:span></text:span><text:span text:style-name="Default_20_Paragraph_20_Font"><text:span text:style-name="T3"> </text:span></text:span><text:span text:style-name="Default_20_Paragraph_20_Font"><text:span text:style-name="T3">אלהים</text:span></text:span><text:span text:style-name="Default_20_Paragraph_20_Font"><text:span text:style-name="T3"> </text:span></text:span><text:span text:style-name="Default_20_Paragraph_20_Font"><text:span text:style-name="T3">לנו</text:span></text:span><text:span text:style-name="Default_20_Paragraph_20_Font"> - </text:span><text:span text:style-name="Default_20_Paragraph_20_Font">זהו</text:span><text:span text:style-name="Default_20_Paragraph_20_Font"> </text:span><text:span text:style-name="Default_20_Paragraph_20_Font">שאמר</text:span><text:span text:style-name="Default_20_Paragraph_20_Font"> </text:span><text:span text:style-name="Default_20_Paragraph_20_Font">הכתוב</text:span><text:span text:style-name="Default_20_Paragraph_20_Font">: </text:span><text:span text:style-name="Default_20_Paragraph_20_Font"><text:span text:style-name="T3">איוולת</text:span></text:span><text:span text:style-name="Default_20_Paragraph_20_Font"><text:span text:style-name="T3"> </text:span></text:span><text:span text:style-name="Default_20_Paragraph_20_Font"><text:span text:style-name="T3">אדם</text:span></text:span><text:span text:style-name="Default_20_Paragraph_20_Font"><text:span text:style-name="T3"> </text:span></text:span><text:span text:style-name="Default_20_Paragraph_20_Font"><text:span text:style-name="T3">תסלף</text:span></text:span><text:span text:style-name="Default_20_Paragraph_20_Font"><text:span text:style-name="T3"> </text:span></text:span><text:span text:style-name="Default_20_Paragraph_20_Font"><text:span text:style-name="T3">דרכו</text:span></text:span><text:span text:style-name="Default_20_Paragraph_20_Font"><text:span text:style-name="T3"> </text:span></text:span><text:span text:style-name="Default_20_Paragraph_20_Font"><text:span text:style-name="T3">ועל</text:span></text:span><text:span text:style-name="Default_20_Paragraph_20_Font"><text:span text:style-name="T3"> </text:span></text:span><text:span text:style-name="Default_20_Paragraph_20_Font"><text:span text:style-name="T3">ה</text:span></text:span><text:span text:style-name="Default_20_Paragraph_20_Font"><text:span text:style-name="T3">' </text:span></text:span><text:span text:style-name="Default_20_Paragraph_20_Font"><text:span text:style-name="T3">יזעף</text:span></text:span><text:span text:style-name="Default_20_Paragraph_20_Font"><text:span text:style-name="T3"> </text:span></text:span><text:span text:style-name="Default_20_Paragraph_20_Font"><text:span text:style-name="T3">ליבו</text:span></text:span><text:span text:style-name="Default_20_Paragraph_20_Font"> . </text:span><text:span text:style-name="Default_20_Paragraph_20_Font">היה</text:span><text:span text:style-name="Default_20_Paragraph_20_Font"> </text:span><text:span text:style-name="Default_20_Paragraph_20_Font">להם</text:span><text:span text:style-name="Default_20_Paragraph_20_Font"> </text:span><text:span text:style-name="Default_20_Paragraph_20_Font">לראות</text:span><text:span text:style-name="Default_20_Paragraph_20_Font"> </text:span><text:span text:style-name="Default_20_Paragraph_20_Font">שקיהם</text:span><text:span text:style-name="Default_20_Paragraph_20_Font"> </text:span><text:span text:style-name="Default_20_Paragraph_20_Font">קודם</text:span><text:span text:style-name="Default_20_Paragraph_20_Font"> </text:span><text:span text:style-name="Default_20_Paragraph_20_Font">שיצאו</text:span><text:span text:style-name="Default_20_Paragraph_20_Font"> </text:span><text:span text:style-name="Default_20_Paragraph_20_Font">משם</text:span><text:span text:style-name="Default_20_Paragraph_20_Font">, </text:span><text:span text:style-name="Default_20_Paragraph_20_Font">אם</text:span><text:span text:style-name="Default_20_Paragraph_20_Font"> </text:span><text:span text:style-name="Default_20_Paragraph_20_Font">חטים</text:span><text:span text:style-name="Default_20_Paragraph_20_Font"> </text:span><text:span text:style-name="Default_20_Paragraph_20_Font">נתנו</text:span><text:span text:style-name="Default_20_Paragraph_20_Font"> </text:span><text:span text:style-name="Default_20_Paragraph_20_Font">להם</text:span><text:span text:style-name="Default_20_Paragraph_20_Font"> </text:span><text:span text:style-name="Default_20_Paragraph_20_Font">אם</text:span><text:span text:style-name="Default_20_Paragraph_20_Font"> </text:span><text:span text:style-name="Default_20_Paragraph_20_Font">שעורים</text:span><text:span text:style-name="Default_20_Paragraph_20_Font">! (</text:span><text:span text:style-name="Default_20_Paragraph_20_Font">פסיקתא</text:span><text:span text:style-name="Default_20_Paragraph_20_Font"> </text:span><text:span text:style-name="Default_20_Paragraph_20_Font">זוטרתא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בראשית</text:span><text:span text:style-name="Default_20_Paragraph_20_Font"> </text:span><text:span text:style-name="Default_20_Paragraph_20_Font">מ</text:span><text:span text:style-name="Default_20_Paragraph_20_Font">"</text:span><text:span text:style-name="Default_20_Paragraph_20_Font">ב</text:span><text:span text:style-name="Default_20_Paragraph_20_Font"> </text:span><text:span text:style-name="Default_20_Paragraph_20_Font">כז</text:span><text:span text:style-name="Default_20_Paragraph_20_Font">, </text:span><text:span text:style-name="Default_20_Paragraph_20_Font">ד</text:span><text:span text:style-name="Default_20_Paragraph_20_Font">"</text:span><text:span text:style-name="Default_20_Paragraph_20_Font">ה</text:span><text:span text:style-name="Default_20_Paragraph_20_Font"> '</text:span><text:span text:style-name="Default_20_Paragraph_20_Font">ויפתח</text:span><text:span text:style-name="Default_20_Paragraph_20_Font"> </text:span><text:span text:style-name="Default_20_Paragraph_20_Font">האחד</text:span><text:span text:style-name="Default_20_Paragraph_20_Font">'). </text:span></text:p>
      <text:p text:style-name="P9"/>
      <text:p text:style-name="P9"><text:span text:style-name="Default_20_Paragraph_20_Font">בלי</text:span><text:span text:style-name="Default_20_Paragraph_20_Font"> </text:span><text:span text:style-name="Default_20_Paragraph_20_Font">קשר</text:span><text:span text:style-name="Default_20_Paragraph_20_Font"> </text:span><text:span text:style-name="Default_20_Paragraph_20_Font">לרגשי</text:span><text:span text:style-name="Default_20_Paragraph_20_Font"> </text:span><text:span text:style-name="Default_20_Paragraph_20_Font">האשם</text:span><text:span text:style-name="Default_20_Paragraph_20_Font"> </text:span><text:span text:style-name="Default_20_Paragraph_20_Font">שלהם</text:span><text:span text:style-name="Default_20_Paragraph_20_Font"> </text:span><text:span text:style-name="Default_20_Paragraph_20_Font">ביחס</text:span><text:span text:style-name="Default_20_Paragraph_20_Font"> </text:span><text:span text:style-name="Default_20_Paragraph_20_Font">לאחיהם</text:span><text:span text:style-name="Default_20_Paragraph_20_Font">, </text:span><text:span text:style-name="Default_20_Paragraph_20_Font">האחים</text:span><text:span text:style-name="Default_20_Paragraph_20_Font"> </text:span><text:span text:style-name="Default_20_Paragraph_20_Font">היו</text:span><text:span text:style-name="Default_20_Paragraph_20_Font"> </text:span><text:span text:style-name="Default_20_Paragraph_20_Font">צריכים</text:span><text:span text:style-name="Default_20_Paragraph_20_Font"> </text:span><text:span text:style-name="Default_20_Paragraph_20_Font">לנהוג</text:span><text:span text:style-name="Default_20_Paragraph_20_Font"> </text:span><text:span text:style-name="Default_20_Paragraph_20_Font">בהגיון</text:span><text:span text:style-name="Default_20_Paragraph_20_Font"> </text:span><text:span text:style-name="Default_20_Paragraph_20_Font">ולבדוק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שקים</text:span><text:span text:style-name="Default_20_Paragraph_20_Font"> </text:span><text:span text:style-name="Default_20_Paragraph_20_Font">שלהם</text:span><text:span text:style-name="Default_20_Paragraph_20_Font"> </text:span><text:span text:style-name="Default_20_Paragraph_20_Font">לפני</text:span><text:span text:style-name="Default_20_Paragraph_20_Font"> </text:span><text:span text:style-name="Default_20_Paragraph_20_Font">שהם</text:span><text:span text:style-name="Default_20_Paragraph_20_Font"> </text:span><text:span text:style-name="Default_20_Paragraph_20_Font">יוצאים</text:span><text:span text:style-name="Default_20_Paragraph_20_Font">. </text:span><text:span text:style-name="Default_20_Paragraph_20_Font">אבל</text:span><text:span text:style-name="Default_20_Paragraph_20_Font"> </text:span><text:span text:style-name="Default_20_Paragraph_20_Font">הם</text:span><text:span text:style-name="Default_20_Paragraph_20_Font"> </text:span><text:span text:style-name="Default_20_Paragraph_20_Font">נהגו</text:span><text:span text:style-name="Default_20_Paragraph_20_Font"> </text:span><text:span text:style-name="Default_20_Paragraph_20_Font">באיוולת</text:span><text:span text:style-name="Default_20_Paragraph_20_Font"> </text:span><text:span text:style-name="Default_20_Paragraph_20_Font">ולא</text:span><text:span text:style-name="Default_20_Paragraph_20_Font"> </text:span><text:span text:style-name="Default_20_Paragraph_20_Font">בדקו</text:span><text:span text:style-name="Default_20_Paragraph_20_Font">, </text:span><text:span text:style-name="Default_20_Paragraph_20_Font">ואחר</text:span><text:span text:style-name="Default_20_Paragraph_20_Font">-</text:span><text:span text:style-name="Default_20_Paragraph_20_Font">כך</text:span><text:span text:style-name="Default_20_Paragraph_20_Font"> </text:span><text:span text:style-name="Default_20_Paragraph_20_Font">חיפשו</text:span><text:span text:style-name="Default_20_Paragraph_20_Font"> </text:span><text:span text:style-name="Default_20_Paragraph_20_Font">סיבות</text:span><text:span text:style-name="Default_20_Paragraph_20_Font"> </text:span><text:span text:style-name="Default_20_Paragraph_20_Font">רוחניות</text:span><text:span text:style-name="Default_20_Paragraph_20_Font"> </text:span><text:span text:style-name="Default_20_Paragraph_20_Font">ו</text:span><text:span text:style-name="Default_20_Paragraph_20_Font">'</text:span><text:span text:style-name="Default_20_Paragraph_20_Font">האשימו</text:span><text:span text:style-name="Default_20_Paragraph_20_Font">' </text:span><text:span text:style-name="Default_20_Paragraph_20_Font">את</text:span><text:span text:style-name="Default_20_Paragraph_20_Font"> </text:span><text:span text:style-name="Default_20_Paragraph_20_Font">ה</text:span><text:span text:style-name="Default_20_Paragraph_20_Font">'.</text:span></text:p>
      <text:p text:style-name="P11"/>
      <text:p text:style-name="P9"><text:span text:style-name="Default_20_Paragraph_20_Font"><text:span text:style-name="T2">פסוק</text:span></text:span><text:span text:style-name="Default_20_Paragraph_20_Font"><text:span text:style-name="T2"> </text:span></text:span><text:span text:style-name="Default_20_Paragraph_20_Font"><text:span text:style-name="T2">ד</text:span></text:span></text:p>
      <text:p text:style-name="P7"><text:span text:style-name="Default_20_Paragraph_20_Font">הו</text:span><text:span text:style-name="Default_20_Paragraph_20_Font">ֹ</text:span><text:span text:style-name="Default_20_Paragraph_20_Font">ן</text:span><text:span text:style-name="Default_20_Paragraph_20_Font"> </text:span><text:span text:style-name="Default_20_Paragraph_20_Font">י</text:span><text:span text:style-name="Default_20_Paragraph_20_Font">ֹ</text:span><text:span text:style-name="Default_20_Paragraph_20_Font">ס</text:span><text:span text:style-name="Default_20_Paragraph_20_Font">ִ</text:span><text:span text:style-name="Default_20_Paragraph_20_Font">יף</text:span><text:span text:style-name="Default_20_Paragraph_20_Font"> </text:span><text:span text:style-name="Default_20_Paragraph_20_Font">ר</text:span><text:span text:style-name="Default_20_Paragraph_20_Font">ֵ</text:span><text:span text:style-name="Default_20_Paragraph_20_Font">ע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ר</text:span><text:span text:style-name="Default_20_Paragraph_20_Font">ַ</text:span><text:span text:style-name="Default_20_Paragraph_20_Font">ב</text:span><text:span text:style-name="Default_20_Paragraph_20_Font">ִּ</text:span><text:span text:style-name="Default_20_Paragraph_20_Font">ים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ד</text:span><text:span text:style-name="Default_20_Paragraph_20_Font">ָ</text:span><text:span text:style-name="Default_20_Paragraph_20_Font">ל</text:span><text:span text:style-name="Default_20_Paragraph_20_Font"> </text:span><text:span text:style-name="Default_20_Paragraph_20_Font">מ</text:span><text:span text:style-name="Default_20_Paragraph_20_Font">ֵ</text:span><text:span text:style-name="Default_20_Paragraph_20_Font">ר</text:span><text:span text:style-name="Default_20_Paragraph_20_Font">ֵ</text:span><text:span text:style-name="Default_20_Paragraph_20_Font">עהו</text:span><text:span text:style-name="Default_20_Paragraph_20_Font">ּ </text:span><text:span text:style-name="Default_20_Paragraph_20_Font">י</text:span><text:span text:style-name="Default_20_Paragraph_20_Font">ִ</text:span><text:span text:style-name="Default_20_Paragraph_20_Font">פ</text:span><text:span text:style-name="Default_20_Paragraph_20_Font">ָּ</text:span><text:span text:style-name="Default_20_Paragraph_20_Font">ר</text:span><text:span text:style-name="Default_20_Paragraph_20_Font">ֵ</text:span><text:span text:style-name="Default_20_Paragraph_20_Font">ד</text:span><text:span text:style-name="Default_20_Paragraph_20_Font"> <text:s text:c="9"/>(</text:span><text:span text:style-name="Default_20_Paragraph_20_Font">משלי</text:span><text:span text:style-name="Default_20_Paragraph_20_Font"> </text:span><text:span text:style-name="Default_20_Paragraph_20_Font">י</text:span><text:span text:style-name="Default_20_Paragraph_20_Font">"</text:span><text:span text:style-name="Default_20_Paragraph_20_Font">ט</text:span><text:span text:style-name="Default_20_Paragraph_20_Font">, </text:span><text:span text:style-name="Default_20_Paragraph_20_Font">ד</text:span><text:span text:style-name="Default_20_Paragraph_20_Font">).</text:span></text:p>
      <text:p text:style-name="P9"/>
      <text:p text:style-name="P9"><text:span text:style-name="Default_20_Paragraph_20_Font">העושר</text:span><text:span text:style-name="Default_20_Paragraph_20_Font"> </text:span><text:span text:style-name="Default_20_Paragraph_20_Font"><text:span text:style-name="T3">מוסיף</text:span></text:span><text:span text:style-name="Default_20_Paragraph_20_Font"> </text:span><text:span text:style-name="Default_20_Paragraph_20_Font">לאדם</text:span><text:span text:style-name="Default_20_Paragraph_20_Font"> </text:span><text:span text:style-name="Default_20_Paragraph_20_Font">חברים</text:span><text:span text:style-name="Default_20_Paragraph_20_Font"> </text:span><text:span text:style-name="Default_20_Paragraph_20_Font">רבים</text:span><text:span text:style-name="Default_20_Paragraph_20_Font">, </text:span><text:span text:style-name="Default_20_Paragraph_20_Font">אך</text:span><text:span text:style-name="Default_20_Paragraph_20_Font"> </text:span><text:span text:style-name="Default_20_Paragraph_20_Font">הם</text:span><text:span text:style-name="Default_20_Paragraph_20_Font"> </text:span><text:span text:style-name="Default_20_Paragraph_20_Font">אינם</text:span><text:span text:style-name="Default_20_Paragraph_20_Font"> </text:span><text:span text:style-name="Default_20_Paragraph_20_Font">חברים</text:span><text:span text:style-name="Default_20_Paragraph_20_Font"> </text:span><text:span text:style-name="Default_20_Paragraph_20_Font">שלו</text:span><text:span text:style-name="Default_20_Paragraph_20_Font"> </text:span><text:span text:style-name="Default_20_Paragraph_20_Font">אלא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<text:span text:style-name="T3">ההון</text:span></text:span><text:span text:style-name="Default_20_Paragraph_20_Font">, </text:span><text:span text:style-name="Default_20_Paragraph_20_Font">וכאשר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<text:span text:style-name="T3">דל</text:span></text:span><text:span text:style-name="Default_20_Paragraph_20_Font"> - </text:span><text:span text:style-name="Default_20_Paragraph_20_Font">מתדלדל</text:span><text:span text:style-name="Default_20_Paragraph_20_Font"> </text:span><text:span text:style-name="Default_20_Paragraph_20_Font">ויורד</text:span><text:span text:style-name="Default_20_Paragraph_20_Font"> </text:span><text:span text:style-name="Default_20_Paragraph_20_Font">מהונו</text:span><text:span text:style-name="Default_20_Paragraph_20_Font"> - </text:span><text:span text:style-name="Default_20_Paragraph_20_Font">הוא</text:span><text:span text:style-name="Default_20_Paragraph_20_Font"> </text:span><text:span text:style-name="Default_20_Paragraph_20_Font">יצטרך</text:span><text:span text:style-name="Default_20_Paragraph_20_Font"> </text:span><text:span text:style-name="Default_20_Paragraph_20_Font"><text:span text:style-name="T3">להיפרד</text:span></text:span><text:span text:style-name="Default_20_Paragraph_20_Font"> </text:span><text:span text:style-name="Default_20_Paragraph_20_Font">מחבריו</text:span><text:span text:style-name="Default_20_Paragraph_20_Font"> </text:span><text:span text:style-name="Default_20_Paragraph_20_Font">שהצטרפו</text:span><text:span text:style-name="Default_20_Paragraph_20_Font"> </text:span><text:span text:style-name="Default_20_Paragraph_20_Font">אליו</text:span><text:span text:style-name="Default_20_Paragraph_20_Font"> </text:span><text:span text:style-name="Default_20_Paragraph_20_Font">בגלל</text:span><text:span text:style-name="Default_20_Paragraph_20_Font"> </text:span><text:span text:style-name="Default_20_Paragraph_20_Font">עושרו</text:span><text:span text:style-name="Default_20_Paragraph_20_Font">.</text:span></text:p>
      <text:p text:style-name="P9"/>
      <text:p text:style-name="P9"><text:span text:style-name="Default_20_Paragraph_20_Font">דוגמה</text:span><text:span text:style-name="Default_20_Paragraph_20_Font"> </text:span><text:span text:style-name="Default_20_Paragraph_20_Font">לאדם</text:span><text:span text:style-name="Default_20_Paragraph_20_Font"> </text:span><text:span text:style-name="Default_20_Paragraph_20_Font">שחווה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בשרו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נכונות</text:span><text:span text:style-name="Default_20_Paragraph_20_Font"> </text:span><text:span text:style-name="Default_20_Paragraph_20_Font">הפסוק</text:span><text:span text:style-name="Default_20_Paragraph_20_Font"> </text:span><text:span text:style-name="Default_20_Paragraph_20_Font">ניתן</text:span><text:span text:style-name="Default_20_Paragraph_20_Font"> </text:span><text:span text:style-name="Default_20_Paragraph_20_Font">למצוא</text:span><text:span text:style-name="Default_20_Paragraph_20_Font"> </text:span><text:span text:style-name="Default_20_Paragraph_20_Font">במגילת</text:span><text:span text:style-name="Default_20_Paragraph_20_Font"> </text:span><text:span text:style-name="Default_20_Paragraph_20_Font">אסתר</text:span><text:note text:id="ftn5" text:note-class="footnote"><text:note-citation>1</text:note-citation><text:note-body><text:p text:style-name="P14"><text:span text:style-name="Default_20_Paragraph_20_Font">ע</text:span><text:span text:style-name="Default_20_Paragraph_20_Font">"</text:span><text:span text:style-name="Default_20_Paragraph_20_Font">פ</text:span><text:span text:style-name="Default_20_Paragraph_20_Font"> </text:span><text:span text:style-name="Default_20_Paragraph_20_Font">רות</text:span><text:span text:style-name="Default_20_Paragraph_20_Font"> </text:span><text:span text:style-name="Default_20_Paragraph_20_Font">וולפיש</text:span><text:span text:style-name="Default_20_Paragraph_20_Font">, "</text:span><text:span text:style-name="Default_20_Paragraph_20_Font">תפקידן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דמויות</text:span><text:span text:style-name="Default_20_Paragraph_20_Font"> </text:span><text:span text:style-name="Default_20_Paragraph_20_Font">המשנה</text:span><text:span text:style-name="Default_20_Paragraph_20_Font"> </text:span><text:span text:style-name="Default_20_Paragraph_20_Font">במגילת</text:span><text:span text:style-name="Default_20_Paragraph_20_Font"> </text:span><text:span text:style-name="Default_20_Paragraph_20_Font">אסתר</text:span><text:span text:style-name="Default_20_Paragraph_20_Font">", </text:span><text:span text:style-name="Default_20_Paragraph_20_Font">בתוך</text:span><text:span text:style-name="Default_20_Paragraph_20_Font"> </text:span><text:span text:style-name="Default_20_Paragraph_20_Font">הספר</text:span><text:span text:style-name="Default_20_Paragraph_20_Font"> "</text:span><text:span text:style-name="Default_20_Paragraph_20_Font">הדסה</text:span><text:span text:style-name="Default_20_Paragraph_20_Font"> </text:span><text:span text:style-name="Default_20_Paragraph_20_Font">היא</text:span><text:span text:style-name="Default_20_Paragraph_20_Font"> </text:span><text:span text:style-name="Default_20_Paragraph_20_Font">אסתר</text:span><text:span text:style-name="Default_20_Paragraph_20_Font">".</text:span></text:p></text:note-body></text:note><text:span text:style-name="Default_20_Paragraph_20_Font">.</text:span></text:p>
      <text:p text:style-name="P9"/>
      <text:p text:style-name="P3"><text:span text:style-name="Default_20_Paragraph_20_Font">אחרי</text:span><text:span text:style-name="Default_20_Paragraph_20_Font"> </text:span><text:span text:style-name="Default_20_Paragraph_20_Font">שהמן</text:span><text:span text:style-name="Default_20_Paragraph_20_Font"> </text:span><text:span text:style-name="Default_20_Paragraph_20_Font">קיבל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זמנתה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אסתר</text:span><text:span text:style-name="Default_20_Paragraph_20_Font"> </text:span><text:span text:style-name="Default_20_Paragraph_20_Font">למשתה</text:span><text:span text:style-name="Default_20_Paragraph_20_Font">, </text:span><text:span text:style-name="Default_20_Paragraph_20_Font">כשמעמדו</text:span><text:span text:style-name="Default_20_Paragraph_20_Font"> </text:span><text:span text:style-name="Default_20_Paragraph_20_Font">היה</text:span><text:span text:style-name="Default_20_Paragraph_20_Font"> </text:span><text:span text:style-name="Default_20_Paragraph_20_Font">גבוה</text:span><text:span text:style-name="Default_20_Paragraph_20_Font"> </text:span><text:span text:style-name="Default_20_Paragraph_20_Font">ביותר</text:span><text:span text:style-name="Default_20_Paragraph_20_Font">, </text:span><text:span text:style-name="Default_20_Paragraph_20_Font">הוא</text:span><text:span text:style-name="Default_20_Paragraph_20_Font"> </text:span><text:span text:style-name="Default_20_Paragraph_20_Font">פנה</text:span><text:span text:style-name="Default_20_Paragraph_20_Font"> </text:span><text:span text:style-name="Default_20_Paragraph_20_Font">אל</text:span><text:span text:style-name="Default_20_Paragraph_20_Font"> </text:span><text:span text:style-name="Default_20_Paragraph_20_Font">אוהביו</text:span><text:span text:style-name="Default_20_Paragraph_20_Font"> </text:span><text:span text:style-name="Default_20_Paragraph_20_Font">וסיפר</text:span><text:span text:style-name="Default_20_Paragraph_20_Font"> </text:span><text:span text:style-name="Default_20_Paragraph_20_Font">להם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עושרו</text:span><text:span text:style-name="Default_20_Paragraph_20_Font">, </text:span><text:span text:style-name="Default_20_Paragraph_20_Font">והם</text:span><text:span text:style-name="Default_20_Paragraph_20_Font"> </text:span><text:span text:style-name="Default_20_Paragraph_20_Font">אכן</text:span><text:span text:style-name="Default_20_Paragraph_20_Font"> </text:span><text:span text:style-name="Default_20_Paragraph_20_Font">ענו</text:span><text:span text:style-name="Default_20_Paragraph_20_Font"> </text:span><text:span text:style-name="Default_20_Paragraph_20_Font">לו</text:span><text:span text:style-name="Default_20_Paragraph_20_Font"> </text:span><text:span text:style-name="Default_20_Paragraph_20_Font">כאוהביו</text:span><text:span text:style-name="Default_20_Paragraph_20_Font">:</text:span></text:p>
      <text:p text:style-name="P6"><text:span text:style-name="Default_20_Paragraph_20_Font">ו</text:span><text:span text:style-name="Default_20_Paragraph_20_Font">ַ</text:span><text:span text:style-name="Default_20_Paragraph_20_Font">י</text:span><text:span text:style-name="Default_20_Paragraph_20_Font">ִּ</text:span><text:span text:style-name="Default_20_Paragraph_20_Font">ת</text:span><text:span text:style-name="Default_20_Paragraph_20_Font">ְ</text:span><text:span text:style-name="Default_20_Paragraph_20_Font">א</text:span><text:span text:style-name="Default_20_Paragraph_20_Font">ַ</text:span><text:span text:style-name="Default_20_Paragraph_20_Font">פ</text:span><text:span text:style-name="Default_20_Paragraph_20_Font">ַּ</text:span><text:span text:style-name="Default_20_Paragraph_20_Font">ק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מ</text:span><text:span text:style-name="Default_20_Paragraph_20_Font">ָ</text:span><text:span text:style-name="Default_20_Paragraph_20_Font">ן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ָּ</text:span><text:span text:style-name="Default_20_Paragraph_20_Font">בו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ל</text:span><text:span text:style-name="Default_20_Paragraph_20_Font"> </text:span><text:span text:style-name="Default_20_Paragraph_20_Font">ב</text:span><text:span text:style-name="Default_20_Paragraph_20_Font">ֵּ</text:span><text:span text:style-name="Default_20_Paragraph_20_Font">יתו</text:span><text:span text:style-name="Default_20_Paragraph_20_Font">ֹ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ִּ</text:span><text:span text:style-name="Default_20_Paragraph_20_Font">ש</text:span><text:span text:style-name="Default_20_Paragraph_20_Font">ְׁ</text:span><text:span text:style-name="Default_20_Paragraph_20_Font">ל</text:span><text:span text:style-name="Default_20_Paragraph_20_Font">ַ</text:span><text:span text:style-name="Default_20_Paragraph_20_Font">ח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ָּ</text:span><text:span text:style-name="Default_20_Paragraph_20_Font">ב</text:span><text:span text:style-name="Default_20_Paragraph_20_Font">ֵ</text:span><text:span text:style-name="Default_20_Paragraph_20_Font">א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<text:span text:style-name="T3">א</text:span></text:span><text:span text:style-name="Default_20_Paragraph_20_Font"><text:span text:style-name="T3">ֹ</text:span></text:span><text:span text:style-name="Default_20_Paragraph_20_Font"><text:span text:style-name="T3">ה</text:span></text:span><text:span text:style-name="Default_20_Paragraph_20_Font"><text:span text:style-name="T3">ֲ</text:span></text:span><text:span text:style-name="Default_20_Paragraph_20_Font"><text:span text:style-name="T3">ב</text:span></text:span><text:span text:style-name="Default_20_Paragraph_20_Font"><text:span text:style-name="T3">ָ</text:span></text:span><text:span text:style-name="Default_20_Paragraph_20_Font"><text:span text:style-name="T3">יו</text:span>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ז</text:span><text:span text:style-name="Default_20_Paragraph_20_Font">ֶ</text:span><text:span text:style-name="Default_20_Paragraph_20_Font">ר</text:span><text:span text:style-name="Default_20_Paragraph_20_Font">ֶ</text:span><text:span text:style-name="Default_20_Paragraph_20_Font">ש</text:span><text:span text:style-name="Default_20_Paragraph_20_Font">ׁ </text:span><text:span text:style-name="Default_20_Paragraph_20_Font">א</text:span><text:span text:style-name="Default_20_Paragraph_20_Font">ִ</text:span><text:span text:style-name="Default_20_Paragraph_20_Font">ש</text:span><text:span text:style-name="Default_20_Paragraph_20_Font">ְׁ</text:span><text:span text:style-name="Default_20_Paragraph_20_Font">ת</text:span><text:span text:style-name="Default_20_Paragraph_20_Font">ּ</text:span><text:span text:style-name="Default_20_Paragraph_20_Font">ו</text:span><text:span text:style-name="Default_20_Paragraph_20_Font">ֹ.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ְ</text:span><text:span text:style-name="Default_20_Paragraph_20_Font">ס</text:span><text:span text:style-name="Default_20_Paragraph_20_Font">ַ</text:span><text:span text:style-name="Default_20_Paragraph_20_Font">פ</text:span><text:span text:style-name="Default_20_Paragraph_20_Font">ֵּ</text:span><text:span text:style-name="Default_20_Paragraph_20_Font">ר</text:span><text:span text:style-name="Default_20_Paragraph_20_Font"> </text:span><text:span text:style-name="Default_20_Paragraph_20_Font">ל</text:span><text:span text:style-name="Default_20_Paragraph_20_Font">ָ</text:span><text:span text:style-name="Default_20_Paragraph_20_Font">ה</text:span><text:span text:style-name="Default_20_Paragraph_20_Font">ֶ</text:span><text:span text:style-name="Default_20_Paragraph_20_Font">ם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מ</text:span><text:span text:style-name="Default_20_Paragraph_20_Font">ָ</text:span><text:span text:style-name="Default_20_Paragraph_20_Font">ן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כ</text:span><text:span text:style-name="Default_20_Paragraph_20_Font">ְּ</text:span><text:span text:style-name="Default_20_Paragraph_20_Font">בו</text:span><text:span text:style-name="Default_20_Paragraph_20_Font">ֹ</text:span><text:span text:style-name="Default_20_Paragraph_20_Font">ד</text:span><text:span text:style-name="Default_20_Paragraph_20_Font"> </text:span><text:span text:style-name="Default_20_Paragraph_20_Font">ע</text:span><text:span text:style-name="Default_20_Paragraph_20_Font">ָ</text:span><text:span text:style-name="Default_20_Paragraph_20_Font">ש</text:span><text:span text:style-name="Default_20_Paragraph_20_Font">ְׁ</text:span><text:span text:style-name="Default_20_Paragraph_20_Font">רו</text:span><text:span text:style-name="Default_20_Paragraph_20_Font">ֹ </text:span><text:span text:style-name="Default_20_Paragraph_20_Font">ו</text:span><text:span text:style-name="Default_20_Paragraph_20_Font">ְ</text:span><text:span text:style-name="Default_20_Paragraph_20_Font">ר</text:span><text:span text:style-name="Default_20_Paragraph_20_Font">ֹ</text:span><text:span text:style-name="Default_20_Paragraph_20_Font">ב</text:span><text:span text:style-name="Default_20_Paragraph_20_Font"> </text:span><text:span text:style-name="Default_20_Paragraph_20_Font">ב</text:span><text:span text:style-name="Default_20_Paragraph_20_Font">ָּ</text:span><text:span text:style-name="Default_20_Paragraph_20_Font">נ</text:span><text:span text:style-name="Default_20_Paragraph_20_Font">ָ</text:span><text:span text:style-name="Default_20_Paragraph_20_Font">יו</text:span><text:span text:style-name="Default_20_Paragraph_20_Font">... </text:span><text:span text:style-name="Default_20_Paragraph_20_Font">ו</text:span><text:span text:style-name="Default_20_Paragraph_20_Font">ַ</text:span><text:span text:style-name="Default_20_Paragraph_20_Font">ת</text:span><text:span text:style-name="Default_20_Paragraph_20_Font">ֹּ</text:span><text:span text:style-name="Default_20_Paragraph_20_Font">אמ</text:span><text:span text:style-name="Default_20_Paragraph_20_Font">ֶ</text:span><text:span text:style-name="Default_20_Paragraph_20_Font">ר</text:span><text:span text:style-name="Default_20_Paragraph_20_Font"> </text:span><text:span text:style-name="Default_20_Paragraph_20_Font">לו</text:span><text:span text:style-name="Default_20_Paragraph_20_Font">ֹ </text:span><text:span text:style-name="Default_20_Paragraph_20_Font">ז</text:span><text:span text:style-name="Default_20_Paragraph_20_Font">ֶ</text:span><text:span text:style-name="Default_20_Paragraph_20_Font">ר</text:span><text:span text:style-name="Default_20_Paragraph_20_Font">ֶ</text:span><text:span text:style-name="Default_20_Paragraph_20_Font">ש</text:span><text:span text:style-name="Default_20_Paragraph_20_Font">ׁ </text:span><text:span text:style-name="Default_20_Paragraph_20_Font">א</text:span><text:span text:style-name="Default_20_Paragraph_20_Font">ִ</text:span><text:span text:style-name="Default_20_Paragraph_20_Font">ש</text:span><text:span text:style-name="Default_20_Paragraph_20_Font">ְׁ</text:span><text:span text:style-name="Default_20_Paragraph_20_Font">ת</text:span><text:span text:style-name="Default_20_Paragraph_20_Font">ּ</text:span><text:span text:style-name="Default_20_Paragraph_20_Font">ו</text:span><text:span text:style-name="Default_20_Paragraph_20_Font">ֹ </text:span><text:span text:style-name="Default_20_Paragraph_20_Font">ו</text:span><text:span text:style-name="Default_20_Paragraph_20_Font">ְ</text:span><text:span text:style-name="Default_20_Paragraph_20_Font">כ</text:span><text:span text:style-name="Default_20_Paragraph_20_Font">ָ</text:span><text:span text:style-name="Default_20_Paragraph_20_Font">ל</text:span><text:span text:style-name="Default_20_Paragraph_20_Font"> </text:span><text:span text:style-name="Default_20_Paragraph_20_Font"><text:span text:style-name="T3">א</text:span></text:span><text:span text:style-name="Default_20_Paragraph_20_Font"><text:span text:style-name="T3">ֹ</text:span></text:span><text:span text:style-name="Default_20_Paragraph_20_Font"><text:span text:style-name="T3">ה</text:span></text:span><text:span text:style-name="Default_20_Paragraph_20_Font"><text:span text:style-name="T3">ֲ</text:span></text:span><text:span text:style-name="Default_20_Paragraph_20_Font"><text:span text:style-name="T3">ב</text:span></text:span><text:span text:style-name="Default_20_Paragraph_20_Font"><text:span text:style-name="T3">ָ</text:span></text:span><text:span text:style-name="Default_20_Paragraph_20_Font"><text:span text:style-name="T3">יו</text:span></text:span><text:span text:style-name="Default_20_Paragraph_20_Font"> '</text:span><text:span text:style-name="Default_20_Paragraph_20_Font">י</text:span><text:span text:style-name="Default_20_Paragraph_20_Font">ַ</text:span><text:span text:style-name="Default_20_Paragraph_20_Font">ע</text:span><text:span text:style-name="Default_20_Paragraph_20_Font">ֲ</text:span><text:span text:style-name="Default_20_Paragraph_20_Font">ש</text:span><text:span text:style-name="Default_20_Paragraph_20_Font">ׂ</text:span><text:span text:style-name="Default_20_Paragraph_20_Font">ו</text:span><text:span text:style-name="Default_20_Paragraph_20_Font">ּ </text:span><text:span text:style-name="Default_20_Paragraph_20_Font">ע</text:span><text:span text:style-name="Default_20_Paragraph_20_Font">ֵ</text:span><text:span text:style-name="Default_20_Paragraph_20_Font">ץ</text:span><text:span text:style-name="Default_20_Paragraph_20_Font"> </text:span><text:span text:style-name="Default_20_Paragraph_20_Font">ג</text:span><text:span text:style-name="Default_20_Paragraph_20_Font">ָּ</text:span><text:span text:style-name="Default_20_Paragraph_20_Font">ב</text:span><text:span text:style-name="Default_20_Paragraph_20_Font">ֹ</text:span><text:span text:style-name="Default_20_Paragraph_20_Font">ה</text:span><text:span text:style-name="Default_20_Paragraph_20_Font">ַּ </text:span><text:span text:style-name="Default_20_Paragraph_20_Font">ח</text:span><text:span text:style-name="Default_20_Paragraph_20_Font">ֲ</text:span><text:span text:style-name="Default_20_Paragraph_20_Font">מ</text:span><text:span text:style-name="Default_20_Paragraph_20_Font">ִ</text:span><text:span text:style-name="Default_20_Paragraph_20_Font">ש</text:span><text:span text:style-name="Default_20_Paragraph_20_Font">ִּׁ</text:span><text:span text:style-name="Default_20_Paragraph_20_Font">ים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מ</text:span><text:span text:style-name="Default_20_Paragraph_20_Font">ָּ</text:span><text:span text:style-name="Default_20_Paragraph_20_Font">ה</text:span><text:span text:style-name="Default_20_Paragraph_20_Font">...' <text:s text:c="9"/>(</text:span><text:span text:style-name="Default_20_Paragraph_20_Font">אסתר</text:span><text:span text:style-name="Default_20_Paragraph_20_Font"> </text:span><text:span text:style-name="Default_20_Paragraph_20_Font">ה</text:span><text:span text:style-name="Default_20_Paragraph_20_Font">', </text:span><text:span text:style-name="Default_20_Paragraph_20_Font">י</text:span><text:span text:style-name="Default_20_Paragraph_20_Font">-</text:span><text:span text:style-name="Default_20_Paragraph_20_Font">יד</text:span><text:span text:style-name="Default_20_Paragraph_20_Font">).</text:span></text:p>
      <text:p text:style-name="P3"><text:soft-page-break/></text:p>
      <text:p text:style-name="P3"><text:span text:style-name="Default_20_Paragraph_20_Font">בפרק</text:span><text:span text:style-name="Default_20_Paragraph_20_Font"> </text:span><text:span text:style-name="Default_20_Paragraph_20_Font">הבא</text:span><text:span text:style-name="Default_20_Paragraph_20_Font">, </text:span><text:span text:style-name="Default_20_Paragraph_20_Font">לאחר</text:span><text:span text:style-name="Default_20_Paragraph_20_Font"> </text:span><text:span text:style-name="Default_20_Paragraph_20_Font">שהמן</text:span><text:span text:style-name="Default_20_Paragraph_20_Font"> </text:span><text:span text:style-name="Default_20_Paragraph_20_Font">התבזה</text:span><text:span text:style-name="Default_20_Paragraph_20_Font"> </text:span><text:span text:style-name="Default_20_Paragraph_20_Font">בפני</text:span><text:span text:style-name="Default_20_Paragraph_20_Font"> </text:span><text:span text:style-name="Default_20_Paragraph_20_Font">מרדכי</text:span><text:span text:style-name="Default_20_Paragraph_20_Font">, </text:span><text:span text:style-name="Default_20_Paragraph_20_Font">הוא</text:span><text:span text:style-name="Default_20_Paragraph_20_Font"> </text:span><text:span text:style-name="Default_20_Paragraph_20_Font">שוב</text:span><text:span text:style-name="Default_20_Paragraph_20_Font"> </text:span><text:span text:style-name="Default_20_Paragraph_20_Font">פנה</text:span><text:span text:style-name="Default_20_Paragraph_20_Font"> </text:span><text:span text:style-name="Default_20_Paragraph_20_Font">אל</text:span><text:span text:style-name="Default_20_Paragraph_20_Font"> </text:span><text:span text:style-name="Default_20_Paragraph_20_Font">אוהביו</text:span><text:span text:style-name="Default_20_Paragraph_20_Font"> </text:span><text:span text:style-name="Default_20_Paragraph_20_Font">כדי</text:span><text:span text:style-name="Default_20_Paragraph_20_Font"> </text:span><text:span text:style-name="Default_20_Paragraph_20_Font">לקבל</text:span><text:span text:style-name="Default_20_Paragraph_20_Font"> </text:span><text:span text:style-name="Default_20_Paragraph_20_Font">מהם</text:span><text:span text:style-name="Default_20_Paragraph_20_Font"> </text:span><text:span text:style-name="Default_20_Paragraph_20_Font">תמיכה</text:span><text:span text:style-name="Default_20_Paragraph_20_Font">, </text:span><text:span text:style-name="Default_20_Paragraph_20_Font">אבל</text:span><text:span text:style-name="Default_20_Paragraph_20_Font"> </text:span><text:span text:style-name="Default_20_Paragraph_20_Font">הפעם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סיפר</text:span><text:span text:style-name="Default_20_Paragraph_20_Font"> </text:span><text:span text:style-name="Default_20_Paragraph_20_Font">להם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כך</text:span><text:span text:style-name="Default_20_Paragraph_20_Font"> </text:span><text:span text:style-name="Default_20_Paragraph_20_Font">שהושפל</text:span><text:span text:style-name="Default_20_Paragraph_20_Font"> </text:span><text:span text:style-name="Default_20_Paragraph_20_Font">ונתדלדל</text:span><text:span text:style-name="Default_20_Paragraph_20_Font"> </text:span><text:span text:style-name="Default_20_Paragraph_20_Font">מכבודו</text:span><text:span text:style-name="Default_20_Paragraph_20_Font">, </text:span><text:span text:style-name="Default_20_Paragraph_20_Font">ולכן</text:span><text:span text:style-name="Default_20_Paragraph_20_Font"> </text:span><text:span text:style-name="Default_20_Paragraph_20_Font">הפעם</text:span><text:span text:style-name="Default_20_Paragraph_20_Font"> </text:span><text:span text:style-name="Default_20_Paragraph_20_Font">הם</text:span><text:span text:style-name="Default_20_Paragraph_20_Font"> </text:span><text:span text:style-name="Default_20_Paragraph_20_Font">לא</text:span><text:span text:style-name="Default_20_Paragraph_20_Font"> </text:span><text:span text:style-name="Default_20_Paragraph_20_Font">ענו</text:span><text:span text:style-name="Default_20_Paragraph_20_Font"> </text:span><text:span text:style-name="Default_20_Paragraph_20_Font">לו</text:span><text:span text:style-name="Default_20_Paragraph_20_Font"> </text:span><text:span text:style-name="Default_20_Paragraph_20_Font">כ</text:span><text:span text:style-name="Default_20_Paragraph_20_Font">'</text:span><text:span text:style-name="Default_20_Paragraph_20_Font">אוהבים</text:span><text:span text:style-name="Default_20_Paragraph_20_Font">' </text:span><text:span text:style-name="Default_20_Paragraph_20_Font">אלא</text:span><text:span text:style-name="Default_20_Paragraph_20_Font"> </text:span><text:span text:style-name="Default_20_Paragraph_20_Font">כ</text:span><text:span text:style-name="Default_20_Paragraph_20_Font">'</text:span><text:span text:style-name="Default_20_Paragraph_20_Font">חכמים</text:span><text:span text:style-name="Default_20_Paragraph_20_Font">':</text:span><text:a xlink:type="simple" xlink:href="http://tora.us.fm/tnk1/prqim/t3306.htm#13"><text:span text:style-name="Default_20_Paragraph_20_Font"><text:span text:style-name="Default_20_Paragraph_20_Font"> </text:span></text:span></text:a></text:p>
      <text:p text:style-name="P6"><text:span text:style-name="Default_20_Paragraph_20_Font">ו</text:span><text:span text:style-name="Default_20_Paragraph_20_Font">ַ</text:span><text:span text:style-name="Default_20_Paragraph_20_Font">י</text:span><text:span text:style-name="Default_20_Paragraph_20_Font">ְ</text:span><text:span text:style-name="Default_20_Paragraph_20_Font">ס</text:span><text:span text:style-name="Default_20_Paragraph_20_Font">ַ</text:span><text:span text:style-name="Default_20_Paragraph_20_Font">פ</text:span><text:span text:style-name="Default_20_Paragraph_20_Font">ֵּ</text:span><text:span text:style-name="Default_20_Paragraph_20_Font">ר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מ</text:span><text:span text:style-name="Default_20_Paragraph_20_Font">ָ</text:span><text:span text:style-name="Default_20_Paragraph_20_Font">ן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ז</text:span><text:span text:style-name="Default_20_Paragraph_20_Font">ֶ</text:span><text:span text:style-name="Default_20_Paragraph_20_Font">ר</text:span><text:span text:style-name="Default_20_Paragraph_20_Font">ֶ</text:span><text:span text:style-name="Default_20_Paragraph_20_Font">ש</text:span><text:span text:style-name="Default_20_Paragraph_20_Font">ׁ </text:span><text:span text:style-name="Default_20_Paragraph_20_Font">א</text:span><text:span text:style-name="Default_20_Paragraph_20_Font">ִ</text:span><text:span text:style-name="Default_20_Paragraph_20_Font">ש</text:span><text:span text:style-name="Default_20_Paragraph_20_Font">ְׁ</text:span><text:span text:style-name="Default_20_Paragraph_20_Font">ת</text:span><text:span text:style-name="Default_20_Paragraph_20_Font">ּ</text:span><text:span text:style-name="Default_20_Paragraph_20_Font">ו</text:span><text:span text:style-name="Default_20_Paragraph_20_Font">ֹ </text:span><text:span text:style-name="Default_20_Paragraph_20_Font">ו</text:span><text:span text:style-name="Default_20_Paragraph_20_Font">ּ</text:span><text:span text:style-name="Default_20_Paragraph_20_Font">ל</text:span><text:span text:style-name="Default_20_Paragraph_20_Font">ְ</text:span><text:span text:style-name="Default_20_Paragraph_20_Font">כ</text:span><text:span text:style-name="Default_20_Paragraph_20_Font">ָ</text:span><text:span text:style-name="Default_20_Paragraph_20_Font">ל</text:span><text:span text:style-name="Default_20_Paragraph_20_Font"> </text:span><text:span text:style-name="Default_20_Paragraph_20_Font"><text:span text:style-name="T3">א</text:span></text:span><text:span text:style-name="Default_20_Paragraph_20_Font"><text:span text:style-name="T3">ֹ</text:span></text:span><text:span text:style-name="Default_20_Paragraph_20_Font"><text:span text:style-name="T3">ה</text:span></text:span><text:span text:style-name="Default_20_Paragraph_20_Font"><text:span text:style-name="T3">ֲ</text:span></text:span><text:span text:style-name="Default_20_Paragraph_20_Font"><text:span text:style-name="T3">ב</text:span></text:span><text:span text:style-name="Default_20_Paragraph_20_Font"><text:span text:style-name="T3">ָ</text:span></text:span><text:span text:style-name="Default_20_Paragraph_20_Font"><text:span text:style-name="T3">יו</text:span></text:span><text:span text:style-name="Default_20_Paragraph_20_Font"> </text:span><text:span text:style-name="Default_20_Paragraph_20_Font">א</text:span><text:span text:style-name="Default_20_Paragraph_20_Font">ֵ</text:span><text:span text:style-name="Default_20_Paragraph_20_Font">ת</text:span><text:span text:style-name="Default_20_Paragraph_20_Font"> </text:span><text:span text:style-name="Default_20_Paragraph_20_Font">כ</text:span><text:span text:style-name="Default_20_Paragraph_20_Font">ָּ</text:span><text:span text:style-name="Default_20_Paragraph_20_Font">ל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ֶׁ</text:span><text:span text:style-name="Default_20_Paragraph_20_Font">ר</text:span><text:span text:style-name="Default_20_Paragraph_20_Font"> </text:span><text:span text:style-name="Default_20_Paragraph_20_Font">ק</text:span><text:span text:style-name="Default_20_Paragraph_20_Font">ָ</text:span><text:span text:style-name="Default_20_Paragraph_20_Font">ר</text:span><text:span text:style-name="Default_20_Paragraph_20_Font">ָ</text:span><text:span text:style-name="Default_20_Paragraph_20_Font">הו</text:span><text:span text:style-name="Default_20_Paragraph_20_Font">ּ.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ֹּ</text:span><text:span text:style-name="Default_20_Paragraph_20_Font">אמ</text:span><text:span text:style-name="Default_20_Paragraph_20_Font">ְ</text:span><text:span text:style-name="Default_20_Paragraph_20_Font">רו</text:span><text:span text:style-name="Default_20_Paragraph_20_Font">ּ </text:span><text:span text:style-name="Default_20_Paragraph_20_Font">לו</text:span><text:span text:style-name="Default_20_Paragraph_20_Font">ֹ </text:span><text:span text:style-name="Default_20_Paragraph_20_Font"><text:span text:style-name="T3">ח</text:span></text:span><text:span text:style-name="Default_20_Paragraph_20_Font"><text:span text:style-name="T3">ֲ</text:span></text:span><text:span text:style-name="Default_20_Paragraph_20_Font"><text:span text:style-name="T3">כ</text:span></text:span><text:span text:style-name="Default_20_Paragraph_20_Font"><text:span text:style-name="T3">ָ</text:span></text:span><text:span text:style-name="Default_20_Paragraph_20_Font"><text:span text:style-name="T3">מ</text:span></text:span><text:span text:style-name="Default_20_Paragraph_20_Font"><text:span text:style-name="T3">ָ</text:span></text:span><text:span text:style-name="Default_20_Paragraph_20_Font"><text:span text:style-name="T3">יו</text:span>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ז</text:span><text:span text:style-name="Default_20_Paragraph_20_Font">ֶ</text:span><text:span text:style-name="Default_20_Paragraph_20_Font">ר</text:span><text:span text:style-name="Default_20_Paragraph_20_Font">ֶ</text:span><text:span text:style-name="Default_20_Paragraph_20_Font">ש</text:span><text:span text:style-name="Default_20_Paragraph_20_Font">ׁ </text:span><text:span text:style-name="Default_20_Paragraph_20_Font">א</text:span><text:span text:style-name="Default_20_Paragraph_20_Font">ִ</text:span><text:span text:style-name="Default_20_Paragraph_20_Font">ש</text:span><text:span text:style-name="Default_20_Paragraph_20_Font">ְׁ</text:span><text:span text:style-name="Default_20_Paragraph_20_Font">ת</text:span><text:span text:style-name="Default_20_Paragraph_20_Font">ּ</text:span><text:span text:style-name="Default_20_Paragraph_20_Font">ו</text:span><text:span text:style-name="Default_20_Paragraph_20_Font">ֹ '</text:span><text:span text:style-name="Default_20_Paragraph_20_Font">א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ז</text:span><text:span text:style-name="Default_20_Paragraph_20_Font">ֶּ</text:span><text:span text:style-name="Default_20_Paragraph_20_Font">ר</text:span><text:span text:style-name="Default_20_Paragraph_20_Font">ַ</text:span><text:span text:style-name="Default_20_Paragraph_20_Font">ע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י</text:span><text:span text:style-name="Default_20_Paragraph_20_Font">ְּ</text:span><text:span text:style-name="Default_20_Paragraph_20_Font">הו</text:span><text:span text:style-name="Default_20_Paragraph_20_Font">ּ</text:span><text:span text:style-name="Default_20_Paragraph_20_Font">ד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מ</text:span><text:span text:style-name="Default_20_Paragraph_20_Font">ָ</text:span><text:span text:style-name="Default_20_Paragraph_20_Font">ר</text:span><text:span text:style-name="Default_20_Paragraph_20_Font">ְ</text:span><text:span text:style-name="Default_20_Paragraph_20_Font">ד</text:span><text:span text:style-name="Default_20_Paragraph_20_Font">ֳּ</text:span><text:span text:style-name="Default_20_Paragraph_20_Font">כ</text:span><text:span text:style-name="Default_20_Paragraph_20_Font">ַ</text:span><text:span text:style-name="Default_20_Paragraph_20_Font">י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ֶׁ</text:span><text:span text:style-name="Default_20_Paragraph_20_Font">ר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ח</text:span><text:span text:style-name="Default_20_Paragraph_20_Font">ִ</text:span><text:span text:style-name="Default_20_Paragraph_20_Font">ל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ת</text:span><text:span text:style-name="Default_20_Paragraph_20_Font">ָ </text:span><text:span text:style-name="Default_20_Paragraph_20_Font">ל</text:span><text:span text:style-name="Default_20_Paragraph_20_Font">ִ</text:span><text:span text:style-name="Default_20_Paragraph_20_Font">נ</text:span><text:span text:style-name="Default_20_Paragraph_20_Font">ְ</text:span><text:span text:style-name="Default_20_Paragraph_20_Font">פ</text:span><text:span text:style-name="Default_20_Paragraph_20_Font">ֹּ</text:span><text:span text:style-name="Default_20_Paragraph_20_Font">ל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פ</text:span><text:span text:style-name="Default_20_Paragraph_20_Font">ָ</text:span><text:span text:style-name="Default_20_Paragraph_20_Font">נ</text:span><text:span text:style-name="Default_20_Paragraph_20_Font">ָ</text:span><text:span text:style-name="Default_20_Paragraph_20_Font">יו</text:span><text:span text:style-name="Default_20_Paragraph_20_Font"> 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תו</text:span><text:span text:style-name="Default_20_Paragraph_20_Font">ּ</text:span><text:span text:style-name="Default_20_Paragraph_20_Font">כ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לו</text:span><text:span text:style-name="Default_20_Paragraph_20_Font">ֹ </text:span><text:span text:style-name="Default_20_Paragraph_20_Font">כ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נ</text:span><text:span text:style-name="Default_20_Paragraph_20_Font">ָ</text:span><text:span text:style-name="Default_20_Paragraph_20_Font">פו</text:span><text:span text:style-name="Default_20_Paragraph_20_Font">ֹ</text:span><text:span text:style-name="Default_20_Paragraph_20_Font">ל</text:span><text:span text:style-name="Default_20_Paragraph_20_Font"> </text:span><text:span text:style-name="Default_20_Paragraph_20_Font">ת</text:span><text:span text:style-name="Default_20_Paragraph_20_Font">ִּ</text:span><text:span text:style-name="Default_20_Paragraph_20_Font">פ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ל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פ</text:span><text:span text:style-name="Default_20_Paragraph_20_Font">ָ</text:span><text:span text:style-name="Default_20_Paragraph_20_Font">נ</text:span><text:span text:style-name="Default_20_Paragraph_20_Font">ָ</text:span><text:span text:style-name="Default_20_Paragraph_20_Font">יו</text:span><text:span text:style-name="Default_20_Paragraph_20_Font">' <text:s text:c="9"/>(</text:span><text:span text:style-name="Default_20_Paragraph_20_Font">אסתר</text:span><text:span text:style-name="Default_20_Paragraph_20_Font"> </text:span><text:span text:style-name="Default_20_Paragraph_20_Font">ו</text:span><text:span text:style-name="Default_20_Paragraph_20_Font">', </text:span><text:span text:style-name="Default_20_Paragraph_20_Font">יג</text:span><text:span text:style-name="Default_20_Paragraph_20_Font">).</text:span></text:p>
      <text:p text:style-name="P9"/>
      <text:p text:style-name="P9"><text:span text:style-name="Default_20_Paragraph_20_Font">כל אותם אוהבים, שנוספו אל המן בזכות עושרו, הריחו שהוא עומד להתדלדל ולכן הפסיקו להיות אוהבים והפכו ל"חכמים" - "</text:span><text:span text:style-name="Default_20_Paragraph_20_Font"><text:span text:style-name="T3">ודל מרעהו ייפרד</text:span></text:span><text:span text:style-name="Default_20_Paragraph_20_Font">"</text:span></text:p>
      <text:p text:style-name="P9"><text:span text:style-name="Default_20_Paragraph_20_Font"><text:span text:style-name="T2"/></text:span></text:p>
      <text:p text:style-name="P9"><text:span text:style-name="Default_20_Paragraph_20_Font"><text:span text:style-name="T2">פסוק</text:span></text:span><text:span text:style-name="Default_20_Paragraph_20_Font"><text:span text:style-name="T2"> </text:span></text:span><text:span text:style-name="Default_20_Paragraph_20_Font"><text:span text:style-name="T2">כג</text:span></text:span></text:p>
      <text:p text:style-name="P7"><text:span text:style-name="Default_20_Paragraph_20_Font">י</text:span><text:span text:style-name="Default_20_Paragraph_20_Font">ִ</text:span><text:span text:style-name="Default_20_Paragraph_20_Font">ר</text:span><text:span text:style-name="Default_20_Paragraph_20_Font">ְ</text:span><text:span text:style-name="Default_20_Paragraph_20_Font">א</text:span><text:span text:style-name="Default_20_Paragraph_20_Font">ַ</text:span><text:span text:style-name="Default_20_Paragraph_20_Font">ת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ל</text:span><text:span text:style-name="Default_20_Paragraph_20_Font">ְ</text:span><text:span text:style-name="Default_20_Paragraph_20_Font">ח</text:span><text:span text:style-name="Default_20_Paragraph_20_Font">ַ</text:span><text:span text:style-name="Default_20_Paragraph_20_Font">י</text:span><text:span text:style-name="Default_20_Paragraph_20_Font">ִּ</text:span><text:span text:style-name="Default_20_Paragraph_20_Font">ים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ש</text:span><text:span text:style-name="Default_20_Paragraph_20_Font">ָׂ</text:span><text:span text:style-name="Default_20_Paragraph_20_Font">ב</text:span><text:span text:style-name="Default_20_Paragraph_20_Font">ֵ</text:span><text:span text:style-name="Default_20_Paragraph_20_Font">ע</text:span><text:span text:style-name="Default_20_Paragraph_20_Font">ַ </text:span><text:span text:style-name="Default_20_Paragraph_20_Font">י</text:span><text:span text:style-name="Default_20_Paragraph_20_Font">ָ</text:span><text:span text:style-name="Default_20_Paragraph_20_Font">ל</text:span><text:span text:style-name="Default_20_Paragraph_20_Font">ִ</text:span><text:span text:style-name="Default_20_Paragraph_20_Font">ין</text:span><text:span text:style-name="Default_20_Paragraph_20_Font"> </text:span><text:span text:style-name="Default_20_Paragraph_20_Font">ב</text:span><text:span text:style-name="Default_20_Paragraph_20_Font">ַּ</text:span><text:span text:style-name="Default_20_Paragraph_20_Font">ל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פ</text:span><text:span text:style-name="Default_20_Paragraph_20_Font">ָּ</text:span><text:span text:style-name="Default_20_Paragraph_20_Font">ק</text:span><text:span text:style-name="Default_20_Paragraph_20_Font">ֵ</text:span><text:span text:style-name="Default_20_Paragraph_20_Font">ד</text:span><text:span text:style-name="Default_20_Paragraph_20_Font"> </text:span><text:span text:style-name="Default_20_Paragraph_20_Font">ר</text:span><text:span text:style-name="Default_20_Paragraph_20_Font">ַ</text:span><text:span text:style-name="Default_20_Paragraph_20_Font">ע</text:span><text:span text:style-name="Default_20_Paragraph_20_Font"> <text:s text:c="8"/>(</text:span><text:span text:style-name="Default_20_Paragraph_20_Font">משלי</text:span><text:span text:style-name="Default_20_Paragraph_20_Font"> </text:span><text:span text:style-name="Default_20_Paragraph_20_Font">י</text:span><text:span text:style-name="Default_20_Paragraph_20_Font">"</text:span><text:span text:style-name="Default_20_Paragraph_20_Font">ט</text:span><text:span text:style-name="Default_20_Paragraph_20_Font">, </text:span><text:span text:style-name="Default_20_Paragraph_20_Font">כג</text:span><text:span text:style-name="Default_20_Paragraph_20_Font">).</text:span></text:p>
      <text:p text:style-name="P9"/>
      <text:p text:style-name="P9"><text:span text:style-name="Default_20_Paragraph_20_Font">פשוט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מקרא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כדברי</text:span><text:span text:style-name="Default_20_Paragraph_20_Font"> </text:span><text:span text:style-name="Default_20_Paragraph_20_Font">מלבי</text:span><text:span text:style-name="Default_20_Paragraph_20_Font">"</text:span><text:span text:style-name="Default_20_Paragraph_20_Font">ם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פסוק</text:span><text:span text:style-name="Default_20_Paragraph_20_Font">:</text:span></text:p>
      <text:p text:style-name="P7"><text:span text:style-name="Default_20_Paragraph_20_Font">יש</text:span><text:span text:style-name="Default_20_Paragraph_20_Font"> </text:span><text:span text:style-name="Default_20_Paragraph_20_Font">הבדל</text:span><text:span text:style-name="Default_20_Paragraph_20_Font"> </text:span><text:span text:style-name="Default_20_Paragraph_20_Font">בין</text:span><text:span text:style-name="Default_20_Paragraph_20_Font"> </text:span><text:span text:style-name="Default_20_Paragraph_20_Font">יראת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ובין</text:span><text:span text:style-name="Default_20_Paragraph_20_Font"> </text:span><text:span text:style-name="Default_20_Paragraph_20_Font">יראה</text:span><text:span text:style-name="Default_20_Paragraph_20_Font"> </text:span><text:span text:style-name="Default_20_Paragraph_20_Font">אחרת</text:span><text:span text:style-name="Default_20_Paragraph_20_Font">, </text:span><text:span text:style-name="Default_20_Paragraph_20_Font">שהירא</text:span><text:span text:style-name="Default_20_Paragraph_20_Font"> </text:span><text:span text:style-name="Default_20_Paragraph_20_Font">ממקרי</text:span><text:span text:style-name="Default_20_Paragraph_20_Font"> </text:span><text:span text:style-name="Default_20_Paragraph_20_Font">העולם</text:span><text:span text:style-name="Default_20_Paragraph_20_Font"> </text:span><text:span text:style-name="Default_20_Paragraph_20_Font">היראה</text:span><text:span text:style-name="Default_20_Paragraph_20_Font"> </text:span><text:span text:style-name="Default_20_Paragraph_20_Font">מקצרת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חיים</text:span><text:span text:style-name="Default_20_Paragraph_20_Font">, </text:span><text:span text:style-name="Default_20_Paragraph_20_Font">היראה</text:span><text:span text:style-name="Default_20_Paragraph_20_Font"> </text:span><text:span text:style-name="Default_20_Paragraph_20_Font">תמנע</text:span><text:span text:style-name="Default_20_Paragraph_20_Font"> </text:span><text:span text:style-name="Default_20_Paragraph_20_Font">המאכל</text:span><text:span text:style-name="Default_20_Paragraph_20_Font"> </text:span><text:span text:style-name="Default_20_Paragraph_20_Font">והשינה</text:span><text:span text:style-name="Default_20_Paragraph_20_Font">, </text:span><text:span text:style-name="Default_20_Paragraph_20_Font">אבל</text:span><text:span text:style-name="Default_20_Paragraph_20_Font"> </text:span><text:span text:style-name="Default_20_Paragraph_20_Font"><text:span text:style-name="T3">יראת</text:span></text:span><text:span text:style-name="Default_20_Paragraph_20_Font"><text:span text:style-name="T3"> </text:span></text:span><text:span text:style-name="Default_20_Paragraph_20_Font"><text:span text:style-name="T3">ה</text:span></text:span><text:span text:style-name="Default_20_Paragraph_20_Font"><text:span text:style-name="T3">' </text:span></text:span><text:span text:style-name="Default_20_Paragraph_20_Font"><text:span text:style-name="T3">היא</text:span></text:span><text:span text:style-name="Default_20_Paragraph_20_Font"><text:span text:style-name="T3"> </text:span></text:span><text:span text:style-name="Default_20_Paragraph_20_Font"><text:span text:style-name="T3">לחיים</text:span></text:span><text:span text:style-name="Default_20_Paragraph_20_Font"><text:span text:style-name="T3"> </text:span></text:span><text:span text:style-name="Default_20_Paragraph_20_Font"><text:span text:style-name="T3">ושבע</text:span></text:span><text:span text:style-name="Default_20_Paragraph_20_Font"><text:span text:style-name="T3"> </text:span></text:span><text:span text:style-name="Default_20_Paragraph_20_Font"><text:span text:style-name="T3">ילין</text:span></text:span><text:span text:style-name="Default_20_Paragraph_20_Font">, </text:span><text:span text:style-name="Default_20_Paragraph_20_Font">שיאכל</text:span><text:span text:style-name="Default_20_Paragraph_20_Font"> </text:span><text:span text:style-name="Default_20_Paragraph_20_Font">לשביעה</text:span><text:span text:style-name="Default_20_Paragraph_20_Font"> </text:span><text:span text:style-name="Default_20_Paragraph_20_Font">וגם</text:span><text:span text:style-name="Default_20_Paragraph_20_Font"> </text:span><text:span text:style-name="Default_20_Paragraph_20_Font">ישן</text:span><text:span text:style-name="Default_20_Paragraph_20_Font">, </text:span><text:span text:style-name="Default_20_Paragraph_20_Font">כי</text:span><text:span text:style-name="Default_20_Paragraph_20_Font"> </text:span><text:span text:style-name="Default_20_Paragraph_20_Font">היראה</text:span><text:span text:style-name="Default_20_Paragraph_20_Font"> </text:span><text:span text:style-name="Default_20_Paragraph_20_Font">הזו</text:span><text:span text:style-name="Default_20_Paragraph_20_Font"> </text:span><text:span text:style-name="Default_20_Paragraph_20_Font">תסיר</text:span><text:span text:style-name="Default_20_Paragraph_20_Font"> </text:span><text:span text:style-name="Default_20_Paragraph_20_Font">ממנו</text:span><text:span text:style-name="Default_20_Paragraph_20_Font"> </text:span><text:span text:style-name="Default_20_Paragraph_20_Font">כל</text:span><text:span text:style-name="Default_20_Paragraph_20_Font"> </text:span><text:span text:style-name="Default_20_Paragraph_20_Font">יראה</text:span><text:span text:style-name="Default_20_Paragraph_20_Font"> </text:span><text:span text:style-name="Default_20_Paragraph_20_Font">אחרת</text:span><text:span text:style-name="Default_20_Paragraph_20_Font">, </text:span><text:span text:style-name="Default_20_Paragraph_20_Font">שהירא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בטוח</text:span><text:span text:style-name="Default_20_Paragraph_20_Font"> </text:span><text:span text:style-name="Default_20_Paragraph_20_Font"><text:span text:style-name="T3">שבל</text:span></text:span><text:span text:style-name="Default_20_Paragraph_20_Font"><text:span text:style-name="T3"> </text:span></text:span><text:span text:style-name="Default_20_Paragraph_20_Font"><text:span text:style-name="T3">יפקד</text:span></text:span><text:span text:style-name="Default_20_Paragraph_20_Font"><text:span text:style-name="T3"> </text:span></text:span><text:span text:style-name="Default_20_Paragraph_20_Font"><text:span text:style-name="T3">רע</text:span></text:span><text:span text:style-name="Default_20_Paragraph_20_Font">, </text:span><text:span text:style-name="Default_20_Paragraph_20_Font">ולא</text:span><text:span text:style-name="Default_20_Paragraph_20_Font"> </text:span><text:span text:style-name="Default_20_Paragraph_20_Font">תיגע</text:span><text:span text:style-name="Default_20_Paragraph_20_Font"> </text:span><text:span text:style-name="Default_20_Paragraph_20_Font">בו</text:span><text:span text:style-name="Default_20_Paragraph_20_Font"> </text:span><text:span text:style-name="Default_20_Paragraph_20_Font">שום</text:span><text:span text:style-name="Default_20_Paragraph_20_Font"> </text:span><text:span text:style-name="Default_20_Paragraph_20_Font">רע</text:span><text:span text:style-name="Default_20_Paragraph_20_Font">, </text:span><text:span text:style-name="Default_20_Paragraph_20_Font">ועל</text:span><text:span text:style-name="Default_20_Paragraph_20_Font">-</text:span><text:span text:style-name="Default_20_Paragraph_20_Font">כן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בוטח</text:span><text:span text:style-name="Default_20_Paragraph_20_Font"> </text:span><text:span text:style-name="Default_20_Paragraph_20_Font">ואין</text:span><text:span text:style-name="Default_20_Paragraph_20_Font"> </text:span><text:span text:style-name="Default_20_Paragraph_20_Font">לו</text:span><text:span text:style-name="Default_20_Paragraph_20_Font"> </text:span><text:span text:style-name="Default_20_Paragraph_20_Font">פחד</text:span><text:span text:style-name="Default_20_Paragraph_20_Font"> </text:span><text:span text:style-name="Default_20_Paragraph_20_Font">משום</text:span><text:span text:style-name="Default_20_Paragraph_20_Font"> </text:span><text:span text:style-name="Default_20_Paragraph_20_Font">דבר</text:span><text:span text:style-name="Default_20_Paragraph_20_Font">, </text:span><text:span text:style-name="Default_20_Paragraph_20_Font">ולכן</text:span><text:span text:style-name="Default_20_Paragraph_20_Font"> </text:span><text:span text:style-name="Default_20_Paragraph_20_Font">יראת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תוסיף</text:span><text:span text:style-name="Default_20_Paragraph_20_Font"> </text:span><text:span text:style-name="Default_20_Paragraph_20_Font">ימים</text:span><text:span text:style-name="Default_20_Paragraph_20_Font">, </text:span><text:span text:style-name="Default_20_Paragraph_20_Font">כנ</text:span><text:span text:style-name="Default_20_Paragraph_20_Font">"</text:span><text:span text:style-name="Default_20_Paragraph_20_Font">ל</text:span><text:span text:style-name="Default_20_Paragraph_20_Font">.</text:span></text:p>
      <text:p text:style-name="P9"/>
      <text:p text:style-name="P9"><text:span text:style-name="Default_20_Paragraph_20_Font">ואפשר</text:span><text:span text:style-name="Default_20_Paragraph_20_Font"> </text:span><text:span text:style-name="Default_20_Paragraph_20_Font">להוסיף</text:span><text:span text:style-name="Default_20_Paragraph_20_Font"> </text:span><text:span text:style-name="Default_20_Paragraph_20_Font">עוד</text:span><text:span text:style-name="Default_20_Paragraph_20_Font"> </text:span><text:span text:style-name="Default_20_Paragraph_20_Font">פירוש</text:span><text:span text:style-name="Default_20_Paragraph_20_Font"> </text:span><text:span text:style-name="Default_20_Paragraph_20_Font">ע</text:span><text:span text:style-name="Default_20_Paragraph_20_Font">"</text:span><text:span text:style-name="Default_20_Paragraph_20_Font">פ</text:span><text:span text:style-name="Default_20_Paragraph_20_Font"> </text:span><text:span text:style-name="Default_20_Paragraph_20_Font">הקבלה</text:span><text:span text:style-name="Default_20_Paragraph_20_Font"> </text:span><text:span text:style-name="Default_20_Paragraph_20_Font">לסיפור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ירא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הראשון</text:span><text:span text:style-name="Default_20_Paragraph_20_Font"> - </text:span><text:span text:style-name="Default_20_Paragraph_20_Font">אברהם</text:span><text:span text:style-name="Default_20_Paragraph_20_Font"> </text:span><text:span text:style-name="Default_20_Paragraph_20_Font">אבינו</text:span><text:span text:style-name="Default_20_Paragraph_20_Font">. </text:span><text:span text:style-name="Default_20_Paragraph_20_Font">ה</text:span><text:span text:style-name="Default_20_Paragraph_20_Font">' </text:span><text:span text:style-name="Default_20_Paragraph_20_Font">אמר</text:span><text:span text:style-name="Default_20_Paragraph_20_Font"> </text:span><text:span text:style-name="Default_20_Paragraph_20_Font">לאברהם</text:span><text:span text:style-name="Default_20_Paragraph_20_Font"> </text:span><text:span text:style-name="Default_20_Paragraph_20_Font">לשחוט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יצחק</text:span><text:span text:style-name="Default_20_Paragraph_20_Font"> </text:span><text:span text:style-name="Default_20_Paragraph_20_Font">בנו</text:span><text:span text:style-name="Default_20_Paragraph_20_Font">, </text:span><text:span text:style-name="Default_20_Paragraph_20_Font">ואברהם</text:span><text:span text:style-name="Default_20_Paragraph_20_Font"> </text:span><text:span text:style-name="Default_20_Paragraph_20_Font">הסכים</text:span><text:span text:style-name="Default_20_Paragraph_20_Font">, </text:span><text:span text:style-name="Default_20_Paragraph_20_Font">אך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מנע</text:span><text:span text:style-name="Default_20_Paragraph_20_Font"> </text:span><text:span text:style-name="Default_20_Paragraph_20_Font">ממנו</text:span><text:span text:style-name="Default_20_Paragraph_20_Font"> </text:span><text:span text:style-name="Default_20_Paragraph_20_Font">לעשות</text:span><text:span text:style-name="Default_20_Paragraph_20_Font"> </text:span><text:span text:style-name="Default_20_Paragraph_20_Font">זאת</text:span><text:span text:style-name="Default_20_Paragraph_20_Font">:</text:span></text:p>
      <text:p text:style-name="P7"><text:span text:style-name="Default_20_Paragraph_20_Font">ו</text:span><text:span text:style-name="Default_20_Paragraph_20_Font">ַ</text:span><text:span text:style-name="Default_20_Paragraph_20_Font">י</text:span><text:span text:style-name="Default_20_Paragraph_20_Font">ֹּ</text:span><text:span text:style-name="Default_20_Paragraph_20_Font">אמ</text:span><text:span text:style-name="Default_20_Paragraph_20_Font">ֶ</text:span><text:span text:style-name="Default_20_Paragraph_20_Font">ר</text:span><text:span text:style-name="Default_20_Paragraph_20_Font"> '</text:span><text:span text:style-name="Default_20_Paragraph_20_Font">א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ת</text:span><text:span text:style-name="Default_20_Paragraph_20_Font">ִּ</text:span><text:span text:style-name="Default_20_Paragraph_20_Font">ש</text:span><text:span text:style-name="Default_20_Paragraph_20_Font">ְׁ</text:span><text:span text:style-name="Default_20_Paragraph_20_Font">ל</text:span><text:span text:style-name="Default_20_Paragraph_20_Font">ַ</text:span><text:span text:style-name="Default_20_Paragraph_20_Font">ח</text:span><text:span text:style-name="Default_20_Paragraph_20_Font"> </text:span><text:span text:style-name="Default_20_Paragraph_20_Font">י</text:span><text:span text:style-name="Default_20_Paragraph_20_Font">ָ</text:span><text:span text:style-name="Default_20_Paragraph_20_Font">ד</text:span><text:span text:style-name="Default_20_Paragraph_20_Font">ְ</text:span><text:span text:style-name="Default_20_Paragraph_20_Font">ך</text:span><text:span text:style-name="Default_20_Paragraph_20_Font">ָ </text:span><text:span text:style-name="Default_20_Paragraph_20_Font">א</text:span><text:span text:style-name="Default_20_Paragraph_20_Font">ֶ</text:span><text:span text:style-name="Default_20_Paragraph_20_Font">ל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נ</text:span><text:span text:style-name="Default_20_Paragraph_20_Font">ַּ</text:span><text:span text:style-name="Default_20_Paragraph_20_Font">ע</text:span><text:span text:style-name="Default_20_Paragraph_20_Font">ַ</text:span><text:span text:style-name="Default_20_Paragraph_20_Font">ר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ת</text:span><text:span text:style-name="Default_20_Paragraph_20_Font">ַּ</text:span><text:span text:style-name="Default_20_Paragraph_20_Font">ע</text:span><text:span text:style-name="Default_20_Paragraph_20_Font">ַ</text:span><text:span text:style-name="Default_20_Paragraph_20_Font">ש</text:span><text:span text:style-name="Default_20_Paragraph_20_Font">ׂ </text:span><text:span text:style-name="Default_20_Paragraph_20_Font">ל</text:span><text:span text:style-name="Default_20_Paragraph_20_Font">ֹ</text:span><text:span text:style-name="Default_20_Paragraph_20_Font">ו</text:span><text:span text:style-name="Default_20_Paragraph_20_Font"> </text:span><text:span text:style-name="Default_20_Paragraph_20_Font">מ</text:span><text:span text:style-name="Default_20_Paragraph_20_Font">ְ</text:span><text:span text:style-name="Default_20_Paragraph_20_Font">או</text:span><text:span text:style-name="Default_20_Paragraph_20_Font">ּ</text:span><text:span text:style-name="Default_20_Paragraph_20_Font">מ</text:span><text:span text:style-name="Default_20_Paragraph_20_Font">ָּ</text:span><text:span text:style-name="Default_20_Paragraph_20_Font">ה</text:span><text:span text:style-name="Default_20_Paragraph_20_Font">, </text:span><text:span text:style-name="Default_20_Paragraph_20_Font">כ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ע</text:span><text:span text:style-name="Default_20_Paragraph_20_Font">ַ</text:span><text:span text:style-name="Default_20_Paragraph_20_Font">ת</text:span><text:span text:style-name="Default_20_Paragraph_20_Font">ָּ</text:span><text:span text:style-name="Default_20_Paragraph_20_Font">ה</text:span><text:span text:style-name="Default_20_Paragraph_20_Font"> </text:span><text:span text:style-name="Default_20_Paragraph_20_Font">י</text:span><text:span text:style-name="Default_20_Paragraph_20_Font">ָ</text:span><text:span text:style-name="Default_20_Paragraph_20_Font">ד</text:span><text:span text:style-name="Default_20_Paragraph_20_Font">ַ</text:span><text:span text:style-name="Default_20_Paragraph_20_Font">ע</text:span><text:span text:style-name="Default_20_Paragraph_20_Font">ְ</text:span><text:span text:style-name="Default_20_Paragraph_20_Font">ת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כ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<text:span text:style-name="T3">י</text:span></text:span><text:span text:style-name="Default_20_Paragraph_20_Font"><text:span text:style-name="T3">ְ</text:span></text:span><text:span text:style-name="Default_20_Paragraph_20_Font"><text:span text:style-name="T3">ר</text:span></text:span><text:span text:style-name="Default_20_Paragraph_20_Font"><text:span text:style-name="T3">ֵ</text:span></text:span><text:span text:style-name="Default_20_Paragraph_20_Font"><text:span text:style-name="T3">א</text:span></text:span><text:span text:style-name="Default_20_Paragraph_20_Font"><text:span text:style-name="T3"> </text:span></text:span><text:span text:style-name="Default_20_Paragraph_20_Font"><text:span text:style-name="T3">א</text:span></text:span><text:span text:style-name="Default_20_Paragraph_20_Font"><text:span text:style-name="T3">ֱ</text:span></text:span><text:span text:style-name="Default_20_Paragraph_20_Font"><text:span text:style-name="T3">ל</text:span></text:span><text:span text:style-name="Default_20_Paragraph_20_Font"><text:span text:style-name="T3">ֹ</text:span></text:span><text:span text:style-name="Default_20_Paragraph_20_Font"><text:span text:style-name="T3">ה</text:span></text:span><text:span text:style-name="Default_20_Paragraph_20_Font"><text:span text:style-name="T3">ִ</text:span></text:span><text:span text:style-name="Default_20_Paragraph_20_Font"><text:span text:style-name="T3">ים</text:span></text:span><text:span text:style-name="Default_20_Paragraph_20_Font"><text:span text:style-name="T3"> </text:span></text:span><text:span text:style-name="Default_20_Paragraph_20_Font">א</text:span><text:span text:style-name="Default_20_Paragraph_20_Font">ַ</text:span><text:span text:style-name="Default_20_Paragraph_20_Font">ת</text:span><text:span text:style-name="Default_20_Paragraph_20_Font">ָּ</text:span><text:span text:style-name="Default_20_Paragraph_20_Font">ה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ח</text:span><text:span text:style-name="Default_20_Paragraph_20_Font">ָ</text:span><text:span text:style-name="Default_20_Paragraph_20_Font">ש</text:span><text:span text:style-name="Default_20_Paragraph_20_Font">ַׂ</text:span><text:span text:style-name="Default_20_Paragraph_20_Font">כ</text:span><text:span text:style-name="Default_20_Paragraph_20_Font">ְ</text:span><text:span text:style-name="Default_20_Paragraph_20_Font">ת</text:span><text:span text:style-name="Default_20_Paragraph_20_Font">ָּ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ב</text:span><text:span text:style-name="Default_20_Paragraph_20_Font">ִּ</text:span><text:span text:style-name="Default_20_Paragraph_20_Font">נ</text:span><text:span text:style-name="Default_20_Paragraph_20_Font">ְ</text:span><text:span text:style-name="Default_20_Paragraph_20_Font">ך</text:span><text:span text:style-name="Default_20_Paragraph_20_Font">ָ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י</text:span><text:span text:style-name="Default_20_Paragraph_20_Font">ְ</text:span><text:span text:style-name="Default_20_Paragraph_20_Font">ח</text:span><text:span text:style-name="Default_20_Paragraph_20_Font">ִ</text:span><text:span text:style-name="Default_20_Paragraph_20_Font">יד</text:span><text:span text:style-name="Default_20_Paragraph_20_Font">ְ</text:span><text:span text:style-name="Default_20_Paragraph_20_Font">ך</text:span><text:span text:style-name="Default_20_Paragraph_20_Font">ָ </text:span><text:span text:style-name="Default_20_Paragraph_20_Font">מ</text:span><text:span text:style-name="Default_20_Paragraph_20_Font">ִ</text:span><text:span text:style-name="Default_20_Paragraph_20_Font">מ</text:span><text:span text:style-name="Default_20_Paragraph_20_Font">ֶּ</text:span><text:span text:style-name="Default_20_Paragraph_20_Font">נ</text:span><text:span text:style-name="Default_20_Paragraph_20_Font">ִּ</text:span><text:span text:style-name="Default_20_Paragraph_20_Font">י</text:span><text:span text:style-name="Default_20_Paragraph_20_Font">' (</text:span><text:span text:style-name="Default_20_Paragraph_20_Font">בראשית</text:span><text:span text:style-name="Default_20_Paragraph_20_Font"> </text:span><text:span text:style-name="Default_20_Paragraph_20_Font">כ</text:span><text:span text:style-name="Default_20_Paragraph_20_Font">"</text:span><text:span text:style-name="Default_20_Paragraph_20_Font">ב</text:span><text:span text:style-name="Default_20_Paragraph_20_Font">, </text:span><text:span text:style-name="Default_20_Paragraph_20_Font">יב</text:span><text:span text:style-name="Default_20_Paragraph_20_Font">).</text:span></text:p>
      <text:p text:style-name="P9"/>
      <text:p text:style-name="P9"><text:span text:style-name="Default_20_Paragraph_20_Font"><text:span text:style-name="T3">יראת</text:span></text:span><text:span text:style-name="Default_20_Paragraph_20_Font"><text:span text:style-name="T3"> </text:span></text:span><text:span text:style-name="Default_20_Paragraph_20_Font"><text:span text:style-name="T3">ה</text:span></text:span><text:span text:style-name="Default_20_Paragraph_20_Font"><text:span text:style-name="T3">' </text:span></text:span><text:span text:style-name="Default_20_Paragraph_20_Font">של</text:span><text:span text:style-name="Default_20_Paragraph_20_Font"> </text:span><text:span text:style-name="Default_20_Paragraph_20_Font">אברהם</text:span><text:span text:style-name="Default_20_Paragraph_20_Font">, </text:span><text:span text:style-name="Default_20_Paragraph_20_Font">למרות</text:span><text:span text:style-name="Default_20_Paragraph_20_Font"> </text:span><text:span text:style-name="Default_20_Paragraph_20_Font">שלכאורה</text:span><text:span text:style-name="Default_20_Paragraph_20_Font"> </text:span><text:span text:style-name="Default_20_Paragraph_20_Font">דרשה</text:span><text:span text:style-name="Default_20_Paragraph_20_Font"> </text:span><text:span text:style-name="Default_20_Paragraph_20_Font">ממנו</text:span><text:span text:style-name="Default_20_Paragraph_20_Font"> </text:span><text:span text:style-name="Default_20_Paragraph_20_Font">להרוג</text:span><text:span text:style-name="Default_20_Paragraph_20_Font">, </text:span><text:span text:style-name="Default_20_Paragraph_20_Font">למעשה</text:span><text:span text:style-name="Default_20_Paragraph_20_Font"> </text:span><text:span text:style-name="Default_20_Paragraph_20_Font">הסתיימה</text:span><text:span text:style-name="Default_20_Paragraph_20_Font"> </text:span><text:span text:style-name="Default_20_Paragraph_20_Font"><text:span text:style-name="T3">בחיים</text:span></text:span><text:span text:style-name="Default_20_Paragraph_20_Font">; </text:span><text:span text:style-name="Default_20_Paragraph_20_Font">אברהם</text:span><text:span text:style-name="Default_20_Paragraph_20_Font"> </text:span><text:span text:style-name="Default_20_Paragraph_20_Font">ויצחק</text:span><text:span text:style-name="Default_20_Paragraph_20_Font"> </text:span><text:span text:style-name="Default_20_Paragraph_20_Font">המשיכו</text:span><text:span text:style-name="Default_20_Paragraph_20_Font"> </text:span><text:span text:style-name="Default_20_Paragraph_20_Font">לחיות</text:span><text:span text:style-name="Default_20_Paragraph_20_Font"> </text:span><text:span text:style-name="Default_20_Paragraph_20_Font">חיים</text:span><text:span text:style-name="Default_20_Paragraph_20_Font"> </text:span><text:span text:style-name="Default_20_Paragraph_20_Font">ארוכים</text:span><text:span text:style-name="Default_20_Paragraph_20_Font">. </text:span><text:span text:style-name="Default_20_Paragraph_20_Font">בנוסף</text:span><text:span text:style-name="Default_20_Paragraph_20_Font"> </text:span><text:span text:style-name="Default_20_Paragraph_20_Font">לכך</text:span><text:span text:style-name="Default_20_Paragraph_20_Font">, </text:span><text:span text:style-name="Default_20_Paragraph_20_Font">על</text:span><text:span text:style-name="Default_20_Paragraph_20_Font"> </text:span><text:span text:style-name="Default_20_Paragraph_20_Font">שניהם</text:span><text:span text:style-name="Default_20_Paragraph_20_Font"> </text:span><text:span text:style-name="Default_20_Paragraph_20_Font">נאמר</text:span><text:span text:style-name="Default_20_Paragraph_20_Font"> </text:span><text:span text:style-name="Default_20_Paragraph_20_Font">שהם</text:span><text:span text:style-name="Default_20_Paragraph_20_Font"> </text:span><text:span text:style-name="Default_20_Paragraph_20_Font">מתו</text:span><text:span text:style-name="Default_20_Paragraph_20_Font"> </text:span><text:span text:style-name="Default_20_Paragraph_20_Font">שבעים</text:span><text:span text:style-name="Default_20_Paragraph_20_Font">:</text:span></text:p>
      <text:list xml:id="list477885679" text:style-name="LS3">
        <text:list-item>
          <text:p text:style-name="P19"><text:span text:style-name="Default_20_Paragraph_20_Font">ו</text:span><text:span text:style-name="Default_20_Paragraph_20_Font">ַ</text:span><text:span text:style-name="Default_20_Paragraph_20_Font">י</text:span><text:span text:style-name="Default_20_Paragraph_20_Font">ִּ</text:span><text:span text:style-name="Default_20_Paragraph_20_Font">ג</text:span><text:span text:style-name="Default_20_Paragraph_20_Font">ְ</text:span><text:span text:style-name="Default_20_Paragraph_20_Font">ו</text:span><text:span text:style-name="Default_20_Paragraph_20_Font">ַ</text:span><text:span text:style-name="Default_20_Paragraph_20_Font">ע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ָ</text:span><text:span text:style-name="Default_20_Paragraph_20_Font">מ</text:span><text:span text:style-name="Default_20_Paragraph_20_Font">ָ</text:span><text:span text:style-name="Default_20_Paragraph_20_Font">ת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ב</text:span><text:span text:style-name="Default_20_Paragraph_20_Font">ְ</text:span><text:span text:style-name="Default_20_Paragraph_20_Font">ר</text:span><text:span text:style-name="Default_20_Paragraph_20_Font">ָ</text:span><text:span text:style-name="Default_20_Paragraph_20_Font">ה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ב</text:span><text:span text:style-name="Default_20_Paragraph_20_Font">ְּ</text:span><text:span text:style-name="Default_20_Paragraph_20_Font">ש</text:span><text:span text:style-name="Default_20_Paragraph_20_Font">ֵׂ</text:span><text:span text:style-name="Default_20_Paragraph_20_Font">יב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טו</text:span><text:span text:style-name="Default_20_Paragraph_20_Font">ֹ</text:span><text:span text:style-name="Default_20_Paragraph_20_Font">ב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ז</text:span><text:span text:style-name="Default_20_Paragraph_20_Font">ָ</text:span><text:span text:style-name="Default_20_Paragraph_20_Font">ק</text:span><text:span text:style-name="Default_20_Paragraph_20_Font">ֵ</text:span><text:span text:style-name="Default_20_Paragraph_20_Font">ן</text:span><text:span text:style-name="Default_20_Paragraph_20_Font"> </text:span><text:span text:style-name="Default_20_Paragraph_20_Font"><text:span text:style-name="T3">ו</text:span></text:span><text:span text:style-name="Default_20_Paragraph_20_Font"><text:span text:style-name="T3">ְ</text:span></text:span><text:span text:style-name="Default_20_Paragraph_20_Font"><text:span text:style-name="T3">ש</text:span></text:span><text:span text:style-name="Default_20_Paragraph_20_Font"><text:span text:style-name="T3">ָׂ</text:span></text:span><text:span text:style-name="Default_20_Paragraph_20_Font"><text:span text:style-name="T3">ב</text:span></text:span><text:span text:style-name="Default_20_Paragraph_20_Font"><text:span text:style-name="T3">ֵ</text:span></text:span><text:span text:style-name="Default_20_Paragraph_20_Font"><text:span text:style-name="T3">ע</text:span></text:span><text:span text:style-name="Default_20_Paragraph_20_Font"><text:span text:style-name="T3">ַ</text:span>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ֵ</text:span><text:span text:style-name="Default_20_Paragraph_20_Font">א</text:span><text:span text:style-name="Default_20_Paragraph_20_Font">ָ</text:span><text:span text:style-name="Default_20_Paragraph_20_Font">ס</text:span><text:span text:style-name="Default_20_Paragraph_20_Font">ֶ</text:span><text:span text:style-name="Default_20_Paragraph_20_Font">ף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ל</text:span><text:span text:style-name="Default_20_Paragraph_20_Font"> </text:span><text:span text:style-name="Default_20_Paragraph_20_Font">ע</text:span><text:span text:style-name="Default_20_Paragraph_20_Font">ַ</text:span><text:span text:style-name="Default_20_Paragraph_20_Font">מ</text:span><text:span text:style-name="Default_20_Paragraph_20_Font">ָּ</text:span><text:span text:style-name="Default_20_Paragraph_20_Font">יו</text:span><text:span text:style-name="Default_20_Paragraph_20_Font"> (</text:span><text:span text:style-name="Default_20_Paragraph_20_Font">בראשית</text:span><text:span text:style-name="Default_20_Paragraph_20_Font"> </text:span><text:span text:style-name="Default_20_Paragraph_20_Font">כ</text:span><text:span text:style-name="Default_20_Paragraph_20_Font">"</text:span><text:span text:style-name="Default_20_Paragraph_20_Font">ה</text:span><text:span text:style-name="Default_20_Paragraph_20_Font">, </text:span><text:span text:style-name="Default_20_Paragraph_20_Font">ח</text:span><text:span text:style-name="Default_20_Paragraph_20_Font">).</text:span></text:p>
        </text:list-item>
        <text:list-item>
          <text:p text:style-name="P19"><text:span text:style-name="Default_20_Paragraph_20_Font">ו</text:span><text:span text:style-name="Default_20_Paragraph_20_Font">ַ</text:span><text:span text:style-name="Default_20_Paragraph_20_Font">י</text:span><text:span text:style-name="Default_20_Paragraph_20_Font">ִּ</text:span><text:span text:style-name="Default_20_Paragraph_20_Font">ג</text:span><text:span text:style-name="Default_20_Paragraph_20_Font">ְ</text:span><text:span text:style-name="Default_20_Paragraph_20_Font">ו</text:span><text:span text:style-name="Default_20_Paragraph_20_Font">ַ</text:span><text:span text:style-name="Default_20_Paragraph_20_Font">ע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צ</text:span><text:span text:style-name="Default_20_Paragraph_20_Font">ְ</text:span><text:span text:style-name="Default_20_Paragraph_20_Font">ח</text:span><text:span text:style-name="Default_20_Paragraph_20_Font">ָ</text:span><text:span text:style-name="Default_20_Paragraph_20_Font">ק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ָ</text:span><text:span text:style-name="Default_20_Paragraph_20_Font">מ</text:span><text:span text:style-name="Default_20_Paragraph_20_Font">ָ</text:span><text:span text:style-name="Default_20_Paragraph_20_Font">ת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ֵ</text:span><text:span text:style-name="Default_20_Paragraph_20_Font">א</text:span><text:span text:style-name="Default_20_Paragraph_20_Font">ָ</text:span><text:span text:style-name="Default_20_Paragraph_20_Font">ס</text:span><text:span text:style-name="Default_20_Paragraph_20_Font">ֶ</text:span><text:span text:style-name="Default_20_Paragraph_20_Font">ף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ל</text:span><text:span text:style-name="Default_20_Paragraph_20_Font"> </text:span><text:span text:style-name="Default_20_Paragraph_20_Font">ע</text:span><text:span text:style-name="Default_20_Paragraph_20_Font">ַ</text:span><text:span text:style-name="Default_20_Paragraph_20_Font">מ</text:span><text:span text:style-name="Default_20_Paragraph_20_Font">ָּ</text:span><text:span text:style-name="Default_20_Paragraph_20_Font">יו</text:span><text:span text:style-name="Default_20_Paragraph_20_Font"> </text:span><text:span text:style-name="Default_20_Paragraph_20_Font">ז</text:span><text:span text:style-name="Default_20_Paragraph_20_Font">ָ</text:span><text:span text:style-name="Default_20_Paragraph_20_Font">ק</text:span><text:span text:style-name="Default_20_Paragraph_20_Font">ֵ</text:span><text:span text:style-name="Default_20_Paragraph_20_Font">ן</text:span><text:span text:style-name="Default_20_Paragraph_20_Font"> </text:span><text:span text:style-name="Default_20_Paragraph_20_Font"><text:span text:style-name="T3">ו</text:span></text:span><text:span text:style-name="Default_20_Paragraph_20_Font"><text:span text:style-name="T3">ּ</text:span></text:span><text:span text:style-name="Default_20_Paragraph_20_Font"><text:span text:style-name="T3">ש</text:span></text:span><text:span text:style-name="Default_20_Paragraph_20_Font"><text:span text:style-name="T3">ְׂ</text:span></text:span><text:span text:style-name="Default_20_Paragraph_20_Font"><text:span text:style-name="T3">ב</text:span></text:span><text:span text:style-name="Default_20_Paragraph_20_Font"><text:span text:style-name="T3">ַ</text:span></text:span><text:span text:style-name="Default_20_Paragraph_20_Font"><text:span text:style-name="T3">ע</text:span></text:span><text:span text:style-name="Default_20_Paragraph_20_Font"><text:span text:style-name="T3"> </text:span></text:span><text:span text:style-name="Default_20_Paragraph_20_Font"><text:span text:style-name="T3">י</text:span></text:span><text:span text:style-name="Default_20_Paragraph_20_Font"><text:span text:style-name="T3">ָ</text:span></text:span><text:span text:style-name="Default_20_Paragraph_20_Font"><text:span text:style-name="T3">מ</text:span></text:span><text:span text:style-name="Default_20_Paragraph_20_Font"><text:span text:style-name="T3">ִ</text:span></text:span><text:span text:style-name="Default_20_Paragraph_20_Font"><text:span text:style-name="T3">ים</text:span>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ִ</text:span><text:span text:style-name="Default_20_Paragraph_20_Font">ק</text:span><text:span text:style-name="Default_20_Paragraph_20_Font">ְ</text:span><text:span text:style-name="Default_20_Paragraph_20_Font">ב</text:span><text:span text:style-name="Default_20_Paragraph_20_Font">ְּ</text:span><text:span text:style-name="Default_20_Paragraph_20_Font">רו</text:span><text:span text:style-name="Default_20_Paragraph_20_Font">ּ </text:span><text:span text:style-name="Default_20_Paragraph_20_Font">א</text:span><text:span text:style-name="Default_20_Paragraph_20_Font">ֹ</text:span><text:span text:style-name="Default_20_Paragraph_20_Font">תו</text:span><text:span text:style-name="Default_20_Paragraph_20_Font">ֹ </text:span><text:span text:style-name="Default_20_Paragraph_20_Font">ע</text:span><text:span text:style-name="Default_20_Paragraph_20_Font">ֵ</text:span><text:span text:style-name="Default_20_Paragraph_20_Font">ש</text:span><text:span text:style-name="Default_20_Paragraph_20_Font">ָׂ</text:span><text:span text:style-name="Default_20_Paragraph_20_Font">ו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י</text:span><text:span text:style-name="Default_20_Paragraph_20_Font">ַ</text:span><text:span text:style-name="Default_20_Paragraph_20_Font">ע</text:span><text:span text:style-name="Default_20_Paragraph_20_Font">ֲ</text:span><text:span text:style-name="Default_20_Paragraph_20_Font">ק</text:span><text:span text:style-name="Default_20_Paragraph_20_Font">ֹ</text:span><text:span text:style-name="Default_20_Paragraph_20_Font">ב</text:span><text:span text:style-name="Default_20_Paragraph_20_Font"> </text:span><text:span text:style-name="Default_20_Paragraph_20_Font">ב</text:span><text:span text:style-name="Default_20_Paragraph_20_Font">ָּ</text:span><text:span text:style-name="Default_20_Paragraph_20_Font">נ</text:span><text:span text:style-name="Default_20_Paragraph_20_Font">ָ</text:span><text:span text:style-name="Default_20_Paragraph_20_Font">יו</text:span><text:span text:style-name="Default_20_Paragraph_20_Font"> (</text:span><text:span text:style-name="Default_20_Paragraph_20_Font">בראשית</text:span><text:span text:style-name="Default_20_Paragraph_20_Font"> </text:span><text:span text:style-name="Default_20_Paragraph_20_Font">ל</text:span><text:span text:style-name="Default_20_Paragraph_20_Font">"</text:span><text:span text:style-name="Default_20_Paragraph_20_Font">ה</text:span><text:span text:style-name="Default_20_Paragraph_20_Font">, </text:span><text:span text:style-name="Default_20_Paragraph_20_Font">כט</text:span><text:span text:style-name="Default_20_Paragraph_20_Font">).</text:span></text:p>
        </text:list-item>
      </text:list>
      <text:p text:style-name="P9"><text:span text:style-name="Default_20_Paragraph_20_Font">ובנוסף</text:span><text:span text:style-name="Default_20_Paragraph_20_Font"> </text:span><text:span text:style-name="Default_20_Paragraph_20_Font">לכך</text:span><text:span text:style-name="Default_20_Paragraph_20_Font">: </text:span><text:span text:style-name="Default_20_Paragraph_20_Font">הפקודה</text:span><text:span text:style-name="Default_20_Paragraph_20_Font"> </text:span><text:span text:style-name="Default_20_Paragraph_20_Font">עצמה</text:span><text:span text:style-name="Default_20_Paragraph_20_Font"> </text:span><text:span text:style-name="Default_20_Paragraph_20_Font">שה</text:span><text:span text:style-name="Default_20_Paragraph_20_Font">' </text:span><text:span text:style-name="Default_20_Paragraph_20_Font">פקד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אברהם</text:span><text:span text:style-name="Default_20_Paragraph_20_Font">, "</text:span><text:span text:style-name="Default_20_Paragraph_20_Font">והעלהו</text:span><text:span text:style-name="Default_20_Paragraph_20_Font"> </text:span><text:span text:style-name="Default_20_Paragraph_20_Font">שם</text:span><text:span text:style-name="Default_20_Paragraph_20_Font"> </text:span><text:span text:style-name="Default_20_Paragraph_20_Font">לעולה</text:span><text:span text:style-name="Default_20_Paragraph_20_Font">", </text:span><text:span text:style-name="Default_20_Paragraph_20_Font">שבשמיעה</text:span><text:span text:style-name="Default_20_Paragraph_20_Font"> </text:span><text:span text:style-name="Default_20_Paragraph_20_Font">ראשונה</text:span><text:span text:style-name="Default_20_Paragraph_20_Font"> </text:span><text:span text:style-name="Default_20_Paragraph_20_Font">נראית</text:span><text:span text:style-name="Default_20_Paragraph_20_Font"> </text:span><text:span text:style-name="Default_20_Paragraph_20_Font">כפקודה</text:span><text:span text:style-name="Default_20_Paragraph_20_Font"> </text:span><text:span text:style-name="Default_20_Paragraph_20_Font">רעה</text:span><text:span text:style-name="Default_20_Paragraph_20_Font"> </text:span><text:span text:style-name="Default_20_Paragraph_20_Font">ואכזרית</text:span><text:span text:style-name="Default_20_Paragraph_20_Font">, </text:span><text:span text:style-name="Default_20_Paragraph_20_Font">לבסוף</text:span><text:span text:style-name="Default_20_Paragraph_20_Font"> </text:span><text:span text:style-name="Default_20_Paragraph_20_Font">התבררה</text:span><text:span text:style-name="Default_20_Paragraph_20_Font"> </text:span><text:span text:style-name="Default_20_Paragraph_20_Font">כפקודה</text:span><text:span text:style-name="Default_20_Paragraph_20_Font"> </text:span><text:soft-page-break/><text:span text:style-name="Default_20_Paragraph_20_Font">בעלת</text:span><text:span text:style-name="Default_20_Paragraph_20_Font"> </text:span><text:span text:style-name="Default_20_Paragraph_20_Font">משמעות</text:span><text:span text:style-name="Default_20_Paragraph_20_Font"> </text:span><text:span text:style-name="Default_20_Paragraph_20_Font">אחרת</text:span><text:span text:style-name="Default_20_Paragraph_20_Font"> </text:span><text:span text:style-name="Default_20_Paragraph_20_Font">לגמרי</text:span><text:span text:style-name="Default_20_Paragraph_20_Font"> - </text:span><text:span text:style-name="Default_20_Paragraph_20_Font">להעלות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יצחק</text:span><text:span text:style-name="Default_20_Paragraph_20_Font"> </text:span><text:span text:style-name="Default_20_Paragraph_20_Font">אל</text:span><text:span text:style-name="Default_20_Paragraph_20_Font"> </text:span><text:span text:style-name="Default_20_Paragraph_20_Font">ההר</text:span><text:span text:style-name="Default_20_Paragraph_20_Font"> </text:span><text:span text:style-name="Default_20_Paragraph_20_Font">על</text:span><text:span text:style-name="Default_20_Paragraph_20_Font">-</text:span><text:span text:style-name="Default_20_Paragraph_20_Font">מנת</text:span><text:span text:style-name="Default_20_Paragraph_20_Font"> </text:span><text:span text:style-name="Default_20_Paragraph_20_Font">שיקריבו</text:span><text:span text:style-name="Default_20_Paragraph_20_Font"> </text:span><text:span text:style-name="Default_20_Paragraph_20_Font">ביחד</text:span><text:span text:style-name="Default_20_Paragraph_20_Font"> </text:span><text:span text:style-name="Default_20_Paragraph_20_Font">קרבן</text:span><text:span text:style-name="Default_20_Paragraph_20_Font"> </text:span><text:span text:style-name="Default_20_Paragraph_20_Font">איל</text:span><text:span text:style-name="Default_20_Paragraph_20_Font"> </text:span><text:span text:style-name="Default_20_Paragraph_20_Font">לעולה</text:span><text:span text:style-name="Default_20_Paragraph_20_Font">.</text:span></text:p>
      <text:p text:style-name="P9"/>
      <text:p text:style-name="P9"><text:span text:style-name="Default_20_Paragraph_20_Font">לפי</text:span><text:span text:style-name="Default_20_Paragraph_20_Font"> </text:span><text:span text:style-name="Default_20_Paragraph_20_Font">זה</text:span><text:span text:style-name="Default_20_Paragraph_20_Font">, </text:span><text:span text:style-name="Default_20_Paragraph_20_Font">ייתכן</text:span><text:span text:style-name="Default_20_Paragraph_20_Font"> </text:span><text:span text:style-name="Default_20_Paragraph_20_Font">שגם</text:span><text:span text:style-name="Default_20_Paragraph_20_Font"> </text:span><text:span text:style-name="Default_20_Paragraph_20_Font">הפסוק</text:span><text:span text:style-name="Default_20_Paragraph_20_Font"> </text:span><text:span text:style-name="Default_20_Paragraph_20_Font">שלנו</text:span><text:span text:style-name="Default_20_Paragraph_20_Font"> </text:span><text:span text:style-name="Default_20_Paragraph_20_Font">בספר</text:span><text:span text:style-name="Default_20_Paragraph_20_Font"> </text:span><text:span text:style-name="Default_20_Paragraph_20_Font">משלי</text:span><text:span text:style-name="Default_20_Paragraph_20_Font"> </text:span><text:span text:style-name="Default_20_Paragraph_20_Font">מתייחס</text:span><text:span text:style-name="Default_20_Paragraph_20_Font"> </text:span><text:span text:style-name="Default_20_Paragraph_20_Font">לאדם</text:span><text:span text:style-name="Default_20_Paragraph_20_Font"> </text:span><text:span text:style-name="Default_20_Paragraph_20_Font">הנדרש</text:span><text:span text:style-name="Default_20_Paragraph_20_Font"> </text:span><text:span text:style-name="Default_20_Paragraph_20_Font">לקיים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מצוות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במצב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סכנת</text:span><text:span text:style-name="Default_20_Paragraph_20_Font"> </text:span><text:span text:style-name="Default_20_Paragraph_20_Font">חיים</text:span><text:span text:style-name="Default_20_Paragraph_20_Font">: </text:span><text:span text:style-name="Default_20_Paragraph_20_Font"><text:span text:style-name="T3">יראת</text:span></text:span><text:span text:style-name="Default_20_Paragraph_20_Font"><text:span text:style-name="T3"> </text:span></text:span><text:span text:style-name="Default_20_Paragraph_20_Font"><text:span text:style-name="T3">ה</text:span></text:span><text:span text:style-name="Default_20_Paragraph_20_Font"><text:span text:style-name="T3">'</text:span></text:span><text:span text:style-name="Default_20_Paragraph_20_Font"> - </text:span><text:span text:style-name="Default_20_Paragraph_20_Font">הנכונות</text:span><text:span text:style-name="Default_20_Paragraph_20_Font"> </text:span><text:span text:style-name="Default_20_Paragraph_20_Font">לקיים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דבר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בכל</text:span><text:span text:style-name="Default_20_Paragraph_20_Font"> </text:span><text:span text:style-name="Default_20_Paragraph_20_Font">מצב</text:span><text:span text:style-name="Default_20_Paragraph_20_Font">, </text:span><text:span text:style-name="Default_20_Paragraph_20_Font">גם</text:span><text:span text:style-name="Default_20_Paragraph_20_Font"> </text:span><text:span text:style-name="Default_20_Paragraph_20_Font">כאשר</text:span><text:span text:style-name="Default_20_Paragraph_20_Font"> </text:span><text:span text:style-name="Default_20_Paragraph_20_Font">זה</text:span><text:span text:style-name="Default_20_Paragraph_20_Font"> </text:span><text:span text:style-name="Default_20_Paragraph_20_Font">נראה</text:span><text:span text:style-name="Default_20_Paragraph_20_Font"> </text:span><text:span text:style-name="Default_20_Paragraph_20_Font">מסוכן</text:span><text:span text:style-name="Default_20_Paragraph_20_Font"> - </text:span><text:span text:style-name="Default_20_Paragraph_20_Font">לא</text:span><text:span text:style-name="Default_20_Paragraph_20_Font"> </text:span><text:span text:style-name="Default_20_Paragraph_20_Font">תסתיים</text:span><text:span text:style-name="Default_20_Paragraph_20_Font"> </text:span><text:span text:style-name="Default_20_Paragraph_20_Font">במוות</text:span><text:span text:style-name="Default_20_Paragraph_20_Font"> </text:span><text:span text:style-name="Default_20_Paragraph_20_Font">אלא</text:span><text:span text:style-name="Default_20_Paragraph_20_Font"> </text:span><text:span text:style-name="Default_20_Paragraph_20_Font">תביא</text:span><text:span text:style-name="Default_20_Paragraph_20_Font"> </text:span><text:span text:style-name="Default_20_Paragraph_20_Font"><text:span text:style-name="T3">לחיים</text:span></text:span><text:span text:style-name="Default_20_Paragraph_20_Font"> </text:span><text:span text:style-name="Default_20_Paragraph_20_Font">עד</text:span><text:span text:style-name="Default_20_Paragraph_20_Font"> </text:span><text:span text:style-name="Default_20_Paragraph_20_Font">לפטירה</text:span><text:span text:style-name="Default_20_Paragraph_20_Font"> </text:span><text:span text:style-name="Default_20_Paragraph_20_Font">מן</text:span><text:span text:style-name="Default_20_Paragraph_20_Font"> </text:span><text:span text:style-name="Default_20_Paragraph_20_Font">העולם</text:span><text:span text:style-name="Default_20_Paragraph_20_Font"> </text:span><text:span text:style-name="Default_20_Paragraph_20_Font"><text:span text:style-name="T3">בשבע</text:span></text:span><text:span text:style-name="Default_20_Paragraph_20_Font"> </text:span><text:span text:style-name="Default_20_Paragraph_20_Font">ובשיבה</text:span><text:span text:style-name="Default_20_Paragraph_20_Font"> </text:span><text:span text:style-name="Default_20_Paragraph_20_Font">טובה</text:span><text:span text:style-name="Default_20_Paragraph_20_Font">. </text:span><text:span text:style-name="Default_20_Paragraph_20_Font">וגם</text:span><text:span text:style-name="Default_20_Paragraph_20_Font"> </text:span><text:span text:style-name="Default_20_Paragraph_20_Font">אם</text:span><text:span text:style-name="Default_20_Paragraph_20_Font"> </text:span><text:span text:style-name="Default_20_Paragraph_20_Font">המצוות</text:span><text:span text:style-name="Default_20_Paragraph_20_Font"> </text:span><text:span text:style-name="Default_20_Paragraph_20_Font">שה</text:span><text:span text:style-name="Default_20_Paragraph_20_Font">' </text:span><text:span text:style-name="Default_20_Paragraph_20_Font">מצווה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אדם</text:span><text:span text:style-name="Default_20_Paragraph_20_Font"> </text:span><text:span text:style-name="Default_20_Paragraph_20_Font">לעשות</text:span><text:span text:style-name="Default_20_Paragraph_20_Font"> - </text:span><text:span text:style-name="Default_20_Paragraph_20_Font"><text:span text:style-name="T3">פיקודי</text:span></text:span><text:span text:style-name="Default_20_Paragraph_20_Font"><text:span text:style-name="T3"> </text:span></text:span><text:span text:style-name="Default_20_Paragraph_20_Font"><text:span text:style-name="T3">ה</text:span></text:span><text:span text:style-name="Default_20_Paragraph_20_Font"><text:span text:style-name="T3">'</text:span></text:span><text:span text:style-name="Default_20_Paragraph_20_Font"> - </text:span><text:span text:style-name="Default_20_Paragraph_20_Font">נראות</text:span><text:span text:style-name="Default_20_Paragraph_20_Font"> </text:span><text:span text:style-name="Default_20_Paragraph_20_Font">כמעשה</text:span><text:span text:style-name="Default_20_Paragraph_20_Font"> </text:span><text:span text:style-name="Default_20_Paragraph_20_Font">רע</text:span><text:span text:style-name="Default_20_Paragraph_20_Font">, </text:span><text:span text:style-name="Default_20_Paragraph_20_Font">בסופ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דבר</text:span><text:span text:style-name="Default_20_Paragraph_20_Font"> </text:span><text:span text:style-name="Default_20_Paragraph_20_Font">ירא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<text:span text:style-name="T3">בל</text:span></text:span><text:span text:style-name="Default_20_Paragraph_20_Font"><text:span text:style-name="T3"> </text:span></text:span><text:span text:style-name="Default_20_Paragraph_20_Font"><text:span text:style-name="T3">ייפקד</text:span></text:span><text:span text:style-name="Default_20_Paragraph_20_Font"><text:span text:style-name="T3"> </text:span></text:span><text:span text:style-name="Default_20_Paragraph_20_Font"><text:span text:style-name="T3">רע</text:span></text:span><text:span text:style-name="Default_20_Paragraph_20_Font"> - </text:span><text:span text:style-name="Default_20_Paragraph_20_Font">לא</text:span><text:span text:style-name="Default_20_Paragraph_20_Font"> </text:span><text:span text:style-name="Default_20_Paragraph_20_Font">יקבל</text:span><text:span text:style-name="Default_20_Paragraph_20_Font"> </text:span><text:span text:style-name="Default_20_Paragraph_20_Font">פקודה</text:span><text:span text:style-name="Default_20_Paragraph_20_Font"> </text:span><text:span text:style-name="Default_20_Paragraph_20_Font">לעשות</text:span><text:span text:style-name="Default_20_Paragraph_20_Font"> </text:span><text:span text:style-name="Default_20_Paragraph_20_Font">מעשה</text:span><text:span text:style-name="Default_20_Paragraph_20_Font"> </text:span><text:span text:style-name="Default_20_Paragraph_20_Font">רע</text:span><text:span text:style-name="Default_20_Paragraph_20_Font">, </text:span><text:span text:style-name="Default_20_Paragraph_20_Font">אלא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יבהיר</text:span><text:span text:style-name="Default_20_Paragraph_20_Font"> </text:span><text:span text:style-name="Default_20_Paragraph_20_Font">לו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כוונתה</text:span><text:span text:style-name="Default_20_Paragraph_20_Font"> </text:span><text:span text:style-name="Default_20_Paragraph_20_Font">האמתית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הפקודה</text:span><text:span text:style-name="Default_20_Paragraph_20_Font">.</text:span></text:p>
      <text:p text:style-name="P9"/>
      <text:p text:style-name="P9"/>
      <text:p text:style-name="P9"><text:span text:style-name="Default_20_Paragraph_20_Font"><text:span text:style-name="T2">פסוק</text:span></text:span><text:span text:style-name="Default_20_Paragraph_20_Font"><text:span text:style-name="T2"> </text:span></text:span><text:span text:style-name="Default_20_Paragraph_20_Font"><text:span text:style-name="T2">כה</text:span></text:span></text:p>
      <text:p text:style-name="P6"><text:span text:style-name="Default_20_Paragraph_20_Font">ל</text:span><text:span text:style-name="Default_20_Paragraph_20_Font">ֵ</text:span><text:span text:style-name="Default_20_Paragraph_20_Font">ץ</text:span><text:span text:style-name="Default_20_Paragraph_20_Font"> </text:span><text:span text:style-name="Default_20_Paragraph_20_Font">ת</text:span><text:span text:style-name="Default_20_Paragraph_20_Font">ַּ</text:span><text:span text:style-name="Default_20_Paragraph_20_Font">כ</text:span><text:span text:style-name="Default_20_Paragraph_20_Font">ֶּ</text:span><text:span text:style-name="Default_20_Paragraph_20_Font">ה</text:span><text:span text:style-name="Default_20_Paragraph_20_Font"> - </text:span><text:span text:style-name="Default_20_Paragraph_20_Font">ו</text:span><text:span text:style-name="Default_20_Paragraph_20_Font">ּ</text:span><text:span text:style-name="Default_20_Paragraph_20_Font">פ</text:span><text:span text:style-name="Default_20_Paragraph_20_Font">ֶ</text:span><text:span text:style-name="Default_20_Paragraph_20_Font">ת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י</text:span><text:span text:style-name="Default_20_Paragraph_20_Font">ַ</text:span><text:span text:style-name="Default_20_Paragraph_20_Font">ע</text:span><text:span text:style-name="Default_20_Paragraph_20_Font">ְ</text:span><text:span text:style-name="Default_20_Paragraph_20_Font">ר</text:span><text:span text:style-name="Default_20_Paragraph_20_Font">ִ</text:span><text:span text:style-name="Default_20_Paragraph_20_Font">ם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הו</text:span><text:span text:style-name="Default_20_Paragraph_20_Font">ֹ</text:span><text:span text:style-name="Default_20_Paragraph_20_Font">כ</text:span><text:span text:style-name="Default_20_Paragraph_20_Font">ִ</text:span><text:span text:style-name="Default_20_Paragraph_20_Font">יח</text:span><text:span text:style-name="Default_20_Paragraph_20_Font">ַ </text:span><text:span text:style-name="Default_20_Paragraph_20_Font">ל</text:span><text:span text:style-name="Default_20_Paragraph_20_Font">ְ</text:span><text:span text:style-name="Default_20_Paragraph_20_Font">נ</text:span><text:span text:style-name="Default_20_Paragraph_20_Font">ָ</text:span><text:span text:style-name="Default_20_Paragraph_20_Font">בו</text:span><text:span text:style-name="Default_20_Paragraph_20_Font">ֹ</text:span><text:span text:style-name="Default_20_Paragraph_20_Font">ן</text:span><text:span text:style-name="Default_20_Paragraph_20_Font"> </text:span><text:span text:style-name="Default_20_Paragraph_20_Font">י</text:span><text:span text:style-name="Default_20_Paragraph_20_Font">ָ</text:span><text:span text:style-name="Default_20_Paragraph_20_Font">ב</text:span><text:span text:style-name="Default_20_Paragraph_20_Font">ִ</text:span><text:span text:style-name="Default_20_Paragraph_20_Font">ין</text:span><text:span text:style-name="Default_20_Paragraph_20_Font"> </text:span><text:span text:style-name="Default_20_Paragraph_20_Font">ד</text:span><text:span text:style-name="Default_20_Paragraph_20_Font">ָּ</text:span><text:span text:style-name="Default_20_Paragraph_20_Font">ע</text:span><text:span text:style-name="Default_20_Paragraph_20_Font">ַ</text:span><text:span text:style-name="Default_20_Paragraph_20_Font">ת</text:span><text:span text:style-name="Default_20_Paragraph_20_Font"> (</text:span><text:span text:style-name="Default_20_Paragraph_20_Font">משלי</text:span><text:span text:style-name="Default_20_Paragraph_20_Font"> </text:span><text:span text:style-name="Default_20_Paragraph_20_Font">י</text:span><text:span text:style-name="Default_20_Paragraph_20_Font">"</text:span><text:span text:style-name="Default_20_Paragraph_20_Font">ט</text:span><text:span text:style-name="Default_20_Paragraph_20_Font">, </text:span><text:span text:style-name="Default_20_Paragraph_20_Font">כה</text:span><text:span text:style-name="Default_20_Paragraph_20_Font">).</text:span></text:p>
      <text:p text:style-name="P6"><text:span text:style-name="Default_20_Paragraph_20_Font">ב</text:span><text:span text:style-name="Default_20_Paragraph_20_Font">ַּ</text:span><text:span text:style-name="Default_20_Paragraph_20_Font">ע</text:span><text:span text:style-name="Default_20_Paragraph_20_Font">ְ</text:span><text:span text:style-name="Default_20_Paragraph_20_Font">נ</text:span><text:span text:style-name="Default_20_Paragraph_20_Font">ָ</text:span><text:span text:style-name="Default_20_Paragraph_20_Font">ש</text:span><text:span text:style-name="Default_20_Paragraph_20_Font">ׁ </text:span><text:span text:style-name="Default_20_Paragraph_20_Font">ל</text:span><text:span text:style-name="Default_20_Paragraph_20_Font">ֵ</text:span><text:span text:style-name="Default_20_Paragraph_20_Font">ץ</text:span><text:span text:style-name="Default_20_Paragraph_20_Font"> - </text:span><text:span text:style-name="Default_20_Paragraph_20_Font">י</text:span><text:span text:style-name="Default_20_Paragraph_20_Font">ֶ</text:span><text:span text:style-name="Default_20_Paragraph_20_Font">ח</text:span><text:span text:style-name="Default_20_Paragraph_20_Font">ְ</text:span><text:span text:style-name="Default_20_Paragraph_20_Font">כ</text:span><text:span text:style-name="Default_20_Paragraph_20_Font">ַּ</text:span><text:span text:style-name="Default_20_Paragraph_20_Font">ם</text:span><text:span text:style-name="Default_20_Paragraph_20_Font"> </text:span><text:span text:style-name="Default_20_Paragraph_20_Font">פ</text:span><text:span text:style-name="Default_20_Paragraph_20_Font">ֶּ</text:span><text:span text:style-name="Default_20_Paragraph_20_Font">ת</text:span><text:span text:style-name="Default_20_Paragraph_20_Font">ִ</text:span><text:span text:style-name="Default_20_Paragraph_20_Font">י</text:span><text:span text:style-name="Default_20_Paragraph_20_Font">,</text:span><text:span text:style-name="Default_20_Paragraph_20_Font"> </text:span><text:span text:style-name="Default_20_Paragraph_20_Font">ו</text:span><text:span text:style-name="Default_20_Paragraph_20_Font">ּ</text:span><text:span text:style-name="Default_20_Paragraph_20_Font">ב</text:span><text:span text:style-name="Default_20_Paragraph_20_Font">ְ</text:span><text:span text:style-name="Default_20_Paragraph_20_Font">ה</text:span><text:span text:style-name="Default_20_Paragraph_20_Font">ַ</text:span><text:span text:style-name="Default_20_Paragraph_20_Font">ש</text:span><text:span text:style-name="Default_20_Paragraph_20_Font">ְׂ</text:span><text:span text:style-name="Default_20_Paragraph_20_Font">כ</text:span><text:span text:style-name="Default_20_Paragraph_20_Font">ִּ</text:span><text:span text:style-name="Default_20_Paragraph_20_Font">יל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ח</text:span><text:span text:style-name="Default_20_Paragraph_20_Font">ָ</text:span><text:span text:style-name="Default_20_Paragraph_20_Font">כ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ק</text:span><text:span text:style-name="Default_20_Paragraph_20_Font">ַּ</text:span><text:span text:style-name="Default_20_Paragraph_20_Font">ח</text:span><text:span text:style-name="Default_20_Paragraph_20_Font"> </text:span><text:span text:style-name="Default_20_Paragraph_20_Font">ד</text:span><text:span text:style-name="Default_20_Paragraph_20_Font">ָּ</text:span><text:span text:style-name="Default_20_Paragraph_20_Font">ע</text:span><text:span text:style-name="Default_20_Paragraph_20_Font">ַ</text:span><text:span text:style-name="Default_20_Paragraph_20_Font">ת</text:span><text:span text:style-name="Default_20_Paragraph_20_Font"> (</text:span><text:span text:style-name="Default_20_Paragraph_20_Font">משלי</text:span><text:span text:style-name="Default_20_Paragraph_20_Font"> </text:span><text:span text:style-name="Default_20_Paragraph_20_Font">כ</text:span><text:span text:style-name="Default_20_Paragraph_20_Font">"</text:span><text:span text:style-name="Default_20_Paragraph_20_Font">א</text:span><text:span text:style-name="Default_20_Paragraph_20_Font">, </text:span><text:span text:style-name="Default_20_Paragraph_20_Font">יא</text:span><text:span text:style-name="Default_20_Paragraph_20_Font">).</text:span></text:p>
      <text:p text:style-name="P9"/>
      <text:p text:style-name="P9"><text:span text:style-name="Default_20_Paragraph_20_Font">שני</text:span><text:span text:style-name="Default_20_Paragraph_20_Font"> </text:span><text:span text:style-name="Default_20_Paragraph_20_Font">הפסוקים</text:span><text:span text:style-name="Default_20_Paragraph_20_Font"> </text:span><text:span text:style-name="Default_20_Paragraph_20_Font">מלמדים</text:span><text:span text:style-name="Default_20_Paragraph_20_Font">, </text:span><text:span text:style-name="Default_20_Paragraph_20_Font">שלפעמים</text:span><text:span text:style-name="Default_20_Paragraph_20_Font"> </text:span><text:span text:style-name="Default_20_Paragraph_20_Font">יש</text:span><text:span text:style-name="Default_20_Paragraph_20_Font"> </text:span><text:span text:style-name="Default_20_Paragraph_20_Font">להכות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לץ</text:span><text:span text:style-name="Default_20_Paragraph_20_Font">, </text:span><text:span text:style-name="Default_20_Paragraph_20_Font">גם</text:span><text:span text:style-name="Default_20_Paragraph_20_Font"> </text:span><text:span text:style-name="Default_20_Paragraph_20_Font">אם</text:span><text:span text:style-name="Default_20_Paragraph_20_Font"> </text:span><text:span text:style-name="Default_20_Paragraph_20_Font">אין</text:span><text:span text:style-name="Default_20_Paragraph_20_Font"> </text:span><text:span text:style-name="Default_20_Paragraph_20_Font">כל</text:span><text:span text:style-name="Default_20_Paragraph_20_Font"> </text:span><text:span text:style-name="Default_20_Paragraph_20_Font">תקוה</text:span><text:span text:style-name="Default_20_Paragraph_20_Font"> </text:span><text:span text:style-name="Default_20_Paragraph_20_Font">שהדבר</text:span><text:span text:style-name="Default_20_Paragraph_20_Font"> </text:span><text:span text:style-name="Default_20_Paragraph_20_Font">ישפיע</text:span><text:span text:style-name="Default_20_Paragraph_20_Font"> </text:span><text:span text:style-name="Default_20_Paragraph_20_Font">עליו</text:span><text:span text:style-name="Default_20_Paragraph_20_Font"> </text:span><text:span text:style-name="Default_20_Paragraph_20_Font">לטובה</text:span><text:span text:style-name="Default_20_Paragraph_20_Font"> (</text:span><text:span text:style-name="Default_20_Paragraph_20_Font">שהרי</text:span><text:span text:style-name="Default_20_Paragraph_20_Font"> "</text:span><text:span text:style-name="Default_20_Paragraph_20_Font">י</text:span><text:span text:style-name="Default_20_Paragraph_20_Font">ֹ</text:span><text:span text:style-name="Default_20_Paragraph_20_Font">ס</text:span><text:span text:style-name="Default_20_Paragraph_20_Font">ֵ</text:span><text:span text:style-name="Default_20_Paragraph_20_Font">ר</text:span><text:span text:style-name="Default_20_Paragraph_20_Font"> </text:span><text:span text:style-name="Default_20_Paragraph_20_Font">ל</text:span><text:span text:style-name="Default_20_Paragraph_20_Font">ֵ</text:span><text:span text:style-name="Default_20_Paragraph_20_Font">ץ</text:span><text:span text:style-name="Default_20_Paragraph_20_Font"> - </text:span><text:span text:style-name="Default_20_Paragraph_20_Font">ל</text:span><text:span text:style-name="Default_20_Paragraph_20_Font">ֹ</text:span><text:span text:style-name="Default_20_Paragraph_20_Font">ק</text:span><text:span text:style-name="Default_20_Paragraph_20_Font">ֵ</text:span><text:span text:style-name="Default_20_Paragraph_20_Font">ח</text:span><text:span text:style-name="Default_20_Paragraph_20_Font">ַ </text:span><text:span text:style-name="Default_20_Paragraph_20_Font">לו</text:span><text:span text:style-name="Default_20_Paragraph_20_Font">ֹ </text:span><text:span text:style-name="Default_20_Paragraph_20_Font">ק</text:span><text:span text:style-name="Default_20_Paragraph_20_Font">ָ</text:span><text:span text:style-name="Default_20_Paragraph_20_Font">לו</text:span><text:span text:style-name="Default_20_Paragraph_20_Font">ֹ</text:span><text:span text:style-name="Default_20_Paragraph_20_Font">ן</text:span><text:span text:style-name="Default_20_Paragraph_20_Font">", </text:span><text:span text:style-name="Default_20_Paragraph_20_Font">משלי</text:span><text:span text:style-name="Default_20_Paragraph_20_Font"> </text:span><text:span text:style-name="Default_20_Paragraph_20_Font">ט</text:span><text:span text:style-name="Default_20_Paragraph_20_Font">', </text:span><text:span text:style-name="Default_20_Paragraph_20_Font">ז</text:span><text:span text:style-name="Default_20_Paragraph_20_Font">), </text:span><text:span text:style-name="Default_20_Paragraph_20_Font">כדי</text:span><text:span text:style-name="Default_20_Paragraph_20_Font"> </text:span><text:span text:style-name="Default_20_Paragraph_20_Font">להרתיע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פתי</text:span><text:span text:style-name="Default_20_Paragraph_20_Font">: </text:span><text:span text:style-name="Default_20_Paragraph_20_Font">כשמענישים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לץ</text:span><text:span text:style-name="Default_20_Paragraph_20_Font">, </text:span><text:span text:style-name="Default_20_Paragraph_20_Font">הפתי</text:span><text:span text:style-name="Default_20_Paragraph_20_Font"> </text:span><text:span text:style-name="Default_20_Paragraph_20_Font">מסיק</text:span><text:span text:style-name="Default_20_Paragraph_20_Font"> </text:span><text:span text:style-name="Default_20_Paragraph_20_Font">מסקנות</text:span><text:span text:style-name="Default_20_Paragraph_20_Font"> </text:span><text:span text:style-name="Default_20_Paragraph_20_Font">ונעשה</text:span><text:span text:style-name="Default_20_Paragraph_20_Font"> </text:span><text:span text:style-name="Default_20_Paragraph_20_Font">חכם</text:span><text:span text:style-name="Default_20_Paragraph_20_Font"> </text:span><text:span text:style-name="Default_20_Paragraph_20_Font">יותר</text:span><text:span text:style-name="Default_20_Paragraph_20_Font">.</text:span></text:p>
      <text:p text:style-name="P9"/>
      <text:p text:style-name="P9"><text:span text:style-name="Default_20_Paragraph_20_Font">הדבר</text:span><text:span text:style-name="Default_20_Paragraph_20_Font"> </text:span><text:span text:style-name="Default_20_Paragraph_20_Font">נכון</text:span><text:span text:style-name="Default_20_Paragraph_20_Font"> </text:span><text:span text:style-name="Default_20_Paragraph_20_Font">לא</text:span><text:span text:style-name="Default_20_Paragraph_20_Font"> </text:span><text:span text:style-name="Default_20_Paragraph_20_Font">רק</text:span><text:span text:style-name="Default_20_Paragraph_20_Font"> </text:span><text:span text:style-name="Default_20_Paragraph_20_Font">לגבי</text:span><text:span text:style-name="Default_20_Paragraph_20_Font"> </text:span><text:span text:style-name="Default_20_Paragraph_20_Font">אנשים</text:span><text:span text:style-name="Default_20_Paragraph_20_Font"> </text:span><text:span text:style-name="Default_20_Paragraph_20_Font">פרטיים</text:span><text:span text:style-name="Default_20_Paragraph_20_Font"> </text:span><text:span text:style-name="Default_20_Paragraph_20_Font">אלא</text:span><text:span text:style-name="Default_20_Paragraph_20_Font"> </text:span><text:span text:style-name="Default_20_Paragraph_20_Font">לגבי</text:span><text:span text:style-name="Default_20_Paragraph_20_Font"> </text:span><text:span text:style-name="Default_20_Paragraph_20_Font">עמים</text:span><text:span text:style-name="Default_20_Paragraph_20_Font">, </text:span><text:span text:style-name="Default_20_Paragraph_20_Font">כדברי</text:span><text:span text:style-name="Default_20_Paragraph_20_Font"> </text:span><text:span text:style-name="Default_20_Paragraph_20_Font">צפניה</text:span><text:span text:style-name="Default_20_Paragraph_20_Font"> </text:span><text:span text:style-name="Default_20_Paragraph_20_Font">הנביא</text:span><text:span text:style-name="Default_20_Paragraph_20_Font">: </text:span></text:p>
      <text:p text:style-name="P7"><text:span text:style-name="Default_20_Paragraph_20_Font">ה</text:span><text:span text:style-name="Default_20_Paragraph_20_Font">ִ</text:span><text:span text:style-name="Default_20_Paragraph_20_Font">כ</text:span><text:span text:style-name="Default_20_Paragraph_20_Font">ְ</text:span><text:span text:style-name="Default_20_Paragraph_20_Font">ר</text:span><text:span text:style-name="Default_20_Paragraph_20_Font">ַ</text:span><text:span text:style-name="Default_20_Paragraph_20_Font">ת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גו</text:span><text:span text:style-name="Default_20_Paragraph_20_Font">ֹ</text:span><text:span text:style-name="Default_20_Paragraph_20_Font">י</text:span><text:span text:style-name="Default_20_Paragraph_20_Font">ִ</text:span><text:span text:style-name="Default_20_Paragraph_20_Font">ם</text:span><text:span text:style-name="Default_20_Paragraph_20_Font">, </text:span><text:span text:style-name="Default_20_Paragraph_20_Font">נ</text:span><text:span text:style-name="Default_20_Paragraph_20_Font">ָ</text:span><text:span text:style-name="Default_20_Paragraph_20_Font">ש</text:span><text:span text:style-name="Default_20_Paragraph_20_Font">ַׁ</text:span><text:span text:style-name="Default_20_Paragraph_20_Font">מ</text:span><text:span text:style-name="Default_20_Paragraph_20_Font">ּ</text:span><text:span text:style-name="Default_20_Paragraph_20_Font">ו</text:span><text:span text:style-name="Default_20_Paragraph_20_Font">ּ </text:span><text:span text:style-name="Default_20_Paragraph_20_Font">פ</text:span><text:span text:style-name="Default_20_Paragraph_20_Font">ִּ</text:span><text:span text:style-name="Default_20_Paragraph_20_Font">נ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ת</text:span><text:span text:style-name="Default_20_Paragraph_20_Font">ָ</text:span><text:span text:style-name="Default_20_Paragraph_20_Font">ם</text:span><text:span text:style-name="Default_20_Paragraph_20_Font">; </text:span><text:span text:style-name="Default_20_Paragraph_20_Font">ה</text:span><text:span text:style-name="Default_20_Paragraph_20_Font">ֶ</text:span><text:span text:style-name="Default_20_Paragraph_20_Font">ח</text:span><text:span text:style-name="Default_20_Paragraph_20_Font">ֱ</text:span><text:span text:style-name="Default_20_Paragraph_20_Font">ר</text:span><text:span text:style-name="Default_20_Paragraph_20_Font">ַ</text:span><text:span text:style-name="Default_20_Paragraph_20_Font">ב</text:span><text:span text:style-name="Default_20_Paragraph_20_Font">ְ</text:span><text:span text:style-name="Default_20_Paragraph_20_Font">ת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חו</text:span><text:span text:style-name="Default_20_Paragraph_20_Font">ּ</text:span><text:span text:style-name="Default_20_Paragraph_20_Font">צו</text:span><text:span text:style-name="Default_20_Paragraph_20_Font">ֹ</text:span><text:span text:style-name="Default_20_Paragraph_20_Font">ת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ב</text:span><text:span text:style-name="Default_20_Paragraph_20_Font">ְּ</text:span><text:span text:style-name="Default_20_Paragraph_20_Font">ל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עו</text:span><text:span text:style-name="Default_20_Paragraph_20_Font">ֹ</text:span><text:span text:style-name="Default_20_Paragraph_20_Font">ב</text:span><text:span text:style-name="Default_20_Paragraph_20_Font">ֵ</text:span><text:span text:style-name="Default_20_Paragraph_20_Font">ר</text:span><text:span text:style-name="Default_20_Paragraph_20_Font">, </text:span><text:span text:style-name="Default_20_Paragraph_20_Font">נ</text:span><text:span text:style-name="Default_20_Paragraph_20_Font">ִ</text:span><text:span text:style-name="Default_20_Paragraph_20_Font">צ</text:span><text:span text:style-name="Default_20_Paragraph_20_Font">ְ</text:span><text:span text:style-name="Default_20_Paragraph_20_Font">ד</text:span><text:span text:style-name="Default_20_Paragraph_20_Font">ּ</text:span><text:span text:style-name="Default_20_Paragraph_20_Font">ו</text:span><text:span text:style-name="Default_20_Paragraph_20_Font">ּ </text:span><text:span text:style-name="Default_20_Paragraph_20_Font">ע</text:span><text:span text:style-name="Default_20_Paragraph_20_Font">ָ</text:span><text:span text:style-name="Default_20_Paragraph_20_Font">ר</text:span><text:span text:style-name="Default_20_Paragraph_20_Font">ֵ</text:span><text:span text:style-name="Default_20_Paragraph_20_Font">יה</text:span><text:span text:style-name="Default_20_Paragraph_20_Font">ֶ</text:span><text:span text:style-name="Default_20_Paragraph_20_Font">ם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ב</text:span><text:span text:style-name="Default_20_Paragraph_20_Font">ְּ</text:span><text:span text:style-name="Default_20_Paragraph_20_Font">ל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א</text:span><text:span text:style-name="Default_20_Paragraph_20_Font">ִ</text:span><text:span text:style-name="Default_20_Paragraph_20_Font">יש</text:span><text:span text:style-name="Default_20_Paragraph_20_Font">ׁ </text:span><text:span text:style-name="Default_20_Paragraph_20_Font">מ</text:span><text:span text:style-name="Default_20_Paragraph_20_Font">ֵ</text:span><text:span text:style-name="Default_20_Paragraph_20_Font">א</text:span><text:span text:style-name="Default_20_Paragraph_20_Font">ֵ</text:span><text:span text:style-name="Default_20_Paragraph_20_Font">ין</text:span><text:span text:style-name="Default_20_Paragraph_20_Font"> </text:span><text:span text:style-name="Default_20_Paragraph_20_Font">יו</text:span><text:span text:style-name="Default_20_Paragraph_20_Font">ֹ</text:span><text:span text:style-name="Default_20_Paragraph_20_Font">ש</text:span><text:span text:style-name="Default_20_Paragraph_20_Font">ֵׁ</text:span><text:span text:style-name="Default_20_Paragraph_20_Font">ב</text:span><text:span text:style-name="Default_20_Paragraph_20_Font">. </text:span><text:span text:style-name="Default_20_Paragraph_20_Font">א</text:span><text:span text:style-name="Default_20_Paragraph_20_Font">ָ</text:span><text:span text:style-name="Default_20_Paragraph_20_Font">מ</text:span><text:span text:style-name="Default_20_Paragraph_20_Font">ַ</text:span><text:span text:style-name="Default_20_Paragraph_20_Font">ר</text:span><text:span text:style-name="Default_20_Paragraph_20_Font">ְ</text:span><text:span text:style-name="Default_20_Paragraph_20_Font">ת</text:span><text:span text:style-name="Default_20_Paragraph_20_Font">ִּ</text:span><text:span text:style-name="Default_20_Paragraph_20_Font">י</text:span><text:span text:style-name="Default_20_Paragraph_20_Font"> '</text:span><text:span text:style-name="Default_20_Paragraph_20_Font">א</text:span><text:span text:style-name="Default_20_Paragraph_20_Font">ַ</text:span><text:span text:style-name="Default_20_Paragraph_20_Font">ך</text:span><text:span text:style-name="Default_20_Paragraph_20_Font">ְ </text:span><text:span text:style-name="Default_20_Paragraph_20_Font">ת</text:span><text:span text:style-name="Default_20_Paragraph_20_Font">ִּ</text:span><text:span text:style-name="Default_20_Paragraph_20_Font">יר</text:span><text:span text:style-name="Default_20_Paragraph_20_Font">ְ</text:span><text:span text:style-name="Default_20_Paragraph_20_Font">א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או</text:span><text:span text:style-name="Default_20_Paragraph_20_Font">ֹ</text:span><text:span text:style-name="Default_20_Paragraph_20_Font">ת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ת</text:span><text:span text:style-name="Default_20_Paragraph_20_Font">ִּ</text:span><text:span text:style-name="Default_20_Paragraph_20_Font">ק</text:span><text:span text:style-name="Default_20_Paragraph_20_Font">ְ</text:span><text:span text:style-name="Default_20_Paragraph_20_Font">ח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מו</text:span><text:span text:style-name="Default_20_Paragraph_20_Font">ּ</text:span><text:span text:style-name="Default_20_Paragraph_20_Font">ס</text:span><text:span text:style-name="Default_20_Paragraph_20_Font">ָ</text:span><text:span text:style-name="Default_20_Paragraph_20_Font">ר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כ</text:span><text:span text:style-name="Default_20_Paragraph_20_Font">ָּ</text:span><text:span text:style-name="Default_20_Paragraph_20_Font">ר</text:span><text:span text:style-name="Default_20_Paragraph_20_Font">ֵ</text:span><text:span text:style-name="Default_20_Paragraph_20_Font">ת</text:span><text:span text:style-name="Default_20_Paragraph_20_Font"> </text:span><text:span text:style-name="Default_20_Paragraph_20_Font">מ</text:span><text:span text:style-name="Default_20_Paragraph_20_Font">ְ</text:span><text:span text:style-name="Default_20_Paragraph_20_Font">עו</text:span><text:span text:style-name="Default_20_Paragraph_20_Font">ֹ</text:span><text:span text:style-name="Default_20_Paragraph_20_Font">נ</text:span><text:span text:style-name="Default_20_Paragraph_20_Font">ָ</text:span><text:span text:style-name="Default_20_Paragraph_20_Font">ה</text:span><text:span text:style-name="Default_20_Paragraph_20_Font">ּ </text:span><text:span text:style-name="Default_20_Paragraph_20_Font">כ</text:span><text:span text:style-name="Default_20_Paragraph_20_Font">ֹּ</text:span><text:span text:style-name="Default_20_Paragraph_20_Font">ל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ֶׁ</text:span><text:span text:style-name="Default_20_Paragraph_20_Font">ר</text:span><text:span text:style-name="Default_20_Paragraph_20_Font"> </text:span><text:span text:style-name="Default_20_Paragraph_20_Font">פ</text:span><text:span text:style-name="Default_20_Paragraph_20_Font">ָּ</text:span><text:span text:style-name="Default_20_Paragraph_20_Font">ק</text:span><text:span text:style-name="Default_20_Paragraph_20_Font">ַ</text:span><text:span text:style-name="Default_20_Paragraph_20_Font">ד</text:span><text:span text:style-name="Default_20_Paragraph_20_Font">ְ</text:span><text:span text:style-name="Default_20_Paragraph_20_Font">ת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ע</text:span><text:span text:style-name="Default_20_Paragraph_20_Font">ָ</text:span><text:span text:style-name="Default_20_Paragraph_20_Font">ל</text:span><text:span text:style-name="Default_20_Paragraph_20_Font">ֶ</text:span><text:span text:style-name="Default_20_Paragraph_20_Font">יה</text:span><text:span text:style-name="Default_20_Paragraph_20_Font">ָ'... <text:s text:c="8"/>(</text:span><text:span text:style-name="Default_20_Paragraph_20_Font">צפניה</text:span><text:span text:style-name="Default_20_Paragraph_20_Font"> </text:span><text:span text:style-name="Default_20_Paragraph_20_Font">ג</text:span><text:span text:style-name="Default_20_Paragraph_20_Font">', </text:span><text:span text:style-name="Default_20_Paragraph_20_Font">ו</text:span><text:span text:style-name="Default_20_Paragraph_20_Font">-</text:span><text:span text:style-name="Default_20_Paragraph_20_Font">ז</text:span><text:span text:style-name="Default_20_Paragraph_20_Font">).</text:span></text:p>
      <text:p text:style-name="P9"/>
      <text:p text:style-name="P9"><text:span text:style-name="Default_20_Paragraph_20_Font">כאשר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מביא</text:span><text:span text:style-name="Default_20_Paragraph_20_Font"> </text:span><text:span text:style-name="Default_20_Paragraph_20_Font">צרות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גויים</text:span><text:span text:style-name="Default_20_Paragraph_20_Font">, </text:span><text:span text:style-name="Default_20_Paragraph_20_Font">אחת</text:span><text:span text:style-name="Default_20_Paragraph_20_Font"> </text:span><text:span text:style-name="Default_20_Paragraph_20_Font">המטרות</text:span><text:span text:style-name="Default_20_Paragraph_20_Font"> </text:span><text:span text:style-name="Default_20_Paragraph_20_Font">היא</text:span><text:span text:style-name="Default_20_Paragraph_20_Font"> </text:span><text:span text:style-name="Default_20_Paragraph_20_Font">לאותת</text:span><text:span text:style-name="Default_20_Paragraph_20_Font"> </text:span><text:span text:style-name="Default_20_Paragraph_20_Font">לעם</text:span><text:span text:style-name="Default_20_Paragraph_20_Font"> </text:span><text:span text:style-name="Default_20_Paragraph_20_Font">ישראל</text:span><text:span text:style-name="Default_20_Paragraph_20_Font"> </text:span><text:span text:style-name="Default_20_Paragraph_20_Font">שגם</text:span><text:span text:style-name="Default_20_Paragraph_20_Font"> </text:span><text:span text:style-name="Default_20_Paragraph_20_Font">הם</text:span><text:span text:style-name="Default_20_Paragraph_20_Font"> "</text:span><text:span text:style-name="Default_20_Paragraph_20_Font">על</text:span><text:span text:style-name="Default_20_Paragraph_20_Font"> </text:span><text:span text:style-name="Default_20_Paragraph_20_Font">הכוונת</text:span><text:span text:style-name="Default_20_Paragraph_20_Font">", </text:span><text:span text:style-name="Default_20_Paragraph_20_Font">כדי</text:span><text:span text:style-name="Default_20_Paragraph_20_Font"> </text:span><text:span text:style-name="Default_20_Paragraph_20_Font">שיקחו</text:span><text:span text:style-name="Default_20_Paragraph_20_Font"> </text:span><text:span text:style-name="Default_20_Paragraph_20_Font">מוסר</text:span><text:span text:style-name="Default_20_Paragraph_20_Font"> </text:span><text:span text:style-name="Default_20_Paragraph_20_Font">ויחכמו</text:span><text:span text:style-name="Default_20_Paragraph_20_Font">.</text:span></text:p>
      <text:p text:style-name="P9"/>
      <text:p text:style-name="P9"/>
      <text:p text:style-name="P9"><text:span text:style-name="Default_20_Paragraph_20_Font"><text:span text:style-name="T1">פרק</text:span></text:span><text:span text:style-name="Default_20_Paragraph_20_Font"><text:span text:style-name="T1"> </text:span></text:span><text:span text:style-name="Default_20_Paragraph_20_Font"><text:span text:style-name="T1">כ</text:span></text:span></text:p>
      <text:p text:style-name="P9"><text:span text:style-name="Default_20_Paragraph_20_Font"><text:span text:style-name="T2">פסוק</text:span></text:span><text:span text:style-name="Default_20_Paragraph_20_Font"><text:span text:style-name="T2"> </text:span></text:span><text:span text:style-name="Default_20_Paragraph_20_Font"><text:span text:style-name="T2">ז</text:span></text:span></text:p>
      <text:p text:style-name="P7"><text:span text:style-name="Default_20_Paragraph_20_Font">מ</text:span><text:span text:style-name="Default_20_Paragraph_20_Font">ִ</text:span><text:span text:style-name="Default_20_Paragraph_20_Font">ת</text:span><text:span text:style-name="Default_20_Paragraph_20_Font">ְ</text:span><text:span text:style-name="Default_20_Paragraph_20_Font">ה</text:span><text:span text:style-name="Default_20_Paragraph_20_Font">ַ</text:span><text:span text:style-name="Default_20_Paragraph_20_Font">ל</text:span><text:span text:style-name="Default_20_Paragraph_20_Font">ֵּ</text:span><text:span text:style-name="Default_20_Paragraph_20_Font">ך</text:span><text:span text:style-name="Default_20_Paragraph_20_Font">ְ </text:span><text:span text:style-name="Default_20_Paragraph_20_Font">ב</text:span><text:span text:style-name="Default_20_Paragraph_20_Font">ְּ</text:span><text:span text:style-name="Default_20_Paragraph_20_Font">ת</text:span><text:span text:style-name="Default_20_Paragraph_20_Font">ֻ</text:span><text:span text:style-name="Default_20_Paragraph_20_Font">מ</text:span><text:span text:style-name="Default_20_Paragraph_20_Font">ּ</text:span><text:span text:style-name="Default_20_Paragraph_20_Font">ו</text:span><text:span text:style-name="Default_20_Paragraph_20_Font">ֹ </text:span><text:span text:style-name="Default_20_Paragraph_20_Font">צ</text:span><text:span text:style-name="Default_20_Paragraph_20_Font">ַ</text:span><text:span text:style-name="Default_20_Paragraph_20_Font">ד</text:span><text:span text:style-name="Default_20_Paragraph_20_Font">ִּ</text:span><text:span text:style-name="Default_20_Paragraph_20_Font">יק</text:span><text:span text:style-name="Default_20_Paragraph_20_Font"> </text:span><text:span text:style-name="Default_20_Paragraph_20_Font">- </text:span><text:span text:style-name="Default_20_Paragraph_20_Font">א</text:span><text:span text:style-name="Default_20_Paragraph_20_Font">ַ</text:span><text:span text:style-name="Default_20_Paragraph_20_Font">ש</text:span><text:span text:style-name="Default_20_Paragraph_20_Font">ְׁ</text:span><text:span text:style-name="Default_20_Paragraph_20_Font">ר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ב</text:span><text:span text:style-name="Default_20_Paragraph_20_Font">ָ</text:span><text:span text:style-name="Default_20_Paragraph_20_Font">נ</text:span><text:span text:style-name="Default_20_Paragraph_20_Font">ָ</text:span><text:span text:style-name="Default_20_Paragraph_20_Font">יו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ח</text:span><text:span text:style-name="Default_20_Paragraph_20_Font">ֲ</text:span><text:span text:style-name="Default_20_Paragraph_20_Font">ר</text:span><text:span text:style-name="Default_20_Paragraph_20_Font">ָ</text:span><text:span text:style-name="Default_20_Paragraph_20_Font">יו</text:span><text:span text:style-name="Default_20_Paragraph_20_Font"> <text:s text:c="10"/>(</text:span><text:span text:style-name="Default_20_Paragraph_20_Font">משלי</text:span><text:span text:style-name="Default_20_Paragraph_20_Font"> </text:span><text:span text:style-name="Default_20_Paragraph_20_Font">כ</text:span><text:span text:style-name="Default_20_Paragraph_20_Font">', </text:span><text:span text:style-name="Default_20_Paragraph_20_Font">ז</text:span><text:span text:style-name="Default_20_Paragraph_20_Font">).</text:span></text:p>
      <text:p text:style-name="P9"/>
      <text:p text:style-name="P9"><text:span text:style-name="Default_20_Paragraph_20_Font">ישנם</text:span><text:span text:style-name="Default_20_Paragraph_20_Font"> </text:span><text:span text:style-name="Default_20_Paragraph_20_Font">כמה</text:span><text:span text:style-name="Default_20_Paragraph_20_Font"> </text:span><text:span text:style-name="Default_20_Paragraph_20_Font">צדיקים</text:span><text:span text:style-name="Default_20_Paragraph_20_Font"> </text:span><text:span text:style-name="Default_20_Paragraph_20_Font">שנאמר</text:span><text:span text:style-name="Default_20_Paragraph_20_Font"> </text:span><text:span text:style-name="Default_20_Paragraph_20_Font">עליהם</text:span><text:span text:style-name="Default_20_Paragraph_20_Font"> </text:span><text:span text:style-name="Default_20_Paragraph_20_Font">שהתהלכו</text:span><text:span text:style-name="Default_20_Paragraph_20_Font"> </text:span><text:span text:style-name="Default_20_Paragraph_20_Font">לפני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בתמימות</text:span><text:span text:style-name="Default_20_Paragraph_20_Font">. </text:span><text:span text:style-name="Default_20_Paragraph_20_Font">הראשון</text:span><text:span text:style-name="Default_20_Paragraph_20_Font"> </text:span><text:span text:style-name="Default_20_Paragraph_20_Font">שבהם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נוח</text:span><text:span text:style-name="Default_20_Paragraph_20_Font">:</text:span></text:p>
      <text:p text:style-name="P7"><text:soft-page-break/><text:span text:style-name="Default_20_Paragraph_20_Font">א</text:span><text:span text:style-name="Default_20_Paragraph_20_Font">ֵ</text:span><text:span text:style-name="Default_20_Paragraph_20_Font">ל</text:span><text:span text:style-name="Default_20_Paragraph_20_Font">ֶּ</text:span><text:span text:style-name="Default_20_Paragraph_20_Font">ה</text:span><text:span text:style-name="Default_20_Paragraph_20_Font"> </text:span><text:span text:style-name="Default_20_Paragraph_20_Font">ת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ל</text:span><text:span text:style-name="Default_20_Paragraph_20_Font">ְ</text:span><text:span text:style-name="Default_20_Paragraph_20_Font">ד</text:span><text:span text:style-name="Default_20_Paragraph_20_Font">ֹ</text:span><text:span text:style-name="Default_20_Paragraph_20_Font">ת</text:span><text:span text:style-name="Default_20_Paragraph_20_Font"> </text:span><text:span text:style-name="Default_20_Paragraph_20_Font">נ</text:span><text:span text:style-name="Default_20_Paragraph_20_Font">ֹ</text:span><text:span text:style-name="Default_20_Paragraph_20_Font">ח</text:span><text:span text:style-name="Default_20_Paragraph_20_Font">ַ: </text:span><text:span text:style-name="Default_20_Paragraph_20_Font">נ</text:span><text:span text:style-name="Default_20_Paragraph_20_Font">ֹ</text:span><text:span text:style-name="Default_20_Paragraph_20_Font">ח</text:span><text:span text:style-name="Default_20_Paragraph_20_Font">ַ </text:span><text:span text:style-name="Default_20_Paragraph_20_Font">א</text:span><text:span text:style-name="Default_20_Paragraph_20_Font">ִ</text:span><text:span text:style-name="Default_20_Paragraph_20_Font">יש</text:span><text:span text:style-name="Default_20_Paragraph_20_Font">ׁ </text:span><text:span text:style-name="Default_20_Paragraph_20_Font"><text:span text:style-name="T3">צ</text:span></text:span><text:span text:style-name="Default_20_Paragraph_20_Font"><text:span text:style-name="T3">ַ</text:span></text:span><text:span text:style-name="Default_20_Paragraph_20_Font"><text:span text:style-name="T3">ד</text:span></text:span><text:span text:style-name="Default_20_Paragraph_20_Font"><text:span text:style-name="T3">ִּ</text:span></text:span><text:span text:style-name="Default_20_Paragraph_20_Font"><text:span text:style-name="T3">יק</text:span></text:span><text:span text:style-name="Default_20_Paragraph_20_Font"> </text:span><text:span text:style-name="Default_20_Paragraph_20_Font"><text:span text:style-name="T3">ת</text:span></text:span><text:span text:style-name="Default_20_Paragraph_20_Font"><text:span text:style-name="T3">ָּ</text:span></text:span><text:span text:style-name="Default_20_Paragraph_20_Font"><text:span text:style-name="T3">מ</text:span></text:span><text:span text:style-name="Default_20_Paragraph_20_Font"><text:span text:style-name="T3">ִ</text:span></text:span><text:span text:style-name="Default_20_Paragraph_20_Font"><text:span text:style-name="T3">ים</text:span>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י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ב</text:span><text:span text:style-name="Default_20_Paragraph_20_Font">ְּ</text:span><text:span text:style-name="Default_20_Paragraph_20_Font">ד</text:span><text:span text:style-name="Default_20_Paragraph_20_Font">ֹ</text:span><text:span text:style-name="Default_20_Paragraph_20_Font">ר</text:span><text:span text:style-name="Default_20_Paragraph_20_Font">ֹ</text:span><text:span text:style-name="Default_20_Paragraph_20_Font">ת</text:span><text:span text:style-name="Default_20_Paragraph_20_Font">ָ</text:span><text:span text:style-name="Default_20_Paragraph_20_Font">יו</text:span><text:span text:style-name="Default_20_Paragraph_20_Font">,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א</text:span><text:span text:style-name="Default_20_Paragraph_20_Font">ֱ</text:span><text:span text:style-name="Default_20_Paragraph_20_Font">ל</text:span><text:span text:style-name="Default_20_Paragraph_20_Font">ֹ</text:span><text:span text:style-name="Default_20_Paragraph_20_Font">ה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<text:span text:style-name="T3">ה</text:span></text:span><text:span text:style-name="Default_20_Paragraph_20_Font"><text:span text:style-name="T3">ִ</text:span></text:span><text:span text:style-name="Default_20_Paragraph_20_Font"><text:span text:style-name="T3">ת</text:span></text:span><text:span text:style-name="Default_20_Paragraph_20_Font"><text:span text:style-name="T3">ְ</text:span></text:span><text:span text:style-name="Default_20_Paragraph_20_Font"><text:span text:style-name="T3">ה</text:span></text:span><text:span text:style-name="Default_20_Paragraph_20_Font"><text:span text:style-name="T3">ַ</text:span></text:span><text:span text:style-name="Default_20_Paragraph_20_Font"><text:span text:style-name="T3">ל</text:span></text:span><text:span text:style-name="Default_20_Paragraph_20_Font"><text:span text:style-name="T3">ֶּ</text:span></text:span><text:span text:style-name="Default_20_Paragraph_20_Font"><text:span text:style-name="T3">ך</text:span></text:span><text:span text:style-name="Default_20_Paragraph_20_Font"><text:span text:style-name="T3">ְ</text:span></text:span><text:span text:style-name="Default_20_Paragraph_20_Font"> </text:span><text:span text:style-name="Default_20_Paragraph_20_Font">נ</text:span><text:span text:style-name="Default_20_Paragraph_20_Font">ֹ</text:span><text:span text:style-name="Default_20_Paragraph_20_Font">ח</text:span><text:span text:style-name="Default_20_Paragraph_20_Font">ַ.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ל</text:span><text:span text:style-name="Default_20_Paragraph_20_Font">ֶ</text:span><text:span text:style-name="Default_20_Paragraph_20_Font">ד</text:span><text:span text:style-name="Default_20_Paragraph_20_Font"> </text:span><text:span text:style-name="Default_20_Paragraph_20_Font">נ</text:span><text:span text:style-name="Default_20_Paragraph_20_Font">ֹ</text:span><text:span text:style-name="Default_20_Paragraph_20_Font">ח</text:span><text:span text:style-name="Default_20_Paragraph_20_Font">ַ </text:span><text:span text:style-name="Default_20_Paragraph_20_Font">ש</text:span><text:span text:style-name="Default_20_Paragraph_20_Font">ְׁ</text:span><text:span text:style-name="Default_20_Paragraph_20_Font">ל</text:span><text:span text:style-name="Default_20_Paragraph_20_Font">ֹ</text:span><text:span text:style-name="Default_20_Paragraph_20_Font">ש</text:span><text:span text:style-name="Default_20_Paragraph_20_Font">ָׁ</text:span><text:span text:style-name="Default_20_Paragraph_20_Font">ה</text:span><text:span text:style-name="Default_20_Paragraph_20_Font"> </text:span><text:span text:style-name="Default_20_Paragraph_20_Font"><text:span text:style-name="T3">ב</text:span></text:span><text:span text:style-name="Default_20_Paragraph_20_Font"><text:span text:style-name="T3">ָ</text:span></text:span><text:span text:style-name="Default_20_Paragraph_20_Font"><text:span text:style-name="T3">נ</text:span></text:span><text:span text:style-name="Default_20_Paragraph_20_Font"><text:span text:style-name="T3">ִ</text:span></text:span><text:span text:style-name="Default_20_Paragraph_20_Font"><text:span text:style-name="T3">ים</text:span></text:span><text:span text:style-name="Default_20_Paragraph_20_Font">: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ש</text:span><text:span text:style-name="Default_20_Paragraph_20_Font">ֵׁ</text:span><text:span text:style-name="Default_20_Paragraph_20_Font">ם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ח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י</text:span><text:span text:style-name="Default_20_Paragraph_20_Font">ָ</text:span><text:span text:style-name="Default_20_Paragraph_20_Font">פ</text:span><text:span text:style-name="Default_20_Paragraph_20_Font">ֶ</text:span><text:span text:style-name="Default_20_Paragraph_20_Font">ת</text:span><text:span text:style-name="Default_20_Paragraph_20_Font"> <text:s text:c="2"/>(</text:span><text:span text:style-name="Default_20_Paragraph_20_Font">בראשית</text:span><text:span text:style-name="Default_20_Paragraph_20_Font"> </text:span><text:span text:style-name="Default_20_Paragraph_20_Font">ו</text:span><text:span text:style-name="Default_20_Paragraph_20_Font">', </text:span><text:span text:style-name="Default_20_Paragraph_20_Font">ט</text:span><text:span text:style-name="Default_20_Paragraph_20_Font">-</text:span><text:span text:style-name="Default_20_Paragraph_20_Font">י</text:span><text:span text:style-name="Default_20_Paragraph_20_Font">).</text:span></text:p>
      <text:p text:style-name="P9"/>
      <text:p text:style-name="P9"><text:span text:style-name="Default_20_Paragraph_20_Font">הזכרנו</text:span><text:span text:style-name="Default_20_Paragraph_20_Font"> </text:span><text:span text:style-name="Default_20_Paragraph_20_Font">למעלה</text:span><text:span text:style-name="Default_20_Paragraph_20_Font">, </text:span><text:span text:style-name="Default_20_Paragraph_20_Font">בפירושנו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משלי</text:span><text:span text:style-name="Default_20_Paragraph_20_Font"> </text:span><text:span text:style-name="Default_20_Paragraph_20_Font">י</text:span><text:span text:style-name="Default_20_Paragraph_20_Font">', </text:span><text:span text:style-name="Default_20_Paragraph_20_Font">ז</text:span><text:span text:style-name="Default_20_Paragraph_20_Font">, </text:span><text:span text:style-name="Default_20_Paragraph_20_Font">את</text:span><text:span text:style-name="Default_20_Paragraph_20_Font"> </text:span><text:span text:style-name="Default_20_Paragraph_20_Font">תמיהת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רש</text:span><text:span text:style-name="Default_20_Paragraph_20_Font">"</text:span><text:span text:style-name="Default_20_Paragraph_20_Font">י</text:span><text:span text:style-name="Default_20_Paragraph_20_Font">, </text:span><text:span text:style-name="Default_20_Paragraph_20_Font">מדוע</text:span><text:span text:style-name="Default_20_Paragraph_20_Font"> </text:span><text:span text:style-name="Default_20_Paragraph_20_Font">אחרי</text:span><text:span text:style-name="Default_20_Paragraph_20_Font"> </text:span><text:span text:style-name="Default_20_Paragraph_20_Font">המילה</text:span><text:span text:style-name="Default_20_Paragraph_20_Font"> </text:span><text:span text:style-name="Default_20_Paragraph_20_Font"><text:span text:style-name="T3">תולדות</text:span></text:span><text:span text:style-name="Default_20_Paragraph_20_Font"> </text:span><text:span text:style-name="Default_20_Paragraph_20_Font">מספר</text:span><text:span text:style-name="Default_20_Paragraph_20_Font"> </text:span><text:span text:style-name="Default_20_Paragraph_20_Font">הפסוק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צדקת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נוח</text:span><text:span text:style-name="Default_20_Paragraph_20_Font">, </text:span><text:span text:style-name="Default_20_Paragraph_20_Font">ולא</text:span><text:span text:style-name="Default_20_Paragraph_20_Font"> </text:span><text:span text:style-name="Default_20_Paragraph_20_Font">עובר</text:span><text:span text:style-name="Default_20_Paragraph_20_Font"> </text:span><text:span text:style-name="Default_20_Paragraph_20_Font">מיד</text:span><text:span text:style-name="Default_20_Paragraph_20_Font"> </text:span><text:span text:style-name="Default_20_Paragraph_20_Font">לתאר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בנים</text:span><text:span text:style-name="Default_20_Paragraph_20_Font"> </text:span><text:span text:style-name="Default_20_Paragraph_20_Font">שנוח</text:span><text:span text:style-name="Default_20_Paragraph_20_Font"> </text:span><text:span text:style-name="Default_20_Paragraph_20_Font"><text:span text:style-name="T3">הוליד</text:span></text:span><text:span text:style-name="Default_20_Paragraph_20_Font">?</text:span></text:p>
      <text:p text:style-name="P9"/>
      <text:p text:style-name="P9"><text:span text:style-name="Default_20_Paragraph_20_Font">מתוך</text:span><text:span text:style-name="Default_20_Paragraph_20_Font"> </text:span><text:span text:style-name="Default_20_Paragraph_20_Font">הפסוק</text:span><text:span text:style-name="Default_20_Paragraph_20_Font"> </text:span><text:span text:style-name="Default_20_Paragraph_20_Font">שלנו</text:span><text:span text:style-name="Default_20_Paragraph_20_Font"> </text:span><text:span text:style-name="Default_20_Paragraph_20_Font">בספר</text:span><text:span text:style-name="Default_20_Paragraph_20_Font"> </text:span><text:span text:style-name="Default_20_Paragraph_20_Font">משלי</text:span><text:span text:style-name="Default_20_Paragraph_20_Font">, </text:span><text:span text:style-name="Default_20_Paragraph_20_Font">ניתן</text:span><text:span text:style-name="Default_20_Paragraph_20_Font"> </text:span><text:span text:style-name="Default_20_Paragraph_20_Font">להציע</text:span><text:span text:style-name="Default_20_Paragraph_20_Font"> </text:span><text:span text:style-name="Default_20_Paragraph_20_Font">תשובה</text:span><text:span text:style-name="Default_20_Paragraph_20_Font"> </text:span><text:span text:style-name="Default_20_Paragraph_20_Font">נוספת</text:span><text:span text:style-name="Default_20_Paragraph_20_Font"> </text:span><text:span text:style-name="Default_20_Paragraph_20_Font">לתמיהה</text:span><text:span text:style-name="Default_20_Paragraph_20_Font"> </text:span><text:span text:style-name="Default_20_Paragraph_20_Font">זו</text:span><text:span text:style-name="Default_20_Paragraph_20_Font">: </text:span><text:span text:style-name="Default_20_Paragraph_20_Font">כאשר</text:span><text:span text:style-name="Default_20_Paragraph_20_Font"> </text:span><text:span text:style-name="Default_20_Paragraph_20_Font"><text:span text:style-name="T3">הצדיק</text:span></text:span><text:span text:style-name="Default_20_Paragraph_20_Font"><text:span text:style-name="T3"> </text:span></text:span><text:span text:style-name="Default_20_Paragraph_20_Font"><text:span text:style-name="T3">מתהלך</text:span></text:span><text:span text:style-name="Default_20_Paragraph_20_Font"> </text:span><text:span text:style-name="Default_20_Paragraph_20_Font">לפני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<text:span text:style-name="T3">בתמימות</text:span></text:span><text:span text:style-name="Default_20_Paragraph_20_Font">, </text:span><text:span text:style-name="Default_20_Paragraph_20_Font">הוא</text:span><text:span text:style-name="Default_20_Paragraph_20_Font"> </text:span><text:span text:style-name="Default_20_Paragraph_20_Font">מביא</text:span><text:span text:style-name="Default_20_Paragraph_20_Font"> </text:span><text:span text:style-name="Default_20_Paragraph_20_Font"><text:span text:style-name="T3">אושר</text:span></text:span><text:span text:style-name="Default_20_Paragraph_20_Font"> </text:span><text:span text:style-name="Default_20_Paragraph_20_Font">וברכה</text:span><text:span text:style-name="Default_20_Paragraph_20_Font"> </text:span><text:span text:style-name="Default_20_Paragraph_20_Font"><text:span text:style-name="T3">לבניו</text:span></text:span><text:span text:style-name="Default_20_Paragraph_20_Font"><text:span text:style-name="T3"> </text:span></text:span><text:span text:style-name="Default_20_Paragraph_20_Font"><text:span text:style-name="T3">אחריו</text:span></text:span><text:span text:style-name="Default_20_Paragraph_20_Font">. </text:span><text:span text:style-name="Default_20_Paragraph_20_Font">לכן</text:span><text:span text:style-name="Default_20_Paragraph_20_Font">, </text:span><text:span text:style-name="Default_20_Paragraph_20_Font">העובדה</text:span><text:span text:style-name="Default_20_Paragraph_20_Font"> </text:span><text:span text:style-name="Default_20_Paragraph_20_Font">שנוח</text:span><text:span text:style-name="Default_20_Paragraph_20_Font"> </text:span><text:span text:style-name="Default_20_Paragraph_20_Font">היה</text:span><text:span text:style-name="Default_20_Paragraph_20_Font"> </text:span><text:span text:style-name="Default_20_Paragraph_20_Font">צדיק</text:span><text:span text:style-name="Default_20_Paragraph_20_Font"> </text:span><text:span text:style-name="Default_20_Paragraph_20_Font">תמים</text:span><text:span text:style-name="Default_20_Paragraph_20_Font"> </text:span><text:span text:style-name="Default_20_Paragraph_20_Font">והתהלך</text:span><text:span text:style-name="Default_20_Paragraph_20_Font"> </text:span><text:span text:style-name="Default_20_Paragraph_20_Font">לפני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היא</text:span><text:span text:style-name="Default_20_Paragraph_20_Font"> </text:span><text:span text:style-name="Default_20_Paragraph_20_Font">חשובה</text:span><text:span text:style-name="Default_20_Paragraph_20_Font"> </text:span><text:span text:style-name="Default_20_Paragraph_20_Font">וקשורה</text:span><text:span text:style-name="Default_20_Paragraph_20_Font"> </text:span><text:span text:style-name="Default_20_Paragraph_20_Font">לסיפור</text:span><text:span text:style-name="Default_20_Paragraph_20_Font"> </text:span><text:span text:style-name="Default_20_Paragraph_20_Font">קורותיהם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בניו</text:span><text:span text:style-name="Default_20_Paragraph_20_Font">. </text:span><text:span text:style-name="Default_20_Paragraph_20_Font">ואולי</text:span><text:span text:style-name="Default_20_Paragraph_20_Font"> </text:span><text:span text:style-name="Default_20_Paragraph_20_Font">זו</text:span><text:span text:style-name="Default_20_Paragraph_20_Font"> </text:span><text:span text:style-name="Default_20_Paragraph_20_Font">כוונת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רש</text:span><text:span text:style-name="Default_20_Paragraph_20_Font">"</text:span><text:span text:style-name="Default_20_Paragraph_20_Font">י</text:span><text:span text:style-name="Default_20_Paragraph_20_Font"> </text:span><text:span text:style-name="Default_20_Paragraph_20_Font">בפירושו</text:span><text:span text:style-name="Default_20_Paragraph_20_Font"> </text:span><text:span text:style-name="Default_20_Paragraph_20_Font">השני</text:span><text:span text:style-name="Default_20_Paragraph_20_Font"> </text:span><text:span text:style-name="Default_20_Paragraph_20_Font">שם</text:span><text:span text:style-name="Default_20_Paragraph_20_Font">: "</text:span><text:span text:style-name="Default_20_Paragraph_20_Font">למדך</text:span><text:span text:style-name="Default_20_Paragraph_20_Font">, </text:span><text:span text:style-name="Default_20_Paragraph_20_Font">שעיקר</text:span><text:span text:style-name="Default_20_Paragraph_20_Font"> </text:span><text:span text:style-name="Default_20_Paragraph_20_Font">תולדותיהם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צדיקים</text:span><text:span text:style-name="Default_20_Paragraph_20_Font"> - </text:span><text:span text:style-name="Default_20_Paragraph_20_Font">מעשים</text:span><text:span text:style-name="Default_20_Paragraph_20_Font"> </text:span><text:span text:style-name="Default_20_Paragraph_20_Font">טובים</text:span><text:span text:style-name="Default_20_Paragraph_20_Font">".</text:span></text:p>
      <text:p text:style-name="P9"/>
      <text:p text:style-name="P9"><text:span text:style-name="Default_20_Paragraph_20_Font">ישנם</text:span><text:span text:style-name="Default_20_Paragraph_20_Font"> </text:span><text:span text:style-name="Default_20_Paragraph_20_Font">שני</text:span><text:span text:style-name="Default_20_Paragraph_20_Font"> </text:span><text:span text:style-name="Default_20_Paragraph_20_Font">צדיקים</text:span><text:span text:style-name="Default_20_Paragraph_20_Font"> </text:span><text:span text:style-name="Default_20_Paragraph_20_Font">נוספים</text:span><text:span text:style-name="Default_20_Paragraph_20_Font"> </text:span><text:span text:style-name="Default_20_Paragraph_20_Font">שהפסוק</text:span><text:span text:style-name="Default_20_Paragraph_20_Font"> </text:span><text:span text:style-name="Default_20_Paragraph_20_Font">שלנו</text:span><text:span text:style-name="Default_20_Paragraph_20_Font"> </text:span><text:span text:style-name="Default_20_Paragraph_20_Font">מתאר</text:span><text:span text:style-name="Default_20_Paragraph_20_Font"> </text:span><text:span text:style-name="Default_20_Paragraph_20_Font">אותם</text:span><text:span text:style-name="Default_20_Paragraph_20_Font">:</text:span></text:p>
      <text:list xml:id="list1954818422" text:style-name="LS4">
        <text:list-item>
          <text:p text:style-name="P20"><text:span text:style-name="Default_20_Paragraph_20_Font">אברהם</text:span><text:span text:style-name="Default_20_Paragraph_20_Font">: "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ֵ</text:span><text:span text:style-name="Default_20_Paragraph_20_Font">ר</text:span><text:span text:style-name="Default_20_Paragraph_20_Font">ָ</text:span><text:span text:style-name="Default_20_Paragraph_20_Font">א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א</text:span><text:span text:style-name="Default_20_Paragraph_20_Font">ֶ</text:span><text:span text:style-name="Default_20_Paragraph_20_Font">ל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ב</text:span><text:span text:style-name="Default_20_Paragraph_20_Font">ְ</text:span><text:span text:style-name="Default_20_Paragraph_20_Font">ר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ֹ</text:span><text:span text:style-name="Default_20_Paragraph_20_Font">אמ</text:span><text:span text:style-name="Default_20_Paragraph_20_Font">ֶ</text:span><text:span text:style-name="Default_20_Paragraph_20_Font">ר</text:span><text:span text:style-name="Default_20_Paragraph_20_Font"> 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ָ</text:span><text:span text:style-name="Default_20_Paragraph_20_Font">יו</text:span><text:span text:style-name="Default_20_Paragraph_20_Font">: '</text:span><text:span text:style-name="Default_20_Paragraph_20_Font">א</text:span><text:span text:style-name="Default_20_Paragraph_20_Font">ֲ</text:span><text:span text:style-name="Default_20_Paragraph_20_Font">נ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 </text:span><text:span text:style-name="Default_20_Paragraph_20_Font">ש</text:span><text:span text:style-name="Default_20_Paragraph_20_Font">ַׁ</text:span><text:span text:style-name="Default_20_Paragraph_20_Font">ד</text:span><text:span text:style-name="Default_20_Paragraph_20_Font">ַּ</text:span><text:span text:style-name="Default_20_Paragraph_20_Font">י</text:span><text:span text:style-name="Default_20_Paragraph_20_Font">, </text:span><text:span text:style-name="Default_20_Paragraph_20_Font"><text:span text:style-name="T3">ה</text:span></text:span><text:span text:style-name="Default_20_Paragraph_20_Font"><text:span text:style-name="T3">ִ</text:span></text:span><text:span text:style-name="Default_20_Paragraph_20_Font"><text:span text:style-name="T3">ת</text:span></text:span><text:span text:style-name="Default_20_Paragraph_20_Font"><text:span text:style-name="T3">ְ</text:span></text:span><text:span text:style-name="Default_20_Paragraph_20_Font"><text:span text:style-name="T3">ה</text:span></text:span><text:span text:style-name="Default_20_Paragraph_20_Font"><text:span text:style-name="T3">ַ</text:span></text:span><text:span text:style-name="Default_20_Paragraph_20_Font"><text:span text:style-name="T3">ל</text:span></text:span><text:span text:style-name="Default_20_Paragraph_20_Font"><text:span text:style-name="T3">ֵּ</text:span></text:span><text:span text:style-name="Default_20_Paragraph_20_Font"><text:span text:style-name="T3">ך</text:span></text:span><text:span text:style-name="Default_20_Paragraph_20_Font"><text:span text:style-name="T3">ְ</text:span>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פ</text:span><text:span text:style-name="Default_20_Paragraph_20_Font">ָ</text:span><text:span text:style-name="Default_20_Paragraph_20_Font">נ</text:span><text:span text:style-name="Default_20_Paragraph_20_Font">ַ</text:span><text:span text:style-name="Default_20_Paragraph_20_Font">י</text:span><text:span text:style-name="Default_20_Paragraph_20_Font"> </text:span><text:span text:style-name="Default_20_Paragraph_20_Font">ו</text:span><text:span text:style-name="Default_20_Paragraph_20_Font">ֶ</text:span><text:span text:style-name="Default_20_Paragraph_20_Font">ה</text:span><text:span text:style-name="Default_20_Paragraph_20_Font">ְ</text:span><text:span text:style-name="Default_20_Paragraph_20_Font">י</text:span><text:span text:style-name="Default_20_Paragraph_20_Font">ֵ</text:span><text:span text:style-name="Default_20_Paragraph_20_Font">ה</text:span><text:span text:style-name="Default_20_Paragraph_20_Font"> </text:span><text:span text:style-name="Default_20_Paragraph_20_Font"><text:span text:style-name="T3">ת</text:span></text:span><text:span text:style-name="Default_20_Paragraph_20_Font"><text:span text:style-name="T3">ָ</text:span></text:span><text:span text:style-name="Default_20_Paragraph_20_Font"><text:span text:style-name="T3">מ</text:span></text:span><text:span text:style-name="Default_20_Paragraph_20_Font"><text:span text:style-name="T3">ִ</text:span></text:span><text:span text:style-name="Default_20_Paragraph_20_Font"><text:span text:style-name="T3">ים</text:span></text:span><text:span text:style-name="Default_20_Paragraph_20_Font"> '" (</text:span><text:span text:style-name="Default_20_Paragraph_20_Font">בראשית</text:span><text:span text:style-name="Default_20_Paragraph_20_Font"> </text:span><text:span text:style-name="Default_20_Paragraph_20_Font">י</text:span><text:span text:style-name="Default_20_Paragraph_20_Font">"</text:span><text:span text:style-name="Default_20_Paragraph_20_Font">ז</text:span><text:span text:style-name="Default_20_Paragraph_20_Font">, </text:span><text:span text:style-name="Default_20_Paragraph_20_Font">א</text:span><text:span text:style-name="Default_20_Paragraph_20_Font">).</text:span></text:p>
        </text:list-item>
        <text:list-item>
          <text:p text:style-name="P20"><text:span text:style-name="Default_20_Paragraph_20_Font">דוד</text:span><text:span text:style-name="Default_20_Paragraph_20_Font">: "</text:span><text:span text:style-name="Default_20_Paragraph_20_Font">א</text:span><text:span text:style-name="Default_20_Paragraph_20_Font">ַ</text:span><text:span text:style-name="Default_20_Paragraph_20_Font">ש</text:span><text:span text:style-name="Default_20_Paragraph_20_Font">ְׂ</text:span><text:span text:style-name="Default_20_Paragraph_20_Font">כ</text:span><text:span text:style-name="Default_20_Paragraph_20_Font">ִּ</text:span><text:span text:style-name="Default_20_Paragraph_20_Font">יל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ב</text:span><text:span text:style-name="Default_20_Paragraph_20_Font">ְּ</text:span><text:span text:style-name="Default_20_Paragraph_20_Font">ד</text:span><text:span text:style-name="Default_20_Paragraph_20_Font">ֶ</text:span><text:span text:style-name="Default_20_Paragraph_20_Font">ר</text:span><text:span text:style-name="Default_20_Paragraph_20_Font">ֶ</text:span><text:span text:style-name="Default_20_Paragraph_20_Font">ך</text:span><text:span text:style-name="Default_20_Paragraph_20_Font">ְ </text:span><text:span text:style-name="Default_20_Paragraph_20_Font">ת</text:span><text:span text:style-name="Default_20_Paragraph_20_Font">ָּ</text:span><text:span text:style-name="Default_20_Paragraph_20_Font">מ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מ</text:span><text:span text:style-name="Default_20_Paragraph_20_Font">ָ</text:span><text:span text:style-name="Default_20_Paragraph_20_Font">ת</text:span><text:span text:style-name="Default_20_Paragraph_20_Font">ַ</text:span><text:span text:style-name="Default_20_Paragraph_20_Font">י</text:span><text:span text:style-name="Default_20_Paragraph_20_Font"> </text:span><text:span text:style-name="Default_20_Paragraph_20_Font">ת</text:span><text:span text:style-name="Default_20_Paragraph_20_Font">ָּ</text:span><text:span text:style-name="Default_20_Paragraph_20_Font">בו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ָ</text:span><text:span text:style-name="Default_20_Paragraph_20_Font">י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ְ</text:span><text:span text:style-name="Default_20_Paragraph_20_Font">ה</text:span><text:span text:style-name="Default_20_Paragraph_20_Font">ַ</text:span><text:span text:style-name="Default_20_Paragraph_20_Font">ל</text:span><text:span text:style-name="Default_20_Paragraph_20_Font">ֵּ</text:span><text:span text:style-name="Default_20_Paragraph_20_Font">ך</text:span><text:span text:style-name="Default_20_Paragraph_20_Font">ְ </text:span><text:span text:style-name="Default_20_Paragraph_20_Font">ב</text:span><text:span text:style-name="Default_20_Paragraph_20_Font">ְּ</text:span><text:span text:style-name="Default_20_Paragraph_20_Font">ת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ב</text:span><text:span text:style-name="Default_20_Paragraph_20_Font">ָ</text:span><text:span text:style-name="Default_20_Paragraph_20_Font">ב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ב</text:span><text:span text:style-name="Default_20_Paragraph_20_Font">ְּ</text:span><text:span text:style-name="Default_20_Paragraph_20_Font">ק</text:span><text:span text:style-name="Default_20_Paragraph_20_Font">ֶ</text:span><text:span text:style-name="Default_20_Paragraph_20_Font">ר</text:span><text:span text:style-name="Default_20_Paragraph_20_Font">ֶ</text:span><text:span text:style-name="Default_20_Paragraph_20_Font">ב</text:span><text:span text:style-name="Default_20_Paragraph_20_Font"> </text:span><text:span text:style-name="Default_20_Paragraph_20_Font">ב</text:span><text:span text:style-name="Default_20_Paragraph_20_Font">ֵּ</text:span><text:span text:style-name="Default_20_Paragraph_20_Font">ית</text:span><text:span text:style-name="Default_20_Paragraph_20_Font">ִ</text:span><text:span text:style-name="Default_20_Paragraph_20_Font">י</text:span><text:span text:style-name="Default_20_Paragraph_20_Font">" (</text:span><text:span text:style-name="Default_20_Paragraph_20_Font">תהלים</text:span><text:span text:style-name="Default_20_Paragraph_20_Font"> </text:span><text:span text:style-name="Default_20_Paragraph_20_Font">ק</text:span><text:span text:style-name="Default_20_Paragraph_20_Font">"</text:span><text:span text:style-name="Default_20_Paragraph_20_Font">א</text:span><text:span text:style-name="Default_20_Paragraph_20_Font">, </text:span><text:span text:style-name="Default_20_Paragraph_20_Font">ב</text:span><text:span text:style-name="Default_20_Paragraph_20_Font">).</text:span></text:p>
        </text:list-item>
      </text:list>
      <text:p text:style-name="P9"/>
      <text:p text:style-name="P9"><text:span text:style-name="Default_20_Paragraph_20_Font">ואכן</text:span><text:span text:style-name="Default_20_Paragraph_20_Font">, </text:span><text:span text:style-name="Default_20_Paragraph_20_Font">גם</text:span><text:span text:style-name="Default_20_Paragraph_20_Font"> </text:span><text:span text:style-name="Default_20_Paragraph_20_Font">הם</text:span><text:span text:style-name="Default_20_Paragraph_20_Font"> </text:span><text:span text:style-name="Default_20_Paragraph_20_Font">זכו</text:span><text:span text:style-name="Default_20_Paragraph_20_Font"> </text:span><text:span text:style-name="Default_20_Paragraph_20_Font">לשושלת</text:span><text:span text:style-name="Default_20_Paragraph_20_Font"> </text:span><text:span text:style-name="Default_20_Paragraph_20_Font">ארוכה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צאצאים</text:span><text:span text:style-name="Default_20_Paragraph_20_Font"> - </text:span><text:span text:style-name="Default_20_Paragraph_20_Font"><text:span text:style-name="T3">אשרי</text:span></text:span><text:span text:style-name="Default_20_Paragraph_20_Font"><text:span text:style-name="T3"> </text:span></text:span><text:span text:style-name="Default_20_Paragraph_20_Font"><text:span text:style-name="T3">בניו</text:span></text:span><text:span text:style-name="Default_20_Paragraph_20_Font"><text:span text:style-name="T3"> </text:span></text:span><text:span text:style-name="Default_20_Paragraph_20_Font"><text:span text:style-name="T3">אחריו</text:span></text:span><text:span text:style-name="Default_20_Paragraph_20_Font"><text:span text:style-name="T3">.</text:span></text:span></text:p>
      <text:p text:style-name="P9"/>
      <text:p text:style-name="P12"/>
      <text:p text:style-name="P9"><text:span text:style-name="Default_20_Paragraph_20_Font"><text:span text:style-name="T2">פסוק</text:span></text:span><text:span text:style-name="Default_20_Paragraph_20_Font"><text:span text:style-name="T2"> </text:span></text:span><text:span text:style-name="Default_20_Paragraph_20_Font"><text:span text:style-name="T2">כז</text:span></text:span></text:p>
      <text:p text:style-name="P7"><text:span text:style-name="Default_20_Paragraph_20_Font"><text:span text:style-name="T3">נ</text:span></text:span><text:span text:style-name="Default_20_Paragraph_20_Font"><text:span text:style-name="T3">ֵ</text:span></text:span><text:span text:style-name="Default_20_Paragraph_20_Font"><text:span text:style-name="T3">ר</text:span>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נ</text:span><text:span text:style-name="Default_20_Paragraph_20_Font">ִ</text:span><text:span text:style-name="Default_20_Paragraph_20_Font">ש</text:span><text:span text:style-name="Default_20_Paragraph_20_Font">ְׁ</text:span><text:span text:style-name="Default_20_Paragraph_20_Font">מ</text:span><text:span text:style-name="Default_20_Paragraph_20_Font">ַ</text:span><text:span text:style-name="Default_20_Paragraph_20_Font">ת</text:span><text:span text:style-name="Default_20_Paragraph_20_Font"> </text:span><text:span text:style-name="Default_20_Paragraph_20_Font">א</text:span><text:span text:style-name="Default_20_Paragraph_20_Font">ָ</text:span><text:span text:style-name="Default_20_Paragraph_20_Font">ד</text:span><text:span text:style-name="Default_20_Paragraph_20_Font">ָ</text:span><text:span text:style-name="Default_20_Paragraph_20_Font">ם</text:span><text:span text:style-name="Default_20_Paragraph_20_Font">, </text:span><text:span text:style-name="Default_20_Paragraph_20_Font"><text:span text:style-name="T3">ח</text:span></text:span><text:span text:style-name="Default_20_Paragraph_20_Font"><text:span text:style-name="T3">ֹ</text:span></text:span><text:span text:style-name="Default_20_Paragraph_20_Font"><text:span text:style-name="T3">פ</text:span></text:span><text:span text:style-name="Default_20_Paragraph_20_Font"><text:span text:style-name="T3">ֵ</text:span></text:span><text:span text:style-name="Default_20_Paragraph_20_Font"><text:span text:style-name="T3">ש</text:span></text:span><text:span text:style-name="Default_20_Paragraph_20_Font"><text:span text:style-name="T3">ׂ</text:span></text:span><text:span text:style-name="Default_20_Paragraph_20_Font"> </text:span><text:span text:style-name="Default_20_Paragraph_20_Font">כ</text:span><text:span text:style-name="Default_20_Paragraph_20_Font">ָּ</text:span><text:span text:style-name="Default_20_Paragraph_20_Font">ל</text:span><text:span text:style-name="Default_20_Paragraph_20_Font"> </text:span><text:span text:style-name="Default_20_Paragraph_20_Font">ח</text:span><text:span text:style-name="Default_20_Paragraph_20_Font">ַ</text:span><text:span text:style-name="Default_20_Paragraph_20_Font">ד</text:span><text:span text:style-name="Default_20_Paragraph_20_Font">ְ</text:span><text:span text:style-name="Default_20_Paragraph_20_Font">ר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ב</text:span><text:span text:style-name="Default_20_Paragraph_20_Font">ָ</text:span><text:span text:style-name="Default_20_Paragraph_20_Font">ט</text:span><text:span text:style-name="Default_20_Paragraph_20_Font">ֶ</text:span><text:span text:style-name="Default_20_Paragraph_20_Font">ן</text:span><text:span text:style-name="Default_20_Paragraph_20_Font"> <text:s text:c="5"/>(</text:span><text:span text:style-name="Default_20_Paragraph_20_Font">משלי</text:span><text:span text:style-name="Default_20_Paragraph_20_Font"> </text:span><text:span text:style-name="Default_20_Paragraph_20_Font">כ</text:span><text:span text:style-name="Default_20_Paragraph_20_Font">', </text:span><text:span text:style-name="Default_20_Paragraph_20_Font">כז</text:span><text:span text:style-name="Default_20_Paragraph_20_Font">).</text:span></text:p>
      <text:p text:style-name="P9"/>
      <text:p text:style-name="P9"><text:span text:style-name="Default_20_Paragraph_20_Font">המשל</text:span><text:span text:style-name="Default_20_Paragraph_20_Font"> </text:span><text:span text:style-name="Default_20_Paragraph_20_Font">בפסוק</text:span><text:span text:style-name="Default_20_Paragraph_20_Font"> </text:span><text:span text:style-name="Default_20_Paragraph_20_Font">אינו</text:span><text:span text:style-name="Default_20_Paragraph_20_Font"> </text:span><text:span text:style-name="Default_20_Paragraph_20_Font">ברור</text:span><text:span text:style-name="Default_20_Paragraph_20_Font">, </text:span><text:span text:style-name="Default_20_Paragraph_20_Font">ובפרט</text:span><text:span text:style-name="Default_20_Paragraph_20_Font"> </text:span><text:span text:style-name="Default_20_Paragraph_20_Font">לא</text:span><text:span text:style-name="Default_20_Paragraph_20_Font"> </text:span><text:span text:style-name="Default_20_Paragraph_20_Font">ברור</text:span><text:span text:style-name="Default_20_Paragraph_20_Font"> </text:span><text:span text:style-name="Default_20_Paragraph_20_Font">מה</text:span><text:span text:style-name="Default_20_Paragraph_20_Font"> </text:span><text:span text:style-name="Default_20_Paragraph_20_Font">הקשר</text:span><text:span text:style-name="Default_20_Paragraph_20_Font"> </text:span><text:span text:style-name="Default_20_Paragraph_20_Font">בין</text:span><text:span text:style-name="Default_20_Paragraph_20_Font"> </text:span><text:span text:style-name="Default_20_Paragraph_20_Font">הנר</text:span><text:span text:style-name="Default_20_Paragraph_20_Font"> </text:span><text:span text:style-name="Default_20_Paragraph_20_Font">בחצי</text:span><text:span text:style-name="Default_20_Paragraph_20_Font"> </text:span><text:span text:style-name="Default_20_Paragraph_20_Font">הראשון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הפסוק</text:span><text:span text:style-name="Default_20_Paragraph_20_Font"> </text:span><text:span text:style-name="Default_20_Paragraph_20_Font">לבין</text:span><text:span text:style-name="Default_20_Paragraph_20_Font"> </text:span><text:span text:style-name="Default_20_Paragraph_20_Font">החיפוש</text:span><text:span text:style-name="Default_20_Paragraph_20_Font"> </text:span><text:span text:style-name="Default_20_Paragraph_20_Font">בחציו</text:span><text:span text:style-name="Default_20_Paragraph_20_Font"> </text:span><text:span text:style-name="Default_20_Paragraph_20_Font">השני</text:span><text:span text:style-name="Default_20_Paragraph_20_Font">.</text:span></text:p>
      <text:p text:style-name="P9"/>
      <text:p text:style-name="P9"><text:span text:style-name="Default_20_Paragraph_20_Font">יש</text:span><text:span text:style-name="Default_20_Paragraph_20_Font"> </text:span><text:span text:style-name="Default_20_Paragraph_20_Font">שפירשו</text:span><text:span text:style-name="Default_20_Paragraph_20_Font">, </text:span><text:span text:style-name="Default_20_Paragraph_20_Font">שהמילה</text:span><text:span text:style-name="Default_20_Paragraph_20_Font"> </text:span><text:span text:style-name="Default_20_Paragraph_20_Font">נר</text:span><text:span text:style-name="Default_20_Paragraph_20_Font"> </text:span><text:span text:style-name="Default_20_Paragraph_20_Font">אינה</text:span><text:span text:style-name="Default_20_Paragraph_20_Font"> </text:span><text:span text:style-name="Default_20_Paragraph_20_Font">שם</text:span><text:span text:style-name="Default_20_Paragraph_20_Font"> </text:span><text:span text:style-name="Default_20_Paragraph_20_Font">עצם</text:span><text:span text:style-name="Default_20_Paragraph_20_Font"> </text:span><text:span text:style-name="Default_20_Paragraph_20_Font">אלא</text:span><text:span text:style-name="Default_20_Paragraph_20_Font"> </text:span><text:span text:style-name="Default_20_Paragraph_20_Font">פועל</text:span><text:span text:style-name="Default_20_Paragraph_20_Font">, </text:span><text:span text:style-name="Default_20_Paragraph_20_Font">מלשון</text:span><text:span text:style-name="Default_20_Paragraph_20_Font"> </text:span><text:span text:style-name="Default_20_Paragraph_20_Font"><text:span text:style-name="T3">ניר</text:span></text:span><text:span text:style-name="Default_20_Paragraph_20_Font">, </text:span><text:span text:style-name="Default_20_Paragraph_20_Font">על</text:span><text:span text:style-name="Default_20_Paragraph_20_Font">-</text:span><text:span text:style-name="Default_20_Paragraph_20_Font">משקל</text:span><text:span text:style-name="Default_20_Paragraph_20_Font"> </text:span><text:span text:style-name="Default_20_Paragraph_20_Font">הפועל</text:span><text:span text:style-name="Default_20_Paragraph_20_Font"> </text:span><text:span text:style-name="Default_20_Paragraph_20_Font">מ</text:span><text:span text:style-name="Default_20_Paragraph_20_Font">ֵ</text:span><text:span text:style-name="Default_20_Paragraph_20_Font">ת</text:span><text:span text:style-name="Default_20_Paragraph_20_Font">, </text:span><text:span text:style-name="Default_20_Paragraph_20_Font">ומשמעה</text:span><text:span text:style-name="Default_20_Paragraph_20_Font"> </text:span><text:span text:style-name="Default_20_Paragraph_20_Font">כמו</text:span><text:span text:style-name="Default_20_Paragraph_20_Font"> </text:span><text:span text:style-name="Default_20_Paragraph_20_Font">ח</text:span><text:span text:style-name="Default_20_Paragraph_20_Font">ָ</text:span><text:span text:style-name="Default_20_Paragraph_20_Font">ר</text:span><text:span text:style-name="Default_20_Paragraph_20_Font">ַ</text:span><text:span text:style-name="Default_20_Paragraph_20_Font">ש</text:span><text:span text:style-name="Default_20_Paragraph_20_Font">ׁ: </text:span><text:span text:style-name="Default_20_Paragraph_20_Font">ה</text:span><text:span text:style-name="Default_20_Paragraph_20_Font">' </text:span><text:span text:style-name="Default_20_Paragraph_20_Font"><text:span text:style-name="T3">נ</text:span></text:span><text:span text:style-name="Default_20_Paragraph_20_Font"><text:span text:style-name="T3">ָ</text:span></text:span><text:span text:style-name="Default_20_Paragraph_20_Font"><text:span text:style-name="T3">ר</text:span></text:span><text:span text:style-name="Default_20_Paragraph_20_Font">, </text:span><text:span text:style-name="Default_20_Paragraph_20_Font">חורש</text:span><text:span text:style-name="Default_20_Paragraph_20_Font"> </text:span><text:span text:style-name="Default_20_Paragraph_20_Font">ובודק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נשמת</text:span><text:span text:style-name="Default_20_Paragraph_20_Font"> </text:span><text:span text:style-name="Default_20_Paragraph_20_Font">האדם</text:span><text:span text:style-name="Default_20_Paragraph_20_Font">, </text:span><text:span text:style-name="Default_20_Paragraph_20_Font">ומחפש</text:span><text:span text:style-name="Default_20_Paragraph_20_Font"> </text:span><text:span text:style-name="Default_20_Paragraph_20_Font">בכל</text:span><text:span text:style-name="Default_20_Paragraph_20_Font"> </text:span><text:span text:style-name="Default_20_Paragraph_20_Font">חדרי</text:span><text:span text:style-name="Default_20_Paragraph_20_Font"> </text:span><text:span text:style-name="Default_20_Paragraph_20_Font">בטנו</text:span><text:note text:id="ftn6" text:note-class="footnote"><text:note-citation>1</text:note-citation><text:note-body><text:p text:style-name="P14"><text:span text:style-name="Default_20_Paragraph_20_Font">ר</text:span><text:span text:style-name="Default_20_Paragraph_20_Font">' </text:span><text:span text:style-name="Default_20_Paragraph_20_Font">משה</text:span><text:span text:style-name="Default_20_Paragraph_20_Font"> </text:span><text:span text:style-name="Default_20_Paragraph_20_Font">זיידל</text:span><text:span text:style-name="Default_20_Paragraph_20_Font">, "</text:span><text:span text:style-name="Default_20_Paragraph_20_Font">חקרי</text:span><text:span text:style-name="Default_20_Paragraph_20_Font"> </text:span><text:span text:style-name="Default_20_Paragraph_20_Font">לשון</text:span><text:span text:style-name="Default_20_Paragraph_20_Font">" </text:span><text:span text:style-name="Default_20_Paragraph_20_Font">עמ</text:span><text:span text:style-name="Default_20_Paragraph_20_Font">' 30, </text:span><text:span text:style-name="Default_20_Paragraph_20_Font">מובא</text:span><text:span text:style-name="Default_20_Paragraph_20_Font"> </text:span><text:span text:style-name="Default_20_Paragraph_20_Font">בפירוש</text:span><text:span text:style-name="Default_20_Paragraph_20_Font"> </text:span><text:span text:style-name="Default_20_Paragraph_20_Font">דעת</text:span><text:span text:style-name="Default_20_Paragraph_20_Font"> </text:span><text:span text:style-name="Default_20_Paragraph_20_Font">מקרא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פסוק</text:span><text:span text:style-name="Default_20_Paragraph_20_Font">.</text:span></text:p></text:note-body></text:note><text:span text:style-name="Default_20_Paragraph_20_Font">.</text:span></text:p>
      <text:p text:style-name="P9"/>
      <text:p text:style-name="P9"><text:span text:style-name="Default_20_Paragraph_20_Font">אולם</text:span><text:span text:style-name="Default_20_Paragraph_20_Font">, </text:span><text:span text:style-name="Default_20_Paragraph_20_Font">הקבלה</text:span><text:span text:style-name="Default_20_Paragraph_20_Font"> </text:span><text:span text:style-name="Default_20_Paragraph_20_Font">לפסוק</text:span><text:span text:style-name="Default_20_Paragraph_20_Font"> </text:span><text:span text:style-name="Default_20_Paragraph_20_Font">אחר</text:span><text:span text:style-name="Default_20_Paragraph_20_Font"> </text:span><text:span text:style-name="Default_20_Paragraph_20_Font">מחזקת</text:span><text:span text:style-name="Default_20_Paragraph_20_Font"> </text:span><text:span text:style-name="Default_20_Paragraph_20_Font">דווקא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פירוש</text:span><text:span text:style-name="Default_20_Paragraph_20_Font"> </text:span><text:span text:style-name="Default_20_Paragraph_20_Font">המקובל</text:span><text:span text:style-name="Default_20_Paragraph_20_Font"> </text:span><text:span text:style-name="Default_20_Paragraph_20_Font">למילה</text:span><text:span text:style-name="Default_20_Paragraph_20_Font"> </text:span><text:span text:style-name="Default_20_Paragraph_20_Font">נר</text:span><text:span text:style-name="Default_20_Paragraph_20_Font">:</text:span></text:p>
      <text:p text:style-name="P7"><text:soft-page-break/><text:span text:style-name="Default_20_Paragraph_20_Font">ו</text:span><text:span text:style-name="Default_20_Paragraph_20_Font">ְ</text:span><text:span text:style-name="Default_20_Paragraph_20_Font">ה</text:span><text:span text:style-name="Default_20_Paragraph_20_Font">ָ</text:span><text:span text:style-name="Default_20_Paragraph_20_Font">י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ב</text:span><text:span text:style-name="Default_20_Paragraph_20_Font">ָּ</text:span><text:span text:style-name="Default_20_Paragraph_20_Font">ע</text:span><text:span text:style-name="Default_20_Paragraph_20_Font">ֵ</text:span><text:span text:style-name="Default_20_Paragraph_20_Font">ת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ה</text:span><text:span text:style-name="Default_20_Paragraph_20_Font">ִ</text:span><text:span text:style-name="Default_20_Paragraph_20_Font">יא</text:span><text:span text:style-name="Default_20_Paragraph_20_Font"> </text:span><text:span text:style-name="Default_20_Paragraph_20_Font"><text:span text:style-name="T3">א</text:span></text:span><text:span text:style-name="Default_20_Paragraph_20_Font"><text:span text:style-name="T3">ֲ</text:span></text:span><text:span text:style-name="Default_20_Paragraph_20_Font"><text:span text:style-name="T3">ח</text:span></text:span><text:span text:style-name="Default_20_Paragraph_20_Font"><text:span text:style-name="T3">ַ</text:span></text:span><text:span text:style-name="Default_20_Paragraph_20_Font"><text:span text:style-name="T3">פ</text:span></text:span><text:span text:style-name="Default_20_Paragraph_20_Font"><text:span text:style-name="T3">ֵּ</text:span></text:span><text:span text:style-name="Default_20_Paragraph_20_Font"><text:span text:style-name="T3">ש</text:span></text:span><text:span text:style-name="Default_20_Paragraph_20_Font"><text:span text:style-name="T3">ׂ</text:span>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י</text:span><text:span text:style-name="Default_20_Paragraph_20_Font">ְ</text:span><text:span text:style-name="Default_20_Paragraph_20_Font">רו</text:span><text:span text:style-name="Default_20_Paragraph_20_Font">ּ</text:span><text:span text:style-name="Default_20_Paragraph_20_Font">ש</text:span><text:span text:style-name="Default_20_Paragraph_20_Font">ָׁ</text:span><text:span text:style-name="Default_20_Paragraph_20_Font">ל</text:span><text:span text:style-name="Default_20_Paragraph_20_Font">ִַ</text:span><text:span text:style-name="Default_20_Paragraph_20_Font">ם</text:span><text:span text:style-name="Default_20_Paragraph_20_Font"> </text:span><text:span text:style-name="Default_20_Paragraph_20_Font"><text:span text:style-name="T3">ב</text:span></text:span><text:span text:style-name="Default_20_Paragraph_20_Font"><text:span text:style-name="T3">ַּ</text:span></text:span><text:span text:style-name="Default_20_Paragraph_20_Font"><text:span text:style-name="T3">נ</text:span></text:span><text:span text:style-name="Default_20_Paragraph_20_Font"><text:span text:style-name="T3">ֵּ</text:span></text:span><text:span text:style-name="Default_20_Paragraph_20_Font"><text:span text:style-name="T3">רו</text:span></text:span><text:span text:style-name="Default_20_Paragraph_20_Font"><text:span text:style-name="T3">ֹ</text:span></text:span><text:span text:style-name="Default_20_Paragraph_20_Font"><text:span text:style-name="T3">ת</text:span></text:span><text:span text:style-name="Default_20_Paragraph_20_Font">, </text:span><text:span text:style-name="Default_20_Paragraph_20_Font">ו</text:span><text:span text:style-name="Default_20_Paragraph_20_Font">ּ</text:span><text:span text:style-name="Default_20_Paragraph_20_Font">פ</text:span><text:span text:style-name="Default_20_Paragraph_20_Font">ָ</text:span><text:span text:style-name="Default_20_Paragraph_20_Font">ק</text:span><text:span text:style-name="Default_20_Paragraph_20_Font">ַ</text:span><text:span text:style-name="Default_20_Paragraph_20_Font">ד</text:span><text:span text:style-name="Default_20_Paragraph_20_Font">ְ</text:span><text:span text:style-name="Default_20_Paragraph_20_Font">ת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א</text:span><text:span text:style-name="Default_20_Paragraph_20_Font">ֲ</text:span><text:span text:style-name="Default_20_Paragraph_20_Font">נ</text:span><text:span text:style-name="Default_20_Paragraph_20_Font">ָ</text:span><text:span text:style-name="Default_20_Paragraph_20_Font">ש</text:span><text:span text:style-name="Default_20_Paragraph_20_Font">ִׁ</text:span><text:span text:style-name="Default_20_Paragraph_20_Font">ים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ק</text:span><text:span text:style-name="Default_20_Paragraph_20_Font">ֹּ</text:span><text:span text:style-name="Default_20_Paragraph_20_Font">פ</text:span><text:span text:style-name="Default_20_Paragraph_20_Font">ְ</text:span><text:span text:style-name="Default_20_Paragraph_20_Font">א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ש</text:span><text:span text:style-name="Default_20_Paragraph_20_Font">ִׁ</text:span><text:span text:style-name="Default_20_Paragraph_20_Font">מ</text:span><text:span text:style-name="Default_20_Paragraph_20_Font">ְ</text:span><text:span text:style-name="Default_20_Paragraph_20_Font">ר</text:span><text:span text:style-name="Default_20_Paragraph_20_Font">ֵ</text:span><text:span text:style-name="Default_20_Paragraph_20_Font">יה</text:span><text:span text:style-name="Default_20_Paragraph_20_Font">ֶ</text:span><text:span text:style-name="Default_20_Paragraph_20_Font">ם</text:span><text:span text:style-name="Default_20_Paragraph_20_Font">, </text:span><text:span text:style-name="Default_20_Paragraph_20_Font">ה</text:span><text:span text:style-name="Default_20_Paragraph_20_Font">ָ</text:span><text:span text:style-name="Default_20_Paragraph_20_Font">א</text:span><text:span text:style-name="Default_20_Paragraph_20_Font">ֹ</text:span><text:span text:style-name="Default_20_Paragraph_20_Font">מ</text:span><text:span text:style-name="Default_20_Paragraph_20_Font">ְ</text:span><text:span text:style-name="Default_20_Paragraph_20_Font">ר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ב</text:span><text:span text:style-name="Default_20_Paragraph_20_Font">ִּ</text:span><text:span text:style-name="Default_20_Paragraph_20_Font">ל</text:span><text:span text:style-name="Default_20_Paragraph_20_Font">ְ</text:span><text:span text:style-name="Default_20_Paragraph_20_Font">ב</text:span><text:span text:style-name="Default_20_Paragraph_20_Font">ָ</text:span><text:span text:style-name="Default_20_Paragraph_20_Font">ב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י</text:span><text:span text:style-name="Default_20_Paragraph_20_Font">ֵ</text:span><text:span text:style-name="Default_20_Paragraph_20_Font">יט</text:span><text:span text:style-name="Default_20_Paragraph_20_Font">ִ</text:span><text:span text:style-name="Default_20_Paragraph_20_Font">יב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ו</text:span><text:span text:style-name="Default_20_Paragraph_20_Font">ְ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י</text:span><text:span text:style-name="Default_20_Paragraph_20_Font">ָ</text:span><text:span text:style-name="Default_20_Paragraph_20_Font">ר</text:span><text:span text:style-name="Default_20_Paragraph_20_Font">ֵ</text:span><text:span text:style-name="Default_20_Paragraph_20_Font">ע</text:span><text:span text:style-name="Default_20_Paragraph_20_Font">ַ <text:s text:c="2"/>(</text:span><text:span text:style-name="Default_20_Paragraph_20_Font">צפניה</text:span><text:span text:style-name="Default_20_Paragraph_20_Font"> </text:span><text:span text:style-name="Default_20_Paragraph_20_Font">א</text:span><text:span text:style-name="Default_20_Paragraph_20_Font">', </text:span><text:span text:style-name="Default_20_Paragraph_20_Font">יב</text:span><text:span text:style-name="Default_20_Paragraph_20_Font">).</text:span></text:p>
      <text:p text:style-name="P9"/>
      <text:p text:style-name="P1"><text:span text:style-name="Default_20_Paragraph_20_Font">מהפסוק</text:span><text:span text:style-name="Default_20_Paragraph_20_Font"> </text:span><text:span text:style-name="Default_20_Paragraph_20_Font">בספר</text:span><text:span text:style-name="Default_20_Paragraph_20_Font"> </text:span><text:span text:style-name="Default_20_Paragraph_20_Font">צפניה</text:span><text:span text:style-name="Default_20_Paragraph_20_Font"> </text:span><text:span text:style-name="Default_20_Paragraph_20_Font">אנחנו</text:span><text:span text:style-name="Default_20_Paragraph_20_Font"> </text:span><text:span text:style-name="Default_20_Paragraph_20_Font">לומדים</text:span><text:span text:style-name="Default_20_Paragraph_20_Font">, </text:span><text:span text:style-name="Default_20_Paragraph_20_Font">שנר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אמצעי</text:span><text:span text:style-name="Default_20_Paragraph_20_Font"> </text:span><text:span text:style-name="Default_20_Paragraph_20_Font">המשמש</text:span><text:span text:style-name="Default_20_Paragraph_20_Font"> </text:span><text:span text:style-name="Default_20_Paragraph_20_Font">לחיפוש</text:span><text:span text:style-name="Default_20_Paragraph_20_Font">; </text:span><text:span text:style-name="Default_20_Paragraph_20_Font">מהפסוק</text:span><text:span text:style-name="Default_20_Paragraph_20_Font"> </text:span><text:span text:style-name="Default_20_Paragraph_20_Font">בספר</text:span><text:span text:style-name="Default_20_Paragraph_20_Font"> </text:span><text:span text:style-name="Default_20_Paragraph_20_Font">משלי</text:span><text:span text:style-name="Default_20_Paragraph_20_Font"> </text:span><text:span text:style-name="Default_20_Paragraph_20_Font">אנחנו</text:span><text:span text:style-name="Default_20_Paragraph_20_Font"> </text:span><text:span text:style-name="Default_20_Paragraph_20_Font">לומדים</text:span><text:span text:style-name="Default_20_Paragraph_20_Font">, </text:span><text:span text:style-name="Default_20_Paragraph_20_Font">שחיפוש</text:span><text:span text:style-name="Default_20_Paragraph_20_Font"> </text:span><text:span text:style-name="Default_20_Paragraph_20_Font">בעזרת</text:span><text:span text:style-name="Default_20_Paragraph_20_Font"> </text:span><text:span text:style-name="Default_20_Paragraph_20_Font">נר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חיפוש</text:span><text:span text:style-name="Default_20_Paragraph_20_Font"> </text:span><text:span text:style-name="Default_20_Paragraph_20_Font">מדוקדק</text:span><text:span text:style-name="Default_20_Paragraph_20_Font">, </text:span><text:span text:style-name="Default_20_Paragraph_20_Font">חיפוש</text:span><text:span text:style-name="Default_20_Paragraph_20_Font"> </text:span><text:span text:style-name="Default_20_Paragraph_20_Font">שמוצא</text:span><text:span text:style-name="Default_20_Paragraph_20_Font"> </text:span><text:span text:style-name="Default_20_Paragraph_20_Font">גם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פירורים</text:span><text:span text:style-name="Default_20_Paragraph_20_Font"> </text:span><text:span text:style-name="Default_20_Paragraph_20_Font">הקטנים</text:span><text:span text:style-name="Default_20_Paragraph_20_Font"> </text:span><text:span text:style-name="Default_20_Paragraph_20_Font">ביותר</text:span><text:span text:style-name="Default_20_Paragraph_20_Font"> </text:span><text:span text:style-name="Default_20_Paragraph_20_Font">בחורים</text:span><text:span text:style-name="Default_20_Paragraph_20_Font"> </text:span><text:span text:style-name="Default_20_Paragraph_20_Font">ובסדקים</text:span><text:span text:style-name="Default_20_Paragraph_20_Font">. </text:span><text:span text:style-name="Default_20_Paragraph_20_Font">משני</text:span><text:span text:style-name="Default_20_Paragraph_20_Font"> </text:span><text:span text:style-name="Default_20_Paragraph_20_Font">הפסוקים</text:span><text:span text:style-name="Default_20_Paragraph_20_Font"> </text:span><text:span text:style-name="Default_20_Paragraph_20_Font">יחד</text:span><text:span text:style-name="Default_20_Paragraph_20_Font"> </text:span><text:span text:style-name="Default_20_Paragraph_20_Font">למדו</text:span><text:span text:style-name="Default_20_Paragraph_20_Font"> </text:span><text:span text:style-name="Default_20_Paragraph_20_Font">חכמי</text:span><text:span text:style-name="Default_20_Paragraph_20_Font"> </text:span><text:span text:style-name="Default_20_Paragraph_20_Font">התלמוד</text:span><text:span text:style-name="Default_20_Paragraph_20_Font">, </text:span><text:span text:style-name="Default_20_Paragraph_20_Font">שיש</text:span><text:span text:style-name="Default_20_Paragraph_20_Font"> </text:span><text:span text:style-name="Default_20_Paragraph_20_Font">לבצע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בדיקת</text:span><text:span text:style-name="Default_20_Paragraph_20_Font"> </text:span><text:span text:style-name="Default_20_Paragraph_20_Font">החמץ</text:span><text:span text:style-name="Default_20_Paragraph_20_Font"> </text:span><text:span text:style-name="Default_20_Paragraph_20_Font">בערב</text:span><text:span text:style-name="Default_20_Paragraph_20_Font"> </text:span><text:span text:style-name="Default_20_Paragraph_20_Font">פסח</text:span><text:span text:style-name="Default_20_Paragraph_20_Font"> </text:span><text:span text:style-name="Default_20_Paragraph_20_Font">דווקא</text:span><text:span text:style-name="Default_20_Paragraph_20_Font"> </text:span><text:span text:style-name="Default_20_Paragraph_20_Font">בעזרת</text:span><text:span text:style-name="Default_20_Paragraph_20_Font"> </text:span><text:span text:style-name="Default_20_Paragraph_20_Font">נר</text:span><text:note text:id="ftn7" text:note-class="footnote"><text:note-citation>1</text:note-citation><text:note-body><text:p text:style-name="P10"><text:span text:style-name="Default_20_Paragraph_20_Font">פסחים</text:span><text:span text:style-name="Default_20_Paragraph_20_Font"> </text:span><text:span text:style-name="Default_20_Paragraph_20_Font">ז</text:span><text:span text:style-name="Default_20_Paragraph_20_Font"> </text:span><text:span text:style-name="Default_20_Paragraph_20_Font">ע</text:span><text:span text:style-name="Default_20_Paragraph_20_Font">"</text:span><text:span text:style-name="Default_20_Paragraph_20_Font">ב</text:span><text:span text:style-name="Default_20_Paragraph_20_Font">.</text:span></text:p></text:note-body></text:note><text:span text:style-name="Default_20_Paragraph_20_Font">.</text:span></text:p>
      <text:p text:style-name="P9"/>
      <text:p text:style-name="P9"><text:span text:style-name="Default_20_Paragraph_20_Font">נחזור</text:span><text:span text:style-name="Default_20_Paragraph_20_Font"> </text:span><text:span text:style-name="Default_20_Paragraph_20_Font">לפירוש</text:span><text:span text:style-name="Default_20_Paragraph_20_Font"> </text:span><text:span text:style-name="Default_20_Paragraph_20_Font">הפסוק</text:span><text:span text:style-name="Default_20_Paragraph_20_Font"> </text:span><text:span text:style-name="Default_20_Paragraph_20_Font">בספר</text:span><text:span text:style-name="Default_20_Paragraph_20_Font"> </text:span><text:span text:style-name="Default_20_Paragraph_20_Font">משלי</text:span><text:span text:style-name="Default_20_Paragraph_20_Font">. </text:span><text:span text:style-name="Default_20_Paragraph_20_Font">הפסוק</text:span><text:span text:style-name="Default_20_Paragraph_20_Font"> </text:span><text:span text:style-name="Default_20_Paragraph_20_Font">ממשיל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נשמת</text:span><text:span text:style-name="Default_20_Paragraph_20_Font"> </text:span><text:span text:style-name="Default_20_Paragraph_20_Font">האדם</text:span><text:span text:style-name="Default_20_Paragraph_20_Font"> </text:span><text:span text:style-name="Default_20_Paragraph_20_Font">ל</text:span><text:span text:style-name="Default_20_Paragraph_20_Font"><text:span text:style-name="T3">נר</text:span></text:span><text:span text:style-name="Default_20_Paragraph_20_Font"><text:span text:style-name="T3"> </text:span></text:span><text:span text:style-name="Default_20_Paragraph_20_Font"><text:span text:style-name="T3">ה</text:span></text:span><text:span text:style-name="Default_20_Paragraph_20_Font"><text:span text:style-name="T3">'</text:span></text:span><text:span text:style-name="Default_20_Paragraph_20_Font">,</text:span><text:span text:style-name="Default_20_Paragraph_20_Font"> </text:span><text:span text:style-name="Default_20_Paragraph_20_Font">כלומר</text:span><text:span text:style-name="Default_20_Paragraph_20_Font"> </text:span><text:span text:style-name="Default_20_Paragraph_20_Font">נר</text:span><text:span text:style-name="Default_20_Paragraph_20_Font"> </text:span><text:span text:style-name="Default_20_Paragraph_20_Font">אלוהי</text:span><text:span text:style-name="Default_20_Paragraph_20_Font">, </text:span><text:span text:style-name="Default_20_Paragraph_20_Font">נר</text:span><text:span text:style-name="Default_20_Paragraph_20_Font"> </text:span><text:span text:style-name="Default_20_Paragraph_20_Font">שה</text:span><text:span text:style-name="Default_20_Paragraph_20_Font">' </text:span><text:span text:style-name="Default_20_Paragraph_20_Font">ברא</text:span><text:span text:style-name="Default_20_Paragraph_20_Font">: "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ִ</text:span><text:span text:style-name="Default_20_Paragraph_20_Font">יצ</text:span><text:span text:style-name="Default_20_Paragraph_20_Font">ֶ</text:span><text:span text:style-name="Default_20_Paragraph_20_Font">ר</text:span><text:span text:style-name="Default_20_Paragraph_20_Font"> </text:span><text:span text:style-name="Default_20_Paragraph_20_Font"><text:span text:style-name="T3">ה</text:span></text:span><text:span text:style-name="Default_20_Paragraph_20_Font"><text:span text:style-name="T3">'</text:span></text:span><text:span text:style-name="Default_20_Paragraph_20_Font"> </text:span><text:span text:style-name="Default_20_Paragraph_20_Font">א</text:span><text:span text:style-name="Default_20_Paragraph_20_Font">ֱ</text:span><text:span text:style-name="Default_20_Paragraph_20_Font">ל</text:span><text:span text:style-name="Default_20_Paragraph_20_Font">ֹ</text:span><text:span text:style-name="Default_20_Paragraph_20_Font">ה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<text:span text:style-name="T3">ה</text:span></text:span><text:span text:style-name="Default_20_Paragraph_20_Font"><text:span text:style-name="T3">ָ</text:span></text:span><text:span text:style-name="Default_20_Paragraph_20_Font"><text:span text:style-name="T3">א</text:span></text:span><text:span text:style-name="Default_20_Paragraph_20_Font"><text:span text:style-name="T3">ָ</text:span></text:span><text:span text:style-name="Default_20_Paragraph_20_Font"><text:span text:style-name="T3">ד</text:span></text:span><text:span text:style-name="Default_20_Paragraph_20_Font"><text:span text:style-name="T3">ָ</text:span></text:span><text:span text:style-name="Default_20_Paragraph_20_Font"><text:span text:style-name="T3">ם</text:span></text:span><text:span text:style-name="Default_20_Paragraph_20_Font"> </text:span><text:span text:style-name="Default_20_Paragraph_20_Font">ע</text:span><text:span text:style-name="Default_20_Paragraph_20_Font">ָ</text:span><text:span text:style-name="Default_20_Paragraph_20_Font">פ</text:span><text:span text:style-name="Default_20_Paragraph_20_Font">ָ</text:span><text:span text:style-name="Default_20_Paragraph_20_Font">ר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ן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א</text:span><text:span text:style-name="Default_20_Paragraph_20_Font">ֲ</text:span><text:span text:style-name="Default_20_Paragraph_20_Font">ד</text:span><text:span text:style-name="Default_20_Paragraph_20_Font">ָ</text:span><text:span text:style-name="Default_20_Paragraph_20_Font">מ</text:span><text:span text:style-name="Default_20_Paragraph_20_Font">ָ</text:span><text:span text:style-name="Default_20_Paragraph_20_Font">ה</text:span><text:span text:style-name="Default_20_Paragraph_20_Font">,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ִ</text:span><text:span text:style-name="Default_20_Paragraph_20_Font">פ</text:span><text:span text:style-name="Default_20_Paragraph_20_Font">ַּ</text:span><text:span text:style-name="Default_20_Paragraph_20_Font">ח</text:span><text:span text:style-name="Default_20_Paragraph_20_Font"> </text:span><text:span text:style-name="Default_20_Paragraph_20_Font">ב</text:span><text:span text:style-name="Default_20_Paragraph_20_Font">ְּ</text:span><text:span text:style-name="Default_20_Paragraph_20_Font">א</text:span><text:span text:style-name="Default_20_Paragraph_20_Font">ַ</text:span><text:span text:style-name="Default_20_Paragraph_20_Font">פ</text:span><text:span text:style-name="Default_20_Paragraph_20_Font">ָּ</text:span><text:span text:style-name="Default_20_Paragraph_20_Font">יו</text:span><text:span text:style-name="Default_20_Paragraph_20_Font"> </text:span><text:span text:style-name="Default_20_Paragraph_20_Font"><text:span text:style-name="T3">נ</text:span></text:span><text:span text:style-name="Default_20_Paragraph_20_Font"><text:span text:style-name="T3">ִ</text:span></text:span><text:span text:style-name="Default_20_Paragraph_20_Font"><text:span text:style-name="T3">ש</text:span></text:span><text:span text:style-name="Default_20_Paragraph_20_Font"><text:span text:style-name="T3">ְׁ</text:span></text:span><text:span text:style-name="Default_20_Paragraph_20_Font"><text:span text:style-name="T3">מ</text:span></text:span><text:span text:style-name="Default_20_Paragraph_20_Font"><text:span text:style-name="T3">ַ</text:span></text:span><text:span text:style-name="Default_20_Paragraph_20_Font"><text:span text:style-name="T3">ת</text:span></text:span><text:span text:style-name="Default_20_Paragraph_20_Font"> </text:span><text:span text:style-name="Default_20_Paragraph_20_Font">ח</text:span><text:span text:style-name="Default_20_Paragraph_20_Font">ַ</text:span><text:span text:style-name="Default_20_Paragraph_20_Font">י</text:span><text:span text:style-name="Default_20_Paragraph_20_Font">ִּ</text:span><text:span text:style-name="Default_20_Paragraph_20_Font">ים</text:span><text:span text:style-name="Default_20_Paragraph_20_Font">,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ְ</text:span><text:span text:style-name="Default_20_Paragraph_20_Font">ה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א</text:span><text:span text:style-name="Default_20_Paragraph_20_Font">ָ</text:span><text:span text:style-name="Default_20_Paragraph_20_Font">ד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נ</text:span><text:span text:style-name="Default_20_Paragraph_20_Font">ֶ</text:span><text:span text:style-name="Default_20_Paragraph_20_Font">פ</text:span><text:span text:style-name="Default_20_Paragraph_20_Font">ֶ</text:span><text:span text:style-name="Default_20_Paragraph_20_Font">ש</text:span><text:span text:style-name="Default_20_Paragraph_20_Font">ׁ </text:span><text:span text:style-name="Default_20_Paragraph_20_Font">ח</text:span><text:span text:style-name="Default_20_Paragraph_20_Font">ַ</text:span><text:span text:style-name="Default_20_Paragraph_20_Font">י</text:span><text:span text:style-name="Default_20_Paragraph_20_Font">ָּ</text:span><text:span text:style-name="Default_20_Paragraph_20_Font">ה</text:span><text:span text:style-name="Default_20_Paragraph_20_Font">" (</text:span><text:span text:style-name="Default_20_Paragraph_20_Font">בראשית</text:span><text:span text:style-name="Default_20_Paragraph_20_Font"> </text:span><text:span text:style-name="Default_20_Paragraph_20_Font">ב</text:span><text:span text:style-name="Default_20_Paragraph_20_Font">', </text:span><text:span text:style-name="Default_20_Paragraph_20_Font">ז</text:span><text:span text:style-name="Default_20_Paragraph_20_Font">). </text:span><text:span text:style-name="Default_20_Paragraph_20_Font">גם</text:span><text:span text:style-name="Default_20_Paragraph_20_Font"> </text:span><text:span text:style-name="Default_20_Paragraph_20_Font">המילה</text:span><text:span text:style-name="Default_20_Paragraph_20_Font"> </text:span><text:span text:style-name="Default_20_Paragraph_20_Font"><text:span text:style-name="T3">אדם</text:span></text:span><text:span text:style-name="Default_20_Paragraph_20_Font"> </text:span><text:span text:style-name="Default_20_Paragraph_20_Font">בפסוקנו</text:span><text:span text:style-name="Default_20_Paragraph_20_Font"> </text:span><text:span text:style-name="Default_20_Paragraph_20_Font">רומזת</text:span><text:span text:style-name="Default_20_Paragraph_20_Font"> </text:span><text:span text:style-name="Default_20_Paragraph_20_Font">לפרשת</text:span><text:span text:style-name="Default_20_Paragraph_20_Font"> </text:span><text:span text:style-name="Default_20_Paragraph_20_Font">בריאת</text:span><text:span text:style-name="Default_20_Paragraph_20_Font"> </text:span><text:span text:style-name="Default_20_Paragraph_20_Font">האדם</text:span><text:span text:style-name="Default_20_Paragraph_20_Font">.</text:span></text:p>
      <text:p text:style-name="P9"/>
      <text:p text:style-name="P9"><text:span text:style-name="Default_20_Paragraph_20_Font">אותו</text:span><text:span text:style-name="Default_20_Paragraph_20_Font"> </text:span><text:span text:style-name="Default_20_Paragraph_20_Font">נר</text:span><text:span text:style-name="Default_20_Paragraph_20_Font"><text:span text:style-name="T3"> </text:span></text:span><text:span text:style-name="Default_20_Paragraph_20_Font"><text:span text:style-name="T3">חופש</text:span></text:span><text:span text:style-name="Default_20_Paragraph_20_Font"><text:span text:style-name="T3"> </text:span></text:span><text:span text:style-name="Default_20_Paragraph_20_Font"><text:span text:style-name="T3">כל</text:span></text:span><text:span text:style-name="Default_20_Paragraph_20_Font"><text:span text:style-name="T3"> </text:span></text:span><text:span text:style-name="Default_20_Paragraph_20_Font"><text:span text:style-name="T3">חדרי</text:span></text:span><text:span text:style-name="Default_20_Paragraph_20_Font"><text:span text:style-name="T3"> </text:span></text:span><text:span text:style-name="Default_20_Paragraph_20_Font"><text:span text:style-name="T3">בטן</text:span></text:span><text:span text:style-name="Default_20_Paragraph_20_Font"> - </text:span><text:span text:style-name="Default_20_Paragraph_20_Font">מאפשר</text:span><text:span text:style-name="Default_20_Paragraph_20_Font"> </text:span><text:span text:style-name="Default_20_Paragraph_20_Font">לאדם</text:span><text:span text:style-name="Default_20_Paragraph_20_Font"> </text:span><text:span text:style-name="Default_20_Paragraph_20_Font">לחפש</text:span><text:span text:style-name="Default_20_Paragraph_20_Font"> </text:span><text:span text:style-name="Default_20_Paragraph_20_Font">היטב</text:span><text:span text:style-name="Default_20_Paragraph_20_Font"> </text:span><text:span text:style-name="Default_20_Paragraph_20_Font">בפנימיותו</text:span><text:span text:style-name="Default_20_Paragraph_20_Font">, </text:span><text:span text:style-name="Default_20_Paragraph_20_Font">ולגלות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כל</text:span><text:span text:style-name="Default_20_Paragraph_20_Font"> </text:span><text:span text:style-name="Default_20_Paragraph_20_Font">הרגשות</text:span><text:span text:style-name="Default_20_Paragraph_20_Font"> </text:span><text:span text:style-name="Default_20_Paragraph_20_Font">השליליים</text:span><text:span text:style-name="Default_20_Paragraph_20_Font"> </text:span><text:span text:style-name="Default_20_Paragraph_20_Font">שלו</text:span><text:span text:style-name="Default_20_Paragraph_20_Font"> </text:span><text:span text:style-name="Default_20_Paragraph_20_Font">ולבער</text:span><text:span text:style-name="Default_20_Paragraph_20_Font"> </text:span><text:span text:style-name="Default_20_Paragraph_20_Font">אותם</text:span><text:span text:style-name="Default_20_Paragraph_20_Font"> </text:span><text:span text:style-name="Default_20_Paragraph_20_Font">מתוכו</text:span><text:span text:style-name="Default_20_Paragraph_20_Font">, </text:span><text:span text:style-name="Default_20_Paragraph_20_Font">כמו</text:span><text:span text:style-name="Default_20_Paragraph_20_Font"> </text:span><text:span text:style-name="Default_20_Paragraph_20_Font">חמץ</text:span><text:span text:style-name="Default_20_Paragraph_20_Font"> </text:span><text:span text:style-name="Default_20_Paragraph_20_Font">לפני</text:span><text:span text:style-name="Default_20_Paragraph_20_Font"> </text:span><text:span text:style-name="Default_20_Paragraph_20_Font">פסח</text:span><text:span text:style-name="Default_20_Paragraph_20_Font">.</text:span></text:p>
      <text:p text:style-name="P9"/>
      <text:p text:style-name="P9"><text:span text:style-name="Default_20_Paragraph_20_Font">אם</text:span><text:span text:style-name="Default_20_Paragraph_20_Font"> </text:span><text:span text:style-name="Default_20_Paragraph_20_Font">נפרש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מילה</text:span><text:span text:style-name="Default_20_Paragraph_20_Font"> </text:span><text:span text:style-name="Default_20_Paragraph_20_Font"><text:span text:style-name="T3">נשמה</text:span></text:span><text:span text:style-name="Default_20_Paragraph_20_Font"> </text:span><text:span text:style-name="Default_20_Paragraph_20_Font">במשמעות</text:span><text:span text:style-name="Default_20_Paragraph_20_Font"> </text:span><text:span text:style-name="Default_20_Paragraph_20_Font">גשמית</text:span><text:span text:style-name="Default_20_Paragraph_20_Font">, "</text:span><text:span text:style-name="Default_20_Paragraph_20_Font">מלשון</text:span><text:span text:style-name="Default_20_Paragraph_20_Font"> </text:span><text:span text:style-name="Default_20_Paragraph_20_Font">נשימה</text:span><text:span text:style-name="Default_20_Paragraph_20_Font"> </text:span><text:span text:style-name="Default_20_Paragraph_20_Font">ונשיבת</text:span><text:span text:style-name="Default_20_Paragraph_20_Font"> </text:span><text:span text:style-name="Default_20_Paragraph_20_Font">רוח</text:span><text:span text:style-name="Default_20_Paragraph_20_Font">"</text:span><text:note text:id="ftn8" text:note-class="footnote"><text:note-citation>2</text:note-citation><text:note-body><text:p text:style-name="P13"><text:span text:style-name="Default_20_Paragraph_20_Font">מצודת</text:span><text:span text:style-name="Default_20_Paragraph_20_Font"> </text:span><text:span text:style-name="Default_20_Paragraph_20_Font">ציון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איוב</text:span><text:span text:style-name="Default_20_Paragraph_20_Font"> </text:span><text:span text:style-name="Default_20_Paragraph_20_Font">כ</text:span><text:span text:style-name="Default_20_Paragraph_20_Font">"</text:span><text:span text:style-name="Default_20_Paragraph_20_Font">ו</text:span><text:span text:style-name="Default_20_Paragraph_20_Font">, </text:span><text:span text:style-name="Default_20_Paragraph_20_Font">ד</text:span><text:span text:style-name="Default_20_Paragraph_20_Font">.</text:span></text:p></text:note-body></text:note><text:span text:style-name="Default_20_Paragraph_20_Font">. </text:span><text:span text:style-name="Default_20_Paragraph_20_Font">נקבל</text:span><text:span text:style-name="Default_20_Paragraph_20_Font"> </text:span><text:span text:style-name="Default_20_Paragraph_20_Font">עצה</text:span><text:span text:style-name="Default_20_Paragraph_20_Font"> </text:span><text:span text:style-name="Default_20_Paragraph_20_Font">מעשית</text:span><text:span text:style-name="Default_20_Paragraph_20_Font"> </text:span><text:span text:style-name="Default_20_Paragraph_20_Font">איך</text:span><text:span text:style-name="Default_20_Paragraph_20_Font"> </text:span><text:span text:style-name="Default_20_Paragraph_20_Font">לבצע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אותה</text:span><text:span text:style-name="Default_20_Paragraph_20_Font"> </text:span><text:span text:style-name="Default_20_Paragraph_20_Font">התבוננות</text:span><text:span text:style-name="Default_20_Paragraph_20_Font"> </text:span><text:span text:style-name="Default_20_Paragraph_20_Font">פנימית</text:span><text:span text:style-name="Default_20_Paragraph_20_Font">: </text:span><text:span text:style-name="Default_20_Paragraph_20_Font">להתבונן</text:span><text:span text:style-name="Default_20_Paragraph_20_Font"> </text:span><text:span text:style-name="Default_20_Paragraph_20_Font">פנימה</text:span><text:span text:style-name="Default_20_Paragraph_20_Font"> </text:span><text:span text:style-name="Default_20_Paragraph_20_Font">יש</text:span><text:span text:style-name="Default_20_Paragraph_20_Font"> </text:span><text:span text:style-name="Default_20_Paragraph_20_Font">לקחת</text:span><text:span text:style-name="Default_20_Paragraph_20_Font"> </text:span><text:span text:style-name="Default_20_Paragraph_20_Font"><text:span text:style-name="T3">נשימות</text:span></text:span><text:span text:style-name="Default_20_Paragraph_20_Font"> </text:span><text:span text:style-name="Default_20_Paragraph_20_Font">עמוקות</text:span><text:span text:style-name="Default_20_Paragraph_20_Font">, </text:span><text:span text:style-name="Default_20_Paragraph_20_Font">נשימות</text:span><text:span text:style-name="Default_20_Paragraph_20_Font"> </text:span><text:span text:style-name="Default_20_Paragraph_20_Font">החודרות</text:span><text:span text:style-name="Default_20_Paragraph_20_Font"> </text:span><text:span text:style-name="Default_20_Paragraph_20_Font">אל</text:span><text:span text:style-name="Default_20_Paragraph_20_Font"> </text:span><text:span text:style-name="Default_20_Paragraph_20_Font"><text:span text:style-name="T3">חדרי</text:span></text:span><text:span text:style-name="Default_20_Paragraph_20_Font"><text:span text:style-name="T3"> </text:span></text:span><text:span text:style-name="Default_20_Paragraph_20_Font"><text:span text:style-name="T3">הבטן</text:span></text:span><text:span text:style-name="Default_20_Paragraph_20_Font">; </text:span><text:span text:style-name="Default_20_Paragraph_20_Font">כל</text:span><text:span text:style-name="Default_20_Paragraph_20_Font"> </text:span><text:span text:style-name="Default_20_Paragraph_20_Font">נשימה</text:span><text:span text:style-name="Default_20_Paragraph_20_Font"> </text:span><text:span text:style-name="Default_20_Paragraph_20_Font">כזאת</text:span><text:span text:style-name="Default_20_Paragraph_20_Font"> </text:span><text:span text:style-name="Default_20_Paragraph_20_Font">מרגיעה</text:span><text:span text:style-name="Default_20_Paragraph_20_Font"> </text:span><text:span text:style-name="Default_20_Paragraph_20_Font">אותנו</text:span><text:span text:style-name="Default_20_Paragraph_20_Font"> </text:span><text:span text:style-name="Default_20_Paragraph_20_Font">ומאפשרת</text:span><text:span text:style-name="Default_20_Paragraph_20_Font"> </text:span><text:span text:style-name="Default_20_Paragraph_20_Font">לנו</text:span><text:span text:style-name="Default_20_Paragraph_20_Font"> </text:span><text:span text:style-name="Default_20_Paragraph_20_Font">להכיר</text:span><text:span text:style-name="Default_20_Paragraph_20_Font"> </text:span><text:span text:style-name="Default_20_Paragraph_20_Font">טוב</text:span><text:span text:style-name="Default_20_Paragraph_20_Font"> </text:span><text:span text:style-name="Default_20_Paragraph_20_Font">יותר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פנימיותנו</text:span><text:span text:style-name="Default_20_Paragraph_20_Font">.</text:span></text:p>
      <text:p text:style-name="P9"/>
      <text:p text:style-name="P9"/>
      <text:p text:style-name="P9"><text:span text:style-name="Default_20_Paragraph_20_Font"><text:span text:style-name="T1">פרק</text:span></text:span><text:span text:style-name="Default_20_Paragraph_20_Font"><text:span text:style-name="T1"> </text:span></text:span><text:span text:style-name="Default_20_Paragraph_20_Font"><text:span text:style-name="T1">כא</text:span></text:span></text:p>
      <text:p text:style-name="P9"><text:span text:style-name="Default_20_Paragraph_20_Font"><text:span text:style-name="T2">פסוק</text:span></text:span><text:span text:style-name="Default_20_Paragraph_20_Font"><text:span text:style-name="T2"> </text:span></text:span><text:span text:style-name="Default_20_Paragraph_20_Font"><text:span text:style-name="T2">א</text:span></text:span></text:p>
      <text:p text:style-name="P7"><text:span text:style-name="Default_20_Paragraph_20_Font">פ</text:span><text:span text:style-name="Default_20_Paragraph_20_Font">ַּ</text:span><text:span text:style-name="Default_20_Paragraph_20_Font">ל</text:span><text:span text:style-name="Default_20_Paragraph_20_Font">ְ</text:span><text:span text:style-name="Default_20_Paragraph_20_Font">ג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מ</text:span><text:span text:style-name="Default_20_Paragraph_20_Font">ַ</text:span><text:span text:style-name="Default_20_Paragraph_20_Font">י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ל</text:span><text:span text:style-name="Default_20_Paragraph_20_Font">ֶ</text:span><text:span text:style-name="Default_20_Paragraph_20_Font">ב</text:span><text:span text:style-name="Default_20_Paragraph_20_Font"> </text:span><text:span text:style-name="Default_20_Paragraph_20_Font">מ</text:span><text:span text:style-name="Default_20_Paragraph_20_Font">ֶ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ְ </text:span><text:span text:style-name="Default_20_Paragraph_20_Font">ב</text:span><text:span text:style-name="Default_20_Paragraph_20_Font">ְּ</text:span><text:span text:style-name="Default_20_Paragraph_20_Font">י</text:span><text:span text:style-name="Default_20_Paragraph_20_Font">ַ</text:span><text:span text:style-name="Default_20_Paragraph_20_Font">ד</text:span><text:span text:style-name="Default_20_Paragraph_20_Font"> </text:span><text:span text:style-name="Default_20_Paragraph_20_Font">ה</text:span><text:span text:style-name="Default_20_Paragraph_20_Font">', 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כ</text:span><text:span text:style-name="Default_20_Paragraph_20_Font">ָּ</text:span><text:span text:style-name="Default_20_Paragraph_20_Font">ל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ֶׁ</text:span><text:span text:style-name="Default_20_Paragraph_20_Font">ר</text:span><text:span text:style-name="Default_20_Paragraph_20_Font"> </text:span><text:span text:style-name="Default_20_Paragraph_20_Font">י</text:span><text:span text:style-name="Default_20_Paragraph_20_Font">ַ</text:span><text:span text:style-name="Default_20_Paragraph_20_Font">ח</text:span><text:span text:style-name="Default_20_Paragraph_20_Font">ְ</text:span><text:span text:style-name="Default_20_Paragraph_20_Font">פ</text:span><text:span text:style-name="Default_20_Paragraph_20_Font">ֹּ</text:span><text:span text:style-name="Default_20_Paragraph_20_Font">ץ</text:span><text:span text:style-name="Default_20_Paragraph_20_Font"> </text:span><text:span text:style-name="Default_20_Paragraph_20_Font">י</text:span><text:span text:style-name="Default_20_Paragraph_20_Font">ַ</text:span><text:span text:style-name="Default_20_Paragraph_20_Font">ט</text:span><text:span text:style-name="Default_20_Paragraph_20_Font">ֶּ</text:span><text:span text:style-name="Default_20_Paragraph_20_Font">נ</text:span><text:span text:style-name="Default_20_Paragraph_20_Font">ּ</text:span><text:span text:style-name="Default_20_Paragraph_20_Font">ו</text:span><text:span text:style-name="Default_20_Paragraph_20_Font">ּ <text:s text:c="2"/>(</text:span><text:span text:style-name="Default_20_Paragraph_20_Font">משלי</text:span><text:span text:style-name="Default_20_Paragraph_20_Font"> </text:span><text:span text:style-name="Default_20_Paragraph_20_Font">כ</text:span><text:span text:style-name="Default_20_Paragraph_20_Font">"</text:span><text:span text:style-name="Default_20_Paragraph_20_Font">א</text:span><text:span text:style-name="Default_20_Paragraph_20_Font">, </text:span><text:span text:style-name="Default_20_Paragraph_20_Font">א</text:span><text:span text:style-name="Default_20_Paragraph_20_Font">).</text:span></text:p>
      <text:p text:style-name="P9"/>
      <text:p text:style-name="P9"><text:span text:style-name="Default_20_Paragraph_20_Font">הפסוק</text:span><text:span text:style-name="Default_20_Paragraph_20_Font"> </text:span><text:span text:style-name="Default_20_Paragraph_20_Font">מלמד</text:span><text:span text:style-name="Default_20_Paragraph_20_Font">, </text:span><text:span text:style-name="Default_20_Paragraph_20_Font">שיש</text:span><text:span text:style-name="Default_20_Paragraph_20_Font"> </text:span><text:span text:style-name="Default_20_Paragraph_20_Font">הבדל</text:span><text:span text:style-name="Default_20_Paragraph_20_Font"> </text:span><text:span text:style-name="Default_20_Paragraph_20_Font">בין</text:span><text:span text:style-name="Default_20_Paragraph_20_Font"> </text:span><text:span text:style-name="Default_20_Paragraph_20_Font">מלך</text:span><text:span text:style-name="Default_20_Paragraph_20_Font"> </text:span><text:span text:style-name="Default_20_Paragraph_20_Font">לבין</text:span><text:span text:style-name="Default_20_Paragraph_20_Font"> </text:span><text:span text:style-name="Default_20_Paragraph_20_Font">אדם</text:span><text:span text:style-name="Default_20_Paragraph_20_Font"> </text:span><text:span text:style-name="Default_20_Paragraph_20_Font">פשוט</text:span><text:span text:style-name="Default_20_Paragraph_20_Font">. </text:span><text:span text:style-name="Default_20_Paragraph_20_Font">על</text:span><text:span text:style-name="Default_20_Paragraph_20_Font"> </text:span><text:span text:style-name="Default_20_Paragraph_20_Font">כל</text:span><text:span text:style-name="Default_20_Paragraph_20_Font"> </text:span><text:span text:style-name="Default_20_Paragraph_20_Font">אדם</text:span><text:span text:style-name="Default_20_Paragraph_20_Font"> </text:span><text:span text:style-name="Default_20_Paragraph_20_Font">פשוט</text:span><text:span text:style-name="Default_20_Paragraph_20_Font"> </text:span><text:span text:style-name="Default_20_Paragraph_20_Font">נאמר</text:span><text:span text:style-name="Default_20_Paragraph_20_Font">:</text:span></text:p>
      <text:list xml:id="list178383610" text:style-name="LS5">
        <text:list-item>
          <text:p text:style-name="P21"><text:span text:style-name="Default_20_Paragraph_20_Font">"</text:span><text:span text:style-name="Default_20_Paragraph_20_Font">מ</text:span><text:span text:style-name="Default_20_Paragraph_20_Font">ַ</text:span><text:span text:style-name="Default_20_Paragraph_20_Font">י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ע</text:span><text:span text:style-name="Default_20_Paragraph_20_Font">ֲ</text:span><text:span text:style-name="Default_20_Paragraph_20_Font">מ</text:span><text:span text:style-name="Default_20_Paragraph_20_Font">ֻ</text:span><text:span text:style-name="Default_20_Paragraph_20_Font">ק</text:span><text:span text:style-name="Default_20_Paragraph_20_Font">ִּ</text:span><text:span text:style-name="Default_20_Paragraph_20_Font">ים</text:span><text:span text:style-name="Default_20_Paragraph_20_Font"> </text:span><text:span text:style-name="Default_20_Paragraph_20_Font">ע</text:span><text:span text:style-name="Default_20_Paragraph_20_Font">ֵ</text:span><text:span text:style-name="Default_20_Paragraph_20_Font">צ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ב</text:span><text:span text:style-name="Default_20_Paragraph_20_Font">ְ</text:span><text:span text:style-name="Default_20_Paragraph_20_Font">ל</text:span><text:span text:style-name="Default_20_Paragraph_20_Font">ֶ</text:span><text:span text:style-name="Default_20_Paragraph_20_Font">ב</text:span><text:span text:style-name="Default_20_Paragraph_20_Font"> </text:span><text:span text:style-name="Default_20_Paragraph_20_Font">א</text:span><text:span text:style-name="Default_20_Paragraph_20_Font">ִ</text:span><text:span text:style-name="Default_20_Paragraph_20_Font">יש</text:span><text:span text:style-name="Default_20_Paragraph_20_Font">ׁ" (</text:span><text:span text:style-name="Default_20_Paragraph_20_Font">משלי</text:span><text:span text:style-name="Default_20_Paragraph_20_Font"> </text:span><text:span text:style-name="Default_20_Paragraph_20_Font">כ</text:span><text:span text:style-name="Default_20_Paragraph_20_Font">', </text:span><text:span text:style-name="Default_20_Paragraph_20_Font">ה</text:span><text:span text:style-name="Default_20_Paragraph_20_Font">),</text:span></text:p>
        </text:list-item>
        <text:list-item>
          <text:p text:style-name="P21"><text:span text:style-name="Default_20_Paragraph_20_Font">"</text:span><text:span text:style-name="Default_20_Paragraph_20_Font">ל</text:span><text:span text:style-name="Default_20_Paragraph_20_Font">ֵ</text:span><text:span text:style-name="Default_20_Paragraph_20_Font">ב</text:span><text:span text:style-name="Default_20_Paragraph_20_Font"> </text:span><text:span text:style-name="Default_20_Paragraph_20_Font">א</text:span><text:span text:style-name="Default_20_Paragraph_20_Font">ָ</text:span><text:span text:style-name="Default_20_Paragraph_20_Font">ד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י</text:span><text:span text:style-name="Default_20_Paragraph_20_Font">ְ</text:span><text:span text:style-name="Default_20_Paragraph_20_Font">ח</text:span><text:span text:style-name="Default_20_Paragraph_20_Font">ַ</text:span><text:span text:style-name="Default_20_Paragraph_20_Font">ש</text:span><text:span text:style-name="Default_20_Paragraph_20_Font">ֵּׁ</text:span><text:span text:style-name="Default_20_Paragraph_20_Font">ב</text:span><text:span text:style-name="Default_20_Paragraph_20_Font"> </text:span><text:span text:style-name="Default_20_Paragraph_20_Font">ד</text:span><text:span text:style-name="Default_20_Paragraph_20_Font">ַּ</text:span><text:span text:style-name="Default_20_Paragraph_20_Font">ר</text:span><text:span text:style-name="Default_20_Paragraph_20_Font">ְ</text:span><text:span text:style-name="Default_20_Paragraph_20_Font">כ</text:span><text:span text:style-name="Default_20_Paragraph_20_Font">ּ</text:span><text:span text:style-name="Default_20_Paragraph_20_Font">ו</text:span><text:span text:style-name="Default_20_Paragraph_20_Font">ֹ" (</text:span><text:span text:style-name="Default_20_Paragraph_20_Font">משלי</text:span><text:span text:style-name="Default_20_Paragraph_20_Font"> </text:span><text:span text:style-name="Default_20_Paragraph_20_Font">ט</text:span><text:span text:style-name="Default_20_Paragraph_20_Font">"</text:span><text:span text:style-name="Default_20_Paragraph_20_Font">ז</text:span><text:span text:style-name="Default_20_Paragraph_20_Font">, </text:span><text:span text:style-name="Default_20_Paragraph_20_Font">ט</text:span><text:span text:style-name="Default_20_Paragraph_20_Font">).</text:span></text:p>
        </text:list-item>
      </text:list>
      <text:p text:style-name="P9"><text:span text:style-name="Default_20_Paragraph_20_Font">כלומר</text:span><text:span text:style-name="Default_20_Paragraph_20_Font"> - </text:span><text:span text:style-name="Default_20_Paragraph_20_Font">האדם</text:span><text:span text:style-name="Default_20_Paragraph_20_Font"> </text:span><text:span text:style-name="Default_20_Paragraph_20_Font">יכול</text:span><text:span text:style-name="Default_20_Paragraph_20_Font"> </text:span><text:span text:style-name="Default_20_Paragraph_20_Font">לתכנן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מעשיו</text:span><text:span text:style-name="Default_20_Paragraph_20_Font"> </text:span><text:span text:style-name="Default_20_Paragraph_20_Font">ודרכיו</text:span><text:span text:style-name="Default_20_Paragraph_20_Font"> </text:span><text:span text:style-name="Default_20_Paragraph_20_Font">בעמקי</text:span><text:span text:style-name="Default_20_Paragraph_20_Font"> </text:span><text:span text:style-name="Default_20_Paragraph_20_Font">ליבו</text:span><text:span text:style-name="Default_20_Paragraph_20_Font">, </text:span><text:span text:style-name="Default_20_Paragraph_20_Font">וה</text:span><text:span text:style-name="Default_20_Paragraph_20_Font">' </text:span><text:span text:style-name="Default_20_Paragraph_20_Font">מתערב</text:span><text:span text:style-name="Default_20_Paragraph_20_Font"> </text:span><text:span text:style-name="Default_20_Paragraph_20_Font">רק</text:span><text:span text:style-name="Default_20_Paragraph_20_Font"> </text:span><text:span text:style-name="Default_20_Paragraph_20_Font">בביצוע</text:span><text:span text:style-name="Default_20_Paragraph_20_Font">. </text:span><text:span text:style-name="Default_20_Paragraph_20_Font">אך</text:span><text:span text:style-name="Default_20_Paragraph_20_Font"> </text:span><text:span text:style-name="Default_20_Paragraph_20_Font">אצל</text:span><text:span text:style-name="Default_20_Paragraph_20_Font"> </text:span><text:span text:style-name="Default_20_Paragraph_20_Font">המלך</text:span><text:span text:style-name="Default_20_Paragraph_20_Font"> </text:span><text:span text:style-name="Default_20_Paragraph_20_Font">המצב</text:span><text:span text:style-name="Default_20_Paragraph_20_Font"> </text:span><text:span text:style-name="Default_20_Paragraph_20_Font">הפוך</text:span><text:span text:style-name="Default_20_Paragraph_20_Font">: </text:span><text:span text:style-name="Default_20_Paragraph_20_Font"><text:span text:style-name="T3">הלב</text:span>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המלך</text:span><text:span text:style-name="Default_20_Paragraph_20_Font"> </text:span><text:span text:style-name="Default_20_Paragraph_20_Font">דומה</text:span><text:span text:style-name="Default_20_Paragraph_20_Font"> </text:span><text:span text:style-name="Default_20_Paragraph_20_Font"><text:span text:style-name="T3">לפלגי</text:span></text:span><text:span text:style-name="Default_20_Paragraph_20_Font"><text:span text:style-name="T3"> </text:span></text:span><text:span text:style-name="Default_20_Paragraph_20_Font"><text:span text:style-name="T3">מים</text:span></text:span><text:span text:style-name="Default_20_Paragraph_20_Font"> </text:span><text:span text:style-name="Default_20_Paragraph_20_Font">רדודים</text:span><text:span text:style-name="Default_20_Paragraph_20_Font">, </text:span><text:span text:style-name="Default_20_Paragraph_20_Font">וה</text:span><text:span text:style-name="Default_20_Paragraph_20_Font">' </text:span><text:span text:style-name="Default_20_Paragraph_20_Font">מטה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מחשבות</text:span><text:span text:style-name="Default_20_Paragraph_20_Font"> </text:span><text:span text:style-name="Default_20_Paragraph_20_Font"><text:span text:style-name="T3">לבו</text:span></text:span><text:span text:style-name="Default_20_Paragraph_20_Font"> </text:span><text:span text:style-name="Default_20_Paragraph_20_Font">לכל</text:span><text:span text:style-name="Default_20_Paragraph_20_Font"> </text:span><text:span text:style-name="Default_20_Paragraph_20_Font">כיוון</text:span><text:span text:style-name="Default_20_Paragraph_20_Font"> </text:span><text:span text:style-name="Default_20_Paragraph_20_Font">שהוא</text:span><text:span text:style-name="Default_20_Paragraph_20_Font"> </text:span><text:span text:style-name="Default_20_Paragraph_20_Font">רוצה</text:span><text:span text:style-name="Default_20_Paragraph_20_Font">.</text:span></text:p>
      <text:p text:style-name="P9"/>
      <text:p text:style-name="P9"><text:soft-page-break/><text:span text:style-name="Default_20_Paragraph_20_Font">מצאנו</text:span><text:span text:style-name="Default_20_Paragraph_20_Font"> </text:span><text:span text:style-name="Default_20_Paragraph_20_Font">בתנ</text:span><text:span text:style-name="Default_20_Paragraph_20_Font">"</text:span><text:span text:style-name="Default_20_Paragraph_20_Font">ך</text:span><text:span text:style-name="Default_20_Paragraph_20_Font"> </text:span><text:span text:style-name="Default_20_Paragraph_20_Font">כמה</text:span><text:span text:style-name="Default_20_Paragraph_20_Font"> </text:span><text:span text:style-name="Default_20_Paragraph_20_Font">דוגמאות</text:span><text:span text:style-name="Default_20_Paragraph_20_Font"> </text:span><text:span text:style-name="Default_20_Paragraph_20_Font">לכך</text:span><text:span text:style-name="Default_20_Paragraph_20_Font">:</text:span></text:p>
      <text:list xml:id="list1699215688" text:style-name="LS6">
        <text:list-item>
          <text:p text:style-name="P17"><text:span text:style-name="Default_20_Paragraph_20_Font">"</text:span><text:span text:style-name="Default_20_Paragraph_20_Font">ו</text:span><text:span text:style-name="Default_20_Paragraph_20_Font">ַ</text:span><text:span text:style-name="Default_20_Paragraph_20_Font">א</text:span><text:span text:style-name="Default_20_Paragraph_20_Font">ֲ</text:span><text:span text:style-name="Default_20_Paragraph_20_Font">נ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ק</text:span><text:span text:style-name="Default_20_Paragraph_20_Font">ְ</text:span><text:span text:style-name="Default_20_Paragraph_20_Font">ש</text:span><text:span text:style-name="Default_20_Paragraph_20_Font">ֶׁ</text:span><text:span text:style-name="Default_20_Paragraph_20_Font">ה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<text:span text:style-name="T3">ל</text:span></text:span><text:span text:style-name="Default_20_Paragraph_20_Font"><text:span text:style-name="T3">ֵ</text:span></text:span><text:span text:style-name="Default_20_Paragraph_20_Font"><text:span text:style-name="T3">ב</text:span></text:span><text:span text:style-name="Default_20_Paragraph_20_Font"><text:span text:style-name="T3"> </text:span></text:span><text:span text:style-name="Default_20_Paragraph_20_Font"><text:span text:style-name="T3">פ</text:span></text:span><text:span text:style-name="Default_20_Paragraph_20_Font"><text:span text:style-name="T3">ַּ</text:span></text:span><text:span text:style-name="Default_20_Paragraph_20_Font"><text:span text:style-name="T3">ר</text:span></text:span><text:span text:style-name="Default_20_Paragraph_20_Font"><text:span text:style-name="T3">ְ</text:span></text:span><text:span text:style-name="Default_20_Paragraph_20_Font"><text:span text:style-name="T3">ע</text:span></text:span><text:span text:style-name="Default_20_Paragraph_20_Font"><text:span text:style-name="T3">ֹ</text:span></text:span><text:span text:style-name="Default_20_Paragraph_20_Font"><text:span text:style-name="T3">ה</text:span>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ה</text:span><text:span text:style-name="Default_20_Paragraph_20_Font">ִ</text:span><text:span text:style-name="Default_20_Paragraph_20_Font">ר</text:span><text:span text:style-name="Default_20_Paragraph_20_Font">ְ</text:span><text:span text:style-name="Default_20_Paragraph_20_Font">ב</text:span><text:span text:style-name="Default_20_Paragraph_20_Font">ֵּ</text:span><text:span text:style-name="Default_20_Paragraph_20_Font">ית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א</text:span><text:span text:style-name="Default_20_Paragraph_20_Font">ֹ</text:span><text:span text:style-name="Default_20_Paragraph_20_Font">ת</text:span><text:span text:style-name="Default_20_Paragraph_20_Font">ֹ</text:span><text:span text:style-name="Default_20_Paragraph_20_Font">ת</text:span><text:span text:style-name="Default_20_Paragraph_20_Font">ַ</text:span><text:span text:style-name="Default_20_Paragraph_20_Font">י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מו</text:span><text:span text:style-name="Default_20_Paragraph_20_Font">ֹ</text:span><text:span text:style-name="Default_20_Paragraph_20_Font">פ</text:span><text:span text:style-name="Default_20_Paragraph_20_Font">ְ</text:span><text:span text:style-name="Default_20_Paragraph_20_Font">ת</text:span><text:span text:style-name="Default_20_Paragraph_20_Font">ַ</text:span><text:span text:style-name="Default_20_Paragraph_20_Font">י</text:span><text:span text:style-name="Default_20_Paragraph_20_Font"> </text:span><text:span text:style-name="Default_20_Paragraph_20_Font">ב</text:span><text:span text:style-name="Default_20_Paragraph_20_Font">ְּ</text:span><text:span text:style-name="Default_20_Paragraph_20_Font">א</text:span><text:span text:style-name="Default_20_Paragraph_20_Font">ֶ</text:span><text:span text:style-name="Default_20_Paragraph_20_Font">ר</text:span><text:span text:style-name="Default_20_Paragraph_20_Font">ֶ</text:span><text:span text:style-name="Default_20_Paragraph_20_Font">ץ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צ</text:span><text:span text:style-name="Default_20_Paragraph_20_Font">ְ</text:span><text:span text:style-name="Default_20_Paragraph_20_Font">ר</text:span><text:span text:style-name="Default_20_Paragraph_20_Font">ָ</text:span><text:span text:style-name="Default_20_Paragraph_20_Font">י</text:span><text:span text:style-name="Default_20_Paragraph_20_Font">ִ</text:span><text:span text:style-name="Default_20_Paragraph_20_Font">ם</text:span><text:span text:style-name="Default_20_Paragraph_20_Font">" (</text:span><text:span text:style-name="Default_20_Paragraph_20_Font">שמות</text:span><text:span text:style-name="Default_20_Paragraph_20_Font"> </text:span><text:span text:style-name="Default_20_Paragraph_20_Font">ז</text:span><text:span text:style-name="Default_20_Paragraph_20_Font">', </text:span><text:span text:style-name="Default_20_Paragraph_20_Font">ג</text:span><text:span text:style-name="Default_20_Paragraph_20_Font">), </text:span><text:span text:style-name="Default_20_Paragraph_20_Font">וכן</text:span><text:span text:style-name="Default_20_Paragraph_20_Font"> </text:span><text:span text:style-name="Default_20_Paragraph_20_Font">פסוקים</text:span><text:span text:style-name="Default_20_Paragraph_20_Font"> </text:span><text:span text:style-name="Default_20_Paragraph_20_Font">נוספים</text:span><text:span text:style-name="Default_20_Paragraph_20_Font"> </text:span><text:span text:style-name="Default_20_Paragraph_20_Font">בפרשת</text:span><text:span text:style-name="Default_20_Paragraph_20_Font"> </text:span><text:span text:style-name="Default_20_Paragraph_20_Font">מכות</text:span><text:span text:style-name="Default_20_Paragraph_20_Font"> </text:span><text:span text:style-name="Default_20_Paragraph_20_Font">מצרים</text:span><text:span text:style-name="Default_20_Paragraph_20_Font"> </text:span><text:span text:style-name="Default_20_Paragraph_20_Font">אומרים</text:span><text:span text:style-name="Default_20_Paragraph_20_Font"> </text:span><text:span text:style-name="Default_20_Paragraph_20_Font">שה</text:span><text:span text:style-name="Default_20_Paragraph_20_Font">' </text:span><text:span text:style-name="Default_20_Paragraph_20_Font">הכביד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לב</text:span><text:span text:style-name="Default_20_Paragraph_20_Font"> </text:span><text:span text:style-name="Default_20_Paragraph_20_Font">פרעה</text:span><text:span text:style-name="Default_20_Paragraph_20_Font"> </text:span><text:span text:style-name="Default_20_Paragraph_20_Font">מלך</text:span><text:span text:style-name="Default_20_Paragraph_20_Font"> </text:span><text:span text:style-name="Default_20_Paragraph_20_Font">מצרים</text:span><text:span text:style-name="Default_20_Paragraph_20_Font">.</text:span></text:p>
        </text:list-item>
        <text:list-item>
          <text:p text:style-name="P22"><text:span text:style-name="Default_20_Paragraph_20_Font">"</text:span><text:span text:style-name="Default_20_Paragraph_20_Font">ו</text:span><text:span text:style-name="Default_20_Paragraph_20_Font">ְ</text:span><text:span text:style-name="Default_20_Paragraph_20_Font">ה</text:span><text:span text:style-name="Default_20_Paragraph_20_Font">ָ</text:span><text:span text:style-name="Default_20_Paragraph_20_Font">י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כ</text:span><text:span text:style-name="Default_20_Paragraph_20_Font">ְּ</text:span><text:span text:style-name="Default_20_Paragraph_20_Font">ה</text:span><text:span text:style-name="Default_20_Paragraph_20_Font">ַ</text:span><text:span text:style-name="Default_20_Paragraph_20_Font">פ</text:span><text:span text:style-name="Default_20_Paragraph_20_Font">ְ</text:span><text:span text:style-name="Default_20_Paragraph_20_Font">נ</text:span><text:span text:style-name="Default_20_Paragraph_20_Font">ֹ</text:span><text:span text:style-name="Default_20_Paragraph_20_Font">תו</text:span><text:span text:style-name="Default_20_Paragraph_20_Font">ֹ </text:span><text:span text:style-name="Default_20_Paragraph_20_Font">ש</text:span><text:span text:style-name="Default_20_Paragraph_20_Font">ִׁ</text:span><text:span text:style-name="Default_20_Paragraph_20_Font">כ</text:span><text:span text:style-name="Default_20_Paragraph_20_Font">ְ</text:span><text:span text:style-name="Default_20_Paragraph_20_Font">מו</text:span><text:span text:style-name="Default_20_Paragraph_20_Font">ֹ </text:span><text:span text:style-name="Default_20_Paragraph_20_Font">ל</text:span><text:span text:style-name="Default_20_Paragraph_20_Font">ָ</text:span><text:span text:style-name="Default_20_Paragraph_20_Font">ל</text:span><text:span text:style-name="Default_20_Paragraph_20_Font">ֶ</text:span><text:span text:style-name="Default_20_Paragraph_20_Font">כ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מ</text:span><text:span text:style-name="Default_20_Paragraph_20_Font">ֵ</text:span><text:span text:style-name="Default_20_Paragraph_20_Font">ע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ש</text:span><text:span text:style-name="Default_20_Paragraph_20_Font">ְׁ</text:span><text:span text:style-name="Default_20_Paragraph_20_Font">מו</text:span><text:span text:style-name="Default_20_Paragraph_20_Font">ּ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, </text:span><text:span text:style-name="Default_20_Paragraph_20_Font"><text:span text:style-name="T3">ו</text:span></text:span><text:span text:style-name="Default_20_Paragraph_20_Font"><text:span text:style-name="T3">ַ</text:span></text:span><text:span text:style-name="Default_20_Paragraph_20_Font"><text:span text:style-name="T3">י</text:span></text:span><text:span text:style-name="Default_20_Paragraph_20_Font"><text:span text:style-name="T3">ַּ</text:span></text:span><text:span text:style-name="Default_20_Paragraph_20_Font"><text:span text:style-name="T3">ה</text:span></text:span><text:span text:style-name="Default_20_Paragraph_20_Font"><text:span text:style-name="T3">ֲ</text:span></text:span><text:span text:style-name="Default_20_Paragraph_20_Font"><text:span text:style-name="T3">פ</text:span></text:span><text:span text:style-name="Default_20_Paragraph_20_Font"><text:span text:style-name="T3">ָ</text:span></text:span><text:span text:style-name="Default_20_Paragraph_20_Font"><text:span text:style-name="T3">ך</text:span></text:span><text:span text:style-name="Default_20_Paragraph_20_Font"><text:span text:style-name="T3">ְ </text:span></text:span><text:span text:style-name="Default_20_Paragraph_20_Font"><text:span text:style-name="T3">ל</text:span></text:span><text:span text:style-name="Default_20_Paragraph_20_Font"><text:span text:style-name="T3">ֹ</text:span></text:span><text:span text:style-name="Default_20_Paragraph_20_Font"><text:span text:style-name="T3">ו</text:span></text:span><text:span text:style-name="Default_20_Paragraph_20_Font"><text:span text:style-name="T3"> </text:span></text:span><text:span text:style-name="Default_20_Paragraph_20_Font"><text:span text:style-name="T3">א</text:span></text:span><text:span text:style-name="Default_20_Paragraph_20_Font"><text:span text:style-name="T3">ֱ</text:span></text:span><text:span text:style-name="Default_20_Paragraph_20_Font"><text:span text:style-name="T3">ל</text:span></text:span><text:span text:style-name="Default_20_Paragraph_20_Font"><text:span text:style-name="T3">ֹ</text:span></text:span><text:span text:style-name="Default_20_Paragraph_20_Font"><text:span text:style-name="T3">ה</text:span></text:span><text:span text:style-name="Default_20_Paragraph_20_Font"><text:span text:style-name="T3">ִ</text:span></text:span><text:span text:style-name="Default_20_Paragraph_20_Font"><text:span text:style-name="T3">ים</text:span></text:span><text:span text:style-name="Default_20_Paragraph_20_Font"><text:span text:style-name="T3"> </text:span></text:span><text:span text:style-name="Default_20_Paragraph_20_Font"><text:span text:style-name="T3">ל</text:span></text:span><text:span text:style-name="Default_20_Paragraph_20_Font"><text:span text:style-name="T3">ֵ</text:span></text:span><text:span text:style-name="Default_20_Paragraph_20_Font"><text:span text:style-name="T3">ב</text:span></text:span><text:span text:style-name="Default_20_Paragraph_20_Font"><text:span text:style-name="T3"> </text:span></text:span><text:span text:style-name="Default_20_Paragraph_20_Font"><text:span text:style-name="T3">א</text:span></text:span><text:span text:style-name="Default_20_Paragraph_20_Font"><text:span text:style-name="T3">ַ</text:span></text:span><text:span text:style-name="Default_20_Paragraph_20_Font"><text:span text:style-name="T3">ח</text:span></text:span><text:span text:style-name="Default_20_Paragraph_20_Font"><text:span text:style-name="T3">ֵ</text:span></text:span><text:span text:style-name="Default_20_Paragraph_20_Font"><text:span text:style-name="T3">ר</text:span></text:span><text:span text:style-name="Default_20_Paragraph_20_Font">,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ָ</text:span><text:span text:style-name="Default_20_Paragraph_20_Font">ב</text:span><text:span text:style-name="Default_20_Paragraph_20_Font">ֹ</text:span><text:span text:style-name="Default_20_Paragraph_20_Font">או</text:span><text:span text:style-name="Default_20_Paragraph_20_Font">ּ </text:span><text:span text:style-name="Default_20_Paragraph_20_Font">כ</text:span><text:span text:style-name="Default_20_Paragraph_20_Font">ָּ</text:span><text:span text:style-name="Default_20_Paragraph_20_Font">ל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א</text:span><text:span text:style-name="Default_20_Paragraph_20_Font">ֹ</text:span><text:span text:style-name="Default_20_Paragraph_20_Font">תו</text:span><text:span text:style-name="Default_20_Paragraph_20_Font">ֹ</text:span><text:span text:style-name="Default_20_Paragraph_20_Font">ת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ֶּ</text:span><text:span text:style-name="Default_20_Paragraph_20_Font">ה</text:span><text:span text:style-name="Default_20_Paragraph_20_Font"> </text:span><text:span text:style-name="Default_20_Paragraph_20_Font">ב</text:span><text:span text:style-name="Default_20_Paragraph_20_Font">ַּ</text:span><text:span text:style-name="Default_20_Paragraph_20_Font">י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ם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הו</text:span><text:span text:style-name="Default_20_Paragraph_20_Font">ּ</text:span><text:span text:style-name="Default_20_Paragraph_20_Font">א</text:span><text:span text:style-name="Default_20_Paragraph_20_Font">" (</text:span><text:span text:style-name="Default_20_Paragraph_20_Font">שמואל</text:span><text:span text:style-name="Default_20_Paragraph_20_Font"> </text:span><text:span text:style-name="Default_20_Paragraph_20_Font">א</text:span><text:span text:style-name="Default_20_Paragraph_20_Font"> </text:span><text:span text:style-name="Default_20_Paragraph_20_Font">י</text:span><text:span text:style-name="Default_20_Paragraph_20_Font">', </text:span><text:span text:style-name="Default_20_Paragraph_20_Font">ט</text:span><text:span text:style-name="Default_20_Paragraph_20_Font">) - </text:span><text:span text:style-name="Default_20_Paragraph_20_Font">לאחר</text:span><text:span text:style-name="Default_20_Paragraph_20_Font"> </text:span><text:span text:style-name="Default_20_Paragraph_20_Font">ששאול</text:span><text:span text:style-name="Default_20_Paragraph_20_Font"> </text:span><text:span text:style-name="Default_20_Paragraph_20_Font">נעשה</text:span><text:span text:style-name="Default_20_Paragraph_20_Font"> </text:span><text:span text:style-name="Default_20_Paragraph_20_Font">מלך</text:span><text:span text:style-name="Default_20_Paragraph_20_Font">, </text:span><text:span text:style-name="Default_20_Paragraph_20_Font">ה</text:span><text:span text:style-name="Default_20_Paragraph_20_Font">' </text:span><text:span text:style-name="Default_20_Paragraph_20_Font">הטה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לבו</text:span><text:span text:style-name="Default_20_Paragraph_20_Font"> </text:span><text:span text:style-name="Default_20_Paragraph_20_Font">ונתן</text:span><text:span text:style-name="Default_20_Paragraph_20_Font"> </text:span><text:span text:style-name="Default_20_Paragraph_20_Font">לו</text:span><text:span text:style-name="Default_20_Paragraph_20_Font"> </text:span><text:span text:style-name="Default_20_Paragraph_20_Font">מחשבות</text:span><text:span text:style-name="Default_20_Paragraph_20_Font"> </text:span><text:span text:style-name="Default_20_Paragraph_20_Font">אחרות</text:span><text:span text:style-name="Default_20_Paragraph_20_Font">.</text:span></text:p>
        </text:list-item>
        <text:list-item>
          <text:p text:style-name="P17"><text:span text:style-name="Default_20_Paragraph_20_Font">"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ֹ</text:span><text:span text:style-name="Default_20_Paragraph_20_Font">אמ</text:span><text:span text:style-name="Default_20_Paragraph_20_Font">ֶ</text:span><text:span text:style-name="Default_20_Paragraph_20_Font">ר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ב</text:span><text:span text:style-name="Default_20_Paragraph_20_Font">ְ</text:span><text:span text:style-name="Default_20_Paragraph_20_Font">ש</text:span><text:span text:style-name="Default_20_Paragraph_20_Font">ָׁ</text:span><text:span text:style-name="Default_20_Paragraph_20_Font">לו</text:span><text:span text:style-name="Default_20_Paragraph_20_Font">ֹ</text:span><text:span text:style-name="Default_20_Paragraph_20_Font">ם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כ</text:span><text:span text:style-name="Default_20_Paragraph_20_Font">ָ</text:span><text:span text:style-name="Default_20_Paragraph_20_Font">ל</text:span><text:span text:style-name="Default_20_Paragraph_20_Font"> </text:span><text:span text:style-name="Default_20_Paragraph_20_Font">א</text:span><text:span text:style-name="Default_20_Paragraph_20_Font">ִ</text:span><text:span text:style-name="Default_20_Paragraph_20_Font">יש</text:span><text:span text:style-name="Default_20_Paragraph_20_Font">ׁ </text:span><text:span text:style-name="Default_20_Paragraph_20_Font">י</text:span><text:span text:style-name="Default_20_Paragraph_20_Font">ִ</text:span><text:span text:style-name="Default_20_Paragraph_20_Font">ש</text:span><text:span text:style-name="Default_20_Paragraph_20_Font">ְׂ</text:span><text:span text:style-name="Default_20_Paragraph_20_Font">ר</text:span><text:span text:style-name="Default_20_Paragraph_20_Font">ָ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: '</text:span><text:span text:style-name="Default_20_Paragraph_20_Font">טו</text:span><text:span text:style-name="Default_20_Paragraph_20_Font">ֹ</text:span><text:span text:style-name="Default_20_Paragraph_20_Font">ב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ע</text:span><text:span text:style-name="Default_20_Paragraph_20_Font">ֲ</text:span><text:span text:style-name="Default_20_Paragraph_20_Font">צ</text:span><text:span text:style-name="Default_20_Paragraph_20_Font">ַ</text:span><text:span text:style-name="Default_20_Paragraph_20_Font">ת</text:span><text:span text:style-name="Default_20_Paragraph_20_Font"> </text:span><text:span text:style-name="Default_20_Paragraph_20_Font">חו</text:span><text:span text:style-name="Default_20_Paragraph_20_Font">ּ</text:span><text:span text:style-name="Default_20_Paragraph_20_Font">ש</text:span><text:span text:style-name="Default_20_Paragraph_20_Font">ַׁ</text:span><text:span text:style-name="Default_20_Paragraph_20_Font">י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א</text:span><text:span text:style-name="Default_20_Paragraph_20_Font">ַ</text:span><text:span text:style-name="Default_20_Paragraph_20_Font">ר</text:span><text:span text:style-name="Default_20_Paragraph_20_Font">ְ</text:span><text:span text:style-name="Default_20_Paragraph_20_Font">כ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מ</text:span><text:span text:style-name="Default_20_Paragraph_20_Font">ֵ</text:span><text:span text:style-name="Default_20_Paragraph_20_Font">ע</text:span><text:span text:style-name="Default_20_Paragraph_20_Font">ֲ</text:span><text:span text:style-name="Default_20_Paragraph_20_Font">צ</text:span><text:span text:style-name="Default_20_Paragraph_20_Font">ַ</text:span><text:span text:style-name="Default_20_Paragraph_20_Font">ת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ח</text:span><text:span text:style-name="Default_20_Paragraph_20_Font">ִ</text:span><text:span text:style-name="Default_20_Paragraph_20_Font">ית</text:span><text:span text:style-name="Default_20_Paragraph_20_Font">ֹ</text:span><text:span text:style-name="Default_20_Paragraph_20_Font">פ</text:span><text:span text:style-name="Default_20_Paragraph_20_Font">ֶ</text:span><text:span text:style-name="Default_20_Paragraph_20_Font">ל</text:span><text:span text:style-name="Default_20_Paragraph_20_Font">'. </text:span><text:span text:style-name="Default_20_Paragraph_20_Font">וה</text:span><text:span text:style-name="Default_20_Paragraph_20_Font">' </text:span><text:span text:style-name="Default_20_Paragraph_20_Font">צ</text:span><text:span text:style-name="Default_20_Paragraph_20_Font">ִ</text:span><text:span text:style-name="Default_20_Paragraph_20_Font">ו</text:span><text:span text:style-name="Default_20_Paragraph_20_Font">ָּ</text:span><text:span text:style-name="Default_20_Paragraph_20_Font">ה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ה</text:span><text:span text:style-name="Default_20_Paragraph_20_Font">ָ</text:span><text:span text:style-name="Default_20_Paragraph_20_Font">פ</text:span><text:span text:style-name="Default_20_Paragraph_20_Font">ֵ</text:span><text:span text:style-name="Default_20_Paragraph_20_Font">ר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ע</text:span><text:span text:style-name="Default_20_Paragraph_20_Font">ֲ</text:span><text:span text:style-name="Default_20_Paragraph_20_Font">צ</text:span><text:span text:style-name="Default_20_Paragraph_20_Font">ַ</text:span><text:span text:style-name="Default_20_Paragraph_20_Font">ת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ח</text:span><text:span text:style-name="Default_20_Paragraph_20_Font">ִ</text:span><text:span text:style-name="Default_20_Paragraph_20_Font">ית</text:span><text:span text:style-name="Default_20_Paragraph_20_Font">ֹ</text:span><text:span text:style-name="Default_20_Paragraph_20_Font">פ</text:span><text:span text:style-name="Default_20_Paragraph_20_Font">ֶ</text:span><text:span text:style-name="Default_20_Paragraph_20_Font">ל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ט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ב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ב</text:span><text:span text:style-name="Default_20_Paragraph_20_Font">ַ</text:span><text:span text:style-name="Default_20_Paragraph_20_Font">ע</text:span><text:span text:style-name="Default_20_Paragraph_20_Font">ֲ</text:span><text:span text:style-name="Default_20_Paragraph_20_Font">בו</text:span><text:span text:style-name="Default_20_Paragraph_20_Font">ּ</text:span><text:span text:style-name="Default_20_Paragraph_20_Font">ר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ב</text:span><text:span text:style-name="Default_20_Paragraph_20_Font">ִ</text:span><text:span text:style-name="Default_20_Paragraph_20_Font">יא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א</text:span><text:span text:style-name="Default_20_Paragraph_20_Font">ֶ</text:span><text:span text:style-name="Default_20_Paragraph_20_Font">ל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ב</text:span><text:span text:style-name="Default_20_Paragraph_20_Font">ְ</text:span><text:span text:style-name="Default_20_Paragraph_20_Font">ש</text:span><text:span text:style-name="Default_20_Paragraph_20_Font">ָׁ</text:span><text:span text:style-name="Default_20_Paragraph_20_Font">לו</text:span><text:span text:style-name="Default_20_Paragraph_20_Font">ֹ</text:span><text:span text:style-name="Default_20_Paragraph_20_Font">ם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ר</text:span><text:span text:style-name="Default_20_Paragraph_20_Font">ָ</text:span><text:span text:style-name="Default_20_Paragraph_20_Font">ע</text:span><text:span text:style-name="Default_20_Paragraph_20_Font">ָ</text:span><text:span text:style-name="Default_20_Paragraph_20_Font">ה</text:span><text:span text:style-name="Default_20_Paragraph_20_Font">" (</text:span><text:span text:style-name="Default_20_Paragraph_20_Font">שמואל</text:span><text:span text:style-name="Default_20_Paragraph_20_Font"> </text:span><text:span text:style-name="Default_20_Paragraph_20_Font">ב</text:span><text:span text:style-name="Default_20_Paragraph_20_Font"> </text:span><text:span text:style-name="Default_20_Paragraph_20_Font">י</text:span><text:span text:style-name="Default_20_Paragraph_20_Font">"</text:span><text:span text:style-name="Default_20_Paragraph_20_Font">ז</text:span><text:span text:style-name="Default_20_Paragraph_20_Font">, </text:span><text:span text:style-name="Default_20_Paragraph_20_Font">יד</text:span><text:span text:style-name="Default_20_Paragraph_20_Font">) - </text:span><text:span text:style-name="Default_20_Paragraph_20_Font">ה</text:span><text:span text:style-name="Default_20_Paragraph_20_Font">' </text:span><text:span text:style-name="Default_20_Paragraph_20_Font">נתן</text:span><text:span text:style-name="Default_20_Paragraph_20_Font"> </text:span><text:span text:style-name="Default_20_Paragraph_20_Font">לאבשלום</text:span><text:span text:style-name="Default_20_Paragraph_20_Font">, </text:span><text:span text:style-name="Default_20_Paragraph_20_Font">שעלה</text:span><text:span text:style-name="Default_20_Paragraph_20_Font"> </text:span><text:span text:style-name="Default_20_Paragraph_20_Font">למלוכה</text:span><text:span text:style-name="Default_20_Paragraph_20_Font"> </text:span><text:span text:style-name="Default_20_Paragraph_20_Font">לאחר</text:span><text:span text:style-name="Default_20_Paragraph_20_Font"> </text:span><text:span text:style-name="Default_20_Paragraph_20_Font">שמרד</text:span><text:span text:style-name="Default_20_Paragraph_20_Font"> </text:span><text:span text:style-name="Default_20_Paragraph_20_Font">בדוד</text:span><text:span text:style-name="Default_20_Paragraph_20_Font"> </text:span><text:span text:style-name="Default_20_Paragraph_20_Font">אביו</text:span><text:span text:style-name="Default_20_Paragraph_20_Font">, </text:span><text:span text:style-name="Default_20_Paragraph_20_Font">את</text:span><text:span text:style-name="Default_20_Paragraph_20_Font"> </text:span><text:span text:style-name="Default_20_Paragraph_20_Font">המחשבה</text:span><text:span text:style-name="Default_20_Paragraph_20_Font"> </text:span><text:span text:style-name="Default_20_Paragraph_20_Font">שעצת</text:span><text:span text:style-name="Default_20_Paragraph_20_Font"> </text:span><text:span text:style-name="Default_20_Paragraph_20_Font">חושי</text:span><text:span text:style-name="Default_20_Paragraph_20_Font"> </text:span><text:span text:style-name="Default_20_Paragraph_20_Font">טובה</text:span><text:span text:style-name="Default_20_Paragraph_20_Font"> </text:span><text:span text:style-name="Default_20_Paragraph_20_Font">יותר</text:span><text:span text:style-name="Default_20_Paragraph_20_Font"> </text:span><text:span text:style-name="Default_20_Paragraph_20_Font">מעצת</text:span><text:span text:style-name="Default_20_Paragraph_20_Font"> </text:span><text:span text:style-name="Default_20_Paragraph_20_Font">אחיתופל</text:span><text:span text:style-name="Default_20_Paragraph_20_Font">.</text:span></text:p>
        </text:list-item>
        <text:list-item>
          <text:p text:style-name="P17"><text:span text:style-name="Default_20_Paragraph_20_Font">"</text:span><text:span text:style-name="Default_20_Paragraph_20_Font">כ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ע</text:span><text:span text:style-name="Default_20_Paragraph_20_Font">ָ</text:span><text:span text:style-name="Default_20_Paragraph_20_Font">מ</text:span><text:span text:style-name="Default_20_Paragraph_20_Font">ַ</text:span><text:span text:style-name="Default_20_Paragraph_20_Font">ד</text:span><text:span text:style-name="Default_20_Paragraph_20_Font"> </text:span><text:span text:style-name="Default_20_Paragraph_20_Font">מ</text:span><text:span text:style-name="Default_20_Paragraph_20_Font">ֶ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ְ </text:span><text:span text:style-name="Default_20_Paragraph_20_Font">ב</text:span><text:span text:style-name="Default_20_Paragraph_20_Font">ָּ</text:span><text:span text:style-name="Default_20_Paragraph_20_Font">ב</text:span><text:span text:style-name="Default_20_Paragraph_20_Font">ֶ</text:span><text:span text:style-name="Default_20_Paragraph_20_Font">ל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ל</text:span><text:span text:style-name="Default_20_Paragraph_20_Font"> </text:span><text:span text:style-name="Default_20_Paragraph_20_Font">א</text:span><text:span text:style-name="Default_20_Paragraph_20_Font">ֵ</text:span><text:span text:style-name="Default_20_Paragraph_20_Font">ם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ד</text:span><text:span text:style-name="Default_20_Paragraph_20_Font">ֶּ</text:span><text:span text:style-name="Default_20_Paragraph_20_Font">ר</text:span><text:span text:style-name="Default_20_Paragraph_20_Font">ֶ</text:span><text:span text:style-name="Default_20_Paragraph_20_Font">ך</text:span><text:span text:style-name="Default_20_Paragraph_20_Font">ְ, </text:span><text:span text:style-name="Default_20_Paragraph_20_Font">ב</text:span><text:span text:style-name="Default_20_Paragraph_20_Font">ְּ</text:span><text:span text:style-name="Default_20_Paragraph_20_Font">ר</text:span><text:span text:style-name="Default_20_Paragraph_20_Font">ֹ</text:span><text:span text:style-name="Default_20_Paragraph_20_Font">אש</text:span><text:span text:style-name="Default_20_Paragraph_20_Font">ׁ </text:span><text:span text:style-name="Default_20_Paragraph_20_Font">ש</text:span><text:span text:style-name="Default_20_Paragraph_20_Font">ְׁ</text:span><text:span text:style-name="Default_20_Paragraph_20_Font">נ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ד</text:span><text:span text:style-name="Default_20_Paragraph_20_Font">ְּ</text:span><text:span text:style-name="Default_20_Paragraph_20_Font">ר</text:span><text:span text:style-name="Default_20_Paragraph_20_Font">ָ</text:span><text:span text:style-name="Default_20_Paragraph_20_Font">כ</text:span><text:span text:style-name="Default_20_Paragraph_20_Font">ִ</text:span><text:span text:style-name="Default_20_Paragraph_20_Font">ים</text:span><text:span text:style-name="Default_20_Paragraph_20_Font">, </text:span><text:span text:style-name="Default_20_Paragraph_20_Font">ל</text:span><text:span text:style-name="Default_20_Paragraph_20_Font">ִ</text:span><text:span text:style-name="Default_20_Paragraph_20_Font">ק</text:span><text:span text:style-name="Default_20_Paragraph_20_Font">ְ</text:span><text:span text:style-name="Default_20_Paragraph_20_Font">ס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ק</text:span><text:span text:style-name="Default_20_Paragraph_20_Font">ָ</text:span><text:span text:style-name="Default_20_Paragraph_20_Font">ס</text:span><text:span text:style-name="Default_20_Paragraph_20_Font">ֶ</text:span><text:span text:style-name="Default_20_Paragraph_20_Font">ם</text:span><text:span text:style-name="Default_20_Paragraph_20_Font">; </text:span><text:span text:style-name="Default_20_Paragraph_20_Font">ק</text:span><text:span text:style-name="Default_20_Paragraph_20_Font">ִ</text:span><text:span text:style-name="Default_20_Paragraph_20_Font">ל</text:span><text:span text:style-name="Default_20_Paragraph_20_Font">ְ</text:span><text:span text:style-name="Default_20_Paragraph_20_Font">ק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ב</text:span><text:span text:style-name="Default_20_Paragraph_20_Font">ַּ</text:span><text:span text:style-name="Default_20_Paragraph_20_Font">ח</text:span><text:span text:style-name="Default_20_Paragraph_20_Font">ִ</text:span><text:span text:style-name="Default_20_Paragraph_20_Font">צ</text:span><text:span text:style-name="Default_20_Paragraph_20_Font">ִּ</text:span><text:span text:style-name="Default_20_Paragraph_20_Font">ים</text:span><text:span text:style-name="Default_20_Paragraph_20_Font">, </text:span><text:span text:style-name="Default_20_Paragraph_20_Font">ש</text:span><text:span text:style-name="Default_20_Paragraph_20_Font">ָׁ</text:span><text:span text:style-name="Default_20_Paragraph_20_Font">א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ב</text:span><text:span text:style-name="Default_20_Paragraph_20_Font">ַּ</text:span><text:span text:style-name="Default_20_Paragraph_20_Font">ת</text:span><text:span text:style-name="Default_20_Paragraph_20_Font">ְּ</text:span><text:span text:style-name="Default_20_Paragraph_20_Font">ר</text:span><text:span text:style-name="Default_20_Paragraph_20_Font">ָ</text:span><text:span text:style-name="Default_20_Paragraph_20_Font">פ</text:span><text:span text:style-name="Default_20_Paragraph_20_Font">ִ</text:span><text:span text:style-name="Default_20_Paragraph_20_Font">ים</text:span><text:span text:style-name="Default_20_Paragraph_20_Font">, </text:span><text:span text:style-name="Default_20_Paragraph_20_Font">ר</text:span><text:span text:style-name="Default_20_Paragraph_20_Font">ָ</text:span><text:span text:style-name="Default_20_Paragraph_20_Font">א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ב</text:span><text:span text:style-name="Default_20_Paragraph_20_Font">ַּ</text:span><text:span text:style-name="Default_20_Paragraph_20_Font">כ</text:span><text:span text:style-name="Default_20_Paragraph_20_Font">ָּ</text:span><text:span text:style-name="Default_20_Paragraph_20_Font">ב</text:span><text:span text:style-name="Default_20_Paragraph_20_Font">ֵ</text:span><text:span text:style-name="Default_20_Paragraph_20_Font">ד</text:span><text:span text:style-name="Default_20_Paragraph_20_Font">. </text:span><text:span text:style-name="Default_20_Paragraph_20_Font">ב</text:span><text:span text:style-name="Default_20_Paragraph_20_Font">ִּ</text:span><text:span text:style-name="Default_20_Paragraph_20_Font">ימ</text:span><text:span text:style-name="Default_20_Paragraph_20_Font">ִ</text:span><text:span text:style-name="Default_20_Paragraph_20_Font">ינו</text:span><text:span text:style-name="Default_20_Paragraph_20_Font">ֹ </text:span><text:span text:style-name="Default_20_Paragraph_20_Font">ה</text:span><text:span text:style-name="Default_20_Paragraph_20_Font">ָ</text:span><text:span text:style-name="Default_20_Paragraph_20_Font">י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ק</text:span><text:span text:style-name="Default_20_Paragraph_20_Font">ֶּ</text:span><text:span text:style-name="Default_20_Paragraph_20_Font">ס</text:span><text:span text:style-name="Default_20_Paragraph_20_Font">ֶ</text:span><text:span text:style-name="Default_20_Paragraph_20_Font">ם</text:span><text:span text:style-name="Default_20_Paragraph_20_Font"> </text:span><text:span text:style-name="Default_20_Paragraph_20_Font">י</text:span><text:span text:style-name="Default_20_Paragraph_20_Font">ְ</text:span><text:span text:style-name="Default_20_Paragraph_20_Font">רו</text:span><text:span text:style-name="Default_20_Paragraph_20_Font">ּ</text:span><text:span text:style-name="Default_20_Paragraph_20_Font">ש</text:span><text:span text:style-name="Default_20_Paragraph_20_Font">ָׁ</text:span><text:span text:style-name="Default_20_Paragraph_20_Font">ל</text:span><text:span text:style-name="Default_20_Paragraph_20_Font">ִַ</text:span><text:span text:style-name="Default_20_Paragraph_20_Font">ם</text:span><text:span text:style-name="Default_20_Paragraph_20_Font"> - </text:span><text:span text:style-name="Default_20_Paragraph_20_Font">ל</text:span><text:span text:style-name="Default_20_Paragraph_20_Font">ָ</text:span><text:span text:style-name="Default_20_Paragraph_20_Font">ש</text:span><text:span text:style-name="Default_20_Paragraph_20_Font">ׂ</text:span><text:span text:style-name="Default_20_Paragraph_20_Font">ו</text:span><text:span text:style-name="Default_20_Paragraph_20_Font">ּ</text:span><text:span text:style-name="Default_20_Paragraph_20_Font">ם</text:span><text:span text:style-name="Default_20_Paragraph_20_Font"> </text:span><text:span text:style-name="Default_20_Paragraph_20_Font">כ</text:span><text:span text:style-name="Default_20_Paragraph_20_Font">ָּ</text:span><text:span text:style-name="Default_20_Paragraph_20_Font">ר</text:span><text:span text:style-name="Default_20_Paragraph_20_Font">ִ</text:span><text:span text:style-name="Default_20_Paragraph_20_Font">ים</text:span><text:span text:style-name="Default_20_Paragraph_20_Font">, </text:span><text:span text:style-name="Default_20_Paragraph_20_Font">ל</text:span><text:span text:style-name="Default_20_Paragraph_20_Font">ִ</text:span><text:span text:style-name="Default_20_Paragraph_20_Font">פ</text:span><text:span text:style-name="Default_20_Paragraph_20_Font">ְ</text:span><text:span text:style-name="Default_20_Paragraph_20_Font">ת</text:span><text:span text:style-name="Default_20_Paragraph_20_Font">ֹּ</text:span><text:span text:style-name="Default_20_Paragraph_20_Font">ח</text:span><text:span text:style-name="Default_20_Paragraph_20_Font">ַ </text:span><text:span text:style-name="Default_20_Paragraph_20_Font">פ</text:span><text:span text:style-name="Default_20_Paragraph_20_Font">ֶּ</text:span><text:span text:style-name="Default_20_Paragraph_20_Font">ה</text:span><text:span text:style-name="Default_20_Paragraph_20_Font"> </text:span><text:span text:style-name="Default_20_Paragraph_20_Font">ב</text:span><text:span text:style-name="Default_20_Paragraph_20_Font">ְּ</text:span><text:span text:style-name="Default_20_Paragraph_20_Font">ר</text:span><text:span text:style-name="Default_20_Paragraph_20_Font">ֶ</text:span><text:span text:style-name="Default_20_Paragraph_20_Font">צ</text:span><text:span text:style-name="Default_20_Paragraph_20_Font">ַ</text:span><text:span text:style-name="Default_20_Paragraph_20_Font">ח</text:span><text:span text:style-name="Default_20_Paragraph_20_Font">, </text:span><text:span text:style-name="Default_20_Paragraph_20_Font">ל</text:span><text:span text:style-name="Default_20_Paragraph_20_Font">ְ</text:span><text:span text:style-name="Default_20_Paragraph_20_Font">ה</text:span><text:span text:style-name="Default_20_Paragraph_20_Font">ָ</text:span><text:span text:style-name="Default_20_Paragraph_20_Font">ר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קו</text:span><text:span text:style-name="Default_20_Paragraph_20_Font">ֹ</text:span><text:span text:style-name="Default_20_Paragraph_20_Font">ל</text:span><text:span text:style-name="Default_20_Paragraph_20_Font"> </text:span><text:span text:style-name="Default_20_Paragraph_20_Font">ב</text:span><text:span text:style-name="Default_20_Paragraph_20_Font">ִּ</text:span><text:span text:style-name="Default_20_Paragraph_20_Font">ת</text:span><text:span text:style-name="Default_20_Paragraph_20_Font">ְ</text:span><text:span text:style-name="Default_20_Paragraph_20_Font">רו</text:span><text:span text:style-name="Default_20_Paragraph_20_Font">ּ</text:span><text:span text:style-name="Default_20_Paragraph_20_Font">ע</text:span><text:span text:style-name="Default_20_Paragraph_20_Font">ָ</text:span><text:span text:style-name="Default_20_Paragraph_20_Font">ה</text:span><text:span text:style-name="Default_20_Paragraph_20_Font">, </text:span><text:span text:style-name="Default_20_Paragraph_20_Font">ל</text:span><text:span text:style-name="Default_20_Paragraph_20_Font">ָ</text:span><text:span text:style-name="Default_20_Paragraph_20_Font">ש</text:span><text:span text:style-name="Default_20_Paragraph_20_Font">ׂ</text:span><text:span text:style-name="Default_20_Paragraph_20_Font">ו</text:span><text:span text:style-name="Default_20_Paragraph_20_Font">ּ</text:span><text:span text:style-name="Default_20_Paragraph_20_Font">ם</text:span><text:span text:style-name="Default_20_Paragraph_20_Font"> </text:span><text:span text:style-name="Default_20_Paragraph_20_Font">כ</text:span><text:span text:style-name="Default_20_Paragraph_20_Font">ָּ</text:span><text:span text:style-name="Default_20_Paragraph_20_Font">ר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ע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ש</text:span><text:span text:style-name="Default_20_Paragraph_20_Font">ְׁ</text:span><text:span text:style-name="Default_20_Paragraph_20_Font">ע</text:span><text:span text:style-name="Default_20_Paragraph_20_Font">ָ</text:span><text:span text:style-name="Default_20_Paragraph_20_Font">ר</text:span><text:span text:style-name="Default_20_Paragraph_20_Font">ִ</text:span><text:span text:style-name="Default_20_Paragraph_20_Font">ים</text:span><text:span text:style-name="Default_20_Paragraph_20_Font">, </text:span><text:span text:style-name="Default_20_Paragraph_20_Font">ל</text:span><text:span text:style-name="Default_20_Paragraph_20_Font">ִ</text:span><text:span text:style-name="Default_20_Paragraph_20_Font">ש</text:span><text:span text:style-name="Default_20_Paragraph_20_Font">ְׁ</text:span><text:span text:style-name="Default_20_Paragraph_20_Font">פ</text:span><text:span text:style-name="Default_20_Paragraph_20_Font">ֹּ</text:span><text:span text:style-name="Default_20_Paragraph_20_Font">ך</text:span><text:span text:style-name="Default_20_Paragraph_20_Font">ְ </text:span><text:span text:style-name="Default_20_Paragraph_20_Font">ס</text:span><text:span text:style-name="Default_20_Paragraph_20_Font">ֹ</text:span><text:span text:style-name="Default_20_Paragraph_20_Font">ל</text:span><text:span text:style-name="Default_20_Paragraph_20_Font">ְ</text:span><text:span text:style-name="Default_20_Paragraph_20_Font">ל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ל</text:span><text:span text:style-name="Default_20_Paragraph_20_Font">ִ</text:span><text:span text:style-name="Default_20_Paragraph_20_Font">ב</text:span><text:span text:style-name="Default_20_Paragraph_20_Font">ְ</text:span><text:span text:style-name="Default_20_Paragraph_20_Font">נו</text:span><text:span text:style-name="Default_20_Paragraph_20_Font">ֹ</text:span><text:span text:style-name="Default_20_Paragraph_20_Font">ת</text:span><text:span text:style-name="Default_20_Paragraph_20_Font"> </text:span><text:span text:style-name="Default_20_Paragraph_20_Font">ד</text:span><text:span text:style-name="Default_20_Paragraph_20_Font">ָּ</text:span><text:span text:style-name="Default_20_Paragraph_20_Font">י</text:span><text:span text:style-name="Default_20_Paragraph_20_Font">ֵ</text:span><text:span text:style-name="Default_20_Paragraph_20_Font">ק</text:span><text:span text:style-name="Default_20_Paragraph_20_Font">" (</text:span><text:span text:style-name="Default_20_Paragraph_20_Font">יחזקאל</text:span><text:span text:style-name="Default_20_Paragraph_20_Font"> </text:span><text:span text:style-name="Default_20_Paragraph_20_Font">כ</text:span><text:span text:style-name="Default_20_Paragraph_20_Font">"</text:span><text:span text:style-name="Default_20_Paragraph_20_Font">א</text:span><text:span text:style-name="Default_20_Paragraph_20_Font">, </text:span><text:span text:style-name="Default_20_Paragraph_20_Font">כו</text:span><text:span text:style-name="Default_20_Paragraph_20_Font">-</text:span><text:span text:style-name="Default_20_Paragraph_20_Font">כז</text:span><text:span text:style-name="Default_20_Paragraph_20_Font">) - </text:span><text:span text:style-name="Default_20_Paragraph_20_Font">מלך</text:span><text:span text:style-name="Default_20_Paragraph_20_Font"> </text:span><text:span text:style-name="Default_20_Paragraph_20_Font">בבל</text:span><text:span text:style-name="Default_20_Paragraph_20_Font"> </text:span><text:span text:style-name="Default_20_Paragraph_20_Font">הפיל</text:span><text:span text:style-name="Default_20_Paragraph_20_Font"> </text:span><text:span text:style-name="Default_20_Paragraph_20_Font">גורלות</text:span><text:span text:style-name="Default_20_Paragraph_20_Font">, </text:span><text:span text:style-name="Default_20_Paragraph_20_Font">וה</text:span><text:span text:style-name="Default_20_Paragraph_20_Font">' "</text:span><text:span text:style-name="Default_20_Paragraph_20_Font">סידר</text:span><text:span text:style-name="Default_20_Paragraph_20_Font">" </text:span><text:span text:style-name="Default_20_Paragraph_20_Font">שכל</text:span><text:span text:style-name="Default_20_Paragraph_20_Font"> </text:span><text:span text:style-name="Default_20_Paragraph_20_Font">הגורלות</text:span><text:span text:style-name="Default_20_Paragraph_20_Font"> </text:span><text:span text:style-name="Default_20_Paragraph_20_Font">יורו</text:span><text:span text:style-name="Default_20_Paragraph_20_Font"> </text:span><text:span text:style-name="Default_20_Paragraph_20_Font">לו</text:span><text:span text:style-name="Default_20_Paragraph_20_Font"> </text:span><text:span text:style-name="Default_20_Paragraph_20_Font">לעלות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ירושלים</text:span><text:span text:style-name="Default_20_Paragraph_20_Font"> (</text:span><text:span text:style-name="Default_20_Paragraph_20_Font">ע</text:span><text:span text:style-name="Default_20_Paragraph_20_Font">"</text:span><text:span text:style-name="Default_20_Paragraph_20_Font">פ</text:span><text:span text:style-name="Default_20_Paragraph_20_Font"> </text:span><text:span text:style-name="Default_20_Paragraph_20_Font">המפרשים</text:span><text:span text:style-name="Default_20_Paragraph_20_Font"> </text:span><text:span text:style-name="Default_20_Paragraph_20_Font">שם</text:span><text:span text:style-name="Default_20_Paragraph_20_Font">).</text:span></text:p>
        </text:list-item>
        <text:list-item>
          <text:p text:style-name="P17"><text:span text:style-name="Default_20_Paragraph_20_Font">וגם</text:span><text:span text:style-name="Default_20_Paragraph_20_Font"> </text:span><text:span text:style-name="Default_20_Paragraph_20_Font">בספר</text:span><text:span text:style-name="Default_20_Paragraph_20_Font"> </text:span><text:span text:style-name="Default_20_Paragraph_20_Font">משלי</text:span><text:span text:style-name="Default_20_Paragraph_20_Font">: "</text:span><text:span text:style-name="Default_20_Paragraph_20_Font">ר</text:span><text:span text:style-name="Default_20_Paragraph_20_Font">ַ</text:span><text:span text:style-name="Default_20_Paragraph_20_Font">ב</text:span><text:span text:style-name="Default_20_Paragraph_20_Font">ִּ</text:span><text:span text:style-name="Default_20_Paragraph_20_Font">ים</text:span><text:span text:style-name="Default_20_Paragraph_20_Font"> </text:span><text:span text:style-name="Default_20_Paragraph_20_Font">מ</text:span><text:span text:style-name="Default_20_Paragraph_20_Font">ְ</text:span><text:span text:style-name="Default_20_Paragraph_20_Font">ב</text:span><text:span text:style-name="Default_20_Paragraph_20_Font">ַ</text:span><text:span text:style-name="Default_20_Paragraph_20_Font">ק</text:span><text:span text:style-name="Default_20_Paragraph_20_Font">ְ</text:span><text:span text:style-name="Default_20_Paragraph_20_Font">ש</text:span><text:span text:style-name="Default_20_Paragraph_20_Font">ִׁ</text:span><text:span text:style-name="Default_20_Paragraph_20_Font">ים</text:span><text:span text:style-name="Default_20_Paragraph_20_Font"> </text:span><text:span text:style-name="Default_20_Paragraph_20_Font">פ</text:span><text:span text:style-name="Default_20_Paragraph_20_Font">ְּ</text:span><text:span text:style-name="Default_20_Paragraph_20_Font">נ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מו</text:span><text:span text:style-name="Default_20_Paragraph_20_Font">ֹ</text:span><text:span text:style-name="Default_20_Paragraph_20_Font">ש</text:span><text:span text:style-name="Default_20_Paragraph_20_Font">ֵׁ</text:span><text:span text:style-name="Default_20_Paragraph_20_Font">ל</text:span><text:span text:style-name="Default_20_Paragraph_20_Font">, </text:span><text:span text:style-name="Default_20_Paragraph_20_Font">ומה</text:span><text:span text:style-name="Default_20_Paragraph_20_Font">' </text:span><text:span text:style-name="Default_20_Paragraph_20_Font">מ</text:span><text:span text:style-name="Default_20_Paragraph_20_Font">ִ</text:span><text:span text:style-name="Default_20_Paragraph_20_Font">ש</text:span><text:span text:style-name="Default_20_Paragraph_20_Font">ְׁ</text:span><text:span text:style-name="Default_20_Paragraph_20_Font">פ</text:span><text:span text:style-name="Default_20_Paragraph_20_Font">ַּ</text:span><text:span text:style-name="Default_20_Paragraph_20_Font">ט</text:span><text:span text:style-name="Default_20_Paragraph_20_Font"> </text:span><text:span text:style-name="Default_20_Paragraph_20_Font">א</text:span><text:span text:style-name="Default_20_Paragraph_20_Font">ִ</text:span><text:span text:style-name="Default_20_Paragraph_20_Font">יש</text:span><text:span text:style-name="Default_20_Paragraph_20_Font">ׁ" (</text:span><text:span text:style-name="Default_20_Paragraph_20_Font">משלי</text:span><text:span text:style-name="Default_20_Paragraph_20_Font"> </text:span><text:span text:style-name="Default_20_Paragraph_20_Font">כ</text:span><text:span text:style-name="Default_20_Paragraph_20_Font">"</text:span><text:span text:style-name="Default_20_Paragraph_20_Font">ט</text:span><text:span text:style-name="Default_20_Paragraph_20_Font">, </text:span><text:span text:style-name="Default_20_Paragraph_20_Font">כו</text:span><text:span text:style-name="Default_20_Paragraph_20_Font">).</text:span></text:p>
        </text:list-item>
      </text:list>
      <text:p text:style-name="P3"/>
      <text:p text:style-name="P3"><text:span text:style-name="Default_20_Paragraph_20_Font">מדוע</text:span><text:span text:style-name="Default_20_Paragraph_20_Font"> </text:span><text:span text:style-name="Default_20_Paragraph_20_Font">היחס</text:span><text:span text:style-name="Default_20_Paragraph_20_Font"> </text:span><text:span text:style-name="Default_20_Paragraph_20_Font">למלך</text:span><text:span text:style-name="Default_20_Paragraph_20_Font"> </text:span><text:span text:style-name="Default_20_Paragraph_20_Font">שונה</text:span><text:span text:style-name="Default_20_Paragraph_20_Font"> </text:span><text:span text:style-name="Default_20_Paragraph_20_Font">מהיחס</text:span><text:span text:style-name="Default_20_Paragraph_20_Font"> </text:span><text:span text:style-name="Default_20_Paragraph_20_Font">לכל</text:span><text:span text:style-name="Default_20_Paragraph_20_Font"> </text:span><text:span text:style-name="Default_20_Paragraph_20_Font">אדם</text:span><text:span text:style-name="Default_20_Paragraph_20_Font"> </text:span><text:span text:style-name="Default_20_Paragraph_20_Font">אחר</text:span><text:span text:style-name="Default_20_Paragraph_20_Font">? </text:span><text:span text:style-name="Default_20_Paragraph_20_Font">מסבירים</text:span><text:span text:style-name="Default_20_Paragraph_20_Font"> </text:span><text:span text:style-name="Default_20_Paragraph_20_Font">המפרשים</text:span><text:span text:style-name="Default_20_Paragraph_20_Font">:</text:span></text:p>
      <text:list xml:id="list768632777" text:style-name="LS7">
        <text:list-item>
          <text:p text:style-name="P23"><text:span text:style-name="Default_20_Paragraph_20_Font">"</text:span><text:span text:style-name="Default_20_Paragraph_20_Font">כי</text:span><text:span text:style-name="Default_20_Paragraph_20_Font"> </text:span><text:span text:style-name="Default_20_Paragraph_20_Font">אילו</text:span><text:span text:style-name="Default_20_Paragraph_20_Font"> </text:span><text:span text:style-name="Default_20_Paragraph_20_Font">היה</text:span><text:span text:style-name="Default_20_Paragraph_20_Font"> </text:span><text:span text:style-name="Default_20_Paragraph_20_Font">פעולת</text:span><text:span text:style-name="Default_20_Paragraph_20_Font"> </text:span><text:span text:style-name="Default_20_Paragraph_20_Font">המלך</text:span><text:span text:style-name="Default_20_Paragraph_20_Font"> </text:span><text:span text:style-name="Default_20_Paragraph_20_Font">באלו</text:span><text:span text:style-name="Default_20_Paragraph_20_Font"> </text:span><text:span text:style-name="Default_20_Paragraph_20_Font">הדברים</text:span><text:span text:style-name="Default_20_Paragraph_20_Font"> </text:span><text:span text:style-name="Default_20_Paragraph_20_Font">מסור</text:span><text:span text:style-name="Default_20_Paragraph_20_Font"> </text:span><text:span text:style-name="Default_20_Paragraph_20_Font">לבחירתו</text:span><text:span text:style-name="Default_20_Paragraph_20_Font"> </text:span><text:span text:style-name="Default_20_Paragraph_20_Font">בשלמות</text:span><text:span text:style-name="Default_20_Paragraph_20_Font">... </text:span><text:span text:style-name="Default_20_Paragraph_20_Font">היה</text:span><text:span text:style-name="Default_20_Paragraph_20_Font"> </text:span><text:span text:style-name="Default_20_Paragraph_20_Font">זה</text:span><text:span text:style-name="Default_20_Paragraph_20_Font"> </text:span><text:span text:style-name="Default_20_Paragraph_20_Font">העניין</text:span><text:span text:style-name="Default_20_Paragraph_20_Font"> </text:span><text:span text:style-name="Default_20_Paragraph_20_Font"><text:span text:style-name="T3">סכנה</text:span></text:span><text:span text:style-name="Default_20_Paragraph_20_Font"><text:span text:style-name="T3"> </text:span></text:span><text:span text:style-name="Default_20_Paragraph_20_Font"><text:span text:style-name="T3">אל</text:span></text:span><text:span text:style-name="Default_20_Paragraph_20_Font"><text:span text:style-name="T3"> </text:span></text:span><text:span text:style-name="Default_20_Paragraph_20_Font"><text:span text:style-name="T3">העם</text:span></text:span><text:span text:style-name="Default_20_Paragraph_20_Font"><text:span text:style-name="T3"> </text:span></text:span><text:span text:style-name="Default_20_Paragraph_20_Font"><text:span text:style-name="T3">אשר</text:span></text:span><text:span text:style-name="Default_20_Paragraph_20_Font"><text:span text:style-name="T3"> </text:span></text:span><text:span text:style-name="Default_20_Paragraph_20_Font"><text:span text:style-name="T3">תחת</text:span></text:span><text:span text:style-name="Default_20_Paragraph_20_Font"><text:span text:style-name="T3"> </text:span></text:span><text:span text:style-name="Default_20_Paragraph_20_Font"><text:span text:style-name="T3">המלך</text:span></text:span><text:span text:style-name="Default_20_Paragraph_20_Font"><text:span text:style-name="T3"> </text:span></text:span><text:span text:style-name="Default_20_Paragraph_20_Font"><text:span text:style-name="T3">ההוא</text:span></text:span><text:span text:style-name="Default_20_Paragraph_20_Font">. </text:span><text:span text:style-name="Default_20_Paragraph_20_Font">ולזה</text:span><text:span text:style-name="Default_20_Paragraph_20_Font"> </text:span><text:span text:style-name="Default_20_Paragraph_20_Font">לא</text:span><text:span text:style-name="Default_20_Paragraph_20_Font"> </text:span><text:span text:style-name="Default_20_Paragraph_20_Font">עזב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כל</text:span><text:span text:style-name="Default_20_Paragraph_20_Font"> </text:span><text:span text:style-name="Default_20_Paragraph_20_Font">זאת</text:span><text:span text:style-name="Default_20_Paragraph_20_Font"> </text:span><text:span text:style-name="Default_20_Paragraph_20_Font">ההנהגה</text:span><text:span text:style-name="Default_20_Paragraph_20_Font"> </text:span><text:span text:style-name="Default_20_Paragraph_20_Font">למלך</text:span><text:span text:style-name="Default_20_Paragraph_20_Font">, </text:span><text:span text:style-name="Default_20_Paragraph_20_Font">כי</text:span><text:span text:style-name="Default_20_Paragraph_20_Font"> </text:span><text:span text:style-name="Default_20_Paragraph_20_Font">גבוה</text:span><text:span text:style-name="Default_20_Paragraph_20_Font"> </text:span><text:span text:style-name="Default_20_Paragraph_20_Font">מעל</text:span><text:span text:style-name="Default_20_Paragraph_20_Font"> </text:span><text:span text:style-name="Default_20_Paragraph_20_Font">גבוה</text:span><text:span text:style-name="Default_20_Paragraph_20_Font"> </text:span><text:span text:style-name="Default_20_Paragraph_20_Font">שומר</text:span><text:span text:style-name="Default_20_Paragraph_20_Font">..." (</text:span><text:span text:style-name="Default_20_Paragraph_20_Font">רלב</text:span><text:span text:style-name="Default_20_Paragraph_20_Font">"</text:span><text:span text:style-name="Default_20_Paragraph_20_Font">ג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פסוק</text:span><text:span text:style-name="Default_20_Paragraph_20_Font">);</text:span></text:p>
        </text:list-item>
        <text:list-item>
          <text:p text:style-name="P23"><text:span text:style-name="Default_20_Paragraph_20_Font">"</text:span><text:span text:style-name="Default_20_Paragraph_20_Font">הגם</text:span><text:span text:style-name="Default_20_Paragraph_20_Font"> </text:span><text:span text:style-name="Default_20_Paragraph_20_Font">שלב</text:span><text:span text:style-name="Default_20_Paragraph_20_Font"> </text:span><text:span text:style-name="Default_20_Paragraph_20_Font">האדם</text:span><text:span text:style-name="Default_20_Paragraph_20_Font"> </text:span><text:span text:style-name="Default_20_Paragraph_20_Font">הפרטי</text:span><text:span text:style-name="Default_20_Paragraph_20_Font"> </text:span><text:span text:style-name="Default_20_Paragraph_20_Font">נתון</text:span><text:span text:style-name="Default_20_Paragraph_20_Font"> </text:span><text:span text:style-name="Default_20_Paragraph_20_Font">ברשותו</text:span><text:span text:style-name="Default_20_Paragraph_20_Font"> </text:span><text:span text:style-name="Default_20_Paragraph_20_Font">והבחירה</text:span><text:span text:style-name="Default_20_Paragraph_20_Font"> </text:span><text:span text:style-name="Default_20_Paragraph_20_Font">בידו</text:span><text:span text:style-name="Default_20_Paragraph_20_Font">, </text:span><text:span text:style-name="Default_20_Paragraph_20_Font">לא</text:span><text:span text:style-name="Default_20_Paragraph_20_Font"> </text:span><text:span text:style-name="Default_20_Paragraph_20_Font">כן</text:span><text:span text:style-name="Default_20_Paragraph_20_Font"> </text:span><text:span text:style-name="Default_20_Paragraph_20_Font">לב</text:span><text:span text:style-name="Default_20_Paragraph_20_Font"> </text:span><text:span text:style-name="Default_20_Paragraph_20_Font">המלך</text:span><text:span text:style-name="Default_20_Paragraph_20_Font">, </text:span><text:span text:style-name="Default_20_Paragraph_20_Font">אחר</text:span><text:span text:style-name="Default_20_Paragraph_20_Font"> </text:span><text:span text:style-name="Default_20_Paragraph_20_Font">שבבחירותו</text:span><text:span text:style-name="Default_20_Paragraph_20_Font"> </text:span><text:span text:style-name="Default_20_Paragraph_20_Font">תלוי</text:span><text:span text:style-name="Default_20_Paragraph_20_Font"> </text:span><text:span text:style-name="Default_20_Paragraph_20_Font">אושר</text:span><text:span text:style-name="Default_20_Paragraph_20_Font"> </text:span><text:span text:style-name="Default_20_Paragraph_20_Font">הכלל</text:span><text:span text:style-name="Default_20_Paragraph_20_Font">, </text:span><text:span text:style-name="Default_20_Paragraph_20_Font"><text:span text:style-name="T3">ואם</text:span></text:span><text:span text:style-name="Default_20_Paragraph_20_Font"><text:span text:style-name="T3"> </text:span></text:span><text:span text:style-name="Default_20_Paragraph_20_Font"><text:span text:style-name="T3">יבחר</text:span></text:span><text:span text:style-name="Default_20_Paragraph_20_Font"><text:span text:style-name="T3"> </text:span></text:span><text:span text:style-name="Default_20_Paragraph_20_Font"><text:span text:style-name="T3">בדרך</text:span></text:span><text:span text:style-name="Default_20_Paragraph_20_Font"><text:span text:style-name="T3"> </text:span></text:span><text:span text:style-name="Default_20_Paragraph_20_Font"><text:span text:style-name="T3">רע</text:span></text:span><text:span text:style-name="Default_20_Paragraph_20_Font"><text:span text:style-name="T3"> </text:span></text:span><text:span text:style-name="Default_20_Paragraph_20_Font"><text:span text:style-name="T3">ישחית</text:span></text:span><text:span text:style-name="Default_20_Paragraph_20_Font"><text:span text:style-name="T3"> </text:span></text:span><text:span text:style-name="Default_20_Paragraph_20_Font"><text:span text:style-name="T3">רבים</text:span></text:span><text:span text:style-name="Default_20_Paragraph_20_Font"><text:span text:style-name="T3"> </text:span></text:span><text:span text:style-name="Default_20_Paragraph_20_Font"><text:span text:style-name="T3">ועצומים</text:span></text:span><text:span text:style-name="Default_20_Paragraph_20_Font">, </text:span><text:span text:style-name="Default_20_Paragraph_20_Font">לכן</text:span><text:span text:style-name="Default_20_Paragraph_20_Font"> </text:span><text:span text:style-name="Default_20_Paragraph_20_Font">ליבו</text:span><text:span text:style-name="Default_20_Paragraph_20_Font"> </text:span><text:span text:style-name="Default_20_Paragraph_20_Font">זה</text:span><text:span text:style-name="Default_20_Paragraph_20_Font"> </text:span><text:span text:style-name="Default_20_Paragraph_20_Font">הכללי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ביד</text:span><text:span text:style-name="Default_20_Paragraph_20_Font"> </text:span><text:span text:style-name="Default_20_Paragraph_20_Font">ה</text:span><text:span text:style-name="Default_20_Paragraph_20_Font">', </text:span><text:span text:style-name="Default_20_Paragraph_20_Font">והוא</text:span><text:span text:style-name="Default_20_Paragraph_20_Font"> </text:span><text:span text:style-name="Default_20_Paragraph_20_Font">בענייני</text:span><text:span text:style-name="Default_20_Paragraph_20_Font"> </text:span><text:span text:style-name="Default_20_Paragraph_20_Font">הכלל</text:span><text:span text:style-name="Default_20_Paragraph_20_Font"> </text:span><text:span text:style-name="Default_20_Paragraph_20_Font">משולל</text:span><text:span text:style-name="Default_20_Paragraph_20_Font"> </text:span><text:span text:style-name="Default_20_Paragraph_20_Font">הבחירה</text:span><text:span text:style-name="Default_20_Paragraph_20_Font">..." (</text:span><text:span text:style-name="Default_20_Paragraph_20_Font">מלבי</text:span><text:span text:style-name="Default_20_Paragraph_20_Font">"</text:span><text:span text:style-name="Default_20_Paragraph_20_Font">ם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פסוק</text:span><text:span text:style-name="Default_20_Paragraph_20_Font">).</text:span></text:p>
        </text:list-item>
      </text:list>
      <text:p text:style-name="P10"/>
      <text:p text:style-name="P10"><text:span text:style-name="Default_20_Paragraph_20_Font"><text:span text:style-name="T2">פסוק</text:span></text:span><text:span text:style-name="Default_20_Paragraph_20_Font"><text:span text:style-name="T2"> </text:span></text:span><text:span text:style-name="Default_20_Paragraph_20_Font"><text:span text:style-name="T2">יח</text:span></text:span></text:p>
      <text:p text:style-name="P8"><text:span text:style-name="Default_20_Paragraph_20_Font">כ</text:span><text:span text:style-name="Default_20_Paragraph_20_Font">ֹּ</text:span><text:span text:style-name="Default_20_Paragraph_20_Font">פ</text:span><text:span text:style-name="Default_20_Paragraph_20_Font">ֶ</text:span><text:span text:style-name="Default_20_Paragraph_20_Font">ר</text:span><text:span text:style-name="Default_20_Paragraph_20_Font"> </text:span><text:span text:style-name="Default_20_Paragraph_20_Font">ל</text:span><text:span text:style-name="Default_20_Paragraph_20_Font">ַ</text:span><text:span text:style-name="Default_20_Paragraph_20_Font">צ</text:span><text:span text:style-name="Default_20_Paragraph_20_Font">ַּ</text:span><text:span text:style-name="Default_20_Paragraph_20_Font">ד</text:span><text:span text:style-name="Default_20_Paragraph_20_Font">ִּ</text:span><text:span text:style-name="Default_20_Paragraph_20_Font">יק</text:span><text:span text:style-name="Default_20_Paragraph_20_Font"> </text:span><text:span text:style-name="Default_20_Paragraph_20_Font">ר</text:span><text:span text:style-name="Default_20_Paragraph_20_Font">ָ</text:span><text:span text:style-name="Default_20_Paragraph_20_Font">ש</text:span><text:span text:style-name="Default_20_Paragraph_20_Font">ָׁ</text:span><text:span text:style-name="Default_20_Paragraph_20_Font">ע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ת</text:span><text:span text:style-name="Default_20_Paragraph_20_Font">ַ</text:span><text:span text:style-name="Default_20_Paragraph_20_Font">ח</text:span><text:span text:style-name="Default_20_Paragraph_20_Font">ַ</text:span><text:span text:style-name="Default_20_Paragraph_20_Font">ת</text:span><text:span text:style-name="Default_20_Paragraph_20_Font"> </text:span><text:span text:style-name="Default_20_Paragraph_20_Font">י</text:span><text:span text:style-name="Default_20_Paragraph_20_Font">ְ</text:span><text:span text:style-name="Default_20_Paragraph_20_Font">ש</text:span><text:span text:style-name="Default_20_Paragraph_20_Font">ָׁ</text:span><text:span text:style-name="Default_20_Paragraph_20_Font">ר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ב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ג</text:span><text:span text:style-name="Default_20_Paragraph_20_Font">ֵ</text:span><text:span text:style-name="Default_20_Paragraph_20_Font">ד</text:span><text:span text:style-name="Default_20_Paragraph_20_Font"> <text:s text:c="7"/>(</text:span><text:span text:style-name="Default_20_Paragraph_20_Font">משלי</text:span><text:span text:style-name="Default_20_Paragraph_20_Font"> </text:span><text:span text:style-name="Default_20_Paragraph_20_Font">כ</text:span><text:span text:style-name="Default_20_Paragraph_20_Font">"</text:span><text:span text:style-name="Default_20_Paragraph_20_Font">א</text:span><text:span text:style-name="Default_20_Paragraph_20_Font">, </text:span><text:span text:style-name="Default_20_Paragraph_20_Font">יח</text:span><text:span text:style-name="Default_20_Paragraph_20_Font">).</text:span></text:p>
      <text:p text:style-name="P10"/>
      <text:p text:style-name="P10"><text:span text:style-name="Default_20_Paragraph_20_Font">לפי</text:span><text:span text:style-name="Default_20_Paragraph_20_Font"> </text:span><text:span text:style-name="Default_20_Paragraph_20_Font">רוב</text:span><text:span text:style-name="Default_20_Paragraph_20_Font"> </text:span><text:span text:style-name="Default_20_Paragraph_20_Font">המפרשים</text:span><text:span text:style-name="Default_20_Paragraph_20_Font">, </text:span><text:span text:style-name="Default_20_Paragraph_20_Font">הפסוק</text:span><text:span text:style-name="Default_20_Paragraph_20_Font"> </text:span><text:span text:style-name="Default_20_Paragraph_20_Font">מתאר</text:span><text:span text:style-name="Default_20_Paragraph_20_Font"> </text:span><text:span text:style-name="Default_20_Paragraph_20_Font">עיקרון</text:span><text:span text:style-name="Default_20_Paragraph_20_Font"> </text:span><text:span text:style-name="Default_20_Paragraph_20_Font">שלפיו</text:span><text:span text:style-name="Default_20_Paragraph_20_Font"> </text:span><text:span text:style-name="Default_20_Paragraph_20_Font">פועלת</text:span><text:span text:style-name="Default_20_Paragraph_20_Font"> </text:span><text:span text:style-name="Default_20_Paragraph_20_Font">מידת</text:span><text:span text:style-name="Default_20_Paragraph_20_Font"> </text:span><text:span text:style-name="Default_20_Paragraph_20_Font">הדין</text:span><text:span text:style-name="Default_20_Paragraph_20_Font">:</text:span></text:p>
      <text:p text:style-name="P8"><text:span text:style-name="Default_20_Paragraph_20_Font">אם</text:span><text:span text:style-name="Default_20_Paragraph_20_Font"> </text:span><text:span text:style-name="Default_20_Paragraph_20_Font">נגזר</text:span><text:span text:style-name="Default_20_Paragraph_20_Font"> </text:span><text:span text:style-name="Default_20_Paragraph_20_Font">מיתה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צדיק</text:span><text:span text:style-name="Default_20_Paragraph_20_Font"> </text:span><text:span text:style-name="Default_20_Paragraph_20_Font">ובטלה</text:span><text:span text:style-name="Default_20_Paragraph_20_Font"> </text:span><text:span text:style-name="Default_20_Paragraph_20_Font">הגזירה</text:span><text:span text:style-name="Default_20_Paragraph_20_Font">, </text:span><text:span text:style-name="Default_20_Paragraph_20_Font">אין</text:span><text:span text:style-name="Default_20_Paragraph_20_Font"> </text:span><text:span text:style-name="Default_20_Paragraph_20_Font">מדת</text:span><text:span text:style-name="Default_20_Paragraph_20_Font"> </text:span><text:span text:style-name="Default_20_Paragraph_20_Font">הדין</text:span><text:span text:style-name="Default_20_Paragraph_20_Font"> </text:span><text:span text:style-name="Default_20_Paragraph_20_Font">מתפייס</text:span><text:span text:style-name="Default_20_Paragraph_20_Font"> </text:span><text:span text:style-name="Default_20_Paragraph_20_Font">עד</text:span><text:span text:style-name="Default_20_Paragraph_20_Font"> </text:span><text:span text:style-name="Default_20_Paragraph_20_Font">כי</text:span><text:span text:style-name="Default_20_Paragraph_20_Font"> </text:span><text:span text:style-name="Default_20_Paragraph_20_Font">יותן</text:span><text:span text:style-name="Default_20_Paragraph_20_Font"> </text:span><text:span text:style-name="Default_20_Paragraph_20_Font">רשע</text:span><text:span text:style-name="Default_20_Paragraph_20_Font"> </text:span><text:span text:style-name="Default_20_Paragraph_20_Font">לפדיון</text:span><text:span text:style-name="Default_20_Paragraph_20_Font"> </text:span><text:span text:style-name="Default_20_Paragraph_20_Font">נפשו</text:span><text:span text:style-name="Default_20_Paragraph_20_Font"> <text:s text:c="3"/>(</text:span><text:span text:style-name="Default_20_Paragraph_20_Font">מצודת</text:span><text:span text:style-name="Default_20_Paragraph_20_Font"> </text:span><text:span text:style-name="Default_20_Paragraph_20_Font">דוד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פסוק</text:span><text:span text:style-name="Default_20_Paragraph_20_Font">). </text:span></text:p>
      <text:p text:style-name="P10"><text:soft-page-break/></text:p>
      <text:p text:style-name="P10"><text:span text:style-name="Default_20_Paragraph_20_Font">לכאורה</text:span><text:span text:style-name="Default_20_Paragraph_20_Font"> </text:span><text:span text:style-name="Default_20_Paragraph_20_Font">יש</text:span><text:span text:style-name="Default_20_Paragraph_20_Font"> </text:span><text:span text:style-name="Default_20_Paragraph_20_Font">כאן</text:span><text:span text:style-name="Default_20_Paragraph_20_Font"> "</text:span><text:span text:style-name="Default_20_Paragraph_20_Font">חוק</text:span><text:span text:style-name="Default_20_Paragraph_20_Font"> </text:span><text:span text:style-name="Default_20_Paragraph_20_Font">שימור</text:span><text:span text:style-name="Default_20_Paragraph_20_Font"> </text:span><text:span text:style-name="Default_20_Paragraph_20_Font">האנרגיה</text:span><text:span text:style-name="Default_20_Paragraph_20_Font"> </text:span><text:span text:style-name="Default_20_Paragraph_20_Font">השלילית</text:span><text:span text:style-name="Default_20_Paragraph_20_Font">" - </text:span><text:span text:style-name="Default_20_Paragraph_20_Font">כשתופעה</text:span><text:span text:style-name="Default_20_Paragraph_20_Font"> </text:span><text:span text:style-name="Default_20_Paragraph_20_Font">שלילית</text:span><text:span text:style-name="Default_20_Paragraph_20_Font"> </text:span><text:span text:style-name="Default_20_Paragraph_20_Font">מגיעה</text:span><text:span text:style-name="Default_20_Paragraph_20_Font"> </text:span><text:span text:style-name="Default_20_Paragraph_20_Font">לעולם</text:span><text:span text:style-name="Default_20_Paragraph_20_Font">, </text:span><text:span text:style-name="Default_20_Paragraph_20_Font">היא</text:span><text:span text:style-name="Default_20_Paragraph_20_Font"> </text:span><text:span text:style-name="Default_20_Paragraph_20_Font">חייבת</text:span><text:span text:style-name="Default_20_Paragraph_20_Font"> </text:span><text:span text:style-name="Default_20_Paragraph_20_Font">לפגוע</text:span><text:span text:style-name="Default_20_Paragraph_20_Font"> </text:span><text:span text:style-name="Default_20_Paragraph_20_Font">במישהו</text:span><text:span text:style-name="Default_20_Paragraph_20_Font">, </text:span><text:span text:style-name="Default_20_Paragraph_20_Font">וכדי</text:span><text:span text:style-name="Default_20_Paragraph_20_Font"> </text:span><text:span text:style-name="Default_20_Paragraph_20_Font">שלא</text:span><text:span text:style-name="Default_20_Paragraph_20_Font"> </text:span><text:span text:style-name="Default_20_Paragraph_20_Font">תפגע</text:span><text:span text:style-name="Default_20_Paragraph_20_Font"> </text:span><text:span text:style-name="Default_20_Paragraph_20_Font">בצדיק</text:span><text:span text:style-name="Default_20_Paragraph_20_Font">, </text:span><text:span text:style-name="Default_20_Paragraph_20_Font">היא</text:span><text:span text:style-name="Default_20_Paragraph_20_Font"> '</text:span><text:span text:style-name="Default_20_Paragraph_20_Font">חייבת</text:span><text:span text:style-name="Default_20_Paragraph_20_Font">' </text:span><text:span text:style-name="Default_20_Paragraph_20_Font">לפגוע</text:span><text:span text:style-name="Default_20_Paragraph_20_Font"> </text:span><text:span text:style-name="Default_20_Paragraph_20_Font">ברשע</text:span><text:span text:style-name="Default_20_Paragraph_20_Font">. </text:span><text:span text:style-name="Default_20_Paragraph_20_Font">האמנם</text:span><text:span text:style-name="Default_20_Paragraph_20_Font"> </text:span><text:span text:style-name="Default_20_Paragraph_20_Font">קיים</text:span><text:span text:style-name="Default_20_Paragraph_20_Font"> </text:span><text:span text:style-name="Default_20_Paragraph_20_Font">חוק</text:span><text:span text:style-name="Default_20_Paragraph_20_Font"> </text:span><text:span text:style-name="Default_20_Paragraph_20_Font">כזה</text:span><text:span text:style-name="Default_20_Paragraph_20_Font">?</text:span></text:p>
      <text:p text:style-name="P10"/>
      <text:p text:style-name="P10"><text:span text:style-name="Default_20_Paragraph_20_Font">אפשר</text:span><text:span text:style-name="Default_20_Paragraph_20_Font"> </text:span><text:span text:style-name="Default_20_Paragraph_20_Font">אולי</text:span><text:span text:style-name="Default_20_Paragraph_20_Font"> </text:span><text:span text:style-name="Default_20_Paragraph_20_Font">להסביר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עניין</text:span><text:span text:style-name="Default_20_Paragraph_20_Font"> </text:span><text:span text:style-name="Default_20_Paragraph_20_Font">בעזרת</text:span><text:span text:style-name="Default_20_Paragraph_20_Font"> </text:span><text:span text:style-name="Default_20_Paragraph_20_Font">נבואה</text:span><text:span text:style-name="Default_20_Paragraph_20_Font"> </text:span><text:span text:style-name="Default_20_Paragraph_20_Font">דומה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ישעיהו</text:span><text:span text:style-name="Default_20_Paragraph_20_Font">:</text:span></text:p>
      <text:p text:style-name="P8"><text:span text:style-name="Default_20_Paragraph_20_Font">כ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נ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א</text:span><text:span text:style-name="Default_20_Paragraph_20_Font">ֱ</text:span><text:span text:style-name="Default_20_Paragraph_20_Font">ל</text:span><text:span text:style-name="Default_20_Paragraph_20_Font">ֹ</text:span><text:span text:style-name="Default_20_Paragraph_20_Font">ה</text:span><text:span text:style-name="Default_20_Paragraph_20_Font">ֶ</text:span><text:span text:style-name="Default_20_Paragraph_20_Font">יך</text:span><text:span text:style-name="Default_20_Paragraph_20_Font">ָ, </text:span><text:span text:style-name="Default_20_Paragraph_20_Font">ק</text:span><text:span text:style-name="Default_20_Paragraph_20_Font">ְ</text:span><text:span text:style-name="Default_20_Paragraph_20_Font">דו</text:span><text:span text:style-name="Default_20_Paragraph_20_Font">ֹ</text:span><text:span text:style-name="Default_20_Paragraph_20_Font">ש</text:span><text:span text:style-name="Default_20_Paragraph_20_Font">ׁ </text:span><text:span text:style-name="Default_20_Paragraph_20_Font">י</text:span><text:span text:style-name="Default_20_Paragraph_20_Font">ִ</text:span><text:span text:style-name="Default_20_Paragraph_20_Font">ש</text:span><text:span text:style-name="Default_20_Paragraph_20_Font">ְׂ</text:span><text:span text:style-name="Default_20_Paragraph_20_Font">ר</text:span><text:span text:style-name="Default_20_Paragraph_20_Font">ָ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, </text:span><text:span text:style-name="Default_20_Paragraph_20_Font">מו</text:span><text:span text:style-name="Default_20_Paragraph_20_Font">ֹ</text:span><text:span text:style-name="Default_20_Paragraph_20_Font">ש</text:span><text:span text:style-name="Default_20_Paragraph_20_Font">ִׁ</text:span><text:span text:style-name="Default_20_Paragraph_20_Font">יע</text:span><text:span text:style-name="Default_20_Paragraph_20_Font">ֶ</text:span><text:span text:style-name="Default_20_Paragraph_20_Font">ך</text:span><text:span text:style-name="Default_20_Paragraph_20_Font">ָ; </text:span><text:span text:style-name="Default_20_Paragraph_20_Font">נ</text:span><text:span text:style-name="Default_20_Paragraph_20_Font">ָ</text:span><text:span text:style-name="Default_20_Paragraph_20_Font">ת</text:span><text:span text:style-name="Default_20_Paragraph_20_Font">ַ</text:span><text:span text:style-name="Default_20_Paragraph_20_Font">ת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<text:span text:style-name="T3">כ</text:span></text:span><text:span text:style-name="Default_20_Paragraph_20_Font"><text:span text:style-name="T3">ָ</text:span></text:span><text:span text:style-name="Default_20_Paragraph_20_Font"><text:span text:style-name="T3">פ</text:span></text:span><text:span text:style-name="Default_20_Paragraph_20_Font"><text:span text:style-name="T3">ְ</text:span></text:span><text:span text:style-name="Default_20_Paragraph_20_Font"><text:span text:style-name="T3">ר</text:span></text:span><text:span text:style-name="Default_20_Paragraph_20_Font"><text:span text:style-name="T3">ְ</text:span></text:span><text:span text:style-name="Default_20_Paragraph_20_Font"><text:span text:style-name="T3">ך</text:span></text:span><text:span text:style-name="Default_20_Paragraph_20_Font"><text:span text:style-name="T3">ָ</text:span>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צ</text:span><text:span text:style-name="Default_20_Paragraph_20_Font">ְ</text:span><text:span text:style-name="Default_20_Paragraph_20_Font">ר</text:span><text:span text:style-name="Default_20_Paragraph_20_Font">ַ</text:span><text:span text:style-name="Default_20_Paragraph_20_Font">י</text:span><text:span text:style-name="Default_20_Paragraph_20_Font">ִ</text:span><text:span text:style-name="Default_20_Paragraph_20_Font">ם</text:span><text:span text:style-name="Default_20_Paragraph_20_Font">, </text:span><text:span text:style-name="Default_20_Paragraph_20_Font">כ</text:span><text:span text:style-name="Default_20_Paragraph_20_Font">ּ</text:span><text:span text:style-name="Default_20_Paragraph_20_Font">ו</text:span><text:span text:style-name="Default_20_Paragraph_20_Font">ּ</text:span><text:span text:style-name="Default_20_Paragraph_20_Font">ש</text:span><text:span text:style-name="Default_20_Paragraph_20_Font">ׁ </text:span><text:span text:style-name="Default_20_Paragraph_20_Font">ו</text:span><text:span text:style-name="Default_20_Paragraph_20_Font">ּ</text:span><text:span text:style-name="Default_20_Paragraph_20_Font">ס</text:span><text:span text:style-name="Default_20_Paragraph_20_Font">ְ</text:span><text:span text:style-name="Default_20_Paragraph_20_Font">ב</text:span><text:span text:style-name="Default_20_Paragraph_20_Font">ָ</text:span><text:span text:style-name="Default_20_Paragraph_20_Font">א</text:span><text:span text:style-name="Default_20_Paragraph_20_Font"> </text:span><text:span text:style-name="Default_20_Paragraph_20_Font"><text:span text:style-name="T3">ת</text:span></text:span><text:span text:style-name="Default_20_Paragraph_20_Font"><text:span text:style-name="T3">ַּ</text:span></text:span><text:span text:style-name="Default_20_Paragraph_20_Font"><text:span text:style-name="T3">ח</text:span></text:span><text:span text:style-name="Default_20_Paragraph_20_Font"><text:span text:style-name="T3">ְ</text:span></text:span><text:span text:style-name="Default_20_Paragraph_20_Font"><text:span text:style-name="T3">ת</text:span></text:span><text:span text:style-name="Default_20_Paragraph_20_Font"><text:span text:style-name="T3">ֶּ</text:span></text:span><text:span text:style-name="Default_20_Paragraph_20_Font"><text:span text:style-name="T3">יך</text:span></text:span><text:span text:style-name="Default_20_Paragraph_20_Font"><text:span text:style-name="T3">ָ</text:span></text:span><text:span text:style-name="Default_20_Paragraph_20_Font">. </text:span><text:span text:style-name="Default_20_Paragraph_20_Font">מ</text:span><text:span text:style-name="Default_20_Paragraph_20_Font">ֵ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ֶׁ</text:span><text:span text:style-name="Default_20_Paragraph_20_Font">ר</text:span><text:span text:style-name="Default_20_Paragraph_20_Font"> </text:span><text:span text:style-name="Default_20_Paragraph_20_Font">י</text:span><text:span text:style-name="Default_20_Paragraph_20_Font">ָ</text:span><text:span text:style-name="Default_20_Paragraph_20_Font">ק</text:span><text:span text:style-name="Default_20_Paragraph_20_Font">ַ</text:span><text:span text:style-name="Default_20_Paragraph_20_Font">ר</text:span><text:span text:style-name="Default_20_Paragraph_20_Font">ְ</text:span><text:span text:style-name="Default_20_Paragraph_20_Font">ת</text:span><text:span text:style-name="Default_20_Paragraph_20_Font">ָּ </text:span><text:span text:style-name="Default_20_Paragraph_20_Font">ב</text:span><text:span text:style-name="Default_20_Paragraph_20_Font">ְ</text:span><text:span text:style-name="Default_20_Paragraph_20_Font">ע</text:span><text:span text:style-name="Default_20_Paragraph_20_Font">ֵ</text:span><text:span text:style-name="Default_20_Paragraph_20_Font">ינ</text:span><text:span text:style-name="Default_20_Paragraph_20_Font">ַ</text:span><text:span text:style-name="Default_20_Paragraph_20_Font">י</text:span><text:span text:style-name="Default_20_Paragraph_20_Font">, </text:span><text:span text:style-name="Default_20_Paragraph_20_Font">נ</text:span><text:span text:style-name="Default_20_Paragraph_20_Font">ִ</text:span><text:span text:style-name="Default_20_Paragraph_20_Font">כ</text:span><text:span text:style-name="Default_20_Paragraph_20_Font">ְ</text:span><text:span text:style-name="Default_20_Paragraph_20_Font">ב</text:span><text:span text:style-name="Default_20_Paragraph_20_Font">ַּ</text:span><text:span text:style-name="Default_20_Paragraph_20_Font">ד</text:span><text:span text:style-name="Default_20_Paragraph_20_Font">ְ</text:span><text:span text:style-name="Default_20_Paragraph_20_Font">ת</text:span><text:span text:style-name="Default_20_Paragraph_20_Font">ָּ, </text:span><text:span text:style-name="Default_20_Paragraph_20_Font">ו</text:span><text:span text:style-name="Default_20_Paragraph_20_Font">ַ</text:span><text:span text:style-name="Default_20_Paragraph_20_Font">א</text:span><text:span text:style-name="Default_20_Paragraph_20_Font">ֲ</text:span><text:span text:style-name="Default_20_Paragraph_20_Font">נ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ה</text:span><text:span text:style-name="Default_20_Paragraph_20_Font">ַ</text:span><text:span text:style-name="Default_20_Paragraph_20_Font">ב</text:span><text:span text:style-name="Default_20_Paragraph_20_Font">ְ</text:span><text:span text:style-name="Default_20_Paragraph_20_Font">ת</text:span><text:span text:style-name="Default_20_Paragraph_20_Font">ִּ</text:span><text:span text:style-name="Default_20_Paragraph_20_Font">יך</text:span><text:span text:style-name="Default_20_Paragraph_20_Font">ָ;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ֵּ</text:span><text:span text:style-name="Default_20_Paragraph_20_Font">ן</text:span><text:span text:style-name="Default_20_Paragraph_20_Font"> </text:span><text:span text:style-name="Default_20_Paragraph_20_Font">א</text:span><text:span text:style-name="Default_20_Paragraph_20_Font">ָ</text:span><text:span text:style-name="Default_20_Paragraph_20_Font">ד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<text:span text:style-name="T3">ת</text:span></text:span><text:span text:style-name="Default_20_Paragraph_20_Font"><text:span text:style-name="T3">ַּ</text:span></text:span><text:span text:style-name="Default_20_Paragraph_20_Font"><text:span text:style-name="T3">ח</text:span></text:span><text:span text:style-name="Default_20_Paragraph_20_Font"><text:span text:style-name="T3">ְ</text:span></text:span><text:span text:style-name="Default_20_Paragraph_20_Font"><text:span text:style-name="T3">ת</text:span></text:span><text:span text:style-name="Default_20_Paragraph_20_Font"><text:span text:style-name="T3">ֶּ</text:span></text:span><text:span text:style-name="Default_20_Paragraph_20_Font"><text:span text:style-name="T3">יך</text:span></text:span><text:span text:style-name="Default_20_Paragraph_20_Font"><text:span text:style-name="T3">ָ</text:span></text:span><text:span text:style-name="Default_20_Paragraph_20_Font">, </text:span><text:span text:style-name="Default_20_Paragraph_20_Font">ו</text:span><text:span text:style-name="Default_20_Paragraph_20_Font">ּ</text:span><text:span text:style-name="Default_20_Paragraph_20_Font">ל</text:span><text:span text:style-name="Default_20_Paragraph_20_Font">ְ</text:span><text:span text:style-name="Default_20_Paragraph_20_Font">א</text:span><text:span text:style-name="Default_20_Paragraph_20_Font">ֻ</text:span><text:span text:style-name="Default_20_Paragraph_20_Font">מ</text:span><text:span text:style-name="Default_20_Paragraph_20_Font">ִּ</text:span><text:span text:style-name="Default_20_Paragraph_20_Font">ים</text:span><text:span text:style-name="Default_20_Paragraph_20_Font"> </text:span><text:span text:style-name="Default_20_Paragraph_20_Font"><text:span text:style-name="T3">ת</text:span></text:span><text:span text:style-name="Default_20_Paragraph_20_Font"><text:span text:style-name="T3">ַּ</text:span></text:span><text:span text:style-name="Default_20_Paragraph_20_Font"><text:span text:style-name="T3">ח</text:span></text:span><text:span text:style-name="Default_20_Paragraph_20_Font"><text:span text:style-name="T3">ַ</text:span></text:span><text:span text:style-name="Default_20_Paragraph_20_Font"><text:span text:style-name="T3">ת</text:span></text:span><text:span text:style-name="Default_20_Paragraph_20_Font"><text:span text:style-name="T3"> </text:span></text:span><text:span text:style-name="Default_20_Paragraph_20_Font"><text:span text:style-name="T3">נ</text:span></text:span><text:span text:style-name="Default_20_Paragraph_20_Font"><text:span text:style-name="T3">ַ</text:span></text:span><text:span text:style-name="Default_20_Paragraph_20_Font"><text:span text:style-name="T3">פ</text:span></text:span><text:span text:style-name="Default_20_Paragraph_20_Font"><text:span text:style-name="T3">ְ</text:span></text:span><text:span text:style-name="Default_20_Paragraph_20_Font"><text:span text:style-name="T3">ש</text:span></text:span><text:span text:style-name="Default_20_Paragraph_20_Font"><text:span text:style-name="T3">ֶׁ</text:span></text:span><text:span text:style-name="Default_20_Paragraph_20_Font"><text:span text:style-name="T3">ך</text:span></text:span><text:span text:style-name="Default_20_Paragraph_20_Font"><text:span text:style-name="T3">ָ</text:span></text:span><text:span text:style-name="Default_20_Paragraph_20_Font"> <text:s text:c="2"/>(</text:span><text:span text:style-name="Default_20_Paragraph_20_Font">ישעיהו</text:span><text:span text:style-name="Default_20_Paragraph_20_Font"> </text:span><text:span text:style-name="Default_20_Paragraph_20_Font">מ</text:span><text:span text:style-name="Default_20_Paragraph_20_Font">"</text:span><text:span text:style-name="Default_20_Paragraph_20_Font">ג</text:span><text:span text:style-name="Default_20_Paragraph_20_Font">, </text:span><text:span text:style-name="Default_20_Paragraph_20_Font">ג</text:span><text:span text:style-name="Default_20_Paragraph_20_Font">-</text:span><text:span text:style-name="Default_20_Paragraph_20_Font">ד</text:span><text:span text:style-name="Default_20_Paragraph_20_Font">).</text:span></text:p>
      <text:p text:style-name="P10"/>
      <text:p text:style-name="P10"><text:span text:style-name="Default_20_Paragraph_20_Font">מסתבר</text:span><text:span text:style-name="Default_20_Paragraph_20_Font"> </text:span><text:span text:style-name="Default_20_Paragraph_20_Font">שהנביא</text:span><text:span text:style-name="Default_20_Paragraph_20_Font"> </text:span><text:span text:style-name="Default_20_Paragraph_20_Font">מתייחס</text:span><text:span text:style-name="Default_20_Paragraph_20_Font"> </text:span><text:span text:style-name="Default_20_Paragraph_20_Font">לאירועים</text:span><text:span text:style-name="Default_20_Paragraph_20_Font"> </text:span><text:span text:style-name="Default_20_Paragraph_20_Font">בינלאומיים</text:span><text:span text:style-name="Default_20_Paragraph_20_Font">, </text:span><text:span text:style-name="Default_20_Paragraph_20_Font">כמו</text:span><text:span text:style-name="Default_20_Paragraph_20_Font">:</text:span></text:p>
      <text:list xml:id="list1042797751" text:style-name="LS8">
        <text:list-item>
          <text:p text:style-name="P24"><text:span text:style-name="Default_20_Paragraph_20_Font">"</text:span><text:span text:style-name="Default_20_Paragraph_20_Font">כ</text:span><text:span text:style-name="Default_20_Paragraph_20_Font">ֵּ</text:span><text:span text:style-name="Default_20_Paragraph_20_Font">ן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נ</text:span><text:span text:style-name="Default_20_Paragraph_20_Font">ְ</text:span><text:span text:style-name="Default_20_Paragraph_20_Font">ה</text:span><text:span text:style-name="Default_20_Paragraph_20_Font">ַ</text:span><text:span text:style-name="Default_20_Paragraph_20_Font">ג</text:span><text:span text:style-name="Default_20_Paragraph_20_Font"> </text:span><text:span text:style-name="Default_20_Paragraph_20_Font">מ</text:span><text:span text:style-name="Default_20_Paragraph_20_Font">ֶ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ְ </text:span><text:span text:style-name="Default_20_Paragraph_20_Font">א</text:span><text:span text:style-name="Default_20_Paragraph_20_Font">ַ</text:span><text:span text:style-name="Default_20_Paragraph_20_Font">ש</text:span><text:span text:style-name="Default_20_Paragraph_20_Font">ּׁ</text:span><text:span text:style-name="Default_20_Paragraph_20_Font">ו</text:span><text:span text:style-name="Default_20_Paragraph_20_Font">ּ</text:span><text:span text:style-name="Default_20_Paragraph_20_Font">ר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ש</text:span><text:span text:style-name="Default_20_Paragraph_20_Font">ְׁ</text:span><text:span text:style-name="Default_20_Paragraph_20_Font">ב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צ</text:span><text:span text:style-name="Default_20_Paragraph_20_Font">ְ</text:span><text:span text:style-name="Default_20_Paragraph_20_Font">ר</text:span><text:span text:style-name="Default_20_Paragraph_20_Font">ַ</text:span><text:span text:style-name="Default_20_Paragraph_20_Font">י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ג</text:span><text:span text:style-name="Default_20_Paragraph_20_Font">ָּ</text:span><text:span text:style-name="Default_20_Paragraph_20_Font">לו</text:span><text:span text:style-name="Default_20_Paragraph_20_Font">ּ</text:span><text:span text:style-name="Default_20_Paragraph_20_Font">ת</text:span><text:span text:style-name="Default_20_Paragraph_20_Font"> </text:span><text:span text:style-name="Default_20_Paragraph_20_Font"><text:span text:style-name="T3">כ</text:span></text:span><text:span text:style-name="Default_20_Paragraph_20_Font"><text:span text:style-name="T3">ּ</text:span></text:span><text:span text:style-name="Default_20_Paragraph_20_Font"><text:span text:style-name="T3">ו</text:span></text:span><text:span text:style-name="Default_20_Paragraph_20_Font"><text:span text:style-name="T3">ּ</text:span></text:span><text:span text:style-name="Default_20_Paragraph_20_Font"><text:span text:style-name="T3">ש</text:span></text:span><text:span text:style-name="Default_20_Paragraph_20_Font"><text:span text:style-name="T3">ׁ</text:span></text:span><text:span text:style-name="Default_20_Paragraph_20_Font">, </text:span><text:span text:style-name="Default_20_Paragraph_20_Font">נ</text:span><text:span text:style-name="Default_20_Paragraph_20_Font">ְ</text:span><text:span text:style-name="Default_20_Paragraph_20_Font">ע</text:span><text:span text:style-name="Default_20_Paragraph_20_Font">ָ</text:span><text:span text:style-name="Default_20_Paragraph_20_Font">ר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ו</text:span><text:span text:style-name="Default_20_Paragraph_20_Font">ּ</text:span><text:span text:style-name="Default_20_Paragraph_20_Font">ז</text:span><text:span text:style-name="Default_20_Paragraph_20_Font">ְ</text:span><text:span text:style-name="Default_20_Paragraph_20_Font">ק</text:span><text:span text:style-name="Default_20_Paragraph_20_Font">ֵ</text:span><text:span text:style-name="Default_20_Paragraph_20_Font">נ</text:span><text:span text:style-name="Default_20_Paragraph_20_Font">ִ</text:span><text:span text:style-name="Default_20_Paragraph_20_Font">ים</text:span><text:span text:style-name="Default_20_Paragraph_20_Font">, </text:span><text:span text:style-name="Default_20_Paragraph_20_Font">ע</text:span><text:span text:style-name="Default_20_Paragraph_20_Font">ָ</text:span><text:span text:style-name="Default_20_Paragraph_20_Font">רו</text:span><text:span text:style-name="Default_20_Paragraph_20_Font">ֹ</text:span><text:span text:style-name="Default_20_Paragraph_20_Font">ם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י</text:span><text:span text:style-name="Default_20_Paragraph_20_Font">ָ</text:span><text:span text:style-name="Default_20_Paragraph_20_Font">ח</text:span><text:span text:style-name="Default_20_Paragraph_20_Font">ֵ</text:span><text:span text:style-name="Default_20_Paragraph_20_Font">ף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ח</text:span><text:span text:style-name="Default_20_Paragraph_20_Font">ֲ</text:span><text:span text:style-name="Default_20_Paragraph_20_Font">ש</text:span><text:span text:style-name="Default_20_Paragraph_20_Font">ׂ</text:span><text:span text:style-name="Default_20_Paragraph_20_Font">ו</text:span><text:span text:style-name="Default_20_Paragraph_20_Font">ּ</text:span><text:span text:style-name="Default_20_Paragraph_20_Font">פ</text:span><text:span text:style-name="Default_20_Paragraph_20_Font">ַ</text:span><text:span text:style-name="Default_20_Paragraph_20_Font">י</text:span><text:span text:style-name="Default_20_Paragraph_20_Font"> </text:span><text:span text:style-name="Default_20_Paragraph_20_Font">ש</text:span><text:span text:style-name="Default_20_Paragraph_20_Font">ֵׁ</text:span><text:span text:style-name="Default_20_Paragraph_20_Font">ת</text:span><text:span text:style-name="Default_20_Paragraph_20_Font"> </text:span><text:span text:style-name="Default_20_Paragraph_20_Font">ע</text:span><text:span text:style-name="Default_20_Paragraph_20_Font">ֶ</text:span><text:span text:style-name="Default_20_Paragraph_20_Font">ר</text:span><text:span text:style-name="Default_20_Paragraph_20_Font">ְ</text:span><text:span text:style-name="Default_20_Paragraph_20_Font">ו</text:span><text:span text:style-name="Default_20_Paragraph_20_Font">ַ</text:span><text:span text:style-name="Default_20_Paragraph_20_Font">ת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צ</text:span><text:span text:style-name="Default_20_Paragraph_20_Font">ְ</text:span><text:span text:style-name="Default_20_Paragraph_20_Font">ר</text:span><text:span text:style-name="Default_20_Paragraph_20_Font">ָ</text:span><text:span text:style-name="Default_20_Paragraph_20_Font">י</text:span><text:span text:style-name="Default_20_Paragraph_20_Font">ִ</text:span><text:span text:style-name="Default_20_Paragraph_20_Font">ם</text:span><text:span text:style-name="Default_20_Paragraph_20_Font">" (</text:span><text:span text:style-name="Default_20_Paragraph_20_Font">ישעיהו</text:span><text:span text:style-name="Default_20_Paragraph_20_Font"> </text:span><text:span text:style-name="Default_20_Paragraph_20_Font">כ</text:span><text:span text:style-name="Default_20_Paragraph_20_Font">', </text:span><text:span text:style-name="Default_20_Paragraph_20_Font">ד</text:span><text:span text:style-name="Default_20_Paragraph_20_Font">).</text:span></text:p>
        </text:list-item>
        <text:list-item>
          <text:p text:style-name="P24"><text:span text:style-name="Default_20_Paragraph_20_Font">"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ִ</text:span><text:span text:style-name="Default_20_Paragraph_20_Font">ש</text:span><text:span text:style-name="Default_20_Paragraph_20_Font">ְׁ</text:span><text:span text:style-name="Default_20_Paragraph_20_Font">מ</text:span><text:span text:style-name="Default_20_Paragraph_20_Font">ַ</text:span><text:span text:style-name="Default_20_Paragraph_20_Font">ע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ל</text:span><text:span text:style-name="Default_20_Paragraph_20_Font"> </text:span><text:span text:style-name="Default_20_Paragraph_20_Font">ת</text:span><text:span text:style-name="Default_20_Paragraph_20_Font">ִּ</text:span><text:span text:style-name="Default_20_Paragraph_20_Font">ר</text:span><text:span text:style-name="Default_20_Paragraph_20_Font">ְ</text:span><text:span text:style-name="Default_20_Paragraph_20_Font">ה</text:span><text:span text:style-name="Default_20_Paragraph_20_Font">ָ</text:span><text:span text:style-name="Default_20_Paragraph_20_Font">ק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מ</text:span><text:span text:style-name="Default_20_Paragraph_20_Font">ֶ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 </text:span><text:span text:style-name="Default_20_Paragraph_20_Font"><text:span text:style-name="T3">כ</text:span></text:span><text:span text:style-name="Default_20_Paragraph_20_Font"><text:span text:style-name="T3">ּ</text:span></text:span><text:span text:style-name="Default_20_Paragraph_20_Font"><text:span text:style-name="T3">ו</text:span></text:span><text:span text:style-name="Default_20_Paragraph_20_Font"><text:span text:style-name="T3">ּ</text:span></text:span><text:span text:style-name="Default_20_Paragraph_20_Font"><text:span text:style-name="T3">ש</text:span></text:span><text:span text:style-name="Default_20_Paragraph_20_Font"><text:span text:style-name="T3">ׁ</text:span></text:span><text:span text:style-name="Default_20_Paragraph_20_Font"> </text:span><text:span text:style-name="Default_20_Paragraph_20_Font">ל</text:span><text:span text:style-name="Default_20_Paragraph_20_Font">ֵ</text:span><text:span text:style-name="Default_20_Paragraph_20_Font">אמ</text:span><text:span text:style-name="Default_20_Paragraph_20_Font">ֹ</text:span><text:span text:style-name="Default_20_Paragraph_20_Font">ר</text:span><text:span text:style-name="Default_20_Paragraph_20_Font"> '</text:span><text:span text:style-name="Default_20_Paragraph_20_Font">ה</text:span><text:span text:style-name="Default_20_Paragraph_20_Font">ִ</text:span><text:span text:style-name="Default_20_Paragraph_20_Font">נ</text:span><text:span text:style-name="Default_20_Paragraph_20_Font">ֵּ</text:span><text:span text:style-name="Default_20_Paragraph_20_Font">ה</text:span><text:span text:style-name="Default_20_Paragraph_20_Font"> </text:span><text:span text:style-name="Default_20_Paragraph_20_Font">י</text:span><text:span text:style-name="Default_20_Paragraph_20_Font">ָ</text:span><text:span text:style-name="Default_20_Paragraph_20_Font">צ</text:span><text:span text:style-name="Default_20_Paragraph_20_Font">ָ</text:span><text:span text:style-name="Default_20_Paragraph_20_Font">א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ה</text:span><text:span text:style-name="Default_20_Paragraph_20_Font">ִ</text:span><text:span text:style-name="Default_20_Paragraph_20_Font">ל</text:span><text:span text:style-name="Default_20_Paragraph_20_Font">ָּ</text:span><text:span text:style-name="Default_20_Paragraph_20_Font">ח</text:span><text:span text:style-name="Default_20_Paragraph_20_Font">ֵ</text:span><text:span text:style-name="Default_20_Paragraph_20_Font">ם</text:span><text:span text:style-name="Default_20_Paragraph_20_Font"> </text:span><text:span text:style-name="Default_20_Paragraph_20_Font">א</text:span><text:span text:style-name="Default_20_Paragraph_20_Font">ִ</text:span><text:span text:style-name="Default_20_Paragraph_20_Font">ת</text:span><text:span text:style-name="Default_20_Paragraph_20_Font">ָּ</text:span><text:span text:style-name="Default_20_Paragraph_20_Font">ך</text:span><text:span text:style-name="Default_20_Paragraph_20_Font">ְ'..." (</text:span><text:span text:style-name="Default_20_Paragraph_20_Font">מלכים</text:span><text:span text:style-name="Default_20_Paragraph_20_Font"> </text:span><text:span text:style-name="Default_20_Paragraph_20_Font">ב</text:span><text:span text:style-name="Default_20_Paragraph_20_Font"> </text:span><text:span text:style-name="Default_20_Paragraph_20_Font">י</text:span><text:span text:style-name="Default_20_Paragraph_20_Font">"</text:span><text:span text:style-name="Default_20_Paragraph_20_Font">ט</text:span><text:span text:style-name="Default_20_Paragraph_20_Font">, </text:span><text:span text:style-name="Default_20_Paragraph_20_Font">ט</text:span><text:span text:style-name="Default_20_Paragraph_20_Font">).</text:span></text:p>
        </text:list-item>
      </text:list>
      <text:p text:style-name="P10"><text:span text:style-name="Default_20_Paragraph_20_Font">וכפי</text:span><text:span text:style-name="Default_20_Paragraph_20_Font"> </text:span><text:span text:style-name="Default_20_Paragraph_20_Font">שהסביר</text:span><text:span text:style-name="Default_20_Paragraph_20_Font"> </text:span><text:span text:style-name="Default_20_Paragraph_20_Font">מלבי</text:span><text:span text:style-name="Default_20_Paragraph_20_Font">"</text:span><text:span text:style-name="Default_20_Paragraph_20_Font">ם</text:span><text:span text:style-name="Default_20_Paragraph_20_Font">: "</text:span><text:span text:style-name="Default_20_Paragraph_20_Font">שבלכת</text:span><text:span text:style-name="Default_20_Paragraph_20_Font"> </text:span><text:span text:style-name="Default_20_Paragraph_20_Font">מלך</text:span><text:span text:style-name="Default_20_Paragraph_20_Font"> </text:span><text:span text:style-name="Default_20_Paragraph_20_Font">אשור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ישראל</text:span><text:span text:style-name="Default_20_Paragraph_20_Font">, </text:span><text:span text:style-name="Default_20_Paragraph_20_Font">חזר</text:span><text:span text:style-name="Default_20_Paragraph_20_Font"> </text:span><text:span text:style-name="Default_20_Paragraph_20_Font">מארץ</text:span><text:span text:style-name="Default_20_Paragraph_20_Font"> </text:span><text:span text:style-name="Default_20_Paragraph_20_Font">יהודה</text:span><text:span text:style-name="Default_20_Paragraph_20_Font"> </text:span><text:span text:style-name="Default_20_Paragraph_20_Font">בדבר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להלחם</text:span><text:span text:style-name="Default_20_Paragraph_20_Font"> </text:span><text:span text:style-name="Default_20_Paragraph_20_Font">עם</text:span><text:span text:style-name="Default_20_Paragraph_20_Font"> </text:span><text:span text:style-name="Default_20_Paragraph_20_Font">כוש</text:span><text:span text:style-name="Default_20_Paragraph_20_Font">, </text:span><text:span text:style-name="Default_20_Paragraph_20_Font">ואז</text:span><text:span text:style-name="Default_20_Paragraph_20_Font"> </text:span><text:span text:style-name="Default_20_Paragraph_20_Font">שבה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מצרים</text:span><text:span text:style-name="Default_20_Paragraph_20_Font"> </text:span><text:span text:style-name="Default_20_Paragraph_20_Font">והגלה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כוש</text:span><text:span text:style-name="Default_20_Paragraph_20_Font">, </text:span><text:span text:style-name="Default_20_Paragraph_20_Font">ועל</text:span><text:span text:style-name="Default_20_Paragraph_20_Font"> </text:span><text:span text:style-name="Default_20_Paragraph_20_Font">ידי</text:span><text:span text:style-name="Default_20_Paragraph_20_Font"> </text:span><text:span text:style-name="Default_20_Paragraph_20_Font">כך</text:span><text:span text:style-name="Default_20_Paragraph_20_Font"> </text:span><text:span text:style-name="Default_20_Paragraph_20_Font">נצולו</text:span><text:span text:style-name="Default_20_Paragraph_20_Font"> </text:span><text:span text:style-name="Default_20_Paragraph_20_Font">ישראל</text:span><text:span text:style-name="Default_20_Paragraph_20_Font">..." (</text:span><text:span text:style-name="Default_20_Paragraph_20_Font">מלבי</text:span><text:span text:style-name="Default_20_Paragraph_20_Font">"</text:span><text:span text:style-name="Default_20_Paragraph_20_Font">ם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ישעיהו</text:span><text:span text:style-name="Default_20_Paragraph_20_Font"> </text:span><text:span text:style-name="Default_20_Paragraph_20_Font">מ</text:span><text:span text:style-name="Default_20_Paragraph_20_Font">"</text:span><text:span text:style-name="Default_20_Paragraph_20_Font">ג</text:span><text:span text:style-name="Default_20_Paragraph_20_Font">, </text:span><text:span text:style-name="Default_20_Paragraph_20_Font">ג</text:span><text:span text:style-name="Default_20_Paragraph_20_Font">).</text:span></text:p>
      <text:p text:style-name="P10"><text:span text:style-name="Default_20_Paragraph_20_Font"><text:s/></text:span></text:p>
      <text:p text:style-name="P10"><text:span text:style-name="Default_20_Paragraph_20_Font">כשהעם</text:span><text:span text:style-name="Default_20_Paragraph_20_Font"> </text:span><text:span text:style-name="Default_20_Paragraph_20_Font">האשורי</text:span><text:span text:style-name="Default_20_Paragraph_20_Font"> </text:span><text:span text:style-name="Default_20_Paragraph_20_Font">יצא</text:span><text:span text:style-name="Default_20_Paragraph_20_Font"> </text:span><text:span text:style-name="Default_20_Paragraph_20_Font">מארצו</text:span><text:span text:style-name="Default_20_Paragraph_20_Font"> </text:span><text:span text:style-name="Default_20_Paragraph_20_Font">למסע</text:span><text:span text:style-name="Default_20_Paragraph_20_Font"> </text:span><text:span text:style-name="Default_20_Paragraph_20_Font">הכיבוש</text:span><text:span text:style-name="Default_20_Paragraph_20_Font">, </text:span><text:span text:style-name="Default_20_Paragraph_20_Font">הוא</text:span><text:span text:style-name="Default_20_Paragraph_20_Font"> </text:span><text:span text:style-name="Default_20_Paragraph_20_Font">היה</text:span><text:span text:style-name="Default_20_Paragraph_20_Font"> </text:span><text:span text:style-name="Default_20_Paragraph_20_Font">מלא</text:span><text:span text:style-name="Default_20_Paragraph_20_Font"> </text:span><text:span text:style-name="Default_20_Paragraph_20_Font">באנרגיה</text:span><text:span text:style-name="Default_20_Paragraph_20_Font"> </text:span><text:span text:style-name="Default_20_Paragraph_20_Font">שלילית</text:span><text:span text:style-name="Default_20_Paragraph_20_Font"> - </text:span><text:span text:style-name="Default_20_Paragraph_20_Font">מלא</text:span><text:span text:style-name="Default_20_Paragraph_20_Font"> </text:span><text:span text:style-name="Default_20_Paragraph_20_Font">בתשוקה</text:span><text:span text:style-name="Default_20_Paragraph_20_Font"> </text:span><text:span text:style-name="Default_20_Paragraph_20_Font">להרוס</text:span><text:span text:style-name="Default_20_Paragraph_20_Font"> </text:span><text:span text:style-name="Default_20_Paragraph_20_Font">ולהגלות</text:span><text:span text:style-name="Default_20_Paragraph_20_Font">. </text:span><text:span text:style-name="Default_20_Paragraph_20_Font">אצל</text:span><text:span text:style-name="Default_20_Paragraph_20_Font"> </text:span><text:span text:style-name="Default_20_Paragraph_20_Font">בני</text:span><text:span text:style-name="Default_20_Paragraph_20_Font"> </text:span><text:span text:style-name="Default_20_Paragraph_20_Font">אדם</text:span><text:span text:style-name="Default_20_Paragraph_20_Font"> </text:span><text:span text:style-name="Default_20_Paragraph_20_Font">אכן</text:span><text:span text:style-name="Default_20_Paragraph_20_Font"> </text:span><text:span text:style-name="Default_20_Paragraph_20_Font">מתקיים</text:span><text:span text:style-name="Default_20_Paragraph_20_Font"> </text:span><text:span text:style-name="Default_20_Paragraph_20_Font">מעין</text:span><text:span text:style-name="Default_20_Paragraph_20_Font"> "</text:span><text:span text:style-name="Default_20_Paragraph_20_Font">חוק</text:span><text:span text:style-name="Default_20_Paragraph_20_Font"> </text:span><text:span text:style-name="Default_20_Paragraph_20_Font">שימור</text:span><text:span text:style-name="Default_20_Paragraph_20_Font"> </text:span><text:span text:style-name="Default_20_Paragraph_20_Font">האנרגיה</text:span><text:span text:style-name="Default_20_Paragraph_20_Font">" - </text:span><text:span text:style-name="Default_20_Paragraph_20_Font">כשאנשים</text:span><text:span text:style-name="Default_20_Paragraph_20_Font"> </text:span><text:span text:style-name="Default_20_Paragraph_20_Font">מלאים</text:span><text:span text:style-name="Default_20_Paragraph_20_Font"> </text:span><text:span text:style-name="Default_20_Paragraph_20_Font">באנרגיה</text:span><text:span text:style-name="Default_20_Paragraph_20_Font"> </text:span><text:span text:style-name="Default_20_Paragraph_20_Font">שלילית</text:span><text:span text:style-name="Default_20_Paragraph_20_Font">, </text:span><text:span text:style-name="Default_20_Paragraph_20_Font">הם</text:span><text:span text:style-name="Default_20_Paragraph_20_Font"> </text:span><text:span text:style-name="Default_20_Paragraph_20_Font">חייבים</text:span><text:span text:style-name="Default_20_Paragraph_20_Font"> </text:span><text:span text:style-name="Default_20_Paragraph_20_Font">להפנות</text:span><text:span text:style-name="Default_20_Paragraph_20_Font"> </text:span><text:span text:style-name="Default_20_Paragraph_20_Font">אותה</text:span><text:span text:style-name="Default_20_Paragraph_20_Font"> </text:span><text:span text:style-name="Default_20_Paragraph_20_Font">לכיוון</text:span><text:span text:style-name="Default_20_Paragraph_20_Font"> </text:span><text:span text:style-name="Default_20_Paragraph_20_Font">כלשהו</text:span><text:span text:style-name="Default_20_Paragraph_20_Font">. </text:span><text:span text:style-name="Default_20_Paragraph_20_Font">ולכן</text:span><text:span text:style-name="Default_20_Paragraph_20_Font">, </text:span><text:span text:style-name="Default_20_Paragraph_20_Font">כדי</text:span><text:span text:style-name="Default_20_Paragraph_20_Font"> </text:span><text:span text:style-name="Default_20_Paragraph_20_Font">להסיט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עם</text:span><text:span text:style-name="Default_20_Paragraph_20_Font"> </text:span><text:span text:style-name="Default_20_Paragraph_20_Font">האשורי</text:span><text:span text:style-name="Default_20_Paragraph_20_Font"> </text:span><text:span text:style-name="Default_20_Paragraph_20_Font">מירושלים</text:span><text:span text:style-name="Default_20_Paragraph_20_Font"> </text:span><text:span text:style-name="Default_20_Paragraph_20_Font">ולמנוע</text:span><text:span text:style-name="Default_20_Paragraph_20_Font"> </text:span><text:span text:style-name="Default_20_Paragraph_20_Font">מהם</text:span><text:span text:style-name="Default_20_Paragraph_20_Font"> </text:span><text:span text:style-name="Default_20_Paragraph_20_Font">להגלות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עם</text:span><text:span text:style-name="Default_20_Paragraph_20_Font"> </text:span><text:span text:style-name="Default_20_Paragraph_20_Font">יהודה</text:span><text:span text:style-name="Default_20_Paragraph_20_Font">, </text:span><text:span text:style-name="Default_20_Paragraph_20_Font">ה</text:span><text:span text:style-name="Default_20_Paragraph_20_Font">' </text:span><text:span text:style-name="Default_20_Paragraph_20_Font">הפנה</text:span><text:span text:style-name="Default_20_Paragraph_20_Font"> </text:span><text:span text:style-name="Default_20_Paragraph_20_Font">אותם</text:span><text:span text:style-name="Default_20_Paragraph_20_Font"> </text:span><text:span text:style-name="Default_20_Paragraph_20_Font">אל</text:span><text:span text:style-name="Default_20_Paragraph_20_Font"> </text:span><text:span text:style-name="Default_20_Paragraph_20_Font">מצרים</text:span><text:span text:style-name="Default_20_Paragraph_20_Font"> </text:span><text:span text:style-name="Default_20_Paragraph_20_Font">ואל</text:span><text:span text:style-name="Default_20_Paragraph_20_Font"> </text:span><text:span text:style-name="Default_20_Paragraph_20_Font">כוש</text:span><text:span text:style-name="Default_20_Paragraph_20_Font">.</text:span></text:p>
      <text:p text:style-name="P10"/>
      <text:p text:style-name="P10"><text:span text:style-name="Default_20_Paragraph_20_Font"><text:span text:style-name="T2">פסוקים</text:span></text:span><text:span text:style-name="Default_20_Paragraph_20_Font"><text:span text:style-name="T2"> </text:span></text:span><text:span text:style-name="Default_20_Paragraph_20_Font"><text:span text:style-name="T2">כה</text:span></text:span><text:span text:style-name="Default_20_Paragraph_20_Font"><text:span text:style-name="T2">-</text:span></text:span><text:span text:style-name="Default_20_Paragraph_20_Font"><text:span text:style-name="T2">כו</text:span></text:span></text:p>
      <text:p text:style-name="P8"><text:span text:style-name="Default_20_Paragraph_20_Font">ת</text:span><text:span text:style-name="Default_20_Paragraph_20_Font">ַּ</text:span><text:span text:style-name="Default_20_Paragraph_20_Font">א</text:span><text:span text:style-name="Default_20_Paragraph_20_Font">ֲ</text:span><text:span text:style-name="Default_20_Paragraph_20_Font">ו</text:span><text:span text:style-name="Default_20_Paragraph_20_Font">ַ</text:span><text:span text:style-name="Default_20_Paragraph_20_Font">ת</text:span><text:span text:style-name="Default_20_Paragraph_20_Font"> </text:span><text:span text:style-name="Default_20_Paragraph_20_Font">ע</text:span><text:span text:style-name="Default_20_Paragraph_20_Font">ָ</text:span><text:span text:style-name="Default_20_Paragraph_20_Font">צ</text:span><text:span text:style-name="Default_20_Paragraph_20_Font">ֵ</text:span><text:span text:style-name="Default_20_Paragraph_20_Font">ל</text:span><text:span text:style-name="Default_20_Paragraph_20_Font"> </text:span><text:span text:style-name="Default_20_Paragraph_20_Font">ת</text:span><text:span text:style-name="Default_20_Paragraph_20_Font">ְּ</text:span><text:span text:style-name="Default_20_Paragraph_20_Font">מ</text:span><text:span text:style-name="Default_20_Paragraph_20_Font">ִ</text:span><text:span text:style-name="Default_20_Paragraph_20_Font">ית</text:span><text:span text:style-name="Default_20_Paragraph_20_Font">ֶ</text:span><text:span text:style-name="Default_20_Paragraph_20_Font">נ</text:span><text:span text:style-name="Default_20_Paragraph_20_Font">ּ</text:span><text:span text:style-name="Default_20_Paragraph_20_Font">ו</text:span><text:span text:style-name="Default_20_Paragraph_20_Font">ּ, </text:span><text:span text:style-name="Default_20_Paragraph_20_Font">כ</text:span><text:span text:style-name="Default_20_Paragraph_20_Font">ִּ</text:span><text:span text:style-name="Default_20_Paragraph_20_Font">י</text:span><text:span text:style-name="Default_20_Paragraph_20_Font"> </text:span><text:span text:style-name="Default_20_Paragraph_20_Font">מ</text:span><text:span text:style-name="Default_20_Paragraph_20_Font">ֵ</text:span><text:span text:style-name="Default_20_Paragraph_20_Font">א</text:span><text:span text:style-name="Default_20_Paragraph_20_Font">ֲ</text:span><text:span text:style-name="Default_20_Paragraph_20_Font">נו</text:span><text:span text:style-name="Default_20_Paragraph_20_Font">ּ </text:span><text:span text:style-name="Default_20_Paragraph_20_Font">י</text:span><text:span text:style-name="Default_20_Paragraph_20_Font">ָ</text:span><text:span text:style-name="Default_20_Paragraph_20_Font">ד</text:span><text:span text:style-name="Default_20_Paragraph_20_Font">ָ</text:span><text:span text:style-name="Default_20_Paragraph_20_Font">יו</text:span><text:span text:style-name="Default_20_Paragraph_20_Font"> </text:span><text:span text:style-name="Default_20_Paragraph_20_Font">ל</text:span><text:span text:style-name="Default_20_Paragraph_20_Font">ַ</text:span><text:span text:style-name="Default_20_Paragraph_20_Font">ע</text:span><text:span text:style-name="Default_20_Paragraph_20_Font">ֲ</text:span><text:span text:style-name="Default_20_Paragraph_20_Font">ש</text:span><text:span text:style-name="Default_20_Paragraph_20_Font">ׂ</text:span><text:span text:style-name="Default_20_Paragraph_20_Font">ו</text:span><text:span text:style-name="Default_20_Paragraph_20_Font">ֹ</text:span><text:span text:style-name="Default_20_Paragraph_20_Font">ת</text:span><text:span text:style-name="Default_20_Paragraph_20_Font">. </text:span><text:span text:style-name="Default_20_Paragraph_20_Font">כ</text:span><text:span text:style-name="Default_20_Paragraph_20_Font">ָּ</text:span><text:span text:style-name="Default_20_Paragraph_20_Font">ל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י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ם</text:span><text:span text:style-name="Default_20_Paragraph_20_Font"> </text:span><text:span text:style-name="Default_20_Paragraph_20_Font">ה</text:span><text:span text:style-name="Default_20_Paragraph_20_Font">ִ</text:span><text:span text:style-name="Default_20_Paragraph_20_Font">ת</text:span><text:span text:style-name="Default_20_Paragraph_20_Font">ְ</text:span><text:span text:style-name="Default_20_Paragraph_20_Font">א</text:span><text:span text:style-name="Default_20_Paragraph_20_Font">ַ</text:span><text:span text:style-name="Default_20_Paragraph_20_Font">ו</text:span><text:span text:style-name="Default_20_Paragraph_20_Font">ָּ</text:span><text:span text:style-name="Default_20_Paragraph_20_Font">ה</text:span><text:span text:style-name="Default_20_Paragraph_20_Font"> </text:span><text:span text:style-name="Default_20_Paragraph_20_Font">ת</text:span><text:span text:style-name="Default_20_Paragraph_20_Font">ַ</text:span><text:span text:style-name="Default_20_Paragraph_20_Font">א</text:span><text:span text:style-name="Default_20_Paragraph_20_Font">ֲ</text:span><text:span text:style-name="Default_20_Paragraph_20_Font">ו</text:span><text:span text:style-name="Default_20_Paragraph_20_Font">ָ</text:span><text:span text:style-name="Default_20_Paragraph_20_Font">ה</text:span><text:span text:style-name="Default_20_Paragraph_20_Font">, </text:span><text:span text:style-name="Default_20_Paragraph_20_Font">ו</text:span><text:span text:style-name="Default_20_Paragraph_20_Font">ְ</text:span><text:span text:style-name="Default_20_Paragraph_20_Font">צ</text:span><text:span text:style-name="Default_20_Paragraph_20_Font">ַ</text:span><text:span text:style-name="Default_20_Paragraph_20_Font">ד</text:span><text:span text:style-name="Default_20_Paragraph_20_Font">ִּ</text:span><text:span text:style-name="Default_20_Paragraph_20_Font">יק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ת</text:span><text:span text:style-name="Default_20_Paragraph_20_Font">ֵּ</text:span><text:span text:style-name="Default_20_Paragraph_20_Font">ן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י</text:span><text:span text:style-name="Default_20_Paragraph_20_Font">ַ</text:span><text:span text:style-name="Default_20_Paragraph_20_Font">ח</text:span><text:span text:style-name="Default_20_Paragraph_20_Font">ְ</text:span><text:span text:style-name="Default_20_Paragraph_20_Font">ש</text:span><text:span text:style-name="Default_20_Paragraph_20_Font">ֹׂ</text:span><text:span text:style-name="Default_20_Paragraph_20_Font">ך</text:span><text:span text:style-name="Default_20_Paragraph_20_Font">ְ <text:s text:c="8"/>(</text:span><text:span text:style-name="Default_20_Paragraph_20_Font">משלי</text:span><text:span text:style-name="Default_20_Paragraph_20_Font"> </text:span><text:span text:style-name="Default_20_Paragraph_20_Font">כ</text:span><text:span text:style-name="Default_20_Paragraph_20_Font">"</text:span><text:span text:style-name="Default_20_Paragraph_20_Font">א</text:span><text:span text:style-name="Default_20_Paragraph_20_Font">, </text:span><text:span text:style-name="Default_20_Paragraph_20_Font">כה</text:span><text:span text:style-name="Default_20_Paragraph_20_Font">-</text:span><text:span text:style-name="Default_20_Paragraph_20_Font">כו</text:span><text:span text:style-name="Default_20_Paragraph_20_Font">).</text:span></text:p>
      <text:p text:style-name="P10"/>
      <text:p text:style-name="P10"><text:span text:style-name="Default_20_Paragraph_20_Font">מפרשים</text:span><text:span text:style-name="Default_20_Paragraph_20_Font"> </text:span><text:span text:style-name="Default_20_Paragraph_20_Font">רבים</text:span><text:span text:style-name="Default_20_Paragraph_20_Font"> </text:span><text:span text:style-name="Default_20_Paragraph_20_Font">פירשו</text:span><text:span text:style-name="Default_20_Paragraph_20_Font">, </text:span><text:span text:style-name="Default_20_Paragraph_20_Font">שהפסוקים</text:span><text:span text:style-name="Default_20_Paragraph_20_Font"> </text:span><text:span text:style-name="Default_20_Paragraph_20_Font">מציגים</text:span><text:span text:style-name="Default_20_Paragraph_20_Font"> </text:span><text:span text:style-name="Default_20_Paragraph_20_Font">ניגוד</text:span><text:span text:style-name="Default_20_Paragraph_20_Font"> </text:span><text:span text:style-name="Default_20_Paragraph_20_Font">בין</text:span><text:span text:style-name="Default_20_Paragraph_20_Font"> </text:span><text:span text:style-name="Default_20_Paragraph_20_Font">העצל</text:span><text:span text:style-name="Default_20_Paragraph_20_Font"> </text:span><text:span text:style-name="Default_20_Paragraph_20_Font">לבין</text:span><text:span text:style-name="Default_20_Paragraph_20_Font"> </text:span><text:span text:style-name="Default_20_Paragraph_20_Font">הצדיק</text:span><text:span text:style-name="Default_20_Paragraph_20_Font">: </text:span><text:span text:style-name="Default_20_Paragraph_20_Font">העצל</text:span><text:span text:style-name="Default_20_Paragraph_20_Font">, </text:span><text:span text:style-name="Default_20_Paragraph_20_Font">גם</text:span><text:span text:style-name="Default_20_Paragraph_20_Font"> </text:span><text:span text:style-name="Default_20_Paragraph_20_Font">כאשר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מאד</text:span><text:span text:style-name="Default_20_Paragraph_20_Font"> </text:span><text:span text:style-name="Default_20_Paragraph_20_Font"><text:span text:style-name="T3">מתאווה</text:span></text:span><text:span text:style-name="Default_20_Paragraph_20_Font"> </text:span><text:span text:style-name="Default_20_Paragraph_20_Font">לדבר</text:span><text:span text:style-name="Default_20_Paragraph_20_Font"> </text:span><text:span text:style-name="Default_20_Paragraph_20_Font">מה</text:span><text:span text:style-name="Default_20_Paragraph_20_Font">, </text:span><text:span text:style-name="Default_20_Paragraph_20_Font">אינו</text:span><text:span text:style-name="Default_20_Paragraph_20_Font"> </text:span><text:span text:style-name="Default_20_Paragraph_20_Font">מוכן</text:span><text:span text:style-name="Default_20_Paragraph_20_Font"> </text:span><text:span text:style-name="Default_20_Paragraph_20_Font">לעשות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פעולות</text:span><text:span text:style-name="Default_20_Paragraph_20_Font"> </text:span><text:span text:style-name="Default_20_Paragraph_20_Font">הדרושות</text:span><text:span text:style-name="Default_20_Paragraph_20_Font"> </text:span><text:span text:style-name="Default_20_Paragraph_20_Font">כדי</text:span><text:span text:style-name="Default_20_Paragraph_20_Font"> </text:span><text:span text:style-name="Default_20_Paragraph_20_Font">להשיג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דבר</text:span><text:span text:style-name="Default_20_Paragraph_20_Font">. </text:span><text:span text:style-name="Default_20_Paragraph_20_Font">אולם</text:span><text:span text:style-name="Default_20_Paragraph_20_Font">, "</text:span><text:span text:style-name="Default_20_Paragraph_20_Font">הצדיק</text:span><text:span text:style-name="Default_20_Paragraph_20_Font"> </text:span><text:span text:style-name="Default_20_Paragraph_20_Font">יתן</text:span><text:span text:style-name="Default_20_Paragraph_20_Font"> </text:span><text:span text:style-name="Default_20_Paragraph_20_Font">הראוי</text:span><text:span text:style-name="Default_20_Paragraph_20_Font"> </text:span><text:span text:style-name="Default_20_Paragraph_20_Font">מהפועל</text:span><text:span text:style-name="Default_20_Paragraph_20_Font"> </text:span><text:span text:style-name="Default_20_Paragraph_20_Font">וההשתדלות</text:span><text:span text:style-name="Default_20_Paragraph_20_Font"> </text:span><text:span text:style-name="Default_20_Paragraph_20_Font">בדבר</text:span><text:span text:style-name="Default_20_Paragraph_20_Font"> </text:span><text:span text:style-name="Default_20_Paragraph_20_Font">דבר</text:span><text:span text:style-name="Default_20_Paragraph_20_Font">, </text:span><text:span text:style-name="Default_20_Paragraph_20_Font">ולא</text:span><text:span text:style-name="Default_20_Paragraph_20_Font"> </text:span><text:span text:style-name="Default_20_Paragraph_20_Font">ימנע</text:span><text:span text:style-name="Default_20_Paragraph_20_Font"> </text:span><text:span text:style-name="Default_20_Paragraph_20_Font">ידיו</text:span><text:span text:style-name="Default_20_Paragraph_20_Font"> </text:span><text:span text:style-name="Default_20_Paragraph_20_Font">מה</text:span><text:span text:style-name="Default_20_Paragraph_20_Font"> </text:span><text:span text:style-name="Default_20_Paragraph_20_Font">שראוי</text:span><text:span text:style-name="Default_20_Paragraph_20_Font"> </text:span><text:span text:style-name="Default_20_Paragraph_20_Font">בהשגת</text:span><text:span text:style-name="Default_20_Paragraph_20_Font"> </text:span><text:span text:style-name="Default_20_Paragraph_20_Font">המלאכות</text:span><text:span text:style-name="Default_20_Paragraph_20_Font"> </text:span><text:span text:style-name="Default_20_Paragraph_20_Font">והחכמות</text:span><text:span text:style-name="Default_20_Paragraph_20_Font">" (</text:span><text:span text:style-name="Default_20_Paragraph_20_Font">רלב</text:span><text:span text:style-name="Default_20_Paragraph_20_Font">"</text:span><text:span text:style-name="Default_20_Paragraph_20_Font">ג</text:span><text:span text:style-name="Default_20_Paragraph_20_Font">), "</text:span><text:span text:style-name="Default_20_Paragraph_20_Font">כי</text:span><text:span text:style-name="Default_20_Paragraph_20_Font"> </text:span><text:span text:style-name="Default_20_Paragraph_20_Font">אין</text:span><text:span text:style-name="Default_20_Paragraph_20_Font"> </text:span><text:span text:style-name="Default_20_Paragraph_20_Font">הצדיק</text:span><text:span text:style-name="Default_20_Paragraph_20_Font"> </text:span><text:span text:style-name="Default_20_Paragraph_20_Font">עצל</text:span><text:span text:style-name="Default_20_Paragraph_20_Font">" (</text:span><text:span text:style-name="Default_20_Paragraph_20_Font">ר</text:span><text:span text:style-name="Default_20_Paragraph_20_Font">' </text:span><text:span text:style-name="Default_20_Paragraph_20_Font">יונה</text:span><text:span text:style-name="Default_20_Paragraph_20_Font"> </text:span><text:span text:style-name="Default_20_Paragraph_20_Font">גירונדי</text:span><text:span text:style-name="Default_20_Paragraph_20_Font">), </text:span><text:span text:style-name="Default_20_Paragraph_20_Font">ולכן</text:span><text:span text:style-name="Default_20_Paragraph_20_Font"> "</text:span><text:span text:style-name="Default_20_Paragraph_20_Font">ו</text:span><text:span text:style-name="Default_20_Paragraph_20_Font">[</text:span><text:span text:style-name="Default_20_Paragraph_20_Font">ל</text:span><text:span text:style-name="Default_20_Paragraph_20_Font">]</text:span><text:span text:style-name="Default_20_Paragraph_20_Font">צדיק</text:span><text:span text:style-name="Default_20_Paragraph_20_Font"> </text:span><text:span text:style-name="Default_20_Paragraph_20_Font">יתן</text:span><text:span text:style-name="Default_20_Paragraph_20_Font"> </text:span><text:span text:style-name="Default_20_Paragraph_20_Font">כל</text:span><text:span text:style-name="Default_20_Paragraph_20_Font"> </text:span><text:span text:style-name="Default_20_Paragraph_20_Font">צרכי</text:span><text:span text:style-name="Default_20_Paragraph_20_Font"> </text:span><text:span text:style-name="Default_20_Paragraph_20_Font">ביתו</text:span><text:span text:style-name="Default_20_Paragraph_20_Font"> </text:span><text:span text:style-name="Default_20_Paragraph_20_Font">שהקב</text:span><text:span text:style-name="Default_20_Paragraph_20_Font">"</text:span><text:span text:style-name="Default_20_Paragraph_20_Font">ה</text:span><text:span text:style-name="Default_20_Paragraph_20_Font"> </text:span><text:span text:style-name="Default_20_Paragraph_20_Font">מזמן</text:span><text:span text:style-name="Default_20_Paragraph_20_Font"> </text:span><text:span text:style-name="Default_20_Paragraph_20_Font">לו</text:span><text:span text:style-name="Default_20_Paragraph_20_Font">" (</text:span><text:span text:style-name="Default_20_Paragraph_20_Font">רש</text:span><text:span text:style-name="Default_20_Paragraph_20_Font">"</text:span><text:span text:style-name="Default_20_Paragraph_20_Font">י</text:span><text:span text:style-name="Default_20_Paragraph_20_Font">).</text:span></text:p>
      <text:p text:style-name="P10"/>
      <text:p text:style-name="P10"><text:span text:style-name="Default_20_Paragraph_20_Font">ניתן</text:span><text:span text:style-name="Default_20_Paragraph_20_Font"> </text:span><text:span text:style-name="Default_20_Paragraph_20_Font">להציע</text:span><text:span text:style-name="Default_20_Paragraph_20_Font"> </text:span><text:span text:style-name="Default_20_Paragraph_20_Font">פירוש</text:span><text:span text:style-name="Default_20_Paragraph_20_Font"> </text:span><text:span text:style-name="Default_20_Paragraph_20_Font">אחר</text:span><text:span text:style-name="Default_20_Paragraph_20_Font">, </text:span><text:span text:style-name="Default_20_Paragraph_20_Font">בעזרת</text:span><text:span text:style-name="Default_20_Paragraph_20_Font"> </text:span><text:span text:style-name="Default_20_Paragraph_20_Font">הקבלה</text:span><text:span text:style-name="Default_20_Paragraph_20_Font"> </text:span><text:span text:style-name="Default_20_Paragraph_20_Font">לספר</text:span><text:span text:style-name="Default_20_Paragraph_20_Font"> </text:span><text:span text:style-name="Default_20_Paragraph_20_Font">במדבר</text:span><text:span text:style-name="Default_20_Paragraph_20_Font">. </text:span><text:span text:style-name="Default_20_Paragraph_20_Font">הביטוי</text:span><text:span text:style-name="Default_20_Paragraph_20_Font"> </text:span><text:span text:style-name="Default_20_Paragraph_20_Font"><text:span text:style-name="T3">התאוה</text:span></text:span><text:span text:style-name="Default_20_Paragraph_20_Font"><text:span text:style-name="T3"> </text:span></text:span><text:span text:style-name="Default_20_Paragraph_20_Font"><text:span text:style-name="T3">תאוה</text:span></text:span><text:span text:style-name="Default_20_Paragraph_20_Font"> </text:span><text:span text:style-name="Default_20_Paragraph_20_Font">מופיע</text:span><text:span text:style-name="Default_20_Paragraph_20_Font"> </text:span><text:span text:style-name="Default_20_Paragraph_20_Font">בעוד</text:span><text:span text:style-name="Default_20_Paragraph_20_Font"> </text:span><text:span text:style-name="Default_20_Paragraph_20_Font">מקום</text:span><text:span text:style-name="Default_20_Paragraph_20_Font"> </text:span><text:span text:style-name="Default_20_Paragraph_20_Font">אחד</text:span><text:span text:style-name="Default_20_Paragraph_20_Font"> </text:span><text:span text:style-name="Default_20_Paragraph_20_Font">בתנ</text:span><text:span text:style-name="Default_20_Paragraph_20_Font">"</text:span><text:span text:style-name="Default_20_Paragraph_20_Font">ך</text:span><text:span text:style-name="Default_20_Paragraph_20_Font">:</text:span></text:p>
      <text:p text:style-name="P6"><text:soft-page-break/><text:span text:style-name="Default_20_Paragraph_20_Font">ו</text:span><text:span text:style-name="Default_20_Paragraph_20_Font">ְ</text:span><text:span text:style-name="Default_20_Paragraph_20_Font">ה</text:span><text:span text:style-name="Default_20_Paragraph_20_Font">ָ</text:span><text:span text:style-name="Default_20_Paragraph_20_Font">אס</text:span><text:span text:style-name="Default_20_Paragraph_20_Font">ַ</text:span><text:span text:style-name="Default_20_Paragraph_20_Font">פ</text:span><text:span text:style-name="Default_20_Paragraph_20_Font">ְ</text:span><text:span text:style-name="Default_20_Paragraph_20_Font">ס</text:span><text:span text:style-name="Default_20_Paragraph_20_Font">ֻ</text:span><text:span text:style-name="Default_20_Paragraph_20_Font">ף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ֶׁ</text:span><text:span text:style-name="Default_20_Paragraph_20_Font">ר</text:span><text:span text:style-name="Default_20_Paragraph_20_Font"> </text:span><text:span text:style-name="Default_20_Paragraph_20_Font">ב</text:span><text:span text:style-name="Default_20_Paragraph_20_Font">ְּ</text:span><text:span text:style-name="Default_20_Paragraph_20_Font">ק</text:span><text:span text:style-name="Default_20_Paragraph_20_Font">ִ</text:span><text:span text:style-name="Default_20_Paragraph_20_Font">ר</text:span><text:span text:style-name="Default_20_Paragraph_20_Font">ְ</text:span><text:span text:style-name="Default_20_Paragraph_20_Font">ב</text:span><text:span text:style-name="Default_20_Paragraph_20_Font">ּ</text:span><text:span text:style-name="Default_20_Paragraph_20_Font">ו</text:span><text:span text:style-name="Default_20_Paragraph_20_Font">ֹ </text:span><text:span text:style-name="Default_20_Paragraph_20_Font"><text:span text:style-name="T3">ה</text:span></text:span><text:span text:style-name="Default_20_Paragraph_20_Font"><text:span text:style-name="T3">ִ</text:span></text:span><text:span text:style-name="Default_20_Paragraph_20_Font"><text:span text:style-name="T3">ת</text:span></text:span><text:span text:style-name="Default_20_Paragraph_20_Font"><text:span text:style-name="T3">ְ</text:span></text:span><text:span text:style-name="Default_20_Paragraph_20_Font"><text:span text:style-name="T3">א</text:span></text:span><text:span text:style-name="Default_20_Paragraph_20_Font"><text:span text:style-name="T3">ַ</text:span></text:span><text:span text:style-name="Default_20_Paragraph_20_Font"><text:span text:style-name="T3">ו</text:span></text:span><text:span text:style-name="Default_20_Paragraph_20_Font"><text:span text:style-name="T3">ּ</text:span></text:span><text:span text:style-name="Default_20_Paragraph_20_Font"><text:span text:style-name="T3">ו</text:span></text:span><text:span text:style-name="Default_20_Paragraph_20_Font"><text:span text:style-name="T3">ּ </text:span></text:span><text:span text:style-name="Default_20_Paragraph_20_Font"><text:span text:style-name="T3">ת</text:span></text:span><text:span text:style-name="Default_20_Paragraph_20_Font"><text:span text:style-name="T3">ַּ</text:span></text:span><text:span text:style-name="Default_20_Paragraph_20_Font"><text:span text:style-name="T3">א</text:span></text:span><text:span text:style-name="Default_20_Paragraph_20_Font"><text:span text:style-name="T3">ֲ</text:span></text:span><text:span text:style-name="Default_20_Paragraph_20_Font"><text:span text:style-name="T3">ו</text:span></text:span><text:span text:style-name="Default_20_Paragraph_20_Font"><text:span text:style-name="T3">ָ</text:span></text:span><text:span text:style-name="Default_20_Paragraph_20_Font"><text:span text:style-name="T3">ה</text:span></text:span><text:span text:style-name="Default_20_Paragraph_20_Font">,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ָּ</text:span><text:span text:style-name="Default_20_Paragraph_20_Font">ש</text:span><text:span text:style-name="Default_20_Paragraph_20_Font">ֻׁ</text:span><text:span text:style-name="Default_20_Paragraph_20_Font">בו</text:span><text:span text:style-name="Default_20_Paragraph_20_Font">ּ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ִּ</text:span><text:span text:style-name="Default_20_Paragraph_20_Font">ב</text:span><text:span text:style-name="Default_20_Paragraph_20_Font">ְ</text:span><text:span text:style-name="Default_20_Paragraph_20_Font">כ</text:span><text:span text:style-name="Default_20_Paragraph_20_Font">ּ</text:span><text:span text:style-name="Default_20_Paragraph_20_Font">ו</text:span><text:span text:style-name="Default_20_Paragraph_20_Font">ּ </text:span><text:span text:style-name="Default_20_Paragraph_20_Font">ג</text:span><text:span text:style-name="Default_20_Paragraph_20_Font">ַּ</text:span><text:span text:style-name="Default_20_Paragraph_20_Font">ם</text:span><text:span text:style-name="Default_20_Paragraph_20_Font"> </text:span><text:span text:style-name="Default_20_Paragraph_20_Font">ב</text:span><text:span text:style-name="Default_20_Paragraph_20_Font">ְּ</text:span><text:span text:style-name="Default_20_Paragraph_20_Font">נ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ש</text:span><text:span text:style-name="Default_20_Paragraph_20_Font">ְׂ</text:span><text:span text:style-name="Default_20_Paragraph_20_Font">ר</text:span><text:span text:style-name="Default_20_Paragraph_20_Font">ָ</text:span><text:span text:style-name="Default_20_Paragraph_20_Font">א</text:span><text:span text:style-name="Default_20_Paragraph_20_Font">ֵ</text:span><text:span text:style-name="Default_20_Paragraph_20_Font">ל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ֹּ</text:span><text:span text:style-name="Default_20_Paragraph_20_Font">אמ</text:span><text:span text:style-name="Default_20_Paragraph_20_Font">ְ</text:span><text:span text:style-name="Default_20_Paragraph_20_Font">רו</text:span><text:span text:style-name="Default_20_Paragraph_20_Font">ּ '</text:span><text:span text:style-name="Default_20_Paragraph_20_Font">מ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י</text:span><text:span text:style-name="Default_20_Paragraph_20_Font">ַ</text:span><text:span text:style-name="Default_20_Paragraph_20_Font">א</text:span><text:span text:style-name="Default_20_Paragraph_20_Font">ֲ</text:span><text:span text:style-name="Default_20_Paragraph_20_Font">כ</text:span><text:span text:style-name="Default_20_Paragraph_20_Font">ִ</text:span><text:span text:style-name="Default_20_Paragraph_20_Font">ל</text:span><text:span text:style-name="Default_20_Paragraph_20_Font">ֵ</text:span><text:span text:style-name="Default_20_Paragraph_20_Font">נו</text:span><text:span text:style-name="Default_20_Paragraph_20_Font">ּ </text:span><text:span text:style-name="Default_20_Paragraph_20_Font">ב</text:span><text:span text:style-name="Default_20_Paragraph_20_Font">ָּ</text:span><text:span text:style-name="Default_20_Paragraph_20_Font">ש</text:span><text:span text:style-name="Default_20_Paragraph_20_Font">ָׂ</text:span><text:span text:style-name="Default_20_Paragraph_20_Font">ר</text:span><text:span text:style-name="Default_20_Paragraph_20_Font">?'. </text:span><text:span text:style-name="Default_20_Paragraph_20_Font">ז</text:span><text:span text:style-name="Default_20_Paragraph_20_Font">ָ</text:span><text:span text:style-name="Default_20_Paragraph_20_Font">כ</text:span><text:span text:style-name="Default_20_Paragraph_20_Font">ַ</text:span><text:span text:style-name="Default_20_Paragraph_20_Font">ר</text:span><text:span text:style-name="Default_20_Paragraph_20_Font">ְ</text:span><text:span text:style-name="Default_20_Paragraph_20_Font">נו</text:span><text:span text:style-name="Default_20_Paragraph_20_Font">ּ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ד</text:span><text:span text:style-name="Default_20_Paragraph_20_Font">ָּ</text:span><text:span text:style-name="Default_20_Paragraph_20_Font">ג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ֶׁ</text:span><text:span text:style-name="Default_20_Paragraph_20_Font">ר</text:span><text:span text:style-name="Default_20_Paragraph_20_Font"> </text:span><text:span text:style-name="Default_20_Paragraph_20_Font">נ</text:span><text:span text:style-name="Default_20_Paragraph_20_Font">ֹ</text:span><text:span text:style-name="Default_20_Paragraph_20_Font">אכ</text:span><text:span text:style-name="Default_20_Paragraph_20_Font">ַ</text:span><text:span text:style-name="Default_20_Paragraph_20_Font">ל</text:span><text:span text:style-name="Default_20_Paragraph_20_Font"> </text:span><text:span text:style-name="Default_20_Paragraph_20_Font">ב</text:span><text:span text:style-name="Default_20_Paragraph_20_Font">ְּ</text:span><text:span text:style-name="Default_20_Paragraph_20_Font">מ</text:span><text:span text:style-name="Default_20_Paragraph_20_Font">ִ</text:span><text:span text:style-name="Default_20_Paragraph_20_Font">צ</text:span><text:span text:style-name="Default_20_Paragraph_20_Font">ְ</text:span><text:span text:style-name="Default_20_Paragraph_20_Font">ר</text:span><text:span text:style-name="Default_20_Paragraph_20_Font">ַ</text:span><text:span text:style-name="Default_20_Paragraph_20_Font">י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ח</text:span><text:span text:style-name="Default_20_Paragraph_20_Font">ִ</text:span><text:span text:style-name="Default_20_Paragraph_20_Font">נ</text:span><text:span text:style-name="Default_20_Paragraph_20_Font">ָּ</text:span><text:span text:style-name="Default_20_Paragraph_20_Font">ם</text:span><text:span text:style-name="Default_20_Paragraph_20_Font">... </text:span><text:span text:style-name="Default_20_Paragraph_20_Font">ו</text:span><text:span text:style-name="Default_20_Paragraph_20_Font">ְ</text:span><text:span text:style-name="Default_20_Paragraph_20_Font">ע</text:span><text:span text:style-name="Default_20_Paragraph_20_Font">ַ</text:span><text:span text:style-name="Default_20_Paragraph_20_Font">ת</text:span><text:span text:style-name="Default_20_Paragraph_20_Font">ָּ</text:span><text:span text:style-name="Default_20_Paragraph_20_Font">ה</text:span><text:span text:style-name="Default_20_Paragraph_20_Font"> </text:span><text:span text:style-name="Default_20_Paragraph_20_Font">נ</text:span><text:span text:style-name="Default_20_Paragraph_20_Font">ַ</text:span><text:span text:style-name="Default_20_Paragraph_20_Font">פ</text:span><text:span text:style-name="Default_20_Paragraph_20_Font">ְ</text:span><text:span text:style-name="Default_20_Paragraph_20_Font">ש</text:span><text:span text:style-name="Default_20_Paragraph_20_Font">ֵׁ</text:span><text:span text:style-name="Default_20_Paragraph_20_Font">נו</text:span><text:span text:style-name="Default_20_Paragraph_20_Font">ּ </text:span><text:span text:style-name="Default_20_Paragraph_20_Font">י</text:span><text:span text:style-name="Default_20_Paragraph_20_Font">ְ</text:span><text:span text:style-name="Default_20_Paragraph_20_Font">ב</text:span><text:span text:style-name="Default_20_Paragraph_20_Font">ֵ</text:span><text:span text:style-name="Default_20_Paragraph_20_Font">ש</text:span><text:span text:style-name="Default_20_Paragraph_20_Font">ָׁ</text:span><text:span text:style-name="Default_20_Paragraph_20_Font">ה</text:span><text:span text:style-name="Default_20_Paragraph_20_Font"> </text:span><text:span text:style-name="Default_20_Paragraph_20_Font">א</text:span><text:span text:style-name="Default_20_Paragraph_20_Font">ֵ</text:span><text:span text:style-name="Default_20_Paragraph_20_Font">ין</text:span><text:span text:style-name="Default_20_Paragraph_20_Font"> </text:span><text:span text:style-name="Default_20_Paragraph_20_Font">כ</text:span><text:span text:style-name="Default_20_Paragraph_20_Font">ֹּ</text:span><text:span text:style-name="Default_20_Paragraph_20_Font">ל</text:span><text:span text:style-name="Default_20_Paragraph_20_Font"> </text:span><text:span text:style-name="Default_20_Paragraph_20_Font">ב</text:span><text:span text:style-name="Default_20_Paragraph_20_Font">ִּ</text:span><text:span text:style-name="Default_20_Paragraph_20_Font">ל</text:span><text:span text:style-name="Default_20_Paragraph_20_Font">ְ</text:span><text:span text:style-name="Default_20_Paragraph_20_Font">ת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ל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מ</text:span><text:span text:style-name="Default_20_Paragraph_20_Font">ָּ</text:span><text:span text:style-name="Default_20_Paragraph_20_Font">ן</text:span><text:span text:style-name="Default_20_Paragraph_20_Font"> </text:span><text:span text:style-name="Default_20_Paragraph_20_Font">ע</text:span><text:span text:style-name="Default_20_Paragraph_20_Font">ֵ</text:span><text:span text:style-name="Default_20_Paragraph_20_Font">ינ</text:span><text:span text:style-name="Default_20_Paragraph_20_Font">ֵ</text:span><text:span text:style-name="Default_20_Paragraph_20_Font">ינו</text:span><text:span text:style-name="Default_20_Paragraph_20_Font">ּ. </text:span><text:span text:style-name="Default_20_Paragraph_20_Font">ו</text:span><text:span text:style-name="Default_20_Paragraph_20_Font">ְ</text:span><text:span text:style-name="Default_20_Paragraph_20_Font">ה</text:span><text:span text:style-name="Default_20_Paragraph_20_Font">ַ</text:span><text:span text:style-name="Default_20_Paragraph_20_Font">מ</text:span><text:span text:style-name="Default_20_Paragraph_20_Font">ָּ</text:span><text:span text:style-name="Default_20_Paragraph_20_Font">ן</text:span><text:span text:style-name="Default_20_Paragraph_20_Font"> </text:span><text:span text:style-name="Default_20_Paragraph_20_Font">כ</text:span><text:span text:style-name="Default_20_Paragraph_20_Font">ִּ</text:span><text:span text:style-name="Default_20_Paragraph_20_Font">ז</text:span><text:span text:style-name="Default_20_Paragraph_20_Font">ְ</text:span><text:span text:style-name="Default_20_Paragraph_20_Font">ר</text:span><text:span text:style-name="Default_20_Paragraph_20_Font">ַ</text:span><text:span text:style-name="Default_20_Paragraph_20_Font">ע</text:span><text:span text:style-name="Default_20_Paragraph_20_Font"> </text:span><text:span text:style-name="Default_20_Paragraph_20_Font">ג</text:span><text:span text:style-name="Default_20_Paragraph_20_Font">ַּ</text:span><text:span text:style-name="Default_20_Paragraph_20_Font">ד</text:span><text:span text:style-name="Default_20_Paragraph_20_Font"> </text:span><text:span text:style-name="Default_20_Paragraph_20_Font">הו</text:span><text:span text:style-name="Default_20_Paragraph_20_Font">ּ</text:span><text:span text:style-name="Default_20_Paragraph_20_Font">א</text:span><text:span text:style-name="Default_20_Paragraph_20_Font">... </text:span><text:span text:style-name="Default_20_Paragraph_20_Font">ש</text:span><text:span text:style-name="Default_20_Paragraph_20_Font">ָׁ</text:span><text:span text:style-name="Default_20_Paragraph_20_Font">טו</text:span><text:span text:style-name="Default_20_Paragraph_20_Font">ּ </text:span><text:span text:style-name="Default_20_Paragraph_20_Font">ה</text:span><text:span text:style-name="Default_20_Paragraph_20_Font">ָ</text:span><text:span text:style-name="Default_20_Paragraph_20_Font">ע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ל</text:span><text:span text:style-name="Default_20_Paragraph_20_Font">ָ</text:span><text:span text:style-name="Default_20_Paragraph_20_Font">ק</text:span><text:span text:style-name="Default_20_Paragraph_20_Font">ְ</text:span><text:span text:style-name="Default_20_Paragraph_20_Font">טו</text:span><text:span text:style-name="Default_20_Paragraph_20_Font">ּ </text:span><text:span text:style-name="Default_20_Paragraph_20_Font">ו</text:span><text:span text:style-name="Default_20_Paragraph_20_Font">ְ</text:span><text:span text:style-name="Default_20_Paragraph_20_Font">ט</text:span><text:span text:style-name="Default_20_Paragraph_20_Font">ָ</text:span><text:span text:style-name="Default_20_Paragraph_20_Font">ח</text:span><text:span text:style-name="Default_20_Paragraph_20_Font">ֲ</text:span><text:span text:style-name="Default_20_Paragraph_20_Font">נו</text:span><text:span text:style-name="Default_20_Paragraph_20_Font">ּ </text:span><text:span text:style-name="Default_20_Paragraph_20_Font">ב</text:span><text:span text:style-name="Default_20_Paragraph_20_Font">ָ</text:span><text:span text:style-name="Default_20_Paragraph_20_Font">ר</text:span><text:span text:style-name="Default_20_Paragraph_20_Font">ֵ</text:span><text:span text:style-name="Default_20_Paragraph_20_Font">ח</text:span><text:span text:style-name="Default_20_Paragraph_20_Font">ַ</text:span><text:span text:style-name="Default_20_Paragraph_20_Font">י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או</text:span><text:span text:style-name="Default_20_Paragraph_20_Font">ֹ </text:span><text:span text:style-name="Default_20_Paragraph_20_Font">ד</text:span><text:span text:style-name="Default_20_Paragraph_20_Font">ָ</text:span><text:span text:style-name="Default_20_Paragraph_20_Font">כו</text:span><text:span text:style-name="Default_20_Paragraph_20_Font">ּ </text:span><text:span text:style-name="Default_20_Paragraph_20_Font">ב</text:span><text:span text:style-name="Default_20_Paragraph_20_Font">ַּ</text:span><text:span text:style-name="Default_20_Paragraph_20_Font">מ</text:span><text:span text:style-name="Default_20_Paragraph_20_Font">ְּ</text:span><text:span text:style-name="Default_20_Paragraph_20_Font">ד</text:span><text:span text:style-name="Default_20_Paragraph_20_Font">ֹ</text:span><text:span text:style-name="Default_20_Paragraph_20_Font">כ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ו</text:span><text:span text:style-name="Default_20_Paragraph_20_Font">ּ</text:span><text:span text:style-name="Default_20_Paragraph_20_Font">ב</text:span><text:span text:style-name="Default_20_Paragraph_20_Font">ִ</text:span><text:span text:style-name="Default_20_Paragraph_20_Font">ש</text:span><text:span text:style-name="Default_20_Paragraph_20_Font">ְּׁ</text:span><text:span text:style-name="Default_20_Paragraph_20_Font">לו</text:span><text:span text:style-name="Default_20_Paragraph_20_Font">ּ </text:span><text:span text:style-name="Default_20_Paragraph_20_Font">ב</text:span><text:span text:style-name="Default_20_Paragraph_20_Font">ַּ</text:span><text:span text:style-name="Default_20_Paragraph_20_Font">פ</text:span><text:span text:style-name="Default_20_Paragraph_20_Font">ָּ</text:span><text:span text:style-name="Default_20_Paragraph_20_Font">רו</text:span><text:span text:style-name="Default_20_Paragraph_20_Font">ּ</text:span><text:span text:style-name="Default_20_Paragraph_20_Font">ר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ע</text:span><text:span text:style-name="Default_20_Paragraph_20_Font">ָ</text:span><text:span text:style-name="Default_20_Paragraph_20_Font">ש</text:span><text:span text:style-name="Default_20_Paragraph_20_Font">ׂ</text:span><text:span text:style-name="Default_20_Paragraph_20_Font">ו</text:span><text:span text:style-name="Default_20_Paragraph_20_Font">ּ </text:span><text:span text:style-name="Default_20_Paragraph_20_Font">א</text:span><text:span text:style-name="Default_20_Paragraph_20_Font">ֹ</text:span><text:span text:style-name="Default_20_Paragraph_20_Font">תו</text:span><text:span text:style-name="Default_20_Paragraph_20_Font">ֹ </text:span><text:span text:style-name="Default_20_Paragraph_20_Font">ע</text:span><text:span text:style-name="Default_20_Paragraph_20_Font">ֻ</text:span><text:span text:style-name="Default_20_Paragraph_20_Font">גו</text:span><text:span text:style-name="Default_20_Paragraph_20_Font">ֹ</text:span><text:span text:style-name="Default_20_Paragraph_20_Font">ת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ה</text:span><text:span text:style-name="Default_20_Paragraph_20_Font">ָ</text:span><text:span text:style-name="Default_20_Paragraph_20_Font">י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ט</text:span><text:span text:style-name="Default_20_Paragraph_20_Font">ַ</text:span><text:span text:style-name="Default_20_Paragraph_20_Font">ע</text:span><text:span text:style-name="Default_20_Paragraph_20_Font">ְ</text:span><text:span text:style-name="Default_20_Paragraph_20_Font">מו</text:span><text:span text:style-name="Default_20_Paragraph_20_Font">ֹ </text:span><text:span text:style-name="Default_20_Paragraph_20_Font">כ</text:span><text:span text:style-name="Default_20_Paragraph_20_Font">ְּ</text:span><text:span text:style-name="Default_20_Paragraph_20_Font">ט</text:span><text:span text:style-name="Default_20_Paragraph_20_Font">ַ</text:span><text:span text:style-name="Default_20_Paragraph_20_Font">ע</text:span><text:span text:style-name="Default_20_Paragraph_20_Font">ַ</text:span><text:span text:style-name="Default_20_Paragraph_20_Font">ם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ש</text:span><text:span text:style-name="Default_20_Paragraph_20_Font">ַׁ</text:span><text:span text:style-name="Default_20_Paragraph_20_Font">ד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ש</text:span><text:span text:style-name="Default_20_Paragraph_20_Font">ָּׁ</text:span><text:span text:style-name="Default_20_Paragraph_20_Font">מ</text:span><text:span text:style-name="Default_20_Paragraph_20_Font">ֶ</text:span><text:span text:style-name="Default_20_Paragraph_20_Font">ן</text:span><text:span text:style-name="Default_20_Paragraph_20_Font"> <text:s text:c="8"/>(</text:span><text:span text:style-name="Default_20_Paragraph_20_Font">במדבר</text:span><text:span text:style-name="Default_20_Paragraph_20_Font"> </text:span><text:span text:style-name="Default_20_Paragraph_20_Font">י</text:span><text:span text:style-name="Default_20_Paragraph_20_Font">"</text:span><text:span text:style-name="Default_20_Paragraph_20_Font">א</text:span><text:span text:style-name="Default_20_Paragraph_20_Font">, </text:span><text:span text:style-name="Default_20_Paragraph_20_Font">ד</text:span><text:span text:style-name="Default_20_Paragraph_20_Font">-</text:span><text:span text:style-name="Default_20_Paragraph_20_Font">ח</text:span><text:span text:style-name="Default_20_Paragraph_20_Font">).</text:span></text:p>
      <text:p text:style-name="P3"><text:span text:style-name="Default_20_Paragraph_20_Font">בנוסף</text:span><text:span text:style-name="Default_20_Paragraph_20_Font"> </text:span><text:span text:style-name="Default_20_Paragraph_20_Font">לתאווה</text:span><text:span text:style-name="Default_20_Paragraph_20_Font">, </text:span><text:span text:style-name="Default_20_Paragraph_20_Font">האספסוף</text:span><text:span text:style-name="Default_20_Paragraph_20_Font"> </text:span><text:span text:style-name="Default_20_Paragraph_20_Font">גילו</text:span><text:span text:style-name="Default_20_Paragraph_20_Font"> </text:span><text:span text:style-name="Default_20_Paragraph_20_Font">גם</text:span><text:span text:style-name="Default_20_Paragraph_20_Font"> </text:span><text:span text:style-name="Default_20_Paragraph_20_Font"><text:span text:style-name="T3">עצלות</text:span></text:span><text:span text:style-name="Default_20_Paragraph_20_Font">: </text:span><text:span text:style-name="Default_20_Paragraph_20_Font">הם</text:span><text:span text:style-name="Default_20_Paragraph_20_Font"> </text:span><text:span text:style-name="Default_20_Paragraph_20_Font">התגעגעו</text:span><text:span text:style-name="Default_20_Paragraph_20_Font"> </text:span><text:span text:style-name="Default_20_Paragraph_20_Font">לתקופה</text:span><text:span text:style-name="Default_20_Paragraph_20_Font"> </text:span><text:span text:style-name="Default_20_Paragraph_20_Font">שבה</text:span><text:span text:style-name="Default_20_Paragraph_20_Font"> </text:span><text:span text:style-name="Default_20_Paragraph_20_Font">חיו</text:span><text:span text:style-name="Default_20_Paragraph_20_Font"> </text:span><text:span text:style-name="Default_20_Paragraph_20_Font">במצרים</text:span><text:span text:style-name="Default_20_Paragraph_20_Font"> </text:span><text:span text:style-name="Default_20_Paragraph_20_Font">וקיבלו</text:span><text:span text:style-name="Default_20_Paragraph_20_Font"> </text:span><text:span text:style-name="Default_20_Paragraph_20_Font">דגים</text:span><text:span text:style-name="Default_20_Paragraph_20_Font"> </text:span><text:span text:style-name="Default_20_Paragraph_20_Font">בחינם</text:span><text:span text:style-name="Default_20_Paragraph_20_Font">; </text:span><text:span text:style-name="Default_20_Paragraph_20_Font">הם</text:span><text:span text:style-name="Default_20_Paragraph_20_Font"> </text:span><text:span text:style-name="Default_20_Paragraph_20_Font">התמרמרו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תפריט</text:span><text:span text:style-name="Default_20_Paragraph_20_Font"> </text:span><text:span text:style-name="Default_20_Paragraph_20_Font">שלהם</text:span><text:span text:style-name="Default_20_Paragraph_20_Font"> </text:span><text:span text:style-name="Default_20_Paragraph_20_Font">במדבר</text:span><text:span text:style-name="Default_20_Paragraph_20_Font">, </text:span><text:span text:style-name="Default_20_Paragraph_20_Font">שדרש</text:span><text:span text:style-name="Default_20_Paragraph_20_Font"> </text:span><text:span text:style-name="Default_20_Paragraph_20_Font">מהם</text:span><text:span text:style-name="Default_20_Paragraph_20_Font"> </text:span><text:span text:style-name="Default_20_Paragraph_20_Font">לטחון</text:span><text:span text:style-name="Default_20_Paragraph_20_Font"> </text:span><text:span text:style-name="Default_20_Paragraph_20_Font">ולדוך</text:span><text:span text:style-name="Default_20_Paragraph_20_Font"> </text:span><text:span text:style-name="Default_20_Paragraph_20_Font">גרעיני</text:span><text:span text:style-name="Default_20_Paragraph_20_Font"> </text:span><text:span text:style-name="Default_20_Paragraph_20_Font">מן</text:span><text:span text:style-name="Default_20_Paragraph_20_Font">.</text:span></text:p>
      <text:p text:style-name="P10"><text:span text:style-name="Default_20_Paragraph_20_Font">ה</text:span><text:span text:style-name="Default_20_Paragraph_20_Font">' </text:span><text:span text:style-name="Default_20_Paragraph_20_Font">שמע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תלונתם</text:span><text:span text:style-name="Default_20_Paragraph_20_Font"> </text:span><text:span text:style-name="Default_20_Paragraph_20_Font">והבטיח</text:span><text:span text:style-name="Default_20_Paragraph_20_Font"> </text:span><text:span text:style-name="Default_20_Paragraph_20_Font">שייתן</text:span><text:span text:style-name="Default_20_Paragraph_20_Font"> </text:span><text:span text:style-name="Default_20_Paragraph_20_Font">להם</text:span><text:span text:style-name="Default_20_Paragraph_20_Font"> </text:span><text:span text:style-name="Default_20_Paragraph_20_Font">בשר</text:span><text:span text:style-name="Default_20_Paragraph_20_Font"> </text:span><text:span text:style-name="Default_20_Paragraph_20_Font">בחינם</text:span><text:span text:style-name="Default_20_Paragraph_20_Font">, </text:span><text:span text:style-name="Default_20_Paragraph_20_Font">כמו</text:span><text:span text:style-name="Default_20_Paragraph_20_Font"> </text:span><text:span text:style-name="Default_20_Paragraph_20_Font">שביקשו</text:span><text:span text:style-name="Default_20_Paragraph_20_Font">:</text:span></text:p>
      <text:p text:style-name="P6"><text:span text:style-name="Default_20_Paragraph_20_Font">ו</text:span><text:span text:style-name="Default_20_Paragraph_20_Font">ְ</text:span><text:span text:style-name="Default_20_Paragraph_20_Font">א</text:span><text:span text:style-name="Default_20_Paragraph_20_Font">ֶ</text:span><text:span text:style-name="Default_20_Paragraph_20_Font">ל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ע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ת</text:span><text:span text:style-name="Default_20_Paragraph_20_Font">ֹּ</text:span><text:span text:style-name="Default_20_Paragraph_20_Font">אמ</text:span><text:span text:style-name="Default_20_Paragraph_20_Font">ַ</text:span><text:span text:style-name="Default_20_Paragraph_20_Font">ר</text:span><text:span text:style-name="Default_20_Paragraph_20_Font"> '</text:span><text:span text:style-name="Default_20_Paragraph_20_Font">ה</text:span><text:span text:style-name="Default_20_Paragraph_20_Font">ִ</text:span><text:span text:style-name="Default_20_Paragraph_20_Font">ת</text:span><text:span text:style-name="Default_20_Paragraph_20_Font">ְ</text:span><text:span text:style-name="Default_20_Paragraph_20_Font">ק</text:span><text:span text:style-name="Default_20_Paragraph_20_Font">ַ</text:span><text:span text:style-name="Default_20_Paragraph_20_Font">ד</text:span><text:span text:style-name="Default_20_Paragraph_20_Font">ְּ</text:span><text:span text:style-name="Default_20_Paragraph_20_Font">ש</text:span><text:span text:style-name="Default_20_Paragraph_20_Font">ׁ</text:span><text:span text:style-name="Default_20_Paragraph_20_Font">ו</text:span><text:span text:style-name="Default_20_Paragraph_20_Font">ּ </text:span><text:span text:style-name="Default_20_Paragraph_20_Font">ל</text:span><text:span text:style-name="Default_20_Paragraph_20_Font">ְ</text:span><text:span text:style-name="Default_20_Paragraph_20_Font">מ</text:span><text:span text:style-name="Default_20_Paragraph_20_Font">ָ</text:span><text:span text:style-name="Default_20_Paragraph_20_Font">ח</text:span><text:span text:style-name="Default_20_Paragraph_20_Font">ָ</text:span><text:span text:style-name="Default_20_Paragraph_20_Font">ר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א</text:span><text:span text:style-name="Default_20_Paragraph_20_Font">ֲ</text:span><text:span text:style-name="Default_20_Paragraph_20_Font">כ</text:span><text:span text:style-name="Default_20_Paragraph_20_Font">ַ</text:span><text:span text:style-name="Default_20_Paragraph_20_Font">ל</text:span><text:span text:style-name="Default_20_Paragraph_20_Font">ְ</text:span><text:span text:style-name="Default_20_Paragraph_20_Font">ת</text:span><text:span text:style-name="Default_20_Paragraph_20_Font">ֶּ</text:span><text:span text:style-name="Default_20_Paragraph_20_Font">ם</text:span><text:span text:style-name="Default_20_Paragraph_20_Font"> </text:span><text:span text:style-name="Default_20_Paragraph_20_Font">ב</text:span><text:span text:style-name="Default_20_Paragraph_20_Font">ָּ</text:span><text:span text:style-name="Default_20_Paragraph_20_Font">ש</text:span><text:span text:style-name="Default_20_Paragraph_20_Font">ָׂ</text:span><text:span text:style-name="Default_20_Paragraph_20_Font">ר</text:span><text:span text:style-name="Default_20_Paragraph_20_Font">, </text:span><text:span text:style-name="Default_20_Paragraph_20_Font">כ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ב</text:span><text:span text:style-name="Default_20_Paragraph_20_Font">ְּ</text:span><text:span text:style-name="Default_20_Paragraph_20_Font">כ</text:span><text:span text:style-name="Default_20_Paragraph_20_Font">ִ</text:span><text:span text:style-name="Default_20_Paragraph_20_Font">ית</text:span><text:span text:style-name="Default_20_Paragraph_20_Font">ֶ</text:span><text:span text:style-name="Default_20_Paragraph_20_Font">ם</text:span><text:span text:style-name="Default_20_Paragraph_20_Font"> </text:span><text:span text:style-name="Default_20_Paragraph_20_Font">ב</text:span><text:span text:style-name="Default_20_Paragraph_20_Font">ְּ</text:span><text:span text:style-name="Default_20_Paragraph_20_Font">א</text:span><text:span text:style-name="Default_20_Paragraph_20_Font">ָ</text:span><text:span text:style-name="Default_20_Paragraph_20_Font">ז</text:span><text:span text:style-name="Default_20_Paragraph_20_Font">ְ</text:span><text:span text:style-name="Default_20_Paragraph_20_Font">נ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ל</text:span><text:span text:style-name="Default_20_Paragraph_20_Font">ֵ</text:span><text:span text:style-name="Default_20_Paragraph_20_Font">אמ</text:span><text:span text:style-name="Default_20_Paragraph_20_Font">ֹ</text:span><text:span text:style-name="Default_20_Paragraph_20_Font">ר</text:span><text:span text:style-name="Default_20_Paragraph_20_Font"> '</text:span><text:span text:style-name="Default_20_Paragraph_20_Font">מ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י</text:span><text:span text:style-name="Default_20_Paragraph_20_Font">ַ</text:span><text:span text:style-name="Default_20_Paragraph_20_Font">א</text:span><text:span text:style-name="Default_20_Paragraph_20_Font">ֲ</text:span><text:span text:style-name="Default_20_Paragraph_20_Font">כ</text:span><text:span text:style-name="Default_20_Paragraph_20_Font">ִ</text:span><text:span text:style-name="Default_20_Paragraph_20_Font">ל</text:span><text:span text:style-name="Default_20_Paragraph_20_Font">ֵ</text:span><text:span text:style-name="Default_20_Paragraph_20_Font">נו</text:span><text:span text:style-name="Default_20_Paragraph_20_Font">ּ </text:span><text:span text:style-name="Default_20_Paragraph_20_Font">ב</text:span><text:span text:style-name="Default_20_Paragraph_20_Font">ָּ</text:span><text:span text:style-name="Default_20_Paragraph_20_Font">ש</text:span><text:span text:style-name="Default_20_Paragraph_20_Font">ָׂ</text:span><text:span text:style-name="Default_20_Paragraph_20_Font">ר</text:span><text:span text:style-name="Default_20_Paragraph_20_Font"> </text:span><text:span text:style-name="Default_20_Paragraph_20_Font">כ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טו</text:span><text:span text:style-name="Default_20_Paragraph_20_Font">ֹ</text:span><text:span text:style-name="Default_20_Paragraph_20_Font">ב</text:span><text:span text:style-name="Default_20_Paragraph_20_Font"> </text:span><text:span text:style-name="Default_20_Paragraph_20_Font">ל</text:span><text:span text:style-name="Default_20_Paragraph_20_Font">ָ</text:span><text:span text:style-name="Default_20_Paragraph_20_Font">נו</text:span><text:span text:style-name="Default_20_Paragraph_20_Font">ּ </text:span><text:span text:style-name="Default_20_Paragraph_20_Font">ב</text:span><text:span text:style-name="Default_20_Paragraph_20_Font">ְּ</text:span><text:span text:style-name="Default_20_Paragraph_20_Font">מ</text:span><text:span text:style-name="Default_20_Paragraph_20_Font">ִ</text:span><text:span text:style-name="Default_20_Paragraph_20_Font">צ</text:span><text:span text:style-name="Default_20_Paragraph_20_Font">ְ</text:span><text:span text:style-name="Default_20_Paragraph_20_Font">ר</text:span><text:span text:style-name="Default_20_Paragraph_20_Font">ָ</text:span><text:span text:style-name="Default_20_Paragraph_20_Font">י</text:span><text:span text:style-name="Default_20_Paragraph_20_Font">ִ</text:span><text:span text:style-name="Default_20_Paragraph_20_Font">ם</text:span><text:span text:style-name="Default_20_Paragraph_20_Font">', </text:span><text:span text:style-name="Default_20_Paragraph_20_Font"><text:span text:style-name="T3">ו</text:span></text:span><text:span text:style-name="Default_20_Paragraph_20_Font"><text:span text:style-name="T3">ְ</text:span></text:span><text:span text:style-name="Default_20_Paragraph_20_Font"><text:span text:style-name="T3">נ</text:span></text:span><text:span text:style-name="Default_20_Paragraph_20_Font"><text:span text:style-name="T3">ָ</text:span></text:span><text:span text:style-name="Default_20_Paragraph_20_Font"><text:span text:style-name="T3">ת</text:span></text:span><text:span text:style-name="Default_20_Paragraph_20_Font"><text:span text:style-name="T3">ַ</text:span></text:span><text:span text:style-name="Default_20_Paragraph_20_Font"><text:span text:style-name="T3">ן</text:span>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ל</text:span><text:span text:style-name="Default_20_Paragraph_20_Font">ָ</text:span><text:span text:style-name="Default_20_Paragraph_20_Font">כ</text:span><text:span text:style-name="Default_20_Paragraph_20_Font">ֶ</text:span><text:span text:style-name="Default_20_Paragraph_20_Font">ם</text:span><text:span text:style-name="Default_20_Paragraph_20_Font"> </text:span><text:span text:style-name="Default_20_Paragraph_20_Font">ב</text:span><text:span text:style-name="Default_20_Paragraph_20_Font">ָּ</text:span><text:span text:style-name="Default_20_Paragraph_20_Font">ש</text:span><text:span text:style-name="Default_20_Paragraph_20_Font">ָׂ</text:span><text:span text:style-name="Default_20_Paragraph_20_Font">ר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א</text:span><text:span text:style-name="Default_20_Paragraph_20_Font">ֲ</text:span><text:span text:style-name="Default_20_Paragraph_20_Font">כ</text:span><text:span text:style-name="Default_20_Paragraph_20_Font">ַ</text:span><text:span text:style-name="Default_20_Paragraph_20_Font">ל</text:span><text:span text:style-name="Default_20_Paragraph_20_Font">ְ</text:span><text:span text:style-name="Default_20_Paragraph_20_Font">ת</text:span><text:span text:style-name="Default_20_Paragraph_20_Font">ֶּ</text:span><text:span text:style-name="Default_20_Paragraph_20_Font">ם</text:span><text:span text:style-name="Default_20_Paragraph_20_Font"> (</text:span><text:span text:style-name="Default_20_Paragraph_20_Font">שם</text:span><text:span text:style-name="Default_20_Paragraph_20_Font">, </text:span><text:span text:style-name="Default_20_Paragraph_20_Font">יח</text:span><text:span text:style-name="Default_20_Paragraph_20_Font">).</text:span></text:p>
      <text:p text:style-name="P3"><text:span text:style-name="Default_20_Paragraph_20_Font">אולם</text:span><text:span text:style-name="Default_20_Paragraph_20_Font"> </text:span><text:span text:style-name="Default_20_Paragraph_20_Font">התאווה</text:span><text:span text:style-name="Default_20_Paragraph_20_Font"> </text:span><text:span text:style-name="Default_20_Paragraph_20_Font">המוגזמת</text:span><text:span text:style-name="Default_20_Paragraph_20_Font"> </text:span><text:span text:style-name="Default_20_Paragraph_20_Font">שלהם</text:span><text:span text:style-name="Default_20_Paragraph_20_Font"> </text:span><text:span text:style-name="Default_20_Paragraph_20_Font">לבשר</text:span><text:span text:style-name="Default_20_Paragraph_20_Font"> </text:span><text:span text:style-name="Default_20_Paragraph_20_Font">גרמה</text:span><text:span text:style-name="Default_20_Paragraph_20_Font"> </text:span><text:span text:style-name="Default_20_Paragraph_20_Font">בסופ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דבר</text:span><text:span text:style-name="Default_20_Paragraph_20_Font"> </text:span><text:span text:style-name="Default_20_Paragraph_20_Font">למותם</text:span><text:span text:style-name="Default_20_Paragraph_20_Font">:</text:span></text:p>
      <text:p text:style-name="P6"><text:span text:style-name="Default_20_Paragraph_20_Font">ו</text:span><text:span text:style-name="Default_20_Paragraph_20_Font">ַ</text:span><text:span text:style-name="Default_20_Paragraph_20_Font">י</text:span><text:span text:style-name="Default_20_Paragraph_20_Font">ִּ</text:span><text:span text:style-name="Default_20_Paragraph_20_Font">ק</text:span><text:span text:style-name="Default_20_Paragraph_20_Font">ְ</text:span><text:span text:style-name="Default_20_Paragraph_20_Font">ר</text:span><text:span text:style-name="Default_20_Paragraph_20_Font">ָ</text:span><text:span text:style-name="Default_20_Paragraph_20_Font">א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ש</text:span><text:span text:style-name="Default_20_Paragraph_20_Font">ֵׁ</text:span><text:span text:style-name="Default_20_Paragraph_20_Font">ם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מ</text:span><text:span text:style-name="Default_20_Paragraph_20_Font">ָּ</text:span><text:span text:style-name="Default_20_Paragraph_20_Font">קו</text:span><text:span text:style-name="Default_20_Paragraph_20_Font">ֹ</text:span><text:span text:style-name="Default_20_Paragraph_20_Font">ם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הו</text:span><text:span text:style-name="Default_20_Paragraph_20_Font">ּ</text:span><text:span text:style-name="Default_20_Paragraph_20_Font">א</text:span><text:span text:style-name="Default_20_Paragraph_20_Font"> '</text:span><text:span text:style-name="Default_20_Paragraph_20_Font">ק</text:span><text:span text:style-name="Default_20_Paragraph_20_Font">ִ</text:span><text:span text:style-name="Default_20_Paragraph_20_Font">ב</text:span><text:span text:style-name="Default_20_Paragraph_20_Font">ְ</text:span><text:span text:style-name="Default_20_Paragraph_20_Font">רו</text:span><text:span text:style-name="Default_20_Paragraph_20_Font">ֹ</text:span><text:span text:style-name="Default_20_Paragraph_20_Font">ת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ת</text:span><text:span text:style-name="Default_20_Paragraph_20_Font">ַּ</text:span><text:span text:style-name="Default_20_Paragraph_20_Font">א</text:span><text:span text:style-name="Default_20_Paragraph_20_Font">ֲ</text:span><text:span text:style-name="Default_20_Paragraph_20_Font">ו</text:span><text:span text:style-name="Default_20_Paragraph_20_Font">ָ</text:span><text:span text:style-name="Default_20_Paragraph_20_Font">ה</text:span><text:span text:style-name="Default_20_Paragraph_20_Font">', </text:span><text:span text:style-name="Default_20_Paragraph_20_Font">כ</text:span><text:span text:style-name="Default_20_Paragraph_20_Font">ִּ</text:span><text:span text:style-name="Default_20_Paragraph_20_Font">י</text:span><text:span text:style-name="Default_20_Paragraph_20_Font"> </text:span><text:span text:style-name="Default_20_Paragraph_20_Font">ש</text:span><text:span text:style-name="Default_20_Paragraph_20_Font">ָׁ</text:span><text:span text:style-name="Default_20_Paragraph_20_Font">ם</text:span><text:span text:style-name="Default_20_Paragraph_20_Font"> </text:span><text:span text:style-name="Default_20_Paragraph_20_Font">ק</text:span><text:span text:style-name="Default_20_Paragraph_20_Font">ָ</text:span><text:span text:style-name="Default_20_Paragraph_20_Font">ב</text:span><text:span text:style-name="Default_20_Paragraph_20_Font">ְ</text:span><text:span text:style-name="Default_20_Paragraph_20_Font">רו</text:span><text:span text:style-name="Default_20_Paragraph_20_Font">ּ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ע</text:span><text:span text:style-name="Default_20_Paragraph_20_Font">ָ</text:span><text:span text:style-name="Default_20_Paragraph_20_Font">ם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מ</text:span><text:span text:style-name="Default_20_Paragraph_20_Font">ִּ</text:span><text:span text:style-name="Default_20_Paragraph_20_Font">ת</text:span><text:span text:style-name="Default_20_Paragraph_20_Font">ְ</text:span><text:span text:style-name="Default_20_Paragraph_20_Font">א</text:span><text:span text:style-name="Default_20_Paragraph_20_Font">ַ</text:span><text:span text:style-name="Default_20_Paragraph_20_Font">ו</text:span><text:span text:style-name="Default_20_Paragraph_20_Font">ִּ</text:span><text:span text:style-name="Default_20_Paragraph_20_Font">ים</text:span><text:span text:style-name="Default_20_Paragraph_20_Font"> <text:s/>(</text:span><text:span text:style-name="Default_20_Paragraph_20_Font">שם</text:span><text:span text:style-name="Default_20_Paragraph_20_Font">, </text:span><text:span text:style-name="Default_20_Paragraph_20_Font">לד</text:span><text:span text:style-name="Default_20_Paragraph_20_Font">).</text:span></text:p>
      <text:p text:style-name="P10"><text:span text:style-name="Default_20_Paragraph_20_Font">מכאן</text:span><text:span text:style-name="Default_20_Paragraph_20_Font"> </text:span><text:span text:style-name="Default_20_Paragraph_20_Font">אפשר</text:span><text:span text:style-name="Default_20_Paragraph_20_Font"> </text:span><text:span text:style-name="Default_20_Paragraph_20_Font">לפרש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פסוק</text:span><text:span text:style-name="Default_20_Paragraph_20_Font"> </text:span><text:span text:style-name="Default_20_Paragraph_20_Font">שלנו</text:span><text:span text:style-name="Default_20_Paragraph_20_Font">: </text:span><text:span text:style-name="Default_20_Paragraph_20_Font">העצל</text:span><text:span text:style-name="Default_20_Paragraph_20_Font"> </text:span><text:span text:style-name="Default_20_Paragraph_20_Font">מתאווה</text:span><text:span text:style-name="Default_20_Paragraph_20_Font"> </text:span><text:span text:style-name="Default_20_Paragraph_20_Font">להשיג</text:span><text:span text:style-name="Default_20_Paragraph_20_Font"> </text:span><text:span text:style-name="Default_20_Paragraph_20_Font">הרבה</text:span><text:span text:style-name="Default_20_Paragraph_20_Font"> </text:span><text:span text:style-name="Default_20_Paragraph_20_Font">בלי</text:span><text:span text:style-name="Default_20_Paragraph_20_Font"> </text:span><text:span text:style-name="Default_20_Paragraph_20_Font">לעבוד</text:span><text:span text:style-name="Default_20_Paragraph_20_Font">. </text:span><text:span text:style-name="Default_20_Paragraph_20_Font">תאווה</text:span><text:span text:style-name="Default_20_Paragraph_20_Font"> </text:span><text:span text:style-name="Default_20_Paragraph_20_Font">ז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העצל</text:span><text:span text:style-name="Default_20_Paragraph_20_Font"> </text:span><text:span text:style-name="Default_20_Paragraph_20_Font">עלולה</text:span><text:span text:style-name="Default_20_Paragraph_20_Font"> </text:span><text:span text:style-name="Default_20_Paragraph_20_Font">להביא</text:span><text:span text:style-name="Default_20_Paragraph_20_Font"> </text:span><text:span text:style-name="Default_20_Paragraph_20_Font">למותו</text:span><text:span text:style-name="Default_20_Paragraph_20_Font">, </text:span><text:span text:style-name="Default_20_Paragraph_20_Font">כמו</text:span><text:span text:style-name="Default_20_Paragraph_20_Font"> </text:span><text:span text:style-name="Default_20_Paragraph_20_Font">שקרה</text:span><text:span text:style-name="Default_20_Paragraph_20_Font"> </text:span><text:span text:style-name="Default_20_Paragraph_20_Font">לאספסוף</text:span><text:span text:style-name="Default_20_Paragraph_20_Font"> </text:span><text:span text:style-name="Default_20_Paragraph_20_Font">בקברות</text:span><text:span text:style-name="Default_20_Paragraph_20_Font"> </text:span><text:span text:style-name="Default_20_Paragraph_20_Font">התאוה</text:span><text:span text:style-name="Default_20_Paragraph_20_Font">. </text:span><text:span text:style-name="Default_20_Paragraph_20_Font">מצב</text:span><text:span text:style-name="Default_20_Paragraph_20_Font"> </text:span><text:span text:style-name="Default_20_Paragraph_20_Font">זה</text:span><text:span text:style-name="Default_20_Paragraph_20_Font">, </text:span><text:span text:style-name="Default_20_Paragraph_20_Font">שבו</text:span><text:span text:style-name="Default_20_Paragraph_20_Font"> </text:span><text:span text:style-name="Default_20_Paragraph_20_Font">יש</text:span><text:span text:style-name="Default_20_Paragraph_20_Font"> </text:span><text:span text:style-name="Default_20_Paragraph_20_Font">אנשים</text:span><text:span text:style-name="Default_20_Paragraph_20_Font"> </text:span><text:span text:style-name="Default_20_Paragraph_20_Font">עצלים</text:span><text:span text:style-name="Default_20_Paragraph_20_Font"> </text:span><text:span text:style-name="Default_20_Paragraph_20_Font">היושבים</text:span><text:span text:style-name="Default_20_Paragraph_20_Font"> </text:span><text:span text:style-name="Default_20_Paragraph_20_Font">כל</text:span><text:span text:style-name="Default_20_Paragraph_20_Font"> </text:span><text:span text:style-name="Default_20_Paragraph_20_Font">היום</text:span><text:span text:style-name="Default_20_Paragraph_20_Font"> </text:span><text:span text:style-name="Default_20_Paragraph_20_Font">ומתאווים</text:span><text:span text:style-name="Default_20_Paragraph_20_Font"> </text:span><text:span text:style-name="Default_20_Paragraph_20_Font">ואינם</text:span><text:span text:style-name="Default_20_Paragraph_20_Font"> </text:span><text:span text:style-name="Default_20_Paragraph_20_Font">עושים</text:span><text:span text:style-name="Default_20_Paragraph_20_Font"> </text:span><text:span text:style-name="Default_20_Paragraph_20_Font">כלום</text:span><text:span text:style-name="Default_20_Paragraph_20_Font">, </text:span><text:span text:style-name="Default_20_Paragraph_20_Font">עלול</text:span><text:span text:style-name="Default_20_Paragraph_20_Font"> </text:span><text:span text:style-name="Default_20_Paragraph_20_Font">לגרום</text:span><text:span text:style-name="Default_20_Paragraph_20_Font"> </text:span><text:span text:style-name="Default_20_Paragraph_20_Font">לאנשים</text:span><text:span text:style-name="Default_20_Paragraph_20_Font"> </text:span><text:span text:style-name="Default_20_Paragraph_20_Font">אחרים</text:span><text:span text:style-name="Default_20_Paragraph_20_Font"> </text:span><text:span text:style-name="Default_20_Paragraph_20_Font">שלא</text:span><text:span text:style-name="Default_20_Paragraph_20_Font"> </text:span><text:span text:style-name="Default_20_Paragraph_20_Font">לעזור</text:span><text:span text:style-name="Default_20_Paragraph_20_Font"> </text:span><text:span text:style-name="Default_20_Paragraph_20_Font">לנזקקים</text:span><text:span text:style-name="Default_20_Paragraph_20_Font"> </text:span><text:span text:style-name="Default_20_Paragraph_20_Font">ולא</text:span><text:span text:style-name="Default_20_Paragraph_20_Font"> </text:span><text:span text:style-name="Default_20_Paragraph_20_Font">לתת</text:span><text:span text:style-name="Default_20_Paragraph_20_Font"> </text:span><text:span text:style-name="Default_20_Paragraph_20_Font">צדקה</text:span><text:span text:style-name="Default_20_Paragraph_20_Font"> </text:span><text:span text:style-name="Default_20_Paragraph_20_Font">שום</text:span><text:span text:style-name="Default_20_Paragraph_20_Font"> </text:span><text:span text:style-name="Default_20_Paragraph_20_Font">דבר</text:span><text:span text:style-name="Default_20_Paragraph_20_Font"> </text:span><text:span text:style-name="Default_20_Paragraph_20_Font">לאף</text:span><text:span text:style-name="Default_20_Paragraph_20_Font"> </text:span><text:span text:style-name="Default_20_Paragraph_20_Font">אחד</text:span><text:span text:style-name="Default_20_Paragraph_20_Font">, </text:span><text:span text:style-name="Default_20_Paragraph_20_Font">מחשש</text:span><text:span text:style-name="Default_20_Paragraph_20_Font"> </text:span><text:span text:style-name="Default_20_Paragraph_20_Font">שמא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עצלן</text:span><text:span text:style-name="Default_20_Paragraph_20_Font">. </text:span><text:span text:style-name="Default_20_Paragraph_20_Font">אולם</text:span><text:span text:style-name="Default_20_Paragraph_20_Font"> </text:span><text:span text:style-name="Default_20_Paragraph_20_Font">דרכ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הצדיק</text:span><text:span text:style-name="Default_20_Paragraph_20_Font"> </text:span><text:span text:style-name="Default_20_Paragraph_20_Font">היא</text:span><text:span text:style-name="Default_20_Paragraph_20_Font"> </text:span><text:span text:style-name="Default_20_Paragraph_20_Font">שונה</text:span><text:span text:style-name="Default_20_Paragraph_20_Font">: </text:span><text:span text:style-name="Default_20_Paragraph_20_Font">כמו</text:span><text:span text:style-name="Default_20_Paragraph_20_Font"> </text:span><text:span text:style-name="Default_20_Paragraph_20_Font">שה</text:span><text:span text:style-name="Default_20_Paragraph_20_Font">' </text:span><text:span text:style-name="Default_20_Paragraph_20_Font">נתן</text:span><text:span text:style-name="Default_20_Paragraph_20_Font"> </text:span><text:span text:style-name="Default_20_Paragraph_20_Font">בשר</text:span><text:span text:style-name="Default_20_Paragraph_20_Font"> </text:span><text:span text:style-name="Default_20_Paragraph_20_Font">לבני</text:span><text:span text:style-name="Default_20_Paragraph_20_Font"> </text:span><text:span text:style-name="Default_20_Paragraph_20_Font">ישראל</text:span><text:span text:style-name="Default_20_Paragraph_20_Font"> </text:span><text:span text:style-name="Default_20_Paragraph_20_Font">ולא</text:span><text:span text:style-name="Default_20_Paragraph_20_Font"> </text:span><text:span text:style-name="Default_20_Paragraph_20_Font">חשך</text:span><text:span text:style-name="Default_20_Paragraph_20_Font">, </text:span><text:span text:style-name="Default_20_Paragraph_20_Font">כך</text:span><text:span text:style-name="Default_20_Paragraph_20_Font"> </text:span><text:span text:style-name="Default_20_Paragraph_20_Font">גם</text:span><text:span text:style-name="Default_20_Paragraph_20_Font"> </text:span><text:span text:style-name="Default_20_Paragraph_20_Font">הצדיק</text:span><text:span text:style-name="Default_20_Paragraph_20_Font"> </text:span><text:span text:style-name="Default_20_Paragraph_20_Font">ייתן</text:span><text:span text:style-name="Default_20_Paragraph_20_Font"> </text:span><text:span text:style-name="Default_20_Paragraph_20_Font">לנזקקים</text:span><text:span text:style-name="Default_20_Paragraph_20_Font"> </text:span><text:span text:style-name="Default_20_Paragraph_20_Font">ולא</text:span><text:span text:style-name="Default_20_Paragraph_20_Font"> </text:span><text:span text:style-name="Default_20_Paragraph_20_Font">יחשוך</text:span><text:span text:style-name="Default_20_Paragraph_20_Font">. </text:span><text:span text:style-name="Default_20_Paragraph_20_Font">אלה</text:span><text:span text:style-name="Default_20_Paragraph_20_Font"> </text:span><text:span text:style-name="Default_20_Paragraph_20_Font">שבאמת</text:span><text:span text:style-name="Default_20_Paragraph_20_Font"> </text:span><text:span text:style-name="Default_20_Paragraph_20_Font">נזקקים</text:span><text:span text:style-name="Default_20_Paragraph_20_Font"> - </text:span><text:span text:style-name="Default_20_Paragraph_20_Font">יקבלו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מה</text:span><text:span text:style-name="Default_20_Paragraph_20_Font"> </text:span><text:span text:style-name="Default_20_Paragraph_20_Font">שמגיע</text:span><text:span text:style-name="Default_20_Paragraph_20_Font"> </text:span><text:span text:style-name="Default_20_Paragraph_20_Font">להם</text:span><text:span text:style-name="Default_20_Paragraph_20_Font">, </text:span><text:span text:style-name="Default_20_Paragraph_20_Font">ואלה</text:span><text:span text:style-name="Default_20_Paragraph_20_Font"> </text:span><text:span text:style-name="Default_20_Paragraph_20_Font">שאינם</text:span><text:span text:style-name="Default_20_Paragraph_20_Font"> </text:span><text:span text:style-name="Default_20_Paragraph_20_Font">באמת</text:span><text:span text:style-name="Default_20_Paragraph_20_Font"> </text:span><text:span text:style-name="Default_20_Paragraph_20_Font">נזקקים</text:span><text:span text:style-name="Default_20_Paragraph_20_Font"> </text:span><text:span text:style-name="Default_20_Paragraph_20_Font">אלא</text:span><text:span text:style-name="Default_20_Paragraph_20_Font"> </text:span><text:span text:style-name="Default_20_Paragraph_20_Font">רק</text:span><text:span text:style-name="Default_20_Paragraph_20_Font"> </text:span><text:span text:style-name="Default_20_Paragraph_20_Font">מתעצלים</text:span><text:span text:style-name="Default_20_Paragraph_20_Font"> </text:span><text:span text:style-name="Default_20_Paragraph_20_Font">לעבוד</text:span><text:span text:style-name="Default_20_Paragraph_20_Font"> - </text:span><text:span text:style-name="Default_20_Paragraph_20_Font">ימותו</text:span><text:span text:style-name="Default_20_Paragraph_20_Font"> </text:span><text:span text:style-name="Default_20_Paragraph_20_Font">בתאוותם</text:span><text:span text:style-name="Default_20_Paragraph_20_Font">. </text:span><text:span text:style-name="Default_20_Paragraph_20_Font">הצדיק</text:span><text:span text:style-name="Default_20_Paragraph_20_Font"> </text:span><text:span text:style-name="Default_20_Paragraph_20_Font">הולך</text:span><text:span text:style-name="Default_20_Paragraph_20_Font"> </text:span><text:span text:style-name="Default_20_Paragraph_20_Font">בדרכ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ונותן</text:span><text:span text:style-name="Default_20_Paragraph_20_Font"> </text:span><text:span text:style-name="Default_20_Paragraph_20_Font">לכולם</text:span><text:span text:style-name="Default_20_Paragraph_20_Font">: "</text:span><text:span text:style-name="Default_20_Paragraph_20_Font"><text:span text:style-name="T3">העצל</text:span></text:span><text:span text:style-name="Default_20_Paragraph_20_Font"> </text:span><text:span text:style-name="Default_20_Paragraph_20_Font">הזה</text:span><text:span text:style-name="Default_20_Paragraph_20_Font"> </text:span><text:span text:style-name="Default_20_Paragraph_20_Font"><text:span text:style-name="T3">יתאוה</text:span></text:span><text:span text:style-name="Default_20_Paragraph_20_Font"> </text:span><text:span text:style-name="Default_20_Paragraph_20_Font">בכל</text:span><text:span text:style-name="Default_20_Paragraph_20_Font"> </text:span><text:span text:style-name="Default_20_Paragraph_20_Font">עת</text:span><text:span text:style-name="Default_20_Paragraph_20_Font"> </text:span><text:span text:style-name="Default_20_Paragraph_20_Font">למלאות</text:span><text:span text:style-name="Default_20_Paragraph_20_Font"> </text:span><text:span text:style-name="Default_20_Paragraph_20_Font">נפשו</text:span><text:span text:style-name="Default_20_Paragraph_20_Font"> </text:span><text:span text:style-name="Default_20_Paragraph_20_Font">הריקה</text:span><text:span text:style-name="Default_20_Paragraph_20_Font">, </text:span><text:span text:style-name="Default_20_Paragraph_20_Font"><text:span text:style-name="T3">והצדיק</text:span></text:span><text:span text:style-name="Default_20_Paragraph_20_Font"><text:span text:style-name="T3"> </text:span></text:span><text:span text:style-name="Default_20_Paragraph_20_Font"><text:span text:style-name="T3">יתן</text:span></text:span><text:span text:style-name="Default_20_Paragraph_20_Font"> </text:span><text:span text:style-name="Default_20_Paragraph_20_Font">לו</text:span><text:span text:style-name="Default_20_Paragraph_20_Font"> </text:span><text:span text:style-name="Default_20_Paragraph_20_Font">מהונו</text:span><text:span text:style-name="Default_20_Paragraph_20_Font"> </text:span><text:span text:style-name="Default_20_Paragraph_20_Font">ויחזור</text:span><text:span text:style-name="Default_20_Paragraph_20_Font"> </text:span><text:span text:style-name="Default_20_Paragraph_20_Font">ויתן</text:span><text:span text:style-name="Default_20_Paragraph_20_Font">, </text:span><text:span text:style-name="Default_20_Paragraph_20_Font">ולא</text:span><text:span text:style-name="Default_20_Paragraph_20_Font"> </text:span><text:span text:style-name="Default_20_Paragraph_20_Font">ימנע</text:span><text:span text:style-name="Default_20_Paragraph_20_Font"> </text:span><text:span text:style-name="Default_20_Paragraph_20_Font">הנתינה</text:span><text:span text:style-name="Default_20_Paragraph_20_Font"> </text:span><text:span text:style-name="Default_20_Paragraph_20_Font">ממנו</text:span><text:span text:style-name="Default_20_Paragraph_20_Font"> </text:span><text:span text:style-name="Default_20_Paragraph_20_Font">עם</text:span><text:span text:style-name="Default_20_Paragraph_20_Font"> </text:span><text:span text:style-name="Default_20_Paragraph_20_Font">כי</text:span><text:span text:style-name="Default_20_Paragraph_20_Font"> </text:span><text:span text:style-name="Default_20_Paragraph_20_Font">פשע</text:span><text:span text:style-name="Default_20_Paragraph_20_Font"> </text:span><text:span text:style-name="Default_20_Paragraph_20_Font">בנפשו</text:span><text:span text:style-name="Default_20_Paragraph_20_Font">" (</text:span><text:span text:style-name="Default_20_Paragraph_20_Font">מצודת</text:span><text:span text:style-name="Default_20_Paragraph_20_Font"> </text:span><text:span text:style-name="Default_20_Paragraph_20_Font">דוד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פסוק</text:span><text:span text:style-name="Default_20_Paragraph_20_Font">).</text:span></text:p>
      <text:p text:style-name="P10"/>
      <text:p text:style-name="P10"><text:span text:style-name="Default_20_Paragraph_20_Font"><text:span text:style-name="T2">פסוק</text:span></text:span><text:span text:style-name="Default_20_Paragraph_20_Font"><text:span text:style-name="T2"> </text:span></text:span><text:span text:style-name="Default_20_Paragraph_20_Font"><text:span text:style-name="T2">לא</text:span></text:span></text:p>
      <text:p text:style-name="P8"><text:span text:style-name="Default_20_Paragraph_20_Font">סו</text:span><text:span text:style-name="Default_20_Paragraph_20_Font">ּ</text:span><text:span text:style-name="Default_20_Paragraph_20_Font">ס</text:span><text:span text:style-name="Default_20_Paragraph_20_Font"> </text:span><text:span text:style-name="Default_20_Paragraph_20_Font">מו</text:span><text:span text:style-name="Default_20_Paragraph_20_Font">ּ</text:span><text:span text:style-name="Default_20_Paragraph_20_Font">כ</text:span><text:span text:style-name="Default_20_Paragraph_20_Font">ָ</text:span><text:span text:style-name="Default_20_Paragraph_20_Font">ן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יו</text:span><text:span text:style-name="Default_20_Paragraph_20_Font">ֹ</text:span><text:span text:style-name="Default_20_Paragraph_20_Font">ם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ל</text:span><text:span text:style-name="Default_20_Paragraph_20_Font">ְ</text:span><text:span text:style-name="Default_20_Paragraph_20_Font">ח</text:span><text:span text:style-name="Default_20_Paragraph_20_Font">ָ</text:span><text:span text:style-name="Default_20_Paragraph_20_Font">מ</text:span><text:span text:style-name="Default_20_Paragraph_20_Font">ָ</text:span><text:span text:style-name="Default_20_Paragraph_20_Font">ה</text:span><text:span text:style-name="Default_20_Paragraph_20_Font">, </text:span><text:span text:style-name="Default_20_Paragraph_20_Font">ולה</text:span><text:span text:style-name="Default_20_Paragraph_20_Font">' </text:span><text:span text:style-name="Default_20_Paragraph_20_Font">ה</text:span><text:span text:style-name="Default_20_Paragraph_20_Font">ַ</text:span><text:span text:style-name="Default_20_Paragraph_20_Font">ת</text:span><text:span text:style-name="Default_20_Paragraph_20_Font">ְּ</text:span><text:span text:style-name="Default_20_Paragraph_20_Font">ש</text:span><text:span text:style-name="Default_20_Paragraph_20_Font">ׁ</text:span><text:span text:style-name="Default_20_Paragraph_20_Font">ו</text:span><text:span text:style-name="Default_20_Paragraph_20_Font">ּ</text:span><text:span text:style-name="Default_20_Paragraph_20_Font">ע</text:span><text:span text:style-name="Default_20_Paragraph_20_Font">ָ</text:span><text:span text:style-name="Default_20_Paragraph_20_Font">ה</text:span><text:span text:style-name="Default_20_Paragraph_20_Font"> <text:s text:c="7"/>(</text:span><text:span text:style-name="Default_20_Paragraph_20_Font">משלי</text:span><text:span text:style-name="Default_20_Paragraph_20_Font"> </text:span><text:span text:style-name="Default_20_Paragraph_20_Font">כ</text:span><text:span text:style-name="Default_20_Paragraph_20_Font">"</text:span><text:span text:style-name="Default_20_Paragraph_20_Font">א</text:span><text:span text:style-name="Default_20_Paragraph_20_Font">, </text:span><text:span text:style-name="Default_20_Paragraph_20_Font">לא</text:span><text:span text:style-name="Default_20_Paragraph_20_Font">).</text:span></text:p>
      <text:p text:style-name="P10"/>
      <text:p text:style-name="P10"><text:span text:style-name="Default_20_Paragraph_20_Font">המפרשים</text:span><text:span text:style-name="Default_20_Paragraph_20_Font"> </text:span><text:span text:style-name="Default_20_Paragraph_20_Font">נחלקו</text:span><text:span text:style-name="Default_20_Paragraph_20_Font">, </text:span><text:span text:style-name="Default_20_Paragraph_20_Font">אם</text:span><text:span text:style-name="Default_20_Paragraph_20_Font"> </text:span><text:span text:style-name="Default_20_Paragraph_20_Font">הכתוב</text:span><text:span text:style-name="Default_20_Paragraph_20_Font"> </text:span><text:span text:style-name="Default_20_Paragraph_20_Font">מעודד</text:span><text:span text:style-name="Default_20_Paragraph_20_Font"> </text:span><text:span text:style-name="Default_20_Paragraph_20_Font">או</text:span><text:span text:style-name="Default_20_Paragraph_20_Font"> </text:span><text:span text:style-name="Default_20_Paragraph_20_Font">מגנה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שימוש</text:span><text:span text:style-name="Default_20_Paragraph_20_Font"> </text:span><text:span text:style-name="Default_20_Paragraph_20_Font">בסוסים</text:span><text:span text:style-name="Default_20_Paragraph_20_Font">:</text:span></text:p>
      <text:p text:style-name="P10"/>
      <text:p text:style-name="P10"><text:span text:style-name="Default_20_Paragraph_20_Font">1. </text:span><text:span text:style-name="Default_20_Paragraph_20_Font">לפי</text:span><text:span text:style-name="Default_20_Paragraph_20_Font"> </text:span><text:span text:style-name="Default_20_Paragraph_20_Font">חלק</text:span><text:span text:style-name="Default_20_Paragraph_20_Font"> </text:span><text:span text:style-name="Default_20_Paragraph_20_Font">מהמפרשים</text:span><text:span text:style-name="Default_20_Paragraph_20_Font">, </text:span><text:span text:style-name="Default_20_Paragraph_20_Font">הכתוב</text:span><text:span text:style-name="Default_20_Paragraph_20_Font"> </text:span><text:span text:style-name="Default_20_Paragraph_20_Font">מעודד</text:span><text:span text:style-name="Default_20_Paragraph_20_Font"> </text:span><text:span text:style-name="Default_20_Paragraph_20_Font">שימוש</text:span><text:span text:style-name="Default_20_Paragraph_20_Font"> </text:span><text:span text:style-name="Default_20_Paragraph_20_Font">בסוסים</text:span><text:span text:style-name="Default_20_Paragraph_20_Font"> </text:span><text:span text:style-name="Default_20_Paragraph_20_Font">וכלי</text:span><text:span text:style-name="Default_20_Paragraph_20_Font"> </text:span><text:span text:style-name="Default_20_Paragraph_20_Font">נשק</text:span><text:span text:style-name="Default_20_Paragraph_20_Font"> </text:span><text:span text:style-name="Default_20_Paragraph_20_Font">אחרים</text:span><text:span text:style-name="Default_20_Paragraph_20_Font">:</text:span></text:p>
      <text:p text:style-name="P8"><text:span text:style-name="Default_20_Paragraph_20_Font">כי</text:span><text:span text:style-name="Default_20_Paragraph_20_Font"> </text:span><text:span text:style-name="Default_20_Paragraph_20_Font">חייבים</text:span><text:span text:style-name="Default_20_Paragraph_20_Font"> </text:span><text:span text:style-name="Default_20_Paragraph_20_Font">בני</text:span><text:span text:style-name="Default_20_Paragraph_20_Font"> </text:span><text:span text:style-name="Default_20_Paragraph_20_Font">אדם</text:span><text:span text:style-name="Default_20_Paragraph_20_Font"> </text:span><text:span text:style-name="Default_20_Paragraph_20_Font">להישמר</text:span><text:span text:style-name="Default_20_Paragraph_20_Font"> </text:span><text:span text:style-name="Default_20_Paragraph_20_Font">לנפשותיהם</text:span><text:span text:style-name="Default_20_Paragraph_20_Font"> </text:span><text:span text:style-name="Default_20_Paragraph_20_Font"><text:span text:style-name="T3">ולהכין</text:span></text:span><text:span text:style-name="Default_20_Paragraph_20_Font"><text:span text:style-name="T3"> </text:span></text:span><text:span text:style-name="Default_20_Paragraph_20_Font"><text:span text:style-name="T3">סוס</text:span></text:span><text:span text:style-name="Default_20_Paragraph_20_Font"> </text:span><text:span text:style-name="Default_20_Paragraph_20_Font">וכלי</text:span><text:span text:style-name="Default_20_Paragraph_20_Font"> </text:span><text:span text:style-name="Default_20_Paragraph_20_Font">זין</text:span><text:span text:style-name="Default_20_Paragraph_20_Font"> </text:span><text:span text:style-name="Default_20_Paragraph_20_Font"><text:span text:style-name="T3">ליום</text:span></text:span><text:span text:style-name="Default_20_Paragraph_20_Font"><text:span text:style-name="T3"> </text:span></text:span><text:span text:style-name="Default_20_Paragraph_20_Font"><text:span text:style-name="T3">מלחמה</text:span></text:span><text:span text:style-name="Default_20_Paragraph_20_Font">, </text:span><text:span text:style-name="Default_20_Paragraph_20_Font"><text:span text:style-name="T3">והשם</text:span></text:span><text:span text:style-name="Default_20_Paragraph_20_Font"> </text:span><text:span text:style-name="Default_20_Paragraph_20_Font">יתברך</text:span><text:span text:style-name="Default_20_Paragraph_20_Font"> </text:span><text:span text:style-name="Default_20_Paragraph_20_Font"><text:span text:style-name="T3">יושיע</text:span></text:span><text:span text:style-name="Default_20_Paragraph_20_Font"> </text:span><text:span text:style-name="Default_20_Paragraph_20_Font">ויחון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אשר</text:span><text:span text:style-name="Default_20_Paragraph_20_Font"> </text:span><text:span text:style-name="Default_20_Paragraph_20_Font">יחון</text:span><text:span text:style-name="Default_20_Paragraph_20_Font">" (</text:span><text:span text:style-name="Default_20_Paragraph_20_Font">רבנו</text:span><text:span text:style-name="Default_20_Paragraph_20_Font"> </text:span><text:span text:style-name="Default_20_Paragraph_20_Font">יונה</text:span><text:span text:style-name="Default_20_Paragraph_20_Font"> </text:span><text:span text:style-name="Default_20_Paragraph_20_Font">גירונדי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פסוק</text:span><text:span text:style-name="Default_20_Paragraph_20_Font">).</text:span></text:p>
      <text:p text:style-name="P10"><text:span text:style-name="Default_20_Paragraph_20_Font">רק</text:span><text:span text:style-name="Default_20_Paragraph_20_Font"> </text:span><text:span text:style-name="Default_20_Paragraph_20_Font">אחרי</text:span><text:span text:style-name="Default_20_Paragraph_20_Font"> </text:span><text:span text:style-name="Default_20_Paragraph_20_Font">שהכננו</text:span><text:span text:style-name="Default_20_Paragraph_20_Font"> </text:span><text:span text:style-name="Default_20_Paragraph_20_Font">סוסים</text:span><text:span text:style-name="Default_20_Paragraph_20_Font"> </text:span><text:span text:style-name="Default_20_Paragraph_20_Font">למלחמה</text:span><text:span text:style-name="Default_20_Paragraph_20_Font">, </text:span><text:span text:style-name="Default_20_Paragraph_20_Font">אנחנו</text:span><text:span text:style-name="Default_20_Paragraph_20_Font"> </text:span><text:span text:style-name="Default_20_Paragraph_20_Font">יכולים</text:span><text:span text:style-name="Default_20_Paragraph_20_Font"> </text:span><text:span text:style-name="Default_20_Paragraph_20_Font">לצפות</text:span><text:span text:style-name="Default_20_Paragraph_20_Font"> </text:span><text:span text:style-name="Default_20_Paragraph_20_Font">שה</text:span><text:span text:style-name="Default_20_Paragraph_20_Font">' </text:span><text:span text:style-name="Default_20_Paragraph_20_Font">יושיע</text:span><text:span text:style-name="Default_20_Paragraph_20_Font"> </text:span><text:span text:style-name="Default_20_Paragraph_20_Font">אותנו</text:span><text:span text:style-name="Default_20_Paragraph_20_Font">.</text:span></text:p>
      <text:p text:style-name="P10"/>
      <text:p text:style-name="P10"><text:soft-page-break/><text:span text:style-name="Default_20_Paragraph_20_Font">2. </text:span><text:span text:style-name="Default_20_Paragraph_20_Font">ולפי</text:span><text:span text:style-name="Default_20_Paragraph_20_Font"> </text:span><text:span text:style-name="Default_20_Paragraph_20_Font">מפרשים</text:span><text:span text:style-name="Default_20_Paragraph_20_Font"> </text:span><text:span text:style-name="Default_20_Paragraph_20_Font">אחרים</text:span><text:span text:style-name="Default_20_Paragraph_20_Font">, </text:span><text:span text:style-name="Default_20_Paragraph_20_Font">הכתוב</text:span><text:span text:style-name="Default_20_Paragraph_20_Font"> </text:span><text:span text:style-name="Default_20_Paragraph_20_Font">דווקא</text:span><text:span text:style-name="Default_20_Paragraph_20_Font"> </text:span><text:span text:style-name="Default_20_Paragraph_20_Font">מסביר</text:span><text:span text:style-name="Default_20_Paragraph_20_Font"> </text:span><text:span text:style-name="Default_20_Paragraph_20_Font">שאין</text:span><text:span text:style-name="Default_20_Paragraph_20_Font"> </text:span><text:span text:style-name="Default_20_Paragraph_20_Font">טעם</text:span><text:span text:style-name="Default_20_Paragraph_20_Font"> </text:span><text:span text:style-name="Default_20_Paragraph_20_Font">להשקיע</text:span><text:span text:style-name="Default_20_Paragraph_20_Font"> </text:span><text:span text:style-name="Default_20_Paragraph_20_Font">בסוסים</text:span><text:span text:style-name="Default_20_Paragraph_20_Font"> </text:span><text:span text:style-name="Default_20_Paragraph_20_Font">וכלי</text:span><text:span text:style-name="Default_20_Paragraph_20_Font"> </text:span><text:span text:style-name="Default_20_Paragraph_20_Font">נשק</text:span><text:span text:style-name="Default_20_Paragraph_20_Font"> </text:span><text:span text:style-name="Default_20_Paragraph_20_Font">אחרים</text:span><text:span text:style-name="Default_20_Paragraph_20_Font">:</text:span></text:p>
      <text:p text:style-name="P8"><text:span text:style-name="Default_20_Paragraph_20_Font">הנה</text:span><text:span text:style-name="Default_20_Paragraph_20_Font">, </text:span><text:span text:style-name="Default_20_Paragraph_20_Font"><text:span text:style-name="T3">הסוס</text:span></text:span><text:span text:style-name="Default_20_Paragraph_20_Font"><text:span text:style-name="T3"> </text:span></text:span><text:span text:style-name="Default_20_Paragraph_20_Font"><text:span text:style-name="T3">מוכן</text:span></text:span><text:span text:style-name="Default_20_Paragraph_20_Font"><text:span text:style-name="T3"> </text:span></text:span><text:span text:style-name="Default_20_Paragraph_20_Font"><text:span text:style-name="T3">ליום</text:span></text:span><text:span text:style-name="Default_20_Paragraph_20_Font"><text:span text:style-name="T3"> </text:span></text:span><text:span text:style-name="Default_20_Paragraph_20_Font"><text:span text:style-name="T3">מלחמה</text:span></text:span><text:span text:style-name="Default_20_Paragraph_20_Font"> </text:span><text:span text:style-name="Default_20_Paragraph_20_Font">להיות</text:span><text:span text:style-name="Default_20_Paragraph_20_Font"> </text:span><text:span text:style-name="Default_20_Paragraph_20_Font">כלי</text:span><text:span text:style-name="Default_20_Paragraph_20_Font"> </text:span><text:span text:style-name="Default_20_Paragraph_20_Font">לרוץ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אויב</text:span><text:span text:style-name="Default_20_Paragraph_20_Font"> </text:span><text:span text:style-name="Default_20_Paragraph_20_Font">ולנצחו</text:span><text:span text:style-name="Default_20_Paragraph_20_Font">, </text:span><text:span text:style-name="Default_20_Paragraph_20_Font">אך</text:span><text:span text:style-name="Default_20_Paragraph_20_Font"> </text:span><text:span text:style-name="Default_20_Paragraph_20_Font">שקר</text:span><text:span text:style-name="Default_20_Paragraph_20_Font"> </text:span><text:span text:style-name="Default_20_Paragraph_20_Font">הסוס</text:span><text:span text:style-name="Default_20_Paragraph_20_Font"> </text:span><text:span text:style-name="Default_20_Paragraph_20_Font">לתשועה</text:span><text:span text:style-name="Default_20_Paragraph_20_Font">, </text:span><text:span text:style-name="Default_20_Paragraph_20_Font">כי</text:span><text:span text:style-name="Default_20_Paragraph_20_Font"> </text:span><text:span text:style-name="Default_20_Paragraph_20_Font"><text:span text:style-name="T3">התשועה</text:span></text:span><text:span text:style-name="Default_20_Paragraph_20_Font"><text:span text:style-name="T3"> </text:span></text:span><text:span text:style-name="Default_20_Paragraph_20_Font"><text:span text:style-name="T3">מהשם</text:span></text:span><text:span text:style-name="Default_20_Paragraph_20_Font"> </text:span><text:span text:style-name="Default_20_Paragraph_20_Font">היא</text:span><text:span text:style-name="Default_20_Paragraph_20_Font"> </text:span><text:span text:style-name="Default_20_Paragraph_20_Font">לבד</text:span><text:span text:style-name="Default_20_Paragraph_20_Font">; </text:span><text:span text:style-name="Default_20_Paragraph_20_Font">ולזה</text:span><text:span text:style-name="Default_20_Paragraph_20_Font"> </text:span><text:span text:style-name="Default_20_Paragraph_20_Font">תמצא</text:span><text:span text:style-name="Default_20_Paragraph_20_Font"> </text:span><text:span text:style-name="Default_20_Paragraph_20_Font">פעמים</text:span><text:span text:style-name="Default_20_Paragraph_20_Font"> </text:span><text:span text:style-name="Default_20_Paragraph_20_Font">רבות</text:span><text:span text:style-name="Default_20_Paragraph_20_Font">, </text:span><text:span text:style-name="Default_20_Paragraph_20_Font">שינצח</text:span><text:span text:style-name="Default_20_Paragraph_20_Font"> </text:span><text:span text:style-name="Default_20_Paragraph_20_Font">החיל</text:span><text:span text:style-name="Default_20_Paragraph_20_Font"> </text:span><text:span text:style-name="Default_20_Paragraph_20_Font">המעט</text:span><text:span text:style-name="Default_20_Paragraph_20_Font"> </text:span><text:span text:style-name="Default_20_Paragraph_20_Font">והחלוש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רב</text:span><text:span text:style-name="Default_20_Paragraph_20_Font"> </text:span><text:span text:style-name="Default_20_Paragraph_20_Font">והתקיף</text:span><text:span text:style-name="Default_20_Paragraph_20_Font">; </text:span><text:span text:style-name="Default_20_Paragraph_20_Font">וזה</text:span><text:span text:style-name="Default_20_Paragraph_20_Font"> </text:span><text:span text:style-name="Default_20_Paragraph_20_Font">ממה</text:span><text:span text:style-name="Default_20_Paragraph_20_Font"> </text:span><text:span text:style-name="Default_20_Paragraph_20_Font">שיורה</text:span><text:span text:style-name="Default_20_Paragraph_20_Font">, </text:span><text:span text:style-name="Default_20_Paragraph_20_Font">שלא</text:span><text:span text:style-name="Default_20_Paragraph_20_Font"> </text:span><text:span text:style-name="Default_20_Paragraph_20_Font">יועיל</text:span><text:span text:style-name="Default_20_Paragraph_20_Font"> </text:span><text:span text:style-name="Default_20_Paragraph_20_Font">כל</text:span><text:span text:style-name="Default_20_Paragraph_20_Font"> </text:span><text:span text:style-name="Default_20_Paragraph_20_Font">כלי</text:span><text:span text:style-name="Default_20_Paragraph_20_Font"> </text:span><text:span text:style-name="Default_20_Paragraph_20_Font">המלחמה</text:span><text:span text:style-name="Default_20_Paragraph_20_Font"> </text:span><text:span text:style-name="Default_20_Paragraph_20_Font">לבטל</text:span><text:span text:style-name="Default_20_Paragraph_20_Font"> </text:span><text:span text:style-name="Default_20_Paragraph_20_Font">גזרת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יתברך</text:span><text:span text:style-name="Default_20_Paragraph_20_Font">, </text:span><text:span text:style-name="Default_20_Paragraph_20_Font">ולא</text:span><text:span text:style-name="Default_20_Paragraph_20_Font"> </text:span><text:span text:style-name="Default_20_Paragraph_20_Font">יצטרכו</text:span><text:span text:style-name="Default_20_Paragraph_20_Font"> </text:span><text:span text:style-name="Default_20_Paragraph_20_Font">לאשר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יתברך</text:span><text:span text:style-name="Default_20_Paragraph_20_Font"> </text:span><text:span text:style-name="Default_20_Paragraph_20_Font">בעזרו</text:span><text:span text:style-name="Default_20_Paragraph_20_Font"> <text:s/>(</text:span><text:span text:style-name="Default_20_Paragraph_20_Font">רלב</text:span><text:span text:style-name="Default_20_Paragraph_20_Font">"</text:span><text:span text:style-name="Default_20_Paragraph_20_Font">ג</text:span><text:span text:style-name="Default_20_Paragraph_20_Font"> </text:span><text:span text:style-name="Default_20_Paragraph_20_Font">על</text:span><text:span text:style-name="Default_20_Paragraph_20_Font"> </text:span><text:span text:style-name="Default_20_Paragraph_20_Font">הפסוק</text:span><text:span text:style-name="Default_20_Paragraph_20_Font">),</text:span></text:p>
      <text:p text:style-name="P10"/>
      <text:p text:style-name="P10"><text:span text:style-name="Default_20_Paragraph_20_Font">נבין</text:span><text:span text:style-name="Default_20_Paragraph_20_Font"> </text:span><text:span text:style-name="Default_20_Paragraph_20_Font">טוב</text:span><text:span text:style-name="Default_20_Paragraph_20_Font"> </text:span><text:span text:style-name="Default_20_Paragraph_20_Font">יותר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הפסוק</text:span><text:span text:style-name="Default_20_Paragraph_20_Font"> </text:span><text:span text:style-name="Default_20_Paragraph_20_Font">אם</text:span><text:span text:style-name="Default_20_Paragraph_20_Font"> </text:span><text:span text:style-name="Default_20_Paragraph_20_Font">נשווה</text:span><text:span text:style-name="Default_20_Paragraph_20_Font"> </text:span><text:span text:style-name="Default_20_Paragraph_20_Font">אותו</text:span><text:span text:style-name="Default_20_Paragraph_20_Font"> </text:span><text:span text:style-name="Default_20_Paragraph_20_Font">לפסוקים</text:span><text:span text:style-name="Default_20_Paragraph_20_Font"> </text:span><text:span text:style-name="Default_20_Paragraph_20_Font">בספר</text:span><text:span text:style-name="Default_20_Paragraph_20_Font"> </text:span><text:span text:style-name="Default_20_Paragraph_20_Font">תהלים</text:span><text:span text:style-name="Default_20_Paragraph_20_Font">:</text:span></text:p>
      <text:p text:style-name="P6"><text:span text:style-name="Default_20_Paragraph_20_Font">א</text:span><text:span text:style-name="Default_20_Paragraph_20_Font">ֵ</text:span><text:span text:style-name="Default_20_Paragraph_20_Font">ין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מ</text:span><text:span text:style-name="Default_20_Paragraph_20_Font">ֶּ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ְ </text:span><text:span text:style-name="Default_20_Paragraph_20_Font">נו</text:span><text:span text:style-name="Default_20_Paragraph_20_Font">ֹ</text:span><text:span text:style-name="Default_20_Paragraph_20_Font">ש</text:span><text:span text:style-name="Default_20_Paragraph_20_Font">ָׁ</text:span><text:span text:style-name="Default_20_Paragraph_20_Font">ע</text:span><text:span text:style-name="Default_20_Paragraph_20_Font"> </text:span><text:span text:style-name="Default_20_Paragraph_20_Font">ב</text:span><text:span text:style-name="Default_20_Paragraph_20_Font">ְּ</text:span><text:span text:style-name="Default_20_Paragraph_20_Font">ר</text:span><text:span text:style-name="Default_20_Paragraph_20_Font">ָ</text:span><text:span text:style-name="Default_20_Paragraph_20_Font">ב</text:span><text:span text:style-name="Default_20_Paragraph_20_Font"> </text:span><text:span text:style-name="Default_20_Paragraph_20_Font">ח</text:span><text:span text:style-name="Default_20_Paragraph_20_Font">ָ</text:span><text:span text:style-name="Default_20_Paragraph_20_Font">י</text:span><text:span text:style-name="Default_20_Paragraph_20_Font">ִ</text:span><text:span text:style-name="Default_20_Paragraph_20_Font">ל</text:span><text:span text:style-name="Default_20_Paragraph_20_Font">, </text:span><text:span text:style-name="Default_20_Paragraph_20_Font">ג</text:span><text:span text:style-name="Default_20_Paragraph_20_Font">ִּ</text:span><text:span text:style-name="Default_20_Paragraph_20_Font">ב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ר</text:span><text:span text:style-name="Default_20_Paragraph_20_Font"> 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י</text:span><text:span text:style-name="Default_20_Paragraph_20_Font">ִ</text:span><text:span text:style-name="Default_20_Paragraph_20_Font">נ</text:span><text:span text:style-name="Default_20_Paragraph_20_Font">ָּ</text:span><text:span text:style-name="Default_20_Paragraph_20_Font">צ</text:span><text:span text:style-name="Default_20_Paragraph_20_Font">ֵ</text:span><text:span text:style-name="Default_20_Paragraph_20_Font">ל</text:span><text:span text:style-name="Default_20_Paragraph_20_Font"> </text:span><text:span text:style-name="Default_20_Paragraph_20_Font">ב</text:span><text:span text:style-name="Default_20_Paragraph_20_Font">ְּ</text:span><text:span text:style-name="Default_20_Paragraph_20_Font">ר</text:span><text:span text:style-name="Default_20_Paragraph_20_Font">ָ</text:span><text:span text:style-name="Default_20_Paragraph_20_Font">ב</text:span><text:span text:style-name="Default_20_Paragraph_20_Font"> </text:span><text:span text:style-name="Default_20_Paragraph_20_Font">כ</text:span><text:span text:style-name="Default_20_Paragraph_20_Font">ֹּ</text:span><text:span text:style-name="Default_20_Paragraph_20_Font">ח</text:span><text:span text:style-name="Default_20_Paragraph_20_Font">ַ. </text:span><text:span text:style-name="Default_20_Paragraph_20_Font">ש</text:span><text:span text:style-name="Default_20_Paragraph_20_Font">ֶׁ</text:span><text:span text:style-name="Default_20_Paragraph_20_Font">ק</text:span><text:span text:style-name="Default_20_Paragraph_20_Font">ֶ</text:span><text:span text:style-name="Default_20_Paragraph_20_Font">ר</text:span><text:span text:style-name="Default_20_Paragraph_20_Font"> </text:span><text:span text:style-name="Default_20_Paragraph_20_Font"><text:span text:style-name="T3">ה</text:span></text:span><text:span text:style-name="Default_20_Paragraph_20_Font"><text:span text:style-name="T3">ַ</text:span></text:span><text:span text:style-name="Default_20_Paragraph_20_Font"><text:span text:style-name="T3">ס</text:span></text:span><text:span text:style-name="Default_20_Paragraph_20_Font"><text:span text:style-name="T3">ּ</text:span></text:span><text:span text:style-name="Default_20_Paragraph_20_Font"><text:span text:style-name="T3">ו</text:span></text:span><text:span text:style-name="Default_20_Paragraph_20_Font"><text:span text:style-name="T3">ּ</text:span></text:span><text:span text:style-name="Default_20_Paragraph_20_Font"><text:span text:style-name="T3">ס</text:span></text:span><text:span text:style-name="Default_20_Paragraph_20_Font"><text:span text:style-name="T3"> </text:span></text:span><text:span text:style-name="Default_20_Paragraph_20_Font"><text:span text:style-name="T3">ל</text:span></text:span><text:span text:style-name="Default_20_Paragraph_20_Font"><text:span text:style-name="T3">ִ</text:span></text:span><text:span text:style-name="Default_20_Paragraph_20_Font"><text:span text:style-name="T3">ת</text:span></text:span><text:span text:style-name="Default_20_Paragraph_20_Font"><text:span text:style-name="T3">ְ</text:span></text:span><text:span text:style-name="Default_20_Paragraph_20_Font"><text:span text:style-name="T3">ש</text:span></text:span><text:span text:style-name="Default_20_Paragraph_20_Font"><text:span text:style-name="T3">ׁ</text:span></text:span><text:span text:style-name="Default_20_Paragraph_20_Font"><text:span text:style-name="T3">ו</text:span></text:span><text:span text:style-name="Default_20_Paragraph_20_Font"><text:span text:style-name="T3">ּ</text:span></text:span><text:span text:style-name="Default_20_Paragraph_20_Font"><text:span text:style-name="T3">ע</text:span></text:span><text:span text:style-name="Default_20_Paragraph_20_Font"><text:span text:style-name="T3">ָ</text:span></text:span><text:span text:style-name="Default_20_Paragraph_20_Font"><text:span text:style-name="T3">ה</text:span></text:span><text:span text:style-name="Default_20_Paragraph_20_Font">, </text:span><text:span text:style-name="Default_20_Paragraph_20_Font">ו</text:span><text:span text:style-name="Default_20_Paragraph_20_Font">ּ</text:span><text:span text:style-name="Default_20_Paragraph_20_Font">ב</text:span><text:span text:style-name="Default_20_Paragraph_20_Font">ְ</text:span><text:span text:style-name="Default_20_Paragraph_20_Font">ר</text:span><text:span text:style-name="Default_20_Paragraph_20_Font">ֹ</text:span><text:span text:style-name="Default_20_Paragraph_20_Font">ב</text:span><text:span text:style-name="Default_20_Paragraph_20_Font"> </text:span><text:span text:style-name="Default_20_Paragraph_20_Font">ח</text:span><text:span text:style-name="Default_20_Paragraph_20_Font">ֵ</text:span><text:span text:style-name="Default_20_Paragraph_20_Font">ילו</text:span><text:span text:style-name="Default_20_Paragraph_20_Font">ֹ 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י</text:span><text:span text:style-name="Default_20_Paragraph_20_Font">ְ</text:span><text:span text:style-name="Default_20_Paragraph_20_Font">מ</text:span><text:span text:style-name="Default_20_Paragraph_20_Font">ַ</text:span><text:span text:style-name="Default_20_Paragraph_20_Font">ל</text:span><text:span text:style-name="Default_20_Paragraph_20_Font">ֵּ</text:span><text:span text:style-name="Default_20_Paragraph_20_Font">ט</text:span><text:span text:style-name="Default_20_Paragraph_20_Font"> (</text:span><text:span text:style-name="Default_20_Paragraph_20_Font">תהלים</text:span><text:span text:style-name="Default_20_Paragraph_20_Font"> </text:span><text:span text:style-name="Default_20_Paragraph_20_Font">ל</text:span><text:span text:style-name="Default_20_Paragraph_20_Font">"</text:span><text:span text:style-name="Default_20_Paragraph_20_Font">ג</text:span><text:span text:style-name="Default_20_Paragraph_20_Font">, </text:span><text:span text:style-name="Default_20_Paragraph_20_Font">טז</text:span><text:span text:style-name="Default_20_Paragraph_20_Font">-</text:span><text:span text:style-name="Default_20_Paragraph_20_Font">יז</text:span><text:span text:style-name="Default_20_Paragraph_20_Font">).</text:span></text:p>
      <text:p text:style-name="P6"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ב</text:span><text:span text:style-name="Default_20_Paragraph_20_Font">ִ</text:span><text:span text:style-name="Default_20_Paragraph_20_Font">ג</text:span><text:span text:style-name="Default_20_Paragraph_20_Font">ְ</text:span><text:span text:style-name="Default_20_Paragraph_20_Font">בו</text:span><text:span text:style-name="Default_20_Paragraph_20_Font">ּ</text:span><text:span text:style-name="Default_20_Paragraph_20_Font">ר</text:span><text:span text:style-name="Default_20_Paragraph_20_Font">ַ</text:span><text:span text:style-name="Default_20_Paragraph_20_Font">ת</text:span><text:span text:style-name="Default_20_Paragraph_20_Font"> </text:span><text:span text:style-name="Default_20_Paragraph_20_Font"><text:span text:style-name="T3">ה</text:span></text:span><text:span text:style-name="Default_20_Paragraph_20_Font"><text:span text:style-name="T3">ַ</text:span></text:span><text:span text:style-name="Default_20_Paragraph_20_Font"><text:span text:style-name="T3">ס</text:span></text:span><text:span text:style-name="Default_20_Paragraph_20_Font"><text:span text:style-name="T3">ּ</text:span></text:span><text:span text:style-name="Default_20_Paragraph_20_Font"><text:span text:style-name="T3">ו</text:span></text:span><text:span text:style-name="Default_20_Paragraph_20_Font"><text:span text:style-name="T3">ּ</text:span></text:span><text:span text:style-name="Default_20_Paragraph_20_Font"><text:span text:style-name="T3">ס</text:span></text:span><text:span text:style-name="Default_20_Paragraph_20_Font"> </text:span><text:span text:style-name="Default_20_Paragraph_20_Font">י</text:span><text:span text:style-name="Default_20_Paragraph_20_Font">ֶ</text:span><text:span text:style-name="Default_20_Paragraph_20_Font">ח</text:span><text:span text:style-name="Default_20_Paragraph_20_Font">ְ</text:span><text:span text:style-name="Default_20_Paragraph_20_Font">פ</text:span><text:span text:style-name="Default_20_Paragraph_20_Font">ָּ</text:span><text:span text:style-name="Default_20_Paragraph_20_Font">ץ</text:span><text:span text:style-name="Default_20_Paragraph_20_Font">, </text:span><text:span text:style-name="Default_20_Paragraph_20_Font">ל</text:span><text:span text:style-name="Default_20_Paragraph_20_Font">ֹ</text:span><text:span text:style-name="Default_20_Paragraph_20_Font">א</text:span><text:span text:style-name="Default_20_Paragraph_20_Font"> </text:span><text:span text:style-name="Default_20_Paragraph_20_Font">ב</text:span><text:span text:style-name="Default_20_Paragraph_20_Font">ְ</text:span><text:span text:style-name="Default_20_Paragraph_20_Font">ש</text:span><text:span text:style-name="Default_20_Paragraph_20_Font">ׁ</text:span><text:span text:style-name="Default_20_Paragraph_20_Font">ו</text:span><text:span text:style-name="Default_20_Paragraph_20_Font">ֹ</text:span><text:span text:style-name="Default_20_Paragraph_20_Font">ק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א</text:span><text:span text:style-name="Default_20_Paragraph_20_Font">ִ</text:span><text:span text:style-name="Default_20_Paragraph_20_Font">יש</text:span><text:span text:style-name="Default_20_Paragraph_20_Font">ׁ </text:span><text:span text:style-name="Default_20_Paragraph_20_Font">י</text:span><text:span text:style-name="Default_20_Paragraph_20_Font">ִ</text:span><text:span text:style-name="Default_20_Paragraph_20_Font">ר</text:span><text:span text:style-name="Default_20_Paragraph_20_Font">ְ</text:span><text:span text:style-name="Default_20_Paragraph_20_Font">צ</text:span><text:span text:style-name="Default_20_Paragraph_20_Font">ֶ</text:span><text:span text:style-name="Default_20_Paragraph_20_Font">ה</text:span><text:span text:style-name="Default_20_Paragraph_20_Font">. </text:span><text:span text:style-name="Default_20_Paragraph_20_Font">רו</text:span><text:span text:style-name="Default_20_Paragraph_20_Font">ֹ</text:span><text:span text:style-name="Default_20_Paragraph_20_Font">צ</text:span><text:span text:style-name="Default_20_Paragraph_20_Font">ֶ</text:span><text:span text:style-name="Default_20_Paragraph_20_Font">ה</text:span><text:span text:style-name="Default_20_Paragraph_20_Font"> </text:span><text:span text:style-name="Default_20_Paragraph_20_Font">ה</text:span><text:span text:style-name="Default_20_Paragraph_20_Font">'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<text:span text:style-name="T3">י</text:span></text:span><text:span text:style-name="Default_20_Paragraph_20_Font"><text:span text:style-name="T3">ְ</text:span></text:span><text:span text:style-name="Default_20_Paragraph_20_Font"><text:span text:style-name="T3">ר</text:span></text:span><text:span text:style-name="Default_20_Paragraph_20_Font"><text:span text:style-name="T3">ֵ</text:span></text:span><text:span text:style-name="Default_20_Paragraph_20_Font"><text:span text:style-name="T3">א</text:span></text:span><text:span text:style-name="Default_20_Paragraph_20_Font"><text:span text:style-name="T3">ָ</text:span></text:span><text:span text:style-name="Default_20_Paragraph_20_Font"><text:span text:style-name="T3">יו</text:span></text:span><text:span text:style-name="Default_20_Paragraph_20_Font">,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מ</text:span><text:span text:style-name="Default_20_Paragraph_20_Font">ְ</text:span><text:span text:style-name="Default_20_Paragraph_20_Font">י</text:span><text:span text:style-name="Default_20_Paragraph_20_Font">ַ</text:span><text:span text:style-name="Default_20_Paragraph_20_Font">ח</text:span><text:span text:style-name="Default_20_Paragraph_20_Font">ֲ</text:span><text:span text:style-name="Default_20_Paragraph_20_Font">ל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ח</text:span><text:span text:style-name="Default_20_Paragraph_20_Font">ַ</text:span><text:span text:style-name="Default_20_Paragraph_20_Font">ס</text:span><text:span text:style-name="Default_20_Paragraph_20_Font">ְ</text:span><text:span text:style-name="Default_20_Paragraph_20_Font">ד</text:span><text:span text:style-name="Default_20_Paragraph_20_Font">ּ</text:span><text:span text:style-name="Default_20_Paragraph_20_Font">ו</text:span><text:span text:style-name="Default_20_Paragraph_20_Font">ֹ (</text:span><text:span text:style-name="Default_20_Paragraph_20_Font">תהלים</text:span><text:span text:style-name="Default_20_Paragraph_20_Font"> </text:span><text:span text:style-name="Default_20_Paragraph_20_Font">קמ</text:span><text:span text:style-name="Default_20_Paragraph_20_Font">"</text:span><text:span text:style-name="Default_20_Paragraph_20_Font">ז</text:span><text:span text:style-name="Default_20_Paragraph_20_Font">, </text:span><text:span text:style-name="Default_20_Paragraph_20_Font">י</text:span><text:span text:style-name="Default_20_Paragraph_20_Font">-</text:span><text:span text:style-name="Default_20_Paragraph_20_Font">יא</text:span><text:span text:style-name="Default_20_Paragraph_20_Font">).</text:span></text:p>
      <text:p text:style-name="P10"/>
      <text:p text:style-name="P10"><text:span text:style-name="Default_20_Paragraph_20_Font">בספר</text:span><text:span text:style-name="Default_20_Paragraph_20_Font"> </text:span><text:span text:style-name="Default_20_Paragraph_20_Font">תהלים</text:span><text:span text:style-name="Default_20_Paragraph_20_Font">, </text:span><text:span text:style-name="Default_20_Paragraph_20_Font">ספר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דוד</text:span><text:span text:style-name="Default_20_Paragraph_20_Font"> </text:span><text:span text:style-name="Default_20_Paragraph_20_Font">המלך</text:span><text:span text:style-name="Default_20_Paragraph_20_Font">, </text:span><text:span text:style-name="Default_20_Paragraph_20_Font">הסוס</text:span><text:span text:style-name="Default_20_Paragraph_20_Font"> </text:span><text:span text:style-name="Default_20_Paragraph_20_Font">הוא</text:span><text:span text:style-name="Default_20_Paragraph_20_Font"> </text:span><text:span text:style-name="Default_20_Paragraph_20_Font">שקר</text:span><text:span text:style-name="Default_20_Paragraph_20_Font">, </text:span><text:span text:style-name="Default_20_Paragraph_20_Font">ואינו</text:span><text:span text:style-name="Default_20_Paragraph_20_Font"> </text:span><text:span text:style-name="Default_20_Paragraph_20_Font">לרצון</text:span><text:span text:style-name="Default_20_Paragraph_20_Font"> </text:span><text:span text:style-name="Default_20_Paragraph_20_Font">ה</text:span><text:span text:style-name="Default_20_Paragraph_20_Font">'. </text:span><text:span text:style-name="Default_20_Paragraph_20_Font">בהתאם</text:span><text:span text:style-name="Default_20_Paragraph_20_Font"> </text:span><text:span text:style-name="Default_20_Paragraph_20_Font">לכך</text:span><text:span text:style-name="Default_20_Paragraph_20_Font">, </text:span><text:span text:style-name="Default_20_Paragraph_20_Font">דוד</text:span><text:span text:style-name="Default_20_Paragraph_20_Font"> </text:span><text:span text:style-name="Default_20_Paragraph_20_Font">המלך</text:span><text:span text:style-name="Default_20_Paragraph_20_Font"> </text:span><text:span text:style-name="Default_20_Paragraph_20_Font">עצמו</text:span><text:span text:style-name="Default_20_Paragraph_20_Font"> </text:span><text:span text:style-name="Default_20_Paragraph_20_Font">לא</text:span><text:span text:style-name="Default_20_Paragraph_20_Font"> </text:span><text:span text:style-name="Default_20_Paragraph_20_Font">השקיע</text:span><text:span text:style-name="Default_20_Paragraph_20_Font"> </text:span><text:span text:style-name="Default_20_Paragraph_20_Font">כלל</text:span><text:span text:style-name="Default_20_Paragraph_20_Font"> </text:span><text:span text:style-name="Default_20_Paragraph_20_Font">בסוסים</text:span><text:span text:style-name="Default_20_Paragraph_20_Font"> </text:span><text:span text:style-name="Default_20_Paragraph_20_Font">וכלי</text:span><text:span text:style-name="Default_20_Paragraph_20_Font"> </text:span><text:span text:style-name="Default_20_Paragraph_20_Font">מלחמה</text:span><text:span text:style-name="Default_20_Paragraph_20_Font">, </text:span><text:span text:style-name="Default_20_Paragraph_20_Font">וגם</text:span><text:span text:style-name="Default_20_Paragraph_20_Font"> </text:span><text:span text:style-name="Default_20_Paragraph_20_Font">כשנפלו</text:span><text:span text:style-name="Default_20_Paragraph_20_Font"> </text:span><text:span text:style-name="Default_20_Paragraph_20_Font">לידו</text:span><text:span text:style-name="Default_20_Paragraph_20_Font"> </text:span><text:span text:style-name="Default_20_Paragraph_20_Font">כלי</text:span><text:span text:style-name="Default_20_Paragraph_20_Font"> </text:span><text:span text:style-name="Default_20_Paragraph_20_Font">רכב</text:span><text:span text:style-name="Default_20_Paragraph_20_Font"> </text:span><text:span text:style-name="Default_20_Paragraph_20_Font">רבים</text:span><text:span text:style-name="Default_20_Paragraph_20_Font">, </text:span><text:span text:style-name="Default_20_Paragraph_20_Font">הוא</text:span><text:span text:style-name="Default_20_Paragraph_20_Font"> </text:span><text:span text:style-name="Default_20_Paragraph_20_Font">העדיף</text:span><text:span text:style-name="Default_20_Paragraph_20_Font"> </text:span><text:span text:style-name="Default_20_Paragraph_20_Font">לעקר</text:span><text:span text:style-name="Default_20_Paragraph_20_Font"> </text:span><text:span text:style-name="Default_20_Paragraph_20_Font">את</text:span><text:span text:style-name="Default_20_Paragraph_20_Font"> </text:span><text:span text:style-name="Default_20_Paragraph_20_Font">רובם</text:span><text:span text:style-name="Default_20_Paragraph_20_Font"> </text:span><text:span text:style-name="Default_20_Paragraph_20_Font">ולהוציא</text:span><text:span text:style-name="Default_20_Paragraph_20_Font"> </text:span><text:span text:style-name="Default_20_Paragraph_20_Font">אותם</text:span><text:span text:style-name="Default_20_Paragraph_20_Font"> </text:span><text:span text:style-name="Default_20_Paragraph_20_Font">מכלל</text:span><text:span text:style-name="Default_20_Paragraph_20_Font"> </text:span><text:span text:style-name="Default_20_Paragraph_20_Font">שימוש</text:span><text:span text:style-name="Default_20_Paragraph_20_Font">, </text:span><text:span text:style-name="Default_20_Paragraph_20_Font">ורק</text:span><text:span text:style-name="Default_20_Paragraph_20_Font"> </text:span><text:span text:style-name="Default_20_Paragraph_20_Font">מיעוט</text:span><text:span text:style-name="Default_20_Paragraph_20_Font"> </text:span><text:span text:style-name="Default_20_Paragraph_20_Font">קטן</text:span><text:span text:style-name="Default_20_Paragraph_20_Font"> </text:span><text:span text:style-name="Default_20_Paragraph_20_Font">השאיר</text:span><text:span text:style-name="Default_20_Paragraph_20_Font"> </text:span><text:span text:style-name="Default_20_Paragraph_20_Font">לעצמו</text:span><text:span text:style-name="Default_20_Paragraph_20_Font">::</text:span></text:p>
      <text:p text:style-name="P8"><text:span text:style-name="Default_20_Paragraph_20_Font">ו</text:span><text:span text:style-name="Default_20_Paragraph_20_Font">ַ</text:span><text:span text:style-name="Default_20_Paragraph_20_Font">י</text:span><text:span text:style-name="Default_20_Paragraph_20_Font">ִּ</text:span><text:span text:style-name="Default_20_Paragraph_20_Font">ל</text:span><text:span text:style-name="Default_20_Paragraph_20_Font">ְ</text:span><text:span text:style-name="Default_20_Paragraph_20_Font">כ</text:span><text:span text:style-name="Default_20_Paragraph_20_Font">ֹּ</text:span><text:span text:style-name="Default_20_Paragraph_20_Font">ד</text:span><text:span text:style-name="Default_20_Paragraph_20_Font"> </text:span><text:span text:style-name="Default_20_Paragraph_20_Font">ד</text:span><text:span text:style-name="Default_20_Paragraph_20_Font">ָּ</text:span><text:span text:style-name="Default_20_Paragraph_20_Font">ו</text:span><text:span text:style-name="Default_20_Paragraph_20_Font">ִ</text:span><text:span text:style-name="Default_20_Paragraph_20_Font">ד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מ</text:span><text:span text:style-name="Default_20_Paragraph_20_Font">ֶּ</text:span><text:span text:style-name="Default_20_Paragraph_20_Font">נ</text:span><text:span text:style-name="Default_20_Paragraph_20_Font">ּ</text:span><text:span text:style-name="Default_20_Paragraph_20_Font">ו</text:span><text:span text:style-name="Default_20_Paragraph_20_Font">ּ </text:span><text:span text:style-name="Default_20_Paragraph_20_Font">א</text:span><text:span text:style-name="Default_20_Paragraph_20_Font">ֶ</text:span><text:span text:style-name="Default_20_Paragraph_20_Font">ל</text:span><text:span text:style-name="Default_20_Paragraph_20_Font">ֶ</text:span><text:span text:style-name="Default_20_Paragraph_20_Font">ף</text:span><text:span text:style-name="Default_20_Paragraph_20_Font"> </text:span><text:span text:style-name="Default_20_Paragraph_20_Font">ו</text:span><text:span text:style-name="Default_20_Paragraph_20_Font">ּ</text:span><text:span text:style-name="Default_20_Paragraph_20_Font">ש</text:span><text:span text:style-name="Default_20_Paragraph_20_Font">ְׁ</text:span><text:span text:style-name="Default_20_Paragraph_20_Font">ב</text:span><text:span text:style-name="Default_20_Paragraph_20_Font">ַ</text:span><text:span text:style-name="Default_20_Paragraph_20_Font">ע</text:span><text:span text:style-name="Default_20_Paragraph_20_Font"> </text:span><text:span text:style-name="Default_20_Paragraph_20_Font">מ</text:span><text:span text:style-name="Default_20_Paragraph_20_Font">ֵ</text:span><text:span text:style-name="Default_20_Paragraph_20_Font">או</text:span><text:span text:style-name="Default_20_Paragraph_20_Font">ֹ</text:span><text:span text:style-name="Default_20_Paragraph_20_Font">ת</text:span><text:span text:style-name="Default_20_Paragraph_20_Font"> </text:span><text:span text:style-name="Default_20_Paragraph_20_Font">פ</text:span><text:span text:style-name="Default_20_Paragraph_20_Font">ָּ</text:span><text:span text:style-name="Default_20_Paragraph_20_Font">ר</text:span><text:span text:style-name="Default_20_Paragraph_20_Font">ָ</text:span><text:span text:style-name="Default_20_Paragraph_20_Font">ש</text:span><text:span text:style-name="Default_20_Paragraph_20_Font">ִׁ</text:span><text:span text:style-name="Default_20_Paragraph_20_Font">ים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ע</text:span><text:span text:style-name="Default_20_Paragraph_20_Font">ֶ</text:span><text:span text:style-name="Default_20_Paragraph_20_Font">ש</text:span><text:span text:style-name="Default_20_Paragraph_20_Font">ְׂ</text:span><text:span text:style-name="Default_20_Paragraph_20_Font">ר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ל</text:span><text:span text:style-name="Default_20_Paragraph_20_Font">ֶ</text:span><text:span text:style-name="Default_20_Paragraph_20_Font">ף</text:span><text:span text:style-name="Default_20_Paragraph_20_Font"> </text:span><text:span text:style-name="Default_20_Paragraph_20_Font">א</text:span><text:span text:style-name="Default_20_Paragraph_20_Font">ִ</text:span><text:span text:style-name="Default_20_Paragraph_20_Font">יש</text:span><text:span text:style-name="Default_20_Paragraph_20_Font">ׁ </text:span><text:span text:style-name="Default_20_Paragraph_20_Font">ר</text:span><text:span text:style-name="Default_20_Paragraph_20_Font">ַ</text:span><text:span text:style-name="Default_20_Paragraph_20_Font">ג</text:span><text:span text:style-name="Default_20_Paragraph_20_Font">ְ</text:span><text:span text:style-name="Default_20_Paragraph_20_Font">ל</text:span><text:span text:style-name="Default_20_Paragraph_20_Font">ִ</text:span><text:span text:style-name="Default_20_Paragraph_20_Font">י</text:span><text:span text:style-name="Default_20_Paragraph_20_Font">,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ְ</text:span><text:span text:style-name="Default_20_Paragraph_20_Font">ע</text:span><text:span text:style-name="Default_20_Paragraph_20_Font">ַ</text:span><text:span text:style-name="Default_20_Paragraph_20_Font">ק</text:span><text:span text:style-name="Default_20_Paragraph_20_Font">ֵּ</text:span><text:span text:style-name="Default_20_Paragraph_20_Font">ר</text:span><text:span text:style-name="Default_20_Paragraph_20_Font"> </text:span><text:span text:style-name="Default_20_Paragraph_20_Font">ד</text:span><text:span text:style-name="Default_20_Paragraph_20_Font">ָּ</text:span><text:span text:style-name="Default_20_Paragraph_20_Font">ו</text:span><text:span text:style-name="Default_20_Paragraph_20_Font">ִ</text:span><text:span text:style-name="Default_20_Paragraph_20_Font">ד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ת</text:span><text:span text:style-name="Default_20_Paragraph_20_Font"> </text:span><text:span text:style-name="Default_20_Paragraph_20_Font">כ</text:span><text:span text:style-name="Default_20_Paragraph_20_Font">ָּ</text:span><text:span text:style-name="Default_20_Paragraph_20_Font">ל</text:span><text:span text:style-name="Default_20_Paragraph_20_Font"> </text:span><text:span text:style-name="Default_20_Paragraph_20_Font">ה</text:span><text:span text:style-name="Default_20_Paragraph_20_Font">ָ</text:span><text:span text:style-name="Default_20_Paragraph_20_Font">ר</text:span><text:span text:style-name="Default_20_Paragraph_20_Font">ֶ</text:span><text:span text:style-name="Default_20_Paragraph_20_Font">כ</text:span><text:span text:style-name="Default_20_Paragraph_20_Font">ֶ</text:span><text:span text:style-name="Default_20_Paragraph_20_Font">ב</text:span><text:span text:style-name="Default_20_Paragraph_20_Font"> </text:span><text:span text:style-name="Default_20_Paragraph_20_Font">ו</text:span><text:span text:style-name="Default_20_Paragraph_20_Font">ַ</text:span><text:span text:style-name="Default_20_Paragraph_20_Font">י</text:span><text:span text:style-name="Default_20_Paragraph_20_Font">ּ</text:span><text:span text:style-name="Default_20_Paragraph_20_Font">ו</text:span><text:span text:style-name="Default_20_Paragraph_20_Font">ֹ</text:span><text:span text:style-name="Default_20_Paragraph_20_Font">ת</text:span><text:span text:style-name="Default_20_Paragraph_20_Font">ֵ</text:span><text:span text:style-name="Default_20_Paragraph_20_Font">ר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מ</text:span><text:span text:style-name="Default_20_Paragraph_20_Font">ֶּ</text:span><text:span text:style-name="Default_20_Paragraph_20_Font">נ</text:span><text:span text:style-name="Default_20_Paragraph_20_Font">ּ</text:span><text:span text:style-name="Default_20_Paragraph_20_Font">ו</text:span><text:span text:style-name="Default_20_Paragraph_20_Font">ּ </text:span><text:span text:style-name="Default_20_Paragraph_20_Font">מ</text:span><text:span text:style-name="Default_20_Paragraph_20_Font">ֵ</text:span><text:span text:style-name="Default_20_Paragraph_20_Font">א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ר</text:span><text:span text:style-name="Default_20_Paragraph_20_Font">ָ</text:span><text:span text:style-name="Default_20_Paragraph_20_Font">כ</text:span><text:span text:style-name="Default_20_Paragraph_20_Font">ֶ</text:span><text:span text:style-name="Default_20_Paragraph_20_Font">ב</text:span><text:span text:style-name="Default_20_Paragraph_20_Font"> (</text:span><text:span text:style-name="Default_20_Paragraph_20_Font">שמואל</text:span><text:span text:style-name="Default_20_Paragraph_20_Font"> </text:span><text:span text:style-name="Default_20_Paragraph_20_Font">ב</text:span><text:span text:style-name="Default_20_Paragraph_20_Font"> </text:span><text:span text:style-name="Default_20_Paragraph_20_Font">ח</text:span><text:span text:style-name="Default_20_Paragraph_20_Font">', </text:span><text:span text:style-name="Default_20_Paragraph_20_Font">ד</text:span><text:span text:style-name="Default_20_Paragraph_20_Font">).</text:span></text:p>
      <text:p text:style-name="P10"/>
      <text:p text:style-name="P10"><text:span text:style-name="Default_20_Paragraph_20_Font">לעומת</text:span><text:span text:style-name="Default_20_Paragraph_20_Font"> </text:span><text:span text:style-name="Default_20_Paragraph_20_Font">זאת</text:span><text:span text:style-name="Default_20_Paragraph_20_Font">, </text:span><text:span text:style-name="Default_20_Paragraph_20_Font">שלמה</text:span><text:span text:style-name="Default_20_Paragraph_20_Font"> </text:span><text:span text:style-name="Default_20_Paragraph_20_Font">דווקא</text:span><text:span text:style-name="Default_20_Paragraph_20_Font"> </text:span><text:span text:style-name="Default_20_Paragraph_20_Font">כן</text:span><text:span text:style-name="Default_20_Paragraph_20_Font"> </text:span><text:span text:style-name="Default_20_Paragraph_20_Font">השקיע</text:span><text:span text:style-name="Default_20_Paragraph_20_Font"> </text:span><text:span text:style-name="Default_20_Paragraph_20_Font">הרבה</text:span><text:span text:style-name="Default_20_Paragraph_20_Font"> </text:span><text:span text:style-name="Default_20_Paragraph_20_Font">ברכישת</text:span><text:span text:style-name="Default_20_Paragraph_20_Font"> </text:span><text:span text:style-name="Default_20_Paragraph_20_Font">סוסים</text:span><text:span text:style-name="Default_20_Paragraph_20_Font">:</text:span></text:p>
      <text:p text:style-name="P6"><text:span text:style-name="Default_20_Paragraph_20_Font">ו</text:span><text:span text:style-name="Default_20_Paragraph_20_Font">ַ</text:span><text:span text:style-name="Default_20_Paragraph_20_Font">י</text:span><text:span text:style-name="Default_20_Paragraph_20_Font">ְ</text:span><text:span text:style-name="Default_20_Paragraph_20_Font">ה</text:span><text:span text:style-name="Default_20_Paragraph_20_Font">ִ</text:span><text:span text:style-name="Default_20_Paragraph_20_Font">י</text:span><text:span text:style-name="Default_20_Paragraph_20_Font"> </text:span><text:span text:style-name="Default_20_Paragraph_20_Font">ל</text:span><text:span text:style-name="Default_20_Paragraph_20_Font">ִ</text:span><text:span text:style-name="Default_20_Paragraph_20_Font">ש</text:span><text:span text:style-name="Default_20_Paragraph_20_Font">ְׁ</text:span><text:span text:style-name="Default_20_Paragraph_20_Font">ל</text:span><text:span text:style-name="Default_20_Paragraph_20_Font">ֹ</text:span><text:span text:style-name="Default_20_Paragraph_20_Font">מ</text:span><text:span text:style-name="Default_20_Paragraph_20_Font">ֹ</text:span><text:span text:style-name="Default_20_Paragraph_20_Font">ה</text:span><text:span text:style-name="Default_20_Paragraph_20_Font"> </text:span><text:span text:style-name="Default_20_Paragraph_20_Font">א</text:span><text:span text:style-name="Default_20_Paragraph_20_Font">ַ</text:span><text:span text:style-name="Default_20_Paragraph_20_Font">ר</text:span><text:span text:style-name="Default_20_Paragraph_20_Font">ְ</text:span><text:span text:style-name="Default_20_Paragraph_20_Font">ב</text:span><text:span text:style-name="Default_20_Paragraph_20_Font">ָּ</text:span><text:span text:style-name="Default_20_Paragraph_20_Font">ע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ל</text:span><text:span text:style-name="Default_20_Paragraph_20_Font">ֶ</text:span><text:span text:style-name="Default_20_Paragraph_20_Font">ף</text:span><text:span text:style-name="Default_20_Paragraph_20_Font"> </text:span><text:span text:style-name="Default_20_Paragraph_20_Font">א</text:span><text:span text:style-name="Default_20_Paragraph_20_Font">ֻ</text:span><text:span text:style-name="Default_20_Paragraph_20_Font">ר</text:span><text:span text:style-name="Default_20_Paragraph_20_Font">ְ</text:span><text:span text:style-name="Default_20_Paragraph_20_Font">ו</text:span><text:span text:style-name="Default_20_Paragraph_20_Font">‍ֹ</text:span><text:span text:style-name="Default_20_Paragraph_20_Font">ת</text:span><text:span text:style-name="Default_20_Paragraph_20_Font"> </text:span><text:span text:style-name="Default_20_Paragraph_20_Font">סו</text:span><text:span text:style-name="Default_20_Paragraph_20_Font">ּ</text:span><text:span text:style-name="Default_20_Paragraph_20_Font">ס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ל</text:span><text:span text:style-name="Default_20_Paragraph_20_Font">ְ</text:span><text:span text:style-name="Default_20_Paragraph_20_Font">מ</text:span><text:span text:style-name="Default_20_Paragraph_20_Font">ֶ</text:span><text:span text:style-name="Default_20_Paragraph_20_Font">ר</text:span><text:span text:style-name="Default_20_Paragraph_20_Font">ְ</text:span><text:span text:style-name="Default_20_Paragraph_20_Font">כ</text:span><text:span text:style-name="Default_20_Paragraph_20_Font">ָּ</text:span><text:span text:style-name="Default_20_Paragraph_20_Font">בו</text:span><text:span text:style-name="Default_20_Paragraph_20_Font">ֹ </text:span><text:span text:style-name="Default_20_Paragraph_20_Font">ו</text:span><text:span text:style-name="Default_20_Paragraph_20_Font">ּ</text:span><text:span text:style-name="Default_20_Paragraph_20_Font">ש</text:span><text:span text:style-name="Default_20_Paragraph_20_Font">ְׁ</text:span><text:span text:style-name="Default_20_Paragraph_20_Font">נ</text:span><text:span text:style-name="Default_20_Paragraph_20_Font">ֵ</text:span><text:span text:style-name="Default_20_Paragraph_20_Font">ים</text:span><text:span text:style-name="Default_20_Paragraph_20_Font"> </text:span><text:span text:style-name="Default_20_Paragraph_20_Font">ע</text:span><text:span text:style-name="Default_20_Paragraph_20_Font">ָ</text:span><text:span text:style-name="Default_20_Paragraph_20_Font">ש</text:span><text:span text:style-name="Default_20_Paragraph_20_Font">ָׂ</text:span><text:span text:style-name="Default_20_Paragraph_20_Font">ר</text:span><text:span text:style-name="Default_20_Paragraph_20_Font"> </text:span><text:span text:style-name="Default_20_Paragraph_20_Font">א</text:span><text:span text:style-name="Default_20_Paragraph_20_Font">ֶ</text:span><text:span text:style-name="Default_20_Paragraph_20_Font">ל</text:span><text:span text:style-name="Default_20_Paragraph_20_Font">ֶ</text:span><text:span text:style-name="Default_20_Paragraph_20_Font">ף</text:span><text:span text:style-name="Default_20_Paragraph_20_Font"> </text:span><text:span text:style-name="Default_20_Paragraph_20_Font">פ</text:span><text:span text:style-name="Default_20_Paragraph_20_Font">ָּ</text:span><text:span text:style-name="Default_20_Paragraph_20_Font">ר</text:span><text:span text:style-name="Default_20_Paragraph_20_Font">ָ</text:span><text:span text:style-name="Default_20_Paragraph_20_Font">ש</text:span><text:span text:style-name="Default_20_Paragraph_20_Font">ִׁ</text:span><text:span text:style-name="Default_20_Paragraph_20_Font">ים</text:span><text:span text:style-name="Default_20_Paragraph_20_Font"> (</text:span><text:span text:style-name="Default_20_Paragraph_20_Font">מלכים</text:span><text:span text:style-name="Default_20_Paragraph_20_Font"> </text:span><text:span text:style-name="Default_20_Paragraph_20_Font">א</text:span><text:span text:style-name="Default_20_Paragraph_20_Font"> </text:span><text:span text:style-name="Default_20_Paragraph_20_Font">ה</text:span><text:span text:style-name="Default_20_Paragraph_20_Font">', </text:span><text:span text:style-name="Default_20_Paragraph_20_Font">ו</text:span><text:span text:style-name="Default_20_Paragraph_20_Font">);</text:span></text:p>
      <text:p text:style-name="P6"><text:span text:style-name="Default_20_Paragraph_20_Font">ו</text:span><text:span text:style-name="Default_20_Paragraph_20_Font">ְ</text:span><text:span text:style-name="Default_20_Paragraph_20_Font">ה</text:span><text:span text:style-name="Default_20_Paragraph_20_Font">ֵ</text:span><text:span text:style-name="Default_20_Paragraph_20_Font">מ</text:span><text:span text:style-name="Default_20_Paragraph_20_Font">ָּ</text:span><text:span text:style-name="Default_20_Paragraph_20_Font">ה</text:span><text:span text:style-name="Default_20_Paragraph_20_Font"> </text:span><text:span text:style-name="Default_20_Paragraph_20_Font">מ</text:span><text:span text:style-name="Default_20_Paragraph_20_Font">ְ</text:span><text:span text:style-name="Default_20_Paragraph_20_Font">ב</text:span><text:span text:style-name="Default_20_Paragraph_20_Font">ִ</text:span><text:span text:style-name="Default_20_Paragraph_20_Font">א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א</text:span><text:span text:style-name="Default_20_Paragraph_20_Font">ִ</text:span><text:span text:style-name="Default_20_Paragraph_20_Font">יש</text:span><text:span text:style-name="Default_20_Paragraph_20_Font">ׁ </text:span><text:span text:style-name="Default_20_Paragraph_20_Font">מ</text:span><text:span text:style-name="Default_20_Paragraph_20_Font">ִ</text:span><text:span text:style-name="Default_20_Paragraph_20_Font">נ</text:span><text:span text:style-name="Default_20_Paragraph_20_Font">ְ</text:span><text:span text:style-name="Default_20_Paragraph_20_Font">ח</text:span><text:span text:style-name="Default_20_Paragraph_20_Font">ָ</text:span><text:span text:style-name="Default_20_Paragraph_20_Font">תו</text:span><text:span text:style-name="Default_20_Paragraph_20_Font">ֹ </text:span><text:span text:style-name="Default_20_Paragraph_20_Font">כ</text:span><text:span text:style-name="Default_20_Paragraph_20_Font">ְּ</text:span><text:span text:style-name="Default_20_Paragraph_20_Font">ל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כ</text:span><text:span text:style-name="Default_20_Paragraph_20_Font">ֶ</text:span><text:span text:style-name="Default_20_Paragraph_20_Font">ס</text:span><text:span text:style-name="Default_20_Paragraph_20_Font">ֶ</text:span><text:span text:style-name="Default_20_Paragraph_20_Font">ף</text:span><text:span text:style-name="Default_20_Paragraph_20_Font"> </text:span><text:span text:style-name="Default_20_Paragraph_20_Font">ו</text:span><text:span text:style-name="Default_20_Paragraph_20_Font">ּ</text:span><text:span text:style-name="Default_20_Paragraph_20_Font">כ</text:span><text:span text:style-name="Default_20_Paragraph_20_Font">ְ</text:span><text:span text:style-name="Default_20_Paragraph_20_Font">ל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ז</text:span><text:span text:style-name="Default_20_Paragraph_20_Font">ָ</text:span><text:span text:style-name="Default_20_Paragraph_20_Font">ה</text:span><text:span text:style-name="Default_20_Paragraph_20_Font">ָ</text:span><text:span text:style-name="Default_20_Paragraph_20_Font">ב</text:span><text:span text:style-name="Default_20_Paragraph_20_Font"> </text:span><text:span text:style-name="Default_20_Paragraph_20_Font">ו</text:span><text:span text:style-name="Default_20_Paragraph_20_Font">ּ</text:span><text:span text:style-name="Default_20_Paragraph_20_Font">ש</text:span><text:span text:style-name="Default_20_Paragraph_20_Font">ְׂ</text:span><text:span text:style-name="Default_20_Paragraph_20_Font">ל</text:span><text:span text:style-name="Default_20_Paragraph_20_Font">ָ</text:span><text:span text:style-name="Default_20_Paragraph_20_Font">מו</text:span><text:span text:style-name="Default_20_Paragraph_20_Font">ֹ</text:span><text:span text:style-name="Default_20_Paragraph_20_Font">ת</text:span><text:span text:style-name="Default_20_Paragraph_20_Font"> </text:span><text:span text:style-name="Default_20_Paragraph_20_Font">ו</text:span><text:span text:style-name="Default_20_Paragraph_20_Font">ְ</text:span><text:span text:style-name="Default_20_Paragraph_20_Font">נ</text:span><text:span text:style-name="Default_20_Paragraph_20_Font">ֵ</text:span><text:span text:style-name="Default_20_Paragraph_20_Font">ש</text:span><text:span text:style-name="Default_20_Paragraph_20_Font">ֶׁ</text:span><text:span text:style-name="Default_20_Paragraph_20_Font">ק</text:span><text:span text:style-name="Default_20_Paragraph_20_Font"> </text:span><text:span text:style-name="Default_20_Paragraph_20_Font">ו</text:span><text:span text:style-name="Default_20_Paragraph_20_Font">ּ</text:span><text:span text:style-name="Default_20_Paragraph_20_Font">ב</text:span><text:span text:style-name="Default_20_Paragraph_20_Font">ְ</text:span><text:span text:style-name="Default_20_Paragraph_20_Font">ש</text:span><text:span text:style-name="Default_20_Paragraph_20_Font">ָׂ</text:span><text:span text:style-name="Default_20_Paragraph_20_Font">מ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סו</text:span><text:span text:style-name="Default_20_Paragraph_20_Font">ּ</text:span><text:span text:style-name="Default_20_Paragraph_20_Font">ס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ו</text:span><text:span text:style-name="Default_20_Paragraph_20_Font">ּ</text:span><text:span text:style-name="Default_20_Paragraph_20_Font">פ</text:span><text:span text:style-name="Default_20_Paragraph_20_Font">ְ</text:span><text:span text:style-name="Default_20_Paragraph_20_Font">ר</text:span><text:span text:style-name="Default_20_Paragraph_20_Font">ָ</text:span><text:span text:style-name="Default_20_Paragraph_20_Font">ד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ד</text:span><text:span text:style-name="Default_20_Paragraph_20_Font">ְּ</text:span><text:span text:style-name="Default_20_Paragraph_20_Font">ב</text:span><text:span text:style-name="Default_20_Paragraph_20_Font">ַ</text:span><text:span text:style-name="Default_20_Paragraph_20_Font">ר</text:span><text:span text:style-name="Default_20_Paragraph_20_Font"> </text:span><text:span text:style-name="Default_20_Paragraph_20_Font">ש</text:span><text:span text:style-name="Default_20_Paragraph_20_Font">ָׁ</text:span><text:span text:style-name="Default_20_Paragraph_20_Font">נ</text:span><text:span text:style-name="Default_20_Paragraph_20_Font">ָ</text:span><text:span text:style-name="Default_20_Paragraph_20_Font">ה</text:span><text:span text:style-name="Default_20_Paragraph_20_Font"> </text:span><text:span text:style-name="Default_20_Paragraph_20_Font">ב</text:span><text:span text:style-name="Default_20_Paragraph_20_Font">ְּ</text:span><text:span text:style-name="Default_20_Paragraph_20_Font">ש</text:span><text:span text:style-name="Default_20_Paragraph_20_Font">ָׁ</text:span><text:span text:style-name="Default_20_Paragraph_20_Font">נ</text:span><text:span text:style-name="Default_20_Paragraph_20_Font">ָ</text:span><text:span text:style-name="Default_20_Paragraph_20_Font">ה</text:span><text:span text:style-name="Default_20_Paragraph_20_Font">... <text:s/></text:span><text:span text:style-name="Default_20_Paragraph_20_Font">ו</text:span><text:span text:style-name="Default_20_Paragraph_20_Font">ּ</text:span><text:span text:style-name="Default_20_Paragraph_20_Font">מו</text:span><text:span text:style-name="Default_20_Paragraph_20_Font">ֹ</text:span><text:span text:style-name="Default_20_Paragraph_20_Font">צ</text:span><text:span text:style-name="Default_20_Paragraph_20_Font">ָ</text:span><text:span text:style-name="Default_20_Paragraph_20_Font">א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ס</text:span><text:span text:style-name="Default_20_Paragraph_20_Font">ּ</text:span><text:span text:style-name="Default_20_Paragraph_20_Font">ו</text:span><text:span text:style-name="Default_20_Paragraph_20_Font">ּ</text:span><text:span text:style-name="Default_20_Paragraph_20_Font">ס</text:span><text:span text:style-name="Default_20_Paragraph_20_Font">ִ</text:span><text:span text:style-name="Default_20_Paragraph_20_Font">ים</text:span><text:span text:style-name="Default_20_Paragraph_20_Font"> </text:span><text:span text:style-name="Default_20_Paragraph_20_Font">א</text:span><text:span text:style-name="Default_20_Paragraph_20_Font">ֲ</text:span><text:span text:style-name="Default_20_Paragraph_20_Font">ש</text:span><text:span text:style-name="Default_20_Paragraph_20_Font">ֶׁ</text:span><text:span text:style-name="Default_20_Paragraph_20_Font">ר</text:span><text:span text:style-name="Default_20_Paragraph_20_Font"> </text:span><text:span text:style-name="Default_20_Paragraph_20_Font">ל</text:span><text:span text:style-name="Default_20_Paragraph_20_Font">ִ</text:span><text:span text:style-name="Default_20_Paragraph_20_Font">ש</text:span><text:span text:style-name="Default_20_Paragraph_20_Font">ְׁ</text:span><text:span text:style-name="Default_20_Paragraph_20_Font">ל</text:span><text:span text:style-name="Default_20_Paragraph_20_Font">ֹ</text:span><text:span text:style-name="Default_20_Paragraph_20_Font">מ</text:span><text:span text:style-name="Default_20_Paragraph_20_Font">ֹ</text:span><text:span text:style-name="Default_20_Paragraph_20_Font">ה</text:span><text:span text:style-name="Default_20_Paragraph_20_Font"> </text:span><text:span text:style-name="Default_20_Paragraph_20_Font">מ</text:span><text:span text:style-name="Default_20_Paragraph_20_Font">ִ</text:span><text:span text:style-name="Default_20_Paragraph_20_Font">מ</text:span><text:span text:style-name="Default_20_Paragraph_20_Font">ִּ</text:span><text:span text:style-name="Default_20_Paragraph_20_Font">צ</text:span><text:span text:style-name="Default_20_Paragraph_20_Font">ְ</text:span><text:span text:style-name="Default_20_Paragraph_20_Font">ר</text:span><text:span text:style-name="Default_20_Paragraph_20_Font">ָ</text:span><text:span text:style-name="Default_20_Paragraph_20_Font">י</text:span><text:span text:style-name="Default_20_Paragraph_20_Font">ִ</text:span><text:span text:style-name="Default_20_Paragraph_20_Font">ם</text:span><text:span text:style-name="Default_20_Paragraph_20_Font"> </text:span><text:span text:style-name="Default_20_Paragraph_20_Font">ו</text:span><text:span text:style-name="Default_20_Paragraph_20_Font">ּ</text:span><text:span text:style-name="Default_20_Paragraph_20_Font">מ</text:span><text:span text:style-name="Default_20_Paragraph_20_Font">ִ</text:span><text:span text:style-name="Default_20_Paragraph_20_Font">ק</text:span><text:span text:style-name="Default_20_Paragraph_20_Font">ְ</text:span><text:span text:style-name="Default_20_Paragraph_20_Font">ו</text:span><text:span text:style-name="Default_20_Paragraph_20_Font">ֵ</text:span><text:span text:style-name="Default_20_Paragraph_20_Font">ה</text:span><text:span text:style-name="Default_20_Paragraph_20_Font"> </text:span><text:span text:style-name="Default_20_Paragraph_20_Font">ס</text:span><text:span text:style-name="Default_20_Paragraph_20_Font">ֹ</text:span><text:span text:style-name="Default_20_Paragraph_20_Font">ח</text:span><text:span text:style-name="Default_20_Paragraph_20_Font">ֲ</text:span><text:span text:style-name="Default_20_Paragraph_20_Font">ר</text:span><text:span text:style-name="Default_20_Paragraph_20_Font">ֵ</text:span><text:span text:style-name="Default_20_Paragraph_20_Font">י</text:span><text:span text:style-name="Default_20_Paragraph_20_Font"> </text:span><text:span text:style-name="Default_20_Paragraph_20_Font">ה</text:span><text:span text:style-name="Default_20_Paragraph_20_Font">ַ</text:span><text:span text:style-name="Default_20_Paragraph_20_Font">מ</text:span><text:span text:style-name="Default_20_Paragraph_20_Font">ֶּ</text:span><text:span text:style-name="Default_20_Paragraph_20_Font">ל</text:span><text:span text:style-name="Default_20_Paragraph_20_Font">ֶ</text:span><text:span text:style-name="Default_20_Paragraph_20_Font">ך</text:span><text:span text:style-name="Default_20_Paragraph_20_Font">ְ </text:span><text:span text:style-name="Default_20_Paragraph_20_Font">י</text:span><text:span text:style-name="Default_20_Paragraph_20_Font">ִ</text:span><text:span text:style-name="Default_20_Paragraph_20_Font">ק</text:span><text:span text:style-name="Default_20_Paragraph_20_Font">ְ</text:span><text:span text:style-name="Default_20_Paragraph_20_Font">חו</text:span><text:span text:style-name="Default_20_Paragraph_20_Font">ּ </text:span><text:span text:style-name="Default_20_Paragraph_20_Font">מ</text:span><text:span text:style-name="Default_20_Paragraph_20_Font">ִ</text:span><text:span text:style-name="Default_20_Paragraph_20_Font">ק</text:span><text:span text:style-name="Default_20_Paragraph_20_Font">ְ</text:span><text:span text:style-name="Default_20_Paragraph_20_Font">ו</text:span><text:span text:style-name="Default_20_Paragraph_20_Font">ֵ</text:span><text:span text:style-name="Default_20_Paragraph_20_Font">ה</text:span><text:span text:style-name="Default_20_Paragraph_20_Font"> </text:span><text:span text:style-name="Default_20_Paragraph_20_Font">ב</text:span><text:span text:style-name="Default_20_Paragraph_20_Font">ִּ</text:span><text:span text:style-name="Default_20_Paragraph_20_Font">מ</text:span><text:span text:style-name="Default_20_Paragraph_20_Font">ְ</text:span><text:span text:style-name="Default_20_Paragraph_20_Font">ח</text:span><text:span text:style-name="Default_20_Paragraph_20_Font">ִ</text:span><text:span text:style-name="Default_20_Paragraph_20_Font">יר</text:span><text:span text:style-name="Default_20_Paragraph_20_Font"> (</text:span><text:span text:style-name="Default_20_Paragraph_20_Font">מלכים</text:span><text:span text:style-name="Default_20_Paragraph_20_Font"> </text:span><text:span text:style-name="Default_20_Paragraph_20_Font">א</text:span><text:span text:style-name="Default_20_Paragraph_20_Font"> </text:span><text:span text:style-name="Default_20_Paragraph_20_Font">י</text:span><text:span text:style-name="Default_20_Paragraph_20_Font">', </text:span><text:span text:style-name="Default_20_Paragraph_20_Font">כה</text:span><text:span text:style-name="Default_20_Paragraph_20_Font">-</text:span><text:span text:style-name="Default_20_Paragraph_20_Font">כח</text:span><text:span text:style-name="Default_20_Paragraph_20_Font">).</text:span></text:p>
      <text:p text:style-name="P3"/>
      <text:p text:style-name="P3"><text:span text:style-name="Default_20_Paragraph_20_Font">ייתכן</text:span><text:span text:style-name="Default_20_Paragraph_20_Font"> </text:span><text:span text:style-name="Default_20_Paragraph_20_Font">שהשקפתו</text:span><text:span text:style-name="Default_20_Paragraph_20_Font"> </text:span><text:span text:style-name="Default_20_Paragraph_20_Font">ז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שלמה</text:span><text:span text:style-name="Default_20_Paragraph_20_Font"> </text:span><text:span text:style-name="Default_20_Paragraph_20_Font">מתבטאת</text:span><text:span text:style-name="Default_20_Paragraph_20_Font"> </text:span><text:span text:style-name="Default_20_Paragraph_20_Font">גם</text:span><text:span text:style-name="Default_20_Paragraph_20_Font"> </text:span><text:span text:style-name="Default_20_Paragraph_20_Font">בפסוק</text:span><text:span text:style-name="Default_20_Paragraph_20_Font"> </text:span><text:span text:style-name="Default_20_Paragraph_20_Font">שלנו</text:span><text:span text:style-name="Default_20_Paragraph_20_Font"> </text:span><text:span text:style-name="Default_20_Paragraph_20_Font">בספר</text:span><text:span text:style-name="Default_20_Paragraph_20_Font"> </text:span><text:span text:style-name="Default_20_Paragraph_20_Font">משלי</text:span><text:span text:style-name="Default_20_Paragraph_20_Font">: "</text:span><text:span text:style-name="Default_20_Paragraph_20_Font"><text:span text:style-name="T3">סוס</text:span></text:span><text:span text:style-name="Default_20_Paragraph_20_Font"><text:span text:style-name="T3"> </text:span></text:span><text:span text:style-name="Default_20_Paragraph_20_Font"><text:span text:style-name="T3">מוכן</text:span></text:span><text:span text:style-name="Default_20_Paragraph_20_Font"><text:span text:style-name="T3"> </text:span></text:span><text:span text:style-name="Default_20_Paragraph_20_Font"><text:span text:style-name="T3">ליום</text:span></text:span><text:span text:style-name="Default_20_Paragraph_20_Font"><text:span text:style-name="T3"> </text:span></text:span><text:span text:style-name="Default_20_Paragraph_20_Font"><text:span text:style-name="T3">מלחמה</text:span></text:span><text:span text:style-name="Default_20_Paragraph_20_Font">", </text:span><text:span text:style-name="Default_20_Paragraph_20_Font">וכפירושו</text:span><text:span text:style-name="Default_20_Paragraph_20_Font"> </text:span><text:span text:style-name="Default_20_Paragraph_20_Font">של</text:span><text:span text:style-name="Default_20_Paragraph_20_Font"> </text:span><text:span text:style-name="Default_20_Paragraph_20_Font">ר</text:span><text:span text:style-name="Default_20_Paragraph_20_Font">' </text:span><text:span text:style-name="Default_20_Paragraph_20_Font">יונה</text:span><text:span text:style-name="Default_20_Paragraph_20_Font"> </text:span><text:span text:style-name="Default_20_Paragraph_20_Font">גירונדי</text:span><text:span text:style-name="Default_20_Paragraph_20_Font"> </text:span><text:span text:style-name="Default_20_Paragraph_20_Font">שהבאנו</text:span><text:span text:style-name="Default_20_Paragraph_20_Font"> </text:span><text:span text:style-name="Default_20_Paragraph_20_Font">למעלה</text:span><text:span text:style-name="Default_20_Paragraph_20_Font">.</text:span>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/>
      <style:text-properties style:use-window-font-color="true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break-before="auto" fo:break-after="auto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break-before="auto" fo:break-after="auto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break-before="auto" fo:break-after="auto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break-before="auto" fo:break-after="auto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fo:break-before="auto" fo:break-after="auto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break-before="auto" fo:break-after="auto"/>
      <style:text-properties fo:font-size="10pt" fo:font-weight="bold" style:font-size-asian="10pt" style:font-weight-asian="bold" style:font-size-complex="10pt" style:font-weight-complex="bold"/>
    </style:style>
    <style:style style:name="Normal_20_Table" style:display-name="Normal Table" style:family="paragraph"/>
    <style:style style:name="No_20_List" style:display-name="No List" style:family="paragraph"/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LS_5f_1_5f_0" style:display-name="LLS_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0" style:display-name="LLS_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0" style:display-name="LLS_3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1" style:display-name="LLS_3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2" style:display-name="LLS_3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3" style:display-name="LLS_3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4" style:display-name="LLS_3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5" style:display-name="LLS_3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6" style:display-name="LLS_3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7" style:display-name="LLS_3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8" style:display-name="LLS_3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0" style:display-name="LLS_4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1" style:display-name="LLS_4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2" style:display-name="LLS_4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3" style:display-name="LLS_4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4" style:display-name="LLS_4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5" style:display-name="LLS_4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6" style:display-name="LLS_4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7" style:display-name="LLS_4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8" style:display-name="LLS_4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0" style:display-name="LLS_5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1" style:display-name="LLS_5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2" style:display-name="LLS_5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3" style:display-name="LLS_5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4" style:display-name="LLS_5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5" style:display-name="LLS_5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6" style:display-name="LLS_5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7" style:display-name="LLS_5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8" style:display-name="LLS_5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0" style:display-name="LLS_6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1" style:display-name="LLS_6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2" style:display-name="LLS_6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3" style:display-name="LLS_6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4" style:display-name="LLS_6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5" style:display-name="LLS_6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6" style:display-name="LLS_6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7" style:display-name="LLS_6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8" style:display-name="LLS_6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0" style:display-name="LLS_7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1" style:display-name="LLS_7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2" style:display-name="LLS_7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3" style:display-name="LLS_7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4" style:display-name="LLS_7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5" style:display-name="LLS_7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6" style:display-name="LLS_7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7" style:display-name="LLS_7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8" style:display-name="LLS_7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0" style:display-name="LLS_8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1" style:display-name="LLS_8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2" style:display-name="LLS_8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3" style:display-name="LLS_8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4" style:display-name="LLS_8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5" style:display-name="LLS_8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6" style:display-name="LLS_8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7" style:display-name="LLS_8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8" style:display-name="LLS_8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LS_5f_1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1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1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1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1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1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1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1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1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LS_5f_2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2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2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2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2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2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2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2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2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LS_5f_3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3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3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3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3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3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3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3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3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LS_5f_4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4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4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4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4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4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4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4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4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LS_5f_5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5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5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5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5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5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5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5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5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LS_5f_6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6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6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6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6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6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6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6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6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LS_5f_7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7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7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7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7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7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7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7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7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LS_5f_8_5f_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LS_5f_8_5f_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LS_5f_8_5f_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LS_5f_8_5f_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LS_5f_8_5f_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LS_5f_8_5f_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LS_5f_8_5f_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LS_5f_8_5f_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LS_5f_8_5f_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reference" text:citation-body-style-name="Footnote_20_anchor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799cm" fo:page-height="20.999cm" style:num-format="1" style:print-orientation="portrait" fo:margin-top="0.998cm" fo:margin-bottom="0.998cm" fo:margin-left="0.998cm" fo:margin-right="0.998cm" style:writing-mode="lr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title/>
    <meta:initial-creator/>
    <dc:creator>Erel Segal</dc:creator>
    <meta:editing-cycles>2</meta:editing-cycles>
    <meta:document-statistic meta:table-count="0" meta:image-count="0" meta:object-count="0" meta:page-count="15" meta:paragraph-count="186" meta:word-count="5754" meta:character-count="26927"/>
    <dc:date>2011-11-16T08:45:19</dc:date>
    <meta:editing-duration>PT00H03M10S</meta:editing-duration>
  </office:meta>
</office:document-meta>
</file>